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style-name="ro1">
          <table:table-cell office:value-type="string" table:style-name="ce1">
            <text:p>AppID,Name,Release date,Estimated owners,Peak CCU,Required age,Price,DLC count,About the game,Supported languages,Full audio languages,Reviews,Header image,Website,Support url,Support email,Windows,Mac,Linux,Metacritic score,Metacritic url,User score,Positive,Negative,Score rank,Achievements,Recommendations,Notes,Average playtime forever,Average playtime two weeks,Median playtime forever,Median playtime two weeks,Developers,Publishers,Categories,Genres,Tags,Screenshots,Movies</text:p>
          </table:table-cell>
          <table:table-cell table:number-columns-repeated="16383" table:style-name="ce1"/>
        </table:table-row>
        <table:table-row table:style-name="ro1">
          <table:table-cell office:value-type="string" table:style-name="ce1">
            <text:p>20200,"Galactic Bowling","Oct 21, 2008","0 - 20000",0,0,19.99,0,"Galactic Bowling is an exaggerated and stylized bowling game with an intergalactic twist. Players will engage in fast-paced single and multi-player competition while being submerged in a unique new universe filled with over-the-top humor, wild characters, unique levels, and addictive game play. The title is aimed at players of all ages and skill sets. Through accessible and intuitive controls and game-play, Galactic Bowling allows you to jump right into the action. A single-player campaign and online play allow you to work your way up the ranks of the Galactic Bowling League! Whether you have hours to play or only a few minutes, Galactic Bowling is a fast paced and entertaining experience that will leave you wanting more! Full Single-player story campaign including 11 Characters and Environments. 2 Single-player play modes including Regular and Battle Modes. Head to Head Online Multiplayer play Modes. Super Powers, Special Balls, and Whammies. Unlockable Characters, Environments, and Minigames. Unlock all 30 Steam Achievements!","['English']","[]","","https://cdn.akamai.steamstatic.com/steam/apps/20200/header.jpg?t=1640121033","http://www.galacticbowling.net","","",True,False,False,0,"",0,6,11,"",30,0,"",0,0,0,0,"Perpetual FX Creative","Perpetual FX Creative","Single-player,Multi-player,Steam Achievements,Partial Controller Support","Casual,Indie,Sports","Indie,Casual,Sports,Bowling","https://cdn.akamai.steamstatic.com/steam/apps/20200/0000005994.1920x1080.jpg?t=1640121033,https://cdn.akamai.steamstatic.com/steam/apps/20200/0000005993.1920x1080.jpg?t=1640121033,https://cdn.akamai.steamstatic.com/steam/apps/20200/0000005992.1920x1080.jpg?t=1640121033,https://cdn.akamai.steamstatic.com/steam/apps/20200/0000006011.1920x1080.jpg?t=1640121033,https://cdn.akamai.steamstatic.com/steam/apps/20200/0000005685.1920x1080.jpg?t=1640121033,https://cdn.akamai.steamstatic.com/steam/apps/20200/0000005686.1920x1080.jpg?t=1640121033,https://cdn.akamai.steamstatic.com/steam/apps/20200/0000005995.1920x1080.jpg?t=1640121033,https://cdn.akamai.steamstatic.com/steam/apps/20200/0000005688.1920x1080.jpg?t=1640121033,https://cdn.akamai.steamstatic.com/steam/apps/20200/0000005689.1920x1080.jpg?t=1640121033,https://cdn.akamai.steamstatic.com/steam/apps/20200/0000005690.1920x1080.jpg?t=1640121033","http://cdn.akamai.steamstatic.com/steam/apps/256863704/movie_max.mp4?t=1638854607"</text:p>
          </table:table-cell>
          <table:table-cell table:number-columns-repeated="16383" table:style-name="ce1"/>
        </table:table-row>
        <table:table-row table:style-name="ro1">
          <table:table-cell office:value-type="string" table:style-name="ce1">
            <text:p>655370,"Train Bandit","Oct 12, 2017","0 - 20000",0,0,0.99,0,"THE LAW!! Looks to be a showdown atop a train. This will be your last fight. Good luck, Train Bandit. WHAT IS THIS GAME? Train Bandit is a simple score attack game. The Law will attack you from both sides. Your weapon is your keyboard. You'll use those keys to kick the living shit out of the law. React quickly by attacking the correct direction. React...or you're dead. THE FEATURES Unlock new bandits Earn Achievements Become Steam's Most Wanted ? Battle elite officers Kick the law's ass","['English', 'French', 'Italian', 'German', 'Spanish - Spain', 'Japanese', 'Portuguese - Brazil', 'Russian', 'Simplified Chinese', 'Traditional Chinese']","[]","","https://cdn.akamai.steamstatic.com/steam/apps/655370/header.jpg?t=1617500526","http://trainbandit.com","","support@rustymoyher.com",True,True,False,0,"",0,53,5,"",12,0,"",0,0,0,0,"Rusty Moyher","Wild Rooster","Single-player,Steam Achievements,Full controller support,Steam Leaderboards,Remote Play on Phone,Remote Play on Tablet,Remote Play on TV","Action,Indie","Indie,Action,Pixel Graphics,2D,Retro,Arcade,Score Attack,Minimalist,Comedy,Singleplayer,Fast-Paced,Casual,Funny,Parody,Difficult,Gore,Violent,Western,Controller,Blood","https://cdn.akamai.steamstatic.com/steam/apps/655370/ss_16785eac54b29db688870e832f6997c89cd7804b.1920x1080.jpg?t=1617500526,https://cdn.akamai.steamstatic.com/steam/apps/655370/ss_599ad201ec3bb869449aaab4d0b103e220645762.1920x1080.jpg?t=1617500526,https://cdn.akamai.steamstatic.com/steam/apps/655370/ss_a26cfed1bc3e9ca4225fdc9d5c10681cfeb4f106.1920x1080.jpg?t=1617500526,https://cdn.akamai.steamstatic.com/steam/apps/655370/ss_9b815c0ec4996783088d82d22105caa1c044acad.1920x1080.jpg?t=1617500526,https://cdn.akamai.steamstatic.com/steam/apps/655370/ss_b5aada1bd265ff4b34116794fb937ad62e2882bb.1920x1080.jpg?t=1617500526","http://cdn.akamai.steamstatic.com/steam/apps/256691108/movie_max.mp4?t=1506089586"</text:p>
          </table:table-cell>
          <table:table-cell table:number-columns-repeated="16383" table:style-name="ce1"/>
        </table:table-row>
        <table:table-row table:style-name="ro1">
          <table:table-cell office:value-type="string" table:style-name="ce1">
            <text:p>1732930,"Jolt Project","Nov 17, 2021","0 - 20000",0,0,4.99,0,"Jolt Project: The army now has a new robotics project, jolt. It's up to you to control it and ensure the success of the missions! There are 9 stages of taking the breath away with the right difficulty and good gameplay. Plus an insane way of survival! Fire missiles at cars, tanks, helicopters and turrets! The fun is guaranteed! Use your mouse to aim and shoot and take out the enemies! In this game you will have to be aware of the various enemies who will do everything to destroy your charges and prevent the success of your mission! Cartoon-style graphics are optimized and fun and generate an excellent gaming environment!","['English', 'Portuguese - Brazil']","[]","","https://cdn.akamai.steamstatic.com/steam/apps/1732930/header.jpg?t=1637149386","","","ramoncampiaof31@gmail.com",True,False,False,0,"",0,0,0,"",0,0,"",0,0,0,0,"CampiÃ£o Games","CampiÃ£o Games","Single-player","Action,Adventure,Indie,Strategy","","https://cdn.akamai.steamstatic.com/steam/apps/1732930/ss_09d67dec0607be7c4ead80289763033a47c86d89.1920x1080.jpg?t=1637149386,https://cdn.akamai.steamstatic.com/steam/apps/1732930/ss_119713aa971021a5fe24ee241c4be9329d1a37ab.1920x1080.jpg?t=1637149386,https://cdn.akamai.steamstatic.com/steam/apps/1732930/ss_04221851fa82047cee95243edf20e413a35ff410.1920x1080.jpg?t=1637149386,https://cdn.akamai.steamstatic.com/steam/apps/1732930/ss_fb210f530ebe006066bfb5dff35d3c68f858f60e.1920x1080.jpg?t=1637149386,https://cdn.akamai.steamstatic.com/steam/apps/1732930/ss_f43db212224f5b33a0ef530a75c3f852d35e9342.1920x1080.jpg?t=1637149386,https://cdn.akamai.steamstatic.com/steam/apps/1732930/ss_eeb31f8499720fc1b20342f74f0040ca2f190881.1920x1080.jpg?t=1637149386","http://cdn.akamai.steamstatic.com/steam/apps/256847488/movie_max.mp4?t=1635980739,http://cdn.akamai.steamstatic.com/steam/apps/256847487/movie_max.mp4?t=1635980747"</text:p>
          </table:table-cell>
          <table:table-cell table:number-columns-repeated="16383" table:style-name="ce1"/>
        </table:table-row>
        <table:table-row table:style-name="ro1">
          <table:table-cell office:value-type="string" table:style-name="ce1">
            <text:p>1355720,"Henosisâ„¢","Jul 23, 2020","0 - 20000",0,0,5.99,0,"HENOSISâ„¢ is a mysterious 2D Platform Puzzler where players are propelled into weird and visceral worlds as they take control of a small, droplet of water while overcoming obstacles and enemies throughout each level. The Player must venture through each world as it collects precious water tokens in order open the exit portal and restore vitality to its drought-ridden home world. Features: Traverse your way through 27 hand-crafted levels Unique player mechanics Battle menacing bosses across 3 distinct worlds* Original artwork &amp;amp</text:p>
          </table:table-cell>
          <table:table-cell office:value-type="string" table:style-name="ce1">
            <text:p><text:s/>animation Full controller support Localization support * Hidden world included!","['English', 'French', 'Italian', 'German', 'Spanish - Spain', 'Japanese', 'Korean', 'Portuguese', 'Russian', 'Simplified Chinese', 'Traditional Chinese']","[]","","https://cdn.akamai.steamstatic.com/steam/apps/1355720/header.jpg?t=1639875115","https://henosisgame.com/","https://henosisgame.com/","info@henosisgame.com",True,True,True,0,"",0,3,0,"",0,0,"",0,0,0,0,"Odd Critter Games","Odd Critter Games","Single-player,Full controller support","Adventure,Casual,Indie","2D Platformer,Atmospheric,Surreal,Mystery,Puzzle,Survival,Adventure,Linear,Singleplayer,Experimental,Platformer,Precision Platformer,Puzzle-Platformer,2D,Stylized,Physics,Time Manipulation,Casual,Indie","https://cdn.akamai.steamstatic.com/steam/apps/1355720/ss_20bbae2d9d5aaa2f043f372a551faabc0c47b0b4.1920x1080.jpg?t=1639875115,https://cdn.akamai.steamstatic.com/steam/apps/1355720/ss_d471414fcb5b734a198533f7d068e1931b778546.1920x1080.jpg?t=1639875115,https://cdn.akamai.steamstatic.com/steam/apps/1355720/ss_64739e5a9a48355814505d85203f9fd6521564ca.1920x1080.jpg?t=1639875115,https://cdn.akamai.steamstatic.com/steam/apps/1355720/ss_5ecf89d6ac345779da09f7d42b232c371d500e90.1920x1080.jpg?t=1639875115,https://cdn.akamai.steamstatic.com/steam/apps/1355720/ss_ed65011a9294f333d9ad1dd3378251b0410e3f51.1920x1080.jpg?t=1639875115,https://cdn.akamai.steamstatic.com/steam/apps/1355720/ss_d2ae58e4a8a88446ab4bb3a1eea5f3ab412efd0e.1920x1080.jpg?t=1639875115,https://cdn.akamai.steamstatic.com/steam/apps/1355720/ss_9bfed05ab4ff0ab6e55318af8ebc0ecb10bfb7da.1920x1080.jpg?t=1639875115","http://cdn.akamai.steamstatic.com/steam/apps/256819153/movie_max.mp4?t=1611314333"</text:p>
          </table:table-cell>
          <table:table-cell table:number-columns-repeated="16382" table:style-name="ce1"/>
        </table:table-row>
        <table:table-row table:style-name="ro1">
          <table:table-cell office:value-type="string" table:style-name="ce1">
            <text:p>1139950,"Two Weeks in Painland","Feb 3, 2020","0 - 20000",0,0,0.0,0,"ABOUT THE GAME Play as a hacker who has arranged a deal with a gangster. Thatâ€™s how the protagonist, Jack, is assigned a mission that should be accomplished in a specific timeframe, which he will find out soon enough. THE GAMEâ€™S FEATURES Spy on 4 senior managers within an organization to find out about their personalities. Manage the recruitment process in the organization to improve the work climate. Hack the candidates who want to get into the organization to make your job easier. Try to avoid having your physical health impacted negatively in the process. All of this while you enjoy an interesting story full of humor and action that evolves along with the game.","['English', 'Spanish - Spain']","[]","","https://cdn.akamai.steamstatic.com/steam/apps/1139950/header.jpg?t=1595003825","https://www.unusual-games.com/home/","https://www.unusual-games.com/contact/","welistentoyou@unusual-games.com",True,True,False,0,"",0,50,8,"",17,0,"This Game may contain content not appropriate for all ages, or may not be appropriate for viewing at work: violence, general Mature Content.",0,0,0,0,"Unusual Games","Unusual Games","Single-player,Steam Achievements","Adventure,Indie","Indie,Adventure,Nudity,Violent,Sexual Content,Story Rich","https://cdn.akamai.steamstatic.com/steam/apps/1139950/ss_cb94604e43f910a3b994f120412bdc5a576222ad.1920x1080.jpg?t=1595003825,https://cdn.akamai.steamstatic.com/steam/apps/1139950/ss_8602d875f27d7966e718f917725ac990f70179d7.1920x1080.jpg?t=1595003825,https://cdn.akamai.steamstatic.com/steam/apps/1139950/ss_750a7f351da65eb0b5ef9724e5af211b2f6a0f5d.1920x1080.jpg?t=1595003825,https://cdn.akamai.steamstatic.com/steam/apps/1139950/ss_2660287cf061716e420e2752d54f7affcac87fce.1920x1080.jpg?t=1595003825,https://cdn.akamai.steamstatic.com/steam/apps/1139950/ss_3ba71b7d24b127ebe71de98c65774428bd5c6f2c.1920x1080.jpg?t=1595003825,https://cdn.akamai.steamstatic.com/steam/apps/1139950/ss_f582e3a210bfc9bff61063a5b145df07b0c030e0.1920x1080.jpg?t=1595003825,https://cdn.akamai.steamstatic.com/steam/apps/1139950/ss_8459843b2a4165863ff49b9cb7d9482069cc3911.1920x1080.jpg?t=1595003825,https://cdn.akamai.steamstatic.com/steam/apps/1139950/ss_4c6feb0ea8e5d1828f2586a67db9876743c06913.1920x1080.jpg?t=1595003825,https://cdn.akamai.steamstatic.com/steam/apps/1139950/ss_938e7ed4e1aa6e98fec94d160e307f4550003724.1920x1080.jpg?t=1595003825,https://cdn.akamai.steamstatic.com/steam/apps/1139950/ss_027259a3ce6d57477cfbd0fc8aa4a5b6595e9b88.1920x1080.jpg?t=1595003825,https://cdn.akamai.steamstatic.com/steam/apps/1139950/ss_703a4e9ddef98abe19a7b2915a9be6014fa3b5c4.1920x1080.jpg?t=1595003825,https://cdn.akamai.steamstatic.com/steam/apps/1139950/ss_90cb78e6f3192daee93fd3e0f11f0170e90660bf.1920x1080.jpg?t=1595003825,https://cdn.akamai.steamstatic.com/steam/apps/1139950/ss_1490715a41680ec76aab438d519a92b504e301ca.1920x1080.jpg?t=1595003825,https://cdn.akamai.steamstatic.com/steam/apps/1139950/ss_d2103c1ca519acae9cf6ad6a90f3b5d033303a6f.1920x1080.jpg?t=1595003825,https://cdn.akamai.steamstatic.com/steam/apps/1139950/ss_d5f907cb7691ffadb76e34023f2ff9944b75177e.1920x1080.jpg?t=1595003825,https://cdn.akamai.steamstatic.com/steam/apps/1139950/ss_dd48fad56a50c7897d10bc2023ebe0fff3c1c188.1920x1080.jpg?t=1595003825,https://cdn.akamai.steamstatic.com/steam/apps/1139950/ss_016f563890ded89c430418dbbf97c64d30690a47.1920x1080.jpg?t=1595003825,https://cdn.akamai.steamstatic.com/steam/apps/1139950/ss_29c4074806a5d473581bac47e472c86cb08bd0cd.1920x1080.jpg?t=1595003825,https://cdn.akamai.steamstatic.com/steam/apps/1139950/ss_c989d7ddeba60b79defbe979d0107d1d8e3a28cd.1920x1080.jpg?t=1595003825,https://cdn.akamai.steamstatic.com/steam/apps/1139950/ss_58534757acea102b2d0bfef8d69e737731c73fae.1920x1080.jpg?t=1595003825,https://cdn.akamai.steamstatic.com/steam/apps/1139950/ss_83ffde6b8dfe87c8542703f1977fe101d0d4fdf1.1920x1080.jpg?t=1595003825,https://cdn.akamai.steamstatic.com/steam/apps/1139950/ss_fc23c9dcb75d2560a423c80576cc31d89203c8b8.1920x1080.jpg?t=1595003825,https://cdn.akamai.steamstatic.com/steam/apps/1139950/ss_c88d7474afbf3434fa5d747a4f1ae3fd18ed7fa4.1920x1080.jpg?t=1595003825,https://cdn.akamai.steamstatic.com/steam/apps/1139950/ss_03f5a65292318739dcfca2751250c3030b31ee50.1920x1080.jpg?t=1595003825","http://cdn.akamai.steamstatic.com/steam/apps/256764430/movie_max.mp4?t=1580660973"</text:p>
          </table:table-cell>
          <table:table-cell table:number-columns-repeated="16383" table:style-name="ce1"/>
        </table:table-row>
        <table:table-row table:style-name="ro1">
          <table:table-cell office:value-type="string" table:style-name="ce1">
            <text:p>1469160,"Wartune Reborn","Feb 26, 2021","50000 - 100000",68,0,0.0,0,"Feel tired of auto-fight? Feel tired of boring numerical combinations? Let us try this amazing and exciting game! Right! Wartune Reborn is the super popular magic epic game as we know. Now, the magnificent magic epic game restarts, reminds you the classical plays and brings great experience. In Cloud City, you are going to maintains the Wartune movement, fighting the abyss monsters to protect the world from chaos. Don't be nervous! With protection of Dinah, Priestess of Light, you will have the power to absorb the chord, incorporate those forces without kings into your own ones, and make contract with and train apotheosis of Sylphs. You can improve yourself in a series of RPG adventures including instances battles, wild fighting, occupation and plunder. At the same time, you can run your own ligeance and castles and ally yourself with other players in the world who attack the Chaos. All of you are going to cooperate to protect the world from the control and destroy of Redoga Drake and bring the brightness back to Cloud City...... Enter Wartune Reborn to enjoy thinking of battles and playing the game! 1. RPG simulation, S- semi TBS battle, castles constructions, occupation &amp;amp</text:p>
          </table:table-cell>
          <table:table-cell office:value-type="string" table:style-name="ce1">
            <text:p><text:s/>expelling make you the best lords 2. Magical epic plots and original prominent symphony show the ancient and magnificent medieval chapter. 3. Military organization, runes and strategies contribute to super power. 4. Sylph awakening, skills and training, you will cooperate to beat BOSS. 5. Explore the magical world of the wild, jungles, deserts and snow mountains freely in the map of the vast outer city, to find mysterious ancient treasure. 6. Avatar system provides cool fashion, wings, mounts, weapon appearance with arbitrary combination. Wartune Reborn, Magical epic, Expect Heroes! Classical playing brings you amazing experience!","['English']","[]","","https://cdn.akamai.steamstatic.com/steam/apps/1469160/header.jpg?t=1617078164","","https://7.wan.com","https://wartune@7road.com",True,False,False,0,"",0,87,49,"",0,0,"",0,0,0,0,"7Road","7Road","Single-player,Multi-player,MMO,PvP,Online PvP,Co-op,Online Co-op,In-App Purchases","Adventure,Casual,Free to Play,Massively Multiplayer,RPG,Strategy","Turn-Based Combat,Massively Multiplayer,Multiplayer,RPG,Tactical RPG,Exploration,PvP,MMORPG,Turn-Based Strategy,God Game,Strategy,2.5D,Magic,Medieval,Mythology,Class-Based,Turn-Based Tactics,Singleplayer,Online Co-Op,Co-op","https://cdn.akamai.steamstatic.com/steam/apps/1469160/ss_abb0c68e4fd40aa6dd98f20df2c028fca15466d6.1920x1080.jpg?t=1617078164,https://cdn.akamai.steamstatic.com/steam/apps/1469160/ss_a86d4cd002d3085bbb6b01ca73d7b6f91e84e36b.1920x1080.jpg?t=1617078164,https://cdn.akamai.steamstatic.com/steam/apps/1469160/ss_d907aedf4b2124c089e6505aa873929c110c4d7e.1920x1080.jpg?t=1617078164,https://cdn.akamai.steamstatic.com/steam/apps/1469160/ss_0d12d7f900740dedf8573b92d74a1da7ea02bcdb.1920x1080.jpg?t=1617078164,https://cdn.akamai.steamstatic.com/steam/apps/1469160/ss_1f55c4289fdf4c8eb367fea5b66fef74f6c97fce.1920x1080.jpg?t=1617078164,https://cdn.akamai.steamstatic.com/steam/apps/1469160/ss_590afb566061b2db0280c4008acee2662c940991.1920x1080.jpg?t=1617078164,https://cdn.akamai.steamstatic.com/steam/apps/1469160/ss_17503c982895826a131cfcf9696a4729e9f0d87f.1920x1080.jpg?t=1617078164,https://cdn.akamai.steamstatic.com/steam/apps/1469160/ss_e68456b403f1f3372c203f496c75422063c91cbf.1920x1080.jpg?t=1617078164,https://cdn.akamai.steamstatic.com/steam/apps/1469160/ss_fb24193113d749de46d300939fb8bcadff8feae3.1920x1080.jpg?t=1617078164,https://cdn.akamai.steamstatic.com/steam/apps/1469160/ss_7384775cd79b2dc22533f19f88879e99cc3e920f.1920x1080.jpg?t=1617078164,https://cdn.akamai.steamstatic.com/steam/apps/1469160/ss_a179aa04764d9cb2c232561e965c1b99e2a8a294.1920x1080.jpg?t=1617078164,https://cdn.akamai.steamstatic.com/steam/apps/1469160/ss_97acb9538f239f35269df42f44ddf7f7a33ef700.1920x1080.jpg?t=1617078164","http://cdn.akamai.steamstatic.com/steam/apps/256818274/movie_max.mp4?t=1611036715"</text:p>
          </table:table-cell>
          <table:table-cell table:number-columns-repeated="16382" table:style-name="ce1"/>
        </table:table-row>
        <table:table-row table:style-name="ro1">
          <table:table-cell office:value-type="string" table:style-name="ce1">
            <text:p>1659180,"TD Worlds","Jan 9, 2022","0 - 20000",3,0,10.99,1,"TD Worlds is a dynamic, highly strategical game that challenges your skill. Build an impenetrable defense and get ready to plunge into a new, unknown world to uncover its secrets. In this bizarre universe, each attempt will be unique in its own way, which provides many hours of fun to play. Clear three completely different worlds from darkness, spread your influence everywhere. unique conditions in each game</text:p>
          </table:table-cell>
          <table:table-cell office:value-type="string" table:style-name="ce1">
            <text:p><text:s/>losing is an important part of game progress. Each defeat reveals something new for you</text:p>
          </table:table-cell>
          <table:table-cell office:value-type="string" table:style-name="ce1">
            <text:p><text:s/>dynamic storytelling: the more you play, the more you learn about the world</text:p>
          </table:table-cell>
          <table:table-cell office:value-type="string" table:style-name="ce1">
            <text:p><text:s/>get random rewards after each level</text:p>
          </table:table-cell>
          <table:table-cell office:value-type="string" table:style-name="ce1">
            <text:p><text:s/>tired of playing? Feel free to leave the game, next time you will continue where you left</text:p>
          </table:table-cell>
          <table:table-cell office:value-type="string" table:style-name="ce1">
            <text:p><text:s/>experiment with different tactics</text:p>
          </table:table-cell>
          <table:table-cell office:value-type="string" table:style-name="ce1">
            <text:p><text:s/>Twitch integration - play with your viewers.","['English', 'Russian', 'Danish']","[]","","https://cdn.akamai.steamstatic.com/steam/apps/1659180/header.jpg?t=1654195425","","","td.worlds.official@gmail.com",True,False,False,0,"",0,21,7,"",62,0,"",0,0,0,0,"MAKSIM VOLKAU","MAKSIM VOLKAU","Single-player,Steam Achievements,Steam Cloud","Indie,Strategy","Tower Defense,Rogue-lite,RTS,Replay Value,Perma Death,2D,Isometric,Difficult,Rogue-like,Dynamic Narration,Stylized,Real Time Tactics,Strategy,Minimalist,Abstract,Tactical,Atmospheric,Singleplayer,Sci-fi,Mystery","https://cdn.akamai.steamstatic.com/steam/apps/1659180/ss_82b8ce68bc6a46e7758989671bf4fef097364def.1920x1080.jpg?t=1654195425,https://cdn.akamai.steamstatic.com/steam/apps/1659180/ss_4f7edbe193d4a3b2cdcec64e47ed8402ae85df44.1920x1080.jpg?t=1654195425,https://cdn.akamai.steamstatic.com/steam/apps/1659180/ss_da13a120e7df9a0b36c1ed4b7c61adec835bbb1a.1920x1080.jpg?t=1654195425,https://cdn.akamai.steamstatic.com/steam/apps/1659180/ss_f9787d2da633eabbd4113c4fc67930c2cfd22d1c.1920x1080.jpg?t=1654195425,https://cdn.akamai.steamstatic.com/steam/apps/1659180/ss_d73522793ce635b277a3f0ea647b3c2ee5d9e87e.1920x1080.jpg?t=1654195425,https://cdn.akamai.steamstatic.com/steam/apps/1659180/ss_1be536b9197336aa31582b17ef7dba2a40ec3d60.1920x1080.jpg?t=1654195425,https://cdn.akamai.steamstatic.com/steam/apps/1659180/ss_7d997271806541fb4d0fd0ef49b1c7978f981b5a.1920x1080.jpg?t=1654195425,https://cdn.akamai.steamstatic.com/steam/apps/1659180/ss_ecd74f177b6a5a4fb167000b922f0c3a53c723ed.1920x1080.jpg?t=1654195425,https://cdn.akamai.steamstatic.com/steam/apps/1659180/ss_42066f2fbaac054fd8dc5c2e587fa49019704960.1920x1080.jpg?t=1654195425,https://cdn.akamai.steamstatic.com/steam/apps/1659180/ss_09d747fbe926fe8a66c7c89452b8424998e4ece5.1920x1080.jpg?t=1654195425,https://cdn.akamai.steamstatic.com/steam/apps/1659180/ss_53bc2d671dff542df134a63afcf68dd4ea40276c.1920x1080.jpg?t=1654195425,https://cdn.akamai.steamstatic.com/steam/apps/1659180/ss_838b18c8db8bb1950256d2fcc12634b9f935d647.1920x1080.jpg?t=1654195425","http://cdn.akamai.steamstatic.com/steam/apps/256867570/movie_max.mp4?t=1641709460,http://cdn.akamai.steamstatic.com/steam/apps/256843858/movie_max.mp4?t=1628006054"</text:p>
          </table:table-cell>
          <table:table-cell table:number-columns-repeated="16377"/>
        </table:table-row>
        <table:table-row table:style-name="ro1">
          <table:table-cell office:value-type="string" table:style-name="ce1">
            <text:p>1968760,"Legend of Rome - The Wrath of Mars","May 5, 2022","0 - 20000",2,0,9.99,0,"When the Roman people honored a simple warrior for the victories in battle they angered the god of war. Mars, infuriated, sends his army and brings great destruction to the Roman people. Experience a challenging match 3 game and help the Roman people appease Mars, the god of war! Build and restore the proud city to its original splendor. In Legend of Rome play through an exciting story, earn bonuses, power ups and trophies, solve mini-games and extra levels to get closer to your goal. - Varied match 3 game with many extras. - Play through a challenging story. - Build and restore the city. - Earn different bonuses, upgrades and extras. - Solve challenging mini-games and bonus levels.","['English', 'German']","['English', 'German']","","https://cdn.akamai.steamstatic.com/steam/apps/1968760/header.jpg?t=1651734619","http://magnussoft.biz/","http://magnussoft.biz/","support@magnussoft.de",True,False,False,0,"",0,0,0,"",0,0,"",0,0,0,0,"magnussoft","magnussoft","Single-player,Steam Cloud","Casual","","https://cdn.akamai.steamstatic.com/steam/apps/1968760/ss_a6e2729827b93ba4febfea48fab598ba66291851.1920x1080.jpg?t=1651734619,https://cdn.akamai.steamstatic.com/steam/apps/1968760/ss_0142329bbc180746803838aff8dcef81b86c4cfb.1920x1080.jpg?t=1651734619,https://cdn.akamai.steamstatic.com/steam/apps/1968760/ss_5fbe562be56430069415f51c6a1cc6cd23a3e8fa.1920x1080.jpg?t=1651734619,https://cdn.akamai.steamstatic.com/steam/apps/1968760/ss_17e08ab71391ae41719596f9339876b9c67b2fc8.1920x1080.jpg?t=1651734619,https://cdn.akamai.steamstatic.com/steam/apps/1968760/ss_b8281df9cb46f1cf20e50f48d6078d421f8753a0.1920x1080.jpg?t=1651734619,https://cdn.akamai.steamstatic.com/steam/apps/1968760/ss_cc9627b16f8899bcbcc3bfd3b0b3ae699eb69368.1920x1080.jpg?t=1651734619,https://cdn.akamai.steamstatic.com/steam/apps/1968760/ss_74fb1528592b8299109ee4536a9246e15aafa632.1920x1080.jpg?t=1651734619,https://cdn.akamai.steamstatic.com/steam/apps/1968760/ss_0d2d334cab0e8a339ad759481293d11ee6512514.1920x1080.jpg?t=1651734619,https://cdn.akamai.steamstatic.com/steam/apps/1968760/ss_ca495cedbe9fadcd0dd005957a07f49877816f80.1920x1080.jpg?t=1651734619,https://cdn.akamai.steamstatic.com/steam/apps/1968760/ss_dbc0bd781c44d1095a033c4c9c0a435d2daeeb64.1920x1080.jpg?t=1651734619,https://cdn.akamai.steamstatic.com/steam/apps/1968760/ss_a9c3962883699f81e72fb481a9ce11e5c33bb7ac.1920x1080.jpg?t=1651734619,https://cdn.akamai.steamstatic.com/steam/apps/1968760/ss_96d0e01eae3fc018db7cd03b7492b532bfadd676.1920x1080.jpg?t=1651734619","http://cdn.akamai.steamstatic.com/steam/apps/256881983/movie_max.mp4?t=1650185685"</text:p>
          </table:table-cell>
          <table:table-cell table:number-columns-repeated="16383" table:style-name="ce1"/>
        </table:table-row>
        <table:table-row table:style-name="ro1">
          <table:table-cell office:value-type="string" table:style-name="ce1">
            <text:p>1178150,"MazM: Jekyll and Hyde","Apr 2, 2020","0 - 20000",1,0,14.99,0,"'MazM: Jekyll and Hyde' is a darkly entertaining adventure game based on the classic 1886 novel 'The Strange Case of Dr. Jekyll and Mr. Hyde' by Robert Louis Stevenson, in which you'll tackle the mystery from a totally new angle! You'll travel back to 19th century London and view the city through the eyes of Mr. Utterson, a lawyer that walks the true path hunting for clues to solve a disturbing mystery, and Mr. Hyde, who has been pushed to his physical limits. Wander the streets of this psychological thriller and prepare for an ending you would never expect! The version of London presented in 'MazM: Jekyll and Hyde' has a dark, heavy atmosphere, creating a sense of the eerie and macabre. The stunning artwork and unsettling music help to further intensify the disturbing nature of the game. Travel throughout London searching for clues, and allow the world of this classic novel to envelop you as you experience the tale of one man's many challenges and potential downfall!","['English', 'French', 'Italian', 'German', 'Spanish - Spain', 'Russian', 'Japanese', 'Simplified Chinese', 'Traditional Chinese', 'Korean']","[]","","https://cdn.akamai.steamstatic.com/steam/apps/1178150/header.jpg?t=1612253064","http://www.cfk.kr/","http://www.cfk.kr","cfk@cfk.kr",True,False,False,0,"",0,76,6,"",25,0,"",0,0,0,0,"Growing Seeds","CFK Co., Ltd.","Single-player,Steam Achievements,Full controller support","Adventure,RPG,Simulation,Strategy","Adventure,Simulation,RPG,Strategy,Singleplayer,Classic","https://cdn.akamai.steamstatic.com/steam/apps/1178150/ss_d3a3eb213a18ad63f774ccf24240dd883c3e6617.1920x1080.jpg?t=1612253064,https://cdn.akamai.steamstatic.com/steam/apps/1178150/ss_d04254fd6afa46258d4a914a512eccdb2bacb3dd.1920x1080.jpg?t=1612253064,https://cdn.akamai.steamstatic.com/steam/apps/1178150/ss_b1673d844077dbbe7a686ee94b95f0417b7844bb.1920x1080.jpg?t=1612253064,https://cdn.akamai.steamstatic.com/steam/apps/1178150/ss_825ef86f39406c06d4912450ab07af2eb8a8761e.1920x1080.jpg?t=1612253064,https://cdn.akamai.steamstatic.com/steam/apps/1178150/ss_83a23e98bbe2a8e153409ec97acaa5b2941ae196.1920x1080.jpg?t=1612253064","http://cdn.akamai.steamstatic.com/steam/apps/256776944/movie_max.mp4?t=1584591532"</text:p>
          </table:table-cell>
          <table:table-cell table:number-columns-repeated="16383" table:style-name="ce1"/>
        </table:table-row>
        <table:table-row table:style-name="ro1">
          <table:table-cell office:value-type="string" table:style-name="ce1">
            <text:p>320150,"Deadlings: Rotten Edition","Nov 11, 2014","50000 - 100000",0,0,3.99,0,"Death is lonely. He has zero friends on his FaceTome account and no one to hang out with. So, in order to feel better he begins â€œProject Deadlingsâ€. Death buys a factory where he can build his laboratory and begin training a massive army of zombie minions. As the army of Deadlings grows, the mazes of the laboratory become deadlier, loaded with puzzles and death-defying traps. Different Deadlings have their own unique abilities: Bonesack is agile - he can run and jump, Creep can climb on walls and ceilings, Lazybrain treads slowly but carefully and Stencher... well Stencher has gastric problems so he can use his powerful gas clouds to fly. You will have to combine all of these abilities to find your way in Death's Maze. Can you help Death to kill his boredom? Will you be able to navigate all 60+ levels available in Deadlings? Will you complete Project Deadlings, and successfully train all of your zombie minions? Arcade side-scroller with strategy elements! Four different types of zombie minions with unique abilities! 70 levels of pure zombie gore fun! Additional game mode - Nightmare - only for the hardcore gamers! What's new in the Rotten Edition? 10 brand new bonus levels 15 new levels in Nightmare Mode Steam achievements and leaderboards Full controller support Nightmare mode unlocked from the beginning Steam Trading Cards and Badges HD graphics","['English', 'Polish', 'French', 'Italian', 'German', 'Spanish - Spain', 'Portuguese', 'Russian', 'Japanese']","['English', 'Japanese']","","https://cdn.akamai.steamstatic.com/steam/apps/320150/header.jpg?t=1447363358","http://www.omlgames.com","http://www.omlgames.com","support@omlgames.com",True,True,True,0,"",0,225,45,"",32,0,"",703,0,782,0,"ONE MORE LEVEL","ONE MORE LEVEL","Single-player,Steam Achievements,Steam Trading Cards,Partial Controller Support,Steam Cloud","Action,Adventure,Indie","Action,Indie,Adventure,Puzzle-Platformer,Arcade,Zombies","https://cdn.akamai.steamstatic.com/steam/apps/320150/ss_b564ad3164cf1a7cacd6aea04206a4e8bebd9da3.1920x1080.jpg?t=1447363358,https://cdn.akamai.steamstatic.com/steam/apps/320150/ss_a1fa322e1bacb172debe98b1f6e48a268dcac89b.1920x1080.jpg?t=1447363358,https://cdn.akamai.steamstatic.com/steam/apps/320150/ss_cce05a1c76af8e4d227ecd1c6de1092242ce3337.1920x1080.jpg?t=1447363358,https://cdn.akamai.steamstatic.com/steam/apps/320150/ss_1f786b5d62a5c3c347d7ab9e630dc97edba9e4f9.1920x1080.jpg?t=1447363358,https://cdn.akamai.steamstatic.com/steam/apps/320150/ss_ee1cf780b29b4da6e9d3a4aeca36c6b87d69908f.1920x1080.jpg?t=1447363358,https://cdn.akamai.steamstatic.com/steam/apps/320150/ss_7260ce6fe960d577ad422955e5144491f3d3ca2a.1920x1080.jpg?t=1447363358,https://cdn.akamai.steamstatic.com/steam/apps/320150/ss_0a7fe88e7b1a508cd662763873384220591c1af0.1920x1080.jpg?t=1447363358,https://cdn.akamai.steamstatic.com/steam/apps/320150/ss_82528d699c2d088284895fe421cda183a245fd34.1920x1080.jpg?t=1447363358,https://cdn.akamai.steamstatic.com/steam/apps/320150/ss_91b206b1cbcb04e883db371d6cbfe23489b89b12.1920x1080.jpg?t=1447363358,https://cdn.akamai.steamstatic.com/steam/apps/320150/ss_094edb97debd8d95030dea4c27b9c050fb090b0f.1920x1080.jpg?t=1447363358","http://cdn.akamai.steamstatic.com/steam/apps/2035390/movie_max.mp4?t=1447364829"</text:p>
          </table:table-cell>
          <table:table-cell table:number-columns-repeated="16383" table:style-name="ce1"/>
        </table:table-row>
        <table:table-row table:style-name="ro1">
          <table:table-cell office:value-type="string" table:style-name="ce1">
            <text:p>1026420,"WARSAW","Oct 2, 2019","20000 - 50000",5,0,23.99,0,"Use everything at your disposal to help a team of accidental heroes survive the onslaught in their home city and overcome tremendous odds stacked against them in this tactical rpg set on the streets of occupied Warsaw of 1944. LEAD YOUR TEAM Enlist the help of men and women, soldiers and civilians, the young and the old and use their unique skills, expertise and abilities to challenge the enemy. Meet people from all walks of life united in their attempt to overthrow the German occupiers. OWN YOUR SKILLS Create a mix of versatile skills that will allow you to flank your enemies, detonate obstacles, snipe stragglers and push or pull enemies into the area where your carefully planned attacks deal the most damage. Make sure your Heroes are stacked with the right weapons salvaged, obtained from the enemy or air drops. Develop them using medal system to unlock a unique set of skills, and construct the best team of all the Heroes â€“ both joining the forces and enlisted in the Hideout in exchange for the collected resources. MAKE YOUR MOVES Make your way on the carefully reconstructed map of Warsaw of 1944, encountering both historical and random events that immerse you in the story of the city that valiantly stood up to the Nazi oppressor. Patrol the streets fulfilling the orders issued by HQ, discover facts about the past of your Heroes and decide when to fight, and when to withdraw. SURVIVE THE UPRISING Learn all the strengths and weaknesses of your assigned team. Find the best combination of personnel, weapons and skills to overcome more and more lethal enemies thrown to quell the uprising. Fight your way through infantry, specialized troops, heavily armed units, special ordnance and armored vehicles. Make your choices in the many story infused events and live with their results. And donâ€™t let the ever increasing ferocity and intensity of forces thrown your way stop you from your one goal. Turning your Heroes into survivors. Not victims. MAIN FEATURES Turn-based tactical rpg with characters of varying classes, and with skill and resource management in immersive WWII setting A deep tactical combat system with multitude of complementing skills, weapons and character abilities Character stories and backgrounds delivered through gameplay as well as numerous historical and fictional events happening under specific gameâ€™s circumstances Incredible replay value due to non-linear gameplay","['English', 'French', 'German', 'Polish', 'Russian']","[]","â€œNew WW2 Strategy Game Offers A Harrowing Look At Poland's Ill-Fated 1944 Uprisingâ€ GameSpot â€œ(â€¦) in execution Warsaw manages to deliver its own experience entirely.â€ Dualshockers â€œ(â€¦) Beautiful hand-painted artwork and turn-based combat (â€¦)â€ Gameinformer","https://cdn.akamai.steamstatic.com/steam/apps/1026420/header.jpg?t=1657716289","http://warsawthegame.com","","contact@pixmilk.com",True,False,False,62,"https://www.metacritic.com/game/pc/warsaw?ftag=MCD-06-10aaa1f",0,589,212,"",34,427,"",67,0,93,0,"Pixelated Milk","Pixelated Milk,gaming company","Single-player,Steam Achievements,Steam Trading Cards,Steam Cloud,Remote Play on Tablet","Indie,RPG","Tactical RPG,Turn-Based Strategy,Wargame,Historical,Strategy RPG,Perma Death,RPG,Difficult,Turn-Based Combat,2D,Rogue-lite,Party-Based RPG,Strategy,Comic Book,Team-Based,Female Protagonist,Turn-Based Tactics,Hand-drawn,Stylized,World War II","https://cdn.akamai.steamstatic.com/steam/apps/1026420/ss_6a8fc6b2c001cf47ee616159e0b9038ec7bc5866.1920x1080.jpg?t=1657716289,https://cdn.akamai.steamstatic.com/steam/apps/1026420/ss_df4fa138bce054ecf5b5364f425a5883f3d2a14d.1920x1080.jpg?t=1657716289,https://cdn.akamai.steamstatic.com/steam/apps/1026420/ss_a2b404c25b07dd62106c14e7db330e5af778564e.1920x1080.jpg?t=1657716289,https://cdn.akamai.steamstatic.com/steam/apps/1026420/ss_68564ec1bb8081be3d2cc89e36a00694370b6f6a.1920x1080.jpg?t=1657716289,https://cdn.akamai.steamstatic.com/steam/apps/1026420/ss_d53b8acaaa4fdc3af645c644c3be2cffcd2620bf.1920x1080.jpg?t=1657716289,https://cdn.akamai.steamstatic.com/steam/apps/1026420/ss_976f0a68b1c4511162e59732014e69afb3680655.1920x1080.jpg?t=1657716289,https://cdn.akamai.steamstatic.com/steam/apps/1026420/ss_f0424f82e2023ce101e6e04530d895169a300095.1920x1080.jpg?t=1657716289,https://cdn.akamai.steamstatic.com/steam/apps/1026420/ss_dd10c156c29304af6ec37f06923e023b7a3eec57.1920x1080.jpg?t=1657716289","http://cdn.akamai.steamstatic.com/steam/apps/256763461/movie_max.mp4?t=1573634285,http://cdn.akamai.steamstatic.com/steam/apps/256743901/movie_max.mp4?t=1551209280"</text:p>
          </table:table-cell>
          <table:table-cell table:number-columns-repeated="16383" table:style-name="ce1"/>
        </table:table-row>
        <table:table-row table:style-name="ro1">
          <table:table-cell office:value-type="string" table:style-name="ce1">
            <text:p>485000,"Cthulhu Realms","Jul 1, 2016","50000 - 100000",0,0,0.0,1,"Star Realms has gone insane! Introducing Cthulhu Realms! Are you zany enough to play the crazier and creepier cousin of Star Realms? Download and play today to find out why Cthulhu Realms is so crazily addictive! How to Play the Game: In Cthulhu Realms, each player tries to drive their opponent insane or have more sanity than their opponents when the deck runs out. Each player starts the game with a small deck comprised of initiates, goons and followers. Five cards from the deck form a row of available cards on the table</text:p>
          </table:table-cell>
          <table:table-cell office:value-type="string" table:style-name="ce1">
            <text:p><text:s/>with more than two players, place three available cards between each pair of players. Each turn, you start with five cards in hand, playing those cards in order to put locations into play, boost your own sanity or reduce that of others, collect conjuring power to acquire new cards, and remove cards from the game. You can use the power of your locations once each turn. At the end of your turn, discard any cards still in hand and all entities and artifacts that you played. If you lose all of your sanity, you're out of the game. If you're the only one at the table who's still sane, you win. Otherwise, the game ends when the deck runs out and whoever has the most sanity wins. Darwin Kastle is the designer of the popular Star Realms Deckbuilding Game, and with the digital release of Cthulhu Realms, he once again provides tons of playability for free, and a one-time upgrade to be able play with your friends and more on any device. Free Version â€¢ Drive people insane everywhere - play across devices. â€¢ Crazyily addictive deckbuilding game. â€¢ Tutorial teaches you how to make people crazy in minutes. â€¢ Awesome, comical art. â€¢ Play VS the AI. â€¢ 8 silly campaign missions! Full Game Additional Features â€¢ Play the AI on 2 different difficulty settings. â€¢ 8 more fun campaign missions. â€¢ Battle your friends face to face with Pass and Play. â€¢ Play against many more opponents online. â€¢ Challenge a friend to online Player v Player combat Cthulhu Realms is also available at your local game store as a physical card game from Tasty Minstrel Games.","['English']","['English']","â€œThe art in Cthulhu Realms is hilarious and beautifully done, somehow complimenting the horror theme perfectly. The production value is top-notch.â€ Gameosity â€œItâ€™s a surprisingly effective package that delivers a great little deck builder with a low price tag. If you can embrace the playful theme, youâ€™ll find a pleasant gem in Cthulhu Realms.â€ Geek Ken â€œIt certainly is not just another deck-building game, but has original and fresh mechanics that will challenge your brain.â€ Board Game Maniac","https://cdn.akamai.steamstatic.com/steam/apps/485000/header.jpg?t=1656685326","https://www.cthulhurealms.com/","https://www.wisewizardgames.com/contact-us/","support@wisewizardgames.com",True,True,False,0,"",0,147,58,"",0,0,"",224,0,257,0,"Wise Wizard Games, LLC","Wise Wizard Games, LLC","Single-player,Multi-player,Shared/Split Screen,Cross-Platform Multiplayer,In-App Purchases,Remote Play Together","Strategy","Card Game,Strategy,Deckbuilding,Lovecraftian,Board Game,Free to Play","https://cdn.akamai.steamstatic.com/steam/apps/485000/ss_748b8dff09369c8923bed5e0ab0289a11389ac58.1920x1080.jpg?t=1656685326,https://cdn.akamai.steamstatic.com/steam/apps/485000/ss_625e4107030fa5967c2a05c48749b0128d85e72f.1920x1080.jpg?t=1656685326,https://cdn.akamai.steamstatic.com/steam/apps/485000/ss_ade5e26d5f7cee937c0c88337ec5cd15c0e7a1b7.1920x1080.jpg?t=1656685326,https://cdn.akamai.steamstatic.com/steam/apps/485000/ss_2f921632e363751edf1a8b70f8f6728b7988dc05.1920x1080.jpg?t=1656685326,https://cdn.akamai.steamstatic.com/steam/apps/485000/ss_b3f65c08dc0593c35c1f2ae99ceb3ca87f6086ef.1920x1080.jpg?t=1656685326,https://cdn.akamai.steamstatic.com/steam/apps/485000/ss_b3f65c08dc0593c35c1f2ae99ceb3ca87f6086ef.1920x1080.jpg?t=1656685326","http://cdn.akamai.steamstatic.com/steam/apps/256665402/movie_max.mp4?t=1466728105"</text:p>
          </table:table-cell>
          <table:table-cell table:number-columns-repeated="16382" table:style-name="ce1"/>
        </table:table-row>
        <table:table-row table:style-name="ro1">
          <table:table-cell office:value-type="string" table:style-name="ce1">
            <text:p>1620060,"Clockwork Dungeon","Aug 27, 2021","0 - 20000",0,0,1.99,0,"Treasure awaits within the dungeon! There are no guards... but the dungeon was built to protect itself until the end of time, its traps operating like clockwork! Your task is to get the gold and escape alive! The order in which the traps trigger is known in advance, so it is up to you to plan your path to the treasure... and then back again to the exit... Good luck and beware of the traps. Deadly Spikes Flaming Walls Breaking Floors ...And moreâ€¦ to be discovered! FEATURES: 20 hand crafted levels Solve unique puzzles harder than they initially seem Increasing difficulty and complexity A secret hidden bonus level Achievements Full original soundtrack","['English']","[]","","https://cdn.akamai.steamstatic.com/steam/apps/1620060/header.jpg?t=1630096342","","","beardlin@beardlings.com",True,False,False,0,"",0,5,0,"",25,0,"",0,0,0,0,"Beardlings LLC","Beardlings LLC","Single-player,Steam Achievements","Casual,Indie","Casual,Puzzle,2D,Singleplayer,Linear,Indie","https://cdn.akamai.steamstatic.com/steam/apps/1620060/ss_59e2744d105a05f91f5c0fe8065b8b7a597a204f.1920x1080.jpg?t=1630096342,https://cdn.akamai.steamstatic.com/steam/apps/1620060/ss_addd7cd289c8eedd53b3a977ae0b6320aded846c.1920x1080.jpg?t=1630096342,https://cdn.akamai.steamstatic.com/steam/apps/1620060/ss_5207ab50430f82b6ecb03a0a4d10299ebee8dfc4.1920x1080.jpg?t=1630096342,https://cdn.akamai.steamstatic.com/steam/apps/1620060/ss_caf45231abcfc9cfc0c231e8c1aa3abed750dd21.1920x1080.jpg?t=1630096342,https://cdn.akamai.steamstatic.com/steam/apps/1620060/ss_3b4f843b22ec911d20957ecc8a720a746c78b218.1920x1080.jpg?t=1630096342","http://cdn.akamai.steamstatic.com/steam/apps/256845891/movie_max.mp4?t=1628707212"</text:p>
          </table:table-cell>
          <table:table-cell table:number-columns-repeated="16383" table:style-name="ce1"/>
        </table:table-row>
        <table:table-row table:style-name="ro1">
          <table:table-cell office:value-type="string" table:style-name="ce1">
            <text:p>825930,"Royal Battleships","Apr 6, 2018","20000 - 50000",0,0,2.99,0,"Sometimes there is nothing better than a tourney in a classic battleships game. You can see a beautifully designed sea battle, familiar to those from your school times. You have to play against the computer and you need to destroy all enemy ships before yours are destroyed. Features: Very beautiful graphics Classic game You can compete with your friends Supporting all platforms (Windows, Mac, Linux, SteamOS) A lot of Steam achievements The gameplay is very simple. When you are preparing for the match, there are some ships of different sizes - from simple battle boat to a huge battleship. You put them on the battlefield and nobody else than you knows their location. Of course, don't know the enemy's positions neither. Thus the battle is absolutely fair and you can only guess where to shoot. Of course, if you hit a battleship for the first time, it will be easy to find the other tiles. However, finding all enemy boats can be a real challenge. Do not forget that this game is not about speed, but about variety, so that the battle is always different. The game perfectly develops strategic thinking and will be useful to both adults and children. In addition, it will help you to plunge into nostalgia for simple classic games.","['English']","[]","","https://cdn.akamai.steamstatic.com/steam/apps/825930/header.jpg?t=1657805439","","","mail@educational-games.ru",True,True,True,0,"",0,36,11,"",19,0,"",11,0,11,0,"Educational Games","Educational Games","Single-player,Steam Achievements,Steam Leaderboards","Casual,Indie","Indie,Casual","https://cdn.akamai.steamstatic.com/steam/apps/825930/ss_451102c3f19133ea475c220bd09717073fe5a169.1920x1080.jpg?t=1657805439,https://cdn.akamai.steamstatic.com/steam/apps/825930/ss_ea796c43bae36ad059e47b03eabf64ca65ead330.1920x1080.jpg?t=1657805439,https://cdn.akamai.steamstatic.com/steam/apps/825930/ss_53d81354badcb7486ae96388dec5e58534bf5b3f.1920x1080.jpg?t=1657805439,https://cdn.akamai.steamstatic.com/steam/apps/825930/ss_a74063c470a0fb3c731673dbbc0c3dcfc69ccabf.1920x1080.jpg?t=1657805439,https://cdn.akamai.steamstatic.com/steam/apps/825930/ss_076ea9deb1d0d2f24860349c8682539d2742bde5.1920x1080.jpg?t=1657805439","http://cdn.akamai.steamstatic.com/steam/apps/256712096/movie_max.mp4?t=1521724364"</text:p>
          </table:table-cell>
          <table:table-cell table:number-columns-repeated="16383" table:style-name="ce1"/>
        </table:table-row>
        <table:table-row table:style-name="ro1">
          <table:table-cell office:value-type="string" table:style-name="ce1">
            <text:p>1454010,"Diary of Lucie","Nov 25, 2020","0 - 20000",3,0,12.99,0,"Diary of Lucie is action-roguelite game made with RPG Maker. In addition to simply avoiding the enemy's barrage, strategically use the enemy's bullet to make the battle situation advantageous! In Roguelike mode, Lucie can get 2 types of weapons, 4 types of skills, and abilities with various special effects. Choose the best weapon for you! A bow with high utility from a distance, a sword with a quick melee combo ability, or a wand specializing in magic attacks may be good for you. Every skills has a place to use. Combine your skills as effectively as possible to create a playstyle that suits you. Features of the game -Hard Difficulty : Diary of Lucie is basically designed with Hard difficulty. At first, you will die soon, but you will see yourself and Lucie getting stronger and stronger. -Roguelite : Each time, skills, items, and enemies are all randomly generated. Strategically take care of what you need as quickly as possible. If you're lucky, you can even get a powerful weapon and start from the beginning. Of course you will die soon, but don't be disappointed As you die, your experience and Lucie's abilities will increase more and more! -Variety of play by weapon : Every weapon has its own special ability. Sometimes, depending on the enchantment, the performance may change completely. -Various skill combinations : Skills are acquired at random each time, but you can also choose strategically to farm. Combine various skills effectively. -Cute character motion : Enjoy smooth motion and various dot-graphic motions. -Hidden Story : Don't give up on the challenge! As you progress through Roguelike mode, the story between Lucie's past and the characters will naturally reveal little by little.","['English', 'Korean']","[]","","https://cdn.akamai.steamstatic.com/steam/apps/1454010/header.jpg?t=1654343206","","","kth20970@naver.com",True,False,False,0,"",0,100,5,"",0,0,"",0,0,0,0,"Parange Project","Parange Project","Single-player,Partial Controller Support,Steam Cloud","Action,Adventure,Indie,RPG,Strategy,Early Access","Action Roguelike,Action,Rogue-lite,RPGMaker,Mystery,Fantasy,Rogue-like,Dungeon Crawler,2D,Pixel Graphics,Early Access,Strategy,Top-Down,Indie,Magic,RPG,Adventure,Top-Down Shooter,Procedural Generation,Singleplayer","https://cdn.akamai.steamstatic.com/steam/apps/1454010/ss_e19efaebdbc190bcfc972d9003c0d90145b476ef.1920x1080.jpg?t=1654343206,https://cdn.akamai.steamstatic.com/steam/apps/1454010/ss_763558501a9a0b6a926e76ce5e2796cdbdac7c4b.1920x1080.jpg?t=1654343206,https://cdn.akamai.steamstatic.com/steam/apps/1454010/ss_448b43df7df389d2cf21684bcb7cc7376915f76b.1920x1080.jpg?t=1654343206,https://cdn.akamai.steamstatic.com/steam/apps/1454010/ss_fe4e85c91ba237f442264c8b3e2802a7c173e82e.1920x1080.jpg?t=1654343206,https://cdn.akamai.steamstatic.com/steam/apps/1454010/ss_ebf76aafe3e44315da6c04bd67e2cdcad4b06769.1920x1080.jpg?t=1654343206,https://cdn.akamai.steamstatic.com/steam/apps/1454010/ss_5f257b2b2b0c9b7f5b845fe80ae8c6f9fb48dc21.1920x1080.jpg?t=1654343206,https://cdn.akamai.steamstatic.com/steam/apps/1454010/ss_87ab56b9ae84625e818a6f02b957b7ecf7673509.1920x1080.jpg?t=1654343206,https://cdn.akamai.steamstatic.com/steam/apps/1454010/ss_3890cc0027fc374398d5655b6c22665ac0825c22.1920x1080.jpg?t=1654343206,https://cdn.akamai.steamstatic.com/steam/apps/1454010/ss_8c2e803f9d43051a998f7331f67ac57d3cccbebe.1920x1080.jpg?t=1654343206,https://cdn.akamai.steamstatic.com/steam/apps/1454010/ss_28b879c6f3fdf01b9ed3336606d5c21c3f32afa9.1920x1080.jpg?t=1654343206,https://cdn.akamai.steamstatic.com/steam/apps/1454010/ss_e742d5dca0c326e00cd752a159f454a6f317ffee.1920x1080.jpg?t=1654343206,https://cdn.akamai.steamstatic.com/steam/apps/1454010/ss_673280975b2d099088cba8bc4e1cbb80c869dae9.1920x1080.jpg?t=1654343206","http://cdn.akamai.steamstatic.com/steam/apps/256807620/movie_max.mp4?t=1604147754"</text:p>
          </table:table-cell>
          <table:table-cell table:number-columns-repeated="16383" table:style-name="ce1"/>
        </table:table-row>
        <table:table-row table:style-name="ro1">
          <table:table-cell office:value-type="string" table:style-name="ce1">
            <text:p>22670,"Alien Breed 3: Descent","Nov 17, 2010","200000 - 500000",3,0,9.99,0,"Alien Breedâ„¢ 3: Descent is the final explosive chapter in the Alien Breedâ„¢ series, and is a science fiction arcade-shooter with an epic story, swarms of highly intelligent alien enemies, high-impact weapons and stunning environments, developed using Epic Games' UnrealÂ® Engine 3. Descend into hell and once again take control of the hero, Conrad, the shipâ€™s Chief Engineer, in his last stand against the savage alien horde. While the doomed vessel, the Leopold, and the alien space craft plunge deeper into the planetâ€™s atmosphere, with an icy ocean promising a watery grave, you have just hours to defy a grisly death and survive the alien onslaught for the final time. As you struggle deeper into the sinking alien ship, through the freezing waters flooding every corridor, the horrifying truth surrounding the existence of the Breed is finally uncoveredâ€¦ In addition to the thrilling conclusion to the single-player campaign and the relentless and competitive â€œSurvivorâ€ modes, the game offers action-packed, two-player online co-operative battle modes. Key Features Alien Breedâ„¢ 3: Descent - The stunning final chapter in the Alien Breedâ„¢ trilogy - an action-packed mix of arcade-shooter, survival-horror and tactical weapons upgrades and customisation. The final descent into hell! NEW - Set pieces â€“ battle the breed through flooded levels and hull walk sections. NEW â€“ Third-person action - take control of the hero, Conrad, in the new action-packed, third-person, sections. NEW â€“ Fight the last stand armed with powerful new weaponry: The Project X is a â€˜BFGâ€™ that vaporizes everything it comes into contact with. The Electro-Link gun fires bolts of electricity and also sends chain lightning to damage nearby enemies. NEW â€“ Survive new alien enemies â€“ the â€˜Electro-shockerâ€™ and dramatic encounters with the final horrifying bosses. Epic single-player Story mode â€“ The final chapter in the single-player campaign mode that concludes the thrilling narrative of the game through huge and challenging environments, including the new research lab level. Single-player Survivor mode â€“ Resist endless waves of intense alien horde attacks in specifically designed arena environments. Single-player Free-play mode â€“ A single-player challenge mode â€“ beat your high score on a previously completed campaign mission. Two-player Co-operative play mode â€“ Work together to defeat the alien horde across three specially customised assault maps for two players online. Two-player Co-operative Survivor mode â€“ Join forces online and try to survive three specifically designed arena environments. Get competitive and challenge others online to beat your survivor abilities on the extensive Leader-boards. Additional Online features â€“ Quick Match/Create Game/Friends Lists/Voice Chat/Leader-boards/Steam Achievements/Co-operative Achievements. Upgrades shop â€“ Search fallen comrades and lockers to accumulate cash, and then tactically spend it on weapons/kit upgrades in the in-game shop. Playable demo/trial â€“ A purpose-designed, action-packed free sample section of Alien Breedâ„¢ 3: Descent, called â€˜The Prologueâ€™, which also features a time-limited Survivor mode map.","['English', 'French', 'German', 'Italian', 'Japanese', 'Spanish - Spain']","[]","","https://cdn.akamai.steamstatic.com/steam/apps/22670/header.jpg?t=1655730869","http://www.team17.com/","","",True,False,False,64,"https://www.metacritic.com/game/pc/alien-breed-3-descent?ftag=MCD-06-10aaa1f",0,349,134,"",13,285,"",44,0,24,0,"Team17 Digital Ltd","Team17 Digital Ltd","Single-player,Multi-player,Co-op,Steam Achievements,Partial Controller Support,Stats,Steam Leaderboards","Action","Action,Shooter,Sci-fi,Aliens,Third Person,Isometric,Top-Down Shooter,Co-op,Twin Stick Shooter,Top-Down,Singleplayer,Horror,Arcade","https://cdn.akamai.steamstatic.com/steam/apps/22670/ss_12bdbc7f444c7e99c2132f05d1945b9036e999cb.1920x1080.jpg?t=1655730869,https://cdn.akamai.steamstatic.com/steam/apps/22670/ss_7a6d2e8c4866940f5f1571f36eba50c1b4341149.1920x1080.jpg?t=1655730869,https://cdn.akamai.steamstatic.com/steam/apps/22670/ss_76aac22003177dc2e9136f95bb8908931807040c.1920x1080.jpg?t=1655730869,https://cdn.akamai.steamstatic.com/steam/apps/22670/ss_2d4bdc8ed2a931aad47964cce85e5301fb4a4dea.1920x1080.jpg?t=1655730869,https://cdn.akamai.steamstatic.com/steam/apps/22670/ss_290e7da46439abfbd196924daf9f7b51155a043b.1920x1080.jpg?t=1655730869,https://cdn.akamai.steamstatic.com/steam/apps/22670/ss_86fe862196b13c922889b9a13eb3b0ba39d914c3.1920x1080.jpg?t=1655730869,https://cdn.akamai.steamstatic.com/steam/apps/22670/ss_386f1b537acf9102c8896f5fa1ad4f91a3a3af1b.1920x1080.jpg?t=1655730869,https://cdn.akamai.steamstatic.com/steam/apps/22670/ss_9ce9bb8f24a8d6205d417097cbcc9cf084a4b5b2.1920x1080.jpg?t=1655730869,https://cdn.akamai.steamstatic.com/steam/apps/22670/ss_7b201de1cef3b955a2d3236fb56f342e4ffdcc06.1920x1080.jpg?t=1655730869,https://cdn.akamai.steamstatic.com/steam/apps/22670/ss_940cd02b37f6a9ae8ea8ff93f3c16b39bf89743a.1920x1080.jpg?t=1655730869",""</text:p>
          </table:table-cell>
          <table:table-cell table:number-columns-repeated="16383" table:style-name="ce1"/>
        </table:table-row>
        <table:table-row table:style-name="ro1">
          <table:table-cell office:value-type="string" table:style-name="ce1">
            <text:p>1330820,"Hunting Unlimited 3","Nov 6, 2020","0 - 20000",0,0,9.99,0,"When it comes to hunting, thereâ€™s nothing more real! Travel throughout the United States, Canada and Zambia to lock your sights on the prey of a lifetime. Unique action-packed missions will get your quarry running and your heart pumping. Track the quarry of your choice: White-tailed Deer, Mule Deer, Pronghorn, Buffalo, Elk, Grizzly, Moose, Mountain Goat, Mountain Lion and Wild Boar. Travel the rough terrain on foot, horse and ATV to search out and bring home that prized trophy. Explore the rugged landscapes of Alberta, Canada, Arizona, Maine, Oregon, Tennessee. Take the hunt to the harsh Zambian landscape to track down Lions, Elephants and Kudu. Perfect your shot at the Target Range before the big hunt. Track your quarry in 50+ action-packed mission challenges or roam the landscape in Free Hunt mode. Experience your perfect shot from a bullet's view with the enhanced Bulletcam. Pick the perfect tools for each of your hunts, selecting from over 30 weapons and accessories. Design your ultimate hunt using Hunting Unlimited 3â€™s in-game Mission Editor, then trade with your huntinâ€™ buddies via email.","['English']","['English']","","https://cdn.akamai.steamstatic.com/steam/apps/1330820/header.jpg?t=1604674624","","https://www.ziggurat.games/","support@ziggurat.games",True,False,False,0,"",0,17,0,"",0,0,"",0,0,0,0,"SCS Software","Ziggurat","Single-player","Action,Casual,Simulation,Sports","Simulation,Sports,Action,Hunting,Level Editor,3D,First-Person,Third Person,Casual,Inventory Management,Singleplayer","https://cdn.akamai.steamstatic.com/steam/apps/1330820/ss_2b253dd1417cab14bc1e49f41470dbcd26afbefa.1920x1080.jpg?t=1604674624,https://cdn.akamai.steamstatic.com/steam/apps/1330820/ss_ad95bea2e69f8107ecbf998b39ed4bbdcfda5de2.1920x1080.jpg?t=1604674624,https://cdn.akamai.steamstatic.com/steam/apps/1330820/ss_599d10f77b4e35eb758a05188520db5d74b62114.1920x1080.jpg?t=1604674624,https://cdn.akamai.steamstatic.com/steam/apps/1330820/ss_b42a199a9e067211d7e7f0548cb6815c0d5688a9.1920x1080.jpg?t=1604674624,https://cdn.akamai.steamstatic.com/steam/apps/1330820/ss_e58c8887060c4b8b6a354f49b1e3f68922384b1a.1920x1080.jpg?t=1604674624,https://cdn.akamai.steamstatic.com/steam/apps/1330820/ss_a128f5ff62b710aad9bb9e03646bd36acbb80d96.1920x1080.jpg?t=1604674624","http://cdn.akamai.steamstatic.com/steam/apps/256808367/movie_max.mp4?t=1604638423"</text:p>
          </table:table-cell>
          <table:table-cell table:number-columns-repeated="16383" table:style-name="ce1"/>
        </table:table-row>
        <table:table-row table:style-name="ro1">
          <table:table-cell office:value-type="string" table:style-name="ce1">
            <text:p>346560,"Hero of the Kingdom II","Feb 20, 2015","100000 - 200000",5,0,7.99,0,"Sail to the farthest islands to save your sister and defeat pirates. You and your sister had finally found a safe haven in a small fishing village. But more troubles came soon after that. The threat of an unstoppable crew of pirates spread its shadow over the entire kingdom. Your beloved sister was kidnapped by the pirates and taken far away to lands unknown. You have no choice but to embark on a journey to save her. You must be brave. You will travel to the end of the world, helping people, fulfilling quests, learning valuable skills, and finding hundreds of useful items. Explore a beautiful country and sail to far islands. Help people and fulfill many interesting quests. Learn skills such as fishing, hunting and gathering. Find hundreds of useful hidden items. Reach up to 48 achievements.","['English', 'French', 'German', 'Spanish - Spain', 'Russian', 'Turkish', 'Czech', 'Portuguese - Brazil', 'Hungarian', 'Polish', 'Italian', 'Dutch', 'Ukrainian', 'Danish', 'Simplified Chinese']","[]","â€œHero of the Kingdom II is a title that casual gamers should find to be very enjoyable, especially those who have appreciated the prequel.â€ 4.0/5 â€“ Softpedia","https://cdn.akamai.steamstatic.com/steam/apps/346560/header.jpg?t=1635411355","https://www.lonelytroops.com/hotk2/index.htm","","support@lonelytroops.com",True,True,True,0,"",0,2046,120,"",48,1615,"",280,0,303,0,"Lonely Troops","Lonely Troops","Single-player,Steam Achievements,Steam Trading Cards,Steam Cloud,Remote Play on Phone,Remote Play on Tablet","Adventure,Casual,Indie,RPG","Adventure,Casual,Point &amp; Click,RPG,Indie,Isometric,Singleplayer,Hidden Object,Pirates,Resource Management,Fantasy,Short,Medieval,Strategy,Story Rich,Colorful,Clicker","https://cdn.akamai.steamstatic.com/steam/apps/346560/ss_13456465d168004b8394d1eea985628d15f4164c.1920x1080.jpg?t=1635411355,https://cdn.akamai.steamstatic.com/steam/apps/346560/ss_f60bc1eddb00d3a1dbd293dc475f62020661c421.1920x1080.jpg?t=1635411355,https://cdn.akamai.steamstatic.com/steam/apps/346560/ss_9d48dac44b5f077bc9810fe3fee2e17489d2e224.1920x1080.jpg?t=1635411355,https://cdn.akamai.steamstatic.com/steam/apps/346560/ss_b39db3d9ee9f4d82eedcc77c96157cd8ede2f256.1920x1080.jpg?t=1635411355,https://cdn.akamai.steamstatic.com/steam/apps/346560/ss_2c684c25674e5af819bd56a5248e96456f1ed56e.1920x1080.jpg?t=1635411355,https://cdn.akamai.steamstatic.com/steam/apps/346560/ss_d379acd3741b53b548fc42a1257d0a045b960c43.1920x1080.jpg?t=1635411355,https://cdn.akamai.steamstatic.com/steam/apps/346560/ss_9019ff24025a36c8f23846882012f0509786787e.1920x1080.jpg?t=1635411355,https://cdn.akamai.steamstatic.com/steam/apps/346560/ss_c768794c5846dd0725b6cfb7f4383a6ab321e9e3.1920x1080.jpg?t=1635411355,https://cdn.akamai.steamstatic.com/steam/apps/346560/ss_3b3d47cfcac37d55c6167c0e95ed62258e0aede0.1920x1080.jpg?t=1635411355","http://cdn.akamai.steamstatic.com/steam/apps/2037139/movie_max.mp4?t=1447368939"</text:p>
          </table:table-cell>
          <table:table-cell table:number-columns-repeated="16383" table:style-name="ce1"/>
        </table:table-row>
        <table:table-row table:style-name="ro1">
          <table:table-cell office:value-type="string" table:style-name="ce1">
            <text:p>1097880,"Super Naughty Maid 2","Jun 20, 2019","0 - 20000",4,0,9.59,2,"Story Leona, your cute and lewd maid is back for more in Super Naughty Maid 2! With her services coming to an end, she wants to see how her beloved master has improved as she puts him to the test. Features Fully animated artwork brings Leona to life. Improved animation and quality that really shows off the realistic softness of each motion. Multiple scenes and positions to choose from as well as new variations from the previous game. Over 60 minutes of recorded voice. Listen to Leona's perverted thoughts with the lewd voice function. Optional English subtitles","['English', 'Traditional Chinese']","[]","","https://cdn.akamai.steamstatic.com/steam/apps/1097880/header.jpg?t=1634585855","","https://denpasoft.com/contact/","",True,False,False,0,"",0,0,0,"",0,1144,"This game depicts sexual acts between the player and a female character. All characters depicted are over the age of 18.",34,0,30,0,"KENZsoft","Denpasoft","Single-player,Steam Trading Cards","Casual,Indie","","https://cdn.akamai.steamstatic.com/steam/apps/1097880/ss_25abbd25794dbc448b55dc22c7d0b0f21a53be0a.1920x1080.jpg?t=1634585855,https://cdn.akamai.steamstatic.com/steam/apps/1097880/ss_1f8446a60bc57875e3e27fe8a9482ef3b1b6c3df.1920x1080.jpg?t=1634585855,https://cdn.akamai.steamstatic.com/steam/apps/1097880/ss_2893265ced42e30d1f056213df4d2b4c733fa71e.1920x1080.jpg?t=1634585855,https://cdn.akamai.steamstatic.com/steam/apps/1097880/ss_f22a2e4b202e7d90b4be1ec8cc4bfb8ac11fbd9f.1920x1080.jpg?t=1634585855,https://cdn.akamai.steamstatic.com/steam/apps/1097880/ss_78da896ee1888fad9206160de6238a63fb3c5221.1920x1080.jpg?t=1634585855,https://cdn.akamai.steamstatic.com/steam/apps/1097880/ss_1b4f301e8e7d208d133ca7d3bac07c6cc61a1cbb.1920x1080.jpg?t=1634585855,https://cdn.akamai.steamstatic.com/steam/apps/1097880/ss_f92170e30a680244d4aae93a83be8bbc5dc0b92e.1920x1080.jpg?t=1634585855,https://cdn.akamai.steamstatic.com/steam/apps/1097880/ss_43cc597db6ae6584f89b65ccdc610e85db87b9ed.1920x1080.jpg?t=1634585855,https://cdn.akamai.steamstatic.com/steam/apps/1097880/ss_05d511f70940866edd915fb1eaf08c9f5736ce4a.1920x1080.jpg?t=1634585855","http://cdn.akamai.steamstatic.com/steam/apps/256752455/movie_max.mp4?t=1559937666"</text:p>
          </table:table-cell>
          <table:table-cell table:number-columns-repeated="16383" table:style-name="ce1"/>
        </table:table-row>
        <table:table-row table:style-name="ro1">
          <table:table-cell office:value-type="string" table:style-name="ce1">
            <text:p>1362670,"KHIO","Jul 24, 2020","0 - 20000",0,0,9.99,0,"Explore and fight through the desolate frozen wilderness of KHIO and maybe you can piece together your forgotten past and that of the world itself. Gather resources to build tools and camps to stay warm and safe, but always be on guard, no raider will spare you even a moment in the heat of combat. In this winter wasteland, there is only one law, survival of the strongest. Discover different areas from a past civilization Solve puzzles to discover the true reason you were brought here Hunt and trap animals for food Gather resources to craft tools and weapons Stay warm and cook food by starting a fire Build a camp by constructing walls around your campfire Keep your loot secure by adding defenses around your camp Watch out for raider attacks Seek revenge by burning raider camps and stealing their loot Shootdown drones for better weaponry","['English']","['English']","","https://cdn.akamai.steamstatic.com/steam/apps/1362670/header.jpg?t=1595629192","https://khiogame.com/","khiogame.com","necavare@gmail.com",True,False,False,0,"",0,3,1,"",0,0,"",0,0,0,0,"Necavare","Necavare","Single-player","Action,Adventure,Casual,Indie,Early Access","Early Access,Adventure,Exploration,Survival,Rogue-like,Action Roguelike,Pixel Graphics,Open World,Atmospheric,Mystery,Building,PvE,Perma Death,Procedural Generation,Action,Singleplayer,Hunting,Crafting,Puzzle,Third Person","https://cdn.akamai.steamstatic.com/steam/apps/1362670/ss_70c51757e063621c1356fee1196904b47aa0efda.1920x1080.jpg?t=1595629192,https://cdn.akamai.steamstatic.com/steam/apps/1362670/ss_28e81f6f4bdd7c5601f3455b422f772281f19682.1920x1080.jpg?t=1595629192,https://cdn.akamai.steamstatic.com/steam/apps/1362670/ss_91ab0c480fb2e36e266dfbfe57dab9f936780a61.1920x1080.jpg?t=1595629192,https://cdn.akamai.steamstatic.com/steam/apps/1362670/ss_0cc06f4811af7994b6f9f5a918383c5a255cfc92.1920x1080.jpg?t=1595629192,https://cdn.akamai.steamstatic.com/steam/apps/1362670/ss_2b01026af327e2e7c4c4c3fe4a0a5a52a8fa4aeb.1920x1080.jpg?t=1595629192","http://cdn.akamai.steamstatic.com/steam/apps/256791516/movie_max.mp4?t=1594399088"</text:p>
          </table:table-cell>
          <table:table-cell table:number-columns-repeated="16383" table:style-name="ce1"/>
        </table:table-row>
        <table:table-row table:style-name="ro1">
          <table:table-cell office:value-type="string" table:style-name="ce1">
            <text:p>290870,"Steam Squad","Jul 28, 2016","20000 - 50000",0,0,17.99,1,"Steam Squad - tactical wargame, where gameplay takes place at the alternative universe with steampunk details during the times of the Great War amongst colorful anime like settings as if drawn by Miyazaki himself. Game is posing a question what if? What if Tianxian Empire was able to colonize Siberia before Russia did and later had started war to extend its ownership over the rest of Europe and America? Players acting for the 3 of the world superpowers - Britain, Tianxia and the Holy Roman Empires have teams of up to 8 units equipped with guns and machinery of the times of WWI in order to complete 30 tactical missions. For instance, you can be asked to capture an area, defend a lodgement or a person, attempt to sabotage, etc. To succeed in the game, players must: Equip their teams according to the chosen strategy - select the right units, ammunition and armory for the mission</text:p>
          </table:table-cell>
          <table:table-cell office:value-type="string" table:style-name="ce1">
            <text:p><text:s/>Read mission tactical maps</text:p>
          </table:table-cell>
          <table:table-cell office:value-type="string" table:style-name="ce1">
            <text:p><text:s/>Lead units in the smart way and accurately - they are so easily killed and you have only few of them</text:p>
          </table:table-cell>
          <table:table-cell office:value-type="string" table:style-name="ce1">
            <text:p><text:s/>Key Features Realisticity and complexity - actions in the game are driven by solid physic based combat mechanics and this is what it makes to be similar to the classics of table games - Warhammer, Infinity the Game</text:p>
          </table:table-cell>
          <table:table-cell office:value-type="string" table:style-name="ce1">
            <text:p><text:s/>Possibility to use its own and take over enemy equipment - tanks, cannons and mortars</text:p>
          </table:table-cell>
          <table:table-cell office:value-type="string" table:style-name="ce1">
            <text:p><text:s/>Possibility to equip units according to the tasks of the missions and your preferences</text:p>
          </table:table-cell>
          <table:table-cell office:value-type="string" table:style-name="ce1">
            <text:p><text:s/>Original weaponry that is similar to the one used during the times of Great War</text:p>
          </table:table-cell>
          <table:table-cell office:value-type="string" table:style-name="ce1">
            <text:p><text:s/>Battlecam with a depth of field effect and nice color correction, that gives an old film feeling</text:p>
          </table:table-cell>
          <table:table-cell office:value-type="string" table:style-name="ce1">
            <text:p><text:s/>Beautiful settings as if drawn by Miyazaki himself</text:p>
          </table:table-cell>
          <table:table-cell office:value-type="string" table:style-name="ce1">
            <text:p><text:s/>Nice little perks like - destroyable environment, interactive fauna and melee weapons</text:p>
          </table:table-cell>
          <table:table-cell office:value-type="string" table:style-name="ce1">
            <text:p><text:s/>We sincerely want you to enjoy Steam Squad as we tried hard to make it interesting. Your support and feedback is vital for us as they help us to improve and make game even better.","['English', 'Russian', 'French', 'German']","[]","","https://cdn.akamai.steamstatic.com/steam/apps/290870/header.jpg?t=1572601412","http://steamsquad.net/","http://steamsquad.net/","steamsquad@bretwalda.net",True,True,True,0,"",0,61,29,"",32,0,"",0,0,0,0,"Bretwalda Games","Bretwalda Games","Single-player,Multi-player,PvP,Shared/Split Screen PvP,Shared/Split Screen,Cross-Platform Multiplayer,Steam Achievements,Steam Trading Cards,Steam Cloud,Remote Play Together","Indie,Strategy","Strategy,Indie,Turn-Based,World War I,Steampunk,Alternate History,Turn-Based Tactics,Atmospheric,Wargame,Classic,Tactical","https://cdn.akamai.steamstatic.com/steam/apps/290870/ss_afcb9f31e5bc2553ea4b871f1be02ad93d9e3ef3.1920x1080.jpg?t=1572601412,https://cdn.akamai.steamstatic.com/steam/apps/290870/ss_c9b2a8f90f100052376e841e52f713d5e5ab82e8.1920x1080.jpg?t=1572601412,https://cdn.akamai.steamstatic.com/steam/apps/290870/ss_a1a983ee9193a9a07b4d1bf37e3e19552dae216e.1920x1080.jpg?t=1572601412,https://cdn.akamai.steamstatic.com/steam/apps/290870/ss_62c9c64da9d76343f7979b23f40f061153a0fe05.1920x1080.jpg?t=1572601412,https://cdn.akamai.steamstatic.com/steam/apps/290870/ss_634ac858fd33d82da39ceeae62e55c3713822c8e.1920x1080.jpg?t=1572601412,https://cdn.akamai.steamstatic.com/steam/apps/290870/ss_be983f9238d2534ddea517c11d05eb2ad54f3b52.1920x1080.jpg?t=1572601412,https://cdn.akamai.steamstatic.com/steam/apps/290870/ss_e09bf8b135951470045871bb3b3c21070f4a674b.1920x1080.jpg?t=1572601412,https://cdn.akamai.steamstatic.com/steam/apps/290870/ss_1f8d6056e8d7ba71161cf9a88d0e410c64a96f79.1920x1080.jpg?t=1572601412,https://cdn.akamai.steamstatic.com/steam/apps/290870/ss_b3f27fc72d0ec9e6605becfac5d500bee9fc5b36.1920x1080.jpg?t=1572601412,https://cdn.akamai.steamstatic.com/steam/apps/290870/ss_ae9b214b29204f34afc1649ea479933f7bc76a55.1920x1080.jpg?t=1572601412,https://cdn.akamai.steamstatic.com/steam/apps/290870/ss_a71e36f91723b6472090e89f520acde18eea805c.1920x1080.jpg?t=1572601412,https://cdn.akamai.steamstatic.com/steam/apps/290870/ss_1cad8e090228236a7992d2475f9841a9a1ffa088.1920x1080.jpg?t=1572601412,https://cdn.akamai.steamstatic.com/steam/apps/290870/ss_643c4d6cbfa74cdb75da850edf23ec61719d2747.1920x1080.jpg?t=1572601412,https://cdn.akamai.steamstatic.com/steam/apps/290870/ss_d4c2da4f3c44fb5649573d89f59fcba56bbfb614.1920x1080.jpg?t=1572601412,https://cdn.akamai.steamstatic.com/steam/apps/290870/ss_d01de0d31b4798426fb58dc0a75e636876d2901d.1920x1080.jpg?t=1572601412,https://cdn.akamai.steamstatic.com/steam/apps/290870/ss_144bdf3b8877bcf19c71dd16e284eca70066dc49.1920x1080.jpg?t=1572601412,https://cdn.akamai.steamstatic.com/steam/apps/290870/ss_b33dcefc484852c7b9ac0f6fd439b4316bb7cb48.1920x1080.jpg?t=1572601412,https://cdn.akamai.steamstatic.com/steam/apps/290870/ss_fd0afc441f362e41ce8ab596e4a01a26ecd1e228.1920x1080.jpg?t=1572601412,https://cdn.akamai.steamstatic.com/steam/apps/290870/ss_845721978875c63db33bb6053662baa88cd2539e.1920x1080.jpg?t=1572601412,https://cdn.akamai.steamstatic.com/steam/apps/290870/ss_2da224d17f41b5674590f789176ef81313b56c0b.1920x1080.jpg?t=1572601412,https://cdn.akamai.steamstatic.com/steam/apps/290870/ss_227127a674c23c2955ca8c1e5b5d25faaee9ef05.1920x1080.jpg?t=1572601412,https://cdn.akamai.steamstatic.com/steam/apps/290870/ss_5754b9be72fd1c201e92bd1cc65711ad5d165563.1920x1080.jpg?t=1572601412,https://cdn.akamai.steamstatic.com/steam/apps/290870/ss_38d9ec982f18aab987d7f73b32b33d1b404cf11e.1920x1080.jpg?t=1572601412,https://cdn.akamai.steamstatic.com/steam/apps/290870/ss_0eb2cc81c7aaab8faa190656569aeac8177a18e6.1920x1080.jpg?t=1572601412,https://cdn.akamai.steamstatic.com/steam/apps/290870/ss_3f33d54b39e4c27ba4a38a7252f97169c4b9ddd8.1920x1080.jpg?t=1572601412,https://cdn.akamai.steamstatic.com/steam/apps/290870/ss_4ea117a9471f43e2e0b7f6e40cc78b70f81e98a6.1920x1080.jpg?t=1572601412,https://cdn.akamai.steamstatic.com/steam/apps/290870/ss_d985d48d7a350007c40362c9c27a72794b488cbf.1920x1080.jpg?t=1572601412,https://cdn.akamai.steamstatic.com/steam/apps/290870/ss_543685e7d119ee53913abe3e0ba29cfad8dbecec.1920x1080.jpg?t=1572601412,https://cdn.akamai.steamstatic.com/steam/apps/290870/ss_b884da5489273899af8ae9c8713fae6dfab83c16.1920x1080.jpg?t=1572601412,https://cdn.akamai.steamstatic.com/steam/apps/290870/ss_8bb710822bda4ced413ba1945bec4f01e2edce02.1920x1080.jpg?t=1572601412,https://cdn.akamai.steamstatic.com/steam/apps/290870/ss_9a326c1be79166cab99e04ccb034690ba174a0f1.1920x1080.jpg?t=1572601412,https://cdn.akamai.steamstatic.com/steam/apps/290870/ss_8fe9fc72e8c4227b848dc24f468d07eba0f5200e.1920x1080.jpg?t=1572601412,https://cdn.akamai.steamstatic.com/steam/apps/290870/ss_61fa167e2e3b1cc05de5da32c1c96411643b1db0.1920x1080.jpg?t=1572601412,https://cdn.akamai.steamstatic.com/steam/apps/290870/ss_a05d567c600d997ef365ed7e010901a0ad564632.1920x1080.jpg?t=1572601412,https://cdn.akamai.steamstatic.com/steam/apps/290870/ss_1869198c6a8c1b61d63f34ee194ee161bd74410d.1920x1080.jpg?t=1572601412,https://cdn.akamai.steamstatic.com/steam/apps/290870/ss_d9b86a084729285dc0c82c749aedd0c59517f524.1920x1080.jpg?t=1572601412,https://cdn.akamai.steamstatic.com/steam/apps/290870/ss_be85b825d51e0f43cf2d2752d005029d4e3f288f.1920x1080.jpg?t=1572601412","http://cdn.akamai.steamstatic.com/steam/apps/2032271/movie_max.mp4?t=1447361792,http://cdn.akamai.steamstatic.com/steam/apps/2032272/movie_max.mp4?t=1469529575,http://cdn.akamai.steamstatic.com/steam/apps/2032273/movie_max.mp4?t=1469537657"</text:p>
          </table:table-cell>
          <table:table-cell table:number-columns-repeated="16373"/>
        </table:table-row>
        <table:table-row table:style-name="ro1">
          <table:table-cell office:value-type="string" table:style-name="ce1">
            <text:p>575760,"Project: R.E.B.O.O.T 2","Jan 27, 2017","20000 - 50000",10,0,2.99,0,"Meet the continuation of the hardcore platformer Project: R.E.B.O.O.T! You have to play for the intelligent robot, created by the best scientists for the annual tournament 'Project: R.E.B.O.O.T'. The best minds from all the planets are programming their robots each year, which must pass 30 challenging levels, equipped with deadly traps and various obstacles. In the game you expect sea hardcore and fun, as well as new, unique locations and a variety of levels. Also do not forget that your main goal to reach the end and prove to everyone that you are the best!","['English']","[]","","https://cdn.akamai.steamstatic.com/steam/apps/575760/header.jpg?t=1610204415","","","volensnolensgames@gmail.com",True,False,False,0,"",0,29,28,"",0,0,"",337,0,289,0,"Volens Nolens Games","Volens Nolens Games","Single-player,Steam Trading Cards","Action,Adventure,Casual,Indie","Action,Adventure,Casual,Indie,Platformer,2D Platformer,2D,Psychological Horror,Linear,Singleplayer","https://cdn.akamai.steamstatic.com/steam/apps/575760/ss_8ce34256b2546addf621e0455e5343b87ee0f9e5.1920x1080.jpg?t=1610204415,https://cdn.akamai.steamstatic.com/steam/apps/575760/ss_4dc5f6f9ebc7b5769b4810cf180902297aeaa0fe.1920x1080.jpg?t=1610204415,https://cdn.akamai.steamstatic.com/steam/apps/575760/ss_427ca4e5736e5c5fe357bbb97075fa34b814cdf0.1920x1080.jpg?t=1610204415,https://cdn.akamai.steamstatic.com/steam/apps/575760/ss_6051e88deaac11aeaf85c58b229a90d0c1145d85.1920x1080.jpg?t=1610204415,https://cdn.akamai.steamstatic.com/steam/apps/575760/ss_2a90ea5541801577ecbe883dffcb553ea9b89185.1920x1080.jpg?t=1610204415,https://cdn.akamai.steamstatic.com/steam/apps/575760/ss_6761aa5f072246dce18c93d5e14788e4f4c266f9.1920x1080.jpg?t=1610204415","http://cdn.akamai.steamstatic.com/steam/apps/256677922/movie_max.mp4?t=1485453880"</text:p>
          </table:table-cell>
          <table:table-cell table:number-columns-repeated="16383" table:style-name="ce1"/>
        </table:table-row>
        <table:table-row table:style-name="ro1">
          <table:table-cell office:value-type="string" table:style-name="ce1">
            <text:p>434030,"Aerofly FS 2 Flight Simulator","Nov 20, 2017","100000 - 200000",19,0,37.49,23,"Aerofly FS 2 lets you explore the world of flying in a quality never seen before. Fly a large selection of highly detailed aircraft or a helicopter with fully animated and interactive 3D cockpits. Aerofly FS 2 is a next generation flight simulator open for add-ons and sets a high value on realistic flight physics, highly detailed aircraft and a stunning, photo realistic scenery. World wide coverage of elevation data and aerial images is included with Aerofly FS 2. At the same time, Aerofly FS 2 features an intuitive user interface and requires virtually no training time. Take your seat in the cockpit and enjoy flying over the famous Golden Gate Bridge or visit Alcatraz Island. Learn the basics of flying at our flight school or jump right into the captain's seat and land the majestic 747 at one of the busiest airports of the world. FEATURES 22 aircraft included: - A320 - B737-500 - B747-400 - B777-300ER - C172, Baron 58 - EC135 and Robinson R22 Beta II helicopters - F-15, F-18, Aermacchi MB-339 - King Air C90 GTx, Learjet 45 - Extra 330, Pitts S-2B biplane, BÃ¼cker Jungmeister - Corsair F4U, P-38 Lightning, Sopwith Camel - ASG 29 and Swift S1 gliders - Dash-8 Q400 (available as free DLC) Highly detailed and interactive 3D cockpits Adjustable cockpit lighting at night time Realistic flight physics Interactive Flight school for learning the basics of flying High resolution aerial images and over 200 airports for the South West of the United States World wide elevation and aerial images Display terrain features like mountains, lakes and cities for easy VFR navigation Route editor for easy flight planning Adjustable time of day Adjustable wind, clouds, visibility, thermal activity and turbulence Replay system Different view modes Support for multiple joysticks, throttle units, rudder pedals and more TrackIR support Full Oculus Rift VR support and full Oculus Touch controller support HTC Vive VR support and full Vive Controller support Support for Saitek Multi Panel, Radio Panel, Switch Panel and Saitek TPM","['English', 'German', 'French']","['English', 'German', 'French']","","https://cdn.akamai.steamstatic.com/steam/apps/434030/header.jpg?t=1611007152","https://www.aerofly.com/","https://www.aerofly.com/support","",True,True,True,0,"",0,1490,408,"",0,1831,"",127,0,127,0,"IPACS","IPACS","Single-player,Partial Controller Support","Action,Indie,Racing,Simulation","Flight,Simulation,VR,Racing,Physics,Open World,Realistic,Education,Exploration,Jet,3D Vision,Relaxing,3D,Level Editor,America,Singleplayer,TrackIR,Early Access,Indie,Multiplayer","https://cdn.akamai.steamstatic.com/steam/apps/434030/ss_888dfca608d7f02013f17d4ae00426353e88348c.1920x1080.jpg?t=1611007152,https://cdn.akamai.steamstatic.com/steam/apps/434030/ss_642dd3a53ac8585370be77ae00b8fdb35facadc3.1920x1080.jpg?t=1611007152,https://cdn.akamai.steamstatic.com/steam/apps/434030/ss_216b94f151ef8e39913f2ddffbfde8d532342f4a.1920x1080.jpg?t=1611007152,https://cdn.akamai.steamstatic.com/steam/apps/434030/ss_63fc4b3597eba5440a97a25de8e87210915bca07.1920x1080.jpg?t=1611007152,https://cdn.akamai.steamstatic.com/steam/apps/434030/ss_5c74fdedc3b7aaa6866f1a3491fcc311e494b51a.1920x1080.jpg?t=1611007152,https://cdn.akamai.steamstatic.com/steam/apps/434030/ss_5c8bc0e3a98da3ba5865fa53def6cea1090a7e08.1920x1080.jpg?t=1611007152,https://cdn.akamai.steamstatic.com/steam/apps/434030/ss_dc5ed25850a8425ed456a891e71b6416147893f6.1920x1080.jpg?t=1611007152,https://cdn.akamai.steamstatic.com/steam/apps/434030/ss_87aac7133913553759c39d3dc12516f9545cc193.1920x1080.jpg?t=1611007152,https://cdn.akamai.steamstatic.com/steam/apps/434030/ss_f8f6fbb4c76079e0231e737379dbd90187655791.1920x1080.jpg?t=1611007152,https://cdn.akamai.steamstatic.com/steam/apps/434030/ss_051a23cc7acbeecdc98c524d9a09cb5444b3703b.1920x1080.jpg?t=1611007152,https://cdn.akamai.steamstatic.com/steam/apps/434030/ss_6aa61692dbf116f2dc6d7e176dee76d1da35a341.1920x1080.jpg?t=1611007152,https://cdn.akamai.steamstatic.com/steam/apps/434030/ss_f2fdb0626b17926879dd652699bfa11084a4657f.1920x1080.jpg?t=1611007152,https://cdn.akamai.steamstatic.com/steam/apps/434030/ss_06a0791e15e6465e68169a75151ea787e9ae5ff3.1920x1080.jpg?t=1611007152,https://cdn.akamai.steamstatic.com/steam/apps/434030/ss_293c160c667c24073ba76ac2f2fd20cb7ea96e8b.1920x1080.jpg?t=1611007152,https://cdn.akamai.steamstatic.com/steam/apps/434030/ss_51646119c42c3aa483aa923c80fcd4a518a30fed.1920x1080.jpg?t=1611007152,https://cdn.akamai.steamstatic.com/steam/apps/434030/ss_3da3d9f23f40e9301a95e18b05c3afe1b7275f26.1920x1080.jpg?t=1611007152,https://cdn.akamai.steamstatic.com/steam/apps/434030/ss_33e80f606be724e889f1ced60e36a470615102b7.1920x1080.jpg?t=1611007152,https://cdn.akamai.steamstatic.com/steam/apps/434030/ss_a7638daab15d6da1056f5cbb2fa597f8f81b24d5.1920x1080.jpg?t=1611007152,https://cdn.akamai.steamstatic.com/steam/apps/434030/ss_87c5c9e6c4f64bb8e869aa4ff99a12e6170d9ec7.1920x1080.jpg?t=1611007152,https://cdn.akamai.steamstatic.com/steam/apps/434030/ss_8d9bdd17a64d8ad2bbc30a0548a9472d828b58a0.1920x1080.jpg?t=1611007152,https://cdn.akamai.steamstatic.com/steam/apps/434030/ss_a46858f7cb8c32e32d6b312633aa19ef1a0d422d.1920x1080.jpg?t=1611007152,https://cdn.akamai.steamstatic.com/steam/apps/434030/ss_eb02b27fce208869d17482a6629ce5d09fdbfc80.1920x1080.jpg?t=1611007152,https://cdn.akamai.steamstatic.com/steam/apps/434030/ss_b146e6f503902c8b87dfbc92920b7613b0d999cd.1920x1080.jpg?t=1611007152,https://cdn.akamai.steamstatic.com/steam/apps/434030/ss_a03d068662d116b6c7f775d69e9a94c22c35de85.1920x1080.jpg?t=1611007152,https://cdn.akamai.steamstatic.com/steam/apps/434030/ss_23e61db23be7f489d951b768cd781176b4bd1e50.1920x1080.jpg?t=1611007152,https://cdn.akamai.steamstatic.com/steam/apps/434030/ss_21fb47ea398ebedb16e2f0464d03a3791613167d.1920x1080.jpg?t=1611007152,https://cdn.akamai.steamstatic.com/steam/apps/434030/ss_cbea7879b2a2af95d02365dc24a7f09ea0d39164.1920x1080.jpg?t=1611007152","http://cdn.akamai.steamstatic.com/steam/apps/256664157/movie_max.mp4?t=1463158928"</text:p>
          </table:table-cell>
          <table:table-cell table:number-columns-repeated="16383" table:style-name="ce1"/>
        </table:table-row>
        <table:table-row table:style-name="ro1">
          <table:table-cell office:value-type="string" table:style-name="ce1">
            <text:p>810740,"Turtle Lu","Mar 22, 2018","20000 - 50000",0,0,2.99,0,"Turtle Lu Turtle Lu is an old-school Action-Adventure game, Explore immense 2D Zones. Day after day, Lu watched creepy little caterpillars crawl past his window. Everywhere. Like the pitter patter of birds on a tin roof, the squirming sensation of moles crawling under the floor. The days flew by, each like the one before, monotonous. Lu lay down with the sunset every night, and awoke to the cock-a-doodle doo of the rooster outside every morning. The months passed by, the spring rain, autumn sun, leaves of fall and nowÂ…snow is falling on the roof. Lu curled up in his shell and fell into a long, deep sleep. Winter was as it always is, and soon the first rays of the sun broke through the dirty, cobwebbed window. 'It looks like it's time to wake up ' he thought, opening his heavy eyes. As he crept outside his house, he was in for a big surprise. The little caterpillars had grown into giant, dangerous Monsters! Huge, angry bees circled around his home, stingers ready toÂ…well, sting! Mad urchins darted from house to house, destroying everything in their paths with fearsome needles! 'This outrage must be stopped!' Lu exclaimed as he set out on his perilous journeyÂ… FEATURES : - Beautiful, realistic graphics. - Various levels. - Pleasant sound effects and music.","['English']","[]","","https://cdn.akamai.steamstatic.com/steam/apps/810740/header.jpg?t=1564767072","","","",True,False,False,0,"",0,4,10,"",0,0,"",0,0,0,0,"Falco Software","","Single-player","Action,Adventure,Casual,Indie","Action,Adventure,Indie,Casual,Platformer,Arcade,2D,Retro,Minimalist,Atmospheric,Singleplayer","https://cdn.akamai.steamstatic.com/steam/apps/810740/ss_755679f9ec63dc336bf420a854971910cc308e9c.1920x1080.jpg?t=1564767072,https://cdn.akamai.steamstatic.com/steam/apps/810740/ss_077e69d621ced593aad8c4fc5797ea2bfefcdaf1.1920x1080.jpg?t=1564767072,https://cdn.akamai.steamstatic.com/steam/apps/810740/ss_a8a6a0565e05422402a9d475c902caf78b20e1d2.1920x1080.jpg?t=1564767072,https://cdn.akamai.steamstatic.com/steam/apps/810740/ss_b7c5a9ad2fdd079174b3f961bcc263dead379e59.1920x1080.jpg?t=1564767072,https://cdn.akamai.steamstatic.com/steam/apps/810740/ss_abfed9387817fe58fe1d476cf48d01a486948956.1920x1080.jpg?t=1564767072","http://cdn.akamai.steamstatic.com/steam/apps/256709262/movie_max.mp4?t=1520522175"</text:p>
          </table:table-cell>
          <table:table-cell table:number-columns-repeated="16383" table:style-name="ce1"/>
        </table:table-row>
        <table:table-row table:style-name="ro1">
          <table:table-cell office:value-type="string" table:style-name="ce1">
            <text:p>2073470,"Kanjozoku Game ãƒ¬ãƒ¼ã‚µãƒ¼","Jul 16, 2022","20000 - 50000",319,0,5.99,0,"Kanjozoku Game ãƒ¬ãƒ¼ã‚µãƒ¼ : 90s Osaka Kanjo Illegal street racing. Feel like an street racer and drive on japanese autobahns. True 90s and 2000s JDM Cars to drive and tune. Engine Tuning: Internals, Turbochargers, ECU, Fuel, Intake, Exhaust, etc. Engine Swaps: 2JZ, RB26, VQ35, 4AGE, B16B, 13B, LS3, SR20, CA18, and much more! Body Tuning: Bumpers, Hoods, Fenders, Lights, etc. Suspension Tuning: Wheels, Rims, Tyres, Camber, Coilovers, Spacers etc. Load custom vinyls/liveries to the car. Online Races: Time Attack, Minimum Speed, Do not Crash, Avoid Traffic, etc. Online Car Meets and Hotspots. Drift with RWD and AWD cars. High Speed Police Chases. Rating system: Avoid traffic at high speeds, complete races, escape police chases, play online and PvP with someone else to gain more rating.","['English']","[]","","https://cdn.akamai.steamstatic.com/steam/apps/2073470/header.jpg?t=1658578826","","","stanislawgamess@gmail.com",True,False,False,0,"",0,392,57,"",0,493,"",0,0,0,0,"SGãƒ‡ãƒ™ãƒ­ãƒƒãƒ‘ãƒ¼","SGãƒ‡ãƒ™ãƒ­ãƒƒãƒ‘ãƒ¼","Single-player,Multi-player,MMO,PvP,Online PvP,Co-op,Online Co-op,Partial Controller Support","Massively Multiplayer,Racing,Simulation,Sports","Racing,Sports,Combat Racing,Driving,PvP,PvE,Automobile Sim,Arcade,3D,Third Person,Simulation,Open World,Anime,Realistic,Moddable,Atmospheric,Cinematic,1990's,Old School,Retro","https://cdn.akamai.steamstatic.com/steam/apps/2073470/ss_edf2a09f32f767de7177bdfbf46ac9432ad42ad0.1920x1080.jpg?t=1658578826,https://cdn.akamai.steamstatic.com/steam/apps/2073470/ss_8d5128339752cc6b7bac679d5bb2f4350122c4ba.1920x1080.jpg?t=1658578826,https://cdn.akamai.steamstatic.com/steam/apps/2073470/ss_9cb73d77755ea1ebdc7195116d80395311a7795e.1920x1080.jpg?t=1658578826,https://cdn.akamai.steamstatic.com/steam/apps/2073470/ss_a6febb0ed546d4133c619cddfb165da8dfd3883a.1920x1080.jpg?t=1658578826,https://cdn.akamai.steamstatic.com/steam/apps/2073470/ss_30c0a22954e7fe8c28a62259e6e06c0e89a70707.1920x1080.jpg?t=1658578826,https://cdn.akamai.steamstatic.com/steam/apps/2073470/ss_4c0892c6c9777bbdf73031c517aa266a7296c745.1920x1080.jpg?t=1658578826,https://cdn.akamai.steamstatic.com/steam/apps/2073470/ss_4b9c7aeb2ece84ebcbf0b7e7d79b9351ebe24433.1920x1080.jpg?t=1658578826,https://cdn.akamai.steamstatic.com/steam/apps/2073470/ss_2983902f056ed6e17ddcb1de45f2ab9f3fd2a540.1920x1080.jpg?t=1658578826,https://cdn.akamai.steamstatic.com/steam/apps/2073470/ss_70f964b9ba2b6af063592e7491f5e9bff196e648.1920x1080.jpg?t=1658578826,https://cdn.akamai.steamstatic.com/steam/apps/2073470/ss_8990134aa627a010466c92a6abd8c65766e5d69b.1920x1080.jpg?t=1658578826,https://cdn.akamai.steamstatic.com/steam/apps/2073470/ss_b992aa51b5642ea11c486757da6e9b7d53f69668.1920x1080.jpg?t=1658578826,https://cdn.akamai.steamstatic.com/steam/apps/2073470/ss_7cd235dfae14c0e4cc56e5cd74fbee8906643260.1920x1080.jpg?t=1658578826,https://cdn.akamai.steamstatic.com/steam/apps/2073470/ss_abb25751e2bd4b9ee8e3010c4ffc1d03327d307c.1920x1080.jpg?t=1658578826,https://cdn.akamai.steamstatic.com/steam/apps/2073470/ss_7f259c6681436c81e6b7ee5743a8739ff89efe74.1920x1080.jpg?t=1658578826","http://cdn.akamai.steamstatic.com/steam/apps/256896408/movie_max.mp4?t=1657829930"</text:p>
          </table:table-cell>
          <table:table-cell table:number-columns-repeated="16383" table:style-name="ce1"/>
        </table:table-row>
        <table:table-row table:style-name="ro1">
          <table:table-cell office:value-type="string" table:style-name="ce1">
            <text:p>589250,"PowersVR","Oct 10, 2020","0 - 20000",0,0,9.99,0,"PowersVR lets you be the caped crusader from comic books. Featuring a cast of colorful heroes, you'll get to test out their unique superpowers in Metropolis. Compete in challenges, unlock all superpowers, fight enemies and discover hidden collectibles. With more heroes and challenges yet to come! Metropolis City is a giant VR sandbox, filled with interesting locations and enemies to face. Follow the beams of light to discover new heroes with all new abilities, some beams will lead you to a challenge. Have the right hero? A section of the map becomes an isolated activity in which you compete for a high score! Secret collectibles are scattered in every nook and cranny, gathering them will unlock all sorts of artwork in the Gallery.","['English']","[]","","https://cdn.akamai.steamstatic.com/steam/apps/589250/header.jpg?t=1602346000","","","christianignatov@gmail.com",True,False,False,0,"",0,37,22,"",4,0,"",0,0,0,0,"PseudoGames","PseudoGames","Single-player,Steam Achievements","Action,Indie,Simulation","Action,Indie,Simulation,VR,Superhero,Early Access,Comic Book","https://cdn.akamai.steamstatic.com/steam/apps/589250/ss_805ed40b58fbeff9951f9411b237ad93cb460950.1920x1080.jpg?t=1602346000,https://cdn.akamai.steamstatic.com/steam/apps/589250/ss_3f59636beca8afb927264bd5c2ab5e9b5a520c0c.1920x1080.jpg?t=1602346000,https://cdn.akamai.steamstatic.com/steam/apps/589250/ss_596d4fe3f9f1a17eb8e49c8e90c432537b0ddc5e.1920x1080.jpg?t=1602346000,https://cdn.akamai.steamstatic.com/steam/apps/589250/ss_59cb39cc72b2578035dc1d5650d939511d907ddd.1920x1080.jpg?t=1602346000,https://cdn.akamai.steamstatic.com/steam/apps/589250/ss_53e84d0c57420d4f30f50b51db705861794a68c0.1920x1080.jpg?t=1602346000","http://cdn.akamai.steamstatic.com/steam/apps/256804196/movie_max.mp4?t=1602287202"</text:p>
          </table:table-cell>
          <table:table-cell table:number-columns-repeated="16383" table:style-name="ce1"/>
        </table:table-row>
        <table:table-row table:style-name="ro1">
          <table:table-cell office:value-type="string" table:style-name="ce1">
            <text:p>677880,"Draw Your Game","Aug 10, 2017","20000 - 50000",0,0,4.99,0,"â€œI wish I could make my own video game.â€ Who among us hasn't thought that at some point? Draw Your Game is a user-friendly application allowing anyone and everyone to create their own video game in a few quick steps: â–¶ Draw your game's world on a piece of paper, using four different colors (black, blue, green and red). â–¶ Use the 'Draw Your Game' app to take a picture of your drawing. â–¶ Wait 10 seconds, while Draw Your Game transforms the drawing into a game. â–¶ Play your game, with a character that you can control. â–¶ Share your creation with other Draw Your Game users. Four different colors to create the world of your choosing: â–¶ Black for stationary floors/ground</text:p>
          </table:table-cell>
          <table:table-cell office:value-type="string" table:style-name="ce1">
            <text:p><text:s/>â–¶ Blue for movable objects that the character can push around</text:p>
          </table:table-cell>
          <table:table-cell office:value-type="string" table:style-name="ce1">
            <text:p><text:s/>â–¶ Green for elements that the character will bounce off of</text:p>
          </table:table-cell>
          <table:table-cell office:value-type="string" table:style-name="ce1">
            <text:p><text:s/>â–¶ Red for objects that will destroy the character or the blue objects. Draw Your Game allows you to create an infinite number of worlds, either on the same sheet of paper or by adding new sheets, one after the other, to create a real story line. There are two available modes: â–¶ â€œCreateâ€ mode, to create your own worlds</text:p>
          </table:table-cell>
          <table:table-cell office:value-type="string" table:style-name="ce1">
            <text:p><text:s/>â–¶ â€œPlayâ€ mode, to play in the worlds created by the community, either in â€œcampaignâ€ mode (worlds selected by our team), or in â€œcatalogueâ€ mode, where you can use search criteria to choose a world yourself. There are several ways to play the different worlds, at the creator's choice: â–¶ â€œEscapeâ€: the character must find a way off the paper to escape and win the game</text:p>
          </table:table-cell>
          <table:table-cell office:value-type="string" table:style-name="ce1">
            <text:p><text:s/>â–¶ â€œDestructionâ€: the character must push blue objects into red ones to destroy them. Our teams approve each new world before releasing it to the community, and a rating system is used to rank the top worlds against one another. [] â–¶ Use fairly wide felt-tip pens. â–¶ Choose vivid colors. â–¶ Take pictures under good lighting.","['English']","['English']","","https://cdn.akamai.steamstatic.com/steam/apps/677880/header.jpg?t=1502354684","","http://www.draw-your-game.com/","contact@zerokcm.fr",True,False,False,0,"",0,18,50,"",43,0,"",0,0,0,0,"Zero One","Zero One","Single-player,Steam Achievements,Partial Controller Support","Casual","Casual,Platformer,Hand-drawn","https://cdn.akamai.steamstatic.com/steam/apps/677880/ss_1678380950ebac84202055083b6203c8e8e0163e.1920x1080.jpg?t=1502354684,https://cdn.akamai.steamstatic.com/steam/apps/677880/ss_2c500bf228b7eb77b417e3a33d923ad2a808f852.1920x1080.jpg?t=1502354684,https://cdn.akamai.steamstatic.com/steam/apps/677880/ss_bff6bdf44b1b291473520cc136afbca3f4d50e51.1920x1080.jpg?t=1502354684,https://cdn.akamai.steamstatic.com/steam/apps/677880/ss_d94d37ed784c6f52cb31b795e2c364ed97f45851.1920x1080.jpg?t=1502354684,https://cdn.akamai.steamstatic.com/steam/apps/677880/ss_9b456ef2f86761bc6b63544d272516638efbc09a.1920x1080.jpg?t=1502354684,https://cdn.akamai.steamstatic.com/steam/apps/677880/ss_105e22f97a7148e33bd0d6b0791547a3bb58cbed.1920x1080.jpg?t=1502354684,https://cdn.akamai.steamstatic.com/steam/apps/677880/ss_caf80ca9da235d21c2f9e9c606aec64a0661dfd7.1920x1080.jpg?t=1502354684,https://cdn.akamai.steamstatic.com/steam/apps/677880/ss_99272a04bf3261225ea88048764790614e8abd0f.1920x1080.jpg?t=1502354684","http://cdn.akamai.steamstatic.com/steam/apps/256689941/movie_max.mp4?t=1501794251"</text:p>
          </table:table-cell>
          <table:table-cell table:number-columns-repeated="16378" table:style-name="ce1"/>
        </table:table-row>
        <table:table-row table:style-name="ro1">
          <table:table-cell office:value-type="string" table:style-name="ce1">
            <text:p>1294780,"Pathfinders: Memories","Feb 16, 2021","0 - 20000",0,0,2.99,0,"Pathfinders are eager to know more about human History. They have studied different civilizations of the past. With the support of the scientist Albert New, they travel through space and time, visiting these ancient people in person. Their objective is to collect relics from each civilization and create a museum of human memories. To achieve this, they will have to go through dangerous paths, facing obstacles, entrapments, and enemies. Your role is to memorize these obstacles and draw a safe path for them. Is your memory sharp enough to do that? Six different civilizations to visit, and three levels of difficulty. Checkpoints and flags can be used as markers to help you memorize the path. But you will earn a bonus if you don't use them. You can earn optional coins in each level by going through more complex paths.","['English', 'Italian', 'Portuguese - Brazil', 'Spanish - Latin America', 'Spanish - Spain', 'Portuguese']","['English', 'Italian', 'Portuguese - Brazil', 'Spanish - Latin America', 'Spanish - Spain', 'Portuguese']","","https://cdn.akamai.steamstatic.com/steam/apps/1294780/header.jpg?t=1636574184","https://menssanainteractive.com/pathfinders-memories/","https://menssanainteractive.com/contact/","contact@menssanainteractive.com",True,True,False,0,"",0,38,4,"",60,0,"",0,0,0,0,"Mens Sana Interactive","Mens Sana Interactive","Single-player,Steam Achievements,Steam Leaderboards","Casual","Puzzle-Platformer,Education,Historical,Time Travel,Puzzle,Point &amp; Click,Family Friendly,Cute,2D,Relaxing,Casual,Cartoony,Colorful,Sci-fi,Space,Cartoon,Singleplayer,Indie,Early Access,Mod","https://cdn.akamai.steamstatic.com/steam/apps/1294780/ss_b2168b7866de5ec55c2118d29b2f28dc480ace45.1920x1080.jpg?t=1636574184,https://cdn.akamai.steamstatic.com/steam/apps/1294780/ss_0896bff858de31a0aa41fdca2833031bd24b9979.1920x1080.jpg?t=1636574184,https://cdn.akamai.steamstatic.com/steam/apps/1294780/ss_cdeb80c72797490bb60022ada1f905b2eea7bef7.1920x1080.jpg?t=1636574184,https://cdn.akamai.steamstatic.com/steam/apps/1294780/ss_758e5e7af3f3965ef409129b8fc954686265d14b.1920x1080.jpg?t=1636574184,https://cdn.akamai.steamstatic.com/steam/apps/1294780/ss_36403d7fb63c9ccbd80ba6be79b62ab340e10796.1920x1080.jpg?t=1636574184,https://cdn.akamai.steamstatic.com/steam/apps/1294780/ss_45bcd594a479eae596676e4db417e3aec7990c4d.1920x1080.jpg?t=1636574184,https://cdn.akamai.steamstatic.com/steam/apps/1294780/ss_c1d9f5b3c204e5ccb93e016d2ac0db246c43933d.1920x1080.jpg?t=1636574184,https://cdn.akamai.steamstatic.com/steam/apps/1294780/ss_3c7620d90c502bfa9d9e9e5bd823f0bd60305ac4.1920x1080.jpg?t=1636574184,https://cdn.akamai.steamstatic.com/steam/apps/1294780/ss_e1d1a03f8700cc22eab19632ae4fffcc262c6d6c.1920x1080.jpg?t=1636574184,https://cdn.akamai.steamstatic.com/steam/apps/1294780/ss_a03301619192a984dce322020afdf56011349df6.1920x1080.jpg?t=1636574184,https://cdn.akamai.steamstatic.com/steam/apps/1294780/ss_0fe277f0e0fc8265b90f04012b7049d6222b8058.1920x1080.jpg?t=1636574184,https://cdn.akamai.steamstatic.com/steam/apps/1294780/ss_a7fa856b5b2d747dca3aa74fa20313adee626032.1920x1080.jpg?t=1636574184","http://cdn.akamai.steamstatic.com/steam/apps/256823011/movie_max.mp4?t=1613680544,http://cdn.akamai.steamstatic.com/steam/apps/256789911/movie_max.mp4?t=1592483691"</text:p>
          </table:table-cell>
          <table:table-cell table:number-columns-repeated="16383" table:style-name="ce1"/>
        </table:table-row>
        <table:table-row table:style-name="ro1">
          <table:table-cell office:value-type="string" table:style-name="ce1">
            <text:p>1342850,"Bright Days in Quarantine","Jul 18, 2020","0 - 20000",0,0,1.99,0,"It is hard to adapt to such drastic changes to our daily lives in a world where most of us need to stay at home to help curb a virus pandemic. Keeping a house organized during quarantine can be difficult, especially when you have some remote work to do too. But donâ€™t freak out. It's all about dividing the household chores between all family members.. When is time for one to work, is time for you to clean. But wait! In this all of a sudden hurricane of housework and remote work tasks, the only thing you can do is revisit old hobbies and find joy in the small things. Otherwise, you go insane! Let's find joy too in this frenetic shelter simulation game. All you have to do is to take great care of the house, doing all the scheduled household chores in a way that you still have some spare time. Through 10 phases with increasing levels of difficulty, sweep the floor, dust the furniture, put the trash away, do the laundry, and make sure the fridge is always full! But remember, after doing all the chores, you need to dedicate some time to the little joys available in your new routine BEFORE the clock strikes. If you donâ€™t, you go insane, and itâ€™s Game Over. Itâ€™s really hard to finish all the scheduled chores before the clock strikes. But between each cleared level, letâ€™s find little pleasures in things that have passed unnoticed through your days before. And don't forget to join our Discord server to be up to date with the development of our games, meet the developers and have early access to screenshots, videos and demos of your future projects!","['English', 'Portuguese - Brazil']","[]","","https://cdn.akamai.steamstatic.com/steam/apps/1342850/header.jpg?t=1647367796","","","deltaarcade.devs@gmail.com",True,False,False,0,"",0,24,5,"",10,0,"",0,0,0,0,"Delta Arcade","Delta Arcade","Single-player,Full controller support","Casual,Indie,Simulation,Strategy","Casual,Pixel Graphics,Funny,2D,Colorful,Cartoony,Family Friendly,Top-Down,Cute,Arcade,Time Management,Relaxing,Singleplayer,Emotional,Romance,Drama,Dynamic Narration,Resource Management,Perma Death,Simulation","https://cdn.akamai.steamstatic.com/steam/apps/1342850/ss_a2ce2188b057e1def757e2f7bb302e0d2dbd55f2.1920x1080.jpg?t=1647367796,https://cdn.akamai.steamstatic.com/steam/apps/1342850/ss_8e2dbb0d312845566c7c4c614107dbb44ca552c2.1920x1080.jpg?t=1647367796,https://cdn.akamai.steamstatic.com/steam/apps/1342850/ss_14b4aeb3f69dbc7e34fc5a9f618cd8265c2be927.1920x1080.jpg?t=1647367796,https://cdn.akamai.steamstatic.com/steam/apps/1342850/ss_825e8d2873d395ea84368ab5a422e2c370e7d578.1920x1080.jpg?t=1647367796,https://cdn.akamai.steamstatic.com/steam/apps/1342850/ss_8cdaccdfacaadf3f68c201d099d5ae444ab115ce.1920x1080.jpg?t=1647367796","http://cdn.akamai.steamstatic.com/steam/apps/256792820/movie_max.mp4?t=1594774660"</text:p>
          </table:table-cell>
          <table:table-cell table:number-columns-repeated="16383" table:style-name="ce1"/>
        </table:table-row>
        <table:table-row table:style-name="ro1">
          <table:table-cell office:value-type="string" table:style-name="ce1">
            <text:p>1177420,"é‚»å±…å¤§å”/UncleNeighbor:uncle Dating Simulator","Jun 19, 2020","0 - 20000",19,0,13.99,1,"Neighbor Uncle/UncleNeighbor: This is a love simulation game. You can play as a newcomer to the town starting a new life and date the 12 uncles The 18R-DLC has now been updated for 12 uncles.730+18R-CG About Uncle The Mysterious Man of the Forest: Albert Hanging redheaded man: Alex Baron, the elfish tinkerer. Cold President: Benson The careful and gentle doctor: Blair Mature Farm Uncle: Gene A somewhat vicious-looking athlete: Giles Annoying cops? : Kane Very enthusiastic florist staff: Marcos Exercise loving fitness instructor: Nick Lovely salesman: Quinn Somewhat shy teacher: Ron About the game 12 uncles can date. Simple game operation. There are seven main plots and three hidden plots for each uncle. Each uncle has a separate interactive mini-game. 300 plot illustrations. instagramï¼šLibing_hua twiter:@LiBing_Hua","['Simplified Chinese', 'English', 'Portuguese - Brazil']","[]","","https://cdn.akamai.steamstatic.com/steam/apps/1177420/header.jpg?t=1643961973","","https://weibo.com/u/5163464450","574584405@qq.com",True,True,False,0,"",0,0,0,"",73,668,"This Game may contain content not appropriate for all ages, or may not be appropriate for viewing at work Download only for players over 18 years old.",0,0,0,0,"GameUncle","GameUncle","Single-player,Steam Achievements","Adventure,Casual,Indie,RPG,Simulation","","https://cdn.akamai.steamstatic.com/steam/apps/1177420/ss_c46ee81877af242385a25902d82c46543f655c70.1920x1080.jpg?t=1643961973,https://cdn.akamai.steamstatic.com/steam/apps/1177420/ss_35d65f8ee9c4613bcfc123e942af3f869d937fa7.1920x1080.jpg?t=1643961973,https://cdn.akamai.steamstatic.com/steam/apps/1177420/ss_26fcea9b8e73ac84b7b323d5c751930311778cd8.1920x1080.jpg?t=1643961973,https://cdn.akamai.steamstatic.com/steam/apps/1177420/ss_16da9872e2e6048cd9c68cc4a7037ff44b668b89.1920x1080.jpg?t=1643961973,https://cdn.akamai.steamstatic.com/steam/apps/1177420/ss_707a9a2c8a594ca3361c64da86112d3aa5e1ca14.1920x1080.jpg?t=1643961973,https://cdn.akamai.steamstatic.com/steam/apps/1177420/ss_8278501932fb6002a612d50f30da5250ceba173b.1920x1080.jpg?t=1643961973,https://cdn.akamai.steamstatic.com/steam/apps/1177420/ss_b7220b839daee61744bdbb5722698db48137767a.1920x1080.jpg?t=1643961973,https://cdn.akamai.steamstatic.com/steam/apps/1177420/ss_c9e1a1aa70cc4c14afcfce6be4ac891cc1c0700c.1920x1080.jpg?t=1643961973,https://cdn.akamai.steamstatic.com/steam/apps/1177420/ss_f214abeb305e799c58652cdc8011f6c249090ca5.1920x1080.jpg?t=1643961973,https://cdn.akamai.steamstatic.com/steam/apps/1177420/ss_135a3e6e00f002ce319112334753370bb77e74fa.1920x1080.jpg?t=1643961973","http://cdn.akamai.steamstatic.com/steam/apps/256773663/movie_max.mp4?t=1580327439"</text:p>
          </table:table-cell>
          <table:table-cell table:number-columns-repeated="16383" table:style-name="ce1"/>
        </table:table-row>
        <table:table-row table:style-name="ro1">
          <table:table-cell office:value-type="string" table:style-name="ce1">
            <text:p>793990,"Dupio","Mar 6, 2018","0 - 20000",0,0,11.99,0,"Â«DupioÂ» â€” is a fast and challenging non-stop arcade, with minimalistic gameplay. You must play contemporaneously both hands. The game has two screens with purple main characters. The right character is controlled by the mouse.The left hero controlled by keyboard. Avoid red spikes and collect the green circles, survive as long as possible and break your own record. |CONTROL OF THE RIGHT HERO| â— Mouse |CONTROL OF THE LEFT HERO| â— [W] - Move Up â— [S] - Move Down â— [D] - Move Right â— [A] - Move Left produced by","['English']","[]","","https://cdn.akamai.steamstatic.com/steam/apps/793990/header.jpg?t=1554112778","","","nedostudiogames@gmail.com",True,False,False,0,"",0,23,18,"",22,0,"",0,0,0,0,"NedoStudio","NedoStudio","Single-player,Steam Achievements","Casual,Indie","Indie,Casual","https://cdn.akamai.steamstatic.com/steam/apps/793990/ss_8ef75b66b36eb7eb41c5c74872d91be60982ce3b.1920x1080.jpg?t=1554112778,https://cdn.akamai.steamstatic.com/steam/apps/793990/ss_3e3ef212403bc1dc2f867bdffcffaf7c0912f821.1920x1080.jpg?t=1554112778,https://cdn.akamai.steamstatic.com/steam/apps/793990/ss_d08eec34fa44a24dd30d4707099d628e9ebe130e.1920x1080.jpg?t=1554112778,https://cdn.akamai.steamstatic.com/steam/apps/793990/ss_7da67047efd5b147aef540d07445250614a5532b.1920x1080.jpg?t=1554112778,https://cdn.akamai.steamstatic.com/steam/apps/793990/ss_03c40d3bf42d6071fd7c7af0031952aa4c1bcd20.1920x1080.jpg?t=1554112778","http://cdn.akamai.steamstatic.com/steam/apps/256709212/movie_max.mp4?t=1519164037"</text:p>
          </table:table-cell>
          <table:table-cell table:number-columns-repeated="16383" table:style-name="ce1"/>
        </table:table-row>
        <table:table-row table:style-name="ro1">
          <table:table-cell office:value-type="string" table:style-name="ce1">
            <text:p>1727670,"Home Office Tasker","Sep 8, 2021","0 - 20000",0,0,0.99,0,"You no longer need to go to special applications or use cluttered websites to track your plans, HO Tasker is always open on your desktop, you can bring it on top of all other applications, minimize and expand it in 1 click and never miss a task or deadline again. Programs like this exist for you not to forget about your plans, but what if you forget to look at your to-do list? We have a solution! HO Tasker launches together with the system and is displayed on top of all applications, no unnecessary actions! Turn your PC on and immediately see your goals for the near future. HO Tasker is the best option for your home office! Our app works without live internet connection, and it's easier to figure it out than finding your missing sock.","['English', 'Russian', 'German', 'Spanish - Spain', 'Simplified Chinese', 'Japanese', 'French']","[]","","https://cdn.akamai.steamstatic.com/steam/apps/1727670/header.jpg?t=1650725590","","","lonchdev@gmail.com",True,False,False,0,"",0,11,4,"",0,0,"",0,0,0,0,"lonch.me","lonch.me","","Utilities","Utilities,Time Management,Time Manipulation,Software,Management","https://cdn.akamai.steamstatic.com/steam/apps/1727670/ss_32e014a8ddee0b294f66c9d1ca121bf75407d04e.1920x1080.jpg?t=1650725590,https://cdn.akamai.steamstatic.com/steam/apps/1727670/ss_08a9546c2022e35949c0e569205fb93567ad8b3c.1920x1080.jpg?t=1650725590,https://cdn.akamai.steamstatic.com/steam/apps/1727670/ss_22e5fe5daebf0004851b4befc251d75949021c58.1920x1080.jpg?t=1650725590,https://cdn.akamai.steamstatic.com/steam/apps/1727670/ss_0bef4d829b8e7c3fb9fd5b225fe22195be96815b.1920x1080.jpg?t=1650725590,https://cdn.akamai.steamstatic.com/steam/apps/1727670/ss_02ebc1581575da5a6692b5ebfd4a66e539c72d90.1920x1080.jpg?t=1650725590,https://cdn.akamai.steamstatic.com/steam/apps/1727670/ss_d74fad8450dcf7ce340ae53a20cc7051a646d301.1920x1080.jpg?t=1650725590","http://cdn.akamai.steamstatic.com/steam/apps/256850087/movie_max.mp4?t=1630655025"</text:p>
          </table:table-cell>
          <table:table-cell table:number-columns-repeated="16383" table:style-name="ce1"/>
        </table:table-row>
        <table:table-row table:style-name="ro1">
          <table:table-cell office:value-type="string" table:style-name="ce1">
            <text:p>955490,"Terror In The Atomic Desert","Mar 22, 2019","0 - 20000",0,0,2.99,0,"It came from the 1950s! Terror straight out of the Atomic Age explodes onto your computer screen in this homage to 'So bad it's bad' creature flicks such as The Beast of Yucca Flats and Eegah . Your trip down Route 66 quickly turns into a nightmare as local tales of a deadly race of radioactive beast men turn out to be more fact than myth! Match wits with the evil Dr. Arcturis as you race to put a stop to his dastardly experiments. Will you have what it takes to stop Earth from falling into the fiendish clutches of the saucer men from outer space? The choice is yours in 'Terror of the Atomic Desert' . Solve puzzles, evade monsters and match wits with local characters as the choices you make will lead to one of many possible endings. Key Game Features: â€¢ First Person Adventure/Puzzle Gameplay â€¢ Explore Your Environment on Foot or by Car â€¢ Uncover Lore and Interact With Local Characters â€¢ A Plot Inspired by 1950s Monster Movies â€¢ The first game ever to be presented in TERRORAMAVISION!","['English']","[]","","https://cdn.akamai.steamstatic.com/steam/apps/955490/header.jpg?t=1553261389","https://www.facebook.com/TensionSplice","https://www.facebook.com/TensionSplice","tensionsplicegaming@gmail.com",True,False,False,0,"",0,8,4,"",11,0,"",0,0,0,0,"TensionSplice","TensionSplice","Single-player,Steam Achievements","Adventure,Indie","Adventure,Indie,Horror,Puzzle,First-Person,Satire,Driving,Comedy,Atmospheric,Walking Simulator,Exploration,Post-apocalyptic,Sci-fi,Parody,Funny,Story Rich,Local Multiplayer,Singleplayer","https://cdn.akamai.steamstatic.com/steam/apps/955490/ss_b8c0cd0f28f2eb7f752e745c90d99fb463aaf8eb.1920x1080.jpg?t=1553261389,https://cdn.akamai.steamstatic.com/steam/apps/955490/ss_cfb919f9a37de8fe82345872f6699a41a7aecafd.1920x1080.jpg?t=1553261389,https://cdn.akamai.steamstatic.com/steam/apps/955490/ss_61246dfa180feaa10bfbda973ef3e0798e3ad32b.1920x1080.jpg?t=1553261389,https://cdn.akamai.steamstatic.com/steam/apps/955490/ss_e57cbda734b713773f847e8b81962f89695841db.1920x1080.jpg?t=1553261389,https://cdn.akamai.steamstatic.com/steam/apps/955490/ss_c0e90c32176ca904cb88e130da71bdfd20fad997.1920x1080.jpg?t=1553261389,https://cdn.akamai.steamstatic.com/steam/apps/955490/ss_abc49ed508edc5f11260c0d482c435c5b9707a12.1920x1080.jpg?t=1553261389,https://cdn.akamai.steamstatic.com/steam/apps/955490/ss_b726d06cf954e4ac11233d889186ee8bc5102d38.1920x1080.jpg?t=1553261389","http://cdn.akamai.steamstatic.com/steam/apps/256733352/movie_max.mp4?t=1541088025,http://cdn.akamai.steamstatic.com/steam/apps/256732344/movie_max.mp4?t=1552522369"</text:p>
          </table:table-cell>
          <table:table-cell table:number-columns-repeated="16383" table:style-name="ce1"/>
        </table:table-row>
        <table:table-row table:style-name="ro1">
          <table:table-cell office:value-type="string" table:style-name="ce1">
            <text:p>552350,"Unhappy Ever After","Jan 20, 2017","20000 - 50000",0,0,0.99,2,"'In the infinitesimal spaces between the pages of every book lies an unseen universe: smaller perhaps than ours but filled with all the wonders, and horrors, conceivable by the human mind' Enter into a land of dark fantasy with Sophia, an eighteenth-century librarian's apprentice to Queen Anne of England. Join her quest to find a way home and help her take revenge on the evil witch that tore her away from her lands. Discover a world filled with political intrigue as a power-hungry Emperor seeks to wrestle control of the Twelve Duchies by use of his magical Affinity Guards , and get caught up in a rebellion where Sophia's abilities will help decide the fate of the strange, monster-filled world into which she's been swept. Venture with her into steampunk, technomage lairs abandoned since the mythical 'Age of Words'. Share her descent into The Purple, a strange and disturbing underworld where everything lusts for flesh. Help her explore a dark forests under the curse of an Evil Blight and discover the reasons behind it. Help her make new friends in a dangerous world, and share in her first unlikely, romance. Aid her in her discovery of an ancient, magical curse that lies over the world, denying all it's inhabitants the ability to read. Take control of ancient magical texts that, as she discovers them, will allow her to develop abilities strong enough to challenge the Emperor's most powerful Affinity Guards , and perhaps even the terrible witch who is responsible for tearing her away from her home. About: â€˜Unhappy Ever Afterâ€™ is a dark, yet funny, RPG that takes traditional fairy tales and turns them on their heads. Along your journey you will meet familiar characters that youâ€™ve know all your life and see them in new situations and within frameworks that you will make you both laugh and despair. Beyond its parody to the fantasy, â€˜Unhappy Ever Afterâ€™ also aims to parody the real, drawing on situations that are all too pervasive in our world, such as drug abuse, terrorism, and dirty politics. Death too is a prevalent theme and no character, no matter how well known, how famous, or how integral to the plot, is safe from its cold hand! Despite its beautiful graphics, wondrous music, and humorous interludes, â€˜Unhappy Ever Afterâ€™ is a game, in places, designed to shock and appal, and where your decisions, no matter how noble can lead to devastating ends. Features: * Explore a free-roam world where you decide who to help and who to leave to their own fate. * Meet characters from ancient stories and rhymes such as Hansel and Gretel,or Little Red Riding Hood. * A unique magic system where strengthening one ability weakens another. * An addictive drug system, complete with dealers and quests. * An adult-themed RPG with political coups, terrorism, drugs, murder, and revenge. * Beautiful lands to explore. * A coming of age story with meaningful character progression. * Team up with interesting and powerful companions each with their own story, conversations, and personalities! * A day and night system where characters go to bed and monsters come out at night. * 14 hour story-line with many extra side quests, plus another 2 hour free bonus DLC 'The Maze of Cefgellin' * Play on after the story's end, doing quests, and building up your character and base camp. * Controller support, Mouse and Keyboard - full keybinding.","['English']","[]","â€œUnhappy Ever After is the result of a wicked mindâ€™s imagination!â€ 8/10 â€“ OPN","https://cdn.akamai.steamstatic.com/steam/apps/552350/header.jpg?t=1490429559","","http://warpedtales.weebly.com/","the.warped.tales@gmail.com",True,True,True,0,"",0,16,10,"",0,0,"",218,0,218,0,"Warped Tales","Warped Tales","Single-player,Steam Trading Cards,Partial Controller Support","Adventure,Indie,RPG","Adventure,Indie,RPG,RPGMaker,Dark Fantasy,Fantasy,Magic,Dark Comedy","https://cdn.akamai.steamstatic.com/steam/apps/552350/ss_2633a000f0c52ddd4aaa4f6ba6f92315b72c6b32.1920x1080.jpg?t=1490429559,https://cdn.akamai.steamstatic.com/steam/apps/552350/ss_97f13cdc8e0f2efac222d00dcad65c2f9f786a92.1920x1080.jpg?t=1490429559,https://cdn.akamai.steamstatic.com/steam/apps/552350/ss_845b2a32cc31afa264587e4bff3dfcb47780a7eb.1920x1080.jpg?t=1490429559,https://cdn.akamai.steamstatic.com/steam/apps/552350/ss_c643f2814b34930b2faae562237dd1336822c024.1920x1080.jpg?t=1490429559,https://cdn.akamai.steamstatic.com/steam/apps/552350/ss_1aaae69f2399d3df81056fcfa3ce28dcbff249ae.1920x1080.jpg?t=1490429559,https://cdn.akamai.steamstatic.com/steam/apps/552350/ss_22f70f34e4a7e39fdb2aa9841748cc7bbb18ac7d.1920x1080.jpg?t=1490429559,https://cdn.akamai.steamstatic.com/steam/apps/552350/ss_453a0e5bc82e5401a1742d7a955d5a1832a5d7b1.1920x1080.jpg?t=1490429559,https://cdn.akamai.steamstatic.com/steam/apps/552350/ss_10a74a79352a5e13607fa2b7c732186d1c67d6e3.1920x1080.jpg?t=1490429559,https://cdn.akamai.steamstatic.com/steam/apps/552350/ss_c81c5b477bc32a9ba0893a796bc7a5ba89ea0633.1920x1080.jpg?t=1490429559,https://cdn.akamai.steamstatic.com/steam/apps/552350/ss_47190db23d847f648333e806eeddb925a1b0f4c9.1920x1080.jpg?t=1490429559,https://cdn.akamai.steamstatic.com/steam/apps/552350/ss_65944ebf80f21df256b8f18b60a1c38deacff9a5.1920x1080.jpg?t=1490429559,https://cdn.akamai.steamstatic.com/steam/apps/552350/ss_89840d572dbe7c7bb22c7796b0d511c75aaf0fe1.1920x1080.jpg?t=1490429559,https://cdn.akamai.steamstatic.com/steam/apps/552350/ss_88d55d2249385460a434e802c4f73568dbeca5f0.1920x1080.jpg?t=1490429559,https://cdn.akamai.steamstatic.com/steam/apps/552350/ss_577784115f5550de311960100799a53cbf92a9de.1920x1080.jpg?t=1490429559,https://cdn.akamai.steamstatic.com/steam/apps/552350/ss_4faf9305ca187c787f315a3e1764181cdbfa5a38.1920x1080.jpg?t=1490429559,https://cdn.akamai.steamstatic.com/steam/apps/552350/ss_769552b5a36e2d56f3ccb013b155373c0e17f8ad.1920x1080.jpg?t=1490429559,https://cdn.akamai.steamstatic.com/steam/apps/552350/ss_397be0fa648f76db83662d886f07c4f3de9d679c.1920x1080.jpg?t=1490429559,https://cdn.akamai.steamstatic.com/steam/apps/552350/ss_31aa64d32fa7b10b7f94ab51408210825056c842.1920x1080.jpg?t=1490429559,https://cdn.akamai.steamstatic.com/steam/apps/552350/ss_0a8a52501655c6e2869376868bc5c7bd7ebc8046.1920x1080.jpg?t=1490429559","http://cdn.akamai.steamstatic.com/steam/apps/256677348/movie_max.mp4?t=1483567252"</text:p>
          </table:table-cell>
          <table:table-cell table:number-columns-repeated="16383" table:style-name="ce1"/>
        </table:table-row>
        <table:table-row table:style-name="ro1">
          <table:table-cell office:value-type="string" table:style-name="ce1">
            <text:p>42500,"DogFighter","Jun 14, 2010","100000 - 200000",1,0,0.99,0,"DogFighter is a fast paced, arcade aerial combat game with arena style gameplay values. Players can compete against up to 15 opponents in 4 multiplayer modes, or go solo in 7 single player game modes, using beefed up biplanes sporting over 20 different offensive and defensive weapons... Key features: Take to the skies against up to 15 players in classic online multiplayer game modes such as Deathmatch, Team Deathmatch and Capture the flag flag as well as the all new Wolf Pack Co-Op game mode. Use several advanced server options to enable variations on the normal game modes by including the likes of Insta-Gib, Turbo Mode and Black Death. 'Easy-to-fly' flight model with the controls you need to execute advanced manoeuvres such as Barrel Roll and Immelmann Turn. Beautifully created environments that are as much a player in the game as the people piloting the craft. With 8 unique craft and over 20 different weapons and defensive measures, DogFighter caters to all game play styles. Online leaderboards and friend tracking. Steam Cloud supported. Includes Steam Achievements. Updates so far: Joystick Support New Map: The Old Gods New Craft: Mongoose Added: Tutorial Mode Added Game Modes: Lone Wolf and Wolf Pack ... and thatâ€™s just the start. Since its launch, DogFighter has been updated on numerous occasions. As well as the usual bug fixes and polish we have introduced... Joystick Support Weapon and Control completely rebalanced A new map, new co-op game mode â€œWolf Packâ€ and the new craft</text:p>
          </table:table-cell>
          <table:table-cell office:value-type="string" table:style-name="ce1">
            <text:p><text:s/>The Mongoose. Configurable Xbox Controller Support Take to the skies and deal lead death to your enemy using a state-of-the-art flight model that gives players unprecedented command of DogFighterâ€™s craft. Complete control of the craft, combined with easily executed advanced manoeuvres such as the Barrel Roll, give DogFighter players the tools they need to master the skies. With environments built to both slay and save you, the environments in DogFighter offer the player a more interactive experience than is usual for the genre. Players can enjoy piloting their craft down mining tunnels, through pyramids and active volcanoes, in environments designed to deliver a more varied, more interactive gaming experience. Fly low, fly fast!","['English']","[]","","https://cdn.akamai.steamstatic.com/steam/apps/42500/header.jpg?t=1447352631","http://www.dogfighter-game.com","","support@instinctengine.com",True,False,False,0,"",0,258,166,"",29,210,"",739,0,1108,0,"Dark Water Studios Ltd","Instinct Software Ltd.","Single-player,Multi-player,Co-op,Steam Achievements,Partial Controller Support,Steam Cloud,Stats,Steam Leaderboards","Action,Indie","Action,Indie,Flight,Arcade,Multiplayer,Singleplayer","https://cdn.akamai.steamstatic.com/steam/apps/42500/ss_bf818e79d5029d0cac56297ed33f4f045c88ea40.1920x1080.jpg?t=1447352631,https://cdn.akamai.steamstatic.com/steam/apps/42500/ss_688c68d30fdbac3020a276be036f8744285f89a9.1920x1080.jpg?t=1447352631,https://cdn.akamai.steamstatic.com/steam/apps/42500/ss_367d790d8b4f634123f22de871d7006b4840a0a1.1920x1080.jpg?t=1447352631,https://cdn.akamai.steamstatic.com/steam/apps/42500/ss_4ece6c6cb20d1f14b1e652b227e9e15db7620b2b.1920x1080.jpg?t=1447352631,https://cdn.akamai.steamstatic.com/steam/apps/42500/ss_97aa5a965e55b8b392d8a83bb646cdf02a480ba3.1920x1080.jpg?t=1447352631,https://cdn.akamai.steamstatic.com/steam/apps/42500/ss_85270bdb425f845351b85df55d7e935be36e1595.1920x1080.jpg?t=1447352631,https://cdn.akamai.steamstatic.com/steam/apps/42500/ss_241efaa12a50caf936a5159d86d7f7a40296096e.1920x1080.jpg?t=1447352631,https://cdn.akamai.steamstatic.com/steam/apps/42500/ss_4685695fde190608ddafc837caac519d51997e66.1920x1080.jpg?t=1447352631,https://cdn.akamai.steamstatic.com/steam/apps/42500/ss_c5422a94a1b43b0e1ac907020760f6f391400da3.1920x1080.jpg?t=1447352631,https://cdn.akamai.steamstatic.com/steam/apps/42500/ss_19887f0bd091423b11893a63121c1e19b8ab75da.1920x1080.jpg?t=1447352631,https://cdn.akamai.steamstatic.com/steam/apps/42500/ss_bd8a76c4fc25f33a66cf7b21e5589e68f1bc8cb7.1920x1080.jpg?t=1447352631,https://cdn.akamai.steamstatic.com/steam/apps/42500/ss_d9230617f64b5c96a3804d9f7ab71742f9601478.1920x1080.jpg?t=1447352631,https://cdn.akamai.steamstatic.com/steam/apps/42500/ss_955eea699d6bc8103141fee259e8d9e7f669f687.1920x1080.jpg?t=1447352631","http://cdn.akamai.steamstatic.com/steam/apps/2038652/movie_max.mp4?t=1447373100"</text:p>
          </table:table-cell>
          <table:table-cell table:number-columns-repeated="16382"/>
        </table:table-row>
        <table:table-row table:style-name="ro1">
          <table:table-cell office:value-type="string" table:style-name="ce1">
            <text:p>1195610,"March Of Soldiers","Jul 1, 2020","0 - 20000",0,0,1.99,0,"March Of Soldiers is a real time strategy single player , It is a military game based on the player's skill and the strength of his financial economy","['English']","['English']","","https://cdn.akamai.steamstatic.com/steam/apps/1195610/header.jpg?t=1593616624","","","night.fall.q8@hotmail.com",True,False,False,0,"",0,1,0,"",0,0,"",0,0,0,0,"FAYEZ ALRASHEEDI,WADE AIZOUKY,KHALED ALRASHEEDI","THE MARCH OF KWF","Single-player","Action,Strategy,Early Access","Strategy,Action,Early Access,Story Rich,Multiplayer,2D,Singleplayer,Classic","https://cdn.akamai.steamstatic.com/steam/apps/1195610/ss_45ff177a735e47dc9fd301518255c01997f0c422.1920x1080.jpg?t=1593616624,https://cdn.akamai.steamstatic.com/steam/apps/1195610/ss_ec7f71f5aeed45d885705c744de9a7a7a5849208.1920x1080.jpg?t=1593616624,https://cdn.akamai.steamstatic.com/steam/apps/1195610/ss_d6097d7e3499697b3b9c25ae56c1ca5ef49b546e.1920x1080.jpg?t=1593616624,https://cdn.akamai.steamstatic.com/steam/apps/1195610/ss_0e5d0cbdb370e82bf9c32bb03f583dc216526a9d.1920x1080.jpg?t=1593616624,https://cdn.akamai.steamstatic.com/steam/apps/1195610/ss_598ec78eab58f3d666b5a886e80560ae7ab70251.1920x1080.jpg?t=1593616624,https://cdn.akamai.steamstatic.com/steam/apps/1195610/ss_7a845aeef9de53d83ff1dd0e07a0f98ee41db675.1920x1080.jpg?t=1593616624,https://cdn.akamai.steamstatic.com/steam/apps/1195610/ss_3352d2f6812bbdf526c25ffa89932b0c2f062cf4.1920x1080.jpg?t=1593616624,https://cdn.akamai.steamstatic.com/steam/apps/1195610/ss_5e19e7ea253cfb1406fc66687c5c2476a1be6e35.1920x1080.jpg?t=1593616624,https://cdn.akamai.steamstatic.com/steam/apps/1195610/ss_f55a61ee2a889309c3dfca50997dae6be572190a.1920x1080.jpg?t=1593616624,https://cdn.akamai.steamstatic.com/steam/apps/1195610/ss_e43e3cb31ac1c69a4482c65db6b021138c3a33f5.1920x1080.jpg?t=1593616624,https://cdn.akamai.steamstatic.com/steam/apps/1195610/ss_3cd706843ca99f3c5aaacbf7ae6abfd4e147c9b2.1920x1080.jpg?t=1593616624,https://cdn.akamai.steamstatic.com/steam/apps/1195610/ss_b41df750787ed92ce5bf4e0bfce650a9beddc6ce.1920x1080.jpg?t=1593616624","http://cdn.akamai.steamstatic.com/steam/apps/256790549/movie_max.mp4?t=1592951855"</text:p>
          </table:table-cell>
          <table:table-cell table:number-columns-repeated="16383" table:style-name="ce1"/>
        </table:table-row>
        <table:table-row table:style-name="ro1">
          <table:table-cell office:value-type="string" table:style-name="ce1">
            <text:p>1095380,"Bepuzzled Kittens Jigsaw Puzzle","Jun 11, 2019","0 - 20000",0,0,1.99,0,"This game is great for kitten lovers who like their cats in cute or funny poses! 107 Puzzles! User friendly User Interface 'Magnetic' puzzle pieces to make life easier Calming music What more do you need and at such great value!","['English']","['English']","","https://cdn.akamai.steamstatic.com/steam/apps/1095380/header.jpg?t=1560702926","","https://Spikkeee.com","Team@Spikkeee.com",True,True,True,0,"",0,7,2,"",0,0,"",0,0,0,0,"Team Spikkeee","Spikkeee","Single-player","Casual","Casual,Puzzle,Cats,Cute,Psychological Horror","https://cdn.akamai.steamstatic.com/steam/apps/1095380/ss_fca2c3936ca3d61795ce6a4707ec9f0fdd82299e.1920x1080.jpg?t=1560702926,https://cdn.akamai.steamstatic.com/steam/apps/1095380/ss_357c288363fed2632125c57857a53a9176c1e5e2.1920x1080.jpg?t=1560702926,https://cdn.akamai.steamstatic.com/steam/apps/1095380/ss_970fec2da1f3180cab120ed4934f6909e195dd12.1920x1080.jpg?t=1560702926,https://cdn.akamai.steamstatic.com/steam/apps/1095380/ss_6f705e913f9c75c0d3f195752a3147376efb5d55.1920x1080.jpg?t=1560702926,https://cdn.akamai.steamstatic.com/steam/apps/1095380/ss_9235ada2b9da063df42e80b4ae4deb908636d1bb.1920x1080.jpg?t=1560702926,https://cdn.akamai.steamstatic.com/steam/apps/1095380/ss_d6ba3f446ec7bb8b0a544ecfd690b855a15159f1.1920x1080.jpg?t=1560702926","http://cdn.akamai.steamstatic.com/steam/apps/256751673/movie_max.mp4?t=1559045695"</text:p>
          </table:table-cell>
          <table:table-cell table:number-columns-repeated="16383" table:style-name="ce1"/>
        </table:table-row>
        <table:table-row table:style-name="ro1">
          <table:table-cell office:value-type="string" table:style-name="ce1">
            <text:p>1158910,"Dream Detective","Dec 4, 2019","0 - 20000",0,0,7.99,0,"Dream Detective is a highly-interactive game of investigation, featuring its own unique, hand-drawn art style. Progress across Dream Land and uncover mysteries, each with their own twists and quirks to add to your adventure! Become a lead detective, and fall in love with a world shrouded in secrets! Game Story: Detective Allie unexpectedly found herself in Dream Land on a Tuesday afternoon. She later found that time in this place was unstable - its precious Time Cystal shattered to pieces by unknown thieves. The realm of dreams was plunged into chaos, but Allie began her journey to restore what had been lost and bring peace to the land... Game Features: 1. Unique, fascinating Dream scenes that bridge the worlds between reality and imagination! 2. A chic art style with hidden details to bring you the ultimate object-finding gameplay experience. 3. Grow along with the protagonist, guiding their path through your decisions. Rebuild Dream Land and decorate your very own Castle. 4. A lush world, filled with rich gameplay and content! Over 200 beautifully-designed, challenging levels, with even more already planned for release. Stay tuned! 5. Thousands of lines of dialogue, featuring a diverse cast of characters from all walks of life, each waiting to share their stories... and secrets. Discover nearly 100,000 interactions and texts throughout your journey! 6. Customize your character with hundreds of costumes, discover secret elves, and uncover the mysteries plaguing Dream Land - you can collect to your heart's content.","['English', 'French', 'German', 'Spanish - Spain', 'Russian', 'Japanese', 'Traditional Chinese', 'Portuguese', 'Portuguese - Brazil', 'Spanish - Latin America', 'Korean', 'Simplified Chinese']","['English', 'French', 'German', 'Spanish - Spain', 'Russian', 'Japanese', 'Traditional Chinese', 'Portuguese', 'Portuguese - Brazil', 'Spanish - Latin America', 'Korean', 'Simplified Chinese']","","https://cdn.akamai.steamstatic.com/steam/apps/1158910/header.jpg?t=1575446792","https://www.dreamdetectivegame.com/","","dreamdetective@centurygame.com",True,False,False,0,"",0,16,8,"",0,0,"",0,0,0,0,"Century Game","Century Game","Single-player,Steam Cloud","Adventure,Casual,Indie","Adventure,Indie,Casual,Puzzle,Hand-drawn,Hidden Object","https://cdn.akamai.steamstatic.com/steam/apps/1158910/ss_0c8cf491e369bfab1566e6d701cb1b8bbefb4a2e.1920x1080.jpg?t=1575446792,https://cdn.akamai.steamstatic.com/steam/apps/1158910/ss_a847013754ea9c1c838e5284d1994a9166c54ad0.1920x1080.jpg?t=1575446792,https://cdn.akamai.steamstatic.com/steam/apps/1158910/ss_26f9e267a9ed7e7053d5a5f041e51fa97f865287.1920x1080.jpg?t=1575446792,https://cdn.akamai.steamstatic.com/steam/apps/1158910/ss_b989ccffc1d0302a9f864ae25f132beadefc390b.1920x1080.jpg?t=1575446792,https://cdn.akamai.steamstatic.com/steam/apps/1158910/ss_2e2e8079c1afb8ba192dbd2359f5b686c4f5ef7b.1920x1080.jpg?t=1575446792,https://cdn.akamai.steamstatic.com/steam/apps/1158910/ss_47eb380b24ec732b484631fbfd59f3dc9138d973.1920x1080.jpg?t=1575446792,https://cdn.akamai.steamstatic.com/steam/apps/1158910/ss_3cbe6003be735ce5cddc2203a2900bb7b7cf7325.1920x1080.jpg?t=1575446792,https://cdn.akamai.steamstatic.com/steam/apps/1158910/ss_de441cb6cc6a2a4279e5ce0efa9c170fa2a02c5c.1920x1080.jpg?t=1575446792,https://cdn.akamai.steamstatic.com/steam/apps/1158910/ss_0b6bbefcc41210bec001616f977c35f75f8424d7.1920x1080.jpg?t=1575446792,https://cdn.akamai.steamstatic.com/steam/apps/1158910/ss_269209e902b911d74c55238730ff513d6e6161e1.1920x1080.jpg?t=1575446792","http://cdn.akamai.steamstatic.com/steam/apps/256766488/movie_max.mp4?t=1573201160,http://cdn.akamai.steamstatic.com/steam/apps/256766731/movie_max.mp4?t=1573201171"</text:p>
          </table:table-cell>
          <table:table-cell table:number-columns-repeated="16383" table:style-name="ce1"/>
        </table:table-row>
        <table:table-row table:style-name="ro1">
          <table:table-cell office:value-type="string" table:style-name="ce1">
            <text:p>1194940,"Tower of Shades","Jan 15, 2020","0 - 20000",0,0,1.99,0,"Tower of Shades is a short game in which you start at the end of the protagonist's journey, right at the final boss fight. Features A game about a boss fight. Battle against a mysterious, arduous, and long rpg styled final boss fight. Failure as a mechanic. Every time you die, you learn a new skill. Why is there a saved file in my new game? Discover the story behind a mysterious saved file. The first self-help styled game. The goal of this game is to hopefully inspire you to improve yourself. Old school snes themed soundtrack. Even if you don't buy this game, you gotta check out the soundtrack.","['English']","[]","","https://cdn.akamai.steamstatic.com/steam/apps/1194940/header.jpg?t=1588257230","","","MarkusVC64@gmail.com",True,False,False,0,"",0,35,8,"",0,0,"",0,0,0,0,"Lame Jam","Lame Jam","Single-player","Indie,RPG","RPG,Indie,Turn-Based Combat,Singleplayer,Action,Fantasy,2D,Pixel Graphics,Short,Female Protagonist,Turn-Based,Great Soundtrack,Difficult,Beautiful","https://cdn.akamai.steamstatic.com/steam/apps/1194940/ss_af7e99d0032342ed501a99ce03016eb6702aab5d.1920x1080.jpg?t=1588257230,https://cdn.akamai.steamstatic.com/steam/apps/1194940/ss_38c2cd89fb7319e884c7872fb998b8df01be9da4.1920x1080.jpg?t=1588257230,https://cdn.akamai.steamstatic.com/steam/apps/1194940/ss_3e4ad05212155a9612fd3217fc78753bf238eb9e.1920x1080.jpg?t=1588257230,https://cdn.akamai.steamstatic.com/steam/apps/1194940/ss_4af524dc5c86a0ffaa5fc5a5641d34f6d0c28759.1920x1080.jpg?t=1588257230,https://cdn.akamai.steamstatic.com/steam/apps/1194940/ss_9d2e01fa321fbcd42e1a20bee34d8a6599aad700.1920x1080.jpg?t=1588257230,https://cdn.akamai.steamstatic.com/steam/apps/1194940/ss_55c310a91cfaede1c3f86d0f2f6800ad9c8e86b6.1920x1080.jpg?t=1588257230,https://cdn.akamai.steamstatic.com/steam/apps/1194940/ss_966675d2a5dd01a20f4d3134a88cbeacc4706baf.1920x1080.jpg?t=1588257230,https://cdn.akamai.steamstatic.com/steam/apps/1194940/ss_812f5655041953d066091f45938fac59ad461cfb.1920x1080.jpg?t=1588257230,https://cdn.akamai.steamstatic.com/steam/apps/1194940/ss_8cf4d29a482645a1f91ad4af209ff8576c38650a.1920x1080.jpg?t=1588257230","http://cdn.akamai.steamstatic.com/steam/apps/256768143/movie_max.mp4?t=1574942212"</text:p>
          </table:table-cell>
          <table:table-cell table:number-columns-repeated="16383" table:style-name="ce1"/>
        </table:table-row>
        <table:table-row table:style-name="ro1">
          <table:table-cell office:value-type="string" table:style-name="ce1">
            <text:p>262150,"Vanguard Princess","Mar 3, 2014","200000 - 500000",1,0,2.49,7,"Government experiments on a young girl triggered a cosmic shock wave that gifted many young girls with mystical powers. She re-emerges into the world and vows to destroy all of mankind in an act of revenge. A brave group of girls who embraced their powers heads to the battlefield to confront her</text:p>
          </table:table-cell>
          <table:table-cell office:value-type="string" table:style-name="ce1">
            <text:p><text:s/>not just for the sake of the world, but to pursue their own personal motives and dreams. Choose from ten girls with unique fighting skills and pair them with a powerful partner to form an unstoppable team. Navigate the adventures of a Vanguard Princess in the Story Mode or engage in head-to-head battles in the Versus Mode. / / /","['English']","['English']","","https://cdn.akamai.steamstatic.com/steam/apps/262150/header.jpg?t=1637103054","http://www.eigoMANGA.com/vanguard","http://www.eigoMANGA.com/","business@eigomanga.com",True,True,True,0,"",0,2014,841,"",0,1477,"",425,0,244,0,"Tomoaki Sugeno","eigoMANGA","Single-player,Multi-player,PvP,Shared/Split Screen PvP,Shared/Split Screen,Steam Trading Cards,Captions available,Steam Workshop,Partial Controller Support,Remote Play Together","Action,Casual,Indie","Anime,Fighting,2D Fighter,Indie,Female Protagonist,Action,Nudity,Casual,2D,Mature,Cute,Arcade,Sexual Content,Singleplayer,Beat 'em up,Local Multiplayer,Local Co-Op,Multiplayer,Great Soundtrack,Cartoon","https://cdn.akamai.steamstatic.com/steam/apps/262150/ss_124b344c3f67ac721e58281e2ab46e1c6348ddec.1920x1080.jpg?t=1637103054,https://cdn.akamai.steamstatic.com/steam/apps/262150/ss_90c9fe0105321a546c99ec169c3e398a58b4472f.1920x1080.jpg?t=1637103054,https://cdn.akamai.steamstatic.com/steam/apps/262150/ss_70aa45983ad2d5127fa9a277754fb1017d2c1bfb.1920x1080.jpg?t=1637103054,https://cdn.akamai.steamstatic.com/steam/apps/262150/ss_42616183cf5dad02b460e8901933ffc71ffd87e4.1920x1080.jpg?t=1637103054,https://cdn.akamai.steamstatic.com/steam/apps/262150/ss_95356f88935453ea26459b962b267715ff1a02d4.1920x1080.jpg?t=1637103054","http://cdn.akamai.steamstatic.com/steam/apps/2030729/movie_max.mp4?t=1464810778"</text:p>
          </table:table-cell>
          <table:table-cell table:number-columns-repeated="16382"/>
        </table:table-row>
        <table:table-row table:style-name="ro1">
          <table:table-cell office:value-type="string" table:style-name="ce1">
            <text:p>1192900,"IRON REBELLION","Nov 9, 2021","50000 - 100000",2,0,11.99,0,"WHAT IS IRON REBELLION? Iron Rebellion is all about the immersive experience of being a mech pilot. We want players to feel truly locked and loaded inside a mechanical titan and give them all of the buttons, levers, and ammunition they need to dominate the battlefield. CURRENT FEATURES Immersive Virtual game controls Competitive 1v1, game mode (data breach) Massive multiplayer mech combat Advanced movement and locomotion you can feel Our first mechanize combat unit or (MCU) ready for battle! A large scale combat zone (Frozen outpost) (Social/practice room), with, movements course, 6 player FFA, Mech ball, and more!","['English']","['English']","","https://cdn.akamai.steamstatic.com/steam/apps/1192900/header.jpg?t=1658516573","https://www.iron-rebellion.com/","iron-rebellion.com","ironrainvr@gmail.com",True,False,False,0,"",0,168,39,"",0,186,"Iron Rebellion has elements of sci-fi combat with laser guns, missiles, and explosions.",48,0,48,0,"Black Beach Studio","Black Beach Studio","Multi-player,PvP,Online PvP,Co-op,Online Co-op,Cross-Platform Multiplayer","Action,Indie,Early Access","Early Access,VR,Mechs,Action,Team-Based,Multiplayer,FPS,Simulation,Indie,Futuristic,Space,Robots,Cyberpunk,Dystopian,Shooter,Destruction,Strategy,Sci-fi,Retro,Mars,VR Only","https://cdn.akamai.steamstatic.com/steam/apps/1192900/ss_665ad3dc30c53c5315e15f5b6bf05edf9f150a54.1920x1080.jpg?t=1658516573,https://cdn.akamai.steamstatic.com/steam/apps/1192900/ss_3278716e8e0d40ffc605af10898b5a3b7e236dab.1920x1080.jpg?t=1658516573,https://cdn.akamai.steamstatic.com/steam/apps/1192900/ss_5998d0f078a9c29a6334a257383d86c895eadfa4.1920x1080.jpg?t=1658516573,https://cdn.akamai.steamstatic.com/steam/apps/1192900/ss_1caec367646283c85be9e8cb480f2617442ed3ba.1920x1080.jpg?t=1658516573,https://cdn.akamai.steamstatic.com/steam/apps/1192900/ss_aa963cd5b4c2d23ac30e7bdb2409d71dea2f5e0c.1920x1080.jpg?t=1658516573","http://cdn.akamai.steamstatic.com/steam/apps/256889842/movie_max.mp4?t=1654395429,http://cdn.akamai.steamstatic.com/steam/apps/256882702/movie_max.mp4?t=1654395433,http://cdn.akamai.steamstatic.com/steam/apps/256857289/movie_max.mp4?t=1636689024"</text:p>
          </table:table-cell>
          <table:table-cell table:number-columns-repeated="16383" table:style-name="ce1"/>
        </table:table-row>
        <table:table-row table:style-name="ro1">
          <table:table-cell office:value-type="string" table:style-name="ce1">
            <text:p>866150,"Treasures of the Ancients: Egypt","Jun 6, 2018","50000 - 100000",0,0,0.99,0,"Go on a trip to Egypt. Everything is as usual: dangers, traps and unpredictable events. This journey is guaranteed to leave an indelible imprint in your soul. Features: Easy and hard levels Plenty of obstacles The scorching sun over his head Nice graphics Above your head hangs a constant bright sun. Perhaps all these rumors about Egypt, which have survived to the present day - about the walking mummies, scarabs, not shy of human flesh-is true? Looks like you're the one who's been fated to find out. Tighten your belts and get ready for a charming and dangerous adventure.","['English']","[]","","https://cdn.akamai.steamstatic.com/steam/apps/866150/header.jpg?t=1657805153","","","mail@garage-games.ru",True,False,False,0,"",0,55,91,"",0,0,"",0,0,0,0,"Garage Games,Jan Hess","Garage Games","Single-player,Steam Achievements","Adventure,Casual,Indie","Adventure,Indie,Casual,Platformer","https://cdn.akamai.steamstatic.com/steam/apps/866150/ss_a56ce71c38161d67fea59554c846fe7ff9afe77b.1920x1080.jpg?t=1657805153,https://cdn.akamai.steamstatic.com/steam/apps/866150/ss_508acee40c6674acecdca1f52abf34c48c335aaa.1920x1080.jpg?t=1657805153,https://cdn.akamai.steamstatic.com/steam/apps/866150/ss_32338073bc4653c3845754fb341fc16a07a8fb5c.1920x1080.jpg?t=1657805153,https://cdn.akamai.steamstatic.com/steam/apps/866150/ss_58d1bd31bc5dcd06c6fc90da1a9d37df0232137d.1920x1080.jpg?t=1657805153,https://cdn.akamai.steamstatic.com/steam/apps/866150/ss_06f737cf69567fb767e964202733508a072a2101.1920x1080.jpg?t=1657805153,https://cdn.akamai.steamstatic.com/steam/apps/866150/ss_5425927bea2ed8226346079984a7692eb945bb8a.1920x1080.jpg?t=1657805153","http://cdn.akamai.steamstatic.com/steam/apps/256717313/movie_max.mp4?t=1527066276"</text:p>
          </table:table-cell>
          <table:table-cell table:number-columns-repeated="16383" table:style-name="ce1"/>
        </table:table-row>
        <table:table-row table:style-name="ro1">
          <table:table-cell office:value-type="string" table:style-name="ce1">
            <text:p>231330,"Deadfall Adventures","Nov 15, 2013","100000 - 200000",4,0,19.99,0,"Deadfall Adventures is an action-driven first-person shooter, spiced up with elements from action-adventure games. Become an adventurer, hunt for treasures, explore unknown regions of the world and rescue the damsel in distress from the clutches of enemies, both earthly and not-so-earthly. Join James Lee Quatermain on his journey across the globe! The Story The year is 1938. James Lee Quatermain is a man of many talents, yet holding on to money isn't one of them. James is an adventurer by trade, just like his legendary great-grandfather Allan Quatermain. And he knows how to squeeze money out of this famous name of his, while at the same time despising it. Despising those who believe his great-grandfather's tales of the supernatural and those who make fun of them alike. Accordingly, Quatermain isn't all too keen on escorting Jennifer Goodwin, an US agent and former colleague of his, to an Egyptian temple structure in order to retrieve an ancient artifact - The Heart of Atlantis. Neither does he believe in the reputed invigorating qualities of this artifact, nor does he care the least that a division of the Ahnenerbe, the Nazi department specialized in the occult, is after The Heart as well. But life has its ways of changing one's perspective. Quatermain soon finds himself part of a hunt across the globe - from the stormy deserts of Egypt to the icy depths of the Arctic, and all the way to the steaming jungles of Guatemala. In long forgotten temple structures the thrill of the chase awakens the true adventurer in Quatermain, as he and agent Goodwin strive to be one step ahead of the Nazis and the Russians, one step closer to obtaining the Heart of Atlantis. And deep in these temples, where age-old guardians awake from their eternal slumber, James soon learns that his great-grandfather's stories are not as crazy as he had always believed. For all things live forever, though at times they sleep and are forgotten... Key Features Action -Adventure gameplay from a first-person perspective Set in the Quatermain-universe, created by H. R. Haggard Fast-paced action and intense, accurate FPS gun battles Adventurer equipment: compass, treasure maps, notebook and flashlight â€“ necessary to solve ancient puzzles, find treasures and even to defeat certain types of enemies Puzzles that encourage you to explore the game environment and interact with it Environmental traps that can be used to eliminate enemies in many spectacular ways Exotic, picturesque locations from around the world â€“ Egypt, Arctic and forgotten Mayan ruins in the jungles of Guatemala Compelling story faithful to the spirit of classic action-adventure movies 1930â€™s setting, including detailed weapon designs Unique adventurer-style multiplayer features and modes","['English', 'German', 'Polish', 'French', 'Russian']","['English', 'German', 'Russian']","","https://cdn.akamai.steamstatic.com/steam/apps/231330/header.jpg?t=1561964976","http://www.deadfall-game.com/","","support@quanticlab.com",True,False,True,53,"https://www.metacritic.com/game/pc/deadfall-adventures?ftag=MCD-06-10aaa1f",0,1716,628,"",50,1140,"",324,0,431,0,"The Farm 51","THQ Nordic","Single-player,Multi-player,Co-op,Steam Achievements,Steam Trading Cards,Partial Controller Support,Steam Cloud,Steam Leaderboards","Action,Adventure","Adventure,Action,FPS,Shooter,Multiplayer,First-Person,Singleplayer,Puzzle,Zombies,Co-op,Indie,Horror,Survival,Exploration,Open World,Action-Adventure,World War II,Strategy","https://cdn.akamai.steamstatic.com/steam/apps/231330/ss_e53512c37c3b4927efec4ef2dccec62084af5a57.1920x1080.jpg?t=1561964976,https://cdn.akamai.steamstatic.com/steam/apps/231330/ss_e5660e00480523bab71e5758c6606de0abf9bebf.1920x1080.jpg?t=1561964976,https://cdn.akamai.steamstatic.com/steam/apps/231330/ss_eb71d7cb42e05f68b50d14a3d2a8bd60145acb98.1920x1080.jpg?t=1561964976,https://cdn.akamai.steamstatic.com/steam/apps/231330/ss_6ce7d35e3e24b9f5d35d8ebb27a0ca793ad08361.1920x1080.jpg?t=1561964976,https://cdn.akamai.steamstatic.com/steam/apps/231330/ss_8b3791b17d55df0461262b23192a725f80de2593.1920x1080.jpg?t=1561964976,https://cdn.akamai.steamstatic.com/steam/apps/231330/ss_d30c427a0ce9d8b04ca0809ae71f5356e0204e73.1920x1080.jpg?t=1561964976,https://cdn.akamai.steamstatic.com/steam/apps/231330/ss_3109f03c94c404b51e5775ad86a60e81e132ad19.1920x1080.jpg?t=1561964976,https://cdn.akamai.steamstatic.com/steam/apps/231330/ss_0ae6376d1947a3907690ed0a725e81d589cf5760.1920x1080.jpg?t=1561964976,https://cdn.akamai.steamstatic.com/steam/apps/231330/ss_d4e66c6d44b80b5835acabad30cb60292267e922.1920x1080.jpg?t=1561964976,https://cdn.akamai.steamstatic.com/steam/apps/231330/ss_ccc8d733e5f5e565ceaa4be6d8edcf6bdab95079.1920x1080.jpg?t=1561964976,https://cdn.akamai.steamstatic.com/steam/apps/231330/ss_b6ef227c36746b589e96d57eb3b09fba2d2c1cc6.1920x1080.jpg?t=1561964976,https://cdn.akamai.steamstatic.com/steam/apps/231330/ss_18bb9893a8c153b743417f8ada5526d7e172170b.1920x1080.jpg?t=1561964976,https://cdn.akamai.steamstatic.com/steam/apps/231330/ss_5b3342439c4a7fcb93ab253be906817f849da3e7.1920x1080.jpg?t=1561964976,https://cdn.akamai.steamstatic.com/steam/apps/231330/ss_6338aab220eabdf66b1137d0ad71278b255ce39f.1920x1080.jpg?t=1561964976,https://cdn.akamai.steamstatic.com/steam/apps/231330/ss_8292d4dd3ea71a927d2b8b09c41a4856e72b59fd.1920x1080.jpg?t=1561964976,https://cdn.akamai.steamstatic.com/steam/apps/231330/ss_27bd5bdb26ed53217bf31d013e795d0d5376e880.1920x1080.jpg?t=1561964976,https://cdn.akamai.steamstatic.com/steam/apps/231330/ss_aac2586e6d2a200f246c11f399216576bad38dc1.1920x1080.jpg?t=1561964976,https://cdn.akamai.steamstatic.com/steam/apps/231330/ss_aac19564f29ac14d3b70f1bbae5d6233284530cc.1920x1080.jpg?t=1561964976,https://cdn.akamai.steamstatic.com/steam/apps/231330/ss_763fee337f9ec69f6c6724460264e7c92d09c1ba.1920x1080.jpg?t=1561964976,https://cdn.akamai.steamstatic.com/steam/apps/231330/ss_f70a0c7cc773129ef12bd9ebcaf9bfcba74c637c.1920x1080.jpg?t=1561964976","http://cdn.akamai.steamstatic.com/steam/apps/2029553/movie_max.mp4?t=1490862566,http://cdn.akamai.steamstatic.com/steam/apps/2030185/movie_max.mp4?t=1490862575,http://cdn.akamai.steamstatic.com/steam/apps/2028438/movie_max.mp4?t=1490862584,http://cdn.akamai.steamstatic.com/steam/apps/2030143/movie_max.mp4?t=1493809128,http://cdn.akamai.steamstatic.com/steam/apps/2030092/movie_max.mp4?t=1493809135"</text:p>
          </table:table-cell>
          <table:table-cell table:number-columns-repeated="16383" table:style-name="ce1"/>
        </table:table-row>
        <table:table-row table:style-name="ro1">
          <table:table-cell office:value-type="string" table:style-name="ce1">
            <text:p>1056520,"Who We Are Now","May 7, 2019","0 - 20000",0,0,14.99,2,"Who We Are Now is a queer, post-apocalyptic visual novel set ten years after a nuclear war scoured the earth. It follows Wes, a young man who, drowning in the memories of everyone he's lost, returns to a settlement called Home in search of something to ease his pain. Upon reaching the settlement, he's tasked with guiding four other men, each dealing with their own tragedy. As he helps them, Wes begins to explore himself as well. Together, they will help each other move past the trauma of their pasts and find love along the way. Please note that Who We Are Now contains explicit sexual scenes between men. These scenes are optional.","['English']","[]","","https://cdn.akamai.steamstatic.com/steam/apps/1056520/header.jpg?t=1560310334","","","chromafieldgames@gmail.com",True,True,True,0,"",0,0,0,"",0,0,"Please note that Who We Are Now contains explicit sexual scenes between men. These scenes are optional.",0,0,0,0,"Chroma Field Games","Chroma Field Games","Single-player","Indie","","https://cdn.akamai.steamstatic.com/steam/apps/1056520/ss_620218450140ec3e297273c6a7938babcdcc8bba.1920x1080.jpg?t=1560310334,https://cdn.akamai.steamstatic.com/steam/apps/1056520/ss_a9c718bb71735778c15dbad62963f3df1c3f3548.1920x1080.jpg?t=1560310334,https://cdn.akamai.steamstatic.com/steam/apps/1056520/ss_2240c60e98c5a5a1ecfe5e479d9a0d1c471d99d7.1920x1080.jpg?t=1560310334,https://cdn.akamai.steamstatic.com/steam/apps/1056520/ss_16cf7eb7a25554b272f514e0d9935a745fa4c1cb.1920x1080.jpg?t=1560310334,https://cdn.akamai.steamstatic.com/steam/apps/1056520/ss_50a12f1b5d201e897f58d677e8a784d288c078da.1920x1080.jpg?t=1560310334,https://cdn.akamai.steamstatic.com/steam/apps/1056520/ss_bcbb31961fce84f6ad2db9122e393048a93cd87c.1920x1080.jpg?t=1560310334,https://cdn.akamai.steamstatic.com/steam/apps/1056520/ss_df229e522a4f00ef9ec5c56249722a2a4d45a7ad.1920x1080.jpg?t=1560310334","http://cdn.akamai.steamstatic.com/steam/apps/256748690/movie_max.mp4?t=1556070511"</text:p>
          </table:table-cell>
          <table:table-cell table:number-columns-repeated="16383" table:style-name="ce1"/>
        </table:table-row>
        <table:table-row table:style-name="ro1">
          <table:table-cell office:value-type="string" table:style-name="ce1">
            <text:p>897820,"Reigns: Game of Thrones","Oct 18, 2018","50000 - 100000",2,0,3.99,0,"Reigns: Game of Thrones is the heir to the award-winning HBOÂ® TV series Game of ThronesÂ® and the smash-hit swipe â€˜em up series Reigns from Nerial and Devolver Digital. Through the fiery visions of Melisandre, claim the Iron Throne as Cersei Lannister, Jon Snow, Daenerys Targaryen, and more to carefully navigate the complex relationships and hostile factions of the Seven Kingdoms. Employ ruthless tactics to outwit political rivals and wield impervious charm on your fickle bannerman. Maintain the balance and favor of the people to extend your reign and maybe, one day, survive the horrors of the coming winter. A Formidable Cast: Rule from the Iron Throne as Cersei Lannister, Jon Snow, Daenerys Targaryen, Tyrion Lannister, Sansa Stark, and more. Change between each king and queen you unlock to face challenges and mysteries unique to their story. Impose Your Will: Swipe left or right to change the fate of the Seven Kingdoms forever as you hear the impassioned pleas and unpredictable demands from the people of Westeros. If a particular character becomes bothersome, tear their card in half to unburden Your Majesty with their concerns â€“ but at what cost? Reenvision Westeros: Melisandreâ€™s visions are your playing field and extend beyond the TV series to imagine the many fates of those that would sit upon the Iron Throne. Rebuild the Great Sept of Baelor as Cersei or discover the path of the Seven Kingdoms if Sansa Stark had married Jaime Lannister. Regal Mini Games: Even the most powerful rulers need to set aside their worries and partake in more trivial matters now and then. From jousting to tavern brawls, these distractions arenâ€™t without consequence! A Grander Reigns: Fans of the Reigns series will be delighted with the biggest, deepest entry in the series that does not simply retell the stories you know but rather lets you create new adventures at your whim. Iconic Soundtrack: Decide the fate of Westeros and those that reside in your land to the soaring score of the HBO series by Ramin Djawadi. Â©2018 Home Box Office, Inc. All Rights Reserved. HBO and related trademarks are the property of Home Box Office, Inc.","['English', 'French', 'German', 'Spanish - Spain', 'Italian', 'Japanese', 'Korean', 'Portuguese - Brazil', 'Russian', 'Simplified Chinese', 'Traditional Chinese']","[]","â€œReigns: Game of Thrones is so much better than any other attempt to bring Game of Thrones to video games so far.â€ Digitally Downloaded â€œA Westerosi romp with welcome wrinkles to the established Reigns formulaâ€ Gamespot â€œReigns is probably the best Game of Thrones game weâ€™ve played to date.â€ Trusted Reviews","https://cdn.akamai.steamstatic.com/steam/apps/897820/header.jpg?t=1645113692","http://www.reignsgame.com","http://www.reignsgame.com","",True,True,True,84,"https://www.metacritic.com/game/pc/reigns-game-of-thrones?ftag=MCD-06-10aaa1f",0,698,203,"",10,815,"",83,0,76,0,"Nerial","Devolver Digital","Single-player,Steam Achievements,Full controller support","Adventure,Indie,RPG","RPG,Indie,Card Game,Adventure,Choices Matter,2D,Medieval,Singleplayer,Minimalist,Choose Your Own Adventure,Strategy,Story Rich,Dark Humor,Great Soundtrack,Difficult,Dark Comedy,Funny,Comedy,Cute","https://cdn.akamai.steamstatic.com/steam/apps/897820/ss_248ae701072840bf58134ed878e45bc0ab01883e.1920x1080.jpg?t=1645113692,https://cdn.akamai.steamstatic.com/steam/apps/897820/ss_db1c80d61b9a0551e8d51d1fb72f627436b02fa2.1920x1080.jpg?t=1645113692,https://cdn.akamai.steamstatic.com/steam/apps/897820/ss_a9ca4d61981268f01e0373a3a931c023fd7a9860.1920x1080.jpg?t=1645113692,https://cdn.akamai.steamstatic.com/steam/apps/897820/ss_3495278259a789c0c1fe57b58e1eead7dd96759d.1920x1080.jpg?t=1645113692,https://cdn.akamai.steamstatic.com/steam/apps/897820/ss_3083d5a7cf1e8bb9490fdf6d1a91b66368d6faa1.1920x1080.jpg?t=1645113692,https://cdn.akamai.steamstatic.com/steam/apps/897820/ss_ddb2eb98a34574d43ad3c1f5ecb156e41f2a2635.1920x1080.jpg?t=1645113692,https://cdn.akamai.steamstatic.com/steam/apps/897820/ss_f9e46cf4209b393da4e66aec684511d567948262.1920x1080.jpg?t=1645113692,https://cdn.akamai.steamstatic.com/steam/apps/897820/ss_c5d6e98e724c95b9b1b1815bd793b31260a79390.1920x1080.jpg?t=1645113692,https://cdn.akamai.steamstatic.com/steam/apps/897820/ss_5baa97dd9233de38b60ec82a7846afcb504e7dcf.1920x1080.jpg?t=1645113692,https://cdn.akamai.steamstatic.com/steam/apps/897820/ss_af4d20798913a77f9e64efa1a65ed47e54bd0a93.1920x1080.jpg?t=1645113692","http://cdn.akamai.steamstatic.com/steam/apps/256726100/movie_max.mp4?t=1535036307,http://cdn.akamai.steamstatic.com/steam/apps/256732488/movie_max.mp4?t=1539862930"</text:p>
          </table:table-cell>
          <table:table-cell table:number-columns-repeated="16383" table:style-name="ce1"/>
        </table:table-row>
        <table:table-row table:style-name="ro1">
          <table:table-cell office:value-type="string" table:style-name="ce1">
            <text:p>658970,"CasinoRPG","Jan 16, 2018","50000 - 100000",19,0,0.0,0,"Play the tables or own the strip in this Vegas-themed MMORPG that merges role-playing, tycoon, city-building and casino games. Use your winnings in multiplayer casino games like slots, poker, blackjack and roulette as you rise from janitor to casino mogul. Play everything from casino games and missions to tycoon simulations and city building in real-time with others from all over the world. Reshape the virtual history of this ever-evolving city with every action you take. The game is set in a persistent open world where every casino is owned, designed and operated by other players. You and thousands of others quite literally design the city around you. Buy your own plots of land and build your own casinos on them. This isnâ€™t limited to the outside as you can also design and manage your casino floors in a real-time tycoon simulation. You are a new face in town and get a job as a janitor in one of the casinos. Follow the story of characters like the Mayor and Detective Watts as you complete missions to work your way up to casino mogul status. In addition to all of the world building, you can also play a variety of casino games. We currently have slots, poker, blackjack, roulette, solitaire, video poker, bingo and various lottery games like scratchers. More games are being added all of the time.","['English']","[]","","https://cdn.akamai.steamstatic.com/steam/apps/658970/header.jpg?t=1652288047","https://casinorpg.com","https://goldfire.me/contact","support@goldfire.me",True,True,False,0,"",0,138,84,"",211,0,"",2,0,2,0,"GoldFire Studios","GoldFire Studios","Multi-player,MMO,PvP,Online PvP,Co-op,Online Co-op,Cross-Platform Multiplayer,Steam Achievements,In-App Purchases","Casual,Free to Play,Indie,Massively Multiplayer,RPG,Simulation","Simulation,Massively Multiplayer,RPG,Management,Gambling,Card Game,City Builder,Building,Free to Play,Casual,Indie,Multiplayer,Open World,MMORPG,Colorful,Isometric,Kickstarter,Character Customization,Solitaire,Time Management","https://cdn.akamai.steamstatic.com/steam/apps/658970/ss_cb6b1d05103fc193815345eee1818bc21c0a44b6.1920x1080.jpg?t=1652288047,https://cdn.akamai.steamstatic.com/steam/apps/658970/ss_ed9fa2227bfa536a586b02c08fba9fee125719f5.1920x1080.jpg?t=1652288047,https://cdn.akamai.steamstatic.com/steam/apps/658970/ss_7cb8d3df1abae633f94a39e0ca9fb621a8fe6bf4.1920x1080.jpg?t=1652288047,https://cdn.akamai.steamstatic.com/steam/apps/658970/ss_e4d3cd874177a7ced56184c47d3d3fa73b6a5770.1920x1080.jpg?t=1652288047,https://cdn.akamai.steamstatic.com/steam/apps/658970/ss_641fc68fc66438da263db5dea645537ae544de95.1920x1080.jpg?t=1652288047,https://cdn.akamai.steamstatic.com/steam/apps/658970/ss_724cee8166a82215d502138ffc17ba0b97be78ba.1920x1080.jpg?t=1652288047,https://cdn.akamai.steamstatic.com/steam/apps/658970/ss_57073878d62bb16c416c3eb3943984c6b7549aae.1920x1080.jpg?t=1652288047,https://cdn.akamai.steamstatic.com/steam/apps/658970/ss_dde34b71b943c0dbb42901afe9e310e2776aba54.1920x1080.jpg?t=1652288047,https://cdn.akamai.steamstatic.com/steam/apps/658970/ss_c7970e33c3846cff1b6779017c52fa9cc208af07.1920x1080.jpg?t=1652288047","http://cdn.akamai.steamstatic.com/steam/apps/256687618/movie_max.mp4?t=1515593268"</text:p>
          </table:table-cell>
          <table:table-cell table:number-columns-repeated="16383" table:style-name="ce1"/>
        </table:table-row>
        <table:table-row table:style-name="ro1">
          <table:table-cell office:value-type="string" table:style-name="ce1">
            <text:p>1777550,"Fuyu no Tsuma","Oct 15, 2021","0 - 20000",0,0,1.99,0,"General Fuyu no Tsuma is an addicting game in which you have to solve puzzles with Lovely Girls Incredible Atmosphere , Great Music , lots of levels with girls art in HD quality. The game is great for relaxing after a hard day. Features Several difficulty levels. Relaxing gameplay 5 HD quality art with beautiful girls Pleasant atmosphere. Game Modes: EASY - 4x4 MEDIUM - 4x6 ADVANCED - 6x10 HARD - 8x14 EPIC - 10x16","['English']","['English']","","https://cdn.akamai.steamstatic.com/steam/apps/1777550/header.jpg?t=1634291794","","","rosaspecialstuidio@gmail.com",True,False,False,0,"",0,2,2,"",0,0,"",0,0,0,0,"çŽ«ç‘°å·¥ä½œå®¤","çŽ«ç‘°å·¥ä½œå®¤","Single-player","Action,Adventure,Indie","Adventure,Indie,Casual,Puzzle,Hentai,Anime,2D,Colorful,Cute,Atmospheric,Story Rich,Singleplayer,Shooter,Sexual Content,Mature,Visual Novel,Dating Sim,Action","https://cdn.akamai.steamstatic.com/steam/apps/1777550/ss_0f677ec728af79836da95402747b1f0a54369ea0.1920x1080.jpg?t=1634291794,https://cdn.akamai.steamstatic.com/steam/apps/1777550/ss_6efc087206991c810df9c7329be121c2aaaee33b.1920x1080.jpg?t=1634291794,https://cdn.akamai.steamstatic.com/steam/apps/1777550/ss_6cdb8154091d4f933944ae9f0848859e434303f0.1920x1080.jpg?t=1634291794,https://cdn.akamai.steamstatic.com/steam/apps/1777550/ss_e0fe303686a9561203a9662a0979bdaec5437bb3.1920x1080.jpg?t=1634291794,https://cdn.akamai.steamstatic.com/steam/apps/1777550/ss_bb2f409a85a8060986f21ef16b334bf964087988.1920x1080.jpg?t=1634291794,https://cdn.akamai.steamstatic.com/steam/apps/1777550/ss_3a09d841f77bf1e876954cffd170858c97d096a1.1920x1080.jpg?t=1634291794","http://cdn.akamai.steamstatic.com/steam/apps/256853884/movie_max.mp4?t=1633085092"</text:p>
          </table:table-cell>
          <table:table-cell table:number-columns-repeated="16383" table:style-name="ce1"/>
        </table:table-row>
        <table:table-row table:style-name="ro1">
          <table:table-cell office:value-type="string" table:style-name="ce1">
            <text:p>552520,"Far CryÂ® 5","Mar 26, 2018","2000000 - 5000000",2164,17,59.99,5,"Far Cry comes to America in the latest installment of the award-winning franchise. Welcome to Hope County, Montana, land of the free and the brave but also home to a fanatical doomsday cult known as Edenâ€™s Gate. Stand up to cult leader Joseph Seed, and his siblings, the Heralds, to spark the fires of resistance and liberate the besieged community. FIGHT AGAINST A DEADLY CULT Free Hope County in solo or two-player co-op. Recruit Guns and Fangs for hire to help defeat the cult. A WORLD THAT HITS BACK Wreak havoc on the cult and its members but beware of the wrath of Joseph Seed and his followers. CARVE YOUR OWN PATH Build your character and choose your adventure in the largest customizable Far Cry game ever! DYNAMIC TOYS Take control of iconic muscle cars, ATV's, planes and a lot more to engage the cult forces in epic fights. RE-DEFINED STEALTH MECHANICS Enhance your gameplay with eye tracking. Tag enemies by looking at them to increase your stealth skills and help your teammates spot threats. Compatible with all Tobii Eye Tracking gaming devices. Additional notes: Eye tracking features available with Tobii Eye Tracking.","['English', 'French', 'Italian', 'German', 'Spanish - Spain', 'Arabic', 'Czech', 'Dutch', 'Japanese', 'Korean', 'Polish', 'Portuguese - Brazil', 'Russian', 'Simplified Chinese', 'Traditional Chinese']","['English', 'French', 'Italian', 'German', 'Spanish - Spain', 'Japanese', 'Portuguese - Brazil', 'Russian', 'Traditional Chinese']","","https://cdn.akamai.steamstatic.com/steam/apps/552520/header.jpg?t=1628209646","https://far-cry.ubisoft.com/","http://support.ubi.com","",True,False,False,0,"",0,100620,25286,"",0,114588,"",1756,223,1258,311,"Ubisoft Montreal,Red Storm,Ubisoft Shanghai,Ubisoft Toronto,Ubisoft Kiev","Ubisoft","Single-player,Multi-player,Co-op,Online Co-op,Steam Trading Cards,Captions available,In-App Purchases,Partial Controller Support,Includes level editor","Action,Adventure","Open World,Co-op,Action,Multiplayer,FPS,Shooter,Adventure,Singleplayer,First-Person,Story Rich,Survival,Stealth,America,Exploration,Hunting,Atmospheric,Character Customization,Great Soundtrack,Sexual Content,Nudity","https://cdn.akamai.steamstatic.com/steam/apps/552520/ss_a52c732d62a26d20bcfb0525929178749392f4fc.1920x1080.jpg?t=1628209646,https://cdn.akamai.steamstatic.com/steam/apps/552520/ss_64406d71653c589377e8c589ece9e3941b6fff50.1920x1080.jpg?t=1628209646,https://cdn.akamai.steamstatic.com/steam/apps/552520/ss_5b5701cb9cc39b661d6a2903a97e0bb75eb2a6c6.1920x1080.jpg?t=1628209646,https://cdn.akamai.steamstatic.com/steam/apps/552520/ss_60894d685a0f3488ceaf0592625fc904aa2bfeb1.1920x1080.jpg?t=1628209646,https://cdn.akamai.steamstatic.com/steam/apps/552520/ss_8f826d6b68fc53c48f1f52f9d5188ba998b23534.1920x1080.jpg?t=1628209646,https://cdn.akamai.steamstatic.com/steam/apps/552520/ss_c6f08b3d2e156f705205f882504d3cd96f78cca1.1920x1080.jpg?t=1628209646,https://cdn.akamai.steamstatic.com/steam/apps/552520/ss_c26333a1e53aad3d6a8cc0a347e9ac5e0dd98587.1920x1080.jpg?t=1628209646,https://cdn.akamai.steamstatic.com/steam/apps/552520/ss_54e115519104798a3a2dc55e6de3d4974e144b77.1920x1080.jpg?t=1628209646,https://cdn.akamai.steamstatic.com/steam/apps/552520/ss_46e0754a961048afe201f45f2436b4fb0491be73.1920x1080.jpg?t=1628209646,https://cdn.akamai.steamstatic.com/steam/apps/552520/ss_d578dc6a657d7aa5530e59e88705794696e92102.1920x1080.jpg?t=1628209646,https://cdn.akamai.steamstatic.com/steam/apps/552520/ss_f5ee2fb899c32f4c627ee250949645e52161150b.1920x1080.jpg?t=1628209646,https://cdn.akamai.steamstatic.com/steam/apps/552520/ss_e77cdee777bf7cc1fc820e6e3442c23166dfbc4b.1920x1080.jpg?t=1628209646,https://cdn.akamai.steamstatic.com/steam/apps/552520/ss_539a82bb6b1960c64fc13e88b079d85ffca77881.1920x1080.jpg?t=1628209646,https://cdn.akamai.steamstatic.com/steam/apps/552520/ss_84a39f2015f9f697dc0c9208979fcfbe48320916.1920x1080.jpg?t=1628209646,https://cdn.akamai.steamstatic.com/steam/apps/552520/ss_91ffb3869b07d192c522555bc2f0bff1d79a3c1c.1920x1080.jpg?t=1628209646,https://cdn.akamai.steamstatic.com/steam/apps/552520/ss_761d736957034da0543e56b8c4541facccb199d7.1920x1080.jpg?t=1628209646","http://cdn.akamai.steamstatic.com/steam/apps/256712971/movie_max.mp4?t=1522436975,http://cdn.akamai.steamstatic.com/steam/apps/256700398/movie_max.mp4?t=1511961814,http://cdn.akamai.steamstatic.com/steam/apps/256693728/movie_max.mp4?t=1503665650,http://cdn.akamai.steamstatic.com/steam/apps/256686295/movie_max.mp4?t=1505927690,http://cdn.akamai.steamstatic.com/steam/apps/256687020/movie_max.mp4?t=1505927711"</text:p>
          </table:table-cell>
          <table:table-cell table:number-columns-repeated="16383" table:style-name="ce1"/>
        </table:table-row>
        <table:table-row table:style-name="ro1">
          <table:table-cell office:value-type="string" table:style-name="ce1">
            <text:p>718350,"Loot Collection: Mahjong","Oct 5, 2017","20000 - 50000",0,0,0.55,0,"Loot Collection Mahjong is the perfect game for the casual player looking for fun and extensive gameplay. The goal of this game is to match open pairs of identical tiles and remove them from the board. The game is finished when all pairs of tiles have been removed from the board. Game Features: - Undo - Hint - Shuffle - Highlight - Loot icons - Many levels","['English']","[]","","https://cdn.akamai.steamstatic.com/steam/apps/718350/header.jpg?t=1636832962","https://store.steampowered.com/publisher/boogygames","","kitkat322@hotmail.com",True,False,False,0,"",0,2,3,"",0,0,"",0,0,0,0,"Boogygames Studios","Boogygames Studios","Single-player","Adventure,Casual,Indie,Simulation,Strategy","Hidden Object,Match 3,Puzzle,Board Game,Point &amp; Click,Tabletop,Strategy,2D,Relaxing,Casual,Simulation,Hand-drawn,Minimalist,Fantasy,Loot,Adventure,Singleplayer,Indie","https://cdn.akamai.steamstatic.com/steam/apps/718350/ss_a27a538bcd1af5b8268152bfadc3489739b2987c.1920x1080.jpg?t=1636832962,https://cdn.akamai.steamstatic.com/steam/apps/718350/ss_9e90004fe3cdd79c61d56ea91a95af890b949ffa.1920x1080.jpg?t=1636832962,https://cdn.akamai.steamstatic.com/steam/apps/718350/ss_fab74a31a0aceb737981a5c0eb52efead5171f8f.1920x1080.jpg?t=1636832962,https://cdn.akamai.steamstatic.com/steam/apps/718350/ss_e8c785a2337fac37ab4a866a325f96338357ae68.1920x1080.jpg?t=1636832962,https://cdn.akamai.steamstatic.com/steam/apps/718350/ss_0b7ce84f477c715ae73d918b428e74935edce026.1920x1080.jpg?t=1636832962,https://cdn.akamai.steamstatic.com/steam/apps/718350/ss_c52ac79a1fce3fdf9cdbe6a5aa8b91f7dc04c3ce.1920x1080.jpg?t=1636832962,https://cdn.akamai.steamstatic.com/steam/apps/718350/ss_06ebbf460fe151f9030ed9b08473074a9716390e.1920x1080.jpg?t=1636832962,https://cdn.akamai.steamstatic.com/steam/apps/718350/ss_9360936dac64608356c4cb1d01c6d21dd5dd4a07.1920x1080.jpg?t=1636832962,https://cdn.akamai.steamstatic.com/steam/apps/718350/ss_6a9d9ce64f5497bf6241057594c43593aef8fb8a.1920x1080.jpg?t=1636832962,https://cdn.akamai.steamstatic.com/steam/apps/718350/ss_5de4bd1e445c90ee51db8da0fea8ea91d1b29684.1920x1080.jpg?t=1636832962,https://cdn.akamai.steamstatic.com/steam/apps/718350/ss_ed50d76b32f46d48acf3995df40d9d9950166a66.1920x1080.jpg?t=1636832962,https://cdn.akamai.steamstatic.com/steam/apps/718350/ss_df64c2b8ae0ef474507604699e1032b4dcbc938e.1920x1080.jpg?t=1636832962,https://cdn.akamai.steamstatic.com/steam/apps/718350/ss_719daf4d7b38166fa9b7788c807c36fa23931094.1920x1080.jpg?t=1636832962,https://cdn.akamai.steamstatic.com/steam/apps/718350/ss_13d9722b170209feb8b1a9a07f783d9cf6bf52a4.1920x1080.jpg?t=1636832962,https://cdn.akamai.steamstatic.com/steam/apps/718350/ss_6320021f3ca387272018ab39080982aadc77445e.1920x1080.jpg?t=1636832962,https://cdn.akamai.steamstatic.com/steam/apps/718350/ss_7cf02d37558b8526282a0d8d22a738f7d7d86d6e.1920x1080.jpg?t=1636832962,https://cdn.akamai.steamstatic.com/steam/apps/718350/ss_ade96755de6930c6daf312f2bc01b214a669832e.1920x1080.jpg?t=1636832962","http://cdn.akamai.steamstatic.com/steam/apps/256695790/movie_max.mp4?t=1505932707"</text:p>
          </table:table-cell>
          <table:table-cell table:number-columns-repeated="16383" table:style-name="ce1"/>
        </table:table-row>
        <table:table-row table:style-name="ro1">
          <table:table-cell office:value-type="string" table:style-name="ce1">
            <text:p>433450,"INFERNO CLIMBER","Sep 8, 2016","0 - 20000",0,0,14.99,0,"Forge through hell in this survival action RPG! Defeat powerful bosses to collect all 5 Purgatory Stones in hell. Slashing, magic casting, arrow shooting, bombs throwing, exploring, eating, cooking, blacksmithing. Game Features: - Survival 3D action RPG - Hack &amp;amp</text:p>
          </table:table-cell>
          <table:table-cell office:value-type="string" table:style-name="ce1">
            <text:p><text:s/>Slash - Level up system - Platforming action - Puzzles and traps in the dangerous dungeon - Resource management - Over 50 hours of playtime Other Features: - 8 unique playable characters - Raise your character's strength freely - Over 400 unique items - More than 20 stages - Master new skills and magic spells - Over 90 different enemies - Each stage is guarded by a boss character - Stealth operations - Reveal hidden treasures and secret paths by breaking walls with bombs ã€€ ï½ž STORY ï½ž A long, long time ago... There were 5 Purgatory Stones with enormous magical powers. Purgatory Stones were owned by 5 different countries to keep the world in order. However, as the time passed, evil and corruption spreads through the land. Purgatory Stones fell into the wrong hands. Monsters plagued all over the land. Thus, the world has fallen. 100 years later... An innocent soul made a pact with Death. The awakened one set forth in search for the Purgatory Stones. Explore the World of Inferno! Explore the unknown world of Inferno in search for 5 Purgatory Stones. Travel through ruins, jungles and more as the story unfolds. Infernoãƒ»Survivalãƒ»Action! Beware of traps and keep a look out for treasures and secret paths. Manage food and items to ensure survival in the World of Inferno. Defeat powerful enemies along the way</text:p>
          </table:table-cell>
          <table:table-cell office:value-type="string" table:style-name="ce1">
            <text:p><text:s/>conquer them all using your strength and wisdom. Various Items in the Treasure Box Search for Treasures across the land. The same treasure chest could be plundered from multiple times! Items in a treasure chest is may not be the same. The same item could have different stats, so keep searching for the better equipment! Choose Your Protagonist from 8 Playable Characters! Each playable character has their own strengths and abilities. Use them to your advantage! Royal Knight : Ignores equipment requirements. Forest Hunter : Heal when poisoned. Popular Merchant : Enemies drop more items. Innocent Prisoner : High strength, and don't get hungry often. Recommended to play using a controller pad For smoother gameplay experience, a controller pad is highly recommended for this game: X-Input based controllers (e.g. XBox360 for Windows) DUALSHOCKÂ®4 Controller (usually for use for PlayStationÂ®4) Special Note Statistical data, such as how many enemies of each type have been defeated in total, and location of players' deaths, etc. will be collected.","['English', 'Japanese', 'Simplified Chinese', 'Korean']","[]","","https://cdn.akamai.steamstatic.com/steam/apps/433450/header.jpg?t=1634718060","http://www.arcsystemworks.jp/InfernoClimber/","https://arcsystemworks.com/support/","",True,False,False,0,"",0,60,46,"",34,0,"",0,0,0,0,"Arc System Works","Arc System Works","Single-player,Steam Achievements,Full controller support,Steam Trading Cards,Steam Cloud","Action,RPG","RPG,Action,Dark Fantasy,Souls-like,Atmospheric,Singleplayer,Cute,Difficult,Survival","https://cdn.akamai.steamstatic.com/steam/apps/433450/ss_968b2ea4bc33864796b500c83b3280ef32f7643e.1920x1080.jpg?t=1634718060,https://cdn.akamai.steamstatic.com/steam/apps/433450/ss_418943dc9f09d85c3c856080b2ed2989e806433a.1920x1080.jpg?t=1634718060,https://cdn.akamai.steamstatic.com/steam/apps/433450/ss_0be8aed0bbdf96546778c577630951c2554e355f.1920x1080.jpg?t=1634718060,https://cdn.akamai.steamstatic.com/steam/apps/433450/ss_053e5f3cf5a7b3ea1e7cc0974a2d2b6beec336fa.1920x1080.jpg?t=1634718060,https://cdn.akamai.steamstatic.com/steam/apps/433450/ss_1bf50ae04e374c9fb08325d24577c271878a28c6.1920x1080.jpg?t=1634718060,https://cdn.akamai.steamstatic.com/steam/apps/433450/ss_171e404cfb1cd2cc725fe47a5e7e371664e2a41d.1920x1080.jpg?t=1634718060,https://cdn.akamai.steamstatic.com/steam/apps/433450/ss_b04a748b76f2c350dd6000050a79fb79fc2585c8.1920x1080.jpg?t=1634718060,https://cdn.akamai.steamstatic.com/steam/apps/433450/ss_fc543d54d8bcf471685f3e91f41839f67174d116.1920x1080.jpg?t=1634718060,https://cdn.akamai.steamstatic.com/steam/apps/433450/ss_8ed87aa0982e898133c14fbe0c838792eb9b4719.1920x1080.jpg?t=1634718060,https://cdn.akamai.steamstatic.com/steam/apps/433450/ss_54384c86c798eb2485b31f9e79cbc06710445e8f.1920x1080.jpg?t=1634718060,https://cdn.akamai.steamstatic.com/steam/apps/433450/ss_0dda1f952929ce43c8c614e01846ab4d1daaca76.1920x1080.jpg?t=1634718060,https://cdn.akamai.steamstatic.com/steam/apps/433450/ss_3fe6eec3bc42663fa8b4f44734c8e73a955bfab9.1920x1080.jpg?t=1634718060,https://cdn.akamai.steamstatic.com/steam/apps/433450/ss_6fea59261337fef4ed868dee31ab9d56a2b107f9.1920x1080.jpg?t=1634718060,https://cdn.akamai.steamstatic.com/steam/apps/433450/ss_1981459432091a9762f70db6e40604a5bc40a052.1920x1080.jpg?t=1634718060,https://cdn.akamai.steamstatic.com/steam/apps/433450/ss_d266d28bc19b32b7dc26a3a0e2b6380a18fdf867.1920x1080.jpg?t=1634718060,https://cdn.akamai.steamstatic.com/steam/apps/433450/ss_bdbab2ff9241a152a65f6df216a57f93d58fca59.1920x1080.jpg?t=1634718060","http://cdn.akamai.steamstatic.com/steam/apps/256662438/movie_max.mp4?t=1467853153,http://cdn.akamai.steamstatic.com/steam/apps/256661891/movie_max.mp4?t=1467266591"</text:p>
          </table:table-cell>
          <table:table-cell table:number-columns-repeated="16381" table:style-name="ce1"/>
        </table:table-row>
        <table:table-row table:style-name="ro1">
          <table:table-cell office:value-type="string" table:style-name="ce1">
            <text:p>1709450,"Grim Tales: The Heir Collector's Edition","Jul 30, 2021","20000 - 50000",1,0,9.99,0,"Elephant Games proudly presents the next gripping installment of the popular Grim Tales series. Youâ€™ve been called to the Gray's Castle to help your nephew Brandon. His son is missing, and his wife's fallen into a mysterious coma! It's up to you to discover what dark forces are at play in your family's castle. The past and present collide as you look for answers. Do you have what it takes to change the outcome of the future before it's too late? Solve puzzles and find hidden objects to help you along the way. This is a special Collectorâ€™s Edition release full of exclusive extras you wonâ€™t find in the standard version. The Collectorâ€™s Edition includes: â€¢ Have another adventure with the Gray family in the bonus chapter! â€¢ Consult the strategy guide for additional help. â€¢ Test your skills further in the secret room. â€¢ Enjoy concept art, gain achievements, peruse wallpapers, and more! This is a Hidden Object Puzzle Adventure game, meaning a specific genre of story-driven, point &amp;amp</text:p>
          </table:table-cell>
          <table:table-cell office:value-type="string" table:style-name="ce1">
            <text:p><text:s/>click adventures. Throughout the game, players are tasked to find a list of objects hidden within a particular scene, and to occasionally complete various mini-games/puzzles.","['English']","['English']","","https://cdn.akamai.steamstatic.com/steam/apps/1709450/header.jpg?t=1627730551","","https://bigfishgames.zendesk.com/hc/en-us/","support@bigfishgames.zendesk.com",True,False,False,0,"",0,7,1,"",0,0,"",0,0,0,0,"Elephant Games","Big Fish Games","Single-player","Adventure,Casual","Hidden Object,Puzzle,Point &amp; Click,Female Protagonist,Detective,Casual,Linear,Story Rich,Colorful,Fantasy,Magic,Atmospheric,Investigation,Adventure,Mystery,Dark,Singleplayer","https://cdn.akamai.steamstatic.com/steam/apps/1709450/ss_5c71508492073c0ebcb7458d604541611c53a8b1.1920x1080.jpg?t=1627730551,https://cdn.akamai.steamstatic.com/steam/apps/1709450/ss_7e5d4badb2393fe9f150d421712e113587a4a84a.1920x1080.jpg?t=1627730551,https://cdn.akamai.steamstatic.com/steam/apps/1709450/ss_ea634419ed32064cdd81b4668bd1a18d6c126736.1920x1080.jpg?t=1627730551,https://cdn.akamai.steamstatic.com/steam/apps/1709450/ss_c5659c1ec4115c2c2cbe5612731a79e2c88a0969.1920x1080.jpg?t=1627730551,https://cdn.akamai.steamstatic.com/steam/apps/1709450/ss_b5c247485ecc2e7df4779745a04e971afaca13cd.1920x1080.jpg?t=1627730551,https://cdn.akamai.steamstatic.com/steam/apps/1709450/ss_3f9d393e337276957e1f5ccdd9a4f5cce123ea7d.1920x1080.jpg?t=1627730551,https://cdn.akamai.steamstatic.com/steam/apps/1709450/ss_fdf1b0ce6feb9a928140fadf0c37369c86697741.1920x1080.jpg?t=1627730551,https://cdn.akamai.steamstatic.com/steam/apps/1709450/ss_2481f37b2b91d1adbada5b171ba3b3101313dd6c.1920x1080.jpg?t=1627730551,https://cdn.akamai.steamstatic.com/steam/apps/1709450/ss_9fb325ac4bf84ec7f5863a18ced8e21dfa95472b.1920x1080.jpg?t=1627730551","http://cdn.akamai.steamstatic.com/steam/apps/256844504/movie_max.mp4?t=1627664524"</text:p>
          </table:table-cell>
          <table:table-cell table:number-columns-repeated="16382" table:style-name="ce1"/>
        </table:table-row>
        <table:table-row table:style-name="ro1">
          <table:table-cell office:value-type="string" table:style-name="ce1">
            <text:p>1431470,"Mythos Ever After: A Cthulhu Dating Sim","Oct 28, 2020","0 - 20000",0,0,4.99,0,"Welcome to Hallowearth Academy! As the premiere university of the Dreamlands, a feral and altogether rowdy planet beyond time, space, and human understanding, it boasts an extensive alumni of world-ending and world-beginning warrior-mages! Will you be one of them? Will you even survive your freshman year? (That's not a joke, most of our freshman class is slaughtered early on) Make friends, make enemies, make significant others, make other significant others jealous that you are stealing their significant other! Wake some Old Gods! Who knows what tomfoolery you will run into? Look no further, for you, gentle video game player, have found the greatest elder horror dating simulator in all of the land! Tell me of this game's many features! Romance! Interact with and maybe date a plethora of nightmare creatures! Help them achieve - or even uncover - their wildest dreams! Stand-alone dating sim set in the Army of Tentacles universe! A brand new adventure - an intermission game, if you will - set between Army of Tentacles: (Not) A Cthulhu Dating Sim and Super Army of Tentacles 3: The Search for Army of Tentacles 2 . This time, however, it isn't anything other than a straight dating sim. 10% of sales go towards the Brain Trauma Foundation.","['English']","[]","","https://cdn.akamai.steamstatic.com/steam/apps/1431470/header.jpg?t=1635032056","","","support@stegalosaurus.com",True,False,True,0,"",0,1,0,"",18,0,"Sexual innuendo.",0,0,0,0,"Stegalosaurus Game Development","Stegalosaurus Game Development","Single-player,Steam Achievements","Adventure,Indie","Dating Sim,Visual Novel,Lovecraftian,Story Rich,Interactive Fiction,Dinosaurs,2D,Cute,Romance,Life Sim,Casual,Funny,Horror,Conversation,Colorful,Cartoony,Demons,Fantasy,Sci-fi,Adventure","https://cdn.akamai.steamstatic.com/steam/apps/1431470/ss_8b39cf9725c12987cc1ca171354bd44d3fb29fe1.1920x1080.jpg?t=1635032056,https://cdn.akamai.steamstatic.com/steam/apps/1431470/ss_e3665f99ce14daea121d241634e2a3650e43a7a7.1920x1080.jpg?t=1635032056,https://cdn.akamai.steamstatic.com/steam/apps/1431470/ss_43e4d454693aaa56e5e93861425a16e0e744b736.1920x1080.jpg?t=1635032056,https://cdn.akamai.steamstatic.com/steam/apps/1431470/ss_5bd7e0c3da97b119b5cdafe1fd87cf5f43c6aaee.1920x1080.jpg?t=1635032056,https://cdn.akamai.steamstatic.com/steam/apps/1431470/ss_c47b76a1ba37efa134c222ebe1e9605ae2a07ba8.1920x1080.jpg?t=1635032056","http://cdn.akamai.steamstatic.com/steam/apps/256802900/movie_max.mp4?t=1601420092"</text:p>
          </table:table-cell>
          <table:table-cell table:number-columns-repeated="16383" table:style-name="ce1"/>
        </table:table-row>
        <table:table-row table:style-name="ro1">
          <table:table-cell office:value-type="string" table:style-name="ce1">
            <text:p>1794920,"Pool Adventure","Nov 7, 2021","0 - 20000",0,0,0.99,0,"Probably every person at least once in his life dreamed of getting access to video cameras in a women's locker room. Be a visitor to the pool and spy on naked girls! Relaxing music will let you immerse yourself in this process. See all the girls without exception! Pool Adventure is a first person game. If you love first-person games and naked girls, then this game will definitely not leave you indifferent! You are about to become a visitor to the pool. Complete all tasks and enter the security room to gain access to the security cameras! Spy on naked girls in the locker room! With relaxing music, immerse yourself in this exciting process. See all the girls without exception! Get the most out of this game! Features of the game: As many as 5 girls! Relaxing music and cool atmosphere! Catchy, intuitive gameplay! Beautiful girls who are nice to look at! Very beautiful graphics!","['English']","[]","","https://cdn.akamai.steamstatic.com/steam/apps/1794920/header.jpg?t=1636334031","","","quarlellle@gmail.com",True,False,False,0,"",0,0,0,"",0,0,"WARNING! This game is for adults only and it includes explicit, sexual content that some viewers may find offensive. The characters shown in the game are all over 18 years old.",0,0,0,0,"Uintani","Uintani","Single-player","Adventure,Indie","","https://cdn.akamai.steamstatic.com/steam/apps/1794920/ss_98f4b250feebbd320c39d0614fb191be39ccb652.1920x1080.jpg?t=1636334031,https://cdn.akamai.steamstatic.com/steam/apps/1794920/ss_a3e514b036aa137f60f7a0f4460e74e0b5c87f03.1920x1080.jpg?t=1636334031,https://cdn.akamai.steamstatic.com/steam/apps/1794920/ss_c2efbe6836f11091e93369a3e0dc070fed50f1a1.1920x1080.jpg?t=1636334031,https://cdn.akamai.steamstatic.com/steam/apps/1794920/ss_517ddc2ae4b8d8e8d79f77d3a43155c3a9e01287.1920x1080.jpg?t=1636334031,https://cdn.akamai.steamstatic.com/steam/apps/1794920/ss_6dce10be0fe11af66fd8d903f6e79ca54a5929d2.1920x1080.jpg?t=1636334031","http://cdn.akamai.steamstatic.com/steam/apps/256856204/movie_max.mp4?t=1634702809"</text:p>
          </table:table-cell>
          <table:table-cell table:number-columns-repeated="16383" table:style-name="ce1"/>
        </table:table-row>
        <table:table-row table:style-name="ro1">
          <table:table-cell office:value-type="string" table:style-name="ce1">
            <text:p>1959480,"Eternal Edge+ Prologue","May 5, 2022","0 - 0",0,0,0.0,0,"Eternal Edge + Prologue is a casual Action Adventure Role-Playing game. This prologue allows you to enjoy the beginning of the Eternal Edge + experience before buying the full game! Features 2-3 hours of gameplay including the Intro, first Major Dungeon, 3 Sub-Dungeons, and free exploration time of 'the Expanse'. Save data will be carried over to the full game, so you don't have to worry about losing your hard-earned progress. Features Travel to far off lands Fight Epic Monsters Uncover mysterious areas And save the good people from a reign of evil!","['English', 'French', 'German', 'Spanish - Spain', 'Japanese', 'Korean', 'Portuguese', 'Russian', 'Simplified Chinese', 'Turkish', 'Italian', 'Spanish - Latin America']","[]","","https://cdn.akamai.steamstatic.com/steam/apps/1959480/header.jpg?t=1652885785","https://www.righteousweaselgames.com/","https://www.righteousweaselgames.com/","ignatios.software@ignatiosproductions.com",True,False,False,0,"",0,0,0,"",0,0,"",0,0,0,0,"Righteous Weasel Games,Ignatios Prouctions LLC","Sedoc LLC,GrabTheGames","Single-player,Full controller support","Action,Adventure,RPG","","https://cdn.akamai.steamstatic.com/steam/apps/1959480/ss_6457ae0999e8df8dcf2da7f406fa8b84a7d8dbc4.1920x1080.jpg?t=1652885785,https://cdn.akamai.steamstatic.com/steam/apps/1959480/ss_4acd583adf7bae2a1d7d39acedb78652e0e62539.1920x1080.jpg?t=1652885785,https://cdn.akamai.steamstatic.com/steam/apps/1959480/ss_250090346c4d8092f1fc8cb19e5f4a7813d24a69.1920x1080.jpg?t=1652885785,https://cdn.akamai.steamstatic.com/steam/apps/1959480/ss_43d386419cdf141ad35ef2eb14edfda2c9e99e0f.1920x1080.jpg?t=1652885785,https://cdn.akamai.steamstatic.com/steam/apps/1959480/ss_4aac35d32db9074b28942c50a37cefde647e53b5.1920x1080.jpg?t=1652885785","http://cdn.akamai.steamstatic.com/steam/apps/256880862/movie_max.mp4?t=1649427489"</text:p>
          </table:table-cell>
          <table:table-cell table:number-columns-repeated="16383" table:style-name="ce1"/>
        </table:table-row>
        <table:table-row table:style-name="ro1">
          <table:table-cell office:value-type="string" table:style-name="ce1">
            <text:p>763550,"A Journey Through Valhalla","Sep 12, 2021","0 - 20000",0,0,5.99,0,"A Journey Through Valhalla was developed by three friends in their spare time and is by no means a AAA game. It still gives you several hours of fun and even more so if you like beating up your friends! Discover the worlds of Yggdrasil as you and your teammates help the Gods in this three player co-op Action RPG where you use your powerful abilities to lay waste to the enemies of Valhalla. Level up and build your character with our advanced skill tree and powerful weapons. Co-op Don't worry if you can't handle the boss alone. Just bring a friend or two along to keep the boss occupied while you stab him in the back. But make sure not to accidentally stab your friends while you're at it! Dying Death is not the end. Each try will get you and your team closer to your goal. You probably want to change tactics if you keep on dying though. Also, watch out for that friendly fire! Looting Look for the loot to find a host of powerful weapons, and useful armor to protect you in battle. Or maybe collect as much valuable items you can carry to sell for traits and gear back at the shop.","['English']","['English']","","https://cdn.akamai.steamstatic.com/steam/apps/763550/header.jpg?t=1633891267","https://valhalla-game.com","https://valhalla-game.com/contact.html","",True,False,False,0,"",0,3,3,"",20,0,"",0,0,0,0,"Team SÃ¤mst","Team SÃ¤mst","Single-player,Multi-player,Co-op,Online Co-op,Steam Achievements","Action,Adventure,RPG","Souls-like,Co-op,Dungeon Crawler,PvE,RPG,Action RPG,Action-Adventure,Action,3D,Third Person,Colorful,Fantasy,Loot,Magic,Medieval,Adventure,Mythology,Combat,Multiplayer,Co-op Campaign","https://cdn.akamai.steamstatic.com/steam/apps/763550/ss_8b247609fe348e5674cfdd14e117d598c558f41c.1920x1080.jpg?t=1633891267,https://cdn.akamai.steamstatic.com/steam/apps/763550/ss_653c0ac4d029db76f8738fee79ec14918c432d29.1920x1080.jpg?t=1633891267,https://cdn.akamai.steamstatic.com/steam/apps/763550/ss_461edf1fcb6599a89516513f83352f8e20234d33.1920x1080.jpg?t=1633891267,https://cdn.akamai.steamstatic.com/steam/apps/763550/ss_57512a1c4ff8000cc49c06fdfb05e51a6b819cda.1920x1080.jpg?t=1633891267,https://cdn.akamai.steamstatic.com/steam/apps/763550/ss_557bf575f3c4c8aaf9dd674eaafa4a064d1665b2.1920x1080.jpg?t=1633891267","http://cdn.akamai.steamstatic.com/steam/apps/256841593/movie_max.mp4?t=1626026817"</text:p>
          </table:table-cell>
          <table:table-cell table:number-columns-repeated="16383" table:style-name="ce1"/>
        </table:table-row>
        <table:table-row table:style-name="ro1">
          <table:table-cell office:value-type="string" table:style-name="ce1">
            <text:p>1445370,"COUNTDOWN","Jan 10, 2021","0 - 20000",0,0,0.99,0,"Play with up to 12 players online and work together to prepare to escape the space station before it is destroyed. But watch out! Androids have 'woken up' and are attempting to destroy the station and all witnesses! I am the sole developer of COUNTDOWN. New feature development has been put on hold as I focus on the release of my next title. Any game-breaking bugs will be addressed as soon as possible. Please report any via email or our discord server. In-game proximity chat! Crewmates: Complete tasks to delay the self-destruct sequence and prepare your ship for evacuation Androids will attempt to thwart your efforts by hacking your visor, ejecting you from the airlock, causing reactor meltdowns Use security terminals to keep an eye on suspicious activities Call emergency meetings or report dead bodies to vote to eject the rogue AI Androids: EXTERMINATE all humans. Trick the humans into ejecting each other. Hack the systems on board to prey on the humans Features: Customize victory conditions and various cooldowns In game chat Pick your color","['English']","['English']","","https://cdn.akamai.steamstatic.com/steam/apps/1445370/header.jpg?t=1629312010","","https://www.hellofriendgames.com","hellofriendllc@gmail.com",True,False,False,0,"",0,6,1,"",0,0,"",0,0,0,0,"Hello Friend LLC","Hello Friend LLC","Multi-player,PvP,Online PvP,LAN PvP,Co-op,Online Co-op,LAN Co-op","Action,Indie,Early Access","Social Deduction,PvP,Survival,Sci-fi,Space,Strategy,Multiplayer,Online Co-Op,3D,Third Person,First-Person,Psychological Horror,Team-Based,Action,Stealth,Tactical,Hacking,Futuristic,Co-op,Early Access","https://cdn.akamai.steamstatic.com/steam/apps/1445370/ss_32fa185ca0b08cf56f84fa54321dc1c41e4b20cb.1920x1080.jpg?t=1629312010,https://cdn.akamai.steamstatic.com/steam/apps/1445370/ss_35fe5f86d6260c838dce51cd025c06803c837b04.1920x1080.jpg?t=1629312010,https://cdn.akamai.steamstatic.com/steam/apps/1445370/ss_bdceb55e36b161a05d414dff902f7a4e0d70e87d.1920x1080.jpg?t=1629312010,https://cdn.akamai.steamstatic.com/steam/apps/1445370/ss_5588da4259e5dfb12d326d960358e036a6b1f11d.1920x1080.jpg?t=1629312010,https://cdn.akamai.steamstatic.com/steam/apps/1445370/ss_c3d1e6f228bf926f4ef30b1b1406a5a2628322dc.1920x1080.jpg?t=1629312010,https://cdn.akamai.steamstatic.com/steam/apps/1445370/ss_c4cdb0998e3d53688e7894155816644a4148d5b0.1920x1080.jpg?t=1629312010,https://cdn.akamai.steamstatic.com/steam/apps/1445370/ss_4faf1ebb9cf14008648f0be27a91b3d854adabce.1920x1080.jpg?t=1629312010,https://cdn.akamai.steamstatic.com/steam/apps/1445370/ss_6e60ece2895f1b24fbe2cf6da0e17ce0f906459e.1920x1080.jpg?t=1629312010,https://cdn.akamai.steamstatic.com/steam/apps/1445370/ss_6b7ec808865c64938595cf548ecd656f7bb4a8ff.1920x1080.jpg?t=1629312010,https://cdn.akamai.steamstatic.com/steam/apps/1445370/ss_e76da3650db3fa6b6bbdcf2db0b277c641c9b6d5.1920x1080.jpg?t=1629312010,https://cdn.akamai.steamstatic.com/steam/apps/1445370/ss_a0536bb5443b42c2080654ba51e0426b0c5f048d.1920x1080.jpg?t=1629312010,https://cdn.akamai.steamstatic.com/steam/apps/1445370/ss_11264b0d977035a1bcc5c67b2fa704ae1f69f2e4.1920x1080.jpg?t=1629312010","http://cdn.akamai.steamstatic.com/steam/apps/256823720/movie_max.mp4?t=1614217552,http://cdn.akamai.steamstatic.com/steam/apps/256821207/movie_max.mp4?t=1612580081,http://cdn.akamai.steamstatic.com/steam/apps/256806778/movie_max.mp4?t=1604291755,http://cdn.akamai.steamstatic.com/steam/apps/256819136/movie_max.mp4?t=1611280198"</text:p>
          </table:table-cell>
          <table:table-cell table:number-columns-repeated="16383" table:style-name="ce1"/>
        </table:table-row>
        <table:table-row table:style-name="ro1">
          <table:table-cell office:value-type="string" table:style-name="ce1">
            <text:p>464230,"Colours of Magic: Aqua Teeter","Apr 25, 2016","20000 - 50000",1,0,0.99,0,"As an apprentice magician and alchemist, you learn from different alchemy masters. They teach you to mix elixirs, create potions and control them on alchemist table. Prove everyone that you are a born alchemist! Key features: - 60 levels of varying difficulty in 5 scenarios</text:p>
          </table:table-cell>
          <table:table-cell office:value-type="string" table:style-name="ce1">
            <text:p><text:s/>- realistic fluid animation and physics</text:p>
          </table:table-cell>
          <table:table-cell office:value-type="string" table:style-name="ce1">
            <text:p><text:s/>- challenging puzzles</text:p>
          </table:table-cell>
          <table:table-cell office:value-type="string" table:style-name="ce1">
            <text:p><text:s/>- fancy hand-drawn graphics P.S. This game was initially designed for devices with accelerometer but for PC we decided to add WASD and arrow controls, that made the game even more difficult and entertaining!","['English', 'Russian', 'Portuguese', 'Portuguese - Brazil', 'Ukrainian']","[]","","https://cdn.akamai.steamstatic.com/steam/apps/464230/header.jpg?t=1531925953","https://www.facebook.com/coloursofmagicgame/","http://runserver.net/support/fluids","fluids@runserver.net",True,True,True,0,"",0,69,17,"",17,0,"",340,0,340,0,"RunServer","RunServer","Single-player,Steam Achievements,Full controller support,Steam Trading Cards","Casual,Indie","Casual,Indie,Puzzle,Singleplayer,Hand-drawn,Family Friendly,Colorful,Relaxing,Cute,Top-Down,Cartoon","https://cdn.akamai.steamstatic.com/steam/apps/464230/ss_ca91fe6e1cab0b976a7f27a794f225d7969d627d.1920x1080.jpg?t=1531925953,https://cdn.akamai.steamstatic.com/steam/apps/464230/ss_e8b6e71c122aa95050183e5c66b5bba2f4b52265.1920x1080.jpg?t=1531925953,https://cdn.akamai.steamstatic.com/steam/apps/464230/ss_ea01d5e2d4810fb13339707afc23c82ffd4db2d9.1920x1080.jpg?t=1531925953,https://cdn.akamai.steamstatic.com/steam/apps/464230/ss_64eef39024b2099df50844d7e998dcea02eda9f4.1920x1080.jpg?t=1531925953,https://cdn.akamai.steamstatic.com/steam/apps/464230/ss_a518f328dc2d6e2f01c7732aa2a61445b58c99c3.1920x1080.jpg?t=1531925953","http://cdn.akamai.steamstatic.com/steam/apps/256663432/movie_max.mp4?t=1461586494,http://cdn.akamai.steamstatic.com/steam/apps/256663148/movie_max.mp4?t=1461178832,http://cdn.akamai.steamstatic.com/steam/apps/256663147/movie_max.mp4?t=1461178821"</text:p>
          </table:table-cell>
          <table:table-cell table:number-columns-repeated="16380"/>
        </table:table-row>
        <table:table-row table:style-name="ro1">
          <table:table-cell office:value-type="string" table:style-name="ce1">
            <text:p>1293830,"Forza Horizon 4","Mar 9, 2021","2000000 - 5000000",7571,0,59.99,15,"Dynamic seasons change everything at the worldâ€™s greatest automotive festival. Go it alone or team up with others to explore beautiful and historic Britain in a shared open world. Collect, modify and drive over 450 cars. Race, stunt, create and explore â€“ choose your own path to become a Horizon Superstar. Collect Over 450 Cars Enjoy the largest and most diverse Horizon car roster yet, including over 100 licensed manufacturers. Race. Stunt. Create. Explore. In the new open-ended campaign, everything you do progresses your game. Explore a Shared World Real players populate your world. When time of day, weather and seasons change, everyone playing the game experiences it at the same time. Explore Beautiful, Historic Britain This is Britain Like Youâ€™ve Never Seen it. Discover lakes, valleys, castles, and breathtaking scenery all in spectacular native 4K and HDR.","['English', 'French', 'Italian', 'German', 'Spanish - Spain', 'Czech', 'Hungarian', 'Japanese', 'Korean', 'Polish', 'Portuguese - Brazil', 'Russian', 'Simplified Chinese', 'Spanish - Latin America', 'Traditional Chinese', 'Turkish']","['English', 'French', 'German', 'Portuguese - Brazil', 'Spanish - Latin America', 'Turkish']","","https://cdn.akamai.steamstatic.com/steam/apps/1293830/header.jpg?t=1622068013","http://www.forzamotorsport.net","https://support.forzamotorsport.net/","",True,False,False,0,"",0,122539,15095,"",178,126316,"",2518,230,1021,130,"Playground Games","Xbox Game Studios","Single-player,Multi-player,PvP,Online PvP,Co-op,Online Co-op,Cross-Platform Multiplayer,Steam Achievements,Full controller support,Steam Trading Cards,Steam Cloud","Racing","Racing,Open World,Driving,Multiplayer,Online Co-Op,Automobile Sim,Singleplayer,Realistic,Adventure,PvP,Arcade,Controller,Simulation,Exploration,Action,Sports,Great Soundtrack,Atmospheric,First-Person,Funny","https://cdn.akamai.steamstatic.com/steam/apps/1293830/ss_e88792a0331f460d913ac05203f7c1b12112b14c.1920x1080.jpg?t=1622068013,https://cdn.akamai.steamstatic.com/steam/apps/1293830/ss_d2046bdb2f6acdf9b88c3c168e9eaec38495f063.1920x1080.jpg?t=1622068013,https://cdn.akamai.steamstatic.com/steam/apps/1293830/ss_e872c3153b246b4f595d7106976c6e63d4185c45.1920x1080.jpg?t=1622068013,https://cdn.akamai.steamstatic.com/steam/apps/1293830/ss_56d3181c30a7975a46c4f2d8391861890508d7ba.1920x1080.jpg?t=1622068013,https://cdn.akamai.steamstatic.com/steam/apps/1293830/ss_66354376f93c5581628e8564e663104cbb201665.1920x1080.jpg?t=1622068013,https://cdn.akamai.steamstatic.com/steam/apps/1293830/ss_6aff9bfcaeb460988148efe3c83448fd93e6641a.1920x1080.jpg?t=1622068013,https://cdn.akamai.steamstatic.com/steam/apps/1293830/ss_34be8257854f966bc323eccefc4df91ba6062bfe.1920x1080.jpg?t=1622068013,https://cdn.akamai.steamstatic.com/steam/apps/1293830/ss_1b6f2f86ea117a38d5b527e62ab030a930db972f.1920x1080.jpg?t=1622068013,https://cdn.akamai.steamstatic.com/steam/apps/1293830/ss_f79c110d699dadfdb6945984a65a2aa825787075.1920x1080.jpg?t=1622068013,https://cdn.akamai.steamstatic.com/steam/apps/1293830/ss_f92439ec8b8be406b1a42beec98195c3ac82e4c3.1920x1080.jpg?t=1622068013,https://cdn.akamai.steamstatic.com/steam/apps/1293830/ss_ae4d2485f415b08ba4c00195d29680369e23405a.1920x1080.jpg?t=1622068013,https://cdn.akamai.steamstatic.com/steam/apps/1293830/ss_e38c55bd04ac05d3eb319f92981565df735882f0.1920x1080.jpg?t=1622068013,https://cdn.akamai.steamstatic.com/steam/apps/1293830/ss_c0271116cbfb7be15679861e4b5d0549826dbb04.1920x1080.jpg?t=1622068013","http://cdn.akamai.steamstatic.com/steam/apps/256820708/movie_max.mp4?t=1612810771"</text:p>
          </table:table-cell>
          <table:table-cell table:number-columns-repeated="16383" table:style-name="ce1"/>
        </table:table-row>
        <table:table-row table:style-name="ro1">
          <table:table-cell office:value-type="string" table:style-name="ce1">
            <text:p>1509640,"Viking Warrior","Jan 19, 2021","0 - 20000",0,0,3.99,0,"We were inspired by Dark Souls game and it was created by ONE MAN ONLY!!! Become one of the last of the magic warriors and stop dark forces A long long time ago, more than memory can recall... It was a time when magic still ruled the world. We were the great tribe in the North. We were the ancestors of the Vikings and used the magic to prosper and build our fabulous civilization... Viking Warrior is a third-person action role-playing game. It is made in famous Dark Souls style where everything is dark and difficult! Explore this game as a Viking Warrior now! Key Features: - Very difficult - 5 unique environment worlds! - Fearsome enemies - Big-bosses - Different type of attacks - swords, archery and MAGIC!","['English']","['English']","","https://cdn.akamai.steamstatic.com/steam/apps/1509640/header.jpg?t=1624902073","","","777.ideas@gmail.com",True,False,False,0,"",0,2,17,"",0,0,"This game contain violence as fighting, shooting with different type of enemies",0,0,0,0,"VikingWarrior","VikingWarrior","Single-player","Action,Adventure,Indie,RPG","Action,Adventure,RPG,Souls-like,Action-Adventure,Character Action Game,3D Platformer,3D,Realistic,Third Person,Dark,Fantasy,Magic,Medieval,Archery,Combat,Singleplayer,Violent,Indie","https://cdn.akamai.steamstatic.com/steam/apps/1509640/ss_ac54303c48547af2a67104bde4f24efc7eadcdd7.1920x1080.jpg?t=1624902073,https://cdn.akamai.steamstatic.com/steam/apps/1509640/ss_ed8e6b5a8b7ecffd69ebff6af4e53bfa6fd0c100.1920x1080.jpg?t=1624902073,https://cdn.akamai.steamstatic.com/steam/apps/1509640/ss_8f5a8140e80b354860b4ca0d15d5ac4284c6040d.1920x1080.jpg?t=1624902073,https://cdn.akamai.steamstatic.com/steam/apps/1509640/ss_4cb0a8b4fe994b2ea3b145a0bc8dcf23299a9d17.1920x1080.jpg?t=1624902073,https://cdn.akamai.steamstatic.com/steam/apps/1509640/ss_0aeeab2d07cb825ead573acafabf75ddadb46cc8.1920x1080.jpg?t=1624902073","http://cdn.akamai.steamstatic.com/steam/apps/256817886/movie_max.mp4?t=1610437470,http://cdn.akamai.steamstatic.com/steam/apps/256816516/movie_max.mp4?t=1609244787"</text:p>
          </table:table-cell>
          <table:table-cell table:number-columns-repeated="16383" table:style-name="ce1"/>
        </table:table-row>
        <table:table-row table:style-name="ro1">
          <table:table-cell office:value-type="string" table:style-name="ce1">
            <text:p>1135380,"ä¸å¯æ€è®®ä½£å…µå›¢","Oct 3, 2019","0 - 20000",0,0,3.99,0,"With the rise of professional soldiers, the status of mercenary groups is at stake in the mainland. The Garonne Mercenary Corps, which once resisted the Orc's attack, appeared to be more lonely after the head of the team disappeared. The sudden mission of the Rose broke the daily routine of the mercenary group that survived the struggle. Is it a trap? Still an opportunity? What is hidden behind the royal mission? Character introduction: Lei Lizhen: The ace of the Garon Mercenary The 18-year-old girl has calmness and indifference that is inconsistent with her appearance. And the beginning of all this stems from an accident in childhood. Although it is a childhood friend, the relationship between the two has been extremely close. But the trauma of childhood makes RAYMOND å¼‚å¸¸ very sensitive to parting. As she grew older, she chose to close her heart and wait for people to become cold. Once thought that power would be omnipotent. She is even more convinced that the world itself is a 'weak meat and strong food', but she does not know that such cognition also shuts out other people's concern for her. Linasha: The appearance is only 12 years old, but has a age of nearly 30 years old. Unlike the cute and well-behaved appearance, as the main magician of the Garon mercenary group Known as the 'flame elf', she not only has superb magical ability. And the love of mischief, so that the mercenary group of people have a headache. But at the same time, Lina Shah was slightly emotional, and even when she was a little bit of trouble, she even felt pitiful. No one knows what she experienced before coming to the Garon Mercenary No one has ever seen what she is behind that smiley face. Notes: All Charactors in this game are older than 18.","['Simplified Chinese']","[]","","https://cdn.akamai.steamstatic.com/steam/apps/1135380/header.jpg?t=1570161605","","","misaka10777game@yahoo.com",True,False,False,0,"",0,6,4,"",0,0,"",0,0,0,0,"æŠ˜å‡³å·¥ä½œå®¤","æŠ˜å‡³å·¥ä½œå®¤","Single-player","Indie","Sexual Content,Nudity,Indie,Visual Novel","https://cdn.akamai.steamstatic.com/steam/apps/1135380/ss_2da45a3fb2c4c2bd291df4bc6de6a8ec2105a5f4.1920x1080.jpg?t=1570161605,https://cdn.akamai.steamstatic.com/steam/apps/1135380/ss_0a4e861833483b85bbaa616b29b16baa8a56128f.1920x1080.jpg?t=1570161605,https://cdn.akamai.steamstatic.com/steam/apps/1135380/ss_8ae7d1d10a63749b31c91d61f1eff9464688e930.1920x1080.jpg?t=1570161605,https://cdn.akamai.steamstatic.com/steam/apps/1135380/ss_b04856265a58e043a77c76de442010305c137bd7.1920x1080.jpg?t=1570161605,https://cdn.akamai.steamstatic.com/steam/apps/1135380/ss_6660f69d3963f7ab547fd7af97c9340bb3a69dc3.1920x1080.jpg?t=1570161605","http://cdn.akamai.steamstatic.com/steam/apps/256759833/movie_max.mp4?t=1568941110"</text:p>
          </table:table-cell>
          <table:table-cell table:number-columns-repeated="16383" table:style-name="ce1"/>
        </table:table-row>
        <table:table-row table:style-name="ro1">
          <table:table-cell office:value-type="string" table:style-name="ce1">
            <text:p>1944730,"Square Keeper","Jun 9, 2022","0 - 20000",0,0,4.99,0,"Square Keeper is a puzzle game, based on a card system, where each card gives the player the possibility to execute different actions, like a sword swing, shooting with a bow or simply walking The protagonist is trapped in a dungeon with many rooms filled with different enemies and traps. To escape you have to be able to analyze your options correctly and defeat the enemies so that the room's gate opens. There's many rooms waiting to be discovered and solved. Play your cards well! Features: ðŸ° A new way to enter dungeons: use the cards to complete the levels. ðŸ’€ Play through more than 40 little dungeons. âš”ï¸ Swords, bows and spears. You will need all of them to meet the challenge. ðŸ’­ Each movement is important to escape from the dungeons. MORE JANDUSOFT GAMES","['English']","[]","","https://cdn.akamai.steamstatic.com/steam/apps/1944730/header.jpg?t=1654781524","https://www.jandusoft.com/squarekeeper","https://www.jandusoft.com","",True,False,False,0,"",0,10,0,"",12,0,"",0,0,0,0,"KanakStudio","JanduSoft","Single-player,Steam Achievements,Full controller support,Steam Cloud","Adventure,Indie","Casual,Adventure,Puzzle,Card Battler,2D,Pixel Graphics,Logic,Grid-Based Movement,Singleplayer,Indie,Arcade,Card Game","https://cdn.akamai.steamstatic.com/steam/apps/1944730/ss_3535c790ba0b836ef78c43bf82341c7a3aea0c16.1920x1080.jpg?t=1654781524,https://cdn.akamai.steamstatic.com/steam/apps/1944730/ss_8008115e99802164b2ff6b106f6ef4486b5f205b.1920x1080.jpg?t=1654781524,https://cdn.akamai.steamstatic.com/steam/apps/1944730/ss_beb0a1cc30f7536561da87d55909406da430162d.1920x1080.jpg?t=1654781524,https://cdn.akamai.steamstatic.com/steam/apps/1944730/ss_30ad3744d71528578d6e88d452f2af2bab28562c.1920x1080.jpg?t=1654781524,https://cdn.akamai.steamstatic.com/steam/apps/1944730/ss_423ac9f2005515ec9514043943e307c71b3d382c.1920x1080.jpg?t=1654781524,https://cdn.akamai.steamstatic.com/steam/apps/1944730/ss_6e10e62ca1c1a42d4a4216059ba46002497efb18.1920x1080.jpg?t=1654781524,https://cdn.akamai.steamstatic.com/steam/apps/1944730/ss_d7bf5af75a2caaa694ed1d673b4b826566d352d2.1920x1080.jpg?t=1654781524,https://cdn.akamai.steamstatic.com/steam/apps/1944730/ss_aaa809ee30ae6e1355692c301a5e2aca86393658.1920x1080.jpg?t=1654781524","http://cdn.akamai.steamstatic.com/steam/apps/256884921/movie_max.mp4?t=1651565774"</text:p>
          </table:table-cell>
          <table:table-cell table:number-columns-repeated="16383" table:style-name="ce1"/>
        </table:table-row>
        <table:table-row table:style-name="ro1">
          <table:table-cell office:value-type="string" table:style-name="ce1">
            <text:p>1144900,"Pension Day","Sep 3, 2019","20000 - 50000",0,0,0.99,0,"Don't you just hate it when you need to be somewhere and those pesky old folks are clogging the sidewalks, impeding your progress? If so you are not alone. Hugo Banchee is a testosterone-fueled hulk of a man with serious anger management issues and he is in a hurry to get to the gym. Trouble is, it happens to be Pension Day. Hugo knows his route will be blocked by dithering, doddering old people who flock to the Post Office each Tuesday to pick up their pension payments. Even Hugo's therapist cannot seem to calm him down this time! Can Hugo reach his destination without upsetting too many old people? Or will he bump into so many that his overwrought heart will implode, leaving him dying in the street? You must preserve some semblance of Hugo's respect for the elderly long enough for him to reach the sanctuary of his beloved gym in Julian Henley's latest hilarious social commentary on modern life! Gameplay The game mechanics are deceptively simple (you will master them immediately but die many times). As Hugo walks up the road you must control his direction using the arrow keys thereby preventing collisions with other characters and vehicles. Colliding with the elderly characters will enrage Hugo, putting stress on his heart and reducing his health. Hugo's health is also dented by colliding with moving vehicles. Helping an old man across the road is a calming experience and will boost Hugo's health, as will catching tranquilizing capsules which occasionally fall in Hugo's path. Keep Hugo alive long enough and you will eventually reach the destination and victory!","['English']","['English']","","https://cdn.akamai.steamstatic.com/steam/apps/1144900/header.jpg?t=1651033778","","","jhenley123@outlook.com",True,False,False,0,"",0,0,1,"",0,0,"There is a small amount of mildly offensive language.",0,0,0,0,"Julian Henley","Julian Henley","Single-player","Action,Casual","Action,Casual,Arcade,Pixel Graphics,2D,Cartoony,Funny,Linear,Singleplayer","https://cdn.akamai.steamstatic.com/steam/apps/1144900/ss_3554f50d7f2b332e4dd5544aaea9721424eb3c27.1920x1080.jpg?t=1651033778,https://cdn.akamai.steamstatic.com/steam/apps/1144900/ss_77f06fc8e4502728f42cd92855a089303f282b01.1920x1080.jpg?t=1651033778,https://cdn.akamai.steamstatic.com/steam/apps/1144900/ss_449d5dc65de5556cf6a4751d88a45cc1fe2a8db6.1920x1080.jpg?t=1651033778,https://cdn.akamai.steamstatic.com/steam/apps/1144900/ss_b61f9f1d33f7a02025dd47ccae811f5a581c47b2.1920x1080.jpg?t=1651033778,https://cdn.akamai.steamstatic.com/steam/apps/1144900/ss_9690b616cae80d95cd31c91d01e9e50819e73230.1920x1080.jpg?t=1651033778,https://cdn.akamai.steamstatic.com/steam/apps/1144900/ss_17e8964a5be9ce7a3c3cb031ad5882d565d63813.1920x1080.jpg?t=1651033778,https://cdn.akamai.steamstatic.com/steam/apps/1144900/ss_50141b7333cba15cdc983aa2806b9590db466131.1920x1080.jpg?t=1651033778,https://cdn.akamai.steamstatic.com/steam/apps/1144900/ss_f393400e7addb1cfdac84fde14e3d6cd93d41f79.1920x1080.jpg?t=1651033778","http://cdn.akamai.steamstatic.com/steam/apps/256759250/movie_max.mp4?t=1566330531"</text:p>
          </table:table-cell>
          <table:table-cell table:number-columns-repeated="16383" table:style-name="ce1"/>
        </table:table-row>
        <table:table-row table:style-name="ro1">
          <table:table-cell office:value-type="string" table:style-name="ce1">
            <text:p>306350,"Slipstream 5000","Oct 9, 2015","200000 - 500000",1,0,2.99,0,"Conventional motor racing has yielded to the advances of thrust drive technology. Popularity for Slipstream racing is at its peak. Successful flyers quickly become icons and heroes. Race fans flock in their millions to the circuit-side stadiums hoping to catch a glimpse of the latest anti-grav machines which defy all laws of motion. The track's prepared, the crowd are hustling for the best seats, and the drivers and commentators are all psyched and hungry for action. Control many upgradeable futuristic racers under arcade or simulation racing style. Experience high speed aerial moves and dramatic crashes on excellently designed tracks.Feel the speed of the slipstream! Features: Compete as one of 10 different characters with unique Slipstream aircraft, each with their own features, weapons, and flying style. Fast-paced action, smooth craft controls, and excellent track design. With good old fashion split-screen multiplayer mode, enjoy a retro head-to-head race against a friend.","['English']","['English']","","https://cdn.akamai.steamstatic.com/steam/apps/306350/header.jpg?t=1530529929","http://www.funboxmedia.co.uk/","http://www.funboxmedia.co.uk/","",True,False,False,0,"",0,283,92,"",0,0,"",183,0,196,0,"Gremlin Interactive,The Software Refinery","Funbox Media Ltd","Single-player,Steam Trading Cards","Action,Racing,Sports","Racing,Sports,Action,Retro,1990's,Classic","https://cdn.akamai.steamstatic.com/steam/apps/306350/ss_c2b7c9569a066159275b3c658f8fdfe166e0d3b8.1920x1080.jpg?t=1530529929,https://cdn.akamai.steamstatic.com/steam/apps/306350/ss_2f99b792f7a10042c7d10a0da93a9dd3854045b8.1920x1080.jpg?t=1530529929,https://cdn.akamai.steamstatic.com/steam/apps/306350/ss_4105b078665f10ff7ac04f8e9577b3c6cb79f3b7.1920x1080.jpg?t=1530529929,https://cdn.akamai.steamstatic.com/steam/apps/306350/ss_f0475bf30a496645fe8484a74427c96abe5728df.1920x1080.jpg?t=1530529929,https://cdn.akamai.steamstatic.com/steam/apps/306350/ss_53143c8835f2b31a64161bd80521dc7ee529fbc0.1920x1080.jpg?t=1530529929,https://cdn.akamai.steamstatic.com/steam/apps/306350/ss_c135b2c3fd7d3347d259ca3f1b93f6e64ccef8d1.1920x1080.jpg?t=1530529929,https://cdn.akamai.steamstatic.com/steam/apps/306350/ss_f7602d53c63133ef5f793153a48557155fa933f2.1920x1080.jpg?t=1530529929,https://cdn.akamai.steamstatic.com/steam/apps/306350/ss_8558a034d589c6aa2fa6ce5284f97a2c456dced5.1920x1080.jpg?t=1530529929,https://cdn.akamai.steamstatic.com/steam/apps/306350/ss_8dc08a43434c524259bb530240063a02e7be3f7d.1920x1080.jpg?t=1530529929,https://cdn.akamai.steamstatic.com/steam/apps/306350/ss_d6ff97e4d7717539d840f360c54a2cd4d5039649.1920x1080.jpg?t=1530529929,https://cdn.akamai.steamstatic.com/steam/apps/306350/ss_71c141a0cddfcf4f9a51dc0ab4f9abe2d4a0acb5.1920x1080.jpg?t=1530529929,https://cdn.akamai.steamstatic.com/steam/apps/306350/ss_02a4da993a656ea88243a29d997fb20f1fe23d29.1920x1080.jpg?t=1530529929","http://cdn.akamai.steamstatic.com/steam/apps/256657026/movie_max.mp4?t=1447378353"</text:p>
          </table:table-cell>
          <table:table-cell table:number-columns-repeated="16383" table:style-name="ce1"/>
        </table:table-row>
        <table:table-row table:style-name="ro1">
          <table:table-cell office:value-type="string" table:style-name="ce1">
            <text:p>1684530,"100 Doors: Escape from Work","Mar 1, 2022","0 - 20000",0,0,9.99,0,"Work is all about the challenge, escape from work - even more! You need to work out your brain and 'think out of the office' to solve extraordinary brain-teasing and exciting puzzles to escape work together with Mia! Play this escape game - Mia's story can be your story. You get a job, you get stuck, you want to escape! Help Mia and you help yourself!Â  Escape the room, interact with objects and solve the puzzles to complete the task in this escape game. Want a game that doesnâ€™t get boring? Play escape games and your fun is guaranteed. 100 Doors: Escape from Work, donâ€™t miss it, youâ€™ll like it!Â  100 DOORS: ESCAPE FROM WORK - FEATURES: ðŸ”‘ Exciting puzzles with hidden objects and conundrums to solve ðŸ”‘ Cool mechanics: move in time and space, combine objects, play brain games ðŸ”‘ Awesome levels with cool animations ðŸ”‘ Logical tasks ðŸ”‘ Amazing graphics with special attention to details ðŸ”‘ Simple to play, complicated to beat ðŸ”‘ Different officesÂ  Only the smartest people can escape from work. Are you one of them? Escape the room! Unlock the doors at every level and feel a thrilling adventure of work escape! 100 Doors: Escape from Work is a unique puzzle game that will really help you to escape from work. Play escape games. Have fun!","['English', 'French', 'Italian', 'German', 'Spanish - Spain', 'Arabic', 'Czech', 'Danish', 'Dutch', 'Hungarian', 'Japanese', 'Korean', 'Norwegian', 'Polish', 'Portuguese', 'Romanian', 'Russian', 'Swedish', 'Thai', 'Turkish', 'Vietnamese', 'Simplified Chinese']","['English', 'Simplified Chinese']","","https://cdn.akamai.steamstatic.com/steam/apps/1684530/header.jpg?t=1650277935","","https://peaksel.com/","support@peaksel.email",True,True,False,0,"",0,7,2,"",14,0,"",0,0,0,0,"Peaksel","Peaksel","Single-player","Casual","Puzzle,Escape Room,Hidden Object,Logic,Singleplayer,Colorful,Family Friendly,Stylized,Casual,2D,3D,Cartoony,Female Protagonist,Adventure,Point &amp; Click,Exploration","https://cdn.akamai.steamstatic.com/steam/apps/1684530/ss_e65ed486b8a9bc882667657cc28df939e25587ac.1920x1080.jpg?t=1650277935,https://cdn.akamai.steamstatic.com/steam/apps/1684530/ss_05ccf910ba764e2364fb4ece501f40a25f802828.1920x1080.jpg?t=1650277935,https://cdn.akamai.steamstatic.com/steam/apps/1684530/ss_5a199f20e80226354fe5882d8906774a2942ae35.1920x1080.jpg?t=1650277935,https://cdn.akamai.steamstatic.com/steam/apps/1684530/ss_d1dcb3a8794bb02a8166c4b55d3dd4d17dadc4e9.1920x1080.jpg?t=1650277935,https://cdn.akamai.steamstatic.com/steam/apps/1684530/ss_b9882b6cd4a2144ce7c2f819d2fd4b62b72ddfd0.1920x1080.jpg?t=1650277935,https://cdn.akamai.steamstatic.com/steam/apps/1684530/ss_f05c1c031fa735f95b3cb2265470fd438985df6f.1920x1080.jpg?t=1650277935,https://cdn.akamai.steamstatic.com/steam/apps/1684530/ss_30511c0b32428bb0dc3f285bb8831b2b3b79931c.1920x1080.jpg?t=1650277935,https://cdn.akamai.steamstatic.com/steam/apps/1684530/ss_888417f36b3782060a3939c16496db1a278368a6.1920x1080.jpg?t=1650277935,https://cdn.akamai.steamstatic.com/steam/apps/1684530/ss_b85fcb4beddb45a29a3e630b01557cb71ec6f488.1920x1080.jpg?t=1650277935","http://cdn.akamai.steamstatic.com/steam/apps/256875905/movie_max.mp4?t=1648626863"</text:p>
          </table:table-cell>
          <table:table-cell table:number-columns-repeated="16383" table:style-name="ce1"/>
        </table:table-row>
        <table:table-row table:style-name="ro1">
          <table:table-cell office:value-type="string" table:style-name="ce1">
            <text:p>1557480,"Project MIKHAIL: A Muv-Luv War Story","Nov 1, 2021","20000 - 50000",16,0,19.99,0,"-Itâ€™s Your Responsibility to Change the World- Set on an Earth where mankind is being steadily annihilated by the alien invaders known as the BETA. Over the course of decades, humanity has come to rely on humanoid weapons called Tactical Surface Fighters in their attempts to resist the alien onslaught. What choices will YOU make in a world thatâ€™s heading towards destruction? Your actions will change the course of history for the whole world... Project MIKHAIL is a mecha action game with three different modes of play: 1. A Story Mode with a full story for players to enjoy. 2. Frontier Mode, an online mode where all users inhabit a shared world, and each playerâ€™s actions have an influence on the story's outcome. 3. A PvP mode where players fight each other in their Tactical Surface Fighters. [Story Mode] In Story Mode, the player takes the role of Shirogane Takeru, the hero of Muv-Luv Alternative . Throughout the story, the player will be asked to make choices. How the story ultimately ends depends on the choices the player makes. In Story Mode, the player not only makes their own story, they also get to construct their own personal Tactical Surface Fighter mecha. By defeating the BETA and putting together the parts they drop, theyâ€™ll get to make their own ultimate fighting machine. [FRONTIER MODE] An online mode where all players inhabit a world where they're tasked with fighting the BETA invasion of Japan and saving the world. Every playerâ€™s actions will have an effect on the balance of power between various factions and individuals, each with their own designs and plans for the future of Earth. Everything they do will change the state of the war. Think YOU know what we have to do to save the world? Come up with your own plans, or work with other players to learn secrets you could never find on your own, revealing these factionsâ€™ deepest secrets and saving the world from destruction. [PvP Mode] A player vs player combat mode. Players join two teams of 4 TSF pilots and battle one another. The Early Access version of PvP is still in beta, but in the future weâ€™ll be adding: ãƒ»More TSFs to fight in. ãƒ»Voice chat ãƒ»Balance changes and roles to make team play more fun.","['English', 'Japanese']","['English', 'Japanese']","","https://cdn.akamai.steamstatic.com/steam/apps/1557480/header.jpg?t=1652940346","https://www.project-mikhail.com","https://project-mikhail.com/en/support/","support-mikhail-en@ancr.jp",True,False,False,0,"",0,328,253,"",0,563,"",670,0,670,0,"aNCHOR Inc.,fuzz, Inc.","aNCHOR Inc.","Single-player,Multi-player,PvP,Online PvP,Partial Controller Support","Action,Adventure,RPG,Simulation,Strategy,Early Access","Anime,Mechs,Hack and Slash,Strategy,Sci-fi,Simulation,Dark,Robots,Action RPG,Action-Adventure,RPG,Action,Third Person,Adventure,Tactical,Swordplay,Spectacle fighter,Early Access,PvP,Singleplayer","https://cdn.akamai.steamstatic.com/steam/apps/1557480/ss_99d86dcae78e23378dc1a5da0a65abf3a472e09c.1920x1080.jpg?t=1652940346,https://cdn.akamai.steamstatic.com/steam/apps/1557480/ss_9d4c4aa8936728fba70562df891b3f173b1a6428.1920x1080.jpg?t=1652940346,https://cdn.akamai.steamstatic.com/steam/apps/1557480/ss_8019583ecbf9fa9ce1f0d6e43623e5c8cb507475.1920x1080.jpg?t=1652940346,https://cdn.akamai.steamstatic.com/steam/apps/1557480/ss_9cc13a574d7a0286f74195c6610fa4b41e9a28c2.1920x1080.jpg?t=1652940346,https://cdn.akamai.steamstatic.com/steam/apps/1557480/ss_0a3840381970cb1d9487d8024a477d106fe5b31f.1920x1080.jpg?t=1652940346,https://cdn.akamai.steamstatic.com/steam/apps/1557480/ss_7c4620218a3c3ce260bb5300578d30343a29c8f8.1920x1080.jpg?t=1652940346,https://cdn.akamai.steamstatic.com/steam/apps/1557480/ss_1a9482cae60ddc8ada6a7f343666a661b401bc8e.1920x1080.jpg?t=1652940346,https://cdn.akamai.steamstatic.com/steam/apps/1557480/ss_960b58bb69e087c8b558c668fc4c7a2cc3aa1d17.1920x1080.jpg?t=1652940346,https://cdn.akamai.steamstatic.com/steam/apps/1557480/ss_07439c6cc1ad6a558a1510dc74ab0673e989f2fc.1920x1080.jpg?t=1652940346,https://cdn.akamai.steamstatic.com/steam/apps/1557480/ss_003cc058eea0de30292c8fb6029d8fee137441d8.1920x1080.jpg?t=1652940346,https://cdn.akamai.steamstatic.com/steam/apps/1557480/ss_e653d2d90e5b13bee943cc2cd3f9aa8e981b4111.1920x1080.jpg?t=1652940346","http://cdn.akamai.steamstatic.com/steam/apps/256847596/movie_max.mp4?t=1635361467,http://cdn.akamai.steamstatic.com/steam/apps/256858534/movie_max.mp4?t=1635832857,http://cdn.akamai.steamstatic.com/steam/apps/256857340/movie_max.mp4?t=1635361475"</text:p>
          </table:table-cell>
          <table:table-cell table:number-columns-repeated="16383" table:style-name="ce1"/>
        </table:table-row>
        <table:table-row table:style-name="ro1">
          <table:table-cell office:value-type="string" table:style-name="ce1">
            <text:p>1128520,"Rezist: Tower Defense","Sep 26, 2019","0 - 20000",0,0,0.99,0,"Welcome to the virtual world. There is some valuable data stored on your server. Your task is to protect this data from malicious programs which will try to steal it. Some of them will try to use brute force their way through your defenses. Most, however, will use more sophisticated algorithms. Some of them can be quick, others are well aware of your defenses and will therefore avoid attacks, and some more still you will not notice at all. And remember that it is not only you who can patch your system â€” your enemies are not standing still, too. Their creators are constantly studying your security utility programs and release more advanced versions. A deep and hardcore tower defense gameplay. A variety of enemies. A giant skills tree. Patches for the Patches God! (And all of them are really useful :) ) An unusual visual style. Every level has its own unique dressing which not only looks good but also moves in tune with the soundtrack. Hotkeys. Camera control: arrows or w, a, s, d. Pause: p. How to play. Your system is targeted by malicious programs. Every one of these programs aims at stealing data from your storage. Your task is to not let them do that. For this, you have: 1. Towers. Three left icons in the level menu. There are 3 types of towers: Red, Green, Blue. A tower of a specific type can only be built on a tile of the same color. The only exception are 'high tiles'. On a tile of this type you can build a tower of any type (this is why such tiles are of a special color). Also, a tower build on such a tile gets an attack range bonus. To build towers, you spend Memory. For each shot, you get experience. When a tower gets enough experience to upgrade, an 'Up' icon appears above it. If you click a tower, you will see a menu which will show: current level, current experience, characteristics (damage, attack range, fire rate), the tower's 'abilities', available upgrades (if there is enough experience). Do not forget to upgrade your towers and look into what new abilities each of the available upgrades gives. This is your way to success because there are particularly strong tower types out there. 2. Special abilities. Three right icons in the level menu. To use abilities, you spend Energy. 1. Hack. This ability has two uses: the first one is hacking something, and the second one is formatting disk space. * Hacking: on many levels, you will see objects surrounded by shields. If you click on such an object, the Hack ability icon will appear above it. If you have enough Energy to use the ability, clicking on this icon will cause one shield to disappear. When an object has no shields covering it, the objects becomes 'Hacked'. From now on, it starts to provide some kind of benefit to the player. * Formatting disk space: every level has areas where you cannot build your towers. This is 'unformatted sick space'. These areas look like a group of chaotically placed cubes of a specific color (Red, Green, Blue). If you use the Hack ability to a tile of this type, the area will be formatted and you will be able to build on it. This might be useful to occupy strategically important points and thus build a more reliable defense. 2. Laser Rain. Allows you to do damage to enemies located in the chosen area. 3. Overclocking. Gives a temporary bonus to attack speeds of all the towers on the level. After every defense attempt (depending on how many waves you have managed to fight off) you get experience and new levels. With each new level, you get 3 patch points. These points can be spent in the patch menu to upgrade your system's defense mechanisms.","['English']","['English']","","https://cdn.akamai.steamstatic.com/steam/apps/1128520/header.jpg?t=1589792761","","","hydrargyrum2.0@gmail.com",True,False,False,0,"",0,8,0,"",0,0,"",0,0,0,0,"SparkGames","SparkGames","Single-player","Indie,Strategy","Strategy,Indie","https://cdn.akamai.steamstatic.com/steam/apps/1128520/ss_4be639c00f5f0aebe2af86ee8c5b45f6a8f674a5.1920x1080.jpg?t=1589792761,https://cdn.akamai.steamstatic.com/steam/apps/1128520/ss_016c6384567bc24e253133bcb075416e92c69ea4.1920x1080.jpg?t=1589792761,https://cdn.akamai.steamstatic.com/steam/apps/1128520/ss_2d1b02e13cf6056b6413f82346bdedc6263ab9d5.1920x1080.jpg?t=1589792761,https://cdn.akamai.steamstatic.com/steam/apps/1128520/ss_e587cf3a36df2bbbfcec630d44921ad0ba3f4bbf.1920x1080.jpg?t=1589792761,https://cdn.akamai.steamstatic.com/steam/apps/1128520/ss_c5d0e1447b631236160fe332bbecb23b2b91fed2.1920x1080.jpg?t=1589792761,https://cdn.akamai.steamstatic.com/steam/apps/1128520/ss_52dc9d15a04744562d88298b5e9eec9caec62f34.1920x1080.jpg?t=1589792761,https://cdn.akamai.steamstatic.com/steam/apps/1128520/ss_717b8e12f40a7cb4b4e9613b19d4f15aa60fddb9.1920x1080.jpg?t=1589792761","http://cdn.akamai.steamstatic.com/steam/apps/256760113/movie_max.mp4?t=1567602189"</text:p>
          </table:table-cell>
          <table:table-cell table:number-columns-repeated="16383" table:style-name="ce1"/>
        </table:table-row>
        <table:table-row table:style-name="ro1">
          <table:table-cell office:value-type="string" table:style-name="ce1">
            <text:p>12140,"Max Payne","Jan 6, 2011","500000 - 1000000",49,17,3.49,0,"Max Payne is a man with nothing to lose in the violent, cold urban night. A fugitive undercover cop framed for murder, hunted by cops and the mob, Max is a man with his back against the wall, fighting a battle he cannot hope to win. Max Payne is a relentless story-driven game about a man on the edge, fighting to clear his name while struggling to uncover the truth about his slain family amongst a myriad of plot-twists and twisted thugs in the gritty bowels of New York during the century's worst blizzard. The groundbreaking original cinematic action-shooter, Max Payne introduced the concept of Bullet TimeÂ® in videogames. Through its stylish slow-motion gunplay combined with a dark and twisted story, Max Payne redefined the action-shooter genre.","['English']","['English']","","https://cdn.akamai.steamstatic.com/steam/apps/12140/header.jpg?t=1618852800","http://www.rockstargames.com/maxpayne/","http://www.rockstargames.com/maxpayne/","",True,False,False,89,"https://www.metacritic.com/game/pc/max-payne?ftag=MCD-06-10aaa1f",0,9516,1114,"",0,8684,"",168,79,80,79,"Remedy Entertainment","Rockstar Games","Single-player","Action","Action,Noir,Classic,Third-Person Shooter,Bullet Time,Story Rich,Atmospheric,Dark,Third Person,Singleplayer,Shooter,Great Soundtrack,Detective,Cinematic,Linear,Crime,Violent,Adventure,Horror,Psychological Horror","https://cdn.akamai.steamstatic.com/steam/apps/12140/0000003256.1920x1080.jpg?t=1618852800,https://cdn.akamai.steamstatic.com/steam/apps/12140/0000003257.1920x1080.jpg?t=1618852800,https://cdn.akamai.steamstatic.com/steam/apps/12140/0000003258.1920x1080.jpg?t=1618852800,https://cdn.akamai.steamstatic.com/steam/apps/12140/0000003259.1920x1080.jpg?t=1618852800,https://cdn.akamai.steamstatic.com/steam/apps/12140/0000003260.1920x1080.jpg?t=1618852800,https://cdn.akamai.steamstatic.com/steam/apps/12140/0000003261.1920x1080.jpg?t=1618852800,https://cdn.akamai.steamstatic.com/steam/apps/12140/0000003262.1920x1080.jpg?t=1618852800,https://cdn.akamai.steamstatic.com/steam/apps/12140/0000003263.1920x1080.jpg?t=1618852800,https://cdn.akamai.steamstatic.com/steam/apps/12140/0000003264.1920x1080.jpg?t=1618852800,https://cdn.akamai.steamstatic.com/steam/apps/12140/0000003265.1920x1080.jpg?t=1618852800,https://cdn.akamai.steamstatic.com/steam/apps/12140/0000003266.1920x1080.jpg?t=1618852800,https://cdn.akamai.steamstatic.com/steam/apps/12140/0000003267.1920x1080.jpg?t=1618852800,https://cdn.akamai.steamstatic.com/steam/apps/12140/0000003268.1920x1080.jpg?t=1618852800,https://cdn.akamai.steamstatic.com/steam/apps/12140/0000003269.1920x1080.jpg?t=1618852800,https://cdn.akamai.steamstatic.com/steam/apps/12140/0000003270.1920x1080.jpg?t=1618852800",""</text:p>
          </table:table-cell>
          <table:table-cell table:number-columns-repeated="16383" table:style-name="ce1"/>
        </table:table-row>
        <table:table-row table:style-name="ro1">
          <table:table-cell office:value-type="string" table:style-name="ce1">
            <text:p>1647430,"Black Mansion","Jun 15, 2021","20000 - 50000",0,0,6.99,0,"Get ready to solve the puzzles walking through a terrifying, mysterious mansion! Go on an adventure only through wall-to-floor jumps, with no complicated manipulations. Challenge the extremely difficulty of master, itâ€™s addictive! - Just jump to move. You can go anywhere you want with jumping as many times as you want. - Be careful of enemies and obstacles. Leave the following enemies out and avoid dangerous obstacles. - Find the key and operate the device to explore the mansion. Solve the hidden puzzles in the mansion, Fight against the enemies, Then move to the next destination. - Every progress and data are saved automatically. - Challenge the extremely difficulty of master, itâ€™s addictive! Synopsis One late night, David got a phone call. The call was cut off right after his brother Jonathanâ€™s mysterious words. The last words he left were: The Rose Mansion, East 6th, 51st Street. David lost his memories on the way to the mansion to find Jonathan. When he gets back to his senses, something comes into his viewâ€¦ He opens the door to the room to find the truthâ€¦ The shadow of death hidden in the mansionâ€¦ Overcome fear and survive the death. What is waiting for you at the end of this adventure? Well-organized story and BGM will make you immerse yourself in playing. Clear every stage and unroll every story. What is the truth hidden in the mansion? Characters - David One late night, David got a phone call. The call was cut off right after his brother Jonathanâ€™s mysterious words. The last words he left were: The Rose Mansion, East 6th, 51st Street. David lost his memories on the way to the mansion to find Jonathan. In confinement, he opens the door to the room to find the truthâ€¦ When he gets back to his senses, something comes into his viewâ€¦ - Hanna Hanna woke up from a strange dream. In confinement, she lost her memories about everythingâ€¦ Who she was, where she was confined, etc. Although she tried to bring back her memories, she only got a headache, not her memoriesâ€¦ Story Mode Different stories from different characters- David and Hanna About 100 different stages depending on the main character Challenge Mode You can play challenge mode from 2-5 stage clear You can challenge the various stages with different rooms Level that can be upgraded at each stage Collect A memo that tells the story Costume to change the character's look Artifacts required to acquire a costume Distinctive characters There are various stories of the various characters in one mansion. Experience how their stories end. Various kinds of traps A hasty judgment can only lead to death. Unexpected traps will make you not let go of the tension even for a second. Caution If you remove this app, all the data you have done so far will be removed as well.","['English', 'Japanese', 'Korean', 'Simplified Chinese']","[]","","https://cdn.akamai.steamstatic.com/steam/apps/1647430/header.jpg?t=1623740532","","","pictologisteam@gmail.com",True,False,False,0,"",0,1,0,"",0,0,"The black mansion includes bloodshed, such as being fragmented by a cog wheel or being stamped on a thorn when a character is caught in various traps.",0,0,0,0,"PICTOLOGI","PICTOLOGI","Single-player","Action,Adventure,Indie","Action,Adventure,Action-Adventure,Arcade,Puzzle,Exploration,2D,Anime,1990's,America,Atmospheric,Building,Crime,Dark,Dark Fantasy,Drama,Mystery,Psychological Horror,Surreal,Survival Horror","https://cdn.akamai.steamstatic.com/steam/apps/1647430/ss_5e6c38d45518d5c76309e4826284c06998c6827f.1920x1080.jpg?t=1623740532,https://cdn.akamai.steamstatic.com/steam/apps/1647430/ss_3402013cc17b7e4e01b39f1bf3d9dcbde06151e3.1920x1080.jpg?t=1623740532,https://cdn.akamai.steamstatic.com/steam/apps/1647430/ss_753f616fc43fb972aae9eb7887d32e37b1611526.1920x1080.jpg?t=1623740532,https://cdn.akamai.steamstatic.com/steam/apps/1647430/ss_7098eabb880b8f11b52bfb89402660b1f6c233b1.1920x1080.jpg?t=1623740532,https://cdn.akamai.steamstatic.com/steam/apps/1647430/ss_2ba15d96ad9ce96d31b15e58b7604aa5e100ae30.1920x1080.jpg?t=1623740532,https://cdn.akamai.steamstatic.com/steam/apps/1647430/ss_41f8859f2bac362874a37552717e2b4695f3b401.1920x1080.jpg?t=1623740532,https://cdn.akamai.steamstatic.com/steam/apps/1647430/ss_71bab3fd2b444c7241e6e7402b43089ae9f90e79.1920x1080.jpg?t=1623740532,https://cdn.akamai.steamstatic.com/steam/apps/1647430/ss_5e794bcd40a4f0af33e4fac536e00f813427261f.1920x1080.jpg?t=1623740532,https://cdn.akamai.steamstatic.com/steam/apps/1647430/ss_a48720261fdc15760f01164676af60d849d973f5.1920x1080.jpg?t=1623740532","http://cdn.akamai.steamstatic.com/steam/apps/256836153/movie_max.mp4?t=1622597988"</text:p>
          </table:table-cell>
          <table:table-cell table:number-columns-repeated="16383" table:style-name="ce1"/>
        </table:table-row>
        <table:table-row table:style-name="ro1">
          <table:table-cell office:value-type="string" table:style-name="ce1">
            <text:p>1845050,"Mirrorama","Jan 12, 2022","0 - 20000",0,0,7.49,0,"Witness the story of Josh Lattey while solving mind boggling puzzles using mirrors, reflections, time, and physics. Mirrorama offers an exceptional experience for puzzle game lovers. Explore a colorful world full of puzzles waiting for you to solve them. Often you will find yourself in situations where you will have to think critically to overcome the puzzles you encounter. In this world you will need to use mirrors in various ways to find the solutions. 22 Levels Fun mechanics You can manipulate mirrors, reflections, time and physics to solve the puzzles Puzzles will get progressively harder Colorful and gorgeous stylized graphics Minimalistic and liminal level designs with a touch of 90s aesthetics You can kick and throw boxes around(Trust me it is very fun to play with boxes) Unfold the truth with an interactive story. Mirrorama has a unique way of storytelling to talk about the life of the main protagonist Josh Lattey. An interesting &amp;amp</text:p>
          </table:table-cell>
          <table:table-cell office:value-type="string" table:style-name="ce1">
            <text:p><text:s/>dark story Story supported with atmospheric original music","['English']","[]","â€œPretty fun but it did sort of start to hurt my brain towards the endâ€ -Real Civil Engineer","https://cdn.akamai.steamstatic.com/steam/apps/1845050/header.jpg?t=1656942670","","","berryberryniceu@outlook.com",True,True,True,0,"",0,17,0,"",13,0,"",0,0,0,0,"Berry Berry Niceu","Berry Berry Niceu","Single-player,Steam Achievements","Adventure,Casual,Indie","3D Platformer,Casual,Puzzle-Platformer,Colorful,Atmospheric,Puzzle,Mystery,Platformer,Cute,First-Person,Relaxing,Stylized,1990's,3D,Adventure,Physics,Indie,Singleplayer,Time Manipulation","https://cdn.akamai.steamstatic.com/steam/apps/1845050/ss_8f2cc0812c008a5cc6bbd487c5a132c3a05803a7.1920x1080.jpg?t=1656942670,https://cdn.akamai.steamstatic.com/steam/apps/1845050/ss_ad9a81777a79e93e4715e2bebccc07c9b0d270ab.1920x1080.jpg?t=1656942670,https://cdn.akamai.steamstatic.com/steam/apps/1845050/ss_d2fa21b8ea52c1840ee33f228293026aadf210f0.1920x1080.jpg?t=1656942670,https://cdn.akamai.steamstatic.com/steam/apps/1845050/ss_a1a49ca5ebf93a03bcfe8d7ca07c404d3955e197.1920x1080.jpg?t=1656942670,https://cdn.akamai.steamstatic.com/steam/apps/1845050/ss_12b5a98927bc83b4bae45e8d4907eb068d98c705.1920x1080.jpg?t=1656942670,https://cdn.akamai.steamstatic.com/steam/apps/1845050/ss_e638040d4a8f72aa19f31cce87e9363b91107b84.1920x1080.jpg?t=1656942670,https://cdn.akamai.steamstatic.com/steam/apps/1845050/ss_94e626f43dc7f0d4e149379cd9ab49346dc0df3e.1920x1080.jpg?t=1656942670,https://cdn.akamai.steamstatic.com/steam/apps/1845050/ss_1f2f3f18b998c8baa56934154cc937334d9900aa.1920x1080.jpg?t=1656942670,https://cdn.akamai.steamstatic.com/steam/apps/1845050/ss_a7c44db7e1f0432b18a1b47f58a899823259de17.1920x1080.jpg?t=1656942670,https://cdn.akamai.steamstatic.com/steam/apps/1845050/ss_1a0f7149f1dd83b89aab95a1cc03400d244cc683.1920x1080.jpg?t=1656942670","http://cdn.akamai.steamstatic.com/steam/apps/256864026/movie_max.mp4?t=1639411688"</text:p>
          </table:table-cell>
          <table:table-cell table:number-columns-repeated="16382"/>
        </table:table-row>
        <table:table-row table:style-name="ro1">
          <table:table-cell office:value-type="string" table:style-name="ce1">
            <text:p>1163340,"Carrier Battles 4 Guadalcanal - Pacific War Naval Warfare","Jun 5, 2020","0 - 20000",8,0,29.99,3,"This is a classic hex-and-counter digital wargame covering the naval-air battles of the Pacific War, in the South Pacific and Central Pacific in 1942-1943. Find the forces of your opponent and strike at them before they sink your precious aircraft carriers, while preventing them from invading key points in the theatre of operations or supporting your own amphibious operations. LEARN MORE â€¢ Solitaire play again powerful US or Japanese AI â€¢ Cross-platform multi-player â€¢ 11 historical scenarios: Coral Sea May 42, Midway June 42, Eastern Solomon Aug 42, Santa Cruz Oct 42, Guadalcanal Dec 42, Bismarck Sea March 43, Rabaul 1943, Guadalcanal Feb 1943, Watchtower Aug.42, US Raids Mar 42, Wake Dec 41 â€¢ Varied Hex maps with a scale of 30 miles per hex â€¢ 80 types of warplanes, historical ships â€¢ Naval-air search, radar, progressive intelligence gathering on enemy naval forces â€¢ Air strikes against naval and land targets, surface battles â€¢ Advanced damage system â€¢ Invasion, naval bombardment â€¢ Turn-based system â€¢ A nice on-boarding sequence will guide the player to the depth of the game â€¢ Available in English, French, Spanish, Japanese, Chinese, Italian â€¢ No internet connection required to play against the AI Estimated Playtime: 1h00 to 3h00.","['English', 'French', 'Spanish - Spain', 'Simplified Chinese', 'Japanese', 'Italian']","[]","","https://cdn.akamai.steamstatic.com/steam/apps/1163340/header.jpg?t=1645784121","https://carrier-battles.com","","support@avalon-digital.com",True,True,False,0,"",0,180,27,"",0,185,"",78,0,78,0,"Avalon Digital,Cyril Jarnot","Avalon Digital","Single-player,Multi-player,Cross-Platform Multiplayer","Simulation,Strategy","Strategy,Simulation,Wargame,Historical,Turn-Based Strategy,Naval Combat,Indie,Asynchronous Multiplayer,World War II","https://cdn.akamai.steamstatic.com/steam/apps/1163340/ss_8162797985fbdb2cf8f4da58b93e1b2c6ca8ccb9.1920x1080.jpg?t=1645784121,https://cdn.akamai.steamstatic.com/steam/apps/1163340/ss_013152c42a932ac643e7b7fb609dde7576b5c8fe.1920x1080.jpg?t=1645784121,https://cdn.akamai.steamstatic.com/steam/apps/1163340/ss_3f862c7387ab624bbec4c4bd3209471f426007b9.1920x1080.jpg?t=1645784121,https://cdn.akamai.steamstatic.com/steam/apps/1163340/ss_da67b33bd44311951fcb4f0d0b7a4e84bfaf5eb6.1920x1080.jpg?t=1645784121,https://cdn.akamai.steamstatic.com/steam/apps/1163340/ss_433b35e01d9b044b24731613044e6434d73f75a6.1920x1080.jpg?t=1645784121,https://cdn.akamai.steamstatic.com/steam/apps/1163340/ss_257e91b46f06e66c704600d990764c2adcd9fb92.1920x1080.jpg?t=1645784121,https://cdn.akamai.steamstatic.com/steam/apps/1163340/ss_dae848034e9eabe6b5c763743150c62226d1ac8d.1920x1080.jpg?t=1645784121,https://cdn.akamai.steamstatic.com/steam/apps/1163340/ss_a5de4b9d768a11a5df90bb6558ed0f0e0bc3fa66.1920x1080.jpg?t=1645784121,https://cdn.akamai.steamstatic.com/steam/apps/1163340/ss_27c255e813ab70cfc8c261482dac2ebdedad26be.1920x1080.jpg?t=1645784121,https://cdn.akamai.steamstatic.com/steam/apps/1163340/ss_792c168784469f671f1ada23e313bd8c46eb2644.1920x1080.jpg?t=1645784121,https://cdn.akamai.steamstatic.com/steam/apps/1163340/ss_19ebccb45abb7cdff375484f1678ff1480094b14.1920x1080.jpg?t=1645784121,https://cdn.akamai.steamstatic.com/steam/apps/1163340/ss_eb9db586fb718769eaa4567b9551f53601194d70.1920x1080.jpg?t=1645784121,https://cdn.akamai.steamstatic.com/steam/apps/1163340/ss_8ba074464efc0ccd630652f5edbd927fd563de18.1920x1080.jpg?t=1645784121,https://cdn.akamai.steamstatic.com/steam/apps/1163340/ss_689b01472034dc958be1bf96ea6992e8f5159c9a.1920x1080.jpg?t=1645784121,https://cdn.akamai.steamstatic.com/steam/apps/1163340/ss_84f0836debb6ee016407a6b27dc62a0470c9d151.1920x1080.jpg?t=1645784121,https://cdn.akamai.steamstatic.com/steam/apps/1163340/ss_e269d54b95e2f33059f5131dde49ce8fcfc144e5.1920x1080.jpg?t=1645784121,https://cdn.akamai.steamstatic.com/steam/apps/1163340/ss_c421e8c255692edc36e826b0f2979bc405bb1e59.1920x1080.jpg?t=1645784121,https://cdn.akamai.steamstatic.com/steam/apps/1163340/ss_e3dd39432ae15d327d1c675fba8d7ce9386e2c5d.1920x1080.jpg?t=1645784121,https://cdn.akamai.steamstatic.com/steam/apps/1163340/ss_9c9052209875ddb469112e5f5ccf43e881a95330.1920x1080.jpg?t=1645784121,https://cdn.akamai.steamstatic.com/steam/apps/1163340/ss_7a7b6f8fbc90bcd74be855c2a3c98888c632086f.1920x1080.jpg?t=1645784121,https://cdn.akamai.steamstatic.com/steam/apps/1163340/ss_bd022a620ffe7283d16a436e030a4b264d980474.1920x1080.jpg?t=1645784121,https://cdn.akamai.steamstatic.com/steam/apps/1163340/ss_5745de95106d33d43bfc1b33c1333c51be44ca15.1920x1080.jpg?t=1645784121,https://cdn.akamai.steamstatic.com/steam/apps/1163340/ss_59746d69dab47cf18ceda5e1d316d4b98a36040e.1920x1080.jpg?t=1645784121,https://cdn.akamai.steamstatic.com/steam/apps/1163340/ss_e9398d7ef36a3497f0ff556b95cb9367e61755a6.1920x1080.jpg?t=1645784121,https://cdn.akamai.steamstatic.com/steam/apps/1163340/ss_f3e0a61658250a3e91cdfe2c505ea380d25398a8.1920x1080.jpg?t=1645784121,https://cdn.akamai.steamstatic.com/steam/apps/1163340/ss_93e9bbb6c1ca3a6de15a374a912a60113eb2c146.1920x1080.jpg?t=1645784121,https://cdn.akamai.steamstatic.com/steam/apps/1163340/ss_7d04a1ae44b94d6d462b952c409f08e8ffe4ea3f.1920x1080.jpg?t=1645784121,https://cdn.akamai.steamstatic.com/steam/apps/1163340/ss_d2d7b17a6baee254b804ae0223285a31cce7244f.1920x1080.jpg?t=1645784121,https://cdn.akamai.steamstatic.com/steam/apps/1163340/ss_f34659306087c3af0aace234a717cde57e84caec.1920x1080.jpg?t=1645784121,https://cdn.akamai.steamstatic.com/steam/apps/1163340/ss_bfa523add8f7a9c78f363e106f21e0cc56c33c62.1920x1080.jpg?t=1645784121,https://cdn.akamai.steamstatic.com/steam/apps/1163340/ss_b3cdfc607374e4651a3dd0e6ab0b486a1b62f044.1920x1080.jpg?t=1645784121,https://cdn.akamai.steamstatic.com/steam/apps/1163340/ss_b66490a7edb2a16b5c406d588836e3554ab3a749.1920x1080.jpg?t=1645784121,https://cdn.akamai.steamstatic.com/steam/apps/1163340/ss_088a5f68205ca58879c7531895ea6ef1f7bd4f58.1920x1080.jpg?t=1645784121,https://cdn.akamai.steamstatic.com/steam/apps/1163340/ss_f4812ddba122b8314127328d60c87083e602626e.1920x1080.jpg?t=1645784121,https://cdn.akamai.steamstatic.com/steam/apps/1163340/ss_bd022a620ffe7283d16a436e030a4b264d980474.1920x1080.jpg?t=1645784121,https://cdn.akamai.steamstatic.com/steam/apps/1163340/ss_a5de4b9d768a11a5df90bb6558ed0f0e0bc3fa66.1920x1080.jpg?t=1645784121,https://cdn.akamai.steamstatic.com/steam/apps/1163340/ss_e9398d7ef36a3497f0ff556b95cb9367e61755a6.1920x1080.jpg?t=1645784121,https://cdn.akamai.steamstatic.com/steam/apps/1163340/ss_433b35e01d9b044b24731613044e6434d73f75a6.1920x1080.jpg?t=1645784121,https://cdn.akamai.steamstatic.com/steam/apps/1163340/ss_19ebccb45abb7cdff375484f1678ff1480094b14.1920x1080.jpg?t=1645784121,https://cdn.akamai.steamstatic.com/steam/apps/1163340/ss_7a7b6f8fbc90bcd74be855c2a3c98888c632086f.1920x1080.jpg?t=1645784121,https://cdn.akamai.steamstatic.com/steam/apps/1163340/ss_5745de95106d33d43bfc1b33c1333c51be44ca15.1920x1080.jpg?t=1645784121,https://cdn.akamai.steamstatic.com/steam/apps/1163340/ss_59746d69dab47cf18ceda5e1d316d4b98a36040e.1920x1080.jpg?t=1645784121,https://cdn.akamai.steamstatic.com/steam/apps/1163340/ss_b66490a7edb2a16b5c406d588836e3554ab3a749.1920x1080.jpg?t=1645784121,https://cdn.akamai.steamstatic.com/steam/apps/1163340/ss_013152c42a932ac643e7b7fb609dde7576b5c8fe.1920x1080.jpg?t=1645784121","http://cdn.akamai.steamstatic.com/steam/apps/256781648/movie_max.mp4?t=1587286475"</text:p>
          </table:table-cell>
          <table:table-cell table:number-columns-repeated="16383" table:style-name="ce1"/>
        </table:table-row>
        <table:table-row table:style-name="ro1">
          <table:table-cell office:value-type="string" table:style-name="ce1">
            <text:p>1608620,"Ballistic Machines","Jun 11, 2021","0 - 20000",0,0,1.99,0,"Ballistic Machines is a splitscreen game were players fight eachother as well as a wide range of monsters, In Ballistic Machines the players creates the world as they move. The players health slowly depletes over time and players are encouraged to move more and create more platforms, some of these platform will contain more fruit (used to replenish health) and some of them will contain monsters to battle, it's all down to luck. The game is design to be fast paced with players having to defeat the other player, fight the enemy types or collect resources. health depletion, the enemy player and monsters are all there to kill you making every second counts when trying to obtain victory! This game features a wide range of game modes for players to enjoy these are PVP with and without enemies, king of the hill, capture the flag, territory, carry the crown (gamemode were you gain points for wearing the crown the longest without being killed) and a sports mode. -Requires keyboard and mouse for player 1 and a controller for player 2- -Best enjoyed with remote play together-","['English']","[]","","https://cdn.akamai.steamstatic.com/steam/apps/1608620/header.jpg?t=1650227019","","","ballisticmachinegames@gmail.com",True,False,False,0,"",0,0,0,"",0,0,"",0,0,0,0,"Ballistic Machine","Ballistic Machine","Multi-player,PvP,Shared/Split Screen PvP,Co-op,Shared/Split Screen Co-op,Shared/Split Screen,Remote Play Together","Action,Casual,Indie,Early Access","","https://cdn.akamai.steamstatic.com/steam/apps/1608620/ss_192e6a9fcbc17b442345708c07d8ca0373ff3f3e.1920x1080.jpg?t=1650227019,https://cdn.akamai.steamstatic.com/steam/apps/1608620/ss_8867f63415bf98ad68b42d936e0311a9aa438272.1920x1080.jpg?t=1650227019,https://cdn.akamai.steamstatic.com/steam/apps/1608620/ss_43b4dc8f9b6f6c711fa830727ae74f327884702a.1920x1080.jpg?t=1650227019,https://cdn.akamai.steamstatic.com/steam/apps/1608620/ss_772d2df4d5539a25ffb5d7692e22f2bfe37dcd1a.1920x1080.jpg?t=1650227019,https://cdn.akamai.steamstatic.com/steam/apps/1608620/ss_26af9a08b9fbbccf0459716675c1cce744ce5f73.1920x1080.jpg?t=1650227019","http://cdn.akamai.steamstatic.com/steam/apps/256838718/movie_max.mp4?t=1623615677,http://cdn.akamai.steamstatic.com/steam/apps/256834650/movie_max.mp4?t=1622316364"</text:p>
          </table:table-cell>
          <table:table-cell table:number-columns-repeated="16383" table:style-name="ce1"/>
        </table:table-row>
        <table:table-row table:style-name="ro1">
          <table:table-cell office:value-type="string" table:style-name="ce1">
            <text:p>541570,"Sally Face - Episode One","Dec 14, 2016","500000 - 1000000",133,0,2.99,1,"A DARK MYSTERY IS UNFOLDING... Delve into an unsettling adventure following the boy with a prosthetic face and a tragic past. In the first episode, Strange Neighbors, Sally Face and his father move into an apartment filled with odd tenants and an unfortunate crime scene. Little did they know what misfortune still awaits... Unravel the sinister mysteries of Sally's world to find the truth that lies hidden beneath the shadows. FEATURES Intriguing narrative will linger in your thoughts Speak with the dead, using handheld video game system, the Gear Boy Handcrafted by a solo dev: including art, design and music Inspired by 1990s cartoons and personal nightmares Bizarre characters, ponies, headbanging and more EPISODES The game is composed of five episodes in total. The first episode offers a short introduction to Sally Face, which the subsequent episodes greatly expand upon. GAMEPLAY In this story-driven adventure game, players will interact with Sal's world and his nightmares. The main path typically requires casual effort. However, there are hidden layers to be uncovered that will invoke a bit of head-scratching, for those players up to the challenge. For Support, email me at portablemoose@gmail.com","['English', 'Russian', 'Italian', 'German', 'Traditional Chinese', 'Portuguese - Brazil']","[]","â€œWholly unique gaming experience that has to be played to be believedâ€ AdventureGamers â€œA psychological horror masterpieceâ€ Nerdvanamedia â€œPositively oozes personalityâ€ ScaredToPlay","https://cdn.akamai.steamstatic.com/steam/apps/541570/header.jpg?t=1619036403","http://portablemoose.com/","","portablemoose@gmail.com",True,True,True,0,"",0,11739,367,"",35,11287,"Strong Language, Violence, Blood and Gore",282,20,295,20,"Portable Moose","Portable Moose","Single-player,Steam Achievements,Full controller support,Steam Trading Cards","Adventure,Indie","Story Rich,Psychological Horror,Dark,Horror,Indie,Adventure,Mystery,Atmospheric,Singleplayer,Point &amp; Click,Puzzle,Narrative,Hand-drawn,Interactive Fiction,Supernatural,2D,Emotional,Demons,Dark Humor,Casual","https://cdn.akamai.steamstatic.com/steam/apps/541570/ss_bf7808c412a1cda079b7430645b4f7593e8d6e6b.1920x1080.jpg?t=1619036403,https://cdn.akamai.steamstatic.com/steam/apps/541570/ss_a5f7b9f1034bc8c26808ec85546c2481ddbd8d3b.1920x1080.jpg?t=1619036403,https://cdn.akamai.steamstatic.com/steam/apps/541570/ss_3da0e76ddf6f0cf67bdad0fd1c4312f518698a79.1920x1080.jpg?t=1619036403,https://cdn.akamai.steamstatic.com/steam/apps/541570/ss_5db310650748ed311d3a799418ab66c80100fdc8.1920x1080.jpg?t=1619036403,https://cdn.akamai.steamstatic.com/steam/apps/541570/ss_15010ffa13ebda0f683744383b4e86f79cc503e1.1920x1080.jpg?t=1619036403,https://cdn.akamai.steamstatic.com/steam/apps/541570/ss_3f1c3d3278b99e25da857bcf3ad0ef65cbd58b1a.1920x1080.jpg?t=1619036403,https://cdn.akamai.steamstatic.com/steam/apps/541570/ss_f13df9e578e54a084622461e8bbb591e9d050497.1920x1080.jpg?t=1619036403,https://cdn.akamai.steamstatic.com/steam/apps/541570/ss_acb1c6ec66a255304edcd2d12671e58b3f5cde74.1920x1080.jpg?t=1619036403,https://cdn.akamai.steamstatic.com/steam/apps/541570/ss_926ecbba261fa852cad5639f3278a6874952cae2.1920x1080.jpg?t=1619036403,https://cdn.akamai.steamstatic.com/steam/apps/541570/ss_4502ab8004375cd88a310a0c188ec8f78fa433de.1920x1080.jpg?t=1619036403,https://cdn.akamai.steamstatic.com/steam/apps/541570/ss_d2899a845ac8c2abfe607e6589ca774472e58fa2.1920x1080.jpg?t=1619036403,https://cdn.akamai.steamstatic.com/steam/apps/541570/ss_1bea5cf660f3c6b3f91f0f4166d8124e4af5af2d.1920x1080.jpg?t=1619036403,https://cdn.akamai.steamstatic.com/steam/apps/541570/ss_1f73c7ceb82cd5ee81a14514a1e4ff00ebbabfe7.1920x1080.jpg?t=1619036403,https://cdn.akamai.steamstatic.com/steam/apps/541570/ss_56fa20c281a77d2670c7f3f00d90e05ab1920eae.1920x1080.jpg?t=1619036403,https://cdn.akamai.steamstatic.com/steam/apps/541570/ss_e9595fdce66c4e4316da1024779e9a6940dbd59e.1920x1080.jpg?t=1619036403,https://cdn.akamai.steamstatic.com/steam/apps/541570/ss_3350d5fed3d1a4398b8bf18663914b0291e686a0.1920x1080.jpg?t=1619036403,https://cdn.akamai.steamstatic.com/steam/apps/541570/ss_c3d3b9cae82c915eee41e244223da466dc381c76.1920x1080.jpg?t=1619036403,https://cdn.akamai.steamstatic.com/steam/apps/541570/ss_e0ddd78a4d67da36f996393e78c27e295623ea36.1920x1080.jpg?t=1619036403,https://cdn.akamai.steamstatic.com/steam/apps/541570/ss_775de293cf3e3151bde7e0c915bcd186397ee1a1.1920x1080.jpg?t=1619036403,https://cdn.akamai.steamstatic.com/steam/apps/541570/ss_eb62c85697fa5f56209de7f8326329144f55c04d.1920x1080.jpg?t=1619036403,https://cdn.akamai.steamstatic.com/steam/apps/541570/ss_f91369700319792559495d939662f030800f504c.1920x1080.jpg?t=1619036403,https://cdn.akamai.steamstatic.com/steam/apps/541570/ss_8a690002f580d77589fdd1b1a5aafda40b344c38.1920x1080.jpg?t=1619036403,https://cdn.akamai.steamstatic.com/steam/apps/541570/ss_ad33cbb349259a95b619b24540bd29b69214d128.1920x1080.jpg?t=1619036403,https://cdn.akamai.steamstatic.com/steam/apps/541570/ss_aa1bc9bf90460773ad412c54114516fb08cf0ae5.1920x1080.jpg?t=1619036403,https://cdn.akamai.steamstatic.com/steam/apps/541570/ss_370255b4613ed824d3677d6d846561beca70ba7a.1920x1080.jpg?t=1619036403,https://cdn.akamai.steamstatic.com/steam/apps/541570/ss_810c1b89ed799a6f77301697a943b5daa6294008.1920x1080.jpg?t=1619036403,https://cdn.akamai.steamstatic.com/steam/apps/541570/ss_c4cacc0c406c1c96358197455ba8d5aa278cb9f0.1920x1080.jpg?t=1619036403,https://cdn.akamai.steamstatic.com/steam/apps/541570/ss_b9e1d1fb8f7452b43e46194ca3f7ceefb4226ece.1920x1080.jpg?t=1619036403,https://cdn.akamai.steamstatic.com/steam/apps/541570/ss_bd2314258f1db407eaaec10dcf110009f08a794e.1920x1080.jpg?t=1619036403,https://cdn.akamai.steamstatic.com/steam/apps/541570/ss_98c8c780d4561e38e30b1aac5ecefd4b561bb5e2.1920x1080.jpg?t=1619036403,https://cdn.akamai.steamstatic.com/steam/apps/541570/ss_c41e7d798e090eee2cae8758e4615d71e2c66560.1920x1080.jpg?t=1619036403,https://cdn.akamai.steamstatic.com/steam/apps/541570/ss_6c1809617433258a49f1191447d2f6462491e3d6.1920x1080.jpg?t=1619036403,https://cdn.akamai.steamstatic.com/steam/apps/541570/ss_295cffcc3d98de8b247e960ee136bc2f9034615d.1920x1080.jpg?t=1619036403","http://cdn.akamai.steamstatic.com/steam/apps/256769166/movie_max.mp4?t=1575655343,http://cdn.akamai.steamstatic.com/steam/apps/256672195/movie_max.mp4?t=1522340513"</text:p>
          </table:table-cell>
          <table:table-cell table:number-columns-repeated="16383" table:style-name="ce1"/>
        </table:table-row>
        <table:table-row table:style-name="ro1">
          <table:table-cell office:value-type="string" table:style-name="ce1">
            <text:p>1119070,"Shibui Coliseum","Oct 29, 2019","0 - 20000",0,0,5.99,0,"The Apothem have arrived - and they want to play some serious games with Earthlings. Influenced by classic top-down shooters like Sinistar and Bosconian, Shibui Coliseum is a multidirectonally scrolling shoot â€˜em up for fans of fast-paced arcade action. Face 100 waves of increasingly deadly Apothem assault craft, spread over 10 vastly different arenas Find a way to disable the Apothem command craft, The Anthracite, which relentlessly chases you for the entire duration of the game Ran out of ammo or simply feel like parading your space suit? Teleport your pilot on to the arena surface and punish your enemies using your trusty peashooter Level up your craftâ€™s weapons systems and enjoy a dapper new paintjob or two","['English']","[]","","https://cdn.akamai.steamstatic.com/steam/apps/1119070/header.jpg?t=1657820107","http://www.soiree.info/shibui.html","http://www.soiree.info","robert@soiree.info",True,False,False,0,"",0,0,0,"",0,0,"",0,0,0,0,"Soiree Games","Soiree Games","Single-player","Action,Indie","","https://cdn.akamai.steamstatic.com/steam/apps/1119070/ss_b7b0a7ce8b8bab860dccd891434611d4d9743bd0.1920x1080.jpg?t=1657820107,https://cdn.akamai.steamstatic.com/steam/apps/1119070/ss_c5775414addfdad0762daf307a2937987f6f016e.1920x1080.jpg?t=1657820107,https://cdn.akamai.steamstatic.com/steam/apps/1119070/ss_75e7b4fc7a03d4a91e24c637784bb1ea5e03b545.1920x1080.jpg?t=1657820107,https://cdn.akamai.steamstatic.com/steam/apps/1119070/ss_87f9c5821430b9abcd29130d2c64d34ae8e55f25.1920x1080.jpg?t=1657820107,https://cdn.akamai.steamstatic.com/steam/apps/1119070/ss_857fcc78e3440b1735ed314f8441cc2fbd9dbd20.1920x1080.jpg?t=1657820107,https://cdn.akamai.steamstatic.com/steam/apps/1119070/ss_b421696aee00a84badce1e7ada445f0fb70bd2d5.1920x1080.jpg?t=1657820107","http://cdn.akamai.steamstatic.com/steam/apps/256767480/movie_max.mp4?t=1573982521,http://cdn.akamai.steamstatic.com/steam/apps/256756199/movie_max.mp4?t=1563639209"</text:p>
          </table:table-cell>
          <table:table-cell table:number-columns-repeated="16383" table:style-name="ce1"/>
        </table:table-row>
        <table:table-row table:style-name="ro1">
          <table:table-cell office:value-type="string" table:style-name="ce1">
            <text:p>1292520,"Crimson Spires","Oct 27, 2020","0 - 20000",1,0,19.99,1,"The small mining town of Bataille, Missouri has been cordoned off from the outside world for six months. The inhabitants have no idea why. All they know is that ever since the so-called 'Contingency,' planes no longer fly overhead, strange creatures have been glimpsed beyond the perimeter, and large mechanical towers will gun down anyone who tries to escape. As you--Sheriff Erika Wright--search for the truth, you must listen to the advice of a serial killer, mingle with extreme conspiracy theorists, and negotiate with vampires. Your struggle to protect the people of Bataille will uncover startling secrets and forge unlikely alliances. Eventually, you must choose a partner in your quest to unveil the mysteries around you. Amidst the horrors facing Bataille, romance can blossom with the partner in whom you trust. This epic story contains four distinct story branches with Julian, Maddy, Liam, or August. Each branch reveals unique secrets about the mysteries of the towers and a chance to find love. Unlock four distinct romances and story paths in an epic script totalling 250,000+ words Hear select scenes with a rich cast of English voice actors Experience the environment of Bataille in 3D Explore select 3D interiors Listen to a lengthy, dynamic soundtrack by developer and composer Jenny Gibbons","['English']","['English']","","https://cdn.akamai.steamstatic.com/steam/apps/1292520/header.jpg?t=1628611195","http://woodsy-studio.com/crimson-spires/","http://woodsy-studio.com/contact/","",True,False,False,0,"",0,51,6,"",14,0,"This game contains suspenseful horror and some fantasy violence including blood, but not extreme gore. There is vulgar language and cursing. Sexual content includes fade-to-black sexual descriptions and illustrations, but not explicit. There is also drug usage and references to drug abuse.",0,0,0,0,"Woodsy Studio","Woodsy Studio","Single-player,Steam Achievements,Full controller support","Adventure,Indie","Indie,Adventure,Sexual Content,Visual Novel,Vampire,Romance,Otome,Horror","https://cdn.akamai.steamstatic.com/steam/apps/1292520/ss_d2a550fad96b627458b4f29ac81e863ac9a13a14.1920x1080.jpg?t=1628611195,https://cdn.akamai.steamstatic.com/steam/apps/1292520/ss_933c7978401d48c7c88ac935f02674acd92f2e2f.1920x1080.jpg?t=1628611195,https://cdn.akamai.steamstatic.com/steam/apps/1292520/ss_ad5977c3686833e1923d23de828ab7df4b6fd14b.1920x1080.jpg?t=1628611195,https://cdn.akamai.steamstatic.com/steam/apps/1292520/ss_fae6bffbf317282ce11b8c6173e07dd843e47ebe.1920x1080.jpg?t=1628611195,https://cdn.akamai.steamstatic.com/steam/apps/1292520/ss_d2cb196d0b7b1aaa8dbdc2042b7d0713ffa82dde.1920x1080.jpg?t=1628611195","http://cdn.akamai.steamstatic.com/steam/apps/256781666/movie_max.mp4?t=1587407609"</text:p>
          </table:table-cell>
          <table:table-cell table:number-columns-repeated="16383" table:style-name="ce1"/>
        </table:table-row>
        <table:table-row table:style-name="ro1">
          <table:table-cell office:value-type="string" table:style-name="ce1">
            <text:p>1467330,"Endline","Mar 29, 2021","0 - 20000",0,0,4.99,0,"Warning : Contains bright flashing visual effects. This game may not be suitable for people subject to photosensitive epilepsy. Engage in eye-catchy neon visuals as you dive your way into waves of foes and countless bullets. Select the ship that suits your play style, let the rhythm guide your weapon and survive. 6 playable ships, each with its unique play style. 14 stages of dedicated encounters, visuals and music. 3D animated backgrounds. Gain experience to upgrade your ship with better weapons and abilities. Fully-customizable controls for both keyboard and controller. Default Controls: Movement : Arrows | WASD Accept : Enter | Space | E Cancel : Backspace | Q Pause : Esc | Tab Reset Stage : R (Hold) Fire : Space (Hold) Slow Down : Shift (Hold) Ability : Ctrl Toggle Auto-Fire : Alt","['English', 'French']","[]","","https://cdn.akamai.steamstatic.com/steam/apps/1467330/header.jpg?t=1617033910","","","MinicedStudio@gmail.com",True,False,True,0,"",0,1,0,"",12,0,"",0,0,0,0,"Miniced","Miniced","Single-player,Steam Achievements,Partial Controller Support,Steam Cloud","Action,Indie","Bullet Hell,Shoot 'Em Up,Action,Top-Down Shooter,Shooter,Arcade,2.5D,Top-Down,Nonlinear,Colorful,Minimalist,Indie,Stylized,Family Friendly,Score Attack,Psychedelic,Singleplayer","https://cdn.akamai.steamstatic.com/steam/apps/1467330/ss_172a850ea7a8468dfc8ac3e20c856946f720c173.1920x1080.jpg?t=1617033910,https://cdn.akamai.steamstatic.com/steam/apps/1467330/ss_5997a962c70281eac896447dd5d9412cfa309ef9.1920x1080.jpg?t=1617033910,https://cdn.akamai.steamstatic.com/steam/apps/1467330/ss_4e42fd1e141e31db7b00c7e983550a3c8d7c2a38.1920x1080.jpg?t=1617033910,https://cdn.akamai.steamstatic.com/steam/apps/1467330/ss_2ebe434bf17066f43ebfdf379d761ad471a8b0b3.1920x1080.jpg?t=1617033910,https://cdn.akamai.steamstatic.com/steam/apps/1467330/ss_13e39860eaa5c781db211a01105eba2d59423ea8.1920x1080.jpg?t=1617033910","http://cdn.akamai.steamstatic.com/steam/apps/256811224/movie_max.mp4?t=1612379612,http://cdn.akamai.steamstatic.com/steam/apps/256820248/movie_max.mp4?t=1611947733"</text:p>
          </table:table-cell>
          <table:table-cell table:number-columns-repeated="16383" table:style-name="ce1"/>
        </table:table-row>
        <table:table-row table:style-name="ro1">
          <table:table-cell office:value-type="string" table:style-name="ce1">
            <text:p>1624600,"Realms VR","Sep 30, 2021","0 - 20000",0,0,4.24,0,"Welcome to Realms VR Experience a variety of different worlds whilst racing or fighting online through time and space. Over 30 levels Continuously growing Realms to explore including currently The Wild West, Vikings, Future, Pirates and Modern Times. Steal, Shoot / Fight or Race other players in a variety of game modes within the ever expanding Realms VR Universe. Game Modes Include Waves - Fight a hordes of zombies/Cowboys/Robots/Ice Goblins/Ships in the 6 NEW Maps. 4 Player Co-op or Go Solo. BattleShips - Fight your friends a cross 3 Pirate maps sailing your own Ship to victory. Race - Race through levels based on different Realms while trying to dodge obstacles unique to each timeline. Rumble - Engage with up to 8 players to achieve the highest score in the allotted time using special Realm based weapons ranging from axes to laser rifles. Rumble Squads - Work as a team to defeat the enemy to the chosen score limit in your desired Realm Steal â€˜em - Compete against 4 players to obtain the highest score by locating and storing the Realm items in your home base. Be sure to search your enemies bases as they may have hidden the higher priced loot.","['English']","['English']","","https://cdn.akamai.steamstatic.com/steam/apps/1624600/header.jpg?t=1657577056","","","MadmanGames.Help@Outlook.com",True,False,False,0,"",0,7,2,"",0,0,"Realms VR can contain low levels of violence In some game modes. Such as shooting characters and AI, in some cases may show very little blood like effects.",0,0,0,0,"Madman Games,RattlerCreed","Madman Games","Multi-player,PvP,Online PvP,LAN PvP,Co-op,Online Co-op,LAN Co-op,Full controller support,Steam Leaderboards","Action,Adventure,Casual,Indie,Racing,Early Access","Early Access,Arena Shooter,FPS,Hack and Slash,Runner,Shoot 'Em Up,Flight,Racing,Puzzle,Sailing,Sports,PvE,PvP,Competitive,Shooter,Arcade,Action-Adventure,Character Customization,VR,3D","https://cdn.akamai.steamstatic.com/steam/apps/1624600/ss_f9bef5d5592f98699d759e9c0986481ae157d53b.1920x1080.jpg?t=1657577056,https://cdn.akamai.steamstatic.com/steam/apps/1624600/ss_870436c33d7548d87a14318bda2ba355a5ab5313.1920x1080.jpg?t=1657577056,https://cdn.akamai.steamstatic.com/steam/apps/1624600/ss_3996a5fa389118aed9d6ef36efd7bdde519aa4e0.1920x1080.jpg?t=1657577056,https://cdn.akamai.steamstatic.com/steam/apps/1624600/ss_04f910057db728190afb74b99aa4179b15060d20.1920x1080.jpg?t=1657577056,https://cdn.akamai.steamstatic.com/steam/apps/1624600/ss_20c641aa3f2117ee9302064ddc2a8bb4e69f1d01.1920x1080.jpg?t=1657577056,https://cdn.akamai.steamstatic.com/steam/apps/1624600/ss_c31bbd870bb9bb83744301a78d039386f49934c8.1920x1080.jpg?t=1657577056,https://cdn.akamai.steamstatic.com/steam/apps/1624600/ss_c52a1a7a64a9d5d84ae766acfec1da1badffcf1a.1920x1080.jpg?t=1657577056,https://cdn.akamai.steamstatic.com/steam/apps/1624600/ss_61338515458d6a40552407472b541a6e78cc3186.1920x1080.jpg?t=1657577056,https://cdn.akamai.steamstatic.com/steam/apps/1624600/ss_af5ed758ecbfa3c03f5535dccf5bc713a5216257.1920x1080.jpg?t=1657577056,https://cdn.akamai.steamstatic.com/steam/apps/1624600/ss_22f5149a2a071eb79d5cc8359e99872e4b0aedc0.1920x1080.jpg?t=1657577056,https://cdn.akamai.steamstatic.com/steam/apps/1624600/ss_3b09ab594b8dbf47a181613b6103bbb8699f1d06.1920x1080.jpg?t=1657577056,https://cdn.akamai.steamstatic.com/steam/apps/1624600/ss_1057bd8edc957baa20c3a549d59235c37ebeca79.1920x1080.jpg?t=1657577056,https://cdn.akamai.steamstatic.com/steam/apps/1624600/ss_69529868a3e4fc12becb955a75502ced430ea2ef.1920x1080.jpg?t=1657577056,https://cdn.akamai.steamstatic.com/steam/apps/1624600/ss_45393e91959e2ba427451767c2e90722476cb1e4.1920x1080.jpg?t=1657577056,https://cdn.akamai.steamstatic.com/steam/apps/1624600/ss_64ea04c779d4f499e489067b5102e6dc2d686838.1920x1080.jpg?t=1657577056,https://cdn.akamai.steamstatic.com/steam/apps/1624600/ss_97d755d4d8448adf1a9be6c371227d3dd5de3ef7.1920x1080.jpg?t=1657577056,https://cdn.akamai.steamstatic.com/steam/apps/1624600/ss_b59b250aae86aadb667b6d8239237478e8660731.1920x1080.jpg?t=1657577056,https://cdn.akamai.steamstatic.com/steam/apps/1624600/ss_7b636c648e9cf179959f0a97f3e5867fbfd7610d.1920x1080.jpg?t=1657577056,https://cdn.akamai.steamstatic.com/steam/apps/1624600/ss_a3ebb74c1d6d784f38c0ce9f99b8b7360e342708.1920x1080.jpg?t=1657577056,https://cdn.akamai.steamstatic.com/steam/apps/1624600/ss_08d6b987d2daf1a069d839bbb5732898cdaa09ed.1920x1080.jpg?t=1657577056,https://cdn.akamai.steamstatic.com/steam/apps/1624600/ss_3d39292a769e889426dd49858503eec06862a021.1920x1080.jpg?t=1657577056,https://cdn.akamai.steamstatic.com/steam/apps/1624600/ss_4721b59f270d848202cfe9c7f005e4e5892d4850.1920x1080.jpg?t=1657577056,https://cdn.akamai.steamstatic.com/steam/apps/1624600/ss_1c9ee88d5cc36b0b4912314b472e8b1b73d8a183.1920x1080.jpg?t=1657577056,https://cdn.akamai.steamstatic.com/steam/apps/1624600/ss_fc12d772dfe5f39770b08909af3ab7cad12d7539.1920x1080.jpg?t=1657577056,https://cdn.akamai.steamstatic.com/steam/apps/1624600/ss_39303249722c4b7ccb01c45d707e59846212e57b.1920x1080.jpg?t=1657577056,https://cdn.akamai.steamstatic.com/steam/apps/1624600/ss_443c9bbec84e55a5619838e4bb4aeeef57b376c5.1920x1080.jpg?t=1657577056,https://cdn.akamai.steamstatic.com/steam/apps/1624600/ss_27d309554acba3e04bb5b47a395f471aa783f2d6.1920x1080.jpg?t=1657577056,https://cdn.akamai.steamstatic.com/steam/apps/1624600/ss_c78c1fccdccb48fe3cc9c9601ff876e18b419485.1920x1080.jpg?t=1657577056,https://cdn.akamai.steamstatic.com/steam/apps/1624600/ss_e71cf26b238112938e016b3b7a3b3e7f2a49882f.1920x1080.jpg?t=1657577056,https://cdn.akamai.steamstatic.com/steam/apps/1624600/ss_a4055a3aea02765aaedd187e3822fd70445f2829.1920x1080.jpg?t=1657577056,https://cdn.akamai.steamstatic.com/steam/apps/1624600/ss_38bc518429b952da87ae9eeb378834571f6596ae.1920x1080.jpg?t=1657577056,https://cdn.akamai.steamstatic.com/steam/apps/1624600/ss_3e9686471643ff768b664def66961a0e14e9422d.1920x1080.jpg?t=1657577056,https://cdn.akamai.steamstatic.com/steam/apps/1624600/ss_5ff48f28fe8fd7142a1649add9bf29a84fcbcbd7.1920x1080.jpg?t=1657577056,https://cdn.akamai.steamstatic.com/steam/apps/1624600/ss_2c589be71ababbc80de5407c29defa6b242dad4e.1920x1080.jpg?t=1657577056,https://cdn.akamai.steamstatic.com/steam/apps/1624600/ss_756d51229f0daa595c6f0097d74222c4f9246afa.1920x1080.jpg?t=1657577056,https://cdn.akamai.steamstatic.com/steam/apps/1624600/ss_16225bad602da70bf7d10c1a649cd7f2acb2a04c.1920x1080.jpg?t=1657577056","http://cdn.akamai.steamstatic.com/steam/apps/256887978/movie_max.mp4?t=1653683973,http://cdn.akamai.steamstatic.com/steam/apps/256888807/movie_max.mp4?t=1653685710,http://cdn.akamai.steamstatic.com/steam/apps/256859197/movie_max.mp4?t=1653685715"</text:p>
          </table:table-cell>
          <table:table-cell table:number-columns-repeated="16383" table:style-name="ce1"/>
        </table:table-row>
        <table:table-row table:style-name="ro1">
          <table:table-cell office:value-type="string" table:style-name="ce1">
            <text:p>870000,"AmazeD 3D","Jul 14, 2018","0 - 20000",0,0,0.0,0,"AmazeD 3D 2.0 No More In-Game Credits !!! No need to rush for Coins and Live, Everything is unlocked !!! AmazeD 3D is a one of a kind of a puzzler game with turn-based movements and RPG themed quests where the player is stuck up in her dream and in order to return to reality she has to cross different levels of adventurous quests. Each sequence is crafted uniquely with various landscapes styles, obstacles and weather conditions. Each Chapter is crafted uniquely with various landscapes styles, obstacles and weather conditions. This game has more than 8 different kinds of obstacles, each having a unique style in preventing the girl from reaching her destination. Featuring some brain twisting levels, each with their own set of hints to help players find the answer. The game has its playable character with various outfits that change according to the storyline to give the sense of freshness and cinematic appeal to the game. GAMEPLAY This game works on the principle of a path finding in largely widen different worlds with full of blocks and also offers beautiful short stories (Hinted as 3 Tips inside the game) to predict the number to blocks in-which the player has to use to reach the destination. The player will only come to know if the Block Count is correct or not only after reaching the destination. FYI Player will be standing in Block 1 which is counted as Block Count = 1 Destination Block is not counted as Block Count. UNIQUE FEATURES Intuitive Clue system to help find answers to the puzzles. Credit system to help you prolong the course of the game for the ultimate fun adventurous experience. Diverse landscapes and climatic conditions to create a sense of visual appeal to the game. Different character outfits to make the game feel fresh every time you play. A badass obstacle course that will hinder your progress with its own level of complexity. Dive-in to experience this fantasy world yourself","['English']","[]","","https://cdn.akamai.steamstatic.com/steam/apps/870000/header.jpg?t=1564179671","http://www.retrovergames.net","www.retrovergames.net","contact@retrovergames.net",True,True,False,0,"",0,4,6,"",10,0,"",0,0,0,0,"Retrover Games","Retrover Games","Single-player,Steam Achievements,Partial Controller Support,Steam Leaderboards","Adventure,Casual,Indie,RPG,Strategy","Casual,RPG,Strategy,Adventure,Indie","https://cdn.akamai.steamstatic.com/steam/apps/870000/ss_c103ef3b09daacae761287e4f9794c16c81a5a2a.1920x1080.jpg?t=1564179671,https://cdn.akamai.steamstatic.com/steam/apps/870000/ss_5787fdc9702baa9203dac0331e7270f964c1f172.1920x1080.jpg?t=1564179671,https://cdn.akamai.steamstatic.com/steam/apps/870000/ss_c425e99201f30c44ecd36c707751f4eab6c63435.1920x1080.jpg?t=1564179671,https://cdn.akamai.steamstatic.com/steam/apps/870000/ss_3d71c6f3dbb3507bcf42938be76f1b0a4dc61ce2.1920x1080.jpg?t=1564179671,https://cdn.akamai.steamstatic.com/steam/apps/870000/ss_469789000a56ebf9c00d285c770c2d469fe4a1b0.1920x1080.jpg?t=1564179671,https://cdn.akamai.steamstatic.com/steam/apps/870000/ss_637954630fc40500012f727dfc80f217760444ff.1920x1080.jpg?t=1564179671","http://cdn.akamai.steamstatic.com/steam/apps/256717569/movie_max.mp4?t=1541674333,http://cdn.akamai.steamstatic.com/steam/apps/256717570/movie_max.mp4?t=1541674340"</text:p>
          </table:table-cell>
          <table:table-cell table:number-columns-repeated="16383" table:style-name="ce1"/>
        </table:table-row>
        <table:table-row table:style-name="ro1">
          <table:table-cell office:value-type="string" table:style-name="ce1">
            <text:p>1621490,"MagicShop3D","Jun 19, 2022","0 - 20000",1,0,9.99,0,". STORY A twenty-year-old princess walks into a magic store to ask the owner for a favor. You will need to find the right spell to help the princess deal with her problem. GAMEPLAY Combine magic elements and solve interesting puzzles in order to cast spells on the princess, but no one knows what the outcome will be. Magic Shop is a unique experience with many familiar and nostalgic features. FEATURES Fully Animated Characters. Various Mini-games to Test Your Skills. Flexible Spell Crafting System. A Huge Variety Of Girls. No pictures! No 3DCG! All characters are hand-animated and ready for your entertainment. NOSTALGIC MINI-GAMES Everything from classic snake to space shooter. Amuse yourself with exciting mini-games and simple puzzles from the past.","['English']","['English']","","https://cdn.akamai.steamstatic.com/steam/apps/1621490/header.jpg?t=1655643714","","https://discord.gg/ruKQfktqDs","firearmgamesovah@gmail.com",True,False,False,0,"",0,0,0,"",0,0,"This game contains full body nudity, erotic dialogue, strong language, and consensual sex acts. Contains cosplay , parody sexual themes.",0,0,0,0,"FireArmGames","FireArmGames","Single-player","Action","","https://cdn.akamai.steamstatic.com/steam/apps/1621490/ss_f6ce6a6e6ad87e7fd79f660aa412146d28ed5154.1920x1080.jpg?t=1655643714,https://cdn.akamai.steamstatic.com/steam/apps/1621490/ss_f068a5f0ccc84c955de45754553dc8efc02d1f8e.1920x1080.jpg?t=1655643714,https://cdn.akamai.steamstatic.com/steam/apps/1621490/ss_8e5525561a409bfb8eda6c304b87f92b758048f0.1920x1080.jpg?t=1655643714,https://cdn.akamai.steamstatic.com/steam/apps/1621490/ss_677464efe999b1b2b44d6f5b441642df2473dc49.1920x1080.jpg?t=1655643714,https://cdn.akamai.steamstatic.com/steam/apps/1621490/ss_91313928c804b092fa186aa74348d907880ed144.1920x1080.jpg?t=1655643714,https://cdn.akamai.steamstatic.com/steam/apps/1621490/ss_55c31e7ee4322f50c4eb514e758ca181c46ffedb.1920x1080.jpg?t=1655643714,https://cdn.akamai.steamstatic.com/steam/apps/1621490/ss_758077c040d459c14319f8d582e10786a8904af4.1920x1080.jpg?t=1655643714,https://cdn.akamai.steamstatic.com/steam/apps/1621490/ss_a39399c6457f3f57e3530e7f12f4e04bfd23d98d.1920x1080.jpg?t=1655643714,https://cdn.akamai.steamstatic.com/steam/apps/1621490/ss_77f36b6b453253c3dbe57efd03b54ad83b5874cb.1920x1080.jpg?t=1655643714","http://cdn.akamai.steamstatic.com/steam/apps/256833445/movie_max.mp4?t=1620930130"</text:p>
          </table:table-cell>
          <table:table-cell table:number-columns-repeated="16383" table:style-name="ce1"/>
        </table:table-row>
        <table:table-row table:style-name="ro1">
          <table:table-cell office:value-type="string" table:style-name="ce1">
            <text:p>768060,"The Warrior Of Treasures","Jan 3, 2018","0 - 20000",0,0,0.49,0,"Introduction: Indie medieval game, where player is an medieval knight. Player has to defeat skeleton army and be aware of different traps like fire, lava pulses, lasers, cold water and etc. Gameplay: Game contains 11 different worlds where a golden treasure is hidden, that player has to find. Only weapon player has, is a sword. Skeleton army also has a sword and other weapons. After player does reach the golden treasure, level is completed and player can choose to play any of the other levels. Player has a health system, but game does not have an health pick-ups at all. When player's health goes to zero, player will be dead. Also be aware of different kind of traps, because one hit to the trap like fire or some other trap, will kill player immediately. Also falling down from high places will kill player. Features: - 11 different levels - Sword weapon - Lots of different traps - Skeleton enemies","['English']","['English']","","https://cdn.akamai.steamstatic.com/steam/apps/768060/header.jpg?t=1531848218","","steamcommunity.com/id/mastermindfin","tero.lunkka@gmail.com",True,False,False,0,"",0,31,13,"",0,0,"",0,0,0,0,"Tero Lunkka,BlackThug","Tero Lunkka","Single-player","Action,Adventure,Indie","Action,Adventure,Indie","https://cdn.akamai.steamstatic.com/steam/apps/768060/ss_b3d4ab576895f397e8b1794b0f88424d9263fcf0.1920x1080.jpg?t=1531848218,https://cdn.akamai.steamstatic.com/steam/apps/768060/ss_61093a85d8281672a8202f7a91ea7be73b95d906.1920x1080.jpg?t=1531848218,https://cdn.akamai.steamstatic.com/steam/apps/768060/ss_83eeeb74c13dcd99fd161e2892a26d5f4f5fd1ae.1920x1080.jpg?t=1531848218,https://cdn.akamai.steamstatic.com/steam/apps/768060/ss_1c8bec3a1579651e50e69d42a0890ab0f726db13.1920x1080.jpg?t=1531848218,https://cdn.akamai.steamstatic.com/steam/apps/768060/ss_e32d405e38347bea2b67614378a257407b126f2f.1920x1080.jpg?t=1531848218,https://cdn.akamai.steamstatic.com/steam/apps/768060/ss_a2758bcfd874a2734e3a1a24e1e1ce5602ff7bf7.1920x1080.jpg?t=1531848218","http://cdn.akamai.steamstatic.com/steam/apps/256704391/movie_max.mp4?t=1513934192,http://cdn.akamai.steamstatic.com/steam/apps/256718443/movie_max.mp4?t=1527751167"</text:p>
          </table:table-cell>
          <table:table-cell table:number-columns-repeated="16383" table:style-name="ce1"/>
        </table:table-row>
        <table:table-row table:style-name="ro1">
          <table:table-cell office:value-type="string" table:style-name="ce1">
            <text:p>1746130,"Onmyoji in the Otherworld: Sayaka's Story","Sep 21, 2021","0 - 20000",0,0,19.99,0,"FEATURES Turn-based combat. Expel spirits by night. Shop, upgrade, and top up your powers by day. Master and summon 15 different spirits with unique abilities. 15+ hours of story and gameplay. SUMMARY In a regional city in the present day, Sayaka Mimuro manages her family's Shinto shrine on behalf of her absent parents. Along with her childhood friend Haru and a talking furball (rabbit?) god, she lives a peaceful life, but when an earthquake strikes, aggressive spirits suddenly appear and her world is torn apart. Sayaka receives divine tidings that the only one who can save the city is herselfâ€”she's actually an Onmyoji with the power to vanquish spirits! However, in order to unlock her powers, she must first perform certain rituals with a man... '...If I'm the only one who can do it, then I guess I have no choice!' Sayaka is bewildered to say the least, but her natural sense of justice gives her the resolve to fight... 'There is only one person I can ask to do this and that's you, Haru... Please?' With no one else to turn to, Sayaka asks a confused Haru to be the male partner she needs for her rituals. With his help, Sayaka finally unlocks her battle-princess powers to wage war on the spirits that ravage her city... CHARACTER Heroine: Sayaka Mimuro Voice: Yui Sakakibara â€œNothing is impossible if you give it your all.â€ A hardworking and beautiful girl with a strong sense of justice. Although Sayaka herself doesn't know it, she's descended from a line of Onmyoji sorcerers, and the powers of exorcism slumber within her. She was brought up to be responsible, and she'll never abandon anyone in need. She also tries to see the best in every situationâ€”even the bad one that her dutiful nature has gotten her into now. When it comes to love, she has as much of an interest as anyone else, but the shrine work she does in her parents' stead has always kept her too busy to date. Weapon: Spirit Sword","['English', 'Simplified Chinese', 'Traditional Chinese']","[]","","https://cdn.akamai.steamstatic.com/steam/apps/1746130/header.jpg?t=1632273671","","https://docs.google.com/forms/d/e/1FAIpQLSfedwln2PPZqqaX-otwQllw1YTj_GQkWwH0uyR7gqczOO3bRA/viewform","",True,False,False,0,"",0,0,0,"",0,0,"This game contains explicit sexual content, including depictions of sexual behavior. All characters are over the age of 18.",0,0,0,0,"Debonosu Works","Shiravune","Single-player,Partial Controller Support,Steam Cloud","Adventure,Strategy","","https://cdn.akamai.steamstatic.com/steam/apps/1746130/ss_c5d793a88ce6afdea90d7052ec4dc96f184edb3b.1920x1080.jpg?t=1632273671,https://cdn.akamai.steamstatic.com/steam/apps/1746130/ss_79f4be6ad71e84b2e29fd80d7db8ecb36931ce29.1920x1080.jpg?t=1632273671,https://cdn.akamai.steamstatic.com/steam/apps/1746130/ss_8faa56e19ff2f5628c8ee1254fbb4f4dace5579d.1920x1080.jpg?t=1632273671,https://cdn.akamai.steamstatic.com/steam/apps/1746130/ss_26c1554fbece212563182c5d011ba060e4eefea9.1920x1080.jpg?t=1632273671,https://cdn.akamai.steamstatic.com/steam/apps/1746130/ss_a8ad31bd86580efcd8427ba6d8bfaac3a87759b0.1920x1080.jpg?t=1632273671","http://cdn.akamai.steamstatic.com/steam/apps/256849845/movie_max.mp4?t=1631667640"</text:p>
          </table:table-cell>
          <table:table-cell table:number-columns-repeated="16383" table:style-name="ce1"/>
        </table:table-row>
        <table:table-row table:style-name="ro1">
          <table:table-cell office:value-type="string" table:style-name="ce1">
            <text:p>1281400,"Good Knight","Sep 17, 2021","20000 - 50000",1,0,14.99,0,"It's seriously BUTTCLENCHING! We are damn sure, you have never played a similar game in your entire life! One Button Rage Puzzle Bullet Hell, made for everyone! Fight PHILIPPINE HORRORS and history in this one-of-a-kind game. A game about a knight's journey to hell, inspired by Dantes Inferno, Greek Writing, Filipino Mythology, History, and Literature. Game Info 'Prepare to DIE IN METAL HELL!' We fused shooter, rhythm, arcade, retro, and more in this Dante's inferno meets Philippine Horror bullet-hell. Slay hell in this Philippine horrors, history, and literature fuse with Greek stories like Dante's Inferno story. Good-Knight is a Butt-clenching Arcade Metal Game influenced by games like Super-Hexagon, Castlevania, and Touhou. It's almost genre-less as it fuses genres like Shooters Rhythm Puzzle Bullet-Hell. Game Play You only need one button because you only have one job- survive from the bullet hell! Use the arrow key or joystick to aim your attack. Destroy the bullet shooting enemy can make your survival much easier, but definitely not necessary. After you master the â€œdungeon dance moveâ€, you wonâ€™t need them anymore- show some mercy to the pitful dungeon! For rookies, we recommend using the bullet time button when the situation is intensified. It can save you anytime you want, the knight has already mastered this ability so that you can unlimitedly use it. However, 'Don't abuse it! You will be punished for playing with time!' -Said by a wise guy. Compete with your friends and players around the world on the leaderboard! Game Features Hardcore bullet hell with the minimalist operation -Massive bullets</text:p>
          </table:table-cell>
          <table:table-cell office:value-type="string" table:style-name="ce1">
            <text:p><text:s/>die from one hit. -Only one button is required to complete the game. Mixed culture: Philippine horrors, history and literature fuse with Greek stories â€œYou got a reverse Centaur (a man with a head of a horse) called Tikbalang, a Smoking treeman who smokes so much, that creates fog so people get lost in the mountains, and the Aswang which is a traditional Vampire but with a twist where it dislocates its lower body and flies away looking for victims at night.â€ -Zaid Al-Shaheed, co-founder of Team Good Knight Experience the blockbuster visual and audio enjoyment -Atmosphere rendering inspired by Devil May Cry and Castlevania . -Multiple camera angles: automatically angle switch follows game progress. -Original metal soundtrack. -Plus your neat game control! Invite your friends to play with you! Online or in-person. 'Party with Good Knight, take shots with your friends!' -Said by the same wise guy.","['English', 'Simplified Chinese']","[]","â€œThis game here is a sleeper hit! And if doesnt blow up, you can color me surprised! [This is the perfect example of innovative amazing indie games]â€ Must Buy â€“ Shmup Junkie - Top NEW and Upcoming Games 2021 Update â€œWho could have known filipino mythology is soo fucking RAD!â€ Must Buy â€“ Even More Steam Shmups - The Bone Zone â€œGood Knight is steeped in Filipino mythos. Thatâ€™s unique for video games, let alone a traditionally-leaning shooter.â€ Recommend â€“ Forbes","https://cdn.akamai.steamstatic.com/steam/apps/1281400/header.jpg?t=1657960590","https://www.doublethinkgames.com","","support@doublethinkgames.com",True,False,True,0,"",0,69,0,"",24,0,"The game contains stylish abstract blood, hack slash style violence, demonic world, and naked demon with a doll anatomy.",0,0,0,0,"Team Good Knight","Doublethink Games","Single-player,Multi-player,Co-op,Shared/Split Screen Co-op,Shared/Split Screen,Steam Achievements,Full controller support,Steam Workshop,Steam Cloud,Stats,Steam Leaderboards,Includes level editor,Remote Play Together","Action,Casual,Indie,Early Access","Early Access,Funny,Score Attack,Fast-Paced,Difficult,Dark Fantasy,Bullet Hell,Gothic,Rhythm,Dark Humor,Dark Comedy,Dark,Arcade,Mythology,Stylized,Co-op,Top-Down Shooter,Psychedelic,Psychological,Casual","https://cdn.akamai.steamstatic.com/steam/apps/1281400/ss_1eb6c47042dd63129ddd9a0437764e268866c6cc.1920x1080.jpg?t=1657960590,https://cdn.akamai.steamstatic.com/steam/apps/1281400/ss_f8e6fd1fe958e42fcd79d6bf0111447f0edb4eb7.1920x1080.jpg?t=1657960590,https://cdn.akamai.steamstatic.com/steam/apps/1281400/ss_769eb11f4a22e72ffaf67aa8855d4e1fb96371e8.1920x1080.jpg?t=1657960590,https://cdn.akamai.steamstatic.com/steam/apps/1281400/ss_033ddffd698179e770bbdb29ffc2caf044852d22.1920x1080.jpg?t=1657960590,https://cdn.akamai.steamstatic.com/steam/apps/1281400/ss_9fc0d96db3fcf5dc0cc542cf024f66ca0063448b.1920x1080.jpg?t=1657960590,https://cdn.akamai.steamstatic.com/steam/apps/1281400/ss_a98a5c6f7211932bf4777fe9e11151c5725a65e6.1920x1080.jpg?t=1657960590,https://cdn.akamai.steamstatic.com/steam/apps/1281400/ss_f2e17cfe71fbfbd67fae9934f0ab35e9ff2175f7.1920x1080.jpg?t=1657960590,https://cdn.akamai.steamstatic.com/steam/apps/1281400/ss_fa702adfd787b7e4cbd2e14a862ab37f7ebe8ccf.1920x1080.jpg?t=1657960590,https://cdn.akamai.steamstatic.com/steam/apps/1281400/ss_4a4518d75d9bc63c1e0c1f2a6a2b856e28cc1006.1920x1080.jpg?t=1657960590,https://cdn.akamai.steamstatic.com/steam/apps/1281400/ss_bf39fbd1f7c8cc40e9d932472f7dd8cbe3a6f51a.1920x1080.jpg?t=1657960590,https://cdn.akamai.steamstatic.com/steam/apps/1281400/ss_6925bf99c194bf3802aa20836322ce0e59150199.1920x1080.jpg?t=1657960590,https://cdn.akamai.steamstatic.com/steam/apps/1281400/ss_054728550779a81f1e2c4dab0fa310dfde4b4a53.1920x1080.jpg?t=1657960590","http://cdn.akamai.steamstatic.com/steam/apps/256861169/movie_max.mp4?t=1638367023,http://cdn.akamai.steamstatic.com/steam/apps/256861197/movie_max.mp4?t=1638367030,http://cdn.akamai.steamstatic.com/steam/apps/256840866/movie_max.mp4?t=1638362178,http://cdn.akamai.steamstatic.com/steam/apps/256858071/movie_max.mp4?t=1638367037"</text:p>
          </table:table-cell>
          <table:table-cell table:number-columns-repeated="16382" table:style-name="ce1"/>
        </table:table-row>
        <table:table-row table:style-name="ro1">
          <table:table-cell office:value-type="string" table:style-name="ce1">
            <text:p>372890,"Red Crow Mysteries: Legion","May 28, 2015","20000 - 50000",0,0,3.99,0,"The ability to see things others cannot is an unbelievable challenge and responsibility that you must now embrace. Waking up in your own bedroom suddenly feels somehow different - almost like it's not yours at all. And as you step outside, just to learn that nothing is the same anymore, you will search for clues, investigate surroundings, explore many different locations and seeks for helpful hidden objects and items. But beware, a man in a fine suite and with the friendly smile is not who he truly is. Can you past the test and prove you are the one who will defend mankind when judgment day comes in this dark and eerie hidden object puzzle adventure game? INVESTIGATE strange occurrences EXPLORE dozens of unique eerie locations FIND clues and items SEARCH for helpful hidden objects CONFRONT the Legion and save your soul SOLVE many different mini-games EARN achievements 3 DIFFICULTY MODES: casual, adventure, challenging TUTORIAL for beginners","['English']","['English']","","https://cdn.akamai.steamstatic.com/steam/apps/372890/header.jpg?t=1654263522","https://cateia.com/game/red-crow-mysteries-legion/","","support@cateia.com",True,False,False,0,"",0,10,26,"",0,0,"",0,0,0,0,"Cateia Games","Cateia Games","Single-player","Adventure,Casual,Indie","Hidden Object,Puzzle,Point &amp; Click,Female Protagonist,2D,First-Person,Detective,Surreal,Casual,Colorful,Dark Fantasy,Fantasy,Logic,Demons,Atmospheric,Investigation,Mystery,Adventure,Conspiracy,Dark","https://cdn.akamai.steamstatic.com/steam/apps/372890/ss_af98fd0db85c9a6ed53e608ff0c3fce047085d63.1920x1080.jpg?t=1654263522,https://cdn.akamai.steamstatic.com/steam/apps/372890/ss_36bba590065178b96b9fa271504361d13bff0d11.1920x1080.jpg?t=1654263522,https://cdn.akamai.steamstatic.com/steam/apps/372890/ss_8f695609de7aa0f8d823e29a89afa015350d4bd5.1920x1080.jpg?t=1654263522,https://cdn.akamai.steamstatic.com/steam/apps/372890/ss_1ac427d9b0d9ff82c3ce06e83bd3da27dc2f0804.1920x1080.jpg?t=1654263522,https://cdn.akamai.steamstatic.com/steam/apps/372890/ss_90b83689a2baf9aa9d0ff64cf50122904d5c7962.1920x1080.jpg?t=1654263522,https://cdn.akamai.steamstatic.com/steam/apps/372890/ss_2033ed75d528fa536187567acf1daac8a9ae6e72.1920x1080.jpg?t=1654263522,https://cdn.akamai.steamstatic.com/steam/apps/372890/ss_5b9df0e05ec9ea12b05409d60ffe9048bad61366.1920x1080.jpg?t=1654263522,https://cdn.akamai.steamstatic.com/steam/apps/372890/ss_5449871edc1fcb1b58d53d6e552eb3c83b569e2d.1920x1080.jpg?t=1654263522,https://cdn.akamai.steamstatic.com/steam/apps/372890/ss_9303ee0525c45647df10541b05684227875591e3.1920x1080.jpg?t=1654263522,https://cdn.akamai.steamstatic.com/steam/apps/372890/ss_ed4fedd06c00cf90fdf2ea596e4c66946b18714e.1920x1080.jpg?t=1654263522","http://cdn.akamai.steamstatic.com/steam/apps/2039546/movie_max.mp4?t=1654263514"</text:p>
          </table:table-cell>
          <table:table-cell table:number-columns-repeated="16383" table:style-name="ce1"/>
        </table:table-row>
        <table:table-row table:style-name="ro1">
          <table:table-cell office:value-type="string" table:style-name="ce1">
            <text:p>1023420,"å››å›½å¿—ã§ã‚‰ã£ãã™ ï½žé…’æ± è‚‰ã†ã©ã‚“æˆ¦è¨˜ï½ž","Jul 31, 2020","0 - 20000",0,0,24.99,0,"â€»å¯¹äºŽä¸­æ–‡ç‰ˆæœ¬ï¼Œæœç´¢â€œå››å›½å¿— ï½žé…’æ± è‚‰é¢æˆ˜è®°ï½žâ€ â€»ä¸­å›½èªžç‰ˆã¯ã€Œå››å›½å¿— ï½žé…’æ± è‚‰é¢æˆ˜è®°ï½žã€ã§æ¤œç´¢ã—ã¦ãã ã•ã„ã€‚ _________________________________ è«¸å›ã®ç›®çš„ã¯â€¦â€¦ã€‚ å››å›½ã‚’åˆ¶åœ§ã—ã€ãƒ’ãƒ­ã‚¤ãƒ³ã¨ã„ã£ã—ã‚‡ã«è¦³å…‰ã—ãŸã‚Šã€ã‚°ãƒ«ãƒ¡ã‚’æº€å–«ã—ã¾ãã‚‹äº‹ã§ã‚ã‚‹! ã•ã‚ã€å››å›½ã®è¦‡è€…ã¨ãªã‚Šã€ã„ã–è±ªéŠã›ã‚ˆ! â– ã‚¹ãƒˆãƒ¼ãƒªãƒ¼ ç‰©èªžã®èˆžå°ã¯ã€åœ°åŸŸåˆ†æ¨©ãŒé€²ã¿ã€å„çœŒãŒç‹¬ç«‹å›½ã¨ãªã£ãŸå››å›½ã€‚ ä¸»å½¹ã¯é¦™å·çœŒã®çŸ¥äº‹ã€Œæµ¦å³¶æ¬¡éƒŽã€ã¨å‰¯çŸ¥äº‹ã€Œå¥³æœ¨é¬¼å§«ã€ã€‚ äºŒäººã¯é¦™å·çœŒã®è²¡æ”¿ç ´ç¶»ã‚’å›žé¿ã™ã‚‹ãŸã‚ã€ãã—ã¦è¦³å…‰ã—æ”¾é¡Œã€ã‚°ãƒ«ãƒ¡é£Ÿã¹æ”¾é¡Œç›®æŒ‡ã—ã¦ã€å››å›½çµ±ä¸€ã«é‚é€²ã™ã‚‹! â– ã‚²ãƒ¼ãƒ ã‚·ã‚¹ãƒ†ãƒ  åœ°åŸŸåˆ¶åœ§åž‹ã‚·ãƒŸãƒ¥ãƒ¬ãƒ¼ã‚·ãƒ§ãƒ³ãªã‚‰ã¬ã€'åœ°æ–¹'åˆ¶åœ§åž‹ã‚·ãƒŸãƒ¥ãƒ¬ãƒ¼ã‚·ãƒ§ãƒ³ã€‚ æ­©å…µã‚„æˆ¦è»Šã¨ã„ã£ãŸç¾ä»£çš„ãªè»éšŠã‚’çŽ‡ã„ã¦æˆ¦ã†ãŒã€ã‚ãã¾ã§ã“ã“ã¯å››å›½ã€‚ çµŒæ¸ˆåŠ›ã¯è²§å¼±ã ã—ã€é£Ÿæ–™è‡ªçµ¦çŽ‡ã‚‚è¶³ã‚Šã¦ã„ãªã„ã€‚é‡è¦ãªç™ºé›»æ‰€ã¯ç‰¹å®šã®ã‚¨ãƒªã‚¢ã«åã£ã¦ã„ã‚‹ã€‚ ã“ã®ã‚ˆã†ãªçŠ¶æ³ä¸‹ã€æ•µã®å‹•å‘ã‚‚è€ƒæ…®ã—ã¤ã¤ã€å†…æ”¿ã¨è»æ‹¡ã‚’è¡Œã„ã€å››å›½çµ±ä¸€ã‚’ç›®æŒ‡ã™ã€‚ â– ãƒ’ãƒ­ã‚¤ãƒ³ã¨å››å›½ã‚’æº€å–«ï¼ ãƒ’ãƒ­ã‚¤ãƒ³ã¨ä¸€ç·’ã«è¦³å…‰ã—ãŸã‚Šã€ç‰¹ç”£å“ã‚’å‘³ã‚ã£ã¦è¦ªç¦ã‚’æ·±ã‚ã‚ˆã†ã€‚ è—æŸ“ä½“é¨“ã€ã‚«ãƒ„ã‚ªæ¼ã€æŸ‘æ©˜é£Ÿã¹æ¯”ã¹ã¨ã„ã£ãŸã€å››å›½ãªã‚‰ã§ã¯ã®ã‚¤ãƒ™ãƒ³ãƒˆãŒè¶…å¤§ç››ã‚Š! â– æ–¹è¨€åŠ¹æžœã§å¯æ„›ã•100000å€! å„çœŒã®ãƒ’ãƒ­ã‚¤ãƒ³ã¯æ–¹è¨€ã£å­ã€‚ ã‚·ãƒŠãƒªã‚ªãŒé€²ã‚“ã§ä»²è‰¯ããªã‚‰ãªã„ã¨ã€æ–¹è¨€ã‚’ä½¿ã‚ãªã„ã‚­ãƒ£ãƒ©ã‚‚ã„ãŸã‚Šã™ã‚‹ã€‚ ç‰¹æ®Šãªè¡¨ç¾ã«ã¯ãƒ«ãƒ“ã‚’æŒ¯ã£ã¦ã„ã‚‹ã®ã§ã€çœŒå¤–ã®äººã«ã‚‚å®‰å¿ƒã ã€‚ â– è±ªè¯ãªã‚°ãƒ©ãƒ•ã‚£ãƒƒã‚¯ ã‚¤ãƒ©ã‚¹ãƒˆãƒ¬ã‚¤ã‚¿ãƒ¼ã€Œå¤©éŸ³è“®äººã€ã•ã‚“æ›¸ãä¸‹ã‚ã—ã®ã‚¤ãƒ©ã‚¹ãƒˆã‚’æŽ¡ç”¨ã€‚ ã•ã‚‰ã«ã¯300æžšè¿‘ã„å››å›½ã®å†™çœŸãŒç‰©èªžã‚’å½©ã‚‹ã€‚ â– ç©¶æ¥µã®å››å›½ã‚²ãƒ¼ æœ¬ä½œã‚’ä½œã‚‹ã«ã‚ãŸã£ã¦ã¯ã€ï¼”å¹´ã«ã‚ãŸã‚‹å–æã‚’è¡Œã£ãŸã€‚ ä½œä¸­ã«ç™»å ´ã™ã‚‹29ã‚‚ã®è‡ªæ²»ä½“ã¸ã®ç¾åœ°å–æã€æ–¹è¨€ç›£ä¿®è€…ã‹ã‚‰ã®æƒ…å ±æä¾›ã€‚ ã•ã‚‰ã«ã¯ç·å‹™çœã€è¾²æž—æ°´ç”£çœã€è³‡æºã‚¨ãƒãƒ«ã‚®ãƒ¼åºã€çµŒæ¸ˆç”£æ¥­çœãªã©ãŒå…¬è¡¨ã—ã¦ã„ã‚‹çµ±è¨ˆãƒ‡ãƒ¼ã‚¿ã‚‚åŽé›†ã—ãŸã€‚ ãã®æˆæžœã¯ä½™ã™ã“ã¨ãªãã‚²ãƒ¼ãƒ ã«åæ˜ ã•ã‚Œã¦ã„ã‚‹ã€‚ è¦³å…‰ã‚„ã‚°ãƒ«ãƒ¡ã€ãƒ’ãƒ­ã‚¤ãƒ³ã¨ã®ã‚¤ãƒãƒ£ãƒ©ãƒ–ã¯ã‚‚ã¨ã‚ˆã‚Šã€æˆ¦ç•¥ã€ç”£æ¥­ã€åœ°ç†ã«é–¢ã‚ã‚‹ã‚¤ãƒ™ãƒ³ãƒˆã‚‚å……å®Ÿã€‚ æµ¦å³¶ä¼èª¬ã€é¬¼ãƒ¶å³¶ä¼èª¬ã€ç©ºæµ·ä¼èª¬ãªã©ã€å››å›½ã«ä¼ã‚ã‚‹ä¼æ‰¿ã‚‚ã‚¹ãƒˆãƒ¼ãƒªãƒ¼ã«å–ã‚Šå…¥ã‚Œã¦ã„ã‚‹ã€‚ â– ä½œé¢¨ã¾ã¨ã‚ å…¨ä½“çš„ã«æ˜Žã‚‹ã„ãƒ©ãƒ–ã‚³ãƒ¡èª¿ã€‚ãã—ã¦è¦³å…‰ã‚„ã‚°ãƒ«ãƒ¡è¦ç´ ã¯ã€ç©ºå‰çµ¶å¾Œã€‚ ä¸€æ–¹ã§SLGéƒ¨åˆ†ã¯ç¡¬æ´¾ã€‚ ãƒãƒ¼ãƒ‰ãƒ¢ãƒ¼ãƒ‰ã§ã¯ã€æ‰‹å¼·ã„è²¡æ”¿é›£ã¨æ•µAIãŒå¾…ã¡æ§‹ãˆã¦ã„ã‚‹ã€‚é›£æ˜“åº¦ã‚’ä¸‹ã’ã‚Œã°ã€æ°—è»½ã«å››å›½ã‚’æº€å–«ã§ãã‚‹ã€‚ â– æ³¨æ„äº‹é … ï½žæ³¨æ„1ï½ž ã“ã®ã‚²ãƒ¼ãƒ ã¯ã€é‡åº¦ã®é£¯ãƒ†ãƒ­ã‚²ãƒ¼ã§ã‚ã‚‹ã€‚ å››å›½å„åœ°ã®ãƒ­ãƒ¼ã‚«ãƒ«ã‚°ãƒ«ãƒ¡ãŒã€ã“ã‚Œã§ã‚‚ã‹ã¨ã„ã†ãã‚‰ã„æ˜ ã—å‡ºã•ã‚Œã‚‹ã€‚ å¤œä¸­ã«éŠã¶æ™‚ã¯ã€ã†ã©ã‚“ã®æº–å‚™ã‚’å¿˜ã‚Œãªã„ã‚ˆã†ã«! ï½žæ³¨æ„2ï½ž ã“ã®ã‚²ãƒ¼ãƒ ã‚’éŠã¶ã¨ã€ãŸã¶ã‚“å››å›½ã«è¡ŒããŸããªã‚‹ã€‚ æ—…è²»ãŒã‹ã‹ã£ã¦ã‚‚çŸ¥ã‚Šã¾ã›ã‚“ã€‚ ï½žæ³¨æ„3ï½ž ä¸€å¿œã“ã®ã‚²ãƒ¼ãƒ ã¯ãƒ•ã‚£ã‚¯ã‚·ãƒ§ãƒ³ã ã€‚æ­£ç¢ºãªè¦³å…‰æƒ…å ±ã¯è‡ªåˆ†ã§ç¢ºèªã—ã‚ˆã†ã€‚","['Japanese']","[]","","https://cdn.akamai.steamstatic.com/steam/apps/1023420/header.jpg?t=1598108398","https://wargame.jp/?page_id=1913","https://wargame.jp/?page_id=73","",True,False,False,0,"",0,0,1,"",0,0,"",0,0,0,0,"Flying Panjandrum / ãµã‚‰ã„ã‚“ããƒ‘ãƒ³ã‚¸ãƒ£ãƒ³ãƒ‰ãƒ©ãƒ ","Flying Panjandrum / ãµã‚‰ã„ã‚“ããƒ‘ãƒ³ã‚¸ãƒ£ãƒ³ãƒ‰ãƒ©ãƒ ","Single-player","Adventure,Indie,Simulation,Strategy","Adventure,Indie,Simulation,Strategy,Anime,Turn-Based","https://cdn.akamai.steamstatic.com/steam/apps/1023420/ss_2e3903d698b21fb7c5f8338f284051ffcfd15af4.1920x1080.jpg?t=1598108398,https://cdn.akamai.steamstatic.com/steam/apps/1023420/ss_f58bd31e43be3530bd253a44af3366a6b487a5ec.1920x1080.jpg?t=1598108398,https://cdn.akamai.steamstatic.com/steam/apps/1023420/ss_ab1f5635318e77c8938621fd51c8c6e3a2005e51.1920x1080.jpg?t=1598108398,https://cdn.akamai.steamstatic.com/steam/apps/1023420/ss_42ad79722d84d52693bf2248576c179be8a15bf2.1920x1080.jpg?t=1598108398,https://cdn.akamai.steamstatic.com/steam/apps/1023420/ss_2acbfd8b0e817c10ff3d26c8ccc385e38bcc82b1.1920x1080.jpg?t=1598108398,https://cdn.akamai.steamstatic.com/steam/apps/1023420/ss_bfeb23623109e3125856faee093861f073799984.1920x1080.jpg?t=1598108398,https://cdn.akamai.steamstatic.com/steam/apps/1023420/ss_adafdc9de9e2cd3d10e4f5300c91cb0e1646fa93.1920x1080.jpg?t=1598108398,https://cdn.akamai.steamstatic.com/steam/apps/1023420/ss_8da874564a6497a98c0cb395402d30244c641c81.1920x1080.jpg?t=1598108398,https://cdn.akamai.steamstatic.com/steam/apps/1023420/ss_1ae4f397c79e307ae3a29e6ece37e68a8fa84f94.1920x1080.jpg?t=1598108398,https://cdn.akamai.steamstatic.com/steam/apps/1023420/ss_0445c77eec8265b5243eca6ad9e642d4087c8123.1920x1080.jpg?t=1598108398,https://cdn.akamai.steamstatic.com/steam/apps/1023420/ss_6014b4eb4c8dae3558c948d17c428358821975e4.1920x1080.jpg?t=1598108398,https://cdn.akamai.steamstatic.com/steam/apps/1023420/ss_1527a61c254eccd4d7f8377adb5d57943c551a05.1920x1080.jpg?t=1598108398,https://cdn.akamai.steamstatic.com/steam/apps/1023420/ss_e4eff60c8f64ab4f0046fbcab6ecd3cfe909f211.1920x1080.jpg?t=1598108398,https://cdn.akamai.steamstatic.com/steam/apps/1023420/ss_b14b28378a5156150f0afb02f76a50e0114005aa.1920x1080.jpg?t=1598108398,https://cdn.akamai.steamstatic.com/steam/apps/1023420/ss_305a3e2ee9febfcff0ce1d8a72fd6f76b4986d88.1920x1080.jpg?t=1598108398,https://cdn.akamai.steamstatic.com/steam/apps/1023420/ss_2a68c2fb95cbe1b0d0ca66a72bf6e2e51a76c51d.1920x1080.jpg?t=1598108398","http://cdn.akamai.steamstatic.com/steam/apps/256791302/movie_max.mp4?t=1593593495"</text:p>
          </table:table-cell>
          <table:table-cell table:number-columns-repeated="16383" table:style-name="ce1"/>
        </table:table-row>
        <table:table-row table:style-name="ro1">
          <table:table-cell office:value-type="string" table:style-name="ce1">
            <text:p>1141880,"Crazy Critters - Combat Cats","May 22, 2020","0 - 20000",0,0,3.99,0,"Cats are random, silly, energetic and straight up crazy! This we know! What better way to celebrate their unique greatness than by choosing one and gearing up to dominate and rule the feline world? Gameplay is fast and fluid and with some skill you could become the top feline feature in Crazy Critters Combat Cats! Claws out! Run, jump, scratch and fight to be the purrrfect combat cat! Each with its own unique skills and traits, making them varied and special to use in unique ways. From ultra fast speed to super high jumps to crazy strong melee and much more! Choose your favorite and dominate the battle! With some of the most random and silly maps out there this title packs a weird old punch! Maps are designed to offer awesome experiences with fast and compact combat being the center of attention here. The action never stops as long as you dont stop moving! Cats with lasers, there hasn't been a better combo since the Hoff and a tan! Choose from over 10 weapons to pulverize your way to victory with! All guns are unique and different in many awesome ways! These factors include rate of fire, bullet spread, damage, speed and many more deciders that come in to play when you choose a weapon! Apart from your main weapon you also have access to hamster grenades and melee scratches! Use them wisely as they may be the difference between victory or defeat! Is your gun too weak? We got you! Pick up a new, stronger weapon from any of the weapon pickups around the map! Can you go on a rampage with your chosen cat? There are bonuses to your score when you achieve multiple kills! Build up that kill-streak as you get them all one by one! There are health and ammo pickups strewn about the map too, make sure to grab those and buff your way to the top of the scoreboard! Aligned GamesÂ© was started by me, Johannes Christiaan Nienaber in 2013 as a video-game development studio. At that time I focused on the creation of smaller scale games, but have since moved into developing bigger and better games. I run the studio myself and as such all of its associated video-game are my sole creations. Please contact me through the Aligned Games website or Facebook page if you have any queries or questions.","['English']","['English']","","https://cdn.akamai.steamstatic.com/steam/apps/1141880/header.jpg?t=1603273958","https://alignedgames.com/","https://alignedgames.com/","Alignedgames@mailbox.co.za",True,False,False,0,"",0,15,3,"",12,0,"",0,0,0,0,"Aligned Games","Aligned Games","Single-player,Multi-player,PvP,Online PvP,Steam Achievements","Action,Casual,Indie,Massively Multiplayer","Combat,Cats,PvP,Colorful,2D Platformer,2D,Arena Shooter,Fighting,Hero Shooter,Side Scroller,Platformer,Shooter,2D Fighter,Multiplayer,Arcade,Casual,Parody,Cartoon,Action,Comedy","https://cdn.akamai.steamstatic.com/steam/apps/1141880/ss_b12eb30ce953cd53ba81e19d01b58863d05a80e4.1920x1080.jpg?t=1603273958,https://cdn.akamai.steamstatic.com/steam/apps/1141880/ss_ecc5672c87967c7a5d76399f32dfa0e2ba11c35f.1920x1080.jpg?t=1603273958,https://cdn.akamai.steamstatic.com/steam/apps/1141880/ss_9b095b16d24421aac2b86753b7a77c5cd3209a7e.1920x1080.jpg?t=1603273958,https://cdn.akamai.steamstatic.com/steam/apps/1141880/ss_436db53e7124a28b36892d85fbe1588825369af9.1920x1080.jpg?t=1603273958,https://cdn.akamai.steamstatic.com/steam/apps/1141880/ss_22a98d553e146c06af587a0448b04a273c3680a4.1920x1080.jpg?t=1603273958,https://cdn.akamai.steamstatic.com/steam/apps/1141880/ss_ebaae11fa872e73e1a0cfe1b7dc3f07d37ed1d84.1920x1080.jpg?t=1603273958,https://cdn.akamai.steamstatic.com/steam/apps/1141880/ss_b687ea1de1ae333756153f0e9d5e167d5c71c257.1920x1080.jpg?t=1603273958","http://cdn.akamai.steamstatic.com/steam/apps/256761302/movie_max.mp4?t=1567772348,http://cdn.akamai.steamstatic.com/steam/apps/256759576/movie_max.mp4?t=1566412018"</text:p>
          </table:table-cell>
          <table:table-cell table:number-columns-repeated="16383" table:style-name="ce1"/>
        </table:table-row>
        <table:table-row table:style-name="ro1">
          <table:table-cell office:value-type="string" table:style-name="ce1">
            <text:p>1022840,"The Adventures of Jason and the Argonauts","Feb 8, 2019","0 - 20000",2,0,4.99,0,"This exciting Match 3 adventure game takes you on a journey beyond the edge of the world. Join ancient Greek heroes in search of the Golden Fleece. Choose your own level of challenge with or without time limitation. Play swap, chain and group levels of Match 3 and enjoy various mini games through 9 chapters and 90 levels of the mythical adventure... - Take part in 9 chapters of the mythical adventure - Play 90 exciting levels - Enjoy a diversity of puzzles in every chapter - Swap, group and chain Match 3 levels - Choose one of 3 modes of difficulty - Design an ancient city - Win favor of the Gods of the Olympus","['English', 'French', 'Italian', 'German', 'Spanish - Spain', 'Dutch']","['English', 'Dutch']","","https://cdn.akamai.steamstatic.com/steam/apps/1022840/header.jpg?t=1576423102","","","support@gamepublishing.de",True,False,False,0,"",0,20,4,"",0,0,"",0,0,0,0,"PixQuake","HH-Games","Single-player","Action,Casual,Indie,Strategy","Strategy,Action,Indie,Casual,Match 3,Mouse only","https://cdn.akamai.steamstatic.com/steam/apps/1022840/ss_510f341b2c3416a1e5977dc6ad8a3831f49e7e5d.1920x1080.jpg?t=1576423102,https://cdn.akamai.steamstatic.com/steam/apps/1022840/ss_76c3dc552dd8524c304c117cec7b48f701e0bf0f.1920x1080.jpg?t=1576423102,https://cdn.akamai.steamstatic.com/steam/apps/1022840/ss_46cbab63078e9fe0f42dbbef29cbd0b7e1e74cc8.1920x1080.jpg?t=1576423102,https://cdn.akamai.steamstatic.com/steam/apps/1022840/ss_cfad133665885b9e32b5d3a7d078c27c06d6a04c.1920x1080.jpg?t=1576423102,https://cdn.akamai.steamstatic.com/steam/apps/1022840/ss_28d2fdddba96dc02c5597cb013a7d0cc4579398f.1920x1080.jpg?t=1576423102,https://cdn.akamai.steamstatic.com/steam/apps/1022840/ss_510f341b2c3416a1e5977dc6ad8a3831f49e7e5d.1920x1080.jpg?t=1576423102","http://cdn.akamai.steamstatic.com/steam/apps/256741402/movie_max.mp4?t=1548483275"</text:p>
          </table:table-cell>
          <table:table-cell table:number-columns-repeated="16383" table:style-name="ce1"/>
        </table:table-row>
        <table:table-row table:style-name="ro1">
          <table:table-cell office:value-type="string" table:style-name="ce1">
            <text:p>652160,"DC Wonder: Unlimited","Jun 14, 2017","0 - 20000",0,0,4.99,0,"In a different dimension, there was a band that perfected the art of music. That band was known as DC Wonder. As a reward for their success, they were granted the powers of their favorite warriors by the Muses</text:p>
          </table:table-cell>
          <table:table-cell office:value-type="string" table:style-name="ce1">
            <text:p><text:s/>the Goddesses of Music. Full of excitement, the members of DC Wonder decide to organize a friendly tournament to test their new gifts. However, the rise of their fame created jealousy in the previous top musician of their world</text:p>
          </table:table-cell>
          <table:table-cell office:value-type="string" table:style-name="ce1">
            <text:p><text:s/>Dustin. But his despair does not last, for Eris</text:p>
          </table:table-cell>
          <table:table-cell office:value-type="string" table:style-name="ce1">
            <text:p><text:s/>Goddess of chaos has summoned Nemesis</text:p>
          </table:table-cell>
          <table:table-cell office:value-type="string" table:style-name="ce1">
            <text:p><text:s/>the Goddess of vengeance and convinced her to grant him a power as well. With his new abilities, Dustin captures the band, and scatters them across the world to keep them apart. Will he succeed in breaking up the band? Fight your way to the top and defeat Dustin to put him in his place! Claim three championship badges in a row to appease the Goddesses of Wildlife, Beauty, and Fate to recruit new warriors! - 6 Playable characters available &amp;amp</text:p>
          </table:table-cell>
          <table:table-cell office:value-type="string" table:style-name="ce1">
            <text:p><text:s/>3 hidden characters to unlock. - A total of 12 stages to play on, with original music composed by the DC Wonder band. - Tournament-style arcade mode. - Compatible with USB controllers. - Online Multiplayer in testing.","['English']","['English']","","https://cdn.akamai.steamstatic.com/steam/apps/652160/header.jpg?t=1497573312","http://anthonytylerjr.wixsite.com/portfolio/dc-wonder","","Riageki@gmail.com",True,False,False,0,"",0,1,0,"",0,0,"",0,0,0,0,"Nucleax","Nucleax","Single-player,Multi-player,PvP,Shared/Split Screen PvP,Shared/Split Screen,Partial Controller Support,Remote Play Together","Action,Indie","Action,Indie","https://cdn.akamai.steamstatic.com/steam/apps/652160/ss_ff6cbaba0b6246bc45f06b836f99c948b9c6b6db.1920x1080.jpg?t=1497573312,https://cdn.akamai.steamstatic.com/steam/apps/652160/ss_4f26307a38a6e37cca1b4d0edd20d56084cd3c84.1920x1080.jpg?t=1497573312,https://cdn.akamai.steamstatic.com/steam/apps/652160/ss_1454202310167cbc642a9ccebba3ddefdf188fe0.1920x1080.jpg?t=1497573312,https://cdn.akamai.steamstatic.com/steam/apps/652160/ss_0adb9ebbaa7e299e993367f0bcbefe5e8e7111bf.1920x1080.jpg?t=1497573312,https://cdn.akamai.steamstatic.com/steam/apps/652160/ss_8b341b369830aa8bf126ad7c003d285b706ea0f7.1920x1080.jpg?t=1497573312,https://cdn.akamai.steamstatic.com/steam/apps/652160/ss_2f58de0d4b7f2fcd3e60078b04c966e494a3c6a0.1920x1080.jpg?t=1497573312","http://cdn.akamai.steamstatic.com/steam/apps/256686944/movie_max.mp4?t=1497376632"</text:p>
          </table:table-cell>
          <table:table-cell table:number-columns-repeated="16378"/>
        </table:table-row>
        <table:table-row table:style-name="ro1">
          <table:table-cell office:value-type="string" table:style-name="ce1">
            <text:p>968580,"Halloween Puzzles","Nov 6, 2018","0 - 20000",0,0,0.49,0,"Halloween Puzzles. Itâ€˜s a clever and colorful learning experience. Puzzles are a challenging young minds, teaching and preparing them early in life some very important life skills. Halloween Puzzles will strike your imagination in assorted piece counts, shapes and levels of difficulty. Dozens of Halloween Puzzles to suit any puzzler. Whether you love puzzles with ghosts to goblins, witches and black cats. FEATURES: - A lot of beautiful and high-quality photos - Teaches cognitive skills, fine motor skills, patience and ability to focus - Option of quantity from 2 to 1000 jigsaw pieces - Relaxes your mind - More Than 80 Puzzles to Exercise Your Mind - Halloween puzzling atmosphere. - Traditional puzzle gameplay. - Simple controls make it easy to solve picture!","['English']","[]","","https://cdn.akamai.steamstatic.com/steam/apps/968580/header.jpg?t=1636832682","https://store.steampowered.com/publisher/boogygames","","gulhan300@gmail.com",True,False,False,0,"",0,1,2,"",0,0,"",0,0,0,0,"Boogygames Studios","Boogygames Studios","Single-player","Adventure,Casual,Indie,Simulation,Sports,Strategy","Puzzle,Hidden Object,Match 3,Board Game,Tabletop,Strategy,2D,Horror,Relaxing,Casual,Simulation,Dark Fantasy,Demons,Gothic,Adventure,Dark,Singleplayer,Indie,Sports","https://cdn.akamai.steamstatic.com/steam/apps/968580/ss_5f92902acb3afa1ff4895fee5fd1658500ed0b2e.1920x1080.jpg?t=1636832682,https://cdn.akamai.steamstatic.com/steam/apps/968580/ss_4f5028bb8ee9fd6d34601563dc16bcacee9cfbe7.1920x1080.jpg?t=1636832682,https://cdn.akamai.steamstatic.com/steam/apps/968580/ss_51147ee4187a8aef138f66de2723b403e61bd15c.1920x1080.jpg?t=1636832682,https://cdn.akamai.steamstatic.com/steam/apps/968580/ss_33dc17431c8beb0839f8763f3452e7535adc9e6a.1920x1080.jpg?t=1636832682,https://cdn.akamai.steamstatic.com/steam/apps/968580/ss_6b198230051ff1c53d7a1e15b814ae4f784e9a81.1920x1080.jpg?t=1636832682,https://cdn.akamai.steamstatic.com/steam/apps/968580/ss_1b3d5a7ccff3b2ffd592f460903cba1ab39ba455.1920x1080.jpg?t=1636832682,https://cdn.akamai.steamstatic.com/steam/apps/968580/ss_945c44fc783596e57dfa73a0a1942e930db1f231.1920x1080.jpg?t=1636832682,https://cdn.akamai.steamstatic.com/steam/apps/968580/ss_002823b51805b7687a407288d45966537d6dd52d.1920x1080.jpg?t=1636832682,https://cdn.akamai.steamstatic.com/steam/apps/968580/ss_86c4d8e5bb5a04b87772677403d361cd00884d9f.1920x1080.jpg?t=1636832682,https://cdn.akamai.steamstatic.com/steam/apps/968580/ss_bbc443da7f6ecb0559580bfeebd7e6a7f4e3a9ff.1920x1080.jpg?t=1636832682,https://cdn.akamai.steamstatic.com/steam/apps/968580/ss_65be77b9018f5b2bde5f75b736fa1b09cd0b71f7.1920x1080.jpg?t=1636832682,https://cdn.akamai.steamstatic.com/steam/apps/968580/ss_4c2edb7563d8351452bde21d5d0d0740384ea5dc.1920x1080.jpg?t=1636832682","http://cdn.akamai.steamstatic.com/steam/apps/256732860/movie_max.mp4?t=1540314253"</text:p>
          </table:table-cell>
          <table:table-cell table:number-columns-repeated="16383" table:style-name="ce1"/>
        </table:table-row>
        <table:table-row table:style-name="ro1">
          <table:table-cell office:value-type="string" table:style-name="ce1">
            <text:p>1131550,"I Walk Among Zombies Vol. 3","Dec 15, 2020","0 - 20000",2,0,14.99,1,"We recommend playing I Walk Among Zombies Vol. 1 and Vol. 2 before starting Vol. 3. This is the last game in the series. The Earth descends into chaos, the victim count rising at an astronomical rate. Those unlucky enough to survive spend their days in despair. But among them is our protagonist. Will he use his power to become a hero, or something else...? Story Gunfire rings out, shattering the safe haven of the town hall. Violent death. People driven to suicide. A mystery group behind the scenes. An imminent horde of zombies. And the intelligent zombies are finally on the move. The town hall becomes a blood-stained battleground. But what will become of Makiura? Of Yuusuke? Are Mitsuki's feelings doomed to go unanswered? Based on the hit novel from the adult novel site Nocturne Novels! Features Featuring breathtaking artwork from Saburo Full Japanese voice acting (except for the protagonist) Gallery and Music Mode Two different endings to unlock Continuation of the I Walk Among Zombies series English text","['English', 'Simplified Chinese']","[]","","https://cdn.akamai.steamstatic.com/steam/apps/1131550/header.jpg?t=1609371083","","http://support.sekaiproject.com/","",True,False,False,0,"",0,168,18,"",0,179,"This game contains graphic depictions of gore and violence involving humans and zombies. Also contains mature content or situations not suitable for some audiences.",34,0,34,0,"Seacoxx","Sekai Project","Single-player","Adventure","Adventure,Visual Novel,Zombies,Anime,Sexual Content,Horror,Post-apocalyptic,Singleplayer,Violent,Multiple Endings,Gore","https://cdn.akamai.steamstatic.com/steam/apps/1131550/ss_f1058bde72a7a45a56db9a27f4fa5e6af05c6fcb.1920x1080.jpg?t=1609371083,https://cdn.akamai.steamstatic.com/steam/apps/1131550/ss_5dd7d43c1ec8f6afd9cd0f9fbcd492f4348ecf33.1920x1080.jpg?t=1609371083,https://cdn.akamai.steamstatic.com/steam/apps/1131550/ss_3c500aa97feea95e603fd2fd24793f9bcf9a2601.1920x1080.jpg?t=1609371083,https://cdn.akamai.steamstatic.com/steam/apps/1131550/ss_dda0842a0695fe61bf89a5fbf991d7360e5401a3.1920x1080.jpg?t=1609371083,https://cdn.akamai.steamstatic.com/steam/apps/1131550/ss_6ea7f8782e28eb04ae11680c61c1e4ea9afe03f4.1920x1080.jpg?t=1609371083,https://cdn.akamai.steamstatic.com/steam/apps/1131550/ss_bda8721e6e1cbcd6882a3a3da8b2febd9069f82b.1920x1080.jpg?t=1609371083,https://cdn.akamai.steamstatic.com/steam/apps/1131550/ss_855ac4bbb8dca293af880d1b4b932196d0075416.1920x1080.jpg?t=1609371083,https://cdn.akamai.steamstatic.com/steam/apps/1131550/ss_07153e9e9b1e10ed140fa20f0d5aeb18e7929b61.1920x1080.jpg?t=1609371083","http://cdn.akamai.steamstatic.com/steam/apps/256808023/movie_max.mp4?t=1604963637"</text:p>
          </table:table-cell>
          <table:table-cell table:number-columns-repeated="16383" table:style-name="ce1"/>
        </table:table-row>
        <table:table-row table:style-name="ro1">
          <table:table-cell office:value-type="string" table:style-name="ce1">
            <text:p>1729790,"Escape From School","Sep 7, 2021","0 - 20000",6,0,0.0,0,"You find yourself stuck in a school classroom, you and your friends try to escape by solving puzzles and finding the correct answers. To escape the classroom, you will have to inspect, interact, combine, and interpret objects to obtain clues to solve new puzzles. puzzles hint System reset Items Single-player and Multiplayer co-op for 2-4 players FAQ How long is the game? Like any escape room, it is intended to be played once. The average time of completion is around 50 minutes.","['English']","[]","","https://cdn.akamai.steamstatic.com/steam/apps/1729790/header.jpg?t=1651141362","","","er.escapefromschool@gmail.com",True,False,False,0,"",0,102,32,"",7,0,"Contains Blood",0,0,0,0,"Tudor Sandru","Tudor Sandru","Single-player,Multi-player,Co-op,Online Co-op,LAN Co-op,Steam Achievements","Action,Adventure,Free to Play,Indie","Adventure,Puzzle,Online Co-Op,Hidden Object,First-Person,3D,Fantasy,Co-op,Indie,Multiplayer,Local Co-Op,Singleplayer,Co-op Campaign,4 Player Local,Linear,Escape Room,Violent,Action,Horror,Free to Play","https://cdn.akamai.steamstatic.com/steam/apps/1729790/ss_1fd32d3e8fb4c9c0cb1920113db004db2f10e118.1920x1080.jpg?t=1651141362,https://cdn.akamai.steamstatic.com/steam/apps/1729790/ss_a55e4ce9ccd6db1cbd9107d4953a80649f7b7759.1920x1080.jpg?t=1651141362,https://cdn.akamai.steamstatic.com/steam/apps/1729790/ss_ff1b8412bb953e4f7c7c9977a82563b89e051c6d.1920x1080.jpg?t=1651141362,https://cdn.akamai.steamstatic.com/steam/apps/1729790/ss_15e48af585dcc1f0b3107786b45c0d37b81316d3.1920x1080.jpg?t=1651141362,https://cdn.akamai.steamstatic.com/steam/apps/1729790/ss_25e2916502fb6b3fdd64318669524c0973dd5f91.1920x1080.jpg?t=1651141362,https://cdn.akamai.steamstatic.com/steam/apps/1729790/ss_a1bd64bfe06fcb268192326f0280565804eb6ee0.1920x1080.jpg?t=1651141362","http://cdn.akamai.steamstatic.com/steam/apps/256847291/movie_max.mp4?t=1634891737,http://cdn.akamai.steamstatic.com/steam/apps/256847814/movie_max.mp4?t=1629798495"</text:p>
          </table:table-cell>
          <table:table-cell table:number-columns-repeated="16383" table:style-name="ce1"/>
        </table:table-row>
        <table:table-row table:style-name="ro1">
          <table:table-cell office:value-type="string" table:style-name="ce1">
            <text:p>368080,"Aurion: Legacy of the Kori-Odan","Apr 14, 2016","20000 - 50000",2,0,14.99,1,"GAMEPLAY 2D hand-drawn graphics Real time fast paced battle on the ground and in the air Powerful duels with immersive fighting dialogues Fight as the king, and summon your queen in battles Unlock 21 Aurionics states with 66 skills (some available on the ground and the air) A story without cliche : No good versus evil, no prophety, no chosen one, etc Aurion is the energy that connects the desires of all living beings. The Aurionics are those who channel the Aurion to shape the world in their image. An existential war opposes all the Aurionics who covet this supreme power: the future of humanity depends on it! Discover the chronicles of these Homeric confrontations in the Kori-Odan saga.","['English', 'French']","[]","â€œA masterpiece that everyone should experienceâ€ 9.5/10 â€“ Geek Under Grace â€œA 'must have' for every RPG gamerâ€ 9/10 â€“ -l-heritage-des-kori-odan-test/ â€œQuite unexpected twists, to an epic final which is eaten with relishâ€ 8.5/10 â€“ 3rd Strike review","https://cdn.akamai.steamstatic.com/steam/apps/368080/header.jpg?t=1656698454","https://www.aurionthegame.com/","http://www.kiroogames.com/en/kiro-o-business/contact-our-studio.html","supports@kiroogames.com",True,False,False,70,"https://www.metacritic.com/game/pc/aurion-legacy-of-the-kori-odan?ftag=MCD-06-10aaa1f",0,207,98,"",159,102,"",360,0,404,0,"Kiro'o Games","Dear Villagers","Single-player,Steam Achievements,Full controller support,Steam Trading Cards,Stats","Action,Adventure,Indie,RPG","Action RPG,Retro,Adventure,2D,Fantasy,Story Rich,Spectacle fighter,Singleplayer,Beat 'em up,Anime,RPG,Action,Colorful,Hand-drawn,Kickstarter,Stylized,Controller,Female Protagonist,Action-Adventure,2D Platformer","https://cdn.akamai.steamstatic.com/steam/apps/368080/ss_698b7280f4914da7a88a4ff6dd138ff81e4620d6.1920x1080.jpg?t=1656698454,https://cdn.akamai.steamstatic.com/steam/apps/368080/ss_51a70ba542086861509d18a6902afb2316838301.1920x1080.jpg?t=1656698454,https://cdn.akamai.steamstatic.com/steam/apps/368080/ss_6ba767f9074145bf400b90300f3ffb8e25dfd15b.1920x1080.jpg?t=1656698454,https://cdn.akamai.steamstatic.com/steam/apps/368080/ss_b802d9a013cf5765de21e7511dc1a3db98fa6ad0.1920x1080.jpg?t=1656698454,https://cdn.akamai.steamstatic.com/steam/apps/368080/ss_ac9bf90401a1acd6e3b99a6877ec89ad581b929f.1920x1080.jpg?t=1656698454,https://cdn.akamai.steamstatic.com/steam/apps/368080/ss_e36e06204b9dee7517a7043bd33d3d5062f42fc8.1920x1080.jpg?t=1656698454,https://cdn.akamai.steamstatic.com/steam/apps/368080/ss_48c1e327a00963c5c77b68680190b73cfd37dadf.1920x1080.jpg?t=1656698454,https://cdn.akamai.steamstatic.com/steam/apps/368080/ss_8927fbf79ac0c5ecc654130a6e998c50568ab185.1920x1080.jpg?t=1656698454","http://cdn.akamai.steamstatic.com/steam/apps/256861573/movie_max.mp4?t=1637770301,http://cdn.akamai.steamstatic.com/steam/apps/256660893/movie_max.mp4?t=1590092634"</text:p>
          </table:table-cell>
          <table:table-cell table:number-columns-repeated="16383" table:style-name="ce1"/>
        </table:table-row>
        <table:table-row table:style-name="ro1">
          <table:table-cell office:value-type="string" table:style-name="ce1">
            <text:p>572510,"Superola Champion Edition","Jul 14, 2022","20000 - 50000",0,0,4.99,1,"Superola Champion Edition is a challenging runner-style platforming adventure, in which youâ€™ll have to guide a burger loving llama in its quest to defeat the Hotdog Aliens and recover the stolen hamburgers... before they get cold! Explore 10 worlds with over 70 super challenging stages , unlock all the costumes and mapâ€™s secrets, fight boss battles , clear bonus rounds and compete with up to 4 friends ! Over 70 stages with tons of secrets and costumes to unlock Choose between 4K cartoon graphics or retro pixel art Super challenging platforming, leaderboards &amp;amp</text:p>
          </table:table-cell>
          <table:table-cell office:value-type="string" table:style-name="ce1">
            <text:p><text:s/>achievements 4 Player split-screen VS (Remote play compatible) Bonus Alpaca's Redemption game included Remastered and chiptune original soundtracks Explore the fantastic world of Miracle Land in this adventure full of bizarre locations, goofy characters, irreverent situations and lots of retro-gaming and pop-culture love. Follow the storyline to defeat the Alien Hotdog army and find all the secrets to reveal the special ending and recover all the lost burgers! Superola features both a modern mode and a retro mode: Modern includes has 4K hand-drawn cartoon style graphics and a remastered soundtrack Retro-mode includes the original pixel-art graphics (with lots of CRT filter effects) and chiptune music. You can switch between modern and retro style anytime! Alpaca's redemption, a complete bonus game , is included with Superola Champion Edition! The Mighty Alpaca warrior fought well during the war, but also caused great suffering. Itâ€™s time for redemption! Alpaca can j ump, dash, climb, swing and even change gravity , but all of these abilities must be offered one by one as a sacrifice to the Alpaca Gods in the Alpos Tower.","['English', 'French', 'Italian', 'German', 'Spanish - Spain', 'Japanese', 'Simplified Chinese']","[]","","https://cdn.akamai.steamstatic.com/steam/apps/572510/header.jpg?t=1657807374","https://www.jandusoft.com","www.jandusoft.com","",True,False,False,0,"",0,12,0,"",46,0,"",0,0,0,0,"Undercoders","JanduSoft","Single-player,Multi-player,PvP,Shared/Split Screen PvP,Shared/Split Screen,Steam Achievements,Full controller support,Steam Cloud,Steam Leaderboards,Remote Play Together","Action,Adventure,Casual,Indie","Retro,Arcade,Singleplayer,Precision Platformer,Local Multiplayer,2D Platformer,Platformer,Runner,Casual,Multiplayer,Character Customization,Split Screen,Funny,Controller,Action,Multiple Endings,Adventure,Action-Adventure,PvP,Side Scroller","https://cdn.akamai.steamstatic.com/steam/apps/572510/ss_f1c8513b217b9354fcde7ba17d0a4be584c4bbb5.1920x1080.jpg?t=1657807374,https://cdn.akamai.steamstatic.com/steam/apps/572510/ss_9dec2728891664b8c7ff19933be320187e8a64ca.1920x1080.jpg?t=1657807374,https://cdn.akamai.steamstatic.com/steam/apps/572510/ss_b75b46c2d765523d41d5dd11da5c76b1ae8034c2.1920x1080.jpg?t=1657807374,https://cdn.akamai.steamstatic.com/steam/apps/572510/ss_fbf5a49caa155a7d9b5575e38aa6e35bef5a2fbf.1920x1080.jpg?t=1657807374,https://cdn.akamai.steamstatic.com/steam/apps/572510/ss_ed72623353d904d1e3eaafcb9fd49f20e5bcb821.1920x1080.jpg?t=1657807374,https://cdn.akamai.steamstatic.com/steam/apps/572510/ss_2b35904f9f2b0920881422378d24265ca9dc02e7.1920x1080.jpg?t=1657807374,https://cdn.akamai.steamstatic.com/steam/apps/572510/ss_22c631824e3d1217aea1046104570dc0b1013344.1920x1080.jpg?t=1657807374,https://cdn.akamai.steamstatic.com/steam/apps/572510/ss_42fe1de6729f80418a5b25fd4e919790e67d31eb.1920x1080.jpg?t=1657807374","http://cdn.akamai.steamstatic.com/steam/apps/256883994/movie_max.mp4?t=1650975853"</text:p>
          </table:table-cell>
          <table:table-cell table:number-columns-repeated="16382" table:style-name="ce1"/>
        </table:table-row>
        <table:table-row table:style-name="ro1">
          <table:table-cell office:value-type="string" table:style-name="ce1">
            <text:p>1225870,"Hentai Girlfriend Simulator","Jan 31, 2020","0 - 20000",0,18,1.19,0,"Have you ever thought of making yourself the perfect girlfriend? Now your dreams will come true! In this girlfriend simulator, you get complete control over relationships. Choose one of 3 girls with whom you will spend your time (or maybe eternity). You can do trivial things - watch TV together, walk. And you can act like a complete asshole! Tear off her clothes right on the street, offend or even push her under the car. Is it really realistic? Above all, you will need to earn money to support your girlfriend. Buying her food and trinkets. Feel the true experience of owning a girlfriend!","['English']","[]","","https://cdn.akamai.steamstatic.com/steam/apps/1225870/header.jpg?t=1580497037","","","snake25igame@gmail.com",True,False,False,0,"",0,0,0,"",3,0,"All characters in this game are over 18! This game contains scenes of a sexual nature.",0,0,0,0,"Slippy Floor","Slippy Floor","Single-player","Indie,Simulation","","https://cdn.akamai.steamstatic.com/steam/apps/1225870/ss_d8846407169ab2df9f2ddeba9815957b27e83bc9.1920x1080.jpg?t=1580497037,https://cdn.akamai.steamstatic.com/steam/apps/1225870/ss_4568bcd972d7fc4cd1b3d6b6b563449f30ab5c19.1920x1080.jpg?t=1580497037,https://cdn.akamai.steamstatic.com/steam/apps/1225870/ss_6d455d5869ba43364fd5f299782d013a09595382.1920x1080.jpg?t=1580497037,https://cdn.akamai.steamstatic.com/steam/apps/1225870/ss_285a675bb142d31d1e8057d556c26bb448b73d8d.1920x1080.jpg?t=1580497037,https://cdn.akamai.steamstatic.com/steam/apps/1225870/ss_1ad6244571be15f6d4b6c70b4be7376cdd33c9fd.1920x1080.jpg?t=1580497037,https://cdn.akamai.steamstatic.com/steam/apps/1225870/ss_7d51a711f2675d04cc760c7ca01baa7ecc11c4ee.1920x1080.jpg?t=1580497037,https://cdn.akamai.steamstatic.com/steam/apps/1225870/ss_61b884717bf30652447209a578ef8a102a6c3a18.1920x1080.jpg?t=1580497037",""</text:p>
          </table:table-cell>
          <table:table-cell table:number-columns-repeated="16383" table:style-name="ce1"/>
        </table:table-row>
        <table:table-row table:style-name="ro1">
          <table:table-cell office:value-type="string" table:style-name="ce1">
            <text:p>1232510,"Teleporter: World of Gamers (Alpha)","May 2020","0 - 20000",0,0,0.0,0,"Teleporter is the World of Gamers in VR that unites us in one place to play, watch, and hang out together. You can find like-minded geek and gamer folks and communities here</text:p>
          </table:table-cell>
          <table:table-cell office:value-type="string" table:style-name="ce1">
            <text:p><text:s/>- Play console &amp;amp</text:p>
          </table:table-cell>
          <table:table-cell office:value-type="string" table:style-name="ce1">
            <text:p><text:s/>board games together, - Compete with other players on arcade games, - Share your screen to watch videos or play your own games with others, - Have your own super-duper space caravan and make it your fantastic flying home, - Hang out in wonderful social spaces such as medieval taverns and heroic forests, - Enjoy epic gaming events, geek movie nights, esports tournaments, fireside gatherings, carnivals, and much more! This is the first baby step of building the future of social for gamers. We believe our community to empower, engage, build, and feed a world for all the ways gamers get together, an ultimate place that belongs to us all. Feels good? :) Join us on Discord and Reddit to be a part of this amazing community of gamers! P.S. This place was built by gamers &amp;amp</text:p>
          </table:table-cell>
          <table:table-cell office:value-type="string" table:style-name="ce1">
            <text:p><text:s/>geeks for all the video game lovers in the world.","['English']","['English']","","https://cdn.akamai.steamstatic.com/steam/apps/1232510/header.jpg?t=1608122503","https://teleporter.gg","https://feedback.teleporter.gg/","needbackup@teleporter.gg",True,False,False,0,"",0,44,9,"",0,0,"",0,0,0,0,"Teleporter Realities Inc.","Teleporter Realities Inc.","Single-player,Multi-player,MMO,PvP,Online PvP,Co-op,Online Co-op","Free to Play,Massively Multiplayer,RPG,Simulation,Early Access","Free to Play,RPG,Massively Multiplayer,Simulation,Early Access,VR,VR Only","https://cdn.akamai.steamstatic.com/steam/apps/1232510/ss_bcdedd2e4e1b1cadf89fcf1cf37eb04a3e5505f6.1920x1080.jpg?t=1608122503,https://cdn.akamai.steamstatic.com/steam/apps/1232510/ss_56efaca704c6a32133308b6b76831f02a519bd70.1920x1080.jpg?t=1608122503,https://cdn.akamai.steamstatic.com/steam/apps/1232510/ss_182c0ea7f5ec4c83fbc729c1e72e7e7a88a736a6.1920x1080.jpg?t=1608122503,https://cdn.akamai.steamstatic.com/steam/apps/1232510/ss_6fcb92c50ee99db90f402add2a5a5c3ee937720d.1920x1080.jpg?t=1608122503,https://cdn.akamai.steamstatic.com/steam/apps/1232510/ss_5678cece6ca419927a40e691c23e4e0a273dc64f.1920x1080.jpg?t=1608122503,https://cdn.akamai.steamstatic.com/steam/apps/1232510/ss_50fbc1942ccbeaba9b41541e2a48be8529e5c53b.1920x1080.jpg?t=1608122503,https://cdn.akamai.steamstatic.com/steam/apps/1232510/ss_c64e42655227e04c23998ebb946848af0fb2814c.1920x1080.jpg?t=1608122503,https://cdn.akamai.steamstatic.com/steam/apps/1232510/ss_d4b215c3d63e585b4acd21d8d649feb31f134431.1920x1080.jpg?t=1608122503,https://cdn.akamai.steamstatic.com/steam/apps/1232510/ss_0a468dbfd48e12765f8bb71e0917600c341ada85.1920x1080.jpg?t=1608122503,https://cdn.akamai.steamstatic.com/steam/apps/1232510/ss_14ec2cbaaf98c693ccbf013697b9ae6a0d33b548.1920x1080.jpg?t=1608122503,https://cdn.akamai.steamstatic.com/steam/apps/1232510/ss_03fbec9cdc038a83618b46c2f386bf84c1f6e273.1920x1080.jpg?t=1608122503,https://cdn.akamai.steamstatic.com/steam/apps/1232510/ss_8d810772f25bc99ec1b0a314de63600930ba0d2b.1920x1080.jpg?t=1608122503,https://cdn.akamai.steamstatic.com/steam/apps/1232510/ss_93ebde47c85daca5b6ad84a9ad75b928fd56b5bb.1920x1080.jpg?t=1608122503,https://cdn.akamai.steamstatic.com/steam/apps/1232510/ss_4c433f858fbec448ca599d54b08b1fdc3ecfd2cf.1920x1080.jpg?t=1608122503,https://cdn.akamai.steamstatic.com/steam/apps/1232510/ss_a36540661a5d1de070edad3be43b0a03773f71af.1920x1080.jpg?t=1608122503,https://cdn.akamai.steamstatic.com/steam/apps/1232510/ss_8aa9899c51a00b268a3eb8a4a9aa1bcf2dde3e7c.1920x1080.jpg?t=1608122503,https://cdn.akamai.steamstatic.com/steam/apps/1232510/ss_25e204270e4d4695398b59184cf2614744698174.1920x1080.jpg?t=1608122503","http://cdn.akamai.steamstatic.com/steam/apps/256775260/movie_max.mp4?t=1586296149"</text:p>
          </table:table-cell>
          <table:table-cell table:number-columns-repeated="16380" table:style-name="ce1"/>
        </table:table-row>
        <table:table-row table:style-name="ro1">
          <table:table-cell office:value-type="string" table:style-name="ce1">
            <text:p>1066890,"Automobilista 2","Jun 30, 2020","200000 - 500000",358,0,23.99,11,"Automobilista 2 is the culmination of a project developed over the course of nearly a decade. At its core, it is a comprehensive simulation of the brazilian motorsports scene, featuring all major brazilian racing series, race tracks and manufacturers. Packing an even larger roster of diverse cars and tracks than its predecessor, Automobilista 2 ventures further into the best of international motorsports, including prestigious brands along with iconic venues such as Brands Hatch, Mount Panorama and Imola, at the same time continuing to explore the more exotic and exciting forms of motorsports from around the world. Boosted by a new technical partnership with the developers of the award-winning Project CARS series, Automobilista 2 is built on the MADNESS engine, providing incredible graphical quality, the most advanced dynamic weather and track condition systems in a racing simulator and superior VR support, to deliver a substantial realism upgrade over its precedecessor and a fully immersive visual experience. The game has a long-term development plan that will see continual developments being made over several years following its release, continually growing with the addition of new game modes, features, cars and tracks from the best of the past, present and future of motorsports! RACE ANYTHING, ANYWHERE, ANYHOW From rental Karts to high-performance Prototypes, Classic Grand Prix cars to modern GTs and Racing Trucks, Automobilista 2 offers it all through a catalogue of beautifully-detailed venues across five continents. Massively expanding on the Brazilian motorsports core of the original title â€” now featuring 6 of the major national series as official partners â€” Automobilista 2 offers a uniquely diverse range of motorsports disciplines and machinery ACCESSIBLE VISUAL REALISM Automobilista 2 combines world-class graphics with optimized performance to offer glorious visuals even on less powerful systems, and one of the best VR experiences of any racing game FULLY DYNAMIC RACING Featuring the most advanced dynamic weather and track condition systems, 24-hour cycles, barometric pressure modelling, varying wind speeds and temperatures â€” all to produce ever-changing conditions session to session. AMS2 gives you full control for races to progress just as you want it, ensuring no two laps are the same RACING LEGENDS A growing library of famous historical racing cars and race tracks as they were through various decades offer players the opportunity to relive classic eras of motorsports history EVER EVOLVING, EVER EXPANDING Boasting a commitment to a long-term development cycle, Automobilista 2 receives regular monthly game updates bringing in a constant flow of new features and improvements to the game along with new cars and tracks Features &amp;amp</text:p>
          </table:table-cell>
          <table:table-cell office:value-type="string" table:style-name="ce1">
            <text:p><text:s/>game modes to be added over its ongoing development cycle: MULTIPLAYER RANKING SYSTEM - Using data logged from players' activities in Multiplayer races to assess their safety, skill and experience ratings</text:p>
          </table:table-cell>
          <table:table-cell office:value-type="string" table:style-name="ce1">
            <text:p><text:s/>the system will allow players to know the reputation of the drivers they're racing against, and allow hosts to adjust the level of drivers allowed so that even open servers are able to offer a higher caliber racing against like-minded opponents. OFFICIAL EVENTS &amp;amp</text:p>
          </table:table-cell>
          <table:table-cell office:value-type="string" table:style-name="ce1">
            <text:p><text:s/>COMPETITION - The introduction of the Multiplayer Ranking System will also lead Automobilista 2 to evolve as an E-Sports platform and host prize-awarding Events along with official E-Sports Championships in partnership with each officially-represented series CUSTOM CHAMPIONSHIP TOOL - With this feature users will be able to create their own Single Player championships, definingÂ the Classes allowed, number of opponents, rules, number of races,Â and their locations CAREER MODE - The endgame for Automobilista 2 is the most comprehensive and true-to-life career mode ever designed for a racing game, connecting the gameÂ´s incredibly vast and ever-growing ensemble of Cars and Tracks into a cohesive journey accross several decades of motorsports.","['English', 'French', 'German', 'Spanish - Spain', 'Portuguese - Brazil', 'Spanish - Latin America']","['English', 'Spanish - Latin America']","","https://cdn.akamai.steamstatic.com/steam/apps/1066890/header.jpg?t=1638569628","https://www.game-automobilista2.com/","https://forum.reizastudios.com","support@reizastudios.com",True,False,False,0,"",0,4278,491,"",0,3874,"",1880,24,2606,24,"Reiza Studios","Reiza Studios","Single-player,Multi-player,PvP,Online PvP,LAN PvP,Full controller support","Racing,Simulation,Sports","Racing,Simulation,Sports,VR,Automobile Sim,Driving","https://cdn.akamai.steamstatic.com/steam/apps/1066890/ss_074392b1dd02d26d0e1919bf0ab89b332411a43c.1920x1080.jpg?t=1638569628,https://cdn.akamai.steamstatic.com/steam/apps/1066890/ss_ffc9d3ef6574ff8b80f125917c4426675b13eb93.1920x1080.jpg?t=1638569628,https://cdn.akamai.steamstatic.com/steam/apps/1066890/ss_de2fa48ee60b63b008e3f573cd6426b932b6a208.1920x1080.jpg?t=1638569628,https://cdn.akamai.steamstatic.com/steam/apps/1066890/ss_c9673cd5992f4bbb4e61a3ada6d1305c9d791fa8.1920x1080.jpg?t=1638569628,https://cdn.akamai.steamstatic.com/steam/apps/1066890/ss_2bae9fdcc39a4aadd1d83184e04bd70893b95c00.1920x1080.jpg?t=1638569628,https://cdn.akamai.steamstatic.com/steam/apps/1066890/ss_d5e96954fac1ba9d8eb09abdc1b865cde5a7f038.1920x1080.jpg?t=1638569628,https://cdn.akamai.steamstatic.com/steam/apps/1066890/ss_3ce8544febf4f9696e2e1ca3534dc0ab993a9109.1920x1080.jpg?t=1638569628,https://cdn.akamai.steamstatic.com/steam/apps/1066890/ss_dda9048f20d8a72f97c627df76cc9467b23ab51e.1920x1080.jpg?t=1638569628,https://cdn.akamai.steamstatic.com/steam/apps/1066890/ss_5f2c1378a2c65dd451bf9afeb9f428516caea8f8.1920x1080.jpg?t=1638569628,https://cdn.akamai.steamstatic.com/steam/apps/1066890/ss_38477cf79a2f140008a4753514cf5e263a51139c.1920x1080.jpg?t=1638569628,https://cdn.akamai.steamstatic.com/steam/apps/1066890/ss_41cb91073d47b446b38961fc350a530a57df4a20.1920x1080.jpg?t=1638569628,https://cdn.akamai.steamstatic.com/steam/apps/1066890/ss_1e8e1abaf3bdce41cf86ebfe57189039b7b2d74a.1920x1080.jpg?t=1638569628,https://cdn.akamai.steamstatic.com/steam/apps/1066890/ss_3ddaf424f7b7eb85104dcca921026692f3a4ebde.1920x1080.jpg?t=1638569628,https://cdn.akamai.steamstatic.com/steam/apps/1066890/ss_db5133af33ebce92d01cca8094fe35ac178e7554.1920x1080.jpg?t=1638569628,https://cdn.akamai.steamstatic.com/steam/apps/1066890/ss_2e261a28a9bdc015533dfa48f0296f3059284584.1920x1080.jpg?t=1638569628,https://cdn.akamai.steamstatic.com/steam/apps/1066890/ss_efcfac131b802791d7c6ae67aab4190e551496da.1920x1080.jpg?t=1638569628,https://cdn.akamai.steamstatic.com/steam/apps/1066890/ss_6d5b93efb2a3afde3bcaf87fa9d879a1e00633be.1920x1080.jpg?t=1638569628,https://cdn.akamai.steamstatic.com/steam/apps/1066890/ss_d867c05ec7d2c32d0d5e3964af315d417b05710d.1920x1080.jpg?t=1638569628,https://cdn.akamai.steamstatic.com/steam/apps/1066890/ss_da087ee4bb58dde65d67f8e2c256f055824e68c7.1920x1080.jpg?t=1638569628,https://cdn.akamai.steamstatic.com/steam/apps/1066890/ss_621c7c9b63d2ff9de7062728a5fb654dc053bd60.1920x1080.jpg?t=1638569628,https://cdn.akamai.steamstatic.com/steam/apps/1066890/ss_e7ac23746716145f77e41cf2eb3c796250f7d66e.1920x1080.jpg?t=1638569628","http://cdn.akamai.steamstatic.com/steam/apps/256791397/movie_max.mp4?t=1593558937,http://cdn.akamai.steamstatic.com/steam/apps/256751617/movie_max.mp4?t=1559062853"</text:p>
          </table:table-cell>
          <table:table-cell table:number-columns-repeated="16380" table:style-name="ce1"/>
        </table:table-row>
        <table:table-row table:style-name="ro1">
          <table:table-cell office:value-type="string" table:style-name="ce1">
            <text:p>817370,"Marching Simulator","Jul 29, 2018","0 - 20000",0,0,0.0,0,"I did not see a marching simulator on the market, so I made one! This is a 2D, sprite based marching simulator. It is intended to give the user what it would feel like to march a military formation, as well as see how well they can do! You will give commands by keyboard or mouse to a flight of 12. These 12 must execute 10 commands from a list of 27 within a 70 ft by 70 ft area. Your score depends on how fast your flight can execute your commands, and how well you stay in your are. Do you have what it takes? This is a constant work in progress so any feedback is appreciated.","['English']","[]","","https://cdn.akamai.steamstatic.com/steam/apps/817370/header.jpg?t=1535378161","","","marchingsimulator@gmail.com",True,False,False,0,"",0,35,11,"",0,0,"",0,0,0,0,"Marching Simulator","Marching Simulator","Single-player","Free to Play,Simulation,Early Access","Free to Play,Simulation,Early Access","https://cdn.akamai.steamstatic.com/steam/apps/817370/ss_edb62b13aa3b71d81abb94fbf765e86c00270d99.1920x1080.jpg?t=1535378161,https://cdn.akamai.steamstatic.com/steam/apps/817370/ss_fb5ce80e38c239afc34a09af4bc40a0a79c30681.1920x1080.jpg?t=1535378161,https://cdn.akamai.steamstatic.com/steam/apps/817370/ss_e74e8892fc431f1b94709b904d0bacc2b61d5605.1920x1080.jpg?t=1535378161,https://cdn.akamai.steamstatic.com/steam/apps/817370/ss_e1daac6a161a53dfa5ba5f6e7513a82e9447ca9d.1920x1080.jpg?t=1535378161",""</text:p>
          </table:table-cell>
          <table:table-cell table:number-columns-repeated="16383" table:style-name="ce1"/>
        </table:table-row>
        <table:table-row table:style-name="ro1">
          <table:table-cell office:value-type="string" table:style-name="ce1">
            <text:p>1662060,"Moon Farming - Prologue","Jan 6, 2022","0 - 0",0,0,0.0,0,"/ / Tired from the same farming games on Earth? Now, take on the role of a real modern farmer on the Moon! Explore new farming possibilities in a new Moon environment. Prepare land on Moon for your base and vertical farming inside of it. For sure, it will be farming like never Before! Explore farming possibilities over acres of land on Moon! Start from scratch with prepare land on Moon for your base. Hop onto your Moon Rover with robots and speed up the tasks, but watch out or you'll run out of gas! And now it is time for vertical farming inside your base! Start growing different types of crops and plant trees with vertical technologies. Do you need a lot of acres of land? Start using tiny space with vertical farming and see impressive results from such farming on Moon! Ride your Moon Rover and robots to explore the vast areas offered in huge open worlds on Moon Moon Farm is the newest and most unique farming experience ever made!","['English', 'French', 'Italian', 'German', 'Spanish - Spain', 'Polish', 'Portuguese - Brazil', 'Russian', 'Simplified Chinese']","['English', 'Simplified Chinese']","","https://cdn.akamai.steamstatic.com/steam/apps/1662060/header.jpg?t=1647681594","","https://simulam.com","info@simulam.com",True,False,False,0,"",0,0,0,"",7,0,"",0,0,0,0,"SimulaM","PlayWay S.A","Single-player","Adventure,Casual,Indie,Simulation,Strategy","","https://cdn.akamai.steamstatic.com/steam/apps/1662060/ss_5337fab5f216b83d08bb6928974b337d2536e99a.1920x1080.jpg?t=1647681594,https://cdn.akamai.steamstatic.com/steam/apps/1662060/ss_7d4302a631dadfba189b1ad4b5893e4649d5bd9a.1920x1080.jpg?t=1647681594,https://cdn.akamai.steamstatic.com/steam/apps/1662060/ss_206facf1a7d3d54d1c2424fc5b38025a4208a56b.1920x1080.jpg?t=1647681594,https://cdn.akamai.steamstatic.com/steam/apps/1662060/ss_5c37d6925c9007b519c618c65ef8b2af29350d21.1920x1080.jpg?t=1647681594,https://cdn.akamai.steamstatic.com/steam/apps/1662060/ss_bf07117a802e90cf1d2f589c7f81bdca65a09643.1920x1080.jpg?t=1647681594","http://cdn.akamai.steamstatic.com/steam/apps/256855180/movie_max.mp4?t=1633790626"</text:p>
          </table:table-cell>
          <table:table-cell table:number-columns-repeated="16383" table:style-name="ce1"/>
        </table:table-row>
        <table:table-row table:style-name="ro1">
          <table:table-cell office:value-type="string" table:style-name="ce1">
            <text:p>457140,"Oxygen Not Included","Jul 30, 2019","2000000 - 5000000",7507,0,24.99,2,"In the space-colony simulation game Oxygen Not Included youâ€™ll find that scarcities of oxygen, warmth and sustenance are constant threats to your colony's survival. Guide colonists through the perils of subterranean asteroid living and watch as their population grows until they're not simply surviving, but thriving... Just make sure you don't forget to breathe. Build Extensive Bases and Discover What it Takes to Survive: Everything in your space colony is under your control, from excavation and resource allocation right down to plumbing and power systems. Resources will begin depleting with your first breath, however, so be sure to dig fast if you want to live. Itâ€™s Mind Over Matter with Stress Simulations: Keep the psychological impact of survival at bay with fun leisure activities, great accommodations and even better food for your colony. Duplicants each have different and potentially destructive ways of reacting to stress, so be sure to always keep them happy. Whatever the cost. Avoid Boiling with Thermodynamics: Temperature control is a constant concern in space</text:p>
          </table:table-cell>
          <table:table-cell office:value-type="string" table:style-name="ce1">
            <text:p><text:s/>too cold and you'll freeze, too hot and you'll fry. Keep tabs on ambient environmental temperatures and your colony's heat production to maintain a nice, cozy atmosphere for your colonists. Enhance Efficiency through Complex Gas and Liquid Simulations: Create interlocking pipe systems to swiftly deliver fuel and liquid to critical areas of your base. Plan well and be rewarded as your colony transforms into an imperishable, well-oiled machine. Take Charge with Power Grid Simulations: Choose from a multitude of power sources including coal, hydrogen, natural gas or just plain old elbow grease. Manage power runoff, circuit overloads and meltdowns to keep your colony running smoothly. Always Keep Yourself Breathing: Enter the Oxygen Overlay and watch air moving through your base in real time. Monitor carbon dioxide accumulation and oversee oxygen generation processes to mold your colony into a veritable deep-space oasis. Waste Nothing through Extreme Recycling: Make use of every last resource for a base that truly exemplifies efficiency. Recycle waste into precious fuel, process unbreathable gas into air or harness the natural bodily processes of wild creatures for food. If youâ€™re clever, you might even be able to run a base off colonist farts. Explore Diverse, Procedurally Generated New Worlds: Summon new worlds with a push of a button. Experience tons of untamed space rocks, then suffocate to death in them!","['English', 'Simplified Chinese', 'Korean', 'Russian']","['English', 'Simplified Chinese', 'Korean', 'Russian']","","https://cdn.akamai.steamstatic.com/steam/apps/457140/header_alt_assets_6.jpg?t=1654189805","https://www.kleientertainment.com/games/oxygen-not-included","","livesupport@kleientertainment.com",True,True,True,86,"https://www.metacritic.com/game/pc/oxygen-not-included?ftag=MCD-06-10aaa1f",0,82902,3014,"",45,80467,"",3574,1441,1003,2777,"Klei Entertainment","Klei Entertainment","Single-player,Steam Trading Cards","Indie,Simulation","Colony Sim,Base-Building,Survival,Resource Management,Building,Singleplayer,Management,Simulation,2D,Sandbox,Strategy,Space,Indie,Sci-fi,Exploration,Open World,Difficult,Adventure,Early Access,Multiplayer","https://cdn.akamai.steamstatic.com/steam/apps/457140/ss_78d1c92edeecc7b17cafa9248867fe7d4390a0a0.1920x1080.jpg?t=1654189805,https://cdn.akamai.steamstatic.com/steam/apps/457140/ss_67ab224dd8c781d5a27ee52657173298873d439a.1920x1080.jpg?t=1654189805,https://cdn.akamai.steamstatic.com/steam/apps/457140/ss_ba2b8c362327add29b08182d13b04bf502e065cd.1920x1080.jpg?t=1654189805,https://cdn.akamai.steamstatic.com/steam/apps/457140/ss_c5e20abaf2c82f9156da9c80b2ec7c0aefc46254.1920x1080.jpg?t=1654189805,https://cdn.akamai.steamstatic.com/steam/apps/457140/ss_24a4ffeaf41ea6d782fef203177243d36c185506.1920x1080.jpg?t=1654189805,https://cdn.akamai.steamstatic.com/steam/apps/457140/ss_02af9f36ca186bba1d0f2d5819d169e741076b46.1920x1080.jpg?t=1654189805,https://cdn.akamai.steamstatic.com/steam/apps/457140/ss_a481601e529d5fd3acc25a55557dfd1775cc6c96.1920x1080.jpg?t=1654189805,https://cdn.akamai.steamstatic.com/steam/apps/457140/ss_936e1756325dbd936f5b5227bdfb3357b57b356c.1920x1080.jpg?t=1654189805","http://cdn.akamai.steamstatic.com/steam/apps/256757654/movie_max.mp4?t=1564503300,http://cdn.akamai.steamstatic.com/steam/apps/256732663/movie_max.mp4?t=1540515738,http://cdn.akamai.steamstatic.com/steam/apps/256685295/movie_max.mp4?t=1495142922,http://cdn.akamai.steamstatic.com/steam/apps/256719917/movie_max.mp4?t=1528996831,http://cdn.akamai.steamstatic.com/steam/apps/256708317/movie_max.mp4?t=1518112971,http://cdn.akamai.steamstatic.com/steam/apps/256701212/movie_max.mp4?t=1510854853,http://cdn.akamai.steamstatic.com/steam/apps/256693600/movie_max.mp4?t=1503595564,http://cdn.akamai.steamstatic.com/steam/apps/256665154/movie_max.mp4?t=1465840964"</text:p>
          </table:table-cell>
          <table:table-cell table:number-columns-repeated="16382" table:style-name="ce1"/>
        </table:table-row>
        <table:table-row table:style-name="ro1">
          <table:table-cell office:value-type="string" table:style-name="ce1">
            <text:p>1774810,"Laruaville 10 Match 3 Puzzle","Oct 17, 2021","0 - 20000",1,0,6.99,0,"This is a Match 3 game with many additional bonus levels and new mechanics you won't see in the other games. - 30 tricky Bonus levels as an optional addition to the main Match3 gameplay - Mahjong - Solitaires - Hidden Objects and Find the Difference scenes - a town to build and a story to follow The ghosts are back and this time theyâ€™re going to have a run-in with a famous wizard! Merlin, the mightiest wizard of antiquity, has awoke and built himself a castle. Unfortunately, ancient castles were poorly designed with high humidity, dark corridors and drafty rooms! Merlin is smart however, and he has stolen the Sun and placed it in the castle for him to enjoy alone! But what about the rest of us? Maybe a friend from Merlinâ€™s past can convince him to return the Sun to its rightful place. - For both hardcore and casual players - Follow the ghosts' next chapter - Play bonus games and build up your town - New mechanics youâ€™ve never seen","['English']","[]","","https://cdn.akamai.steamstatic.com/steam/apps/1774810/header.jpg?t=1634532375","","https://www.facebook.com/LGT-SIA-106479211568636","frhgames@gmail.com",True,False,False,0,"",0,1,1,"",0,0,"",0,0,0,0,"LGT SIA","LGT SIA","Single-player","Casual,Indie","Casual,Match 3,Solitaire,Card Game,Puzzle,Tabletop,Hidden Object,Indie,2D,Singleplayer","https://cdn.akamai.steamstatic.com/steam/apps/1774810/ss_7df7adba43c57d5531110a605b313b9003ae4598.1920x1080.jpg?t=1634532375,https://cdn.akamai.steamstatic.com/steam/apps/1774810/ss_c1e0571a0a2ae514e2e5089be9a0545fbd9697b2.1920x1080.jpg?t=1634532375,https://cdn.akamai.steamstatic.com/steam/apps/1774810/ss_a3c96b360b709d05fcd5183a821d7c51044ee108.1920x1080.jpg?t=1634532375,https://cdn.akamai.steamstatic.com/steam/apps/1774810/ss_1e826240eda20141aa558593c49642300d8f0178.1920x1080.jpg?t=1634532375,https://cdn.akamai.steamstatic.com/steam/apps/1774810/ss_a5d7f85626ace6b350026de62267b27ffb835209.1920x1080.jpg?t=1634532375,https://cdn.akamai.steamstatic.com/steam/apps/1774810/ss_b2af60473d8c07aa2ea36697d2053dc2daedaf51.1920x1080.jpg?t=1634532375,https://cdn.akamai.steamstatic.com/steam/apps/1774810/ss_5ac405603413eb06f311c6d6cd793726ab63144f.1920x1080.jpg?t=1634532375,https://cdn.akamai.steamstatic.com/steam/apps/1774810/ss_91142fdcd92524aaee3de2b07f63d106ec8caafe.1920x1080.jpg?t=1634532375","http://cdn.akamai.steamstatic.com/steam/apps/256853797/movie_max.mp4?t=1633351452"</text:p>
          </table:table-cell>
          <table:table-cell table:number-columns-repeated="16383" table:style-name="ce1"/>
        </table:table-row>
        <table:table-row table:style-name="ro1">
          <table:table-cell office:value-type="string" table:style-name="ce1">
            <text:p>1886290,"Slot Shots Pinball Collection","Jun 21, 2022","0 - 20000",1,0,9.99,0,"Pinball is BACK! Slot Shots Pinball Collection Early Access features five tables, with one more table planned to release over the coming months for a total of at least six tables playable in this collection. Also included in the Early Access is a score attack mode- a one minute multiball thriller with increased mission and slot payouts (and each mode has its own separate online leaderboard system)! Super Vixel Land - A retro themed pixel/voxel super wide table that has missions on both the upper playfield and a lower playfield that has a revolving wheel! Slot Shots Casino - A fantasy themed casino playground that features a fully functional slot machine, which has a total of ten payouts based on your slot machine roll. This table also has a spinning lucky wheel in the back that grants various different awards based on where the ball drops down the wheel! Bass Hunter - A fishing themed table that also features its own custom slot machine. In Bass Hunter you will be completing fishing themed missions, such as catching the 'legendary' fish, while also collecting high scores from activating the slot machine that features different fish and tackle. Neon Nights 2 Skylines - A cyberpunk styled purple and blue neon themed table with a pulse pounding synth style soundtrack. Outergalactic Aliens - A remake of last year's table with all new LEDs, and the addition of the slot machine. PLEASE NOTE: This title is built on the Unity engine and there is a slight delay while playing if you use BOTH shift keys at the same time to control the flippers. This is a known issue with the Unity engine. We recommend picking ONE shift key on either side and then using another key to control the other flipper such as S/L, CTRL or Tab. The entire game's soundtrack currently spans close to two hours, not including all of the sound effects and victory/defeat riffs. Features full controller support, mouse / keyboard support, and the Steam online leaderboards to rank your final score for each table. No subscription, monthly fees, or tickets required to enjoy some good ol' fashion pinball. What do the Steam curators have to say about this title? Check it out! Impartial Reviews - â€œAn excellent addition to the undeservedly underrated pinball genre, that stands out for its extremely entertaining, varied, and addictive gameplay, beautiful tables design and great soundscape.â€ - Recommended One To Ten Reviews - â€œA charming and fun game that offers a wide selection of pinball tables, each with its own unique theme and commendable attention to detail, along with a well-chosen soundtrack. Review score: 9/10â€ - Recommended KeyHub- â€œIs it the bell? or maybe the lights? It is definitely something that makes pinball machines and video games super addictive, well this game is no exception. This is a fun and enjoyable game.â€ - Recommended Nap'n'Gaming - A really awesome pinball game with very intuitive controls made by experienced developers in pinball games where we can strategize to fulfill many missions while grinding points. Highly recommended! - Recommended Shut Up And Listen!- â€œSlot Shots Pinball Collection delivers a remarkable pinball experience, significantly raising the bar of quality in this fun genre due to its charming visual style, pleasant music and varied tables.â€ - Recommended My Review Is My Message - â€œSlot Shots Pinball Collection is an addictive and challenging pinball collection. Each table within this set has a unique flavor and gameplay that will please even the most sophisticated player.â€ - Recommended Games Reviews Matter - â€œEach table in this collection will give you many unique emotions, including pleasant nostalgia for classic games, thanks to its great visual design, amazing soundtrack and pleasant physics.â€ - Recommended The World Of Reviews - â€œOne of the finest virtual pinball collections featuring varied original tables, outstanding graphics, well-chosen music and sounds, along with remarkable physics. What else do you need to have fun?â€ - Recommended You Can't Handle the Truth! - â€œA magnificent collection of pinball tables that will delight you not only with its unique and colorful design, but also with its pleasing physics, which is quite rare in this genre.â€- Recommended JuegosGratisUnlimited - Recommended Rise and Shine, Mr. Gamer - Recommended 17173è¤ç«è™« - Recommended Pink Unicorn ðŸ¦„ - Recommended BlackHatMan - Recommended Imaginarium - Recommended Game Reviewers(JP) - Recommended Hex's Gameplay - Recommended ç”„æ¸¸ç»„ - Recommended Review Prizm - Recommended ~Universal Gamers~ - Recommended CzechLP - Recommended Emote Reviews - Recommended Trash Games Fever - Recommended Peelijah Reviews - Recommended","['English']","['English']","","https://cdn.akamai.steamstatic.com/steam/apps/1886290/header.jpg?t=1657283667","","","pinblendstudios@gmail.com",True,False,False,0,"",0,12,0,"",25,0,"",0,0,0,0,"Pinblend Studios","Pinblend Studios","Single-player,Steam Achievements,Full controller support,Steam Leaderboards","Casual,Simulation,Sports,Strategy,Early Access","Early Access,Casual,Pinball,Singleplayer,Arcade,Physics,Hero Shooter,Score Attack,Controller,Shoot 'Em Up,3D,Colorful,Stylized,Top-Down,Atmospheric,Fantasy,Sports,Fishing,Top-Down Shooter,Tactical","https://cdn.akamai.steamstatic.com/steam/apps/1886290/ss_06564e25774c8f21ce75b284d6f0cf8132ce9495.1920x1080.jpg?t=1657283667,https://cdn.akamai.steamstatic.com/steam/apps/1886290/ss_5caa7ca69a4620131df67e820fb6d8c9cef68d06.1920x1080.jpg?t=1657283667,https://cdn.akamai.steamstatic.com/steam/apps/1886290/ss_6407752fc4c149e98d23c6f33bfb361d944b3df2.1920x1080.jpg?t=1657283667,https://cdn.akamai.steamstatic.com/steam/apps/1886290/ss_221b1e778c1944285c687fcdf736e93c3cc93b87.1920x1080.jpg?t=1657283667,https://cdn.akamai.steamstatic.com/steam/apps/1886290/ss_ce4c14ef52fcb43900d2df3ab87e5e00fe7507b1.1920x1080.jpg?t=1657283667,https://cdn.akamai.steamstatic.com/steam/apps/1886290/ss_4063af4df1fbdb71ae3aaac594bbf8b823f560e3.1920x1080.jpg?t=1657283667,https://cdn.akamai.steamstatic.com/steam/apps/1886290/ss_74f888d4ed620539d81547774400e1f16d2948e6.1920x1080.jpg?t=1657283667,https://cdn.akamai.steamstatic.com/steam/apps/1886290/ss_e144f2cea01cd5ccc55281f3bc88b5105ab9332e.1920x1080.jpg?t=1657283667,https://cdn.akamai.steamstatic.com/steam/apps/1886290/ss_a37e7bf956d694354463dbb5938801e2256e25b6.1920x1080.jpg?t=1657283667,https://cdn.akamai.steamstatic.com/steam/apps/1886290/ss_0dba6aa74c2b537bc3d923c1820a6d86c95ea105.1920x1080.jpg?t=1657283667,https://cdn.akamai.steamstatic.com/steam/apps/1886290/ss_aa0028f2fce95f5bd16de4e935cc26fb32897c39.1920x1080.jpg?t=1657283667,https://cdn.akamai.steamstatic.com/steam/apps/1886290/ss_4b38376a243d4a68616380d7be0db3e859f3a996.1920x1080.jpg?t=1657283667,https://cdn.akamai.steamstatic.com/steam/apps/1886290/ss_94c80c6ffa64762851d0e03e5dbfb4a6c791d758.1920x1080.jpg?t=1657283667,https://cdn.akamai.steamstatic.com/steam/apps/1886290/ss_319c6a0a1254d103f30af548ad11c2c96c7125f4.1920x1080.jpg?t=1657283667,https://cdn.akamai.steamstatic.com/steam/apps/1886290/ss_7cab0573e66d45d3d2156c49efadcbc7dd359515.1920x1080.jpg?t=1657283667,https://cdn.akamai.steamstatic.com/steam/apps/1886290/ss_1fb8f5d2c02d0bbcf7316e9ebf475c5004e90a8b.1920x1080.jpg?t=1657283667,https://cdn.akamai.steamstatic.com/steam/apps/1886290/ss_e0463c7dac9d3e4e056e5ec973771a3866b49678.1920x1080.jpg?t=1657283667,https://cdn.akamai.steamstatic.com/steam/apps/1886290/ss_280410276599f41fc189735c029f39d16505bf2d.1920x1080.jpg?t=1657283667,https://cdn.akamai.steamstatic.com/steam/apps/1886290/ss_ca4bbc819cc86a805e18b328694a50fa885e4122.1920x1080.jpg?t=1657283667,https://cdn.akamai.steamstatic.com/steam/apps/1886290/ss_1162448818ff321b712070d7c703185346cc1622.1920x1080.jpg?t=1657283667","http://cdn.akamai.steamstatic.com/steam/apps/256892849/movie_max.mp4?t=1655809322,http://cdn.akamai.steamstatic.com/steam/apps/256885724/movie_max.mp4?t=1652027557,http://cdn.akamai.steamstatic.com/steam/apps/256885730/movie_max.mp4?t=1652030109,http://cdn.akamai.steamstatic.com/steam/apps/256881120/movie_max.mp4?t=1649300373"</text:p>
          </table:table-cell>
          <table:table-cell table:number-columns-repeated="16383" table:style-name="ce1"/>
        </table:table-row>
        <table:table-row table:style-name="ro1">
          <table:table-cell office:value-type="string" table:style-name="ce1">
            <text:p>1514360,"Laid-Back Camp - Virtual - Lake Motosu","Mar 3, 2021","0 - 20000",1,0,13.99,0,"Experience Laid-Back Camp in 3D! Together, Nadeshiko (you!) and Rin embark on a new camping adventure at Lake Motosu, taking pictures and trying lots of delicious food. About the Game Set near scenic Mt. Fuji, Nadeshiko, Rin &amp;amp</text:p>
          </table:table-cell>
          <table:table-cell office:value-type="string" table:style-name="ce1">
            <text:p><text:s/>co. encounter a variety of unique situations. Join them for a short 3D adventure game (each version is about the length of an anime episode), where the fully voiced characters and vibrant scenery will make you feel like youâ€™re really there! Cast Nadeshiko Kagamihara (Yumiri Hanamori) Rin Shima (Nao Toyama) Chiaki Ogaki (Sayuri Hara) Aoi Inuyama (Aki Toyosaki) Ena Saito (Rie Takahashi) Narration by Akio Otsuka This game is designed for use with HMD equipment but can also be played without it.","['English', 'French', 'Simplified Chinese', 'Traditional Chinese', 'Japanese', 'Korean']","['Japanese', 'Korean']","","https://cdn.akamai.steamstatic.com/steam/apps/1514360/header.jpg?t=1648018736","https://yurucamp-v.com/","http://www.gemdrops.co.jp/","",True,False,False,0,"",0,245,70,"",9,293,"",0,0,0,0,"Gemdrops, Inc.","Gemdrops, Inc.,Clouded Leopard Entertainment Inc.","Single-player,Steam Achievements,Steam Cloud","Adventure,Casual","VR,Anime,Story Rich,Cute,Nature,Atmospheric,Drama,3D,Adventure,6DOF,Visual Novel,Point &amp; Click,Choose Your Own Adventure,Casual,Singleplayer,Female Protagonist,Psychological Horror","https://cdn.akamai.steamstatic.com/steam/apps/1514360/ss_9a9eef6f89fb5d4aae397bb1cd318bf02348beb7.1920x1080.jpg?t=1648018736,https://cdn.akamai.steamstatic.com/steam/apps/1514360/ss_89f9e08eea8aa0233542d0c1f847fed6f3f22e57.1920x1080.jpg?t=1648018736,https://cdn.akamai.steamstatic.com/steam/apps/1514360/ss_9d72c4090c888e8f8b3b408213325461cc872743.1920x1080.jpg?t=1648018736,https://cdn.akamai.steamstatic.com/steam/apps/1514360/ss_66295bd36a0dd1664cdfb81997cf53300fe31064.1920x1080.jpg?t=1648018736,https://cdn.akamai.steamstatic.com/steam/apps/1514360/ss_8007c1198df2ad341539f407d61384122333b738.1920x1080.jpg?t=1648018736,https://cdn.akamai.steamstatic.com/steam/apps/1514360/ss_d6ec8d4d3d0b479830e13fb3113e933dfb80de46.1920x1080.jpg?t=1648018736,https://cdn.akamai.steamstatic.com/steam/apps/1514360/ss_4d0897babd58c675d56170d15ebadbf8f824f930.1920x1080.jpg?t=1648018736,https://cdn.akamai.steamstatic.com/steam/apps/1514360/ss_7507fc40dfab9a1e6813e182e35c0d04c0866067.1920x1080.jpg?t=1648018736,https://cdn.akamai.steamstatic.com/steam/apps/1514360/ss_8b720cf93a8b5846e48be01c24081282f5fa134d.1920x1080.jpg?t=1648018736,https://cdn.akamai.steamstatic.com/steam/apps/1514360/ss_6ff7057e5328ff5f94cb5c2fd47200e8097b181a.1920x1080.jpg?t=1648018736","http://cdn.akamai.steamstatic.com/steam/apps/256820919/movie_max.mp4?t=1613478200"</text:p>
          </table:table-cell>
          <table:table-cell table:number-columns-repeated="16382" table:style-name="ce1"/>
        </table:table-row>
        <table:table-row table:style-name="ro1">
          <table:table-cell office:value-type="string" table:style-name="ce1">
            <text:p>1374280,"Kor","Dec 23, 2021","20000 - 50000",0,0,9.99,0,"Inspired by a variety of classic RPGs and Adventure games and developed by one person, Kor takes you on a journey through a unique alien world, battling enemies in an augmented-reality game that blends together turn-based strategy with execution-based button combos. The quicker you are, the more effective your attacks will be. Navigate your way through fast-paced puzzles and overcome foes to win the Kor tournament and prove that you deserve to become Chosen - rising above the exploitation that awaits those you defeated along the way! Or not ... Features: Attacks in schools of Nature, Fire, Water, Shadow, Earth, and Storm - each with their own playstyle, which you can mix and match! A Warper that lets you teleport a short distance, allowing you to solve puzzles - and slip into places you shouldn't be. A challenging intended difficulty, with an optional story mode. Retro-style sprites, tiles, animations, interfaces, etc., all drawn pixel-by-pixel. A true-to-style, non-standard base resolution of 160x144. 21 different color palettes to choose from, changing the color of the whole game. Manually assignable stat points you can tailor to suit your needs. At least one NPC who will call you a 'chumpling.' Easter eggs you'll probably never even see.","['English']","[]","","https://cdn.akamai.steamstatic.com/steam/apps/1374280/header.jpg?t=1643304058","https://goadstool.itch.io/kor","https://twitter.com/goadstool","",True,False,False,0,"",0,50,0,"",8,0,"",0,0,0,0,"Goadstool","Goadstool","Single-player,Steam Achievements,Full controller support,Steam Cloud","Adventure,Indie,RPG,Strategy","RPG,Indie,Pixel Graphics,Adventure,Turn-Based Combat,2D,Singleplayer,Top-Down,Open World,Turn-Based Strategy,1990's,Turn-Based Tactics,Cute,Sci-fi,Modern,Fantasy,Funny,Magic,Old School,Tactical","https://cdn.akamai.steamstatic.com/steam/apps/1374280/ss_909b4212903471520d495e1625de6e88616d9c60.1920x1080.jpg?t=1643304058,https://cdn.akamai.steamstatic.com/steam/apps/1374280/ss_8b81e84a585f615d9d89a63c2c504158ab92e5e2.1920x1080.jpg?t=1643304058,https://cdn.akamai.steamstatic.com/steam/apps/1374280/ss_689952f87704b3634bca1f4e5cdd86281def2c1d.1920x1080.jpg?t=1643304058,https://cdn.akamai.steamstatic.com/steam/apps/1374280/ss_47a7725ee583be5fa47d171432cb08b778e3763d.1920x1080.jpg?t=1643304058,https://cdn.akamai.steamstatic.com/steam/apps/1374280/ss_9a6079e3d1b6bea73505150dcf9bfa9bca0a6a79.1920x1080.jpg?t=1643304058,https://cdn.akamai.steamstatic.com/steam/apps/1374280/ss_0e30286418d6e8bc08a9107a61b35bd3cb6c8567.1920x1080.jpg?t=1643304058,https://cdn.akamai.steamstatic.com/steam/apps/1374280/ss_9e03c230cd3edf936564d4445b9a497025011d09.1920x1080.jpg?t=1643304058,https://cdn.akamai.steamstatic.com/steam/apps/1374280/ss_4be00305e72c7de64a37d9786f90fa4c231d476d.1920x1080.jpg?t=1643304058,https://cdn.akamai.steamstatic.com/steam/apps/1374280/ss_152eae84cd8afa4feab83475ff0638f7fcc70b5e.1920x1080.jpg?t=1643304058,https://cdn.akamai.steamstatic.com/steam/apps/1374280/ss_84ba1a6b3ca2a227bee31981527bb40cf52c881c.1920x1080.jpg?t=1643304058,https://cdn.akamai.steamstatic.com/steam/apps/1374280/ss_74db5a5c2c133650aec11cd4e64e50f783af999e.1920x1080.jpg?t=1643304058,https://cdn.akamai.steamstatic.com/steam/apps/1374280/ss_dbd3516ce57cc00d5073cfdf90f9ddc40a5d68c9.1920x1080.jpg?t=1643304058","http://cdn.akamai.steamstatic.com/steam/apps/256867323/movie_max.mp4?t=1641012286"</text:p>
          </table:table-cell>
          <table:table-cell table:number-columns-repeated="16383" table:style-name="ce1"/>
        </table:table-row>
        <table:table-row table:style-name="ro1">
          <table:table-cell office:value-type="string" table:style-name="ce1">
            <text:p>863490,"Bighead Runner","Jun 7, 2018","20000 - 50000",0,0,0.99,1,"Bighead Runner is a casual endless runner, avoid many dangers through randomly and procedurally generated levels. Perfect to play while you are on a queue for another game, this is a small re-playable arcade game, the objectives included are: Score Chase (with online leaderboards), unlock characters, and achievements. Survive through increasingly dificulty randomly generated levels. Get the best score and try to get to the top of the online leaderboards. Collect coins to unlock new suits. Addictive coin eater arcade experience. Great to play both with joystick or keyboard. Oldschool pixel art graphics. Original soundtrack. Steam Leaderboards, achievements, cloud save and (when aproved by Valve) trading cards. 2 different languages (English, PortuguÃªs) Hi, my name is Paulo and I'm the solo indie game dev behind NukGames, focused in bringing small arcade games with good replayabillity, classic mechanics with modern twists and smooth gameplay to Steam. Thanks for reading, I hope you enjoy Bighead Runner , Paulo Brunassi - NukGames","['English', 'Portuguese - Brazil']","[]","","https://cdn.akamai.steamstatic.com/steam/apps/863490/header.jpg?t=1653306007","","","support@nukgames.com",True,False,False,0,"",0,82,26,"",199,0,"",0,0,0,0,"NukGames","NukGames","Single-player,Steam Achievements,Full controller support,Steam Cloud,Steam Leaderboards","Adventure,Casual,Indie","Indie,Casual,Adventure,Runner,Singleplayer,Arcade,Fast-Paced,GameMaker,2D,Retro,Difficult,Funny,Music,Replay Value,Score Attack,Family Friendly,Action,Classic,Great Soundtrack,Old School","https://cdn.akamai.steamstatic.com/steam/apps/863490/ss_08d0b3d654b6959415b4a92c452c520822fcfb01.1920x1080.jpg?t=1653306007,https://cdn.akamai.steamstatic.com/steam/apps/863490/ss_7f689d3ce957bc9133dec43dc95cce45d97f52e0.1920x1080.jpg?t=1653306007,https://cdn.akamai.steamstatic.com/steam/apps/863490/ss_9140f8767be80c6675a53c0d3e4bf926c136f903.1920x1080.jpg?t=1653306007,https://cdn.akamai.steamstatic.com/steam/apps/863490/ss_098dae5e36e4dad796dba7913a9a45f3775dc0f6.1920x1080.jpg?t=1653306007,https://cdn.akamai.steamstatic.com/steam/apps/863490/ss_ea56939c79f2654ddecd67f521dadfc11e5690e9.1920x1080.jpg?t=1653306007,https://cdn.akamai.steamstatic.com/steam/apps/863490/ss_0d6ee5be4a05b6c2a58b1f534736e41dbc5332db.1920x1080.jpg?t=1653306007","http://cdn.akamai.steamstatic.com/steam/apps/256718524/movie_max.mp4?t=1527803712"</text:p>
          </table:table-cell>
          <table:table-cell table:number-columns-repeated="16383" table:style-name="ce1"/>
        </table:table-row>
        <table:table-row table:style-name="ro1">
          <table:table-cell office:value-type="string" table:style-name="ce1">
            <text:p>396640,"TowerClimb","Sep 22, 2015","0 - 20000",0,0,14.99,1,"TowerClimb is a difficult and rewarding procedurally generated platformer with roguelike elements. TowerClimb is set in a fantasy world where enormous and mysterious towers of ancient unknown origin stand above humanity, extending to the heavens. Humans are driven by curiosity to climb them, usually dying in the process. Struggle forward as a weak human, driven by an iron will to reach the top. The game borrows elements from the roguelike genre. A different adventure awaits each man</text:p>
          </table:table-cell>
          <table:table-cell office:value-type="string" table:style-name="ce1">
            <text:p><text:s/>you will never play the same exact level twice. Run, Climb, Jump, Swim, and Fly your way up the tower's atmospheric and lethal worlds, using items and resources you find along your way. Quick thinking and strategy will keep you alive as you navigate the tower using unique platforming mechanics. TowerClimb is challenging, and rewards reflexes, skill, knowledge and problem solving ability. Quite often, The tower throws your character into dangerous situations which require you to think very carefully about your actions. A unique, randomly generated level system ensures players must always come up with interesting ways to complete a level. Hundreds of men will die before you posses enough skill and knowledge to conquer the tower. A screenshot of every man's death is saved, along with how he died, to track each and every attempt. TowerClimb at its core is an adventure platformer, with procedural levels and elements based on the rogue-like genre. It features local multiplayer support with an option for split-screen/single-screen. (a maximum of 25 simultaneous players is the limit. However, the game only supports 4 controllers (Xinput limitation). The remaining players must use the keyboard. A program like Xpadder can remap additional directinput controllers to keyboard keys) The game features a TON of content. The Tower is tall and daunting to conquer, with plenty of areas and secrets throughout the game. Getting/seeing everything will take players a long time. There's bonus modes to unlock and play on top of the main game as well. Each time you play the game, everything changes. The levels are different, random events can occur, rare items can be found, etc. The game will always keep you on your feet and give you refreshing challenges and experiences. The platforming mechanics in the game are set up to feel very tight and responsive in combination with the climbing mechanics. You always need to be on your feet and aware of your surroundings, while continually planning how to climb higher. As you progress higher, different worlds introduce new mechanics that mean your play style must evolve. 5 years in the making, by Davioware and Quazi, a team of two brothers who have been developing and playing games since childhood.","['English']","['English']","","https://cdn.akamai.steamstatic.com/steam/apps/396640/header.jpg?t=1452807494","http://www.davioware.com","http://www.davioware.com/forum/","davioware@gmail.com",True,False,False,0,"",0,288,28,"",0,228,"",53,0,53,0,"Davioware and Quazi","Davioware and Quazi","Single-player,Multi-player,Shared/Split Screen,Partial Controller Support,Remote Play Together","Action,Adventure,Indie,RPG","Indie,Action Roguelike,Action,Adventure,Rogue-lite,Pixel Graphics,RPG,Platformer,Difficult,Procedural Generation,Great Soundtrack,2D,Rogue-like,Local Co-Op","https://cdn.akamai.steamstatic.com/steam/apps/396640/ss_e31dc45661bba44a4fd063bc6ed4799411b265e8.1920x1080.jpg?t=1452807494,https://cdn.akamai.steamstatic.com/steam/apps/396640/ss_3b1f72b79430b6935a6eebfd76bbcd681c443a3e.1920x1080.jpg?t=1452807494,https://cdn.akamai.steamstatic.com/steam/apps/396640/ss_336a61fdfb2111120c4048bc8df5416ea8dcf1b5.1920x1080.jpg?t=1452807494,https://cdn.akamai.steamstatic.com/steam/apps/396640/ss_85ebb18e02ec298a7c2a09a955e95dbe9a3d67e3.1920x1080.jpg?t=1452807494,https://cdn.akamai.steamstatic.com/steam/apps/396640/ss_e7fea8248e4e93d034328bae62e45c125f31ed03.1920x1080.jpg?t=1452807494,https://cdn.akamai.steamstatic.com/steam/apps/396640/ss_421e546bb493472bd837fc1c22d69b57e576f208.1920x1080.jpg?t=1452807494,https://cdn.akamai.steamstatic.com/steam/apps/396640/ss_3c2415648682479e48182a8ed9296b1d1c1677c7.1920x1080.jpg?t=1452807494,https://cdn.akamai.steamstatic.com/steam/apps/396640/ss_ae90957dd60a4ca02567a9a1e78683c2e4b45263.1920x1080.jpg?t=1452807494,https://cdn.akamai.steamstatic.com/steam/apps/396640/ss_372fb5385d3f89623527898701cf2f52b842ce07.1920x1080.jpg?t=1452807494,https://cdn.akamai.steamstatic.com/steam/apps/396640/ss_7ab682072d7e925760570a060e14ec340dee666d.1920x1080.jpg?t=1452807494,https://cdn.akamai.steamstatic.com/steam/apps/396640/ss_c099acfcb0acf6089635b6406678bd14d0a326f8.1920x1080.jpg?t=1452807494,https://cdn.akamai.steamstatic.com/steam/apps/396640/ss_2ee449eb319952219dcbf40c1ece4a341ed9ed22.1920x1080.jpg?t=1452807494","http://cdn.akamai.steamstatic.com/steam/apps/256656588/movie_max.mp4?t=1447378175"</text:p>
          </table:table-cell>
          <table:table-cell table:number-columns-repeated="16382" table:style-name="ce1"/>
        </table:table-row>
        <table:table-row table:style-name="ro1">
          <table:table-cell office:value-type="string" table:style-name="ce1">
            <text:p>726020,"Mission Ammunition","Oct 27, 2017","0 - 20000",0,0,0.49,1,"The most secure prison facility in the country is under attack ... The city mayor called personally and asked you to take care of this problem. You are Jake , ex-military and a member of Team . Mission Ammunition is a modern action game with a lot of justified pixel violence and the clever platforming. Â Â Â Â Â Â Â Â Â Â Â Â Â Â Â Â Â Â Â Â Â Â Â Â Â Â Â Â Â Â Â Â Â Â Â Â Â Â Â Â Â Â Â Â Â Â Â Â Â Â  Over 30 levels of action Ultra-sharp and detailed pixel art Super-tough boss fights Very reasonable number of powerful guns Great accompanying music Top secret locations Spectacular explosions Pure old-school awesomeness","['English']","[]","","https://cdn.akamai.steamstatic.com/steam/apps/726020/header.jpg?t=1648610974","http://www.hotgunsgame.com","http://www.quantized-bit.com","quantizedbit@gmail.com",True,True,True,0,"",0,61,16,"",18,0,"",0,0,0,0,"Quantized Bit","Quantized Bit","Single-player,Steam Achievements,Full controller support,Steam Cloud","Action,Indie","Action,Indie,Pixel Graphics,Platformer,Side Scroller,2D,Shooter,Shoot 'Em Up","https://cdn.akamai.steamstatic.com/steam/apps/726020/ss_12ba9ecf87536379ab6a6c22f048049a6a9767a6.1920x1080.jpg?t=1648610974,https://cdn.akamai.steamstatic.com/steam/apps/726020/ss_9774f6af20ca6d366cbe62aeb54d4011bf19a6b9.1920x1080.jpg?t=1648610974,https://cdn.akamai.steamstatic.com/steam/apps/726020/ss_4b9d7f769bf5d618b89b2c8909e03796cdefdf62.1920x1080.jpg?t=1648610974,https://cdn.akamai.steamstatic.com/steam/apps/726020/ss_74b7b15a62b5b2ea00875b03e89a6cc8abea7a61.1920x1080.jpg?t=1648610974,https://cdn.akamai.steamstatic.com/steam/apps/726020/ss_48777b63a5664fd2f3af96d6b709292592cdadd0.1920x1080.jpg?t=1648610974,https://cdn.akamai.steamstatic.com/steam/apps/726020/ss_034651aaf5c16d57aa704ef529f70ecc88cdbeae.1920x1080.jpg?t=1648610974","http://cdn.akamai.steamstatic.com/steam/apps/256720137/movie_max.mp4?t=1529268765"</text:p>
          </table:table-cell>
          <table:table-cell table:number-columns-repeated="16383" table:style-name="ce1"/>
        </table:table-row>
        <table:table-row table:style-name="ro1">
          <table:table-cell office:value-type="string" table:style-name="ce1">
            <text:p>424060,"The Glow","Dec 10, 2015","0 - 20000",0,0,3.99,0,"â€œThe Glowâ€ is a single player, survival game with roguelike elements. Take control over one of the six characters, explore semi-randomly generated world and try to survive without losing your sanity in the process! Story: 'What happened to this city? Donâ€™t take me wrong, it's never been a paradise but usually you could leave home without fear that someone will stab you right between the ribs. But not anymore. Do they all just forget to take the pills? No, thatâ€™s impossible. Maybe they refuse to take them? Thatâ€™s even less likely. No matter what happened, sooner or later I will have to leave my apartment. Probably sooner, because I'm also running out of pillsâ€¦ What was that? Someone knocking? Where did I put those keysâ€¦' Main features: â€¢ Explore semi-randomly generated world! â€¢ Choose different objectives for each playthrough! â€¢ Complete objectives to unlock new characters! â€¢ Scavenge for resources. â€¢ Interact with other people in any way you want: - Shoot them on sight? Go nuts. - Talk to them and try to cooperate? Sure, but remember they donâ€™t have to be friendly. - Stay hidden and try to avoid them? Good idea! Who needs other people anyway? â€¢ Sanity is for the weak! If you stop taking pills, you will lose sanity and world around will becomeâ€¦ more interesting. â€¢ Discover dark secrets behind all this madness! Have fun and remember: take your pills every day!","['English']","[]","","https://cdn.akamai.steamstatic.com/steam/apps/424060/header.jpg?t=1449813811","http://brainwashing.pl/","","contact@brainwashing.pl",True,False,False,0,"",0,8,16,"",11,0,"",0,0,0,0,"Brainwashing games","Brainwashing games","Single-player,Steam Achievements","RPG,Strategy","RPG,Strategy,Indie,Survival,Exploration,RPGMaker,Rogue-lite","https://cdn.akamai.steamstatic.com/steam/apps/424060/ss_7e5f3f0e6e1bb9aebaf4fed71e3e7bce080df7da.1920x1080.jpg?t=1449813811,https://cdn.akamai.steamstatic.com/steam/apps/424060/ss_8433b3cfd12f730b7de639b6bc05d7080e585148.1920x1080.jpg?t=1449813811,https://cdn.akamai.steamstatic.com/steam/apps/424060/ss_b94479f1be69c6b56becbfdf3b46a5d2abf3b1c4.1920x1080.jpg?t=1449813811,https://cdn.akamai.steamstatic.com/steam/apps/424060/ss_6791c06dc4fda40fbe4c7b11bad50956833a1408.1920x1080.jpg?t=1449813811,https://cdn.akamai.steamstatic.com/steam/apps/424060/ss_308c8e9aa5489b3cfb006f752ab16fff98f320ca.1920x1080.jpg?t=1449813811,https://cdn.akamai.steamstatic.com/steam/apps/424060/ss_25328525d0f3ed78cc2820fe744c511f6ff84152.1920x1080.jpg?t=1449813811","http://cdn.akamai.steamstatic.com/steam/apps/256658669/movie_max.mp4?t=1449508010"</text:p>
          </table:table-cell>
          <table:table-cell table:number-columns-repeated="16383" table:style-name="ce1"/>
        </table:table-row>
        <table:table-row table:style-name="ro1">
          <table:table-cell office:value-type="string" table:style-name="ce1">
            <text:p>1943590,"æºªé£Žè°·ä¹‹æˆ˜ Playtest","Mar 24, 2022","0 - 0",0,0,0.0,0,"","[]","[]","","https://cdn.akamai.steamstatic.com/steam/apps/1943590/header.jpg?t=1648141161","","","",True,False,False,0,"",0,0,0,"",0,0,"",0,0,0,0,"","","","","","",""</text:p>
          </table:table-cell>
          <table:table-cell table:number-columns-repeated="16383" table:style-name="ce1"/>
        </table:table-row>
        <table:table-row table:style-name="ro1">
          <table:table-cell office:value-type="string" table:style-name="ce1">
            <text:p>1995240,"Deer Journey","Jul 21, 2022","0 - 0",0,0,5.39,0,"Deer Journey is a third person walking simulator game, where you will be joining a fawn that has been outcasted by the rest of the deers, after discovering its particular appearance. The young fawn was born partially albino. Get to know his story, share the journey together, find moments of similarity with life and, above all, enjoy in a peaceful game where its nature scenery and soundtrack stand out. Main features: Get to know the story of the fawn through its experiences, without dialogue or literal narration. Enjoy an immersive soundtrack while accompanying the fawn on his journey. Short adventure (about 45 minutes) focused on scenery, music and the journey of the fawn. If you liked Shelter and The First Tree, you have to try it!","['English', 'Spanish - Spain', 'French', 'Italian', 'German', 'Simplified Chinese', 'Traditional Chinese', 'Korean', 'Japanese', 'Portuguese', 'Russian']","[]","","https://cdn.akamai.steamstatic.com/steam/apps/1995240/header.jpg?t=1658397625","https://deerjourney.com","https://deerjourney.com","info@deerjourney.com",True,False,False,0,"",0,0,0,"",2,0,"",0,0,0,0,"Pablo Picazo","Pablo Picazo","Single-player,Full controller support","Adventure,Indie","","https://cdn.akamai.steamstatic.com/steam/apps/1995240/ss_7e037ee4a56f694bb9d4f1fe0d797b6024d38f1d.1920x1080.jpg?t=1658397625,https://cdn.akamai.steamstatic.com/steam/apps/1995240/ss_970506e0e41f4d296793f8f1c7c21497ee282889.1920x1080.jpg?t=1658397625,https://cdn.akamai.steamstatic.com/steam/apps/1995240/ss_c94be9f39caba3ed353b0ba1d3e842c80f374faa.1920x1080.jpg?t=1658397625,https://cdn.akamai.steamstatic.com/steam/apps/1995240/ss_3c00eeea1ed855621c0cb0f295bffe9bf6c3cdab.1920x1080.jpg?t=1658397625,https://cdn.akamai.steamstatic.com/steam/apps/1995240/ss_21440dafe6eb1b23ae511936b925e529621aedd2.1920x1080.jpg?t=1658397625,https://cdn.akamai.steamstatic.com/steam/apps/1995240/ss_337ae956e2ee41da26c66dfb17da688f53e0a7de.1920x1080.jpg?t=1658397625","http://cdn.akamai.steamstatic.com/steam/apps/256889084/movie_max.mp4?t=1654327638"</text:p>
          </table:table-cell>
          <table:table-cell table:number-columns-repeated="16383" table:style-name="ce1"/>
        </table:table-row>
        <table:table-row table:style-name="ro1">
          <table:table-cell office:value-type="string" table:style-name="ce1">
            <text:p>514870,"Fat City","Oct 22, 2018","0 - 20000",0,10,9.99,0,"Chris Knox is the leader of a crew of former special ops personnel and highly skilled hustlers. Help Chris and his team plan and pull off audacious heists from high-value targets to fill the coffers of a surreptitious crime syndicate in exchange for the life of a loved one. Mission events are driven by how players plan and execute each heist, which inherently creates replay-ability and ample opportunities for completionists. Manage a highly skilled team comprised of a safe-cracker, demolitions expert, hacker and getaway driver. Deploy smoke bombs, safe-cracking tools, and other special equipment to ensure a successful heist and escape. Over 60 jobs/targets spread throughout New York City's five boroughs. Bonus objectives that will clearly separate the notorious master class thief from the small time crook. Offering up formidable Steam Achievements to be 'knocked off.' Fat City offers up loads of challenging brainteasers for the thief in us all.","['English', 'French', 'Italian', 'German', 'Spanish - Spain']","[]","â€œHas some genuinely fun and clever moment-to-moment mechanicsâ€ 6 â€“ pureXBOX â€œFat City is a tightly designed, refreshingly simple little title that will appeal to fans of arcade games. There's a level of accessibility afforded by intuitive controls and easy-to-understand rules</text:p>
          </table:table-cell>
          <table:table-cell office:value-type="string" table:style-name="ce1">
            <text:p><text:s/>casual players should have no problem learning the basics and getting assisstance from optional items, while more skilled gamers will likely enjoy trying to get through each level using the fastest route... surprisingly fun time.â€ 8 â€“ Nintendo Life","https://cdn.akamai.steamstatic.com/steam/apps/514870/header.jpg?t=1540238466","http://www.fatcitygame.com/index.html","","fatcitysupport@heavy-iron.com",True,False,False,0,"",0,3,0,"",19,0,"",0,0,0,0,"Heavy Iron Studios","Heavy Iron Studios, Inc.","Single-player,Steam Achievements,Full controller support,Remote Play on TV","Casual,Indie,Strategy","Strategy,Indie,Casual","https://cdn.akamai.steamstatic.com/steam/apps/514870/ss_48f7ba09296ea278e4574b90157c38929f805eef.1920x1080.jpg?t=1540238466,https://cdn.akamai.steamstatic.com/steam/apps/514870/ss_fe6d436dae5f2213a56b20d78a53081a6f914203.1920x1080.jpg?t=1540238466,https://cdn.akamai.steamstatic.com/steam/apps/514870/ss_12e8552bf2ea7c34a7c2785ef69a54b9c4b3afe5.1920x1080.jpg?t=1540238466,https://cdn.akamai.steamstatic.com/steam/apps/514870/ss_f66959712ab0644da0125282f948ced7980d65ee.1920x1080.jpg?t=1540238466,https://cdn.akamai.steamstatic.com/steam/apps/514870/ss_ac936c460e043655585d8949173ed880d1cd9133.1920x1080.jpg?t=1540238466","http://cdn.akamai.steamstatic.com/steam/apps/256693045/movie_max.mp4?t=1540238456"</text:p>
          </table:table-cell>
          <table:table-cell table:number-columns-repeated="16382" table:style-name="ce1"/>
        </table:table-row>
        <table:table-row table:style-name="ro1">
          <table:table-cell office:value-type="string" table:style-name="ce1">
            <text:p>548290,"Dark Eden","Nov 28, 2016","50000 - 100000",0,0,0.0,0,"(Features) 1. Unique Theme and Genre The game constitutes of a unique objet which is vampire in the near future and this differentiates Dark Eden from the other MMORPGs.The game has modern horror fantasy background through combination of heroism, middle-age fantasy and SF future atmosphere. 2. Battle between races based on and well-made scenario You can choose race freely from Vampire, Slayer and Ousters who fight with each other. Small-size conflicts between races occur for delicate turf war. Further, large-scale war between races which seems to be strategic enough and siege warfare between guilds occurs inAdamâ€™s shrine. 3. Differentiated characteristics of races Vampire and Ousters use level system while Slayer uses skill system. Each race has unique growth system, item configuration, sill and class. Vehicles including motorcycle, helicopter, bat and warp tunnel, shylph jam, horn of spirit of land enablecharacters to move on map quickly and spells are provided that each race has its own merit and drawback. 4. Change in stats according to time Changes in day and night are not limited to vision and background scene but affect stats of each race according to the time. Vampires become stronger in the night while Slayers and Ousters become stronger during day. 5. Race System Class system where the characters grow irrespective of level has been adopted and support class skill which the characters can learn skills selectively. 6. Various Skills Vampire and Ousters have about 40 and 70 skills and spells respectively. Slayers have about 100 types of skills and spell. Further, there are 30 types of passive skills according to the class (Help Guide) ïµ Create Character - Create character 1. Enter [ID and PASSWORD] of the account registered and click [Login] button. ï¼Š [OTP] is optional but is recommended to use for safe security 2. Register [2nd password], enter the password and click confirm button for safe game play 3. Choose world and channel for playing game ï¼Š The world is an independent space can you cannot use characters in other world therefore choose the world carefully. ï¼Š [Blitz] world is a special world where Exp gain ratio is higher than the other worlds. However, the figures are initiated after certain time. 4. Choose and double click place for creating character or click [Create Character] button. ï¼Š You can create 3 characters at maximum in an world. 5. Set race, name and gender of character then click [Create Character] button. ï¼Š Characterâ€™s name should be within 5 and 10 worlds for Korean and English respectively. ï¼Š Ousters do not have gender. - Delete character 1. Choose character to be deleted and click [delete character] button. 2. Enter registration number of the account and click confirm button to delete the character. ï¼Š The deleted character can be recovered within 10 days from the deletion. Items and game money cannot be recovered therefore carefully delete the character. ïµ Game control -How to control Use mouse and keyboard shortcuts for easier game play! - Mouse control You can get item, move character and follow subject by using mouse. - Keyboard control You can play the game faster by using various shortcuts for control therefore play the game more conveniently. * You can change and use keyboard shortcuts to be your taste. 1. You can check shortcuts through game menu (ESC) -&amp;gt</text:p>
          </table:table-cell>
          <table:table-cell office:value-type="string" table:style-name="ce1">
            <text:p><text:s/>change option -&amp;gt</text:p>
          </table:table-cell>
          <table:table-cell office:value-type="string" table:style-name="ce1">
            <text:p><text:s/>game setting -&amp;gt</text:p>
          </table:table-cell>
          <table:table-cell office:value-type="string" table:style-name="ce1">
            <text:p><text:s/>keyboard setting. 2. You can modify and change shortcuts to be your taste in keyboard setting. - Keyboard shortcuts * When chatting screen is closed, you can use it as shortcut apart from [Ctrl] key. - Keyboard shortcuts Shortcut Usage ALT + TAB Logout window Esc Game menu Ctrl + H Help guide Ctrl + Tab Equipment screen Tab Bag (inventory) Ctrl + M Mini map Ctrl + I Character information Right Ctrl + Subject for checking information See character information Ctrl + K Skill information Ctrl + S Open skin icon screen Ctrl + C General chatting Ctrl + Z Zone chatting Ctrl + A Party chatting Ctrl + G Guild chatting Ctrl + T Channel chatting Ctrl + W Whisper Ctrl + E Chatting screen Alt + Click subject for trade Trade Right Alt + Click subject for making party Make party Ctrl + P Party screen Shift + Click subject for attack Forced attack Left, right Alt Check dropped item Ctrl + ~ On/ off quick item Ctrl + click subject for following Follow the character selected Ctrl + V Change shadow display option Scroll Lock, Print Screen Screenshot - Chatting shortcut command Enter each command on chatting screen I.e.&amp;gt</text:p>
          </table:table-cell>
          <table:table-cell office:value-type="string" table:style-name="ce1">
            <text:p>enter [/c] then enter your saying for general chatting. Shortcut Usage /C General chatting command /Z Zone chatting command /P Party chatting command /G Guild chatting command /W Whisper command /U Alliance chatting command /BGM BGM on / off /Sound effect Sound effect on / off /Chatting guide, /? See chatting guide /Help, /help, /H, /help See basic help guide /Where, * where Check server where certain user is logging in - Shortcuts of each race Click skill icon and put mouse point on the skill for appointing the number of skills. Race Shortcut Usage Slayer F1 ~ F8 Belt shortcut You can use the shortcut by using belt item. F9 ~ F12 Skill shortcut You can appoint and use skills by using shortcut. Vampire F1 Shortcut for using serum(recovery) item Items such as serum in inventory are automatically registered and you can use the item. F5 ~ F12 Skill shortcut Appoint and use skills by using shortcut. Ousters F1 ~ F6 Shortcut for arms band You can use it by using arms band item. F7 ~ F12 Skill shortcut Appoint and user skills by using shortcut. ïµ Basic interface Learn the whole structure of interface of Dark Eden. * All interfaces apart from mini map and skill screen can be moved. No. Usage Contents 1 Buff screen Status-related spells applied to the character including buff and debuff are displayed. 2 Chatting screen (Open: Enter) Chatting mode setting or the contents of chatting you or the other user entered. â€» You can check the previous contents by using mouse wheel or scroll bar on the right side of chatting screen. 3 Belt , arms band slot screens This screen is displayed when slayer and ousters wear belt and arms band items. â€» Not for vampire. 4 Information screen Current data in the game, major stats of character are displayed. 5 Insane gauge A(Attack insane mode): this mode is charged by attacking, special abilities including sucking blood and sucking soul. D(Defense insane mode): this mode is charged from attack by the others. P(Party insane mode): this mode is displayed in party status only and is charged from attack by the others. 6 Status gauge Character level and status are displayed. Slayer : red: HP(health point), blue: MP(mana point) Vampire : red: HP(health point) Ousters : red: HP(health point), blue: EP(energy point) 7 Quick item slot screen Item and skills registered in belt and arms band screen are displayed. 8 Help screen Click to see help guide. 9 Quick skill screen Currently activated skills are displayed. You can check or appoint the skills you learnt by clicking the skill. 10 Mini map (Shortcut: M, Ctrl + M) You can check the current location. â€» Green zone is safe zone and +on the map is NPC. 11 Game menu screen The game menu at the bottom is displayed and opened by clicking this menu. Menu Game information You can open my information, skill information, quest, pet information screens Guild You can open guild information, guild list, awaiting guild and guild member. Community You can open friends list, party screen and letter box. Store You can open Daden market, personal store and shopping list. Help You can see basic help guide Etc. You can change option, logout and finish the game.","['English']","['English']","","https://cdn.akamai.steamstatic.com/steam/apps/548290/header.jpg?t=1480380033","https://www.gamengame.com/games/online-game-media.asp?game_no=117","http://www.gamengame.com/support/","",True,False,False,0,"",0,124,132,"",0,0,"",1,0,1,0,"SOFTON ENTERTAINMENT","SOFTON ENTERTAINMENT","Multi-player,MMO,PvP,Online PvP","Free to Play,Massively Multiplayer,RPG","Free to Play,RPG,Massively Multiplayer,Horror","https://cdn.akamai.steamstatic.com/steam/apps/548290/ss_1b0b00b3798b81ce2ceca9ca9cb42a8f91b1a66b.1920x1080.jpg?t=1480380033,https://cdn.akamai.steamstatic.com/steam/apps/548290/ss_8fe21ca32fbed77903ae2fd792523c5401d4196a.1920x1080.jpg?t=1480380033,https://cdn.akamai.steamstatic.com/steam/apps/548290/ss_92250e81975a4a6e320357fa0b40479ea7194a3a.1920x1080.jpg?t=1480380033,https://cdn.akamai.steamstatic.com/steam/apps/548290/ss_97dec9efd759e18b6c8f7341a6839fabe4ebcfd5.1920x1080.jpg?t=1480380033,https://cdn.akamai.steamstatic.com/steam/apps/548290/ss_0536f793a1ed947afb8906afe28e9c0a4875be2b.1920x1080.jpg?t=1480380033","http://cdn.akamai.steamstatic.com/steam/apps/256673795/movie_max.mp4?t=1480032764"</text:p>
          </table:table-cell>
          <table:table-cell table:number-columns-repeated="16379"/>
        </table:table-row>
        <table:table-row table:style-name="ro1">
          <table:table-cell office:value-type="string" table:style-name="ce1">
            <text:p>695420,"Hex: Origins","Sep 23, 2017","0 - 20000",0,0,1.99,0,"Hex: Origins is a casual puzzle game based on a complete hexagon themed colorful experience. Enjoy a refreshing, calming and original experience, which is extremely easy to pick up but hard to master as you progress in the game. Across the multitude of game modes and levels you will encounter, you must place pieces composed of anywhere from 2 to 10 and more hexagons, each using up to 6 different colors. Everything in the game is based on two simple rules: You can place a piece anywhere on the board with no restrictions as long as all the neighboring tiles are empty. If one hex has a colored neighbor on the board, at least one of those neighbors needs to match its color. Building upon these simple rules, we added special board pieces and power-ups in order to create a fun and colorful experience. As long as you keep placing pieces on the board, its requirements for placing pieces change - so be careful about the order, colors and type of shapes you can use. Always plan ahead! Gameplay Hex: Origins offers you 4 different game modes, 2 available from the start, and 2 unlocked with tokens you earn while playing the game: Classic: a linear experience bundled up in Episodes, structured into 6 Chapters, eachÂ containing 6 Levels that you can play in 3 difficulties. Each Episode introduces new mechanics into gameplay and with each passing chapter, the difficulty is slightly raised - but so are the rewards! Flow: a linear experience similar to Classic, with the added requirement of connecting various battery pieces to light bulbs in order to power them up! Carefully plan your colored ways across the board and take up the challenge! Don't forget to fill up the board, though. Exploration: Give up the static board and expand in any direction! Exploration maps feature a center starting point with all the colors onto which you will start expanding in any direction you want. Treasure Hunting: On rare occasions you will find treasure map fragments. Assemble them into a map and embark on a Â thematic journey in order to find the hidden treasures of Hex: Origins. Always remember that X marks the spot! Features Over 800 levels of ever-increasing challenges with 3 difficulty options Dynamic level difficulty &amp;amp</text:p>
          </table:table-cell>
          <table:table-cell office:value-type="string" table:style-name="ce1">
            <text:p><text:s/>no unique solutions: the moves you make always alter the possible shapes that can be placed thus making it easier or harder for yourself. As you place these pieces the game will try to generate pieces that you can use. Plan ahead carefully. Finish a level in any way possible! Shuffle mechanic: discard existing pieces and draw new ones in exchange for a tiny fraction of your progress bar. 5 power-ups that you can use to slightly alter or completely change the game board. Special bonus shapes: from time to time a difficult to place piece will appear (9+ hex piece). Place it on the board and successfully finish the level and earn extra rewards. Complete in-game quests that range from easy to hard and get awesome rewards! Open treasure chests and reap the rewards while you complete any level! Unlock custom hex pieceÂ skins. Customize your board with that extra bling! Customize the game experience with 9 beautiful backgrounds! Cloud saving, achievements, stats, leaderboards, level editor, workshop and soon trading cards!","['English', 'French', 'German', 'Romanian', 'Russian', 'Simplified Chinese', 'Italian', 'Spanish - Spain']","['English', 'French', 'German', 'Romanian', 'Russian', 'Simplified Chinese', 'Italian', 'Spanish - Spain']","","https://cdn.akamai.steamstatic.com/steam/apps/695420/header.jpg?t=1506349129","http://www.prettybatgames.com","","support@prettybatgames.com",True,True,True,0,"",0,8,0,"",19,0,"",0,0,0,0,"Pretty Bat Games","Pretty Bat Games","Single-player,Steam Achievements,Steam Workshop,Steam Cloud,Stats,Steam Leaderboards,Includes level editor","Casual,Indie","Indie,Casual,Puzzle,Relaxing,Hex Grid","https://cdn.akamai.steamstatic.com/steam/apps/695420/ss_88a2d562f3cfb51c39a6d7da5e125647e7f6e0a6.1920x1080.jpg?t=1506349129,https://cdn.akamai.steamstatic.com/steam/apps/695420/ss_29a7f4cace17983f0d24e24c9d21d9187c21705e.1920x1080.jpg?t=1506349129,https://cdn.akamai.steamstatic.com/steam/apps/695420/ss_e68c06dba41ddf880de3b08cb7570c442fdc77df.1920x1080.jpg?t=1506349129,https://cdn.akamai.steamstatic.com/steam/apps/695420/ss_e435d58d88188756f53c2e690e88c60cdd4893c7.1920x1080.jpg?t=1506349129,https://cdn.akamai.steamstatic.com/steam/apps/695420/ss_a6f9877114ad5863c3a42ec6b4b0e789e25bda7e.1920x1080.jpg?t=1506349129","http://cdn.akamai.steamstatic.com/steam/apps/256696474/movie_max.mp4?t=1506349123,http://cdn.akamai.steamstatic.com/steam/apps/256692410/movie_max.mp4?t=1504948567,http://cdn.akamai.steamstatic.com/steam/apps/256696408/movie_max.mp4?t=1506287071"</text:p>
          </table:table-cell>
          <table:table-cell table:number-columns-repeated="16382" table:style-name="ce1"/>
        </table:table-row>
        <table:table-row table:style-name="ro1">
          <table:table-cell office:value-type="string" table:style-name="ce1">
            <text:p>1241110,"ANARCHY","May 7, 2020","500000 - 1000000",0,0,0.0,0,"ANARCHY You are stuck in a CyberPunk neighborhood, or that robots are trying to eliminate you. Your objective is to activate the 4 levers which are in 4 different zones. WARNING! There will not be just robots that will be there to make your life harder. Climbing, traps and even a train will be there to increase the challenge. 'Run for your life! ANARCHY is a challenging and fast-paced first person shooter game about escaping and shooting horde of robots! 4 differents levels with traps and parkour element. It's fun. ' - Gaming Grandma, / ANARCHY is a game of the most difficult games on STEAM currently. If you like adversity and huge challenges, this game will be perfect for you!","['English']","['English']","â€œRun for your life! ANARCHY is a challenging and fast-paced first person shooter game about escaping and shooting horde of robots! 4 differents levels with traps and parkour element. It's fun.â€ Gaming Grandma â€œA clearly annoying game ðŸ˜‚ðŸ˜‚, stressful since you are being chased, you also have the determination to want to finish all 4 areas, joy when you pass the courses as they are still difficult!â€ ZightyGaminG","https://cdn.akamai.steamstatic.com/steam/apps/1241110/header.jpg?t=1617581131","","","newprojektstudio@outlook.com",True,False,False,0,"",0,12,6,"",0,0,"",0,0,0,0,"NewProjekt","NewProjekt","Single-player","Action,Adventure,Casual,Indie","Indie,FPS,Action,Shooter,Adventure,Combat,Fighting,First-Person,Action-Adventure,PvE,Wargame,Voxel,Casual,Rhythm,Hero Shooter,3D,Colorful,Score Attack,Open World,Nonlinear","https://cdn.akamai.steamstatic.com/steam/apps/1241110/ss_0f0fe3b267809d5098c28ade04063cb6ec5020ad.1920x1080.jpg?t=1617581131,https://cdn.akamai.steamstatic.com/steam/apps/1241110/ss_1b7d0f519176c4f38189f7308ce2f32042b552be.1920x1080.jpg?t=1617581131,https://cdn.akamai.steamstatic.com/steam/apps/1241110/ss_60edc46ea4df42c34d7346f3aeb3059ff6c19155.1920x1080.jpg?t=1617581131,https://cdn.akamai.steamstatic.com/steam/apps/1241110/ss_9aae2aad1b61cfec16b15aec120c2a45658e0938.1920x1080.jpg?t=1617581131,https://cdn.akamai.steamstatic.com/steam/apps/1241110/ss_6d07ed6bdd975bbe6400d34359bb6475f9cef034.1920x1080.jpg?t=1617581131,https://cdn.akamai.steamstatic.com/steam/apps/1241110/ss_79fd29c014876eea2fe4217575e2228791b1f2d5.1920x1080.jpg?t=1617581131,https://cdn.akamai.steamstatic.com/steam/apps/1241110/ss_eff91ab88b79229ac5c88e89a350e0d19c3bdc86.1920x1080.jpg?t=1617581131,https://cdn.akamai.steamstatic.com/steam/apps/1241110/ss_afe6fa74977f0c1c8f92a598621e1e401040a1ea.1920x1080.jpg?t=1617581131,https://cdn.akamai.steamstatic.com/steam/apps/1241110/ss_9cf95dcc87faa86447dfacaf24da3e14fa414d5d.1920x1080.jpg?t=1617581131,https://cdn.akamai.steamstatic.com/steam/apps/1241110/ss_0daed71bb9d95b81ddd53de65c82c32c5ef6e7e4.1920x1080.jpg?t=1617581131,https://cdn.akamai.steamstatic.com/steam/apps/1241110/ss_597a898b2e7fc6a091d8a5bd419f4e1a86248d6c.1920x1080.jpg?t=1617581131,https://cdn.akamai.steamstatic.com/steam/apps/1241110/ss_3f9dbe4e70e1168ab623e57924a6b4d5ef937f36.1920x1080.jpg?t=1617581131,https://cdn.akamai.steamstatic.com/steam/apps/1241110/ss_c1a44f18b06541259696b4901c08f7632cd591c6.1920x1080.jpg?t=1617581131,https://cdn.akamai.steamstatic.com/steam/apps/1241110/ss_1d769c5b713509964f4851489d82032b8b5bd765.1920x1080.jpg?t=1617581131,https://cdn.akamai.steamstatic.com/steam/apps/1241110/ss_d3038bf034b15fdbd0e4ce0966a688b7acbda64e.1920x1080.jpg?t=1617581131","http://cdn.akamai.steamstatic.com/steam/apps/256818089/movie_max.mp4?t=1610558683"</text:p>
          </table:table-cell>
          <table:table-cell table:number-columns-repeated="16383" table:style-name="ce1"/>
        </table:table-row>
        <table:table-row table:style-name="ro1">
          <table:table-cell office:value-type="string" table:style-name="ce1">
            <text:p>587490,"Dark Throne","Mar 3, 2017","0 - 20000",0,0,0.99,0,"Dark Throne is a game in which you play as a knight who is going to remove the curse from the kingdom Trimont imposed by a mad king. By the curse on the kingdom of eternal night fell and the creatures living in these areas have been enslaved by a mad king. You are the only hope to repair the damage caused by the king. During your trip you will be able to free people who can teach you new skills. Gameplay Dark Throne is a 2D sidescrolling game with RPG system offering nine skills you can develop to cope better in the fight against opponents. Another RPG elements of the system will be unlocked when you release one of the detained teachers. On your way you will meet many types of enemies including five bosses who are different fighting style. You can use key combinations to make your character more quickly ran or jumped over longer distances. RPG System Skills can develop freeing: archer, sorceress and spy. Archer enables us to expand: - Damage - Vitality - Energy Spy allows us to expand: - Capacity potions - Lifting rolls - Luck Sorceress enables us to expand: - Fire ball - Magic Shield - Mixture","['English']","[]","","https://cdn.akamai.steamstatic.com/steam/apps/587490/header.jpg?t=1493630456","","","DarkThrone_Help@outlook.com",True,False,False,0,"",0,17,17,"",80,0,"",0,0,0,0,"Marcin MikoÅ‚ajczyk","Back To Basics Gaming","Single-player,Steam Achievements,Partial Controller Support","Action,Adventure,Indie,RPG","Action,Adventure,Indie,RPG,Pixel Graphics","https://cdn.akamai.steamstatic.com/steam/apps/587490/ss_395c4e9a3ddaf6e039ea9d1bb87a31c2ec9a62bb.1920x1080.jpg?t=1493630456,https://cdn.akamai.steamstatic.com/steam/apps/587490/ss_2e82da0ea46a6bf072940d5db627060d283b6337.1920x1080.jpg?t=1493630456,https://cdn.akamai.steamstatic.com/steam/apps/587490/ss_c5d583b1eb49c1233965d87259151d7817958411.1920x1080.jpg?t=1493630456,https://cdn.akamai.steamstatic.com/steam/apps/587490/ss_e2d1ed1c2aa5377fb5f70f26858e668946fd573d.1920x1080.jpg?t=1493630456,https://cdn.akamai.steamstatic.com/steam/apps/587490/ss_8c30b7a968841f5961b925c01e65c50ef11dc2d4.1920x1080.jpg?t=1493630456,https://cdn.akamai.steamstatic.com/steam/apps/587490/ss_6aeb689b83d47381e7a98d25cb3fcc530c321353.1920x1080.jpg?t=1493630456,https://cdn.akamai.steamstatic.com/steam/apps/587490/ss_e76a802eba8b7758c15c7c19c016549ccb26263d.1920x1080.jpg?t=1493630456,https://cdn.akamai.steamstatic.com/steam/apps/587490/ss_31937d2fa510063d84afb08187b4ed5af53f4ac1.1920x1080.jpg?t=1493630456,https://cdn.akamai.steamstatic.com/steam/apps/587490/ss_391f4d44cc3d94d963590ca4b1abc2f8521500e3.1920x1080.jpg?t=1493630456,https://cdn.akamai.steamstatic.com/steam/apps/587490/ss_a3e3c5c22ad81fd0cb8cbcbafbe394e8617e95e4.1920x1080.jpg?t=1493630456,https://cdn.akamai.steamstatic.com/steam/apps/587490/ss_b8fb19cae47710a1e32bd69b498f04207a80d523.1920x1080.jpg?t=1493630456,https://cdn.akamai.steamstatic.com/steam/apps/587490/ss_6f1f1890434d1a99df0f637d01a68aa18d6d79d6.1920x1080.jpg?t=1493630456,https://cdn.akamai.steamstatic.com/steam/apps/587490/ss_ce01baea4ce2fd4d5b5748baef692b47908f2d6a.1920x1080.jpg?t=1493630456","http://cdn.akamai.steamstatic.com/steam/apps/256679095/movie_max.mp4?t=1486629924"</text:p>
          </table:table-cell>
          <table:table-cell table:number-columns-repeated="16383" table:style-name="ce1"/>
        </table:table-row>
        <table:table-row table:style-name="ro1">
          <table:table-cell office:value-type="string" table:style-name="ce1">
            <text:p>546050,"Puyo Puyoâ„¢TetrisÂ®","Feb 27, 2018","500000 - 1000000",54,0,19.99,0,"Two puzzle game juggernauts collide as TetrisÂ®, one of the largest-selling and recognized brands in gaming history, and Puyo Puyoâ„¢ from SEGA combine to create a fun-to-play, fast-paced, competitive party game like no other! Thereâ€™s a ton of different styles of gameplay â€“ from the single-player Adventure and Challenge modes to the ferocious competition of the up-to-four-player Arcade modes. Unlock new characters and backgrounds in Adventure mode, or unlock new character voices, skins for Puyos and Tetriminos, backgrounds and more in the in-game Shop. You can even try your puzzle skills on a global scale by playing any of the multiplayer modes with up to four players online in Puzzle League or Free Play modes. FEATURES! Adventure Single-player mode offers ten unique acts, each with ten stages featuring different characters from the Puyo Puyo and Tetris universes. Each stage contains unique challenges players will need to overcome in order to win and move on! Multiplayer Arcade For up to four local players, Multiplayer Arcade offers a wealth of variety that will bring out players' competitive nature! Versus Players compete head-to-head in either Puyo Puyo or Tetris to fight in the puzzle battle of their lives. Swap Players' abilities are put to the ultimate test when they compete on both Puyo Puyo and Tetris boards, which switch back and forth at set intervals. Fusion A true hybrid game where players compete with Puyos and Tetriminos together on the same board, requiring deft, on-the-fly thinking to become victorious. Big Bang It's a race to the finish as players compete against each other to clear unique challenge boards as quickly as possible to win. Party Players compete on Puyo or Tetris boards, but the puzzles feature special items that when activated either help players or harm their opponents. Online Players can try their puzzle skills on a global scale by playing any of the multiplayer modes with up to four players online, in Puzzle League or Free Play modes. Puzzle League Increase player rating, earn ranks and aspire to new leagues in this mode for competitive enthusiasts. Free Play A more casual experience where records aren't kept and players can customize matches with unique settings, and invite their friends to play. Replays Players can save and upload any online matches to show off to their friends, or search other players' replays using the tag and filtering system to see how they tackle matches. Solo Arcade Play any of the Multiplayer Arcade modes against the CPU in Battle or Endurance matches, or try the single-player Challenges! Battle Substitute human players with 1-3 CPU opponents to fight against simultaneously. Endurance Go the distance in a one-on-one gauntlet of never-ending CPU opponents, racking up as many wins as possible. Challenge Forget about the opponents and put skills to the test with Sprint, Marathon and more, like the quirky Tiny Puyo, which shrinks down Puyos to fit even more on the board. Japanese VO For the first time in the West, players have the option to play with the original Japanese voiceovers with localized subtitles.","['English']","['English']","","https://cdn.akamai.steamstatic.com/steam/apps/546050/header.jpg?t=1611834147","","https://support.sega.co.uk","",True,False,False,0,"",0,4181,806,"",42,4195,"",6557,405,7750,405,"Sonic Team,Bitbaboon","SEGA","Single-player,Multi-player,PvP,Online PvP,Shared/Split Screen PvP,Shared/Split Screen,Steam Achievements,Full controller support,Steam Trading Cards,Steam Cloud,Steam Leaderboards,Remote Play on Phone,Remote Play on Tablet,Remote Play on TV,Remote Play Together","Action,Casual","Puzzle,Casual,Competitive,Multiplayer,Action,Cute,Anime,Local Multiplayer,Colorful,Great Soundtrack,Arcade,2D,Classic,4 Player Local,Difficult,Female Protagonist,Funny,Singleplayer,Fighting,Comedy","https://cdn.akamai.steamstatic.com/steam/apps/546050/ss_f31619172d26903c4c2824d9d2167fba9d3d9576.1920x1080.jpg?t=1611834147,https://cdn.akamai.steamstatic.com/steam/apps/546050/ss_bad1d01c91da284c8026f236c5970fadca4a42dc.1920x1080.jpg?t=1611834147,https://cdn.akamai.steamstatic.com/steam/apps/546050/ss_fd3b6e21782b679749be9d1061c33b74a07f835e.1920x1080.jpg?t=1611834147,https://cdn.akamai.steamstatic.com/steam/apps/546050/ss_55babc66e92c64ad6e5cb9c94a26bc54fd7cde0b.1920x1080.jpg?t=1611834147,https://cdn.akamai.steamstatic.com/steam/apps/546050/ss_6dc0178295323ce6a08dc0c2256a972f07308e80.1920x1080.jpg?t=1611834147,https://cdn.akamai.steamstatic.com/steam/apps/546050/ss_4efb60f7a7d8de9c17b240da501d942b3d02c758.1920x1080.jpg?t=1611834147,https://cdn.akamai.steamstatic.com/steam/apps/546050/ss_58a1ed155a6fdf0af3d8878d622af11f7fa2f870.1920x1080.jpg?t=1611834147,https://cdn.akamai.steamstatic.com/steam/apps/546050/ss_85c7e2cf209b0f7362725f24d682ac352d464a30.1920x1080.jpg?t=1611834147,https://cdn.akamai.steamstatic.com/steam/apps/546050/ss_dae9a653fcb092b82f79beea2d0610ec4d67da66.1920x1080.jpg?t=1611834147,https://cdn.akamai.steamstatic.com/steam/apps/546050/ss_7f2a564f34ac8065c5083518a1c3ac1e418b474b.1920x1080.jpg?t=1611834147","http://cdn.akamai.steamstatic.com/steam/apps/256707949/movie_max.mp4?t=1517930626"</text:p>
          </table:table-cell>
          <table:table-cell table:number-columns-repeated="16383" table:style-name="ce1"/>
        </table:table-row>
        <table:table-row table:style-name="ro1">
          <table:table-cell office:value-type="string" table:style-name="ce1">
            <text:p>301700,"Numba Deluxe","May 23, 2014","200000 - 500000",0,0,2.99,0,"An exciting, all-new gaming experience which is fun, challenging and will help you increase your overall mental fitness! Create Numba chains in various sequences. Sound easy? Get ready for some great fun and absorbing gameplay through 3 testing game modes as you strive to become the ultimate Numba Champion in this all-new puzzler. Features: Stunning Graphics and Effects Combos, Bonuses, Gems and more High Score Tables for all your scores","['English']","[]","","https://cdn.akamai.steamstatic.com/steam/apps/301700/header.jpg?t=1617086824","http://www.cobramobile.com/","http://www.cobramobile.com/contact.html","",True,False,False,0,"",0,164,95,"",0,0,"",119,0,227,0,"Cobra Mobile","KISS ltd","Single-player","Casual","Casual,Puzzle,Singleplayer","https://cdn.akamai.steamstatic.com/steam/apps/301700/ss_603e93032f5a825ec0942c136f912d470d8bfde0.1920x1080.jpg?t=1617086824,https://cdn.akamai.steamstatic.com/steam/apps/301700/ss_451557f01fa30e61c3812b887d2984889d0188cb.1920x1080.jpg?t=1617086824,https://cdn.akamai.steamstatic.com/steam/apps/301700/ss_778c10505e2845ec634d8ad7faf2337cbf931d53.1920x1080.jpg?t=1617086824,https://cdn.akamai.steamstatic.com/steam/apps/301700/ss_61836baaa9d10cda0a1922dcded0ccf474ec84a0.1920x1080.jpg?t=1617086824,https://cdn.akamai.steamstatic.com/steam/apps/301700/ss_5534bfd4f9156648aec6ec083a9853f035bd6ec9.1920x1080.jpg?t=1617086824,https://cdn.akamai.steamstatic.com/steam/apps/301700/ss_1317173b268a1104e668fa30e799216c5e8636c1.1920x1080.jpg?t=1617086824,https://cdn.akamai.steamstatic.com/steam/apps/301700/ss_1f5b11eaad588ada151e9ec343ea0ebe9ecfe665.1920x1080.jpg?t=1617086824,https://cdn.akamai.steamstatic.com/steam/apps/301700/ss_288070b525b333a733fc12a1df7553dcec4d1084.1920x1080.jpg?t=1617086824,https://cdn.akamai.steamstatic.com/steam/apps/301700/ss_4b8d5f97cba4732ccc794b0b55ac8997de59f2f9.1920x1080.jpg?t=1617086824,https://cdn.akamai.steamstatic.com/steam/apps/301700/ss_01fc16df22c7d2649df78299a55ba38342b0a8ea.1920x1080.jpg?t=1617086824","http://cdn.akamai.steamstatic.com/steam/apps/2032483/movie_max.mp4?t=1447361981"</text:p>
          </table:table-cell>
          <table:table-cell table:number-columns-repeated="16383" table:style-name="ce1"/>
        </table:table-row>
        <table:table-row table:style-name="ro1">
          <table:table-cell office:value-type="string" table:style-name="ce1">
            <text:p>2004200,"Pickup One","Jun 3, 2022","0 - 20000",0,0,19.99,0,"Game goals: This is an parkour pickup game. The pace of the game is very tight. The goal of the game is to score as many points as possible. operate: A: Left D: Right Please avoid obstacles and pass through the arch to get bonus points As the game time progresses, the game difficulty will increase","['English']","[]","","https://cdn.akamai.steamstatic.com/steam/apps/2004200/header.jpg?t=1654247053","","","17408631qqcom",True,False,False,0,"",0,0,1,"",0,0,"",0,0,0,0,"seagull home","Pickup One","Single-player","Casual,Indie,Racing","Casual,Arcade,3D,Parkour,Singleplayer,Indie,Racing","https://cdn.akamai.steamstatic.com/steam/apps/2004200/ss_3114f6a52cb8176740cbcece9ab6c8e47e0328ed.1920x1080.jpg?t=1654247053,https://cdn.akamai.steamstatic.com/steam/apps/2004200/ss_38cc194e6e0e1bf25d4eb9ffaf4c2bc4f9df3c92.1920x1080.jpg?t=1654247053,https://cdn.akamai.steamstatic.com/steam/apps/2004200/ss_051725a5013f06c030e8dfa36ea73e50a1457db1.1920x1080.jpg?t=1654247053,https://cdn.akamai.steamstatic.com/steam/apps/2004200/ss_532313ff1dbf45bebd99d3758f1e689bd0b1dd15.1920x1080.jpg?t=1654247053,https://cdn.akamai.steamstatic.com/steam/apps/2004200/ss_cefba8f0711ddc1b1f8c391198cd0471463392fa.1920x1080.jpg?t=1654247053","http://cdn.akamai.steamstatic.com/steam/apps/256887145/movie_max.mp4?t=1653107841"</text:p>
          </table:table-cell>
          <table:table-cell table:number-columns-repeated="16383" table:style-name="ce1"/>
        </table:table-row>
        <table:table-row table:style-name="ro1">
          <table:table-cell office:value-type="string" table:style-name="ce1">
            <text:p>1588070,"DuckMan","Apr 17, 2021","0 - 20000",0,0,3.99,0,"The angry boy left the poor duckling in an unknown area. By all means, he needs to return to his mother as soon as possible. Collect the necessary artifacts and bonuses, overcoming everything in your path. Only you can help him. DuckMan - In this platformer, you have to learn how to survive in the face of a duck, surrounded by a bunch of enemies and traps. Outrun your enemies in agility and ability to overcome obstacles on your way. In the end, overtake this evil boy and show what you have learned as you survive and fight for life. Features of the game: - Hardcore - Nice Pixel Art - Beautiful musical accompaniment - Boss","['English', 'Russian']","[]","","https://cdn.akamai.steamstatic.com/steam/apps/1588070/header.jpg?t=1657799740","","","reforged@garage-games.ru",True,False,False,0,"",0,2,8,"",5,0,"",0,0,0,0,"Reforged Group","Reforged Group","Single-player,Steam Achievements","Action,Indie","2D Platformer,Action,Platformer,Indie,2D,Cute,Funny,Pixel Graphics,Atmospheric,Singleplayer","https://cdn.akamai.steamstatic.com/steam/apps/1588070/ss_d1998021841924472591c114c12b6e4f43182b14.1920x1080.jpg?t=1657799740,https://cdn.akamai.steamstatic.com/steam/apps/1588070/ss_949a1d205a927e6ddd9dbc4a939801fd89416903.1920x1080.jpg?t=1657799740,https://cdn.akamai.steamstatic.com/steam/apps/1588070/ss_67fc11766e211f0900cc7a2e0d5d4ba736c7304d.1920x1080.jpg?t=1657799740,https://cdn.akamai.steamstatic.com/steam/apps/1588070/ss_e68579d1439518bc1ae141fb453f92fa9f50bc72.1920x1080.jpg?t=1657799740,https://cdn.akamai.steamstatic.com/steam/apps/1588070/ss_7ddef9ca557ed7b9bffeb424352d20fd229cbb92.1920x1080.jpg?t=1657799740","http://cdn.akamai.steamstatic.com/steam/apps/256827643/movie_max.mp4?t=1617277681"</text:p>
          </table:table-cell>
          <table:table-cell table:number-columns-repeated="16383" table:style-name="ce1"/>
        </table:table-row>
        <table:table-row table:style-name="ro1">
          <table:table-cell office:value-type="string" table:style-name="ce1">
            <text:p>730310,"DYNASTY WARRIORS 9","Feb 13, 2018","1000000 - 2000000",70,0,44.99,167,"Experience the thrill of one versus thousands in an all new open world setting with DYNASTY WARRIORS 9, the latest installment in the series! ãƒ»A New Open World Warriors Game For the first time in the series, the expansive land of China is shown on a single map with the introduction of an open world format for diverse progression through the game. The 'one vs. thousands' exhilarating action of the Warriors series and the beloved characters from the Romance of the Three Kingdoms tale are carried over, but the freedom through an open world stage provides a brand new Warriors experience. Key Missions unfold and progress the story of the player character, and are supplemented by numerous missions from various regions such as Regular Missions that affect the Key Missions and requests from other characters. The situation will be ever changing depending on what missions are selected. In the many battles that occur on the map, players will find a variety of strategies and tactics open to them such as 'attacking head on,' 'launching a surprise attack from an elevated position' or 'infiltrating at night', for numerous ways to enjoy the expansive world of the Three Kingdoms. The map is displayed with beautiful graphics and features many different regions of China such as snow plains, jungles and deserts which reflect the passage of time and changing climate. Key cities and checkpoints, such as Luoyang and Hulao Gate, and landmarks such as the Yellow River and Mt. Song, are replicated, allowing for deeper immersion into the game world. ãƒ»A Redefined Action System The new State Combo System reacts and responds to the surrounding conditions, building up on the base Warriors action system. The three core elements are: 'Flow Attacks' that change depending on an enemy's state</text:p>
          </table:table-cell>
          <table:table-cell office:value-type="string" table:style-name="ce1">
            <text:p><text:s/>'Reactive Attacks' that optimally adapt to situations</text:p>
          </table:table-cell>
          <table:table-cell office:value-type="string" table:style-name="ce1">
            <text:p><text:s/>and 'Trigger Attacks' that change an enemy's state. The addition of Interactive Action allows players to take advantage of the surrounding terrain and environment. In addition to climbing mountains and swimming across rivers, using grappling hooks to climb walls and launching fire arrows into oil barrels to induce explosions are among the new actions for broader strategic gameplay. ãƒ»The epic tales from the Three Kingdoms through the eyes of new and returning officers Experience the Three Kingdoms story woven through a vast roster of characters. Seven new officers (Cao Xiu, Man Chong, Xun You, Cheng Pu, Xu Sheng, Zhou Cang, Xin Xianying) have been added for a total of 90 playable characters</text:p>
          </table:table-cell>
          <table:table-cell office:value-type="string" table:style-name="ce1">
            <text:p><text:s/>all 83 officers from the Dynasty Warriors series return, with new costumes.","['English', 'French', 'Italian', 'German', 'Spanish - Spain', 'Portuguese - Brazil', 'Korean', 'Japanese', 'Simplified Chinese', 'Traditional Chinese']","['English', 'Japanese', 'Simplified Chinese', 'Traditional Chinese']","","https://cdn.akamai.steamstatic.com/steam/apps/730310/header.jpg?t=1657631096","http://www.koeitecmoamerica.com/dw9/?lang=us","http://www.koeitecmoeurope.com/support/","support@koeitecmo.co.uk",True,False,False,0,"",0,3075,6009,"",44,5946,"",215,15,76,15,"KOEI TECMO GAMES CO., LTD.","KOEI TECMO GAMES CO., LTD.","Single-player,Multi-player,PvP,Online PvP,Shared/Split Screen PvP,Co-op,Online Co-op,Shared/Split Screen Co-op,Steam Achievements,Full controller support,Steam Trading Cards,Steam Cloud,Remote Play Together","Action","Action,Hack and Slash,Open World,Historical,Musou,Action RPG,Singleplayer,Anime,Co-op,Multiplayer,Great Soundtrack,Third Person,RPG,Adventure,Beat 'em up,Online Co-Op,Free to Play","https://cdn.akamai.steamstatic.com/steam/apps/730310/ss_6a9749773b19bfc532f8a716004f3d333fb4b868.1920x1080.jpg?t=1657631096,https://cdn.akamai.steamstatic.com/steam/apps/730310/ss_bc3f18711562cbdb594526f7b1ecfad88b8fa838.1920x1080.jpg?t=1657631096,https://cdn.akamai.steamstatic.com/steam/apps/730310/ss_1071b4f997bb7ddd97283fc3dc05ec145f08c11c.1920x1080.jpg?t=1657631096,https://cdn.akamai.steamstatic.com/steam/apps/730310/ss_750a13c069c1c0d9a5f41a447b6622d2057030d5.1920x1080.jpg?t=1657631096,https://cdn.akamai.steamstatic.com/steam/apps/730310/ss_00cd4e157cd424983b23a0d48640aea9f3fac779.1920x1080.jpg?t=1657631096,https://cdn.akamai.steamstatic.com/steam/apps/730310/ss_c198c86da8f96a5980b9bbf215045f8f41b28ab3.1920x1080.jpg?t=1657631096","http://cdn.akamai.steamstatic.com/steam/apps/256768983/movie_max.mp4?t=1576123907,http://cdn.akamai.steamstatic.com/steam/apps/256708706/movie_max.mp4?t=1518509272"</text:p>
          </table:table-cell>
          <table:table-cell table:number-columns-repeated="16380"/>
        </table:table-row>
        <table:table-row table:style-name="ro1">
          <table:table-cell office:value-type="string" table:style-name="ce1">
            <text:p>242530,"The Chaos Engine","Aug 29, 2013","100000 - 200000",0,0,9.99,0,"Prepare for the dark world of The Chaos Engine, a steampunk Victorian age in which one or two players must fight the hostile creations of the Chaos Engine across four dynamic landscapes and take part in the ultimate battle. Choose from six hard-nailed mercenaries each with their own unique weapons and skills. Those who have the strength and skill to overturn the Chaos Engine will be remembered. (The Chaos Engine was originally known as Soldiers of Fortune in North America) Game Features Battle through four unique worlds in single player or online and local co-op modes. Play in â€˜Enhanced modeâ€™ or â€˜Classic modeâ€™ with its original graphics and controls for the true Amiga experience. Gamepad support with optional 16-directional movement. Steam achievements to test the mettle of both new players and old fans. Relive the classic 90â€™s Richard Joseph soundtrack.","['English', 'French', 'German', 'Spanish - Spain', 'Polish', 'Portuguese - Brazil', 'Russian']","['English', 'Russian']","","https://cdn.akamai.steamstatic.com/steam/apps/242530/header.jpg?t=1574864269","http://www.thechaosenginegame.com/","","",True,True,True,40,"http://www.metacritic.com/game/pc/the-chaos-engine",0,245,130,"",34,226,"",139,0,191,0,"Abstraction Games,The Bitmap Brothers","Rebellion","Single-player,Multi-player,Co-op,Shared/Split Screen,Steam Achievements,Steam Trading Cards,Captions available,Partial Controller Support,Steam Cloud,Steam Leaderboards,Remote Play Together","Action","Action,Retro,Co-op,Steampunk,Top-Down,Classic,Shooter,Singleplayer,2D,Local Co-Op","https://cdn.akamai.steamstatic.com/steam/apps/242530/ss_968dbc31b8384f7098bd0c3b045b82547535d015.1920x1080.jpg?t=1574864269,https://cdn.akamai.steamstatic.com/steam/apps/242530/ss_99016aedd97b33fe220fbc5ace59cb176bfe8454.1920x1080.jpg?t=1574864269,https://cdn.akamai.steamstatic.com/steam/apps/242530/ss_b8979e31b9443a126fa432556eefe1827516bf43.1920x1080.jpg?t=1574864269,https://cdn.akamai.steamstatic.com/steam/apps/242530/ss_00ef3c05884ec138e8456ee3111fece6e84f7765.1920x1080.jpg?t=1574864269,https://cdn.akamai.steamstatic.com/steam/apps/242530/ss_a9bb11586af4bdfc7b399d95349ae5cbf5561d7d.1920x1080.jpg?t=1574864269,https://cdn.akamai.steamstatic.com/steam/apps/242530/ss_75a5fda85b94b7294b28d6723bdb4909add86244.1920x1080.jpg?t=1574864269","http://cdn.akamai.steamstatic.com/steam/apps/2029253/movie_max.mp4?t=1447358742"</text:p>
          </table:table-cell>
          <table:table-cell table:number-columns-repeated="16383" table:style-name="ce1"/>
        </table:table-row>
        <table:table-row table:style-name="ro1">
          <table:table-cell office:value-type="string" table:style-name="ce1">
            <text:p>1372570,"Domino House","Oct 28, 2020","0 - 20000",0,0,7.99,0,"You find yourself trapped in a creepy house filled with mysterious dominoes, creatures, and other interactive objects . Can you solve the puzzles to escape ? Over 25 different scenes 15 rooms Additional compartments Two mini-games Singular art style Ambient music Many secrets ! Domino House is a traditional point and click adventure. Interact with objects and collect items in your inventory to solve puzzles with logical solutions using visual clues. Some puzzles feature mini-games with their own sets of rules. Note: Some characters and situations may not be suitable for children.","['English', 'French', 'German', 'Spanish - Spain', 'Dutch', 'Portuguese - Brazil', 'Turkish', 'Russian']","[]","","https://cdn.akamai.steamstatic.com/steam/apps/1372570/header.jpg?t=1604885226","","https://purplecable.ca/","support@purplecable.ca",True,True,True,0,"",0,21,1,"",9,0,"Trigger warning: self-harm",0,0,0,0,"Purple Cable","Purple Cable","Single-player,Steam Achievements","Adventure,Indie","Point &amp; Click,Puzzle,Adventure,Hidden Object,2D,First-Person,Nonlinear,Cartoony,Stylized,Atmospheric,Indie,Inventory Management,Singleplayer,Mouse only","https://cdn.akamai.steamstatic.com/steam/apps/1372570/ss_ec2e55f728c838201d187c05529f5e4eeef0291a.1920x1080.jpg?t=1604885226,https://cdn.akamai.steamstatic.com/steam/apps/1372570/ss_d31cc778d91d3a559626e48286146887a03a8c55.1920x1080.jpg?t=1604885226,https://cdn.akamai.steamstatic.com/steam/apps/1372570/ss_dc0509936af41dae36ffa70c81efe7bd4186782b.1920x1080.jpg?t=1604885226,https://cdn.akamai.steamstatic.com/steam/apps/1372570/ss_cc050781dab81fa970481bf9c3f03bdffd996908.1920x1080.jpg?t=1604885226,https://cdn.akamai.steamstatic.com/steam/apps/1372570/ss_4c9e49ecc1cce97f1cbd04587ee82ac769c6f35b.1920x1080.jpg?t=1604885226,https://cdn.akamai.steamstatic.com/steam/apps/1372570/ss_406dadedb6fcdf858c0bad80786a3aae5b2f269a.1920x1080.jpg?t=1604885226","http://cdn.akamai.steamstatic.com/steam/apps/256807155/movie_max.mp4?t=1603892822"</text:p>
          </table:table-cell>
          <table:table-cell table:number-columns-repeated="16383" table:style-name="ce1"/>
        </table:table-row>
        <table:table-row table:style-name="ro1">
          <table:table-cell office:value-type="string" table:style-name="ce1">
            <text:p>1345820,"Ragnarock","Jul 15, 2021","50000 - 100000",44,0,16.24,17,"Are you ready to rock? Ragnarock is a solo/multiplayer VR rhythm game in which you play a viking captain competing in a ship race. With your two hammers, crush the incoming runes in sync with epic viking music. Keep hitting the runes perfectly to accumulate combo energy in your hammers, and you will be able to activate a speed boost! Viking music: The tracklist is curated with love and care. Unleash the drummer in you and play to the epic rock and metal tracks of Alestorm, Gloryhammer, Saltatio Mortis, Wind Rose and many more. All have a festive viking/celtic/pirate style, which will make you feel the viking power in you! Simple gameplay: Following the tradition of arcade games, Ragnarock is easy to play, hard to master. To move forward, only your sense of rhythm matters. However, to win the race, you will have to train and use your skills wisely. Multiple difficulty settings will help you improve over time. Only the most experienced players will be able to collect all the gold medals, beat the high scores and sign their name on the leaderboard! Cross-platform multiplayer mode: The multiplayer PvP mode brings real-time competition against your friends or other people. Start a public or private game (up to 6 players) and beat them all to finish in first place! In solo, you can also race against ghost ships (representing your best score or other players from the leaderboard) to add some competition. Mythological environments: Ragnarock transports you to the land of the vikings in stylized environments inspired by nordic mythology. Support for custom songs: Want to play a track from your personal music library? You can create a custom playable song from any song you own, and play it in solo mode. More info in our FAQ (-vr.com/faq) .","['English', 'French', 'Italian', 'German', 'Spanish - Spain', 'Japanese', 'Korean', 'Polish', 'Portuguese - Brazil', 'Russian', 'Simplified Chinese']","[]","â€œYou know that scene in 'Mad Max: Fury Road' where the cars are coming out after the good guys and they start drumming and rocking on the front of this war vehicle? Thatâ€™s this whole game â€” every song is you feeling like youâ€™re out there getting your crew to go faster and itâ€™s just brilliant.â€ UploadVR â€œRagnarock is a must-own title for anyone with a VR setup. Itâ€™s simply glorious!â€ Game Chronicles â€œRagnarock is a fantastic new addition to the rhythm action genre and is one of the most enjoyable games to hit VRâ€ The Sixth Axis","https://cdn.akamai.steamstatic.com/steam/apps/1345820/header_alt_assets_6.jpg?t=1655110701","https://www.ragnarock-vr.com/","https://discord.com/invite/DKHk5rQ","contact@wanadevstudio.com",True,False,False,87,"https://www.metacritic.com/game/pc/ragnarock?ftag=MCD-06-10aaa1f",0,2108,111,"",11,1996,"",171,0,281,0,"WanadevStudio","WanadevStudio","Single-player,Multi-player,PvP,Online PvP,Steam Achievements","Casual,Indie,Racing,Sports","Rhythm,VR,Multiplayer,Music,Racing,PvP,Casual,Arcade,Mythology,Naval,First-Person,Stylized,Rock Music,Sports,Atmospheric,Indie,Soundtrack,Singleplayer,Colorful,Vikings,VR Only","https://cdn.akamai.steamstatic.com/steam/apps/1345820/ss_95a879585be2f614ef5cb5a17a85391a081b98ab.1920x1080.jpg?t=1655110701,https://cdn.akamai.steamstatic.com/steam/apps/1345820/ss_e04037b0378919d8157f727a9254b0d1787f2fa8.1920x1080.jpg?t=1655110701,https://cdn.akamai.steamstatic.com/steam/apps/1345820/ss_51c07c647289558237177f6044763cb843a2a244.1920x1080.jpg?t=1655110701,https://cdn.akamai.steamstatic.com/steam/apps/1345820/ss_65363d1f62d809efedfe7c8975e62811f7d37786.1920x1080.jpg?t=1655110701,https://cdn.akamai.steamstatic.com/steam/apps/1345820/ss_9f4141cc23adad83b58d7f90eaf6e9c398970d91.1920x1080.jpg?t=1655110701,https://cdn.akamai.steamstatic.com/steam/apps/1345820/ss_575a388c38a978afaff871af04b34726914c7813.1920x1080.jpg?t=1655110701,https://cdn.akamai.steamstatic.com/steam/apps/1345820/ss_2a400fb0bd3d2a05c0da313b96348da6107046a5.1920x1080.jpg?t=1655110701,https://cdn.akamai.steamstatic.com/steam/apps/1345820/ss_e54c52bdd80262e5ec755fb18f503f3ece6075ce.1920x1080.jpg?t=1655110701,https://cdn.akamai.steamstatic.com/steam/apps/1345820/ss_d66ebc2da4687c50c8ab9e76167d9f8d24850759.1920x1080.jpg?t=1655110701,https://cdn.akamai.steamstatic.com/steam/apps/1345820/ss_82f1b5d3a904d0757a5ab9e7e02df7f28ca0c6e3.1920x1080.jpg?t=1655110701,https://cdn.akamai.steamstatic.com/steam/apps/1345820/ss_f5c6ac53cb65480aa3dfe5fcc5ab8c1023a41674.1920x1080.jpg?t=1655110701,https://cdn.akamai.steamstatic.com/steam/apps/1345820/ss_7d3d0cb8fcc99b338bf7eb66b532c0f75093fc6f.1920x1080.jpg?t=1655110701,https://cdn.akamai.steamstatic.com/steam/apps/1345820/ss_d960943a0b79a965c806ca12ef257f54905e0ebf.1920x1080.jpg?t=1655110701,https://cdn.akamai.steamstatic.com/steam/apps/1345820/ss_a26dfbc3f11316e89fc949a6b2186d82a32d3970.1920x1080.jpg?t=1655110701","http://cdn.akamai.steamstatic.com/steam/apps/256890500/movie_max.mp4?t=1654788796,http://cdn.akamai.steamstatic.com/steam/apps/256842756/movie_max.mp4?t=1626357528,http://cdn.akamai.steamstatic.com/steam/apps/256877946/movie_max.mp4?t=1647540712,http://cdn.akamai.steamstatic.com/steam/apps/256870818/movie_max.mp4?t=1643301928,http://cdn.akamai.steamstatic.com/steam/apps/256856781/movie_max.mp4?t=1634806043,http://cdn.akamai.steamstatic.com/steam/apps/256835137/movie_max.mp4?t=1621347189,http://cdn.akamai.steamstatic.com/steam/apps/256826968/movie_max.mp4?t=1621347196,http://cdn.akamai.steamstatic.com/steam/apps/256822194/movie_max.mp4?t=1621347203"</text:p>
          </table:table-cell>
          <table:table-cell table:number-columns-repeated="16383" table:style-name="ce1"/>
        </table:table-row>
        <table:table-row table:style-name="ro1">
          <table:table-cell office:value-type="string" table:style-name="ce1">
            <text:p>420270,"Into the Void","Dec 4, 2015","0 - 20000",0,0,1.99,0,"Into the Void is a strategy RPG and exploration sci-fi game with an epic story and intense battles. Travel through space and discover the origin of a cosmic threat which destroyed Earth centuries ago. Fight or cooperate with the different factions</text:p>
          </table:table-cell>
          <table:table-cell office:value-type="string" table:style-name="ce1">
            <text:p><text:s/>be a leader ! Fully command your faction. Build your fleet, arm it with tons of weapons and make all of your enemiesâ€™ burn. You are responsible as a leader of all your choices, your people count on you. Perform expeditions to outer space</text:p>
          </table:table-cell>
          <table:table-cell office:value-type="string" table:style-name="ce1">
            <text:p><text:s/>gather ressources and take care of your crew's morale as it greatly influences your power. You will choose the path through the stars and will discover many surprises. Research tons of techs. You can't open all of them in one play-through, as there are lots of combinations. Choose your style of combat, adapt your strategy to your ennemies and arm your fleet. Fight with different opponents. Each faction has its own tactics and technology stack, so you should plan your fleet equipment carefully. Don't underestime the factions : En Eire, Kalthem, Auslia or The Brigadier's of Armageddon. Space is a serious business. In space, there's no place to mistakes. So choose your options wisely, as turn-based system fully allows that. There are no 'good' or 'bad' choices, only consequences. great Rpg/tbs Mix With Unique Depth. Randomly generated universe - each mission is unique every time you play it. Long and interesting storyline. Battle against 4 different factions. Epic space turn-based battles. Laser, Kinetic, Plasma and Explosive weapons: each with unique pros and cons. 16 main missions 20 sub-missions Lots of battle ships with modifications Over 100 technologies in 4 different branches - choose them wisely. Tons of different items, from engines and shields to drones and infiltration squads. Great visuals","['English', 'Russian']","[]","","https://cdn.akamai.steamstatic.com/steam/apps/420270/header.jpg?t=1464029693","https://www.facebook.com/MozgLabs/","http://steamcommunity.com/groups/mozg_labs","mailbox@mozglabs.com",True,True,True,0,"",0,80,50,"",19,0,"",269,0,270,0,"Mozg Labs","Mozg Labs","Single-player,Steam Achievements,Steam Trading Cards","Adventure,Indie,RPG,Strategy","Strategy,Adventure,Space,RPG,Indie,Turn-Based,4X,Singleplayer,Tactical RPG,Turn-Based Tactics,Exploration,Tactical,6DOF","https://cdn.akamai.steamstatic.com/steam/apps/420270/ss_5b39564c7ce282176944be264d6da983a85ab8da.1920x1080.jpg?t=1464029693,https://cdn.akamai.steamstatic.com/steam/apps/420270/ss_a42a69ed3e0f8341938b06c5933b1305b0193035.1920x1080.jpg?t=1464029693,https://cdn.akamai.steamstatic.com/steam/apps/420270/ss_3b629b0803a8461665f4da220bc5344c97fc3e33.1920x1080.jpg?t=1464029693,https://cdn.akamai.steamstatic.com/steam/apps/420270/ss_8fdb8e4b06f68200f5cafaff24ec71154c17dc7f.1920x1080.jpg?t=1464029693,https://cdn.akamai.steamstatic.com/steam/apps/420270/ss_e10767e62601df54e18a503fe86934d152c5aabe.1920x1080.jpg?t=1464029693,https://cdn.akamai.steamstatic.com/steam/apps/420270/ss_81724ba39454e349c788112cd98c662e64b5178e.1920x1080.jpg?t=1464029693,https://cdn.akamai.steamstatic.com/steam/apps/420270/ss_31297de23d6d52cd65e067fb89501355557a9b86.1920x1080.jpg?t=1464029693,https://cdn.akamai.steamstatic.com/steam/apps/420270/ss_53657116a627414b5707480d4fb1c67f119630bf.1920x1080.jpg?t=1464029693,https://cdn.akamai.steamstatic.com/steam/apps/420270/ss_d55cab0e93212036a08380b1b010e91ff52d14e1.1920x1080.jpg?t=1464029693","http://cdn.akamai.steamstatic.com/steam/apps/256658632/movie_max.mp4?t=1450284183"</text:p>
          </table:table-cell>
          <table:table-cell table:number-columns-repeated="16381" table:style-name="ce1"/>
        </table:table-row>
        <table:table-row table:style-name="ro1">
          <table:table-cell office:value-type="string" table:style-name="ce1">
            <text:p>435790,"10 Second Ninja X","Jul 19, 2016","200000 - 500000",8,0,0.99,0,"10 SECOND NINJA X is a shockingly fast, overwhelmingly intense action/puzzle game. In this thumb blistering sequel, the nefarious Captain Greatbeard has kidnapped you and trapped your forest friends inside of his army of robots like some kind of psychopath. Greatbeard doesn't think you're the fastest ninja who ever lived - he is WRONG. Destroy all of Greatbeard's robots in each level in ten seconds or less. Be fast enough to get the coveted three star rating in each. Fight through 100 levels, explore Greatbeard's airship, discover secrets, climb the leaderboards and show everyone what it means to be THE FASTEST, COOLEST HERO EVER. â¦ 100 thumb blistering, mind bending levels over 11 game worlds â¦ 11 â€œMarathon Modesâ€ with back to back ninja madness â¦ Player ghosts and unlockable ghost hints for the trickier levels! â¦ Explore the magnificent Greatbeard's ship in the retro styled hub. â¦ Online leaderboards for every level! â¦ Hidden minigames - with a 100% chance of Nun themed mayhem. â¦ 8 different character costumes to unlock and play '10 Second Ninja X is slick, quick and compulsive' - Telegraph, â…˜ 'Sprinkled with humour, colour, and secrets to uncover, this action platformer is an addictive little time-waster ' - God is a Geek, 9/10 'A great sequel... It offers smooth gameplay, great characters, and strong reasons to keep coming back.' - XboxOne UK, 9/10 'The developers get what's important and give it to you in spades' - NoobGrind, 8.7/10 'It's super easy to lose a lot of time replaying levels and not even notice' - LETSPLAYVIDEOGAMES, 8/10 10 Second Ninja X has full Steam trading card support - with loads of cards to collect.","['English', 'French', 'German', 'Spanish - Spain', 'Russian']","[]","","https://cdn.akamai.steamstatic.com/steam/apps/435790/header.jpg?t=1634742090","http://10second.ninja","https://curvegames.com/contact/","support@curvegames.com",True,False,False,0,"",0,2083,481,"",12,171,"",142,0,12,0,"Four Circle Interactive","Curve Games","Single-player,Steam Achievements,Full controller support,Steam Trading Cards,Steam Leaderboards,Remote Play on TV","Action,Indie","Action,Indie,Platformer,Puzzle-Platformer,Difficult,Ninja,Fast-Paced,2D,Side Scroller,Singleplayer,Puzzle","https://cdn.akamai.steamstatic.com/steam/apps/435790/ss_94ca806dd6fc0f12dbe88b698ed06cf97cb973bf.1920x1080.jpg?t=1634742090,https://cdn.akamai.steamstatic.com/steam/apps/435790/ss_76c76d5b7706c3a69b69ec76e31f7c41e273c1bb.1920x1080.jpg?t=1634742090,https://cdn.akamai.steamstatic.com/steam/apps/435790/ss_3a592229b32faf6a9fb3c0c1e97bf25bfef499d8.1920x1080.jpg?t=1634742090,https://cdn.akamai.steamstatic.com/steam/apps/435790/ss_cd9d0982371d70ccad59c5718b3170624363e8fc.1920x1080.jpg?t=1634742090,https://cdn.akamai.steamstatic.com/steam/apps/435790/ss_d39e923952d10046020239104013ec7ffd0a418a.1920x1080.jpg?t=1634742090,https://cdn.akamai.steamstatic.com/steam/apps/435790/ss_fd7ca50b6ca2b3a167dc8192507e0f0b252f360e.1920x1080.jpg?t=1634742090,https://cdn.akamai.steamstatic.com/steam/apps/435790/ss_46ddaeb370eecca427ea119def0d4063ba5ba7fa.1920x1080.jpg?t=1634742090,https://cdn.akamai.steamstatic.com/steam/apps/435790/ss_c5454a7b28bd703274151843be536192b4ad4d1b.1920x1080.jpg?t=1634742090,https://cdn.akamai.steamstatic.com/steam/apps/435790/ss_9e2399b3225522ca7fc3b57ddae9079447cc769e.1920x1080.jpg?t=1634742090,https://cdn.akamai.steamstatic.com/steam/apps/435790/ss_2b3b3cc4d6aad04b1c755d0f14add3b62670f72d.1920x1080.jpg?t=1634742090","http://cdn.akamai.steamstatic.com/steam/apps/256665982/movie_max.mp4?t=1466609338"</text:p>
          </table:table-cell>
          <table:table-cell table:number-columns-repeated="16383" table:style-name="ce1"/>
        </table:table-row>
        <table:table-row table:style-name="ro1">
          <table:table-cell office:value-type="string" table:style-name="ce1">
            <text:p>926310,"å’•å•¾ï¼æ–‡é¸Ÿæ‹çˆ±ç‰©è¯­ Love Story of Sparrow","Feb 1, 2019","0 - 20000",3,0,0.99,0,"â€œä¸Šå­¦é€”ä¸­æƒŠçŽ°ç”µè½¦ç—´æ±‰ï¼Ÿå¥½å…„å¼Ÿæ»¡è„‘å­æ˜¯å…³äºŽæˆ‘çš„é»„è‰²åºŸæ–™ï¼Ÿç”Ÿæ´»ç»ˆäºŽè¦å¯¹æˆ‘è¿™åªå°å…¬é›€ä¸‹æ‰‹äº†å—â”­â”®ï¹â”­â”®â€ æ¬¢è¿Žå„ä½å°å¯çˆ±çŽ©å®¶èµ°è¿›å¤§åž‹é¸Ÿç±»æ‹çˆ±ACGæ¸¸æˆâ€”â€”ã€Šå’•å•¾ï¼æ–‡é¸Ÿæ‹çˆ±ç‰©è¯­ã€‹ã€‚æ ‘éº»é›€æµ…é‡Žå›å°†ä¸Žä¸åŒæ–‡é¸Ÿå¼€å±•é‚‚é€…ï¼Œéšç€çŽ©å®¶é€‰æ‹©çš„ä¸åŒï¼Œå¥½æ„Ÿåº¦ä¹Ÿä¼šå‘ç”Ÿæ”¹å˜ï¼Œé¢„è®¡æœ‰æ¬¢å¿«ä¸Žæš—é»‘ä¸åŒçš„åå¤šä¸ªç»“å±€ã€‚æ¸¸æˆä¸­æ›´æœ‰ç»™æ ‘éº»é›€æ¢è£…çš„è¶£å‘³çŽ©æ³•ï¼ŒçŽ°åœ¨è®©æˆ‘ä»¬çœ‹çœ‹ï¼Œè°æ‰æ˜¯ç­ä¸Šæœ€highçš„å°å…¬é›€ã€‚ â€”â€”â€”â€”â€”â€”â€”â€” å¤§å®¶å¥½ï¼Œæˆ‘æ˜¯è€—å­ã€‚æ¯•ä¸šäºŽä¸­å›½ä¼ åª’å¤§å­¦åŠ¨ç”»å­¦é™¢ï¼Œå¸¦ç€æ¯•ä¸šåŽæ‰¾ä¸åˆ°å·¥ä½œå°±è¦å›žåŽ»ç»§æ‰¿å®¶é‡ŒçŸ¿åœºçš„åŽ‹åŠ›ï¼Œæˆ‘æ¯…ç„¶å†³ç„¶å¼€äº†ä¸€é—´è‡ªå·±çš„åŠ¨ç”»æ¼«ç”»å·¥ä½œå®¤ï¼Œæ—¢æ˜¯æ¬ç –å°å·¥åˆæ˜¯å…¬å¸è€æ¿ï¼ˆç¬‘ï¼‰ã€‚ ä½œä¸ºåŠ¨ç”»ä¸“ä¸šçš„å­¦ç”Ÿï¼Œæœ¬èº«å¹¶ä¸ä¸Žæ¸¸æˆæ²¾è¾¹ã€‚æ›¾ç»ç”»è¿‡æ¼«ç”»ã€Šè„‘é«“æ°´æ¯å¸‚åœºã€‹ã€Š50å¹³è§‚å¯Ÿæ—¥è®°ã€‹ï¼Œä¹Ÿåœ¨ç»™ä¸å°‘ä¸Šå¸‚é›†å›¢å’Œæ˜Žæ˜Ÿåšè¿‡åŠ¨ç”»å®£ä¼ ç‰‡ã€‚ä½†æ˜¯åŒå¾ˆå¤šäººä¸€æ ·ï¼Œéƒ½æœ‰æƒ³è‡ªå·±åˆ¶ä½œæ¸¸æˆçš„æ„¿æœ›ï¼Œä¹Ÿè‡ªå­¦è¿‡æ¸¸æˆåˆ¶ä½œè½¯ä»¶ï¼Œä½†æ˜¯åœ¨æ—¶é—´å……è£•çš„å¤§å­¦æ ¡å›­é‡Œä¸€ç›´æ²¡èƒ½åšå‡ºæ¥ï¼Œåè€Œåˆ°æ¯•ä¸šåŽåœ¨æ¬ç –ä¹‹ä½™æŠŠè¿™ä¸ªæ„¿æœ›ç»™å®žçŽ°äº†ï¼ˆå“­ï¼‰ã€‚ æ–‡é¸Ÿè¿™ä¸ªæ¦‚å¿µå…¶å®žä¸€å¹´å¤šå‰å°±æå‡ºæ¥äº†å‘¢ï¼Œå½“æ—¶æœ‰ä¸€åƒå¤šè½¬å‘å’Œè¯„è®ºã€‚å“ˆå“ˆä¹Ÿè®¸åœ¨å¤§å®¶çœ¼é‡Œä¸æ˜¯å¾ˆå¤šï¼Œä½†æ˜¯å¯¹æˆ‘æ¥è¯´ï¼Œæ˜¯ç–²æƒ«ç”Ÿæ´»çš„è‹±é›„æ¢¦æƒ³å¾—åˆ°äº†è‚¯å®šã€‚æ‰€ä»¥é‚£æ—¶å€™æˆ‘å°±åœ¨æƒ³ï¼Œé’±èµšä¸å®Œï¼Œçˆ±æƒ…æ€»ä¼šæœ‰ï¼Œä½†æ˜¯è¿™ä¸ªå¯„æ‰˜ç€æœŸå¾…çš„åˆ›æ„ï¼Œæˆ‘å¦‚æžœä¸ä¸‹å®šå†³å¿ƒåŽ»åšï¼Œå®ƒå°±ä¼šæž¯èŽã€‚ ä½†æ˜¯æ¸¸æˆå¹¶ä¸åªæ˜¯ä¸€ä¸ªåˆ›æ„é‚£ä¹ˆç®€å•ã€‚ä»Žåˆ›æ„åˆ°å‰§æœ¬è½åœ°ï¼Œè€ŒåŽæ¸¸æˆåˆ¶ä½œã€ç¾Žæœ¯åŠ¨ç”»â€¦â€¦ç»åŽ†äº†å¾ˆå¤šçš„å°è¯•å’Œä¿®æ”¹ï¼Œä¹Ÿå¾—åˆ°äº†å¾ˆå¤šæœ‹å‹çš„æ”¯æŒå’Œå¸®åŠ©ã€‚çŽ°åœ¨ç¾Žæœ¯å’Œå‰§æƒ…éƒ½å·²ç»å®Œæˆäº†ï¼Œæ­£åœ¨è°ƒæ•´UIï¼Œå¸Œæœ›èƒ½å°½å¿«åšå®Œï¼Œäº‰å–ç»™å¤§å®¶ä¸€ä¸ªæœ€åè°ƒçš„æ¸¸æˆç•Œé¢ã€‚ å¯ä»¥è¯´æœ€ç»ˆå‘ˆçŽ°ç»™ç½‘å‹ä»¬çš„æ¸¸æˆï¼Œå·²ç»ä¸å•å•åªæ˜¯å‡ åªæ²™é›•é¸Ÿä»”äº†ï¼Œä¸€ä¸ªäººç”»ç”»ï¼Œä¸€ä¸ªäººå†™æœ¬å­ï¼Œä¸€ä¸ªäººæ­å¤œè½¦â€¦â€¦ç„¶è€ŒçŽ°åœ¨æƒ³èµ·æ¥ï¼Œé‚£äº›æ•¦ä¿ƒæˆ‘ç ¥ç ºå‰è¡Œçš„åšæŒå·²ç»è¤ªåŽ»ç…Žç†¬ï¼Œå›žå¿†æ¨¡ç³Šå¾—åªå‰©ä¸‹3ç‚¹é’Ÿæ—¶ï¼Œç¯ç«å¯‚é™çš„ï¼Œç‹¬å±žäºŽæˆ‘çš„åŸŽå¸‚â€”â€”â€œåœ¨æ»¡åœ°éƒ½æ˜¯å…­ä¾¿å£«çš„è¡—ä¸Š,ä»–æŠ¬èµ·å¤´çœ‹åˆ°äº†æœˆå…‰ã€‚â€ â€”â€”â€”â€”â€”â€”â€”â€”â€”â€”â€”â€”â€”â€”â€”â€”â€”â€” é¡ºå¸¦ä¸€æï¼Œå®¶é‡ŒçœŸçš„å¹¶æ²¡æœ‰çŸ¿ï¼Œåªæ˜¯å¶å°”è¿™ä¹ˆæƒ³ä¸€æƒ³ï¼ŒåŠ ç­çš„æ—¶å€™å°±è§‰å¾—æµ‘èº«éƒ½æ˜¯åŠ²å„¿â€”â€”ä»€ä¹ˆæ—¶å€™æˆ‘çˆ¹æ‰èƒ½è€æ€€è—‰æ…°åœ°å‘Šè¯‰æˆ‘ï¼Œâ€œå…¶å®žä½ æ˜¯ä¸ªå¯ŒäºŒä»£ï¼Œåªæ˜¯æ‹…å¿ƒä½ å­¦åï¼Œæ‰€ä»¥è¿Ÿè¿Ÿä¸å‘Šè¯‰ä½ ã€‚ä½†æ˜¯çŽ°åœ¨çœ‹åˆ°ä½ èƒ½å¤Ÿå®žçŽ°è‡ªæˆ‘å›žæŠ¥ç¤¾ä¼šï¼Œé˜¿çˆ¸è§‰å¾—æ˜¯æ—¶å€™äº†ã€‚â€ å¸Œæœ›è¿™ä¸ªåŠžæ³•èƒ½å¸®åˆ°ä½ XDã€‚å¯¹äº†ï¼Œä½ ä»¬æœ‰çœ‹è§è¿‡æˆ‘å®¶çš„é¸Ÿå—ï¼Ÿå¦‚æžœæ²¡æœ‰â€¦â€¦é‚£ä¹ˆè¿™ä¸ªæ¸¸æˆæˆ‘å°±è®©ä½ å¥½å¥½çœ‹çœ‹wwwè¯ç—¨ä¸€ä¸‹å­å°±å†™äº†å¾ˆå¤šå˜¤å˜¤å˜¤ï¼Œå†æ¬¡æ„Ÿè°¢å¤§å®¶èƒ½çœ‹åˆ°è¿™é‡Œï¼Œæ„Ÿæ©ï¼ï¼ï¼","['Simplified Chinese']","[]","","https://cdn.akamai.steamstatic.com/steam/apps/926310/header.jpg?t=1602849748","","","wangshuo.16@gmail.com",True,True,False,0,"",0,242,27,"",40,259,"",0,0,0,0,"è±†å¹²å å æœ¨","è±†å¹²å å æœ¨","Single-player,Steam Achievements,Captions available","Adventure,Casual,Indie","Adventure,Casual,Indie,Sexual Content,Visual Novel","https://cdn.akamai.steamstatic.com/steam/apps/926310/ss_246589cbaa72dcedca078867e542bb0a1874ba40.1920x1080.jpg?t=1602849748,https://cdn.akamai.steamstatic.com/steam/apps/926310/ss_56417f5fcb15ba36facbb62e01fb91598a13d222.1920x1080.jpg?t=1602849748,https://cdn.akamai.steamstatic.com/steam/apps/926310/ss_a04944977c634c97c0206aea04260106c47b2301.1920x1080.jpg?t=1602849748,https://cdn.akamai.steamstatic.com/steam/apps/926310/ss_c831cc61bb71a735124036b18abc7f93d80455b4.1920x1080.jpg?t=1602849748,https://cdn.akamai.steamstatic.com/steam/apps/926310/ss_bb36af28083ad404196eb63b2f5744bbeee8fa22.1920x1080.jpg?t=1602849748","http://cdn.akamai.steamstatic.com/steam/apps/256740481/movie_max.mp4?t=1547779229"</text:p>
          </table:table-cell>
          <table:table-cell table:number-columns-repeated="16383" table:style-name="ce1"/>
        </table:table-row>
        <table:table-row table:style-name="ro1">
          <table:table-cell office:value-type="string" table:style-name="ce1">
            <text:p>788020,"Critical Gravity","Dec 16, 2019","0 - 20000",0,0,9.99,0,"Critical Gravity is Pipe Racing. Badrad to the extreme. Fast paced white knuckle madness for VR and PC! Key Features Physics based simulation with two modes. 18 Unique Tracks in 3 Diameters : 120 meter pipe, 100 meter pipe and 80 meter pipe. Single Player Campaign. Online Multiplayer. 60+ Achievements. Leaderboards. Time Keeper in VR. Voice Commands &amp;amp</text:p>
          </table:table-cell>
          <table:table-cell office:value-type="string" table:style-name="ce1">
            <text:p><text:s/>Mode Types: Re-center (Resets your Rift and Vive tracking) Quit Track (Quits the current track and returns to the main menu) Quit Game (Quits the game when in the main menu) Easy Mode - The pipe has an attractive force continuously pulling you to the closest part of the track. Jumping from one part to another is possible. Hard Mode - There is no attractive force from the pipe and you are left to your wits to stay on. Tracks are striped to tell you which side is up Race Mode - Compete against AI with active pipe attraction aka easy mode. Online Easy- Race against friends in Easy mode. Online Hard- Place your bets!!! Race against friends in Hard mode on any of the 18 Tracks. Camera _ Change Perspective with the 1, 2, and 3 keys. JOIN THE DISCORD Coming sometime... Trees and environment for the tracks. Input axis sensitivity slider for Xbox controller and the like . DONE Credits . Critical Gravity can be played with a 'steering wheel / foot pedal pedal' controller paired with the a VR HMD.","['English']","[]","","https://cdn.akamai.steamstatic.com/steam/apps/788020/header.jpg?t=1643303355","","https://discord.gg/SMewxTX","mogacreative@gmail.com",True,False,False,0,"",0,6,2,"",61,0,"",0,0,0,0,"MOGA Creative","MOGA Creative","Single-player,Multi-player,PvP,Online PvP,Cross-Platform Multiplayer,Steam Achievements,Full controller support,Stats,Steam Leaderboards","Action,Casual,Indie,Racing,Simulation,Sports,Strategy","Racing,Simulation,Action,Casual,Indie,Sports,Strategy,Physics,Difficult","https://cdn.akamai.steamstatic.com/steam/apps/788020/ss_7348de20517c58bd4d363884e8b6532864499eed.1920x1080.jpg?t=1643303355,https://cdn.akamai.steamstatic.com/steam/apps/788020/ss_6f0e693930d72cddc62f81ce590875b431a1369e.1920x1080.jpg?t=1643303355,https://cdn.akamai.steamstatic.com/steam/apps/788020/ss_061a6847261686fdaba4bfd6844025d0314ff0fe.1920x1080.jpg?t=1643303355,https://cdn.akamai.steamstatic.com/steam/apps/788020/ss_514ffe529012348e42f3db1e4f3208e137af0d81.1920x1080.jpg?t=1643303355,https://cdn.akamai.steamstatic.com/steam/apps/788020/ss_d5e1009326055cc4fec450144c8e01673942509f.1920x1080.jpg?t=1643303355,https://cdn.akamai.steamstatic.com/steam/apps/788020/ss_22db27787dcacde13f7980840135ba1101759498.1920x1080.jpg?t=1643303355,https://cdn.akamai.steamstatic.com/steam/apps/788020/ss_c18d72cd79e98f1b1dda9030fd8ae9ab3b416ac6.1920x1080.jpg?t=1643303355","http://cdn.akamai.steamstatic.com/steam/apps/256870937/movie_max.mp4?t=1643303348"</text:p>
          </table:table-cell>
          <table:table-cell table:number-columns-repeated="16382" table:style-name="ce1"/>
        </table:table-row>
        <table:table-row table:style-name="ro1">
          <table:table-cell office:value-type="string" table:style-name="ce1">
            <text:p>467400,"Go For Launch: Mercury","Jul 4, 2021","0 - 20000",0,0,9.99,0,"Re-live the early days of space flight in Go For Launch: Mercury, the first in a series of games exploring the early days of space flight. With full integration for either a standard computer monitor or full VR via a headset GFL:Mercury takes you on the ultimate adventure into space and let you re-live the exact experiences of those early pioneers, the Mercury Seven. key Features Fully functioning, interactive spacecraft interiors and exteriors. Each individually crafted to accurately portray the changes in design and loadout. Complete missions from the mercury program. Detailed models of the Atlas and Redstone rockets. A full scale recreation of earth as seen from low orbit. GFL: Mercury is designed to be as authentic and accurate as possible. It is an educational product as well as an entertainment project, suitable for use by schools and colleges to educate and engage students in the fields of astronomy, spaceflight and history.","['English']","[]","â€œDoesn't it look really rather good!â€ Scott Manley","https://cdn.akamai.steamstatic.com/steam/apps/467400/header.jpg?t=1625429999","http://goforlaunch.co.uk","","admin@goforlaunch.co.uk",True,False,False,0,"",0,53,11,"",0,0,"",0,0,0,0,"Joe Chisholm","Joe Chisholm","Single-player","Action,Indie,Simulation","Simulation,Action,Indie,Space,VR","https://cdn.akamai.steamstatic.com/steam/apps/467400/ss_f69f32617359ec0acdfd31f435f2135d043185ca.1920x1080.jpg?t=1625429999,https://cdn.akamai.steamstatic.com/steam/apps/467400/ss_30a05a9b53857dc2d72ebb908e533630e6ee0fcb.1920x1080.jpg?t=1625429999,https://cdn.akamai.steamstatic.com/steam/apps/467400/ss_cf59f337c9ca989162fabf783d79c1248b96b9c1.1920x1080.jpg?t=1625429999,https://cdn.akamai.steamstatic.com/steam/apps/467400/ss_75bfeb3a8395ecf7b72b0825f771e053d764b520.1920x1080.jpg?t=1625429999,https://cdn.akamai.steamstatic.com/steam/apps/467400/ss_ccf4a28b5d86b2fdc0839093dbb9e615c4cb8b11.1920x1080.jpg?t=1625429999,https://cdn.akamai.steamstatic.com/steam/apps/467400/ss_b98a1e9be126fadaa1193cb388b2a07e4415660a.1920x1080.jpg?t=1625429999,https://cdn.akamai.steamstatic.com/steam/apps/467400/ss_038e4b76ca27636496f02ef17f41913b11b4a75c.1920x1080.jpg?t=1625429999,https://cdn.akamai.steamstatic.com/steam/apps/467400/ss_17d30170fbb9427b25b36a2b4e3a9e613cae170b.1920x1080.jpg?t=1625429999","http://cdn.akamai.steamstatic.com/steam/apps/256683338/movie_max.mp4?t=1492388743"</text:p>
          </table:table-cell>
          <table:table-cell table:number-columns-repeated="16383" table:style-name="ce1"/>
        </table:table-row>
        <table:table-row table:style-name="ro1">
          <table:table-cell office:value-type="string" table:style-name="ce1">
            <text:p>856730,"ARENA 8","May 16, 2018","20000 - 50000",0,0,0.49,0,"What happens when warriors, worlds and different times decide to face each other to know who is the best? The 'ARENA 8', a place where these warriors can solve their differences. Choose from 8 warriors, where each one has unique abilities, and 4 arenas. Get all bronze trophies to unlock the second arena, all silver trophies to unlock the third arena and all gold trophies to unlock the fourth arena. instructions: 1- select the warrior 2- select the arena 3- select the number of enemies 4- click on START 5- ENJOY Controls: -use W,A,S,D to move the warrior -move the mouse to point the gun -left click to use the first power -right click to use the second power","['English']","[]","","https://cdn.akamai.steamstatic.com/steam/apps/856730/header.jpg?t=1658412078","","","artur.projetista@hotmail.com",True,False,False,0,"",0,1,3,"",0,0,"",0,0,0,0,"Artur Rezende","PROATIV GAMES","Single-player","Action,Casual,Indie","Arena Shooter,Martial Arts,Pixel Graphics,2D,2D Platformer,Casual,Action,Singleplayer,Fantasy,Atmospheric,Shooter,Arcade,Platformer,PvE,Indie","https://cdn.akamai.steamstatic.com/steam/apps/856730/ss_99b51943be358487c371ec64add4bb0f45fda879.1920x1080.jpg?t=1658412078,https://cdn.akamai.steamstatic.com/steam/apps/856730/ss_a9825de131c90c39e277e68b2be4c7bd58e36c4a.1920x1080.jpg?t=1658412078,https://cdn.akamai.steamstatic.com/steam/apps/856730/ss_34381cc02257c61a79154bfa6dc9db1b37f551c9.1920x1080.jpg?t=1658412078,https://cdn.akamai.steamstatic.com/steam/apps/856730/ss_95c379b0a24fbb6bcdca74396e6be6e938a3cc98.1920x1080.jpg?t=1658412078,https://cdn.akamai.steamstatic.com/steam/apps/856730/ss_8d87b586219e428aae0ece44c8fb6aa2943deea8.1920x1080.jpg?t=1658412078","http://cdn.akamai.steamstatic.com/steam/apps/256782156/movie_max.mp4?t=1587132189"</text:p>
          </table:table-cell>
          <table:table-cell table:number-columns-repeated="16383" table:style-name="ce1"/>
        </table:table-row>
        <table:table-row table:style-name="ro1">
          <table:table-cell office:value-type="string" table:style-name="ce1">
            <text:p>1106950,"Furries &amp; Scalies: Friendswood","Jan 31, 2020","0 - 20000",0,0,9.99,0,"Welcome to Vienna Gardens, the most magical place on Earth! You run the Friendswood Water Park district of Vienna Gardens. Your leader/boss, Duke Vincent, has left on business, leaving its fate in your hands.... and also the hands of Scotty from Marketing. Nobody likes Scotty Angelo, who has been trying to take over/take out the Water Park for years. You have exactly one and a half months to stop Scotty from being evil or whatever, and to prove that Friendswood shouldn't be retired from Vienna Gardens. They'll probably replace it with some sort of weird movie tie-in that really doesn't make any sense within the Friendswood area theme. Over the course of the game, make sure your fellow workers gain the right skills needed in order to work together and deal with whatever issues the park throws at them. Go out for coffee, learn their interests, and maybe make lasting friendships. Australian Bushfire Organizations 50% of all sales go towards Australia's Victoria County Fire Association. Features Manage your team Based on Shakespeare's Measure for Measure Navigate through multiple conversations in order to learn the most about your fellow employees People's skillsets will affect their endings Mature Content - Sexual innuendo - Drug humor and references","['English']","[]","","https://cdn.akamai.steamstatic.com/steam/apps/1106950/header.jpg?t=1625448789","http://stegalosaurus.org","","support@stegalosaurus.com",True,False,True,0,"",0,1,0,"",27,0,"The game's main story involves references to drugs. There is also sexual innuendo.",0,0,0,0,"Stegalosaurus Game Development","Stegalosaurus Game Development","Single-player,Steam Achievements","Adventure,Casual,Indie,RPG","Time Management,Dating Sim,Casual,Visual Novel,Interactive Fiction,Point &amp; Click,Strategy,2D,Cute,Relaxing,Funny,Choices Matter,Multiple Endings,Colorful,Fantasy,Management,Comedy,Adventure,Resource Management,Singleplayer","https://cdn.akamai.steamstatic.com/steam/apps/1106950/ss_8dd999ac9b148ae1f7583d0399e6cc3707e1e689.1920x1080.jpg?t=1625448789,https://cdn.akamai.steamstatic.com/steam/apps/1106950/ss_0852e9c6a3bf2df8e6f863ddff9513c54043b84c.1920x1080.jpg?t=1625448789,https://cdn.akamai.steamstatic.com/steam/apps/1106950/ss_bf32cf2092b45af0906c0aa140291a2e817394f4.1920x1080.jpg?t=1625448789,https://cdn.akamai.steamstatic.com/steam/apps/1106950/ss_4c81ad6fbd2d23959727d180f9604e7e0e15aec9.1920x1080.jpg?t=1625448789,https://cdn.akamai.steamstatic.com/steam/apps/1106950/ss_b7ffa1b48a5ec72c2ab6d41496d74970ff454119.1920x1080.jpg?t=1625448789","http://cdn.akamai.steamstatic.com/steam/apps/256787236/movie_max.mp4?t=1590885605"</text:p>
          </table:table-cell>
          <table:table-cell table:number-columns-repeated="16383" table:style-name="ce1"/>
        </table:table-row>
        <table:table-row table:style-name="ro1">
          <table:table-cell office:value-type="string" table:style-name="ce1">
            <text:p>1274570,"DEVOUR","Jan 28, 2021","1000000 - 2000000",1457,0,3.99,2,"DEVOUR is a co-op horror survival game for 1-4 players. Stop possessed cultists before they drag you to hell. Run. Scream. Hide. Just don't get caught. HAVE YOU GOT NERVES OF STEEL? 1-4 player online co-op Take control of up to 4 cult members in this unique online co-op experience where you must work together to stop possessed cultists dead set on taking you to hell with them. Single player mode For hardcore players only. In this mode, you'll be doing all the screaming yourself. Challenging gameplay No two DEVOUR playthroughs are ever the same. To stop the evil, youâ€™ll need a focused team and perfect execution, with a single session lasting up to an hour. CAN YOU BANISH EVIL TOGETHER? Each themed DEVOUR map not only brings a terrifying new manifestation of the goat demon Azazel, but also completely new environments to explore, items to collect, fiends to overcome, and forbidden rituals to perform. Exorcise the demonically possessed Your goal is to break Azazel's hold on the cultists. On each map, work together in a race against time to find key ritual items â€“ some of which might be alive and unwilling - to complete the banishment. Escalating difficulty Each possessed cultistâ€™s rage and speed increases as the game progresses, as does the number of fiends they spawn to stop you. Your only means of defence is your UV flashlight. Replayability Locked doors, ritual objects and item spawns are randomized, ensuring that no two games are the same. What's more, DEVOUR's unpredictable AI ups the game, making you second guess each and every move. Player progression Players earn experience with each playthrough, increasing their Cult Rank and earning Ritual Tokens. These are used to unlock valuable Perks, which can mean the difference between living to banish another demon or an agonizing death. Nightmare mode Beat the game without breaking a sweat? Try Nightmare mode for the ultimate challenge. Multiplayer features Make use of our in-game positional voice chat. Bring friends, or find other players using the server browser. Full VR support Ready to turn it up a notch? Play DEVOUR in VR without any additional purchase necessary. The Watchers DEVOUR is the prequel to the 2-player online co-op game The Watchers . Play as Anna's estranged children Luisa and Frederico as they search for their missing mother. Warning This game contains flashing lights that may make it unsuitable for people with photosensitive epilepsy or other photosensitive conditions. Player discretion is advised.","['English', 'French', 'Italian', 'German', 'Spanish - Spain', 'Japanese', 'Korean', 'Polish', 'Russian', 'Simplified Chinese', 'Spanish - Latin America', 'Turkish', 'Thai', 'Portuguese', 'Czech', 'Dutch', 'Finnish', 'Norwegian', 'Portuguese - Brazil', 'Romanian', 'Hungarian']","['English', 'Hungarian']","","https://cdn.akamai.steamstatic.com/steam/apps/1274570/header.jpg?t=1658167349","http://www.devourgame.com","","support@straightbackgames.com",True,True,False,0,"",0,41425,3672,"",74,34613,"This Game may contain content not appropriate for all ages, or may not be appropriate for viewing at work: Frequent Violence or Gore, General Mature Content",303,39,216,48,"Straight Back Games","Straight Back Games","Single-player,Multi-player,Co-op,Online Co-op,Steam Achievements,Full controller support,Steam Trading Cards,Steam Cloud","Indie","Horror,Online Co-Op,Multiplayer,Survival Horror,Co-op,Dark,Survival,Psychological Horror,First-Person,Indie,Atmospheric,Difficult,Sexual Content,Singleplayer,Puzzle,Stealth,Gore,Action,Violent,FPS","https://cdn.akamai.steamstatic.com/steam/apps/1274570/ss_74c69c54b1b4f2dc14789e001787c6b462549698.1920x1080.jpg?t=1658167349,https://cdn.akamai.steamstatic.com/steam/apps/1274570/ss_45cba337b726295b3ae6342b2ba9efefa9e6d8bc.1920x1080.jpg?t=1658167349,https://cdn.akamai.steamstatic.com/steam/apps/1274570/ss_65b0bd84707c9c8b58a81adee7600014ca0cdeb8.1920x1080.jpg?t=1658167349,https://cdn.akamai.steamstatic.com/steam/apps/1274570/ss_7545218574056a589e033425412d14b963b09e9a.1920x1080.jpg?t=1658167349,https://cdn.akamai.steamstatic.com/steam/apps/1274570/ss_1c997897d5be8c7cdb15a6a44e6d787ae4130fc5.1920x1080.jpg?t=1658167349,https://cdn.akamai.steamstatic.com/steam/apps/1274570/ss_57335ee9ed5eea5e966c07681306ff4b816054a1.1920x1080.jpg?t=1658167349,https://cdn.akamai.steamstatic.com/steam/apps/1274570/ss_ba6f675b0be40606538d3fd74c102cdf54713642.1920x1080.jpg?t=1658167349,https://cdn.akamai.steamstatic.com/steam/apps/1274570/ss_789fef11c0dbc306fc7627fca89649558c8cd5b1.1920x1080.jpg?t=1658167349,https://cdn.akamai.steamstatic.com/steam/apps/1274570/ss_36738ba47b3b784fa6985cb9e4e835dd76a61087.1920x1080.jpg?t=1658167349,https://cdn.akamai.steamstatic.com/steam/apps/1274570/ss_d8c7ddd3e7af60f7adbe2d752828bf2cea439f82.1920x1080.jpg?t=1658167349,https://cdn.akamai.steamstatic.com/steam/apps/1274570/ss_9a7bf23e3eceebff4b8b6fcd99414bda43b291a5.1920x1080.jpg?t=1658167349,https://cdn.akamai.steamstatic.com/steam/apps/1274570/ss_e923485cb498cde39c49f012a4c7277b216033d2.1920x1080.jpg?t=1658167349,https://cdn.akamai.steamstatic.com/steam/apps/1274570/ss_a2f1db9158ddd1aac7d1cb2c6b0990bcae48eedd.1920x1080.jpg?t=1658167349,https://cdn.akamai.steamstatic.com/steam/apps/1274570/ss_cd5f6885db130b00d490145a135af0afd50e1f77.1920x1080.jpg?t=1658167349,https://cdn.akamai.steamstatic.com/steam/apps/1274570/ss_4a7028d69bf81f08e23edb6f8df80a7057717b38.1920x1080.jpg?t=1658167349","http://cdn.akamai.steamstatic.com/steam/apps/256878624/movie_max.mp4?t=1648240353,http://cdn.akamai.steamstatic.com/steam/apps/256851357/movie_max.mp4?t=1632413083,http://cdn.akamai.steamstatic.com/steam/apps/256831468/movie_max.mp4?t=1618998945,http://cdn.akamai.steamstatic.com/steam/apps/256815701/movie_max.mp4?t=1608637849"</text:p>
          </table:table-cell>
          <table:table-cell table:number-columns-repeated="16383" table:style-name="ce1"/>
        </table:table-row>
        <table:table-row table:style-name="ro1">
          <table:table-cell office:value-type="string" table:style-name="ce1">
            <text:p>1470790,"Doug Flutie's Maximum Football 2020","Dec 29, 2020","0 - 20000",2,0,29.99,0,"Football gaming powered by the community! Doug Flutieâ€™s Maximum Football continues to provide the ultimate simulation football sandbox. Overhauled Game play Experience â€“ Enhanced game performance, lighting system, player movement, object avoidance, and custom receiver animations. We have also improved linemen interaction, expanded defensive AI and overhauled the passing game (including more tipped passes, aggressive DBs, faster QB animations). Play Designer â€“ Full play designer for offense and defense. Implement standard playbook strategies with receiver route trees, read progressions, play action, run types, man and zone coverage, blitz packages, QB spy, and even set player motion. College Dynasty Mode 2.0 â€“ Player awards, conference championships, player transfers, new Bowl games, updated depth chart screen, faster simulation engine, diverse play calling (giving each team a new identity), enhanced accuracy in recruit generation (including height and weight), detailed recruit commitments and player suspensions, and much more! More Customization â€“ College teams added to Play Now, new 32 team league added to Play Now and Season Mode, brand new customization hub, easy color picker based upon teamâ€™s primary and secondary colors, and additional stock logos. Custom Controls â€“ Map your own buttons! Customize your on-field game controls to get a familiar feel or a brand new one. Multiple Rule Sets, Field Sizes and Ball Types! Play the type of football you want - select between US Pro, College and Canadian Football options. DISCLAIMER Canuck Play games are to be used and operated in the manner in which they are purchased and each user must acknowledge and agree that they will not modify, edit or change the game. This includes, for example, agreeing not to use any third-party proprietary content and that users are solely responsible for any changes each time they play a Canuck Play game. SUPPORT This PC version of Maximum Football 2020 is a port of a console product. A non-3rd party XBox or PS4 game controller is required to play. Generic game controllers are not supported. Due to the enormously large variety of PC hardware and software configurations, Canuck Play can not help you troubleshoot issues may encounter making the game work on your system.","['English']","['English']","","https://cdn.akamai.steamstatic.com/steam/apps/1470790/header.jpg?t=1609248749","http://www.maxfootballgame.com","https://discord.gg/22apWRr","",True,False,False,0,"",0,26,24,"",21,0,"",0,0,0,0,"Canuck Play Inc","Canuck Play Inc","Single-player,Multi-player,PvP,Shared/Split Screen PvP,Shared/Split Screen,Steam Achievements,Partial Controller Support,Remote Play Together","Indie,Sports","Sports,Football,Simulation,3D,Sandbox,PvP,Singleplayer,Indie,Local Multiplayer,Gaming","https://cdn.akamai.steamstatic.com/steam/apps/1470790/ss_f526a242e5af6497edaa771ee7dba9ae25d84e6f.1920x1080.jpg?t=1609248749,https://cdn.akamai.steamstatic.com/steam/apps/1470790/ss_12211f3eb7314378e80985b604cf622f52b4902e.1920x1080.jpg?t=1609248749,https://cdn.akamai.steamstatic.com/steam/apps/1470790/ss_468698d4cbfc070d7c940f994159c02ad1fb6a8c.1920x1080.jpg?t=1609248749,https://cdn.akamai.steamstatic.com/steam/apps/1470790/ss_07221d86e6f5173d15a5b652c4beacc77a786f81.1920x1080.jpg?t=1609248749,https://cdn.akamai.steamstatic.com/steam/apps/1470790/ss_583a2e84432643bd133b7ad8f59b25345373e2ef.1920x1080.jpg?t=1609248749,https://cdn.akamai.steamstatic.com/steam/apps/1470790/ss_fef546375c52a722afa7ad10d612eb0c6d94ca16.1920x1080.jpg?t=1609248749,https://cdn.akamai.steamstatic.com/steam/apps/1470790/ss_7203b2722ff20916344d6c100c1c9a30413fe4d5.1920x1080.jpg?t=1609248749,https://cdn.akamai.steamstatic.com/steam/apps/1470790/ss_ebe7d1b8121a0e6e1f2ba43ae3b54b577b6fdf13.1920x1080.jpg?t=1609248749,https://cdn.akamai.steamstatic.com/steam/apps/1470790/ss_43048299746727a44115b72751460224a84a05c3.1920x1080.jpg?t=1609248749,https://cdn.akamai.steamstatic.com/steam/apps/1470790/ss_5b0dd7e1cd680c9692477e7aed9d8f8cc7ec50e6.1920x1080.jpg?t=1609248749,https://cdn.akamai.steamstatic.com/steam/apps/1470790/ss_eb7fda00652c27eed0881a7fe71c2645836480a1.1920x1080.jpg?t=1609248749","http://cdn.akamai.steamstatic.com/steam/apps/256808794/movie_max.mp4?t=1608723419"</text:p>
          </table:table-cell>
          <table:table-cell table:number-columns-repeated="16383" table:style-name="ce1"/>
        </table:table-row>
        <table:table-row table:style-name="ro1">
          <table:table-cell office:value-type="string" table:style-name="ce1">
            <text:p>1087620,"Life In Yima / ä¾çŽ›æ‘ç”Ÿæ´»","Apr 5, 2021","0 - 20000",0,0,5.99,0,"Life In Yima is a pixel platform indie ARPG game made by a single lonely indie developer. This game is filled with rich main and side stories, several mini-games. It also features: - Dynamic day-night cycle, which takes an important place in the game mechanic. - Calendar system: the game records the story of Yima village between April and September. - Character development: Fighting monsters, Learning skills, Upgrading character levels and weapons, a simplified RPG experience. - NPC reputation: improving NPCsâ€™ reputations by giving gifts and spending time with them to unlock side stories. The production team led by the leader of the team â€“ Baohua, comes to build a new village in the deep forest and accidentally find a lost person of unknown origin, the MC â€“ Mayi. After deciding to take Mayi with the team, Mayi witnesses the process of the village from nothing to something as a helper. From the beginning to the end, the appearance of the village will be changed drastically! There is plenty of time for the game, and Mayi is also a favored one, and does not need to worry particularly about the difficulty of this game - even if she is inadvertently defeated in battle, it does not mean that the game has failed, and Mayi can even return to the game in a stronger form. (Even skipping time directly to the plot point is possible under certain situations!) Not only the main stories that must happen at a certain point in time, you can also unlock NPCâ€™s side stories by improving their reputations, along with nearly 30 CGs. Enjoy the leisure time with villagers~","['Simplified Chinese', 'English', 'Traditional Chinese']","[]","","https://cdn.akamai.steamstatic.com/steam/apps/1087620/header.jpg?t=1622612208","","","playkon@hotmail.com",True,False,False,0,"",0,14,2,"",22,0,"This Game may contain content not appropriate for all ages, or may not be appropriate for viewing at work: Nudity, Sexual Themes, Strong Language, and Use of Alcohol. All characters in the game are over the age of 18.",0,0,0,0,"Yima VLG.","Yima VLG.","Single-player,Steam Achievements,Partial Controller Support,Steam Cloud","Action,Adventure,Casual,Indie,RPG,Early Access","Casual,Action RPG,2D Platformer,2D,Pixel Graphics,Anime,Cute,Colorful,Drama,Story Rich,Comedy,Relaxing,Funny,Adventure,Singleplayer,Action,RPG,JRPG,Female Protagonist,Early Access","https://cdn.akamai.steamstatic.com/steam/apps/1087620/ss_3cf08ef744877d1a5854da4cd5708b379c492cfe.1920x1080.jpg?t=1622612208,https://cdn.akamai.steamstatic.com/steam/apps/1087620/ss_fd53fd70b07912ffa0285601381f4c345f3dece6.1920x1080.jpg?t=1622612208,https://cdn.akamai.steamstatic.com/steam/apps/1087620/ss_0390bbc5fecf339e9fe55bfe90c0f1f5a3b277aa.1920x1080.jpg?t=1622612208,https://cdn.akamai.steamstatic.com/steam/apps/1087620/ss_f1f52ba515b9456766729a6409c95be0d6b7f1fc.1920x1080.jpg?t=1622612208,https://cdn.akamai.steamstatic.com/steam/apps/1087620/ss_517ff41d1005fa461dadf1e15360c485ab6fa636.1920x1080.jpg?t=1622612208,https://cdn.akamai.steamstatic.com/steam/apps/1087620/ss_9c4c01f3717f062a1406f514c372200cea3c9315.1920x1080.jpg?t=1622612208,https://cdn.akamai.steamstatic.com/steam/apps/1087620/ss_9e25210f536e4349bc04dda46c9e83701982780d.1920x1080.jpg?t=1622612208,https://cdn.akamai.steamstatic.com/steam/apps/1087620/ss_ff0c444b357210d057644080118883f04015ab24.1920x1080.jpg?t=1622612208,https://cdn.akamai.steamstatic.com/steam/apps/1087620/ss_f2fd6e733cd0c451328a495b73f35f92d0c17103.1920x1080.jpg?t=1622612208","http://cdn.akamai.steamstatic.com/steam/apps/256819707/movie_max.mp4?t=1616298849"</text:p>
          </table:table-cell>
          <table:table-cell table:number-columns-repeated="16383" table:style-name="ce1"/>
        </table:table-row>
        <table:table-row table:style-name="ro1">
          <table:table-cell office:value-type="string" table:style-name="ce1">
            <text:p>1348430,"Chicken Bomb","Jul 29, 2020","0 - 20000",0,0,0.99,0,"Chicken Bomb! Itâ€™s not just a bomb game. Itâ€™s a CHICKEN BOMB GAME. NOW, you are stepping in a modern game with the olds bomber games taste. Check It Out! The game is a topdown style with a little shining of RPG elements, inspired by old an explosive bombers games. But here you have to control a CHICKEN!! Yeah, you didnâ€™t listen wrong! And you need to develop smart strategies and defeat the other animals using YOUR BOMB EGGS!! Come on, take your download and HAVE FUN! * Have fun trying to defeat different animals</text:p>
          </table:table-cell>
          <table:table-cell office:value-type="string" table:style-name="ce1">
            <text:p><text:s/>* With an engaging soundtrack, several independent songs</text:p>
          </table:table-cell>
          <table:table-cell office:value-type="string" table:style-name="ce1">
            <text:p><text:s/>* Enjoy well-designed scenarios with a cartoonish tone</text:p>
          </table:table-cell>
          <table:table-cell office:value-type="string" table:style-name="ce1">
            <text:p><text:s/>* Develop a good strategy to overcome the difficulties that are imposed during the phases.","['English', 'French', 'Italian', 'German', 'Spanish - Spain', 'Simplified Chinese', 'Japanese', 'Portuguese - Brazil', 'Russian']","[]","","https://cdn.akamai.steamstatic.com/steam/apps/1348430/header.jpg?t=1598441127","","goessoft.com/contact","contact@goessoft.com",True,True,True,0,"",0,68,3,"",17,0,"",0,0,0,0,"GoesSoft","GoesSoft","Single-player,Steam Achievements,Partial Controller Support","Action,Adventure,Casual,Indie,RPG","RPG,Action,Adventure,Singleplayer,Arcade,Action-Adventure,Action RPG,Puzzle-Platformer,Tactical RPG,Action Roguelike,3D,Cartoony,Stylized,Colorful,Cartoon,Top-Down,Fantasy,Old School,Family Friendly,Horses","https://cdn.akamai.steamstatic.com/steam/apps/1348430/ss_5e4bea7ab3112be9344abd25076253e58bcdbaa9.1920x1080.jpg?t=1598441127,https://cdn.akamai.steamstatic.com/steam/apps/1348430/ss_a042a750345ef0ad0f17b604d36596b6402decff.1920x1080.jpg?t=1598441127,https://cdn.akamai.steamstatic.com/steam/apps/1348430/ss_7859c3ff36a4cd6597aca2bedd73a12d310df152.1920x1080.jpg?t=1598441127,https://cdn.akamai.steamstatic.com/steam/apps/1348430/ss_ffd14a4570648793dfeafaaaa70d60e256470c37.1920x1080.jpg?t=1598441127,https://cdn.akamai.steamstatic.com/steam/apps/1348430/ss_a195854a69841dd8566e4559021b2802eb2139a9.1920x1080.jpg?t=1598441127,https://cdn.akamai.steamstatic.com/steam/apps/1348430/ss_8ab5f331a4a621eb41806956bfe4465cdfb9ac75.1920x1080.jpg?t=1598441127,https://cdn.akamai.steamstatic.com/steam/apps/1348430/ss_79f22de1fe4fd4856f9a5bc515f7b2eaf22f78db.1920x1080.jpg?t=1598441127","http://cdn.akamai.steamstatic.com/steam/apps/256791406/movie_max.mp4?t=1594143057"</text:p>
          </table:table-cell>
          <table:table-cell table:number-columns-repeated="16380"/>
        </table:table-row>
        <table:table-row table:style-name="ro1">
          <table:table-cell office:value-type="string" table:style-name="ce1">
            <text:p>1547580,"Welcome To... Chichester 2 - Part II : No Extra Regrets For The Future","Sep 30, 2021","0 - 20000",0,0,9.99,3,"About This Game This predominantly kinetic visual novel has two to three hours of gameplay for the main story and fifteen minutes for each secret scene. Whilst it would be advantageous to have played ' Welcome To... Chichester 2 - Part II : No Regrets For The Future ', this episode can be enjoyed on its own. Not all characters are 18 or over. The Story Grendel Jinx : A lazy, megalomaniacal kleptomaniac Five years ago, she nearly suffered a fatal and self-inflicted accident during a school outing, saved only by the protagonist's fortuitous presence. After rescuing her, the protagonist is promptly coerced into signing a 'Friendship Agreement' form - a document designed to tie the protagonist to Grendel, both personally and financially, and then ultimately for the protagonist to join Grendel's organisation. With the arrival of the last day of term, Grendel needs to hand in her remaining homework or face the prospect of repeating a year. Drafting in the protagonist to solve her problem, Grendel is annoyed when her demands are swiftly rebuffed. Initiating a devious plan to ensure her education can progress without interruption, Grendel's actions soon attract her mother's attention, who has her own nefarious plans for the protagonist. Features By popular demand, CG graphics have now been introduced to enhance the gameplay. Funny and dramatic SHORT story. Gender selection, with gender-specific dialogue at various points in the game. Seven extra stories are available once the main story has been completed : ' Far Too Good For Us ' : Find out why the protagonist ended up in an upgraded broom cupboard (accessed from the title screen). ' Enemy Thine ' : A parcel arrives for the protagonist. Naturally, Grendel decides to open it (Part I) (accessed from the title screen). ' The Alien From Somewhere Out There ' : Grendel watches an age-inappropriate film (accessed from the title screen). ' Enemy Within ' : Emily is looking for something (part of the main story). ' Return to Castle Grendel ' : Grendel's classroom story continues (accessed from the title screen). ' We Want Information ' : ??? (part of the main story). ' High Jinx or Bye Jinx ' : The protagonist is a contestant in a gameshow (accessed from the title screen). Internal and Steam achievements (as per usual). Visual impairment settings, a background and CG gallery, and a music player. Both galleries are only available once the main story has been completed. Path and sound notification. Features the musical talents of Jessica Jenks. Genre : Comedy, drama, action. Romance : None (unless you count Grendels love of causing the protagonist problems). Recently signed Grendel's ' Friendship Document ' (more out of pity than anything else). Doesn't realise what exactly that entails. Whenever Grendel gets behind on homework, she takes the easy way out : Force someone to write everything up. With the protagonist now Grendel's 'Best Friend', what better way of starting this friendship than forcing the protagonist to deal with sixteen different assignments ? Miss Potts is Grendels teacher. She dislikes violence. The protagonists current boss. Soon to be the protagonists' secretary and general dogsbody. Absolutely nothing can go wrong there. Wanting nothing more than their daughter to take over the world, the best way of achieving this is through relentless indoctrination and... ultra-violent anime programs. Cody and the protagonist dislike each other intensely. Chole is a hard-working Phoenix Custodian operative The protagonists' mother. Well-meaning but overbearing. She would like the protagonist to settle down and start a family and is more than willing to help find possible partners. Believes the protagonist still works for a video game company but is ashamed to admit to it.","['English']","[]","â€œf you're a fan of the Chichester series, this is an important prequel that ties up a lot of loose ends.â€ N/A â€“ CSH Picone â€œWelcome To Chichester 2, Chichester 2 takes the new instalment to a new level, that expands upon her story that will draw you in from the start.â€ N/A â€“ Indie Recommendations â€œWell written and light-hearted, the story gives a few hours of content with great visuals to go along with it.â€ N/A â€“ Beta Tested, Game Reviewed","https://cdn.akamai.steamstatic.com/steam/apps/1547580/header.jpg?t=1657986174","","","triority_developer@outlook.com",True,True,True,0,"",0,6,0,"",35,0,"Being involuntary drugged Partial nudity",0,0,0,0,"Triority Interactive Novels","Triority Interactive Novels","Single-player,Steam Achievements,Captions available,Steam Cloud","Action,Adventure,Casual,Indie","Visual Novel,Casual,Anime,Cartoon,Cartoony,Cinematic,Colorful,Cute,Atmospheric,Comedy,Drama,Adventure,Indie,Funny,Modern,Action,Female Protagonist,Singleplayer,Immersive Sim,Interactive Fiction","https://cdn.akamai.steamstatic.com/steam/apps/1547580/ss_23484e364df7f5af50b1b03e6ff741319c58e0c9.1920x1080.jpg?t=1657986174,https://cdn.akamai.steamstatic.com/steam/apps/1547580/ss_f288b4e18a125b2e20585e49bc71e114e36ba452.1920x1080.jpg?t=1657986174,https://cdn.akamai.steamstatic.com/steam/apps/1547580/ss_f6b190dd7bdfa36709567259a986c4ea30597167.1920x1080.jpg?t=1657986174,https://cdn.akamai.steamstatic.com/steam/apps/1547580/ss_4b1f694c47b567538f6e724bb59129f37e81020e.1920x1080.jpg?t=1657986174,https://cdn.akamai.steamstatic.com/steam/apps/1547580/ss_65744a656b4b6452d3b2c1b1522131b7697f3f32.1920x1080.jpg?t=1657986174,https://cdn.akamai.steamstatic.com/steam/apps/1547580/ss_012e78c008518333cd357dea98f292eb5c288c84.1920x1080.jpg?t=1657986174,https://cdn.akamai.steamstatic.com/steam/apps/1547580/ss_796d7103fd19c08b72cf8a51be4f704ada0a30d7.1920x1080.jpg?t=1657986174,https://cdn.akamai.steamstatic.com/steam/apps/1547580/ss_1745a9bd3c61befcfc4c71b19640d72faaccec7f.1920x1080.jpg?t=1657986174,https://cdn.akamai.steamstatic.com/steam/apps/1547580/ss_df65f2794b994b7633b198b5194ca38d91194e43.1920x1080.jpg?t=1657986174,https://cdn.akamai.steamstatic.com/steam/apps/1547580/ss_cc234f6c82d0275545941e4f3b9a954d2bf49edb.1920x1080.jpg?t=1657986174,https://cdn.akamai.steamstatic.com/steam/apps/1547580/ss_1e400fd66ad2ffd91ee50a27b48d01ac7e6b5357.1920x1080.jpg?t=1657986174,https://cdn.akamai.steamstatic.com/steam/apps/1547580/ss_7d6791752196f89cb53896388bef35dbfcd5f2c0.1920x1080.jpg?t=1657986174","http://cdn.akamai.steamstatic.com/steam/apps/256856137/movie_max.mp4?t=1634513101,http://cdn.akamai.steamstatic.com/steam/apps/256837005/movie_max.mp4?t=1631811773,http://cdn.akamai.steamstatic.com/steam/apps/256823440/movie_max.mp4?t=1631817606,http://cdn.akamai.steamstatic.com/steam/apps/256839605/movie_max.mp4?t=1624548876,http://cdn.akamai.steamstatic.com/steam/apps/256839614/movie_max.mp4?t=1624548883,http://cdn.akamai.steamstatic.com/steam/apps/256839611/movie_max.mp4?t=1624548891,http://cdn.akamai.steamstatic.com/steam/apps/256839606/movie_max.mp4?t=1624548897,http://cdn.akamai.steamstatic.com/steam/apps/256839608/movie_max.mp4?t=1624548904,http://cdn.akamai.steamstatic.com/steam/apps/256839607/movie_max.mp4?t=1624548911,http://cdn.akamai.steamstatic.com/steam/apps/256839609/movie_max.mp4?t=1624548918,http://cdn.akamai.steamstatic.com/steam/apps/256839613/movie_max.mp4?t=1624548924,http://cdn.akamai.steamstatic.com/steam/apps/256839612/movie_max.mp4?t=1624548931"</text:p>
          </table:table-cell>
          <table:table-cell table:number-columns-repeated="16383" table:style-name="ce1"/>
        </table:table-row>
        <table:table-row table:style-name="ro1">
          <table:table-cell office:value-type="string" table:style-name="ce1">
            <text:p>1253680,"Super Soccer Blast","Jun 19, 2020","0 - 20000",2,0,7.99,0,"Kick off! Super Soccer Blast is an arcade-style football game. Grind your way up, improving your soccer moves match after match, to crush your opponents and become the best. Spiritual Nostalgia Successor It's football with the fast-paced and skilled-based gameplay of over-the-top classic sports games such as International Superstar Soccer. You are the stats Accessible controls that enable charging and aiming your shots, perform tackles and dashes, shoot lobs and more. Train your precision and reflexes to become a legendary football player. Create your own team Customize your players from head to toe with a range of cool looks and play against the AI or a buddy in a friendly match with various game modes. Test your skills in different leagues and soccer cups in the World Tour mode. Jump into the grass pitch and have a blast!","['English', 'French', 'Italian', 'German', 'Spanish - Spain', 'Japanese', 'Portuguese - Brazil', 'Russian', 'Simplified Chinese']","[]","","https://cdn.akamai.steamstatic.com/steam/apps/1253680/header.jpg?t=1623428873","http://supersoccerblast.com/","http://www.unfinishedpixel.com","team@unfinishedpixel.com",True,False,False,0,"",0,79,29,"",16,0,"",0,0,0,0,"Unfinished Pixel","Unfinished Pixel","Single-player,Multi-player,PvP,Shared/Split Screen PvP,Co-op,Shared/Split Screen Co-op,Shared/Split Screen,Steam Achievements,Full controller support,Remote Play Together","Casual,Indie,Sports","Soccer,Sports,Indie,Arcade,Local Multiplayer,4 Player Local,Character Customization,Fast-Paced,Replay Value,Casual,Family Friendly,Co-op,Cartoony,Cartoon,Funny,Comedy,1990's,Team-Based,Local Co-Op,Singleplayer","https://cdn.akamai.steamstatic.com/steam/apps/1253680/ss_ce42c62db8d874f4d39ee0c77f30a6b3772e4a7d.1920x1080.jpg?t=1623428873,https://cdn.akamai.steamstatic.com/steam/apps/1253680/ss_23e89255a41bb528206897e207e91c6d65838679.1920x1080.jpg?t=1623428873,https://cdn.akamai.steamstatic.com/steam/apps/1253680/ss_38fb5b5932b59d293475b6a681343ce5bf6539e7.1920x1080.jpg?t=1623428873,https://cdn.akamai.steamstatic.com/steam/apps/1253680/ss_c8080ffcd8da619f11ce772d5ef901296c56d71c.1920x1080.jpg?t=1623428873,https://cdn.akamai.steamstatic.com/steam/apps/1253680/ss_af968326571ab153c036c59cf5fe65343c2e5561.1920x1080.jpg?t=1623428873,https://cdn.akamai.steamstatic.com/steam/apps/1253680/ss_3bd104f4adb6cf5a3f59699fcfb6c554de0d1173.1920x1080.jpg?t=1623428873,https://cdn.akamai.steamstatic.com/steam/apps/1253680/ss_4a2d188c2aabd642cf67794fb6bbdf18c3a0d3b9.1920x1080.jpg?t=1623428873","http://cdn.akamai.steamstatic.com/steam/apps/256787874/movie_max.mp4?t=1617784698"</text:p>
          </table:table-cell>
          <table:table-cell table:number-columns-repeated="16383" table:style-name="ce1"/>
        </table:table-row>
        <table:table-row table:style-name="ro1">
          <table:table-cell office:value-type="string" table:style-name="ce1">
            <text:p>1881210,"The Masters: Survival","Mar 29, 2022","0 - 20000",0,0,9.99,0,"Tana (Katana) is testing the new Virtual Proxy Simulation, which is going to be used for training at a school for elementals, as she fights the evil creatures known as the Shadow Dwellers. She is being helped by her Family and Friends who are outside of the system making sure the simulation goes well. All is not what it seems however as she dives deeper into the system and faces off against an old foe, Master Nether. This is a top-down, hack n' slash, survival game, using Unreal Engine 4. As you progress through each level surviving against wave after wave of enemies called Shadow Dwellers. You have special powers and can summon a companion NPC. There are also one on one boss fights, a survival mode where you survive as long as possible, and rack up a score. Your scores can then be submitted to the Steam leaderboards. Please join our discord at for any support or feedback you have. Thank you!","['English']","['English']","","https://cdn.akamai.steamstatic.com/steam/apps/1881210/header.jpg?t=1652321146","https://www.royalflushstudioz.com/masterssurvival","https://www.royalflushstudioz.com/contact","royalflushstudioz230@gmail.com",True,False,False,0,"",0,0,0,"",7,0,"Sword combat violence, minor cursing",0,0,0,0,"Royal Flush Studioz","Royal Flush Studioz","Single-player,Steam Achievements,Full controller support","Action,Indie","","https://cdn.akamai.steamstatic.com/steam/apps/1881210/ss_e7b9d55bddeb6fff1ed826097bd58ed9ab7273a6.1920x1080.jpg?t=1652321146,https://cdn.akamai.steamstatic.com/steam/apps/1881210/ss_5ddbd8e9b0f793cbd76718155d93ef0ac4a229d0.1920x1080.jpg?t=1652321146,https://cdn.akamai.steamstatic.com/steam/apps/1881210/ss_a56ce0481b0a4587b7b9e5ee1feef3ff16da54ba.1920x1080.jpg?t=1652321146,https://cdn.akamai.steamstatic.com/steam/apps/1881210/ss_3f8645389bfdc8177f8615b0917c5703e4319d25.1920x1080.jpg?t=1652321146,https://cdn.akamai.steamstatic.com/steam/apps/1881210/ss_d15f2f45fadb9496c75cbfb463812649c7ceae58.1920x1080.jpg?t=1652321146,https://cdn.akamai.steamstatic.com/steam/apps/1881210/ss_bf482f7df1e427f9cd39f8607a881825142fe7f2.1920x1080.jpg?t=1652321146,https://cdn.akamai.steamstatic.com/steam/apps/1881210/ss_78ad8e7164af1797ac9ade1dc49caedcd836d04d.1920x1080.jpg?t=1652321146,https://cdn.akamai.steamstatic.com/steam/apps/1881210/ss_71a9539e876d265039258f7128cba36bc01e68d4.1920x1080.jpg?t=1652321146","http://cdn.akamai.steamstatic.com/steam/apps/256879951/movie_max.mp4?t=1648575955"</text:p>
          </table:table-cell>
          <table:table-cell table:number-columns-repeated="16383" table:style-name="ce1"/>
        </table:table-row>
        <table:table-row table:style-name="ro1">
          <table:table-cell office:value-type="string" table:style-name="ce1">
            <text:p>497670,"Line/Dash","Jul 11, 2016","0 - 20000",1,0,1.99,0,"Line/Dash is an Arcade-oriented game that doubles as a procedural player-controlled multimedia sculpture. The basic gameplay is extremely simple, and only requires two buttons: the left click of your mouse will drop lines from the sky, while the right click will make those lines dash forward. As the pace of the opposition gets faster and the line start splitting and crossing Line/Dash becomes a hypnotic and ever-changing visual experience. Are you ready to put your reflexes through its paces in the middle of a deluge of arrows, sounds and neon colors? Due to a very cool and custom audio compartment, this Rez-like game will falbbergast you without any doubt! Features: Immediate gameplay, just two buttons to drop lines from the sky and make them dash forward Intriguing music and sfx perfectly fiting with the ever-increasing speed of the gameplay Neon-like colors and vintage, arcade look, with a little modern twist WARNING Lots of contrasting bright colors, if you have problems with that stuff maybe don't play it Controller Support The game is fully playable with a controller after setting it up in the initial launcher. It will still need keybord/mouse support to get through the launcher","['English']","[]","â€œ[...] LineDash is profoundly addictive. Its lines and blocks collide with a pleasing thud. The whole screen shakes. What starts as a black-and-white color scheme gradually expands to neon shades on alternating black-or-white backgrounds. The game rewards reflexes with linear tableaus.â€ Kill Screen â€œSoon, it's not about saving your lives, but about keeping the blocks from ruining the picture you've created on your desktop. Dang squares, always trying to run my art!â€ Indiegames â€œLineDash is basically all there, but it is an entirely appropriate there to the purchase price and definitely a game that can offer involvement, fun, a sensible nontrivial challenge, and that bit of addiction that can make the fortune of such games.â€ 8/10 â€“ IGN Italia","https://cdn.akamai.steamstatic.com/steam/apps/497670/header.jpg?t=1562062073","https://www.gamerainteractive.it","http://www.gamerainteractive.it","support@gameragames.net",True,True,True,0,"",0,25,7,"",0,0,"",119,0,119,0,"Gamera Interactive","Gamera Interactive","Single-player,Steam Trading Cards,Partial Controller Support","Action,Indie","Indie,Action,Arcade,2D,Singleplayer","https://cdn.akamai.steamstatic.com/steam/apps/497670/ss_ec7ff073b86a4825beff8f01da138decf2a496df.1920x1080.jpg?t=1562062073,https://cdn.akamai.steamstatic.com/steam/apps/497670/ss_efa442c20d9a944ffbf3080a20be07e438f2001a.1920x1080.jpg?t=1562062073,https://cdn.akamai.steamstatic.com/steam/apps/497670/ss_2977efeddc3bfc16d847348bb75f0fe750ccda00.1920x1080.jpg?t=1562062073,https://cdn.akamai.steamstatic.com/steam/apps/497670/ss_e37dd7c20b48438edda67078ddc70853d849a88a.1920x1080.jpg?t=1562062073,https://cdn.akamai.steamstatic.com/steam/apps/497670/ss_91c9335fc31f4277bc228ddb3622373f242b38bd.1920x1080.jpg?t=1562062073",""</text:p>
          </table:table-cell>
          <table:table-cell table:number-columns-repeated="16383" table:style-name="ce1"/>
        </table:table-row>
        <table:table-row table:style-name="ro1">
          <table:table-cell office:value-type="string" table:style-name="ce1">
            <text:p>850040,"PuzzGun","May 9, 2018","0 - 20000",0,0,2.99,0,"An outlaw enters a mysterious castle but gets more than he bargained for... PuzzGun is a retro styled puzzle solving platformer where the player needs to make their way through 63 brainteasingly hilarious stages spread across three different worlds. - A new manner of approach! Use a special gun that destroys, moves and alters the blocks to make your way forward. - Easy-to-pick-up gameplay. - Beautiful pixel graphics and chipsound styled soundtrack. Guaranteed to make your brain tied up in a knot!","['English']","[]","","https://cdn.akamai.steamstatic.com/steam/apps/850040/header.jpg?t=1526582747","","","allu.rajamaki@gmail.com",True,False,False,0,"",0,15,1,"",0,0,"",0,0,0,0,"Aleksi RajamÃ¤ki,Matias RajamÃ¤ki","Codera","Single-player,Full controller support,Steam Cloud","Indie","Indie,Puzzle-Platformer,Puzzle,2D,Pixel Graphics,Singleplayer,Action,Casual,Retro","https://cdn.akamai.steamstatic.com/steam/apps/850040/ss_b495c378320cbf5d1d884fad414fc778394dc5db.1920x1080.jpg?t=1526582747,https://cdn.akamai.steamstatic.com/steam/apps/850040/ss_6c2a6c8e1621e67b4c0506dc3677b10a8611749b.1920x1080.jpg?t=1526582747,https://cdn.akamai.steamstatic.com/steam/apps/850040/ss_f4f7425134ae39077335f166dac07ddf3a61d040.1920x1080.jpg?t=1526582747,https://cdn.akamai.steamstatic.com/steam/apps/850040/ss_a810e5f9f14b4d206bb077e134dfc766fa83044f.1920x1080.jpg?t=1526582747,https://cdn.akamai.steamstatic.com/steam/apps/850040/ss_d526f4d1c71079717208baeda7516bb9f4c09738.1920x1080.jpg?t=1526582747","http://cdn.akamai.steamstatic.com/steam/apps/256714534/movie_max.mp4?t=1524643972,http://cdn.akamai.steamstatic.com/steam/apps/256714533/movie_max.mp4?t=1524643983"</text:p>
          </table:table-cell>
          <table:table-cell table:number-columns-repeated="16383" table:style-name="ce1"/>
        </table:table-row>
        <table:table-row table:style-name="ro1">
          <table:table-cell office:value-type="string" table:style-name="ce1">
            <text:p>7940,"Call of DutyÂ® 4: Modern WarfareÂ®","Nov 12, 2007","1000000 - 2000000",495,17,9.99,0,"The new action-thriller from the award-winning team at Infinity Ward, the creators of the Call of DutyÂ® series, delivers the most intense and cinematic action experience ever. Call of Duty 4: Modern Warfare arms gamers with an arsenal of advanced and powerful modern day firepower and transports them to the most treacherous hotspots around the globe to take on a rogue enemy group threatening the world. As both a U.S Marine and British S.A.S. soldier fighting through an unfolding story full of twists and turns, players use sophisticated technology, superior firepower and coordinated land and air strikes on a battlefield where speed, accuracy and communication are essential to victory. The epic title also delivers an added depth of multiplayer action providing online fans an all-new community of persistence, addictive and customizable gameplay. Authentic Advanced Weaponry - Featuring an available arsenal of more than 70 new and authentic weapons and gear from assault rifles with laser sites, claymore mines, .50 caliber sniper rifles, and M-249 SAW machine guns. With accessories like night-vision goggles and ghillie suits, for maximum concealment, Call of Duty 4: Modern Warfare has players locked and loaded to accomplish the mission. Coordinated Assault and Support - Delivering the most visceral action thriller ever, the title covers modern battle from the soldier to the satellite, where the need for air support is critical to success. The adrenaline rush deployment enlists gamers to fast-rope from tactical helicopters, ride in an armada of attack choppers, utilize jets to remove enemy strongholds and even engage hostiles from thousands of feet above the ground inside a state of the art aerial gunship. Cinematic Quality Graphics and Sound - Featuring stunning next-generation graphics, players will be drawn into the cinematic intensity of Call of Duty 4: Modern Warfare. Amazing special effects, including realistic depth of field, rim-lighting, character self-shadowing, texture streaming as well as physics-enabled effects will enlist players into the most photo-realistic gaming experience. Combine the lifelike graphics and the realistic battle chatter with the Call of Duty award-winning sound design and players will face battle as they have never before. Unparalleled Depth to Multiplayer - Multiplayer builds from the success of Call of Duty 2 delivering a persistent online experience for greater community interaction. Featuring create-a-class options allowing players to customize gear that is best suited for play, to experience points enabling unlockables and perks, all the way to matchmaking and leaderboards for the latest in tracking, Call of Duty 4: Modern Warfare's multiplayer is set to deliver easily accessible and addictive online play for all.","['English', 'French', 'German', 'Italian', 'Spanish - Spain']","[]","Winner of more than 40 E3 2007 awards : Editor's Choice Winner - Best Shooter (Gamespot.com) , #1 of Top 50 Games of E3 (Game Informer Magazine), Best Overall First Person Shooter and Best Overall Graphics Technology (IGN.com) , #2 Game of Show (Next Generation Online), Best Action Winner (Game Critics Awards: Best of E3 2007), Best of Show (G4 TV), and many more.","https://cdn.akamai.steamstatic.com/steam/apps/7940/header.jpg?t=1646762118","http://www.charlieoscardelta.com/","http://support.activision.com/","",True,True,False,92,"https://www.metacritic.com/game/pc/call-of-duty-4-modern-warfare?ftag=MCD-06-10aaa1f",0,16788,1211,"",0,13997,"",1034,51,449,51,"Infinity Ward","Activision","Single-player,Multi-player","Action","FPS,Action,Multiplayer,Shooter,Singleplayer,First-Person,Classic,Military,War,PvP,Great Soundtrack,Linear,Story Rich,Modern,Co-op,Atmospheric,Controller,Moddable,Competitive,Zombies","https://cdn.akamai.steamstatic.com/steam/apps/7940/0000002987.1920x1080.jpg?t=1646762118,https://cdn.akamai.steamstatic.com/steam/apps/7940/0000002988.1920x1080.jpg?t=1646762118,https://cdn.akamai.steamstatic.com/steam/apps/7940/0000002989.1920x1080.jpg?t=1646762118,https://cdn.akamai.steamstatic.com/steam/apps/7940/0000002990.1920x1080.jpg?t=1646762118,https://cdn.akamai.steamstatic.com/steam/apps/7940/0000002991.1920x1080.jpg?t=1646762118,https://cdn.akamai.steamstatic.com/steam/apps/7940/0000002992.1920x1080.jpg?t=1646762118,https://cdn.akamai.steamstatic.com/steam/apps/7940/0000002993.1920x1080.jpg?t=1646762118,https://cdn.akamai.steamstatic.com/steam/apps/7940/0000002994.1920x1080.jpg?t=1646762118,https://cdn.akamai.steamstatic.com/steam/apps/7940/0000002995.1920x1080.jpg?t=1646762118,https://cdn.akamai.steamstatic.com/steam/apps/7940/0000002996.1920x1080.jpg?t=1646762118,https://cdn.akamai.steamstatic.com/steam/apps/7940/0000002997.1920x1080.jpg?t=1646762118,https://cdn.akamai.steamstatic.com/steam/apps/7940/0000002998.1920x1080.jpg?t=1646762118,https://cdn.akamai.steamstatic.com/steam/apps/7940/0000002999.1920x1080.jpg?t=1646762118,https://cdn.akamai.steamstatic.com/steam/apps/7940/0000003000.1920x1080.jpg?t=1646762118",""</text:p>
          </table:table-cell>
          <table:table-cell table:number-columns-repeated="16383" table:style-name="ce1"/>
        </table:table-row>
        <table:table-row table:style-name="ro1">
          <table:table-cell office:value-type="string" table:style-name="ce1">
            <text:p>741770,"Santa's vacation","Nov 22, 2017","0 - 20000",0,0,1.99,0,"Best present for the Christmas ! Santa was very tired. Throughout the year he received and read letters from children and adults, prepared gifts and grazed his deer. And on Christmas Day, Santa did not sleep at all and practically did not eat - he worked, worked and once again worked. But then Christmas passed, and Santa decided to have a good rest. And everyone knows that the best vacation - it's a game in the fresh air. Here Santa also arranged competitions with Snowmen, Rabbits, Penguins and other fairy-tale inhabitants! Collect New Year's toys and gifts, fight off your opponents and outstrip them. Compare the results with other players. Itâ€™s fun! Win and become Super-Crazy-Santa!","['English']","[]","","https://cdn.akamai.steamstatic.com/steam/apps/741770/header.jpg?t=1511381462","https://www.facebook.com/supercrazysanta","https://www.facebook.com/supercrazysanta","elzzap2015@gmail.com",True,True,False,0,"",0,9,4,"",0,0,"",0,0,0,0,"ElZzap Software","ElZzap Software","Single-player,Steam Leaderboards","Action,Adventure,Indie,RPG","Action,Adventure,RPG,Indie,Arcade","https://cdn.akamai.steamstatic.com/steam/apps/741770/ss_d54fc8453f1185663ac81a7138324cd7aa86b887.1920x1080.jpg?t=1511381462,https://cdn.akamai.steamstatic.com/steam/apps/741770/ss_93e2dbd32e21e88bd6227eac1d76a4f578b1ab78.1920x1080.jpg?t=1511381462,https://cdn.akamai.steamstatic.com/steam/apps/741770/ss_06efd3021c71d148e84ea155676e6fcf245996bc.1920x1080.jpg?t=1511381462,https://cdn.akamai.steamstatic.com/steam/apps/741770/ss_07572143c10fbb2c121667c9b9bad17815c25473.1920x1080.jpg?t=1511381462,https://cdn.akamai.steamstatic.com/steam/apps/741770/ss_9a365aeb33b6e7e7c7abde3a0b41718158d4c2a0.1920x1080.jpg?t=1511381462,https://cdn.akamai.steamstatic.com/steam/apps/741770/ss_6f4fe0e5a245f9bf46eb0f15403f10c7af6acdc3.1920x1080.jpg?t=1511381462","http://cdn.akamai.steamstatic.com/steam/apps/256700882/movie_max.mp4?t=1511321016"</text:p>
          </table:table-cell>
          <table:table-cell table:number-columns-repeated="16383" table:style-name="ce1"/>
        </table:table-row>
        <table:table-row table:style-name="ro1">
          <table:table-cell office:value-type="string" table:style-name="ce1">
            <text:p>110630,"Mutant Storm: Reloaded","Mar 21, 2012","20000 - 50000",0,0,4.99,0,"Mutant Storm progresses over 89 levels of twin-stick shooter mayhem! As you get deeper, you are ever more overcrowded with nasty beasties. This carnival of frenetic fun is showcased in a cutting edge graphics extravaganza. Viewed from well above, you and your enemies can always be seen. Always be killed, and always be laughed at! There is no hiding. No tactics. No planning. No Net. Your enemies created this world and they sure ainâ€™t gonna help you out! You like to play hard? Then the game gets harder. Feel like you're doing well? ... Enjoy it while it lasts! Survive long enough, and you get rewarded with score multipliers, doubling your score. Making your enemies even angrier, and that bit more determined to kill you! Lose a life and watch your multipliers tumble, and the beasties slow down and relax, safe in the knowledge that you are just a big softy really!! After you conquer all 89 levels youâ€™ll be awarded a â€˜White Beltâ€™. Progress to win all 8 belts until you possess the much coveted Mutant Storm â€˜Black Beltâ€™. Key Features 89 Levels Adventure &amp;amp</text:p>
          </table:table-cell>
          <table:table-cell office:value-type="string" table:style-name="ce1">
            <text:p><text:s/>Tally gameplay modes 7 Difficulty levels Over 20 unique enemies Psychedelic 3D visuals and effects Global Online Leaderboards Local multiplayer Achievements","['English', 'French', 'German', 'Italian', 'Spanish - Spain']","[]","","https://cdn.akamai.steamstatic.com/steam/apps/110630/header.jpg?t=1447355365","http://pompomgames.com/mutantstormreloaded.htm","","",True,False,False,0,"",0,33,15,"",12,0,"",39,0,66,0,"PomPom Games","PomPom Games","Single-player,Multi-player,Co-op,Shared/Split Screen,Full controller support,Remote Play on TV,Remote Play Together","Action,Indie","Indie,Action,Twin Stick Shooter,Shoot 'Em Up,Arcade","https://cdn.akamai.steamstatic.com/steam/apps/110630/ss_b606faf77c8b8e954b67ede5aba5b966b0eb0371.1920x1080.jpg?t=1447355365,https://cdn.akamai.steamstatic.com/steam/apps/110630/ss_16a307d2faacb63c5159f4c0beb244406a30a4be.1920x1080.jpg?t=1447355365,https://cdn.akamai.steamstatic.com/steam/apps/110630/ss_c7409c0f716111292f94fcda1e9c1c5f773e2985.1920x1080.jpg?t=1447355365,https://cdn.akamai.steamstatic.com/steam/apps/110630/ss_a9113d1fe5c13097f6f13663bd1f5fde2f6395da.1920x1080.jpg?t=1447355365,https://cdn.akamai.steamstatic.com/steam/apps/110630/ss_74bfb10eb57d929bc12cd2c24c5535fd3390301c.1920x1080.jpg?t=1447355365,https://cdn.akamai.steamstatic.com/steam/apps/110630/ss_a28906503ca9b614f34a4f8729dbb31cc5c2bab0.1920x1080.jpg?t=1447355365",""</text:p>
          </table:table-cell>
          <table:table-cell table:number-columns-repeated="16382" table:style-name="ce1"/>
        </table:table-row>
        <table:table-row table:style-name="ro1">
          <table:table-cell office:value-type="string" table:style-name="ce1">
            <text:p>572330,"The Fan","May 10, 2017","0 - 20000",0,0,5.99,0,"The Fan is an interactive photo fiction with real locations and actors. Follow the story of 'The Fan', a serial killer abducting women to fulfill his dark fantasies. His latest catch lies in his basement but she's not ready yet. Everything needs to be perfect for the ritual, when he'll show her 'True love'. The fan is a first person exploration game with a unique twist. Driven by a creepy and unsettling atmosphere, it will take you deep within the darkest places of Paris underground. Gameplay The Fan is entirely made with photos . It has a classic 'point and click' feel, using only left and right click but it's closer to the recent Telltale Game series than to traditional adventures games. There are no painful mini-games or artificially inserted sliding puzzles as it is more about discovery and choices. Find out more about the Killer and his victims as the story unfolds and you may be the one to ultimately decide their fate. WARNING : The game isn't rated yet but I wouldn't recommend if if you're under 16, due to the themes and some violent sequences. More About Me My name is Cyril and I'm a Frenchie indie game dev. The Fan is my first released game ever =) The game was created using Unity Personal Edition and mostly Lightroom for the pictures. I started the project in 2012 and did all the shootings, which was really fun, but when it came to actually 'make a game', well, it took much more time, effort, tutorials, training and hard work than I expected :D Although The Fan is a pretty short experience (there are no overly twisted puzzles to keep you from going fast if you wanna rush it), it took thousands of pictures and a tremendous amount of work to make it look good enough. So please, tell me what you think! Feel free to contact me directly if you have any question or comment, I'll be happy to answer!","['English', 'French']","['English', 'French']","","https://cdn.akamai.steamstatic.com/steam/apps/572330/header.jpg?t=1593004829","http://thefan-game.blogspot.fr/p/about-thefan.html","http://thefan-game.blogspot.fr/p/about-thefan.html","cyril.danon@gmail.com",True,False,False,0,"",0,72,43,"",0,0,"",11,0,11,0,"Ezhaac Studio","Plug In Digital","Single-player,Steam Trading Cards","Adventure","Violent,Adventure,FMV,Point &amp; Click","https://cdn.akamai.steamstatic.com/steam/apps/572330/ss_fa468acb606b49f742ca71af638208be4d98e237.1920x1080.jpg?t=1593004829,https://cdn.akamai.steamstatic.com/steam/apps/572330/ss_a3ebd7ad69ae9fa5977897da6b2d79e28c9c1e16.1920x1080.jpg?t=1593004829,https://cdn.akamai.steamstatic.com/steam/apps/572330/ss_0f69a0d17d57d6bfb74b855c5f716970eead8ea3.1920x1080.jpg?t=1593004829,https://cdn.akamai.steamstatic.com/steam/apps/572330/ss_e6d0da1e520f6cc3795fcae23bcaf38d97c43469.1920x1080.jpg?t=1593004829,https://cdn.akamai.steamstatic.com/steam/apps/572330/ss_a7272a2201aae4570ec7688ddc67f8fd140b9736.1920x1080.jpg?t=1593004829,https://cdn.akamai.steamstatic.com/steam/apps/572330/ss_f0152026f2310ad74f3f4210d92a364c48b01bf6.1920x1080.jpg?t=1593004829,https://cdn.akamai.steamstatic.com/steam/apps/572330/ss_710ae5b32f086cc50cd639b42ea42f9495395d90.1920x1080.jpg?t=1593004829,https://cdn.akamai.steamstatic.com/steam/apps/572330/ss_75707ab66d87213beb3819c4d03966d081ac9288.1920x1080.jpg?t=1593004829,https://cdn.akamai.steamstatic.com/steam/apps/572330/ss_91c3a15f59717398882f260edf57f7a20638584b.1920x1080.jpg?t=1593004829,https://cdn.akamai.steamstatic.com/steam/apps/572330/ss_79156d65d61f05d49efb4320de2597f06675dc36.1920x1080.jpg?t=1593004829","http://cdn.akamai.steamstatic.com/steam/apps/256679070/movie_max.mp4?t=1494411412,http://cdn.akamai.steamstatic.com/steam/apps/256679071/movie_max.mp4?t=1494411421"</text:p>
          </table:table-cell>
          <table:table-cell table:number-columns-repeated="16383" table:style-name="ce1"/>
        </table:table-row>
        <table:table-row table:style-name="ro1">
          <table:table-cell office:value-type="string" table:style-name="ce1">
            <text:p>1683240,"Misha Adventures","Jul 25, 2021","0 - 20000",0,0,10.99,0,"Misha Adventures is a challenging platformer in which you have to help Misha the bear save the forest from pollution. History of the world: an evil worm decided to build his factory near a green forest. Because of what, poisonous smoke began to spread through the forest, which harms the inhabitants of the forest. Your task is to deal with the evil worm and save the forest from death. The game features 18 levels, most of which are very difficult. Features: - Unusual gameplay - Nice graphics - Nice soundtrack","['English']","['English']","","https://cdn.akamai.steamstatic.com/steam/apps/1683240/header.jpg?t=1650282826","","","kazakovstudios@gmail.com",True,False,False,0,"",0,10,10,"",6,0,"",0,0,0,0,"RecordRecordsGame","kazakovstudios","Single-player,Steam Achievements","Adventure,Indie","2D Platformer,Visual Novel,Platformer,Adventure,2D,Cute,Pixel Graphics,Colorful,Indie,Atmospheric,Logic,Singleplayer,Strategy,RPG,Exploration,Strategy RPG","https://cdn.akamai.steamstatic.com/steam/apps/1683240/ss_9c254d4bab2bbb846540afd3cbc0f8bcda682c24.1920x1080.jpg?t=1650282826,https://cdn.akamai.steamstatic.com/steam/apps/1683240/ss_2fa51f7d14f112b42b0ce72490b25624dc41f3ee.1920x1080.jpg?t=1650282826,https://cdn.akamai.steamstatic.com/steam/apps/1683240/ss_ef1a4f0c134c434c96fb77cff18aefe85841cd07.1920x1080.jpg?t=1650282826,https://cdn.akamai.steamstatic.com/steam/apps/1683240/ss_47ab3b3e3d931f66f77fb981b1a463b09396730f.1920x1080.jpg?t=1650282826,https://cdn.akamai.steamstatic.com/steam/apps/1683240/ss_ad25d850791605da88b2837d05dcb5bdaa1ad282.1920x1080.jpg?t=1650282826","http://cdn.akamai.steamstatic.com/steam/apps/256841373/movie_max.mp4?t=1626062968"</text:p>
          </table:table-cell>
          <table:table-cell table:number-columns-repeated="16383" table:style-name="ce1"/>
        </table:table-row>
        <table:table-row table:style-name="ro1">
          <table:table-cell office:value-type="string" table:style-name="ce1">
            <text:p>567150,"Mosaics Galore","Jul 27, 2018","20000 - 50000",22,0,0.49,0,"The magical pets have been caged! Follow the trail and find the predator that committed this audacious crime. Play through 120 unique levels in six wonderful and unexplored worlds. Collect the puzzles, rescue the magical pets from the tenacious claws of the crafty thief and free the pets in Mosaics Galore! Solve every mosaic and open yourself up to the spirit of ancient fantasy worlds! - Fantastic animals and scenes of a magical world - Numerous achievements - Save the magical pets from captivity!","['English', 'Russian']","[]","","https://cdn.akamai.steamstatic.com/steam/apps/567150/header.jpg?t=1532694023","https://www.facebook.com/8FloorGames/","https://www.facebook.com/8FloorGames","mikhail.zverev@8floor.net",True,True,False,0,"",0,68,20,"",0,0,"",335,0,343,0,"Creobit","8Floor","Single-player,Steam Trading Cards","Casual","Casual,Puzzle","https://cdn.akamai.steamstatic.com/steam/apps/567150/ss_f918cfd9663ce688997048f11281c11839821113.1920x1080.jpg?t=1532694023,https://cdn.akamai.steamstatic.com/steam/apps/567150/ss_9169770c84ff28898ee53eed725066ea34b52650.1920x1080.jpg?t=1532694023,https://cdn.akamai.steamstatic.com/steam/apps/567150/ss_7a24884108916625689c54c8af51e523745f4881.1920x1080.jpg?t=1532694023,https://cdn.akamai.steamstatic.com/steam/apps/567150/ss_e06c68bc481ba27850722764d80d3a9a67864b4d.1920x1080.jpg?t=1532694023,https://cdn.akamai.steamstatic.com/steam/apps/567150/ss_fa3b0900912d841a41287284dd77e00d9a802848.1920x1080.jpg?t=1532694023,https://cdn.akamai.steamstatic.com/steam/apps/567150/ss_65be270bbab24a7655cf20245dea3cb0d23abd55.1920x1080.jpg?t=1532694023","http://cdn.akamai.steamstatic.com/steam/apps/256722244/movie_max.mp4?t=1532680130"</text:p>
          </table:table-cell>
          <table:table-cell table:number-columns-repeated="16383" table:style-name="ce1"/>
        </table:table-row>
        <table:table-row table:style-name="ro1">
          <table:table-cell office:value-type="string" table:style-name="ce1">
            <text:p>700880,"Kingdom: The Far Reaches","Sep 8, 2017","100000 - 200000",0,0,9.99,0,"Long ago in a land of five Kingdoms an amulet, known as the Hand of Mobus, was shattered into five pieces and hidden throughout the Far Reaches. Dark Magic spread throughout the land and the evil wizard Torlok began his reign of terror. Now the fate of the Five Kingdoms rests upon Lathan, the last of the Argent Kings. To restore freedom he must first recover the broken pieces of the amulet, but his journey is filled with many challenges. Danger and evil forces await as you guide Lathan on his quest of power and magic. This graphic adventure game is fully animated and requires more than simply choosing when to fight or which way to dodge in accordance with the animation. Instead the player has full control over Thayer Alconred's movement to different areas and must find and use a variety of magical objects to overcome enemies and obstacles. There are many ways to mess up and permanently lose the game. There are several branching paths, resulting in different dialogue. The RDI'S Computer voice sometimes gives hints and the player's score. A unique gameplay style based on using the right items in the right situations, or else... Lots of classic cartoon video footage Youâ€™ll be surprised how easy it is to die in a fantasy world!","['English']","['English']","","https://cdn.akamai.steamstatic.com/steam/apps/700880/header.jpg?t=1634184179","http://www.interplay.com","http://interplay.com/support/customer_service.php","",True,True,True,0,"",0,2,0,"",0,0,"",0,0,0,0,"Interplay","Interplay","Single-player","Adventure","Adventure,FMV,Fantasy,Hand-drawn,Choices Matter,Cartoon,Choose Your Own Adventure,Interactive Fiction,Action,Medieval,Arcade,Magic,Exploration,2D,Point &amp; Click,Casual,1990's,RPG,Story Rich,Singleplayer","https://cdn.akamai.steamstatic.com/steam/apps/700880/ss_49e184997e3840eabd3a646c334e1fed65f6ec44.1920x1080.jpg?t=1634184179,https://cdn.akamai.steamstatic.com/steam/apps/700880/ss_42d68cc7ba31c61d6b7262cb03adc1ab05f0056e.1920x1080.jpg?t=1634184179,https://cdn.akamai.steamstatic.com/steam/apps/700880/ss_dd71552d4432e90b634e51417b5f18b1c814b417.1920x1080.jpg?t=1634184179,https://cdn.akamai.steamstatic.com/steam/apps/700880/ss_15b1f1e2f603d7e9f255d160658e4871eea93def.1920x1080.jpg?t=1634184179,https://cdn.akamai.steamstatic.com/steam/apps/700880/ss_cf558e81853c52225a997bd173484760249c6baf.1920x1080.jpg?t=1634184179,https://cdn.akamai.steamstatic.com/steam/apps/700880/ss_475e823d059dd91b586e76a6bfc63ad206173e4c.1920x1080.jpg?t=1634184179,https://cdn.akamai.steamstatic.com/steam/apps/700880/ss_a61fc314b45b33ec7bf54dcc1afbb1114cd8048e.1920x1080.jpg?t=1634184179,https://cdn.akamai.steamstatic.com/steam/apps/700880/ss_e3f0b1fc2a978963fbf203fb551d7b5e9209de3f.1920x1080.jpg?t=1634184179,https://cdn.akamai.steamstatic.com/steam/apps/700880/ss_f4a3bcc452f17c6e2ebd552dff089264a7763d11.1920x1080.jpg?t=1634184179,https://cdn.akamai.steamstatic.com/steam/apps/700880/ss_2cb82b7fd7960487b9d56244068b676cc985f241.1920x1080.jpg?t=1634184179,https://cdn.akamai.steamstatic.com/steam/apps/700880/ss_d3fa11f07b9b646fe2f6564864a78a367c6aa939.1920x1080.jpg?t=1634184179,https://cdn.akamai.steamstatic.com/steam/apps/700880/ss_56b0a5898822cb0df3f8191906f9f2932d696b2c.1920x1080.jpg?t=1634184179","http://cdn.akamai.steamstatic.com/steam/apps/256693509/movie_max.mp4?t=1504211332"</text:p>
          </table:table-cell>
          <table:table-cell table:number-columns-repeated="16383" table:style-name="ce1"/>
        </table:table-row>
        <table:table-row table:style-name="ro1">
          <table:table-cell office:value-type="string" table:style-name="ce1">
            <text:p>1413090,"Yoli TD","Sep 28, 2021","0 - 20000",0,0,4.99,0,"The Gameplay Dark Energy By using the Dark Energy, you can inflic damage to eliminate the enemies that get into you way. Light Energy Use to slow enemies down while each upgrade increase one more bounce to the Light Energy Skill as well the speed and rate of fire. Mystic Shot The Mystic Shot can pass through all enemies inflicting damage in each one. Upgrade to increase the speed and rate of fire. Fire Souls Fire Souls it's the most powerful skill. The more you upgrade, the more damage you can do it unto your enemies. - You have the ability to turn your enemies into darkness or light. You choose! - Upgrade your skills to survive and get more points. - Beautiful pixel graphics with carefully hand-drawn backgrounds</text:p>
          </table:table-cell>
          <table:table-cell office:value-type="string" table:style-name="ce1">
            <text:p><text:s/>- Captivating, strange and original fauna with creatures born from this unique mysterious world. - The controls are simple and accessible, but with several layers of depth to master</text:p>
          </table:table-cell>
          <table:table-cell office:value-type="string" table:style-name="ce1">
            <text:p>,['English']","[]","","https://cdn.akamai.steamstatic.com/steam/apps/1413090/header.jpg?t=1649333800","","","myoldschoolconsoleX@gmail.com",True,False,False,0,"",0,26,0,"",28,0,"",0,0,0,0,"My Oldschool Console","My Oldschool Console","Single-player,Steam Achievements","Action,Indie","Tower Defense,Action,Rogue-lite,Side Scroller,Shooter,Pixel Graphics,2D,Retro,Anime,Arcade,Cute,Colorful,Magic,Hand-drawn,Atmospheric,Stylized,Mystery,Fantasy,Looter Shooter,Arena Shooter","https://cdn.akamai.steamstatic.com/steam/apps/1413090/ss_26ca79ca98469ddd6ed46450689e376d5570bb2d.1920x1080.jpg?t=1649333800,https://cdn.akamai.steamstatic.com/steam/apps/1413090/ss_43d6511fd0a1fa7bcb80d3342b375474bdac6a92.1920x1080.jpg?t=1649333800,https://cdn.akamai.steamstatic.com/steam/apps/1413090/ss_eeaa1419008f741bd81a4b4b33b1cbe6cc0f5d26.1920x1080.jpg?t=1649333800,https://cdn.akamai.steamstatic.com/steam/apps/1413090/ss_6bafdb8177257b88040b6369e06c26ece42c0d5e.1920x1080.jpg?t=1649333800,https://cdn.akamai.steamstatic.com/steam/apps/1413090/ss_ad2d2c301362486d675df10c4730c6b4a0ee89a3.1920x1080.jpg?t=1649333800,https://cdn.akamai.steamstatic.com/steam/apps/1413090/ss_96cdf5477659cbdd537b8a585b7e6da73efc5993.1920x1080.jpg?t=1649333800,https://cdn.akamai.steamstatic.com/steam/apps/1413090/ss_bbf5056cef323983c6e954cb33eccb613b828099.1920x1080.jpg?t=1649333800","http://cdn.akamai.steamstatic.com/steam/apps/256822623/movie_max.mp4?t=1632831334"</text:p>
          </table:table-cell>
          <table:table-cell table:number-columns-repeated="16381" table:style-name="ce1"/>
        </table:table-row>
        <table:table-row table:style-name="ro1">
          <table:table-cell office:value-type="string" table:style-name="ce1">
            <text:p>1610860,"Merek's Market","Sep 15, 2021","0 - 20000",0,0,19.99,0,"Merekâ€™s Market is a chaotic crafting game about running a medieval shop. Weâ€™ve all been that adventurer throwing down bags of gold to buy swords and shields, but what about the poor souls rushing around behind the shop counter? Strange customers? Yes. Over the top crafting challenges? You bet. A shop cat? Absolutely! Take ownership of Merekâ€™s Market as you haggle, barter and craft your way through a comical single player campaign or team up with friends to supply the whole town. Craft Do you have the skill and craftsmanship to make beautiful artisanal items? Neither does Merek but putting a few items on a crafting table and hitting them with a hammer seem to turn up decent results. Haggle Skilfully negotiate your way into heady profits. Unethical side note, richer folk will pay through the nose for any product. Do with that information what you will. Big...Customers Battle absurd bosses and craft custom items for them. If you can't manage that then at least try your best to keep your shop in one piece. 4 Player Local Co-op Can't invite your friends round? You can play with your parents who will most definitely quickly grasp the controls and be useful team mates. Has the spark gone? Save the relationship with some quality time together. Do you struggle with the most basic of video games? Look like youâ€™re doing something useful while your 3 friends carry you.","['English', 'French', 'Italian', 'German', 'Spanish - Spain']","['English', 'Spanish - Spain']","â€œOne of my favourite indie games Iâ€™ve had the pleasure to play this yearâ€ 8/10 â€“ XboxEra â€œBasically, Merek's Market is a lot of funâ€ 85% â€“ Game 7 Days â€œI thoroughly enjoyed falling out with friends and familyâ€ 8/10 â€“ Movies Games and Tech","https://cdn.akamai.steamstatic.com/steam/apps/1610860/header.jpg?t=1632485222","https://bigvillagegames.com/mereks-market/","https://bigvillagegames.com/contact/","",True,False,False,0,"",0,16,0,"",38,0,"",0,0,0,0,"Big Village Games Ltd","Big Village Games Ltd","Single-player,Multi-player,Co-op,Shared/Split Screen Co-op,Shared/Split Screen,Steam Achievements,Full controller support,Steam Cloud,Stats,Steam Leaderboards,Remote Play Together","Action,Casual,Indie,Simulation","Casual,Indie,Action,Co-op,Local Co-Op,Funny,Singleplayer,Multiplayer,Family Friendly,Cartoony,Colorful,Local Multiplayer,4 Player Local,Simulation,Fantasy,Controller,Medieval,Crafting,Top-Down,Co-op Campaign","https://cdn.akamai.steamstatic.com/steam/apps/1610860/ss_ddf8151e10cf27057c266125bcf3feff956ca51c.1920x1080.jpg?t=1632485222,https://cdn.akamai.steamstatic.com/steam/apps/1610860/ss_43f9b254982655bb06e0bc405524c6da1eecd8ab.1920x1080.jpg?t=1632485222,https://cdn.akamai.steamstatic.com/steam/apps/1610860/ss_82237d8211403510c1c817574ab5fba27b6869a0.1920x1080.jpg?t=1632485222,https://cdn.akamai.steamstatic.com/steam/apps/1610860/ss_553cd43a27fb6860c3cd7c61aad0021145c7976e.1920x1080.jpg?t=1632485222,https://cdn.akamai.steamstatic.com/steam/apps/1610860/ss_12da2e8a8e9db1622d906ec89ce57aaafa1b3f7d.1920x1080.jpg?t=1632485222,https://cdn.akamai.steamstatic.com/steam/apps/1610860/ss_0062a3b6f0160d3d5fef5c78ddc5b82d1d3a3794.1920x1080.jpg?t=1632485222,https://cdn.akamai.steamstatic.com/steam/apps/1610860/ss_4070db8415fae3aad17dae9af3f8355671aa2a74.1920x1080.jpg?t=1632485222,https://cdn.akamai.steamstatic.com/steam/apps/1610860/ss_388bd69f2d21bd071c927198b62daf2c74e85b7f.1920x1080.jpg?t=1632485222","http://cdn.akamai.steamstatic.com/steam/apps/256845239/movie_max.mp4?t=1627995380,http://cdn.akamai.steamstatic.com/steam/apps/256831271/movie_max.mp4?t=1628015512"</text:p>
          </table:table-cell>
          <table:table-cell table:number-columns-repeated="16383" table:style-name="ce1"/>
        </table:table-row>
        <table:table-row table:style-name="ro1">
          <table:table-cell office:value-type="string" table:style-name="ce1">
            <text:p>1302840,"Kooring VR Coding Adventure","Aug 2020","0 - 20000",0,0,8.49,0,"Help Kooring get to the goal through the 3 different planets! 1. Plan Code Place the code blocks and help Kooring get to the goal. 2. Run Code The code blocks will tell Kooring what to do and how to arrive the goal. 3. Debug Code Don't be afraid to make mistakes! Kooring will give you a clue. Let's play the award winning VR application! Game Play 1) Select a planet, then select the stage. Stages must be conducted in order. 2) Using the ice cream cone, which can be freely rotated and viewed at 360 degrees, check the path to KOORING and code using the right controller. 3) Check the coding results through simulation and complete the stage with the help of KOORING. Key Features Learning Mate Consolation and cheering, even when it's difficult! From the beginning to the end of learning, Kooring will be there for you as a wonderful learning partner. Storytelling Double the fun with the comical behavior of your characters! Improve your concentration of learning with cartoon-like stories. VR Debugging Learning System From easy to difficult! A step by step system which focuses on systematic concepts through incremental repetitive learning.","['English', 'Simplified Chinese', 'Korean', 'Traditional Chinese']","['English', 'Simplified Chinese', 'Korean', 'Traditional Chinese']","","https://cdn.akamai.steamstatic.com/steam/apps/1302840/header.jpg?t=1629363841","http://vrani.co.kr","www.vrani.co.kr","dev@vrani.co.kr",True,False,False,0,"",0,8,0,"",0,0,"",0,0,0,0,"VRANI inc.","VRANI inc.","","Adventure,Casual,Indie,Strategy,Education","Education,Choose Your Own Adventure,Programming,Experimental,Hidden Object,Character Action Game,Casual,Strategy,Adventure,VR,Cute,First-Person,6DOF,Cartoon,Singleplayer,Puzzle,Indie","https://cdn.akamai.steamstatic.com/steam/apps/1302840/ss_82f7d9ccd67b334f4803d8fbda86d518c07724db.1920x1080.jpg?t=1629363841,https://cdn.akamai.steamstatic.com/steam/apps/1302840/ss_1431d23076ce361c4717fa0a4002cce0e7d6d071.1920x1080.jpg?t=1629363841,https://cdn.akamai.steamstatic.com/steam/apps/1302840/ss_69e26106799a184ba76d825c4f18b85d73224990.1920x1080.jpg?t=1629363841,https://cdn.akamai.steamstatic.com/steam/apps/1302840/ss_d9f3a8fdbcca098bfe1b0d1b07f55432a7c4e8cb.1920x1080.jpg?t=1629363841,https://cdn.akamai.steamstatic.com/steam/apps/1302840/ss_e8335aa9b0e1ac4480c909dc789ddc849922556e.1920x1080.jpg?t=1629363841,https://cdn.akamai.steamstatic.com/steam/apps/1302840/ss_5d43552d26c7c03d8f63adf3855aecc2a1bc77ce.1920x1080.jpg?t=1629363841,https://cdn.akamai.steamstatic.com/steam/apps/1302840/ss_902d3ae3d0c5a2f0ae2489dc8d1ed76e79aa0a8f.1920x1080.jpg?t=1629363841,https://cdn.akamai.steamstatic.com/steam/apps/1302840/ss_2d76850f77a14baa08f1e8ea777570f69d1c6f80.1920x1080.jpg?t=1629363841,https://cdn.akamai.steamstatic.com/steam/apps/1302840/ss_de2e0b0368727eed1b6b9efd7fb9eace8ef50b36.1920x1080.jpg?t=1629363841,https://cdn.akamai.steamstatic.com/steam/apps/1302840/ss_f7632bf072906f780ad3c176c2a817cfe28903f8.1920x1080.jpg?t=1629363841","http://cdn.akamai.steamstatic.com/steam/apps/256783241/movie_max.mp4?t=1593164517"</text:p>
          </table:table-cell>
          <table:table-cell table:number-columns-repeated="16383" table:style-name="ce1"/>
        </table:table-row>
        <table:table-row table:style-name="ro1">
          <table:table-cell office:value-type="string" table:style-name="ce1">
            <text:p>1305570,"BRAVE PINBALL","Nov 26, 2020","0 - 20000",0,0,9.99,0,"The dead man's mouth opened... The sealed 'Demon Dragon King Boruaka' resurrected... The world has been turned into a pinball. Brave Fol clutched his flipper blade in both hands, He is going to take down the Demon Dragon King with his buddies! 'BRAVE PINBALL' is a single type pinball game. There are no difficult rules in this game. Use the left and right flippers to fly the brave, and Defeat a group of monsters led by the Demon Dragon King Boruaka! That's all there is to it! There are grasslands, forts, caves, forests, etc. A lot of enemies are placed on the various stages colored in the JRPG style. If you want to go to a different stage, you need to have a good control technique over the heroes. You will find the demon dragon king Boruca that lurks in the darkness, and you will be the first to find him. Can you bring peace back to the world? (The boss may not be alone...) Of course, it also has a high score challenge, which is very important in pinball! Each time you level up, the rate of increase in your score will increase. During the game, you will get a piece of treasure by defeating certain enemies and clearing various conditions. When all the pieces are collected, a hidden treasure will be revealed. You'll have to see it for yourself!","['English', 'Simplified Chinese', 'Traditional Chinese', 'Japanese']","[]","","https://cdn.akamai.steamstatic.com/steam/apps/1305570/header.jpg?t=1618388890","https://apollosoft.wixsite.com/pinbollua","https://apollosoft.wixsite.com/pinbollua","infopinv@apollosoft.co.jp",True,False,False,0,"",0,11,9,"",0,0,"",0,0,0,0,"POWER UNIT,APOLLOSOFT","APOLLOSOFT","Single-player,Partial Controller Support","Casual,Indie","Casual,Indie,Pinball,2D,Pixel Graphics,Action,Fantasy,JRPG,Score Attack,Singleplayer","https://cdn.akamai.steamstatic.com/steam/apps/1305570/ss_1a3ed08a2b3411a58ba89569d4f5ea60b5a3d3ab.1920x1080.jpg?t=1618388890,https://cdn.akamai.steamstatic.com/steam/apps/1305570/ss_34f6aea4f3d7ceb340a3388846eda6f645c9ad75.1920x1080.jpg?t=1618388890,https://cdn.akamai.steamstatic.com/steam/apps/1305570/ss_0208f915b9236dd58340ae051ae0995e5b19195d.1920x1080.jpg?t=1618388890,https://cdn.akamai.steamstatic.com/steam/apps/1305570/ss_7a780ac79ed9f016eede5799f0d47b699fc92cb4.1920x1080.jpg?t=1618388890,https://cdn.akamai.steamstatic.com/steam/apps/1305570/ss_a560455e923c942dccd6dc221feae81239e8c234.1920x1080.jpg?t=1618388890,https://cdn.akamai.steamstatic.com/steam/apps/1305570/ss_e0a91012d9facebfa306a51082ba8dc76483d024.1920x1080.jpg?t=1618388890,https://cdn.akamai.steamstatic.com/steam/apps/1305570/ss_d52d30c46f01c00fb4720833980e50ec8bc44301.1920x1080.jpg?t=1618388890,https://cdn.akamai.steamstatic.com/steam/apps/1305570/ss_2a2505ed927af7d0acb688e736860407acafd79c.1920x1080.jpg?t=1618388890,https://cdn.akamai.steamstatic.com/steam/apps/1305570/ss_a9ad5f7d490fd6bd4acf6f789dbff2aaa181926e.1920x1080.jpg?t=1618388890,https://cdn.akamai.steamstatic.com/steam/apps/1305570/ss_896ab210977bc64b303a9e5a7282902aa7a50bbe.1920x1080.jpg?t=1618388890","http://cdn.akamai.steamstatic.com/steam/apps/256793552/movie_max.mp4?t=1595387286,http://cdn.akamai.steamstatic.com/steam/apps/256783468/movie_max.mp4?t=1595344217"</text:p>
          </table:table-cell>
          <table:table-cell table:number-columns-repeated="16383" table:style-name="ce1"/>
        </table:table-row>
        <table:table-row table:style-name="ro1">
          <table:table-cell office:value-type="string" table:style-name="ce1">
            <text:p>1609730,"Aliens vs. Ghosts","Jul 6, 2022","0 - 20000",15,0,4.99,0,"Play as an Invader of Earth facing off against hordes of Ghosts in this wave-based First Person Shooter. Choose your upgrades, from Portable Nuke Launchers and Giant Robots to fight by your side to UFOs that fly around blasting through ghosts! EPIC BOSS FIGHTS! SUMMON MINIONS TO FIGHT FOR YOU! PLAY WITH DIFFERENT CLASSES AND UPGRADES! In Early Access I plan to add new upgrade paths/classes, bosses/enemies, maps, game modes, achievements and multiplayer so you can play with others!","['English']","['English']","","https://cdn.akamai.steamstatic.com/steam/apps/1609730/header.jpg?t=1657132207","","","sayan2244@hotmail.co.uk",True,False,False,0,"",0,69,2,"",0,0,"",0,0,0,0,"Sayan","Sayan","Single-player","Action,Early Access","Action,Shooter,FPS,3D,First-Person,Stylized,Sci-fi,Class-Based,Combat,Early Access,Co-op,Singleplayer,Aliens,Online Co-Op","https://cdn.akamai.steamstatic.com/steam/apps/1609730/ss_b5b8f1d6518c51f4cc167511953de75ec42373cf.1920x1080.jpg?t=1657132207,https://cdn.akamai.steamstatic.com/steam/apps/1609730/ss_0bd240b28140d842a9ef6c9bca11744b71938eee.1920x1080.jpg?t=1657132207,https://cdn.akamai.steamstatic.com/steam/apps/1609730/ss_4445c8835e58ef25d0fc8f73fc8b5ba06cf0f32e.1920x1080.jpg?t=1657132207,https://cdn.akamai.steamstatic.com/steam/apps/1609730/ss_1a4791d9178fb1d8bdf64ce45b0e50285b3a5401.1920x1080.jpg?t=1657132207,https://cdn.akamai.steamstatic.com/steam/apps/1609730/ss_59ac864115ee020c58d9d3ebadf3d41e18712b91.1920x1080.jpg?t=1657132207,https://cdn.akamai.steamstatic.com/steam/apps/1609730/ss_740e338675ba4f684918d7cf87eeec577500132d.1920x1080.jpg?t=1657132207,https://cdn.akamai.steamstatic.com/steam/apps/1609730/ss_ac099a8dad19c75aeee7bbd587b6a4bc0e7976a6.1920x1080.jpg?t=1657132207,https://cdn.akamai.steamstatic.com/steam/apps/1609730/ss_c799e42197ea177587d2b509b797b83540c7b0a2.1920x1080.jpg?t=1657132207,https://cdn.akamai.steamstatic.com/steam/apps/1609730/ss_1a6324d4dc2c68650afc3233d059c04d8799f079.1920x1080.jpg?t=1657132207,https://cdn.akamai.steamstatic.com/steam/apps/1609730/ss_25c6c08eea00f5ddb03f24af9b5598f996a8c27e.1920x1080.jpg?t=1657132207,https://cdn.akamai.steamstatic.com/steam/apps/1609730/ss_cdc9c2c822d4c73a5b2a96414c1ff38a6da51b3a.1920x1080.jpg?t=1657132207,https://cdn.akamai.steamstatic.com/steam/apps/1609730/ss_55e7bdddc57ce633f41b81e8221aed7bdbf25de9.1920x1080.jpg?t=1657132207","http://cdn.akamai.steamstatic.com/steam/apps/256895090/movie_max.mp4?t=1657132195"</text:p>
          </table:table-cell>
          <table:table-cell table:number-columns-repeated="16383" table:style-name="ce1"/>
        </table:table-row>
        <table:table-row table:style-name="ro1">
          <table:table-cell office:value-type="string" table:style-name="ce1">
            <text:p>717980,"ä¼é›¨å½•ï¼šå°‘å¹´ç¯‡","May 11, 2018","0 - 20000",0,0,6.99,0,"ç®€ä»‹: ä¼é›¨å½•å¹¶éžä¼ ç»Ÿæ„ä¹‰ä¸Šä»—å‰‘å¤©æ¶¯,å¿«æ„æ©ä»‡çš„æ­¦ä¾ æ¸¸æˆ.å®ƒé€šç¯‡åªæƒ³è¡¨è¾¾è¿™ä¸–é—´çš„'å¸¸æ€'.æ—¨åœ¨ä¸ŽçŽ©å®¶ä¸€èµ·æ€è€ƒè¿™ä¸ª'å¸¸æ€'.å³,ç”Ÿè€ç—…æ­»,æ‚²æ¬¢ç¦»åˆ.è™½ç„¶æˆ‘ä»¬éƒ½çŸ¥é“è¿™'å¸¸æ€'æ˜¯å¿…ç„¶çš„,ä½†æ˜¯å½“å®ƒæ¥ä¸´æ—¶,ä½ ,åˆæ˜¯ä»¥ä½•ç§å§¿æ€é¢å¯¹å‘¢? {STEAM_APP_IMAGE}/extras/tianzi.png[/img] æ¸¸æˆç‰¹ç‚¹: -ä¼é›¨å½•æ˜¯ä¸€æ¬¾æ¨ªç‰ˆè§’è‰²æ‰®æ¼”ç±»æ¸¸æˆ,æ¸¸æˆæˆ˜æ–—ä¸ºå›žåˆåˆ¶. -è™½ç„¶æ²¿ç”¨äº†è¾ƒä¸ºä¼ ç»Ÿçš„æˆ˜æ–—æ¨¡å¼,ä½†æˆ‘åœ¨å…¶ä¸­ä¹Ÿæ·»åŠ äº†ä¸€äº›æ–°çš„ä¸œè¥¿.å¦‚ä¸‹: æ”»å‡»äº†é‡ŽçŒªçš„æŸä¸ªéƒ¨ä½,å®ƒå°±ä¸åˆ†æ•Œæˆ‘,ç–¯ç‹‚ä¹±æ’ž.åˆå¦‚: é‚£ä¸ªå…‰å¤´ä¸¾èµ·ç‚¸å¼¹æ—¶,çŽ©å®¶å‡»å¯ä»¥å‡»æ‰“ç‚¸å¼¹.è¯¸å¦‚æ­¤ç±».å¾…ä½ å‘æŽ˜. -æ¸¸æˆé‡Œä½ å¯ä»¥æŽ§åˆ¶æ¸¸æˆç”»é¢.é€šè¿‡ç”»é¢çš„è®¾ç½®,é€‰æ‹©ä¸€ä¸ªæœ€åˆé€‚çš„æ•ˆæžœè¿›è¡Œæ¸¸çŽ©. åŒ…æ‹¬:åƒç´ ã€æ²¹ç”»ã€æ—§ç”µè§†ã€é»‘ç™½æ¼«ç”»ç­‰ç­‰.å¹¶ä¸”å¯ä»¥è‡ªç”±ç»„åˆ. -æ¸¸æˆæ—¶é•¿10å°æ—¶å·¦å³.å¦‚æžœä½ æ˜¯ä¸€ä¸ªå‰§æƒ…å…šå’Œè§’è‰²æ‰®æ¼”ç±»æ¸¸æˆçˆ±å¥½è€…,ä¸å¦¨è¯•è¯•. è”ç³»: qqç¾¤:648236489 å¾®åš:é£Žä¼é›¨","['Simplified Chinese']","[]","","https://cdn.akamai.steamstatic.com/steam/apps/717980/header.jpg?t=1632905429","https://weibo.com/1985919717","https://weibo.com/1985919717","443560886@qq.com",True,False,False,0,"",0,72,8,"",56,0,"",3,0,3,0,"ç¥¥","ç¥¥","Single-player,Steam Achievements","Adventure,Indie,RPG","Adventure,Indie,RPG,Drama,Turn-Based,Story Rich","https://cdn.akamai.steamstatic.com/steam/apps/717980/ss_bd56316c248676e6c42893740f693cb19db530cc.1920x1080.jpg?t=1632905429,https://cdn.akamai.steamstatic.com/steam/apps/717980/ss_48c1b9c09c90ccdd388f8f8d6e7ca3deac527490.1920x1080.jpg?t=1632905429,https://cdn.akamai.steamstatic.com/steam/apps/717980/ss_c0cbb47c2e4874a5793d9357cb69a5544c9e390c.1920x1080.jpg?t=1632905429,https://cdn.akamai.steamstatic.com/steam/apps/717980/ss_b61a00b348397641f454194dda1fc3803e901971.1920x1080.jpg?t=1632905429,https://cdn.akamai.steamstatic.com/steam/apps/717980/ss_7934b7668373c7707dbdd01ed4e22624aabfea3e.1920x1080.jpg?t=1632905429,https://cdn.akamai.steamstatic.com/steam/apps/717980/ss_d3234cdc7c20dcdf9ad4dc60c0207e89668d65f2.1920x1080.jpg?t=1632905429,https://cdn.akamai.steamstatic.com/steam/apps/717980/ss_ea1516a038a359b803cb6844c3e7068120d93b55.1920x1080.jpg?t=1632905429,https://cdn.akamai.steamstatic.com/steam/apps/717980/ss_7aaf6cb73c9a534a878803d2cd2083c216fe0e01.1920x1080.jpg?t=1632905429,https://cdn.akamai.steamstatic.com/steam/apps/717980/ss_938fdd86536cfbc32f2d16caf7e281dbb4a9fead.1920x1080.jpg?t=1632905429","http://cdn.akamai.steamstatic.com/steam/apps/256716220/movie_max.mp4?t=1525705904,http://cdn.akamai.steamstatic.com/steam/apps/256704856/movie_max.mp4?t=1525676322,http://cdn.akamai.steamstatic.com/steam/apps/256705536/movie_max.mp4?t=1525676333"</text:p>
          </table:table-cell>
          <table:table-cell table:number-columns-repeated="16383" table:style-name="ce1"/>
        </table:table-row>
        <table:table-row table:style-name="ro1">
          <table:table-cell office:value-type="string" table:style-name="ce1">
            <text:p>1417450,"Grilled","Nov 12, 2020","0 - 20000",0,0,2.99,0,"Grilled is an action game where the player has the goal of eliminating all characters in order to successfully complete a level. Grilled offers two modes: Campaign and Carnage. In Campaign mode, the player will go through a series of levels of increasing difficulty where he/she will have to eliminate all characters to complete the level and unlock the following one. In Carnage mode, the player will have the freedom to eliminate a horde of characters which continue to spawn indefinitely.","['English']","[]","","https://cdn.akamai.steamstatic.com/steam/apps/1417450/header.jpg?t=1605170939","","","intergalactic95@gmail.com",True,False,False,0,"",0,1,0,"",0,0,"This game contains blood and violence",0,0,0,0,"Andorf Games","Andorf Games","Single-player","Action,Casual,Indie,Early Access","Violent,Gore,Blood,3D Platformer,Driving,PvE,Arcade,Action-Adventure,3D,First-Person,Third Person,Dark Humor,Open World,Action,Casual,Minimalist,Colorful,Physics,Singleplayer,Early Access","https://cdn.akamai.steamstatic.com/steam/apps/1417450/ss_178adf977647199b5dc15366b367786b5aae2f77.1920x1080.jpg?t=1605170939,https://cdn.akamai.steamstatic.com/steam/apps/1417450/ss_4e86b71d49e4659ff3cbfd74f51cbfcf7040193a.1920x1080.jpg?t=1605170939,https://cdn.akamai.steamstatic.com/steam/apps/1417450/ss_765777d873b88234b8e7d758dc9047bd445138ce.1920x1080.jpg?t=1605170939,https://cdn.akamai.steamstatic.com/steam/apps/1417450/ss_8aa42809bada2a06eea398a21f08c4f4f6167a4a.1920x1080.jpg?t=1605170939,https://cdn.akamai.steamstatic.com/steam/apps/1417450/ss_b18c109316b908f21bdd476c2e94281fefda1b58.1920x1080.jpg?t=1605170939,https://cdn.akamai.steamstatic.com/steam/apps/1417450/ss_597da60e638fa8f8d22a0ebcf2d77f228543ccf1.1920x1080.jpg?t=1605170939","http://cdn.akamai.steamstatic.com/steam/apps/256800120/movie_max.mp4?t=1603354918"</text:p>
          </table:table-cell>
          <table:table-cell table:number-columns-repeated="16383" table:style-name="ce1"/>
        </table:table-row>
        <table:table-row table:style-name="ro1">
          <table:table-cell office:value-type="string" table:style-name="ce1">
            <text:p>778900,"Magical Star Pillars","Apr 27, 2018","0 - 20000",0,0,0.0,0,"The four Star Pillars that sustain Till's world are in trouble! Mankind decided to harness their power and combine it with their technology and the result has led the Star Pillars to wane their power. Without this power, the world will die along with everyone in it. With it's last ounce of power, the Star Pillars have spread its Star Seeds, portions of their power, to 4 islands and now it's up to Till to seek these seeds and save the pillars. This is a puzzle platformer where you control Till, a girl who seems to be connected to the pillars, to search out the Star Seeds. She must travel to 4 islands full of obstacles and dangers, figure out how to bypass them, and achieve her goal of collecting all the seeds. However, she can't do it alone as there will be hurdles that she just won't be able to overcome. She must find and rescue allies who are trapped in cages, each with unique abilities that will aid Till in her quest. Each island will contain it's own dangers and problem solving puzzles that will require the teamwork of all your newly found friends. Features: Over 100 puzzle based levels 5 Characters to play as and switch between Easy storyline route and challenging unlockable levels","['English']","[]","","https://cdn.akamai.steamstatic.com/steam/apps/778900/header.jpg?t=1570809377","","","jortiz@toolkitzgames.com",True,False,False,0,"",0,1,0,"",0,0,"",0,0,0,0,"Toolkitz Games","Toolkitz Games","Single-player,Partial Controller Support","Action,Adventure,Casual,Indie","Action,Adventure,Indie,Casual","https://cdn.akamai.steamstatic.com/steam/apps/778900/ss_37e8b5006f0ae1e3902395e4ffd60b3c356d557e.1920x1080.jpg?t=1570809377,https://cdn.akamai.steamstatic.com/steam/apps/778900/ss_255f69ac1892252af22c980f95c6b717cf9076a8.1920x1080.jpg?t=1570809377,https://cdn.akamai.steamstatic.com/steam/apps/778900/ss_a0fa039c64489f0b76d69e2917f871979c10b291.1920x1080.jpg?t=1570809377,https://cdn.akamai.steamstatic.com/steam/apps/778900/ss_200fe8a32fbabfc9d377ae940a30277e38b56598.1920x1080.jpg?t=1570809377,https://cdn.akamai.steamstatic.com/steam/apps/778900/ss_bae4acae1067d9a147f06e5f641b4c75944583fa.1920x1080.jpg?t=1570809377,https://cdn.akamai.steamstatic.com/steam/apps/778900/ss_5827c80dbec0800a8b69ae3d2c68949c35d34c92.1920x1080.jpg?t=1570809377,https://cdn.akamai.steamstatic.com/steam/apps/778900/ss_70fe0358747cad6b8b9df18677461cf6f507cd52.1920x1080.jpg?t=1570809377,https://cdn.akamai.steamstatic.com/steam/apps/778900/ss_e7cf724d04b13617e3848072aa10cdf7fbe15720.1920x1080.jpg?t=1570809377,https://cdn.akamai.steamstatic.com/steam/apps/778900/ss_be76c2277c2b8581b5a816a6e1e5dd7d1d9b8478.1920x1080.jpg?t=1570809377,https://cdn.akamai.steamstatic.com/steam/apps/778900/ss_4e0da19566417074ef85e4f82a6c7bd14ed5e93f.1920x1080.jpg?t=1570809377,https://cdn.akamai.steamstatic.com/steam/apps/778900/ss_e1b624c1e0410322492f432b64564b650288fc92.1920x1080.jpg?t=1570809377","http://cdn.akamai.steamstatic.com/steam/apps/256715599/movie_max.mp4?t=1525204617"</text:p>
          </table:table-cell>
          <table:table-cell table:number-columns-repeated="16383" table:style-name="ce1"/>
        </table:table-row>
        <table:table-row table:style-name="ro1">
          <table:table-cell office:value-type="string" table:style-name="ce1">
            <text:p>1004200,"Biathlon Battle VR","Feb 13, 2020","0 - 20000",0,0,9.99,0,"Biathlon Battle VR is an active sports game. It combines both skiing at beautiful slopes and shooting with a rifle to win a competition. Your body would thank for your activity! Imagine you are on a real slope breathing a frosty air in mountains skiing at high speed and enjoying great views around. We at Animar Media tried to do our best to simulate the game for Virtual Reality headset with great graphics details allowing deep VR feelings! Features: Skiing race and target shooting. Just like in real biathlon! Your rivals are sportsmen from 9 countries. Can you beat them? Germany, Austria, Canada â€“ you'll race on unique tracks. Buy skis and rifles. Get the best sports equipment! Try a new rifle at the Shooting Range before buying it. Championship Mode â€“ complete series of races and get cups! Storyline â€“ build your sports career from a beginner to a Major League player!","['English', 'Russian', 'Simplified Chinese', 'French', 'German']","['English', 'German']","â€œThe skiing feels good.â€ VRheadset â€œThis is a cool early access skiing game. It's a good variation for your cardio / upper body workout. To burn extra calories, instead of finishing the course, turn around and ski back up the hill! There's a shooting range as well if you want some target practice.â€ Explore VR","https://cdn.akamai.steamstatic.com/steam/apps/1004200/header.jpg?t=1581649676","https://animarmedia.com/biathlon-battle-vr/","https://animarmedia.com/contact/","support@animarmedia.com",True,False,False,0,"",0,15,11,"",6,0,"",0,0,0,0,"Academtech LLC","Animar Games","Single-player,Steam Achievements","Indie,Racing,Simulation,Sports","Sports,Simulation,Indie,Racing,VR,Competitive,Singleplayer,Experimental","https://cdn.akamai.steamstatic.com/steam/apps/1004200/ss_c7a0ad29e4815226d75fffeb75a36c306aed0231.1920x1080.jpg?t=1581649676,https://cdn.akamai.steamstatic.com/steam/apps/1004200/ss_984b432bd6c6bf77f2e2382d9ee06957580fb842.1920x1080.jpg?t=1581649676,https://cdn.akamai.steamstatic.com/steam/apps/1004200/ss_52f185036f9bc3294c3101abf6fa8516292db0ac.1920x1080.jpg?t=1581649676,https://cdn.akamai.steamstatic.com/steam/apps/1004200/ss_7cda1458bf9f5f61795409736505d0120f90002c.1920x1080.jpg?t=1581649676,https://cdn.akamai.steamstatic.com/steam/apps/1004200/ss_49de5b3b067b418000815997d8515b6cb0a520f2.1920x1080.jpg?t=1581649676,https://cdn.akamai.steamstatic.com/steam/apps/1004200/ss_7f8f8fac22ba38bc85178493f246d1e8fb03bf1d.1920x1080.jpg?t=1581649676,https://cdn.akamai.steamstatic.com/steam/apps/1004200/ss_3bfa18da18f571fa3d8a95b8d7b098efea2c6c72.1920x1080.jpg?t=1581649676","http://cdn.akamai.steamstatic.com/steam/apps/256762848/movie_max.mp4?t=1569321348"</text:p>
          </table:table-cell>
          <table:table-cell table:number-columns-repeated="16383" table:style-name="ce1"/>
        </table:table-row>
        <table:table-row table:style-name="ro1">
          <table:table-cell office:value-type="string" table:style-name="ce1">
            <text:p>1506230,"Bigfoot Forest","Jan 8, 2021","0 - 20000",0,0,0.99,0,"Bigfoot Forest - a first-person indie horror game. While traveling in your car, you run out of gas and find yourself far away from any civilized locations at night, with only woods and a small town nearby. A very dangerous creature, described as similar to a yeti, is said to live there, and it wouldnâ€™t welcome any unbidden guests. Your objective is to kill the creature to be able to continue your journey, and to avoid becoming a victim yourself. Luckily, youâ€™ve got a gun.","['English']","['English']","","https://cdn.akamai.steamstatic.com/steam/apps/1506230/header.jpg?t=1610133292","","","jooomly@gmail.com",True,False,False,0,"",0,73,15,"",0,0,"",0,0,0,0,"Bisquit Play","Bisquit Play","Single-player","Action,Adventure,Indie","Adventure,Action,Horror,Idler,Survival,Survival Horror,3D,First-Person,Atmospheric,Psychological Horror,Stealth,Indie,Multiple Endings,Open World,Hunting,Singleplayer,Multiplayer","https://cdn.akamai.steamstatic.com/steam/apps/1506230/ss_e15afce8cedf76739a01b94c1d2c05da1c5e1db2.1920x1080.jpg?t=1610133292,https://cdn.akamai.steamstatic.com/steam/apps/1506230/ss_0ab460845a64b0e40b4da844561a71395074710d.1920x1080.jpg?t=1610133292,https://cdn.akamai.steamstatic.com/steam/apps/1506230/ss_f57058cbe95c00e89c96f8408c6b3a839ee4cb0b.1920x1080.jpg?t=1610133292,https://cdn.akamai.steamstatic.com/steam/apps/1506230/ss_7efa47e39b0224ef62c8f5163ebb62530006a7b8.1920x1080.jpg?t=1610133292,https://cdn.akamai.steamstatic.com/steam/apps/1506230/ss_1f819b5bea134855f6e3b69a3e9c858dddf93ef6.1920x1080.jpg?t=1610133292,https://cdn.akamai.steamstatic.com/steam/apps/1506230/ss_aee65d177ba57b9244c2bf393d9852fa90b63323.1920x1080.jpg?t=1610133292,https://cdn.akamai.steamstatic.com/steam/apps/1506230/ss_e01cffeefc9f5912c679baf29b11d01e0844d314.1920x1080.jpg?t=1610133292","http://cdn.akamai.steamstatic.com/steam/apps/256817407/movie_max.mp4?t=1609988855"</text:p>
          </table:table-cell>
          <table:table-cell table:number-columns-repeated="16383" table:style-name="ce1"/>
        </table:table-row>
        <table:table-row table:style-name="ro1">
          <table:table-cell office:value-type="string" table:style-name="ce1">
            <text:p>638230,"Journey","Jun 11, 2020","500000 - 1000000",61,0,14.99,0,"Explore the ancient, mysterious world of Journey as you soar above ruins and glide across sands to discover its secrets. Play alone or in the company of a fellow traveler and explore its vast world together. Featuring stunning visuals and a Grammy-nominated musical score, Journey delivers a breathtaking experience like no other.","['English', 'French', 'Italian', 'German', 'Spanish - Spain', 'Arabic', 'Dutch', 'Japanese', 'Korean', 'Polish', 'Portuguese - Brazil', 'Russian', 'Simplified Chinese', 'Spanish - Latin America', 'Swedish', 'Thai', 'Traditional Chinese', 'Turkish']","[]","â€œJourney stands as a prime example of the truly remarkable things that can be done via this medium.â€ 10/10 â€“ Giant Bomb â€œThe mechanics are simple, but they establish a direct connection to the heart.â€ 10/10 â€“ Gamespot â€œJourney's visual and sound design sets new standards for interactive entertainment. This alone makes it an extraordinary work, but it's the way that these aesthetic elements come together with beautifully subtle direction and storytelling to create a lasting emotional effect that elevates this to one of the very best games of our time.â€ 10/10 â€“ The Guardian","https://cdn.akamai.steamstatic.com/steam/apps/638230/header.jpg?t=1646936237","","","help@annapurnainteractive.com",True,False,False,0,"",0,20432,1120,"",14,19825,"",216,787,115,1518,"thatgamecompany","Annapurna Interactive","Single-player,Multi-player,Co-op,Online Co-op,Steam Achievements,Full controller support,Steam Cloud,Remote Play on Phone,Remote Play on Tablet,Remote Play on TV","Adventure,Indie","Adventure,Beautiful,Indie,Atmospheric,Exploration,Great Soundtrack,Relaxing,Co-op,Walking Simulator,Casual,Multiplayer,Story Rich,Stylized,Classic,Family Friendly,Music,Mystery,Narrative,3D,Singleplayer","https://cdn.akamai.steamstatic.com/steam/apps/638230/ss_d4c7bfb15df749b78b6957320a4a23d71d531858.1920x1080.jpg?t=1646936237,https://cdn.akamai.steamstatic.com/steam/apps/638230/ss_c7741b2d22bdd5e5765816c9ef1b1e675616ce81.1920x1080.jpg?t=1646936237,https://cdn.akamai.steamstatic.com/steam/apps/638230/ss_040366eaf8bdf1dfb5a16ba5e503742ce96f2f6d.1920x1080.jpg?t=1646936237,https://cdn.akamai.steamstatic.com/steam/apps/638230/ss_ed77e7844e32c4cb181ce585fa1a368285c66ec5.1920x1080.jpg?t=1646936237,https://cdn.akamai.steamstatic.com/steam/apps/638230/ss_90dde9d4701385c7c7ffe22569ed1855b118ea4c.1920x1080.jpg?t=1646936237,https://cdn.akamai.steamstatic.com/steam/apps/638230/ss_e6d90f4cc1ce3ea73f1952d6d6f9c7e6e8657e0d.1920x1080.jpg?t=1646936237,https://cdn.akamai.steamstatic.com/steam/apps/638230/ss_678009919bc0a5876ec7f4e60e8ec3070c090b58.1920x1080.jpg?t=1646936237","http://cdn.akamai.steamstatic.com/steam/apps/256876892/movie_max.mp4?t=1646936227,http://cdn.akamai.steamstatic.com/steam/apps/256780780/movie_max.mp4?t=1591891852"</text:p>
          </table:table-cell>
          <table:table-cell table:number-columns-repeated="16383" table:style-name="ce1"/>
        </table:table-row>
        <table:table-row table:style-name="ro1">
          <table:table-cell office:value-type="string" table:style-name="ce1">
            <text:p>1839080,"The Pointless Car Chase: Refueled","Feb 22, 2022","0 - 20000",3,0,0.74,0,"Unlike most games, The Pointless Car Chase: Refueled , is a new experience never seen before. It's a game... without a point. Drive over 30 vehicles . Customize with nearly 16,777,215 colors and 253 world flags. Speed through a world over 400kmÂ² in size , from the depths of the Forest, to the plains of the Grassland, out to the heat of the Desert, and the cold of the Snow. You need to earn new cars. The longer you survive and the more vehicles you destroy, the further you'll stray from sanity... but, you'll unlock newer, faster and stronger vehicles in the process. Listen to 3 extensive radio stations, and add your favorite music with custom radio stations. Download and upload custom vehicles and radio stations using the Steam Workshop. Although it's The Pointless Car Chase, that doesn't mean you can't have points<text:s/></text:p>
          </table:table-cell>
          <table:table-cell office:value-type="string" table:style-name="ce1">
            <text:p><text:s/>that'd be unreasonable. With Steam Cloud integration, keep all your saved progress no matter which device you're on. The chase won't stop, and neither will you... How long will you survive?","['English', 'French', 'German', 'Spanish - Spain', 'Russian', 'Simplified Chinese', 'Japanese', 'Polish', 'Portuguese', 'Ukrainian', 'Italian', 'Arabic', 'Bulgarian', 'Czech', 'Danish', 'Dutch', 'Finnish', 'Greek', 'Hungarian', 'Korean', 'Norwegian', 'Portuguese - Brazil', 'Romanian', 'Spanish - Latin America', 'Swedish', 'Thai', 'Traditional Chinese', 'Turkish', 'Vietnamese']","['English', 'Vietnamese']","â€œHours of enjoyment, and limitless pointless possibilitiesâ€ 10/10 â€“ NullReferenceException â€œNow this is epicâ€ 5/5 â€“ Toomuch Entertainment â€œThis game looks so funâ€ 9/10 â€“ Wakabuggie","https://cdn.akamai.steamstatic.com/steam/apps/1839080/header.jpg?t=1658545363","https://www.remstudios.xyz/","https://www.remstudios.xyz/","support@remstudios.xyz",True,False,False,0,"",0,26,3,"",44,0,"",0,0,0,0,"R.E.M. Studios,NullReferenceException","R.E.M. Studios","Single-player,Steam Achievements,Full controller support,Steam Workshop,Steam Cloud,Stats,Steam Leaderboards","Action,Adventure,Casual,Indie,Racing","Action,Racing,Arcade,Open World,Driving,Action-Adventure,Adventure,Singleplayer,Third Person,First-Person,3D,Combat Racing,Indie,Casual,Controller,Physics,Character Customization,Funny,PvE,Survival","https://cdn.akamai.steamstatic.com/steam/apps/1839080/ss_321f479376b9754953e6c8007fe628038f8d5385.1920x1080.jpg?t=1658545363,https://cdn.akamai.steamstatic.com/steam/apps/1839080/ss_d8200638db580fb71abc20bc309b9803e62ac803.1920x1080.jpg?t=1658545363,https://cdn.akamai.steamstatic.com/steam/apps/1839080/ss_fa034f3c14a102c592b2a228e45817433771184c.1920x1080.jpg?t=1658545363,https://cdn.akamai.steamstatic.com/steam/apps/1839080/ss_ad02d47e56c533cbcceedd0a7e0fa2b006b81ce7.1920x1080.jpg?t=1658545363,https://cdn.akamai.steamstatic.com/steam/apps/1839080/ss_54ae8e8c6b4751316dad6c031f878d9904292ee6.1920x1080.jpg?t=1658545363,https://cdn.akamai.steamstatic.com/steam/apps/1839080/ss_7fe4e00af58d88c7c59b5fe23e6e0d45a8e3e2dd.1920x1080.jpg?t=1658545363,https://cdn.akamai.steamstatic.com/steam/apps/1839080/ss_7ec7ccebc6b92534f33366b1011dd317af3f5994.1920x1080.jpg?t=1658545363,https://cdn.akamai.steamstatic.com/steam/apps/1839080/ss_161726eb2ef372e2cb94c884daa48654be4dc77d.1920x1080.jpg?t=1658545363,https://cdn.akamai.steamstatic.com/steam/apps/1839080/ss_3db61329fc5eda745df6b1ba5e2924cd347d86fe.1920x1080.jpg?t=1658545363,https://cdn.akamai.steamstatic.com/steam/apps/1839080/ss_2b02ad09d4769ff69c1d1649df7355226fd992a8.1920x1080.jpg?t=1658545363,https://cdn.akamai.steamstatic.com/steam/apps/1839080/ss_731d61403bda9d71ba3d5d92395f8d30bcac5bd1.1920x1080.jpg?t=1658545363,https://cdn.akamai.steamstatic.com/steam/apps/1839080/ss_6a671149fcead44acd9d73bc4c61b083cfca3ee3.1920x1080.jpg?t=1658545363,https://cdn.akamai.steamstatic.com/steam/apps/1839080/ss_d838b1ea6901e83d22de78d5c6857ceb9ff90af3.1920x1080.jpg?t=1658545363,https://cdn.akamai.steamstatic.com/steam/apps/1839080/ss_187280336828afb15fa75f3703a86f6f839f40dd.1920x1080.jpg?t=1658545363,https://cdn.akamai.steamstatic.com/steam/apps/1839080/ss_d4569cf3666d15eea2c841ed464a3c569624bd0b.1920x1080.jpg?t=1658545363,https://cdn.akamai.steamstatic.com/steam/apps/1839080/ss_cc91da1f8c3334a780a4b7925ffb334e006c5c8a.1920x1080.jpg?t=1658545363,https://cdn.akamai.steamstatic.com/steam/apps/1839080/ss_0e841993aa04e53002009a55dbe0bd4d7c42bdb2.1920x1080.jpg?t=1658545363,https://cdn.akamai.steamstatic.com/steam/apps/1839080/ss_45e21313c71de29900d018cda12a619c49b1d618.1920x1080.jpg?t=1658545363,https://cdn.akamai.steamstatic.com/steam/apps/1839080/ss_ad6d7792fe55583b1cc24f28186d030aeb2eecae.1920x1080.jpg?t=1658545363,https://cdn.akamai.steamstatic.com/steam/apps/1839080/ss_ca8fe94a97273194d4d5167e3018aacdc0cefa20.1920x1080.jpg?t=1658545363,https://cdn.akamai.steamstatic.com/steam/apps/1839080/ss_c30e31b67ba658585702f1480e4572cdc959131d.1920x1080.jpg?t=1658545363,https://cdn.akamai.steamstatic.com/steam/apps/1839080/ss_23a048057eed15c66a0daebbe558e89290aab8e3.1920x1080.jpg?t=1658545363,https://cdn.akamai.steamstatic.com/steam/apps/1839080/ss_978fc5f9de12e1d7e8f24aa54640cef717240b1d.1920x1080.jpg?t=1658545363","http://cdn.akamai.steamstatic.com/steam/apps/256880054/movie_max.mp4?t=1648610887,http://cdn.akamai.steamstatic.com/steam/apps/256870379/movie_max.mp4?t=1648607364,http://cdn.akamai.steamstatic.com/steam/apps/256870375/movie_max.mp4?t=1648607368"</text:p>
          </table:table-cell>
          <table:table-cell table:number-columns-repeated="16382" table:style-name="ce1"/>
        </table:table-row>
        <table:table-row table:style-name="ro1">
          <table:table-cell office:value-type="string" table:style-name="ce1">
            <text:p>907460,"Girlfriend Cards","Sep 20, 2018","0 - 20000",0,0,0.99,0,"Hardcore card game. For a limited time, find all the matches. One chance is given. 40 level</text:p>
          </table:table-cell>
          <table:table-cell office:value-type="string" table:style-name="ce1">
            <text:p><text:s/>intriguing pictures</text:p>
          </table:table-cell>
          <table:table-cell office:value-type="string" table:style-name="ce1">
            <text:p><text:s/>with each time there is less and more pictures</text:p>
          </table:table-cell>
          <table:table-cell office:value-type="string" table:style-name="ce1">
            <text:p><text:s/>Can you get to the end?","['English']","[]","","https://cdn.akamai.steamstatic.com/steam/apps/907460/header.jpg?t=1619039042","","","meokigame@inbox.ru",True,False,False,0,"",0,11,18,"",0,0,"With the increase in level, more explicit pictures open, depicting girls in sexy lingerie with bare chest and scenes of lesbian sex In total there are 16 pictures in the game and 5 of them fit the above described",0,0,0,0,"meokigame","meokigame","Single-player","Action,Adventure,Casual,Indie,RPG,Simulation,Sports,Strategy","Sexual Content,Casual,Indie,Nudity,Action,Strategy,Adventure,RPG,Simulation,Sports,Puzzle,Singleplayer,Mature,2D,Atmospheric,LGBTQ+","https://cdn.akamai.steamstatic.com/steam/apps/907460/ss_9332e615bb352975883e1d98b9f11f8e80fb7bf6.1920x1080.jpg?t=1619039042,https://cdn.akamai.steamstatic.com/steam/apps/907460/ss_4e6fc44100daed3a2c423bfbf3c86ca34439c06c.1920x1080.jpg?t=1619039042,https://cdn.akamai.steamstatic.com/steam/apps/907460/ss_e0a25386d8e6dfee14e22ba0910398f8c303681d.1920x1080.jpg?t=1619039042,https://cdn.akamai.steamstatic.com/steam/apps/907460/ss_429d003e47b98d357d82218b2be3c988359444db.1920x1080.jpg?t=1619039042,https://cdn.akamai.steamstatic.com/steam/apps/907460/ss_4c59ad571e8322c504fe232c399d258ff77b0695.1920x1080.jpg?t=1619039042,https://cdn.akamai.steamstatic.com/steam/apps/907460/ss_107c84acc203fe1d6ab8ec7169c495973ea4ddcb.1920x1080.jpg?t=1619039042","http://cdn.akamai.steamstatic.com/steam/apps/256723226/movie_max.mp4?t=1544549495"</text:p>
          </table:table-cell>
          <table:table-cell table:number-columns-repeated="16380" table:style-name="ce1"/>
        </table:table-row>
        <table:table-row table:style-name="ro1">
          <table:table-cell office:value-type="string" table:style-name="ce1">
            <text:p>1307070,"Vetrix","May 20, 2020","0 - 20000",0,0,2.99,0,"This ain't your Grandma's Tetris! Vetrix is a puzzle game inspired by Tetris, but with its own original mechanics built for virtual reality. The player will have to demonstrate dexterity, organization, and good skills in the geometry of space as well as proprioception to achieve the best possible score. &amp;gt</text:p>
          </table:table-cell>
          <table:table-cell office:value-type="string" table:style-name="ce1">
            <text:p><text:s/>Place the shapes wherever you want You can place shapes on the bottom, the sides, or even the top of the puzzle area. There's no gravity so make good use of the space. &amp;gt</text:p>
          </table:table-cell>
          <table:table-cell office:value-type="string" table:style-name="ce1">
            <text:p><text:s/>Special blocks Special blocks will give you bonuses, make sure you collect them swiftly. &amp;gt</text:p>
          </table:table-cell>
          <table:table-cell office:value-type="string" table:style-name="ce1">
            <text:p><text:s/>Three game modes Score mode - Reach the highest score possible in 300 seconds. Time mode - Reach the target score as fast as possible. Free mode â€“ No time constraints, just relax. &amp;gt</text:p>
          </table:table-cell>
          <table:table-cell office:value-type="string" table:style-name="ce1">
            <text:p><text:s/>Online Leaderboards So your friends know who's the best! Good luck and have fun!","['English', 'French', 'Italian', 'German', 'Spanish - Spain', 'Japanese', 'Korean', 'Simplified Chinese']","[]","â€œVetrix is the VR Tetris Everyone Should Have in Their Libraryâ€ IZS â€œIf you have a PC VR system that is compatible with Vetrix I recommend, Family Friendly Gaming Universe checks this game out.â€ 90 â€“ Family Friendly Gaming","https://cdn.akamai.steamstatic.com/steam/apps/1307070/header.jpg?t=1618008488","https://pixelracers.com/vetrix/","https://discord.gg/VtzJPaA","",True,False,False,0,"",0,41,0,"",0,0,"",0,0,0,0,"Pixel Racers","Pixel Racers","Single-player,Steam Leaderboards","Casual","Casual,VR,Puzzle,Retro,Pixel Graphics,VR Only","https://cdn.akamai.steamstatic.com/steam/apps/1307070/ss_df4c9db58d3b929bc5474a4a37527674f673f3bf.1920x1080.jpg?t=1618008488,https://cdn.akamai.steamstatic.com/steam/apps/1307070/ss_9075537c17c4ddf13e98fd357cfea6020d121642.1920x1080.jpg?t=1618008488,https://cdn.akamai.steamstatic.com/steam/apps/1307070/ss_0b95430a6dcbc45d68751d2010c75e0d644bebb6.1920x1080.jpg?t=1618008488,https://cdn.akamai.steamstatic.com/steam/apps/1307070/ss_8b11e13470777dc93a468ff711fabe35ed7f3064.1920x1080.jpg?t=1618008488,https://cdn.akamai.steamstatic.com/steam/apps/1307070/ss_383e65cc6fdad546cee653d68fdd98f685bd68bf.1920x1080.jpg?t=1618008488,https://cdn.akamai.steamstatic.com/steam/apps/1307070/ss_dcbff89133a181942690e41b9c77f7399409db90.1920x1080.jpg?t=1618008488","http://cdn.akamai.steamstatic.com/steam/apps/256783416/movie_max.mp4?t=1588705297"</text:p>
          </table:table-cell>
          <table:table-cell table:number-columns-repeated="16379"/>
        </table:table-row>
        <table:table-row table:style-name="ro1">
          <table:table-cell office:value-type="string" table:style-name="ce1">
            <text:p>1221640,"Ultra Foodmess","Feb 20, 2020","0 - 20000",4,0,3.99,0,"Ultra Foodmess is a competitive party game for up to 4 players in which food characters battle against each other in a variety of crazy and fast-paced modes! Experience the food mess! Call your friends to explode, shoot, swing, push, dodge, destroy and, eventually, ruin your friendship. â˜… LOCAL MULTIPLAYER 2 to 4 Players on local multiplayer. â˜… 11 different fast-paced GAME MODES Choose from a great variety of crazy modes, each of them with their own mechanics. â˜… A lot of FOOD CHARACTERS Choose the food that you like the most to defeat the others and prove who is the best! â˜… Itâ€™s very EASY TO PLAY! Anyone can pick up the controller and start having fun! â˜… Battle against the AI Prepare yourself and battle against the food bots. â˜… UNLOCKABLES! Finish the challenges to earn achievements and unlock new awesome characters!","['English', 'Portuguese - Brazil']","[]","","https://cdn.akamai.steamstatic.com/steam/apps/1221640/header.jpg?t=1582206343","http://www.ultrafoodmess.com/","","contato@painfulsmile.com.br",True,False,False,0,"",0,65,3,"",14,0,"",0,0,0,0,"Riftpoint Entertainment","Painful Smile","Single-player,Multi-player,PvP,Shared/Split Screen PvP,Shared/Split Screen,Steam Achievements,Partial Controller Support,Remote Play Together","Casual,Indie","PvP,Arcade,Cute,2D,Cooking,Funny,Casual,Cartoony,Colorful,Family Friendly,Comedy,Survival,Local Co-Op,Multiplayer,Singleplayer,4 Player Local,Local Multiplayer,Indie,Quick-Time Events,Early Access","https://cdn.akamai.steamstatic.com/steam/apps/1221640/ss_8da9a197a84877ec23323b0cb3bd3a20eac14213.1920x1080.jpg?t=1582206343,https://cdn.akamai.steamstatic.com/steam/apps/1221640/ss_d9c85bb67408900860e477fa76268ae03c6aee04.1920x1080.jpg?t=1582206343,https://cdn.akamai.steamstatic.com/steam/apps/1221640/ss_3ded2f9ba1adfd13f8232d8d7b542ee68eb7cee3.1920x1080.jpg?t=1582206343,https://cdn.akamai.steamstatic.com/steam/apps/1221640/ss_c1a23a968c1a150a8ad0382da968b136807296f5.1920x1080.jpg?t=1582206343,https://cdn.akamai.steamstatic.com/steam/apps/1221640/ss_8554ab1864cf10b887c69e03e60191666320b89c.1920x1080.jpg?t=1582206343,https://cdn.akamai.steamstatic.com/steam/apps/1221640/ss_b604b1da2405090d33cc8dbec374dd5a3f513c67.1920x1080.jpg?t=1582206343,https://cdn.akamai.steamstatic.com/steam/apps/1221640/ss_229bcf5cea1f041d9cb8dfe1fede261b4444c698.1920x1080.jpg?t=1582206343,https://cdn.akamai.steamstatic.com/steam/apps/1221640/ss_bbb5ff52036662b4451898596e2615dc49489013.1920x1080.jpg?t=1582206343,https://cdn.akamai.steamstatic.com/steam/apps/1221640/ss_52f4d97acda26a7cb7004da6e09ce4db6124614b.1920x1080.jpg?t=1582206343,https://cdn.akamai.steamstatic.com/steam/apps/1221640/ss_d17104a4f8003d56cb1631edc76f413b7b6c6ca8.1920x1080.jpg?t=1582206343,https://cdn.akamai.steamstatic.com/steam/apps/1221640/ss_317c9ed910ebf73a978aeafc6e2f546c01d164f6.1920x1080.jpg?t=1582206343","http://cdn.akamai.steamstatic.com/steam/apps/256773274/movie_max.mp4?t=1582119957"</text:p>
          </table:table-cell>
          <table:table-cell table:number-columns-repeated="16383" table:style-name="ce1"/>
        </table:table-row>
        <table:table-row table:style-name="ro1">
          <table:table-cell office:value-type="string" table:style-name="ce1">
            <text:p>703120,"Keeplanet","Apr 6, 2018","0 - 20000",0,0,0.99,0,"Develop the planet In Keeplanet, you create your own history - thereâ€™s no right or wrong way to play! Become a worldâ€™s landlord, spread out trees, mountains, houses and other objects to make the planet rotate around its axis. Remember, the most important thing is not to let the planet stop. Otherwise, all inhabitants of the planet will die out from sunburn or freezing. Fight for the humanity Universe is a dangerous place, protect people from external hazards â€“ meteorites, meteor rains and vigilant aliens are waiting for your mistakes. Donâ€™t let them break you! Features Choose from one of 3 playable universal systems. Save the universe in a story campaign featuring unique characters, bosses and quests! You're the captain of your planet! Decorate it, expand it. Three game modes - Campaign, Challenges (15 different missions) and Infinite Capture unique aliens to fight them","['English', 'Russian']","['English', 'Russian']","","https://cdn.akamai.steamstatic.com/steam/apps/703120/header.jpg?t=1602004049","","http://biggame.group/","game@biggame.group",True,False,False,0,"",0,14,8,"",21,0,"",0,0,0,0,"BigGame Studio","BigGame Publishing","Single-player,Steam Achievements","Action,Casual,Indie,Simulation","Casual,Indie,Simulation","https://cdn.akamai.steamstatic.com/steam/apps/703120/ss_9e1f8d301800173383245efa8b089524406c4129.1920x1080.jpg?t=1602004049,https://cdn.akamai.steamstatic.com/steam/apps/703120/ss_fdff0fc0eae6feaa8594c97721256775a4c9d528.1920x1080.jpg?t=1602004049,https://cdn.akamai.steamstatic.com/steam/apps/703120/ss_05ed2f8e31d75268a53f22b7ce1749ce78628c54.1920x1080.jpg?t=1602004049,https://cdn.akamai.steamstatic.com/steam/apps/703120/ss_c0eae7ae2d38557399ab4f953159bdd2544c1ba0.1920x1080.jpg?t=1602004049,https://cdn.akamai.steamstatic.com/steam/apps/703120/ss_40a0dcfbc45213be53790cfc3588b031a5bc3b64.1920x1080.jpg?t=1602004049,https://cdn.akamai.steamstatic.com/steam/apps/703120/ss_ed6dc8e6d6e5d63e62a3f8473a4d2095ecbb1bf3.1920x1080.jpg?t=1602004049","http://cdn.akamai.steamstatic.com/steam/apps/256712657/movie_max.mp4?t=1522147439"</text:p>
          </table:table-cell>
          <table:table-cell table:number-columns-repeated="16383" table:style-name="ce1"/>
        </table:table-row>
        <table:table-row table:style-name="ro1">
          <table:table-cell office:value-type="string" table:style-name="ce1">
            <text:p>328710,"One Last Day","Apr 28, 2015","0 - 20000",0,0,12.99,1,"Important note One Last Day is currently being redone from scratch. Please, consider this before purchasing the game in its current state. What will you become? When everything is over, when there is no society, law or even world and you need to fight every day for one more breath. Will you bring everything back, take it for your own, or destroy it for the greater good? Explore, hunt, be hunted, kill, destroy, build... Just do whatever you need to survive in a colorful, devastated world which the nature has taken back. Current features (alpha stage) Explore a procedural generated world Build and destroy. This is voxel and you can destroy every single piece of map Survive at any cost. Gather resources just from the nature, even water from the rain Be a scavenger, search stuff in abandoned buildings and bunkers Living world. Day / night cycles with consecuences and dynamic weather system Arm yourself, you can craft basic weapons and search for the most advanced weaponry Create and customize your character, you can find clothes and wear them Great and yet simple crafting and cooking system Windows and OSX support. Features coming in the new version Infinite map / large scale map support Easy multiplayer, play with your friends directly through Steam Make your own dedicated server New art style Every existing system redesigned and redone from scratch","['English', 'Spanish - Spain', 'French']","[]","","https://cdn.akamai.steamstatic.com/steam/apps/328710/header.jpg?t=1653941277","http://bloodwolfstudio.com/OLD","http://bloodwolfstudio.com/OLD/","motbest@gmail.com",True,True,False,0,"",0,65,38,"",12,0,"",16,0,16,0,"Bloodwolf Studio","Bloodwolf Studio","Single-player,Steam Achievements","Action,Adventure,Indie,Early Access","Adventure,Indie,Early Access,Action,Survival,Zombies,Sandbox,Multiplayer","https://cdn.akamai.steamstatic.com/steam/apps/328710/ss_9ce12d04bde8c7abe8b473cfaf62baf9eb2b0af5.1920x1080.jpg?t=1653941277,https://cdn.akamai.steamstatic.com/steam/apps/328710/ss_811a61af919729faa03e5d2464171363242fd3e8.1920x1080.jpg?t=1653941277,https://cdn.akamai.steamstatic.com/steam/apps/328710/ss_99583ae48ff918a400ef25862d6d648300b213a3.1920x1080.jpg?t=1653941277,https://cdn.akamai.steamstatic.com/steam/apps/328710/ss_29db9205b6886c1042e6727d08a69773e488f766.1920x1080.jpg?t=1653941277,https://cdn.akamai.steamstatic.com/steam/apps/328710/ss_8e5935b3787fc09fc218512889ffa443e5cefdd3.1920x1080.jpg?t=1653941277,https://cdn.akamai.steamstatic.com/steam/apps/328710/ss_373861bfbeb4658e9d1745eef04d13bb4266a96b.1920x1080.jpg?t=1653941277,https://cdn.akamai.steamstatic.com/steam/apps/328710/ss_ab660a026cb2fea608c1c4559ad87a0ccab172ec.1920x1080.jpg?t=1653941277,https://cdn.akamai.steamstatic.com/steam/apps/328710/ss_f95b7f98a6300e19d32e669fe53a8f3b8153a26f.1920x1080.jpg?t=1653941277,https://cdn.akamai.steamstatic.com/steam/apps/328710/ss_7aeae43b3a94ee9e23ba76966afe11cdcc072642.1920x1080.jpg?t=1653941277,https://cdn.akamai.steamstatic.com/steam/apps/328710/ss_8e452d9adcd6ab220383a2f4645b1f3bf666cbd4.1920x1080.jpg?t=1653941277,https://cdn.akamai.steamstatic.com/steam/apps/328710/ss_a6e92f105e86fe3ad4705240f2cbe3b5d16627ca.1920x1080.jpg?t=1653941277,https://cdn.akamai.steamstatic.com/steam/apps/328710/ss_4d67f6d29fc0377599b79c72655f22e02a4aac78.1920x1080.jpg?t=1653941277,https://cdn.akamai.steamstatic.com/steam/apps/328710/ss_3eb0070f17b70af8869d568fceee124bc3fb7b3b.1920x1080.jpg?t=1653941277,https://cdn.akamai.steamstatic.com/steam/apps/328710/ss_bdd39a4bd194e21658ee68ac8277a9f5c8b23bf7.1920x1080.jpg?t=1653941277","http://cdn.akamai.steamstatic.com/steam/apps/2038768/movie_max.mp4?t=1447373371,http://cdn.akamai.steamstatic.com/steam/apps/2038926/movie_max.mp4?t=1447373652"</text:p>
          </table:table-cell>
          <table:table-cell table:number-columns-repeated="16383" table:style-name="ce1"/>
        </table:table-row>
        <table:table-row table:style-name="ro1">
          <table:table-cell office:value-type="string" table:style-name="ce1">
            <text:p>926140,"CHANGE: A Homeless Survival Experience","May 1, 2020","100000 - 200000",15,0,14.99,1,"CHANGE is an emotional homeless survival experience set in a randomly generated city with rogue-like elements. Explore, survive, earn perks, find items and kindness to develop your character and escape to a new life. With hundreds of perks, items, events and more, this serious game comes with a large amount of depth that opens up the more you play, and changes based on how you play. 20% of Delve Interactive's profits from this game will be donated to charities focused on the issue of homelessness. This is a hate letter to the growing indifference in the world. When members of the development team almost fell into homelessness some years ago, it inspired us to create something that gives a voice to the forgotten and the vulnerable. We take the subject very seriously and portray it as such. After over 7 years of research and hard work, 100s of updates and fan support, we bring you our tale of survival and isolation. Choose from 5 different characters each with their own background stories and maladies, then create your own story Find companions and find kindness. Build a reputation or even friendships with various characters including the other homeless and the police Build your inventory with food, survival tools, clothing and more... as well as unlocking new items for your next playthrough as you progress Spend a night in police stations, parks or shelters, spend time at bars, visit the clinic, study in the library, recycle scrap and more as you discover new areas and buildings Learn about the lives of the homeless and everything they go through to survive, with every part of the truth having been heavily researched by the developers Experience a beautifully composed emotional soundtrack Manage your hunger, hygiene, happiness, crime levels, street reputation, study levels and other stats as you try to survive and escape the homeless life. But you can only do so much in one day... what will you do? Will you spend the day begging, depending on the kindness of others? Will you find shelter in the night? Perhaps you're moved out of the area by the police for loitering. Unable to find shelter, you end up on the streets at night, and you meet a dog. Is it a stray? Could it be a friend? All your actions affect your happiness in some way, and it's up to you to manage your stats accordingly. You could turn to drink, but risk addiction. You could hope for a fortunate event, or make some progress towards your survival. But you will have to choose. It could all be over if a bad event occurs in the dangerous night streets. Especially during winter. Every game is different, and with each playthrough comes more ways to explore CHANGE. If you became homeless... what would you do? PLANS Our goal with this project is to raise awareness on the issue of homelessness, as well as raise money for it. We have done a ton of research for this project and while our wish is to portray the reality of homelessness, various aspects of sleeping rough have been abstracted for the sake of gameplay. So far, we've raised over Â£7000 for the charities CRISIS, The Clocktower Sanctuary and Shelter. Join us in the community section to discuss the game with the team! We're always listening and awaiting your feedback.","['English', 'German', 'Russian', 'Simplified Chinese', 'Turkish', 'Spanish - Spain']","[]","â€œWith this rich, emotional overlay, coupled with some deep, appealing mechanics, CHANGE is an enthralling survival experience from start to finish.â€ New Game Network â€œChange is a gritty, hand-crafted, labor of love that transcends its simple, pixilated aesthetic. It asks questions of the player which will hopefully be pondered at some point during playthroughs. I know I did.â€ CyberPowerPC â€œPREVIEW: ...the game says a bit more, a bit more deeply, about being homeless. And it starts to sink in, the bleak reality, even though the graphics are pixelated and even though it is, inescapably, a game experience.â€ Eurogamer","https://cdn.akamai.steamstatic.com/steam/apps/926140/header.jpg?t=1654866402","https://www.delveinteractive.com/","http://www.delveinteractive.com","contact@delveinteractive.com",True,True,True,0,"",0,1640,145,"",30,1656,"CHANGE includes the following things which may not make this game age appropriate for some ages: Tobacco &amp; alcohol use Infrequent swearing Drug use Text sections depicting scenes of abuse",827,103,1059,103,"Delve Interactive","Delve Interactive","Single-player,Steam Achievements","Adventure,Casual,Indie,RPG,Simulation,Strategy","Rogue-like,RPG,Choose Your Own Adventure,Rogue-lite,Story Rich,Survival,Strategy,Simulation,Strategy RPG,Replay Value,Female Protagonist,Conversation,Time Management,Political,Singleplayer,2D,LGBTQ+,Crime,Dynamic Narration,Character Customization","https://cdn.akamai.steamstatic.com/steam/apps/926140/ss_870b967d4c404361dbbe4a994cf8502bf3f74b5b.1920x1080.jpg?t=1654866402,https://cdn.akamai.steamstatic.com/steam/apps/926140/ss_166a42f3fc21e2afb86024ea97fdb394c5123a9a.1920x1080.jpg?t=1654866402,https://cdn.akamai.steamstatic.com/steam/apps/926140/ss_d8a52d969fc10541e3826d3c7a41c0ec5fcfcf37.1920x1080.jpg?t=1654866402,https://cdn.akamai.steamstatic.com/steam/apps/926140/ss_a37a3d226a91fa2120a091c0b44eee2af1fd6181.1920x1080.jpg?t=1654866402,https://cdn.akamai.steamstatic.com/steam/apps/926140/ss_384c9483700353293b770da1021c23de2db1f47a.1920x1080.jpg?t=1654866402,https://cdn.akamai.steamstatic.com/steam/apps/926140/ss_7b1fd636318496522921558278a24c393559dbc8.1920x1080.jpg?t=1654866402,https://cdn.akamai.steamstatic.com/steam/apps/926140/ss_adf0c98ca23ac015faa9164bf1ab11a62e1d5751.1920x1080.jpg?t=1654866402,https://cdn.akamai.steamstatic.com/steam/apps/926140/ss_a014756574b7dd885e5106ee99c905bd4ecb17b2.1920x1080.jpg?t=1654866402,https://cdn.akamai.steamstatic.com/steam/apps/926140/ss_52706160e66ddf1349776a59a86b655c81dffaef.1920x1080.jpg?t=1654866402,https://cdn.akamai.steamstatic.com/steam/apps/926140/ss_e5ed0b86eb1a6f31e0404448852efbd1968f7904.1920x1080.jpg?t=1654866402","http://cdn.akamai.steamstatic.com/steam/apps/256875805/movie_max.mp4?t=1645995454,http://cdn.akamai.steamstatic.com/steam/apps/256784402/movie_max.mp4?t=1637789294"</text:p>
          </table:table-cell>
          <table:table-cell table:number-columns-repeated="16383" table:style-name="ce1"/>
        </table:table-row>
        <table:table-row table:style-name="ro1">
          <table:table-cell office:value-type="string" table:style-name="ce1">
            <text:p>1700630,"å¤©ä¸‹é•–å±€","May 24, 2022","0 - 20000",6,0,17.99,0,"Â·The leader of the alliance died, the Jianghu was in turmoil, and the undercurrent surged among various forces Â·Each branch climbs high, each takes what he needs, and the escort sect colludes with each other Â·One family dominates the market and bullies the people. It is a disaster to Wulin Â·Break through the darkness, help chivalry, and reshape the glory of the escort agency in the past Â·Hundreds of escorts, thousands of martial arts Â·A variety of combination strategies to create a unique dart team that only belongs to you Â·Bodyguards make money and show their powers Â·The constantly evolving dynamic Jianghu is difficult to distinguish between enemies and friends Â·An open gun is easy to hide, but an arrow in the dark is hard to defend Â·If the escort is out, don't try to be fierce Â·Pure slang, build relationships and avoid unnecessary fighting Â·Immerse yourself in development, protect yourself and escort the world Â·Make hegemony with martial arts, cover the sky with one hand and unify the Jianghu Â·He is famous for his virtue and makes friends all over the world","['Simplified Chinese', 'Traditional Chinese']","['Simplified Chinese', 'Traditional Chinese']","","https://cdn.akamai.steamstatic.com/steam/apps/1700630/header.jpg?t=1653901030","","","403705663@qq.com",True,False,False,0,"",0,79,43,"",45,117,"The content contained in this game may not be suitable for all ages or should not be accessed during work: common adult content",0,0,0,0,"æœ‰æ•ä¹‹æœ","æœ‰æ•ä¹‹æœ","Single-player,Steam Achievements,Steam Cloud","Adventure,Indie,Simulation,Strategy,Early Access","Strategy,Turn-Based Tactics,Adventure,2D,Turn-Based Combat,Stylized,Simulation,Singleplayer,Indie,Early Access,Funny,Turn-Based Strategy,Sexual Content","https://cdn.akamai.steamstatic.com/steam/apps/1700630/ss_b755d3306798f640f39eccf57e10d72433a617aa.1920x1080.jpg?t=1653901030,https://cdn.akamai.steamstatic.com/steam/apps/1700630/ss_ce40f4039e42382c40c966edbcf5af762d8c32b9.1920x1080.jpg?t=1653901030,https://cdn.akamai.steamstatic.com/steam/apps/1700630/ss_10276b1224c6b7adbee5fa6b8453a6463c22959b.1920x1080.jpg?t=1653901030,https://cdn.akamai.steamstatic.com/steam/apps/1700630/ss_7d5cc5e19bb10df9ab72367d0130a4ea6656d62f.1920x1080.jpg?t=1653901030,https://cdn.akamai.steamstatic.com/steam/apps/1700630/ss_b389366d6f5498a24080861e1c0a7983a31c1fd7.1920x1080.jpg?t=1653901030,https://cdn.akamai.steamstatic.com/steam/apps/1700630/ss_b67d8e48b615c7c689b56fb078fddae65fc5d68d.1920x1080.jpg?t=1653901030,https://cdn.akamai.steamstatic.com/steam/apps/1700630/ss_9da4025f07cbc86da3e6059b9d66b418743a4a34.1920x1080.jpg?t=1653901030,https://cdn.akamai.steamstatic.com/steam/apps/1700630/ss_64d7b4305692131f69fb9cd228e0fa30c371773c.1920x1080.jpg?t=1653901030,https://cdn.akamai.steamstatic.com/steam/apps/1700630/ss_3f05b2e730c03f941988150f5860b29cb39859d6.1920x1080.jpg?t=1653901030,https://cdn.akamai.steamstatic.com/steam/apps/1700630/ss_bbf210248b5a3b8df165f464a4a51ab08ff3b1fb.1920x1080.jpg?t=1653901030,https://cdn.akamai.steamstatic.com/steam/apps/1700630/ss_48dc82499135a18e38fc6d5c6afebed3424c5844.1920x1080.jpg?t=1653901030,https://cdn.akamai.steamstatic.com/steam/apps/1700630/ss_5a645242bb4f102ddf9fbc34747a6c9da1c83589.1920x1080.jpg?t=1653901030,https://cdn.akamai.steamstatic.com/steam/apps/1700630/ss_7e75c355efde9c7b5f446a5810e836c78ff2abf2.1920x1080.jpg?t=1653901030,https://cdn.akamai.steamstatic.com/steam/apps/1700630/ss_afc226d85bd6a88798d9941f92c76d0e121bca17.1920x1080.jpg?t=1653901030,https://cdn.akamai.steamstatic.com/steam/apps/1700630/ss_eebf7980a20b2a5668adf4e86d0f5dbe938efe59.1920x1080.jpg?t=1653901030,https://cdn.akamai.steamstatic.com/steam/apps/1700630/ss_f74ce56bc5d3aaf4fe7c9839b670d6fce67c2469.1920x1080.jpg?t=1653901030,https://cdn.akamai.steamstatic.com/steam/apps/1700630/ss_7fcf6881edf674d3a152d838e1d829bc0a9c0202.1920x1080.jpg?t=1653901030","http://cdn.akamai.steamstatic.com/steam/apps/256886226/movie_max.mp4?t=1652334624,http://cdn.akamai.steamstatic.com/steam/apps/256869511/movie_max.mp4?t=1652334628"</text:p>
          </table:table-cell>
          <table:table-cell table:number-columns-repeated="16383" table:style-name="ce1"/>
        </table:table-row>
        <table:table-row table:style-name="ro1">
          <table:table-cell office:value-type="string" table:style-name="ce1">
            <text:p>845290,"Destructions","Jul 3, 2018","0 - 20000",0,0,1.99,0,"Destructions â€“ the game which gives an opportunity of complete damage at the levels which were created with an idea of destruction. All the objects may be completely destroyed and the pieces of damaged buildings can turn visited places into a total ruin. GAME MODES: challenge mode free play mode without time limits level editor PLANETS The game offers four fully destructible maps. Planets have about 20 missions and are unlocked for free play mode after passing several missions. The player visits an abandoned island, a forgotten upland village, levitating islands, and an underwater cemetery. LEVEL EDITOR The level editor offers the possibility to make own planet and save it into a file. The player can send the file to their friends. CHALLENGE MODE Challenge mode offers about twenty 2-5-minutes missions in outer space and on every planet. The mission's goals are finding and destroying the chosen elements within a limited time.","['English', 'Polish', 'French', 'German', 'Spanish - Spain', 'Hungarian', 'Russian']","['English', 'Polish', 'French', 'German', 'Spanish - Spain', 'Hungarian', 'Russian']","","https://cdn.akamai.steamstatic.com/steam/apps/845290/header.jpg?t=1605980572","https://destructions.luxo-interactive.com/","","support@destructions.lukkussoft.com",True,False,False,0,"",0,24,6,"",7,0,"",0,0,0,0,"LUXO Interactive","LUK KUS SOFT","Single-player,Steam Achievements,Steam Cloud,Stats","Action,Adventure,Casual,Indie","Action,Open World,Indie,Destruction,Sandbox,Platformer,Shooter,Arcade,Exploration,FPS,3D,Colorful,Cartoony,Stylized,Space,Casual,Flight,Shoot 'Em Up,Level Editor,Singleplayer","https://cdn.akamai.steamstatic.com/steam/apps/845290/ss_4f3c44212b1b949d1643eafc1199f92591a1219a.1920x1080.jpg?t=1605980572,https://cdn.akamai.steamstatic.com/steam/apps/845290/ss_709967b51e73406702c8d86deb374840a18039d5.1920x1080.jpg?t=1605980572,https://cdn.akamai.steamstatic.com/steam/apps/845290/ss_a367a45a455d1d9fca12cdb3fe14efb80791507b.1920x1080.jpg?t=1605980572,https://cdn.akamai.steamstatic.com/steam/apps/845290/ss_d991c55858b90b52bea20ceaa4d24c55e1898799.1920x1080.jpg?t=1605980572,https://cdn.akamai.steamstatic.com/steam/apps/845290/ss_d56571310d40d969d3e7f2b1edaf67ba66c0bc8d.1920x1080.jpg?t=1605980572,https://cdn.akamai.steamstatic.com/steam/apps/845290/ss_4ead606d0aa45360f14fa7b1292a333e360a8589.1920x1080.jpg?t=1605980572,https://cdn.akamai.steamstatic.com/steam/apps/845290/ss_4de293b7c14105e316f220e53380f9ec3c3d3ec9.1920x1080.jpg?t=1605980572,https://cdn.akamai.steamstatic.com/steam/apps/845290/ss_02dd04938e36c4219cbfa9c2b05ce187fafde405.1920x1080.jpg?t=1605980572","http://cdn.akamai.steamstatic.com/steam/apps/256721701/movie_max.mp4?t=1530601544,http://cdn.akamai.steamstatic.com/steam/apps/256720996/movie_max.mp4?t=1530012268,http://cdn.akamai.steamstatic.com/steam/apps/256713933/movie_max.mp4?t=1529944334"</text:p>
          </table:table-cell>
          <table:table-cell table:number-columns-repeated="16383" table:style-name="ce1"/>
        </table:table-row>
        <table:table-row table:style-name="ro1">
          <table:table-cell office:value-type="string" table:style-name="ce1">
            <text:p>739720,"Penkura","Dec 19, 2018","0 - 20000",1,0,9.99,0,"Penkura combines the wonderful worlds of real-time strategy and first-person exploration. Easy to pick up but hard to master, Penkura utilizes classic death mechanics that leave you without your equipment each time you perish. For this reason, you are able to construct your own robotic companions to help you build bases, gather resources, and protect your settlement. It encourages players to choose from a variety of approaches through which to complete their goals. Players will find themselves becoming an expert in areas entirely of their choosing. The intention is that, when the co-op is unveiled, players will find that the interaction of their unique skillsets with those of their peers creates capable and rewarding team gameplay. Penkura offers buildings, machines, bots, and items for you to construct. Most of it is made with the 'MMC' (Molecular Matter Converter) or through 'CCC' (Command Control Communication), which provides a top-down camera similar to that of classic RTS games. Should you desire, you can take control of your own intrepid bot to scout out a potentially hazardous environment or repair your base without stepping outside of the safety of your home. This is only the beginning of CCC potential</text:p>
          </table:table-cell>
          <table:table-cell office:value-type="string" table:style-name="ce1">
            <text:p><text:s/>the rest is in your hands. Penkuraâ€™s crafting and base construction systems are made with co-op already in mind. Before its final release, youâ€™ll be able to cooperate with other players to create huge, complex sets of items and stations that would normally take more than twice as long to put together. Deep beneath Antarctic ice, a Polish research team discovered an ancient temple that appeared to be a gateway to a fascinating new world.Â  The idea to migrate mankind to a new planet was a blessing for an overpopulated and devastated Earth. Project 'Gemini' was launched to colonize the new world. For 41 years, brave men and women traveled through the templeâ€™s singularity. But one day, for reasons unknown, contact with the other side was severed. To learn what had happened in the world beyond, a group of mercenaries was tasked with traveling through the unstable gateway. You are one of those mercenaries. Survive, and seek answers.","['English']","['English']","","https://cdn.akamai.steamstatic.com/steam/apps/739720/header.jpg?t=1651958864","https://lionsart.pl/","https://lionsart.pl/","support@lionsart.pl",True,False,False,0,"",0,37,3,"",0,0,"This Game contains content not appropriate for all ages (alcohol, drugs, and a moderate amount of violence).",0,0,0,0,"Lionsart","Lionsart","Single-player","Action,Adventure,Indie,RPG,Strategy,Early Access","First-Person,RTS,Base-Building,Sci-fi,Strategy,Exploration,Adventure,Early Access,RPG,Indie,Action,Survival,Aliens,Story Rich,Violent,Building,Crafting,FPS,Action-Adventure,Mystery","https://cdn.akamai.steamstatic.com/steam/apps/739720/ss_3a897c2b5b6ab196a2999c857472b654646f02fa.1920x1080.jpg?t=1651958864,https://cdn.akamai.steamstatic.com/steam/apps/739720/ss_04cec2a0cc696b698f61c79e1e0e6fb05cd119c3.1920x1080.jpg?t=1651958864,https://cdn.akamai.steamstatic.com/steam/apps/739720/ss_a315c2035eda09943fcc049a43d6f1e337d21045.1920x1080.jpg?t=1651958864,https://cdn.akamai.steamstatic.com/steam/apps/739720/ss_32f741ddda72d5b1936b0e6b0c0235154f4c7dc5.1920x1080.jpg?t=1651958864,https://cdn.akamai.steamstatic.com/steam/apps/739720/ss_605f5326f85a51e1632e887d522633920f66fb83.1920x1080.jpg?t=1651958864,https://cdn.akamai.steamstatic.com/steam/apps/739720/ss_1cd627738326a34c9e55a87bcb977f320e19b992.1920x1080.jpg?t=1651958864,https://cdn.akamai.steamstatic.com/steam/apps/739720/ss_a4992c9228a4f42efdeb1c1e9cb2b9fb58d5b2a1.1920x1080.jpg?t=1651958864,https://cdn.akamai.steamstatic.com/steam/apps/739720/ss_ae506ec0873e76c3e02271f8b0699952590cf884.1920x1080.jpg?t=1651958864,https://cdn.akamai.steamstatic.com/steam/apps/739720/ss_9c6f0994524d41f33997c73707857d8d8de75b4a.1920x1080.jpg?t=1651958864,https://cdn.akamai.steamstatic.com/steam/apps/739720/ss_9ca082e0c02603622f07f2c1af6f475a09835b12.1920x1080.jpg?t=1651958864,https://cdn.akamai.steamstatic.com/steam/apps/739720/ss_98b4fcaac5d73ea6517a0ffca7043961a253462b.1920x1080.jpg?t=1651958864,https://cdn.akamai.steamstatic.com/steam/apps/739720/ss_e2cff8d4b2c7514a0f0405a7058d73a9e0bbbfd5.1920x1080.jpg?t=1651958864,https://cdn.akamai.steamstatic.com/steam/apps/739720/ss_4ac94fefd6070c86dac4e22416e65c9e2329ed1b.1920x1080.jpg?t=1651958864,https://cdn.akamai.steamstatic.com/steam/apps/739720/ss_11d4fdd49c36c3574a8b243afe62c7a483c10ea5.1920x1080.jpg?t=1651958864","http://cdn.akamai.steamstatic.com/steam/apps/256845248/movie_max.mp4?t=1628007730"</text:p>
          </table:table-cell>
          <table:table-cell table:number-columns-repeated="16382"/>
        </table:table-row>
        <table:table-row table:style-name="ro1">
          <table:table-cell office:value-type="string" table:style-name="ce1">
            <text:p>1776800,"KarmaCrown","Nov 2, 2021","0 - 20000",0,0,2.99,0,"Desription Karma crown is a post-apocalyptic Logue-like 2d top-down shooter game focused on players' strategic choice and movement control. Wasteland legend told that the one who gets 'the crown of the glorious city' gets all the power and to erase karma. So our Players begin to journey following the legend. Key features -Before entering the next stage. a player is at crossroads as to what to do with money. Ex) buy health, item, or weapon. -All weapons have unique Characteristics. Through this players can choose the right weapon for the right situation. so a player can experience various play styles. -All weapons have weight and overheat. these affect a player's movement and shooting. through this, a player can control game-face, overall, dynamically change game speed. -Through item directly affect a player, weapon, or other items, a player gets stronger, ultimately these lead to experience various play styles.","['English']","[]","","https://cdn.akamai.steamstatic.com/steam/apps/1776800/header.jpg?t=1636000608","","","devfuryface@gmail.com",True,False,False,0,"",0,2,0,"",0,0,"",0,0,0,0,"Furyface","Furyface","Single-player,Steam Cloud","Action,Casual,Indie","Action,Rogue-like,Shooter,Arena Shooter,Bullet Hell,Top-Down Shooter,2D,Pixel Graphics,Top-Down,Indie,Casual,Post-apocalyptic,Procedural Generation,Singleplayer","https://cdn.akamai.steamstatic.com/steam/apps/1776800/ss_d5dee06e5cc1a88be75a62fa4860a63a42e9a694.1920x1080.jpg?t=1636000608,https://cdn.akamai.steamstatic.com/steam/apps/1776800/ss_0564af0da81bd5bac42396d59bd2ccf14acdbac6.1920x1080.jpg?t=1636000608,https://cdn.akamai.steamstatic.com/steam/apps/1776800/ss_3dd61b5cd60c1d76906b6fa3271cf63a9d835e79.1920x1080.jpg?t=1636000608,https://cdn.akamai.steamstatic.com/steam/apps/1776800/ss_c6af3f780217c7aebccd4f5b499b72432e0ec259.1920x1080.jpg?t=1636000608,https://cdn.akamai.steamstatic.com/steam/apps/1776800/ss_5a60fb84395d3fa95218a05bb3e38533106024a9.1920x1080.jpg?t=1636000608","http://cdn.akamai.steamstatic.com/steam/apps/256855741/movie_max.mp4?t=1634657573"</text:p>
          </table:table-cell>
          <table:table-cell table:number-columns-repeated="16383" table:style-name="ce1"/>
        </table:table-row>
        <table:table-row table:style-name="ro1">
          <table:table-cell office:value-type="string" table:style-name="ce1">
            <text:p>873970,"Virtual Families 2: Our Dream House","Jun 25, 2018","0 - 20000",3,0,7.99,0,"Adopt a little person from the thousands of choices of little people who live inside your computer. Help them choose a mate, and start a family! Encourage them to work in their chosen career to earn money for necessities and luxuries. Expand and renovate the house. Make it your Dream House and shop for tons of items: make a nursery, a music room or even a game room! Help your little person get through the challenges of life and shape their personalities with all sorts of upgrades, from boarding school to career counseling and many more! Along the way, there will be many different random events to respond to, all of them adding unexpected elements to the daily routine of life. It is a virtual pet, and a family for you to take care of. Experience the drama of Virtual Families 2: Our Dream House!","['English']","[]","","https://cdn.akamai.steamstatic.com/steam/apps/873970/header.jpg?t=1529930948","http://www.ldw.com/privacy_legal.php","https://ldw.zendesk.com/hc/en-us/requests/new","support@ldw.zendesk.com",True,False,False,0,"",0,14,11,"",0,0,"",232,0,232,0,"Last Day Of Work","Last Day Of Work","Single-player","Simulation","Simulation","https://cdn.akamai.steamstatic.com/steam/apps/873970/ss_dcb26ed9fa638eea191304dccbcbd27cb0c3c949.1920x1080.jpg?t=1529930948,https://cdn.akamai.steamstatic.com/steam/apps/873970/ss_6edf915b62edc8ca7c8383e73260ba3abdce913a.1920x1080.jpg?t=1529930948,https://cdn.akamai.steamstatic.com/steam/apps/873970/ss_1e9a540ba76045ee00436b555c13fbe9c2b96735.1920x1080.jpg?t=1529930948,https://cdn.akamai.steamstatic.com/steam/apps/873970/ss_3caaaf215f145740f82a12cee3772a74081a8e9a.1920x1080.jpg?t=1529930948,https://cdn.akamai.steamstatic.com/steam/apps/873970/ss_7c41c2bd7244026f68c7468752e11d554aaa282c.1920x1080.jpg?t=1529930948","http://cdn.akamai.steamstatic.com/steam/apps/256718287/movie_max.mp4?t=1528119313"</text:p>
          </table:table-cell>
          <table:table-cell table:number-columns-repeated="16383" table:style-name="ce1"/>
        </table:table-row>
        <table:table-row table:style-name="ro1">
          <table:table-cell office:value-type="string" table:style-name="ce1">
            <text:p>1238130,"ç¦å¿Œ","Feb 16, 2020","0 - 20000",0,0,0.99,0,"ååˆ†æ™®é€šçš„ä¸€æ¬¾RPGæ¸¸æˆï¼Œå¦‚æžœä¸æ˜¯å‰§æƒ…çˆ±å¥½è€…ï¼Œåªæ˜¯ä¸€ä¸ªéžå¸¸ç®€é™‹çš„èµ°è·¯æ¨¡æ‹Ÿå™¨è€Œå·² é‚£ä¹ˆä½ èƒ½å¦åœ¨ç ´ç¢ŽåŒ–çš„çº¿ç´¢ä¸Žå‰§æƒ…ä¸­ï¼Œæ‰¾åˆ°è¿™ä¸ªä¸–ç•Œçš„çœŸå®žï¼Œæ­å¼€ç¦å¿Œçš„ç§˜å¯†å‘¢ï¼Ÿ ä¼—å¤šåˆ†æ”¯ç»“å±€ä¸Žéšè—ç»“å±€ï¼Œå¤–æ˜Ÿäººç»“å±€ å½©è›‹ï¼Œå‘é‚£äº›éš¾å¾—çš„ä¼˜ç§€ä½œå“è‡´æ•¬ é€šè¿‡ä¸æ–­æŽ¢ç´¢å‘æŽ˜æ›´å¤šå†…å®¹ â€œè®©ä½ çš„å¤§è½¦å’ŒçŠå¤´ç¢¾ç€æ­»äººçš„ç™½éª¨å‰è¿›å§â€ æˆ‘ä¼šæŒç»­æ›´æ–°ä¸°å¯Œæ¸¸æˆå†…å®¹ï¼Œè‹¥å‘çŽ°bugæˆ–å¯¹å‰§æƒ…æœ‰å¥½çš„çœ‹æ³•ï¼Œ æ¬¢è¿Žä¸Žæˆ‘è”ç³» E-mailï¼š957204408@qq.com","['Simplified Chinese']","['Simplified Chinese']","","https://cdn.akamai.steamstatic.com/steam/apps/1238130/header.jpg?t=1585187997","","","957204408@qq.com",True,False,False,0,"",0,0,0,"",0,0,"",0,0,0,0,"0","0","Single-player","Adventure,Casual,Indie,RPG","","https://cdn.akamai.steamstatic.com/steam/apps/1238130/ss_3b5a0640dafae2fa5c635f88b2902aa37447942e.1920x1080.jpg?t=1585187997,https://cdn.akamai.steamstatic.com/steam/apps/1238130/ss_b08ff01664d92bb9ac6a396907e5f7c0053355d8.1920x1080.jpg?t=1585187997,https://cdn.akamai.steamstatic.com/steam/apps/1238130/ss_495ea09d5212113ccec684464447d8e02b2e2562.1920x1080.jpg?t=1585187997,https://cdn.akamai.steamstatic.com/steam/apps/1238130/ss_f8a3afd73401d7079ac9c4f4b980965e74e90e13.1920x1080.jpg?t=1585187997,https://cdn.akamai.steamstatic.com/steam/apps/1238130/ss_f959e3e8f7289a30826188b2dcbb2349b06c2a8b.1920x1080.jpg?t=1585187997","http://cdn.akamai.steamstatic.com/steam/apps/256773598/movie_max.mp4?t=1580697423"</text:p>
          </table:table-cell>
          <table:table-cell table:number-columns-repeated="16383" table:style-name="ce1"/>
        </table:table-row>
        <table:table-row table:style-name="ro1">
          <table:table-cell office:value-type="string" table:style-name="ce1">
            <text:p>1593100,"Earth Marines","Jul 13, 2021","0 - 20000",0,0,10.99,0,"We left Earth many years ago, when the dangerous infection turned humanity into bloodthirsty zombies who are only happy to eat brains! On the spaceships, we waited and prepared. We were preparing to bring the Earth back! And now the Earth Landing Party is at your service! Four brave warriors will show who is who! Choose a character, land on the planet, search for weapons and ammunition, fight off zombies, complete tasks, try to do everything for survive. Features of the game: - cartoon graphics - cool characters - an invigorating soundtrack - dynamic challenging gameplay","['English', 'Russian']","[]","","https://cdn.akamai.steamstatic.com/steam/apps/1593100/header.jpg?t=1626186549","","","ren-87@mail.ru",True,False,False,0,"",0,13,5,"",10,0,"blood, meat, death",0,0,0,0,"HugePixel, Diedemor studio","HugePixel","Single-player,Steam Achievements,Partial Controller Support,Steam Cloud","Action,Indie","Action,Adventure,Shooter,2D,Top-Down,Isometric,Colorful,Military,Zombies,Indie,Gore,Violent,Dark,Post-apocalyptic,Singleplayer","https://cdn.akamai.steamstatic.com/steam/apps/1593100/ss_5ae7cd03d79cc3f2b7c797bb66ca4547073e69c0.1920x1080.jpg?t=1626186549,https://cdn.akamai.steamstatic.com/steam/apps/1593100/ss_34bce766e052666ad57e1523940ab7c44b9d1ea8.1920x1080.jpg?t=1626186549,https://cdn.akamai.steamstatic.com/steam/apps/1593100/ss_a773887bfac877c87bcfdd05fb016cadb658410c.1920x1080.jpg?t=1626186549,https://cdn.akamai.steamstatic.com/steam/apps/1593100/ss_1390bfc2d2627bbfc2c15baa79da317d73e807b5.1920x1080.jpg?t=1626186549,https://cdn.akamai.steamstatic.com/steam/apps/1593100/ss_292e4f0ce7fe848485d51c0ba4333efa75a1473f.1920x1080.jpg?t=1626186549,https://cdn.akamai.steamstatic.com/steam/apps/1593100/ss_f69c4be16b87f8a9cdd6618fda98b9e914755304.1920x1080.jpg?t=1626186549,https://cdn.akamai.steamstatic.com/steam/apps/1593100/ss_266914d0723cddf85ee05b70bec2f16725633944.1920x1080.jpg?t=1626186549","http://cdn.akamai.steamstatic.com/steam/apps/256830528/movie_max.mp4?t=1623850887"</text:p>
          </table:table-cell>
          <table:table-cell table:number-columns-repeated="16383" table:style-name="ce1"/>
        </table:table-row>
        <table:table-row table:style-name="ro1">
          <table:table-cell office:value-type="string" table:style-name="ce1">
            <text:p>1365900,"Mystika 4 : Dark Omens","Aug 8, 2020","20000 - 50000",0,0,9.99,0,"Mystika 4 is an incredible match 3 game with various mini games. The story is about Sarel, a power-hungry dragon, stole the book 'Dark Omens' causing the activation of an ancient inter-dimensional portal located north of Lumina, allowing evil creatures to invade the world.Help Alrik and Tenebria seal this gate! Explore the world of Lumina through 160 magic levels. Defeat your enemies with powerful spells and try to restore the balance between Light and Shadow. Only the two bravest magicians, Alrik and Tenebria, can now save the world... 160 magic levels! Spot the difference and hidden object scenes Boost your gameplay as you restore the world Play with Tenebria or Alrik during your journey","['English', 'French', 'German']","['English', 'German']","","https://cdn.akamai.steamstatic.com/steam/apps/1365900/header.jpg?t=1596892297","","","contact@unikagame.com",True,False,False,0,"",0,10,1,"",20,0,"",0,0,0,0,"Unikgame","Unikware","Single-player","Casual,Indie","Casual,Match 3,Hidden Object,Building,Dragons,2D,Linear,Puzzle,Colorful,Dark Fantasy,Family Friendly,Fantasy,Magic,Mystery,Adventure,Dark,Resource Management,Singleplayer,Indie","https://cdn.akamai.steamstatic.com/steam/apps/1365900/ss_d428e94bb8f3a366b0fd6ef4ae01117457e48218.1920x1080.jpg?t=1596892297,https://cdn.akamai.steamstatic.com/steam/apps/1365900/ss_1585de8cf4818615421292b4c5a54507cce19053.1920x1080.jpg?t=1596892297,https://cdn.akamai.steamstatic.com/steam/apps/1365900/ss_0c934ef89b5507fb0dff2c07e175c40b2793342e.1920x1080.jpg?t=1596892297,https://cdn.akamai.steamstatic.com/steam/apps/1365900/ss_788cebda900383d6e9fd7d45a4a1f834aa6c7620.1920x1080.jpg?t=1596892297,https://cdn.akamai.steamstatic.com/steam/apps/1365900/ss_7ea52090c2d17b0887ee77e11657ef4034acdc60.1920x1080.jpg?t=1596892297","http://cdn.akamai.steamstatic.com/steam/apps/256791858/movie_max.mp4?t=1594714700"</text:p>
          </table:table-cell>
          <table:table-cell table:number-columns-repeated="16383" table:style-name="ce1"/>
        </table:table-row>
        <table:table-row table:style-name="ro1">
          <table:table-cell office:value-type="string" table:style-name="ce1">
            <text:p>962950,"æ‰§è¡Œäºº Executor","Nov 6, 2018","0 - 20000",0,0,1.99,0,"ã€ŠExecutorã€‹It's a puzzle game. In this house, there are many secret plots hidden behind the doors. You will be unveiling all kinds of puzzles in this house by looking for the prompts and using them properly. Although some scary scenes may appear, we believe that they wonâ€™t stop you from clearing all stages. This game will only take you two to three hour to finish. It is a perfect game for your leisure time.","['Simplified Chinese']","[]","","https://cdn.akamai.steamstatic.com/steam/apps/962950/header.jpg?t=1541509543","","","100256605@qq.com",True,False,False,0,"",0,14,2,"",0,0,"",0,0,0,0,"GuGong","GuGong","Single-player","Indie","Indie","https://cdn.akamai.steamstatic.com/steam/apps/962950/ss_5aee80de3e060c5b87d9061c3ea660fa2e33afcf.1920x1080.jpg?t=1541509543,https://cdn.akamai.steamstatic.com/steam/apps/962950/ss_98aab03935ed86df10f4b2e13d311a2a990e4c6e.1920x1080.jpg?t=1541509543,https://cdn.akamai.steamstatic.com/steam/apps/962950/ss_12ce91bc0e25b753b710bad22268a69ee8a0ed5e.1920x1080.jpg?t=1541509543,https://cdn.akamai.steamstatic.com/steam/apps/962950/ss_f714d06fc4f5d6284ee00224c1f2795e12a7457a.1920x1080.jpg?t=1541509543,https://cdn.akamai.steamstatic.com/steam/apps/962950/ss_2962abacefa62ac3d1e0e9002d6146c773371081.1920x1080.jpg?t=1541509543","http://cdn.akamai.steamstatic.com/steam/apps/256732047/movie_max.mp4?t=1540344563"</text:p>
          </table:table-cell>
          <table:table-cell table:number-columns-repeated="16383" table:style-name="ce1"/>
        </table:table-row>
        <table:table-row table:style-name="ro1">
          <table:table-cell office:value-type="string" table:style-name="ce1">
            <text:p>778120,"Hyperbolic Ignition","Feb 12, 2018","0 - 20000",0,0,0.99,0,"Take control of a deadly spacecraft to destroy hordes of vicious enemies from faraway galaxies in arcade shooter Hyperbolic Ignition . With 360 degrees of movement and combat, drift through the pitch-black void of space amidst the debris and explosions of fallen foes. As the last known survivor of their race without a place to call home, resist the ongoing pursuit of hostile adversaries. Become the fierce fighter pilot known only in fantasies. Gripping Space Action â€“ Utilizing 15 different possible weapon combinations from 8 different weapon types, tailor your arsenal to best suit the situation and towards your desired play-style. Each of the 4 areas presents a unique combat style that will force you to adapt. Swarming Enemies and Projectiles â€“ 21 unique enemies, including 4 powerful bosses, with their own movement patterns and weaponry, quickly fill the playerâ€™s view with danger. Swift maneuvering, precise timing, and aggressive counterattack by the player are key to overcoming their onslaught. Infinite Hard Mode â€“ After defeating normal mode, unlock an endless challenge to test oneâ€™s true ability. In this mode, players must survive while defeating enemies that increase in numbers to achieve the highest score and rank on the leaderboards.","['English']","[]","","https://cdn.akamai.steamstatic.com/steam/apps/778120/header.jpg?t=1657331193","http://heartshipgames.com/","","info@heartshipgames.com",True,False,False,0,"",0,3,3,"",7,0,"",0,0,0,0,"Kevin Nguyen","Kevin Nguyen","Single-player,Steam Achievements,Full controller support,Steam Cloud,Steam Leaderboards","Action,Indie,Simulation","Indie,Action,Simulation,Space,Pixel Graphics,2D,Top-Down Shooter,Singleplayer,Shoot 'Em Up,Top-Down,Shooter,Arcade,Sci-fi,Retro,Fast-Paced,Bullet Hell,Great Soundtrack,Difficult,Classic","https://cdn.akamai.steamstatic.com/steam/apps/778120/ss_d96fc2bb3e0ff0cedbafc7bc95dbec91ce9b9341.1920x1080.jpg?t=1657331193,https://cdn.akamai.steamstatic.com/steam/apps/778120/ss_7ed89e404484660ffecf1bde60cb519bd872e13a.1920x1080.jpg?t=1657331193,https://cdn.akamai.steamstatic.com/steam/apps/778120/ss_b4f6300dd92d483237df32cdb81dba75f772c86a.1920x1080.jpg?t=1657331193,https://cdn.akamai.steamstatic.com/steam/apps/778120/ss_ee8f02b54dc61e90db2f18939078861b140538c1.1920x1080.jpg?t=1657331193,https://cdn.akamai.steamstatic.com/steam/apps/778120/ss_e6491af6032e47b90cb4673395876ad2b5973584.1920x1080.jpg?t=1657331193,https://cdn.akamai.steamstatic.com/steam/apps/778120/ss_090b95b136a45dafe31f1c7ff865809bc8bad82c.1920x1080.jpg?t=1657331193,https://cdn.akamai.steamstatic.com/steam/apps/778120/ss_0ae75e8b0148aef5c57a1a3710d191fef5e5ac16.1920x1080.jpg?t=1657331193","http://cdn.akamai.steamstatic.com/steam/apps/256706345/movie_max.mp4?t=1517086717,http://cdn.akamai.steamstatic.com/steam/apps/256706384/movie_max.mp4?t=1517086724"</text:p>
          </table:table-cell>
          <table:table-cell table:number-columns-repeated="16383" table:style-name="ce1"/>
        </table:table-row>
        <table:table-row table:style-name="ro1">
          <table:table-cell office:value-type="string" table:style-name="ce1">
            <text:p>1187910,"Third Rule of Universe.","Nov 15, 2019","0 - 20000",0,0,3.99,0,"Third Rule of Universe is a shoot'em up game with stylized visuals, a detailed story, dynamic gameplay, and fabulous music. Main features: 30 levels. Each of them is a chapter in the story. Each level sets you up for a plot-advancing event. 5 types of ships available. Each one with their own features. 4 active skills, 3 active energetic auras, 16 passive skills. Stylish, colorful 2D graphics. 17 soundtracks. 7 different races that youâ€™ll meet. Dozens of ships, stations, and bosses.","['English']","[]","","https://cdn.akamai.steamstatic.com/steam/apps/1187910/header.jpg?t=1577326623","","","mifosgames@gmail.com",True,False,False,0,"",0,2,1,"",0,0,"",0,0,0,0,"Mifos Games","Mifos Games","Single-player","Action,Indie,RPG","Action,RPG,Indie","https://cdn.akamai.steamstatic.com/steam/apps/1187910/ss_177ef73d9d4e6ec7696c977400025f53c9731e33.1920x1080.jpg?t=1577326623,https://cdn.akamai.steamstatic.com/steam/apps/1187910/ss_f9fa912d8ad3ca4b25a2e2a4459090e326ed413e.1920x1080.jpg?t=1577326623,https://cdn.akamai.steamstatic.com/steam/apps/1187910/ss_d86057fbe22e1f71fe17020c2e830909da4140f0.1920x1080.jpg?t=1577326623,https://cdn.akamai.steamstatic.com/steam/apps/1187910/ss_908a8164d5a16bbba8f9e50598434aa03e3b08fe.1920x1080.jpg?t=1577326623,https://cdn.akamai.steamstatic.com/steam/apps/1187910/ss_a8f309d6f707962a780673a17b02a4c7a2e3f35e.1920x1080.jpg?t=1577326623","http://cdn.akamai.steamstatic.com/steam/apps/256766186/movie_max.mp4?t=1573569726"</text:p>
          </table:table-cell>
          <table:table-cell table:number-columns-repeated="16383" table:style-name="ce1"/>
        </table:table-row>
        <table:table-row table:style-name="ro1">
          <table:table-cell office:value-type="string" table:style-name="ce1">
            <text:p>763350,"Slime Sports","Feb 21, 2018","0 - 20000",0,0,2.99,0,"In Slime Sports , you'll take control of slimes in their quest to become champions. The variety of playable slimes is the heart of the game. There is no one-size-fits-all strategy for any sport</text:p>
          </table:table-cell>
          <table:table-cell office:value-type="string" table:style-name="ce1">
            <text:p><text:s/>each power demands a different play style, so learning the advantages and disadvantages of each slime is key to victory. The game features four fast-paced sports: Soccer, Racketball, Volleyball, and Paintball. Every slime can play every sport. With 38 powers, 15 stages, 4 sports, and dozens of achievements, the game offers hours and hours of gameplay. Features in Slime Sports include: 4 sports: Soccer, Volleyball, Racketball, and Paintball. 38 unique slimes (and counting!), each with their own powers. Tons of achievements and secrets to unlock. First class couch multiplayer: up to 4 players, with any combination of controllers, joysticks, and keyboards. Tournament Mode: Unlock new characters, costumes, stages, and more by playing in tournaments - single player or co-op. Arcade Mode: Customize every aspect of your match and build your perfect game! Slime Sports was inspired by the fantastic 'Super Slime Soccer' available completely free at /","['English']","[]","","https://cdn.akamai.steamstatic.com/steam/apps/763350/header.jpg?t=1578167783","http://www.dribblegames.com/","","support@dribblegames.com",True,True,False,0,"",0,8,1,"",111,0,"",0,0,0,0,"Dribble Games","Dribble Games","Single-player,Multi-player,PvP,Shared/Split Screen PvP,Co-op,Shared/Split Screen Co-op,Shared/Split Screen,Steam Achievements,Full controller support,Remote Play Together","Action,Casual,Indie,Sports","Casual,Action,Sports,Indie","https://cdn.akamai.steamstatic.com/steam/apps/763350/ss_d54cf708ecf4138ccdbc4992d1b5e088a8a1c90c.1920x1080.jpg?t=1578167783,https://cdn.akamai.steamstatic.com/steam/apps/763350/ss_4e39d88a19f4e5349fc1365dea1bac5e61ff794e.1920x1080.jpg?t=1578167783,https://cdn.akamai.steamstatic.com/steam/apps/763350/ss_de54f80738d67d2b5825ccb4fa9f13accdcd5d42.1920x1080.jpg?t=1578167783,https://cdn.akamai.steamstatic.com/steam/apps/763350/ss_7290d8b2d378bffe8d374762f8f1061b55d75fd2.1920x1080.jpg?t=1578167783,https://cdn.akamai.steamstatic.com/steam/apps/763350/ss_64ffd1f522fdfae92c41a094caf3e102e0a18ec7.1920x1080.jpg?t=1578167783,https://cdn.akamai.steamstatic.com/steam/apps/763350/ss_744d75e39e1ad36e2c8446d32e8c2a2869cd96d3.1920x1080.jpg?t=1578167783,https://cdn.akamai.steamstatic.com/steam/apps/763350/ss_80e6752f747fa0ccc123a3e253816045f60a657f.1920x1080.jpg?t=1578167783,https://cdn.akamai.steamstatic.com/steam/apps/763350/ss_11cf3049870a18913e354d56748394cf7df8c840.1920x1080.jpg?t=1578167783,https://cdn.akamai.steamstatic.com/steam/apps/763350/ss_386d6b504bf4c018b254161890815a4736423e57.1920x1080.jpg?t=1578167783,https://cdn.akamai.steamstatic.com/steam/apps/763350/ss_6a7f0ef7091eac5f90d6fd28325fce34f2d82a7f.1920x1080.jpg?t=1578167783,https://cdn.akamai.steamstatic.com/steam/apps/763350/ss_b3c25d62b2b8702e236117d8a1e5af1232827608.1920x1080.jpg?t=1578167783","http://cdn.akamai.steamstatic.com/steam/apps/256714347/movie_max.mp4?t=1578167778"</text:p>
          </table:table-cell>
          <table:table-cell table:number-columns-repeated="16382"/>
        </table:table-row>
        <table:table-row table:style-name="ro1">
          <table:table-cell office:value-type="string" table:style-name="ce1">
            <text:p>1537410,"Twilight Drive","Jun 16, 2021","0 - 20000",0,0,7.99,0,"Twilight Drive is a top-down driving game where you turbo, drift, and use a grappling-hook like mechanic to turn corners as you set faster and faster track times to earn medals and beat your friends. Many corners can be attached to via a grappling hook-like mechanism: You race against the ghosts of medal times - and the ghosts of your friends' best times as you try to compete to be the fastest. Features 40 different tracks to drive on, with varied settings: grass, desert, sea, underground</text:p>
          </table:table-cell>
          <table:table-cell office:value-type="string" table:style-name="ce1">
            <text:p><text:s/>day, night, twilight! Unique way to take corners by attaching to them Fun driving physics model, including drifting Online high scores showing the world records: -drive.com/ Custom-written game engine with fully dynamic shadows Race against bronze, silver and gold times to earn medals - and beat your friends Support for accessibility: fully voiced menus, slower game speeds, magnification, high-contrast mode, adjustable field-of-view. See more info at -drive.com/accessibility/ Individual per-track electronica soundtrack Dynamic music that adjusts to your race progress","['English']","['English']","","https://cdn.akamai.steamstatic.com/steam/apps/1537410/header.jpg?t=1625562286","https://www.twilight-drive.com/","","support@eponymouse.com",True,False,False,0,"",0,5,0,"",16,0,"",0,0,0,0,"Eponymouse","Eponymouse","Single-player,Steam Achievements,Full controller support","Racing","Racing,Driving,Difficult,Arcade,3D,Top-Down,Controller,Linear,Action,Physics,Modern,Old School,Retro,Singleplayer,Fast-Paced,Indie,Music","https://cdn.akamai.steamstatic.com/steam/apps/1537410/ss_0e7ab3bb7101387f3049db46dc08ed5705eeece9.1920x1080.jpg?t=1625562286,https://cdn.akamai.steamstatic.com/steam/apps/1537410/ss_0f715d761ca8645881ff40b35237006773fcf3c2.1920x1080.jpg?t=1625562286,https://cdn.akamai.steamstatic.com/steam/apps/1537410/ss_5425d34d07125183be8845b1d99fddf0056b6129.1920x1080.jpg?t=1625562286,https://cdn.akamai.steamstatic.com/steam/apps/1537410/ss_29c0037efbeee013ec68a03c4dc7ee9c7f6a6cf4.1920x1080.jpg?t=1625562286,https://cdn.akamai.steamstatic.com/steam/apps/1537410/ss_9c9fc84d33213d0e45912a3114d080b82ca8f01a.1920x1080.jpg?t=1625562286","http://cdn.akamai.steamstatic.com/steam/apps/256828933/movie_max.mp4?t=1620054032"</text:p>
          </table:table-cell>
          <table:table-cell table:number-columns-repeated="16382"/>
        </table:table-row>
        <table:table-row table:style-name="ro1">
          <table:table-cell office:value-type="string" table:style-name="ce1">
            <text:p>761910,"Worbital","Jan 31, 2019","0 - 20000",4,0,12.99,0,"Break the Space! Worbital is space war in real-time with tension-filled gameplay and gravitational destruction. Each player commandeers a planet, building support structures and increasingly powerful weapons. Use your weaponry to destroy enemy planets and wreak total havoc to the solar system. The goal: be the last civilization standing! INTERPLANETARY ARTILLERY WARFARE Exploit the shifting gravity by maneuvering your shots across space to inflict maximum damage on the enemy. Sling asteroids, create black holes, make it rain with solar flares! COSMIC CHAOS Planets blow up. They might take other planets with them. Then the sun explodes. Then the real fun begins. PREPARATION, BUILDING, TACTICS Railguns, Lasers, World Rammers, Magnets, Orbit Boosters, Shield Defenses, Attack Ships, Colonizersâ€¦ Pick your loadout from dozens of unique weapons! 100% PSEUDO-SCIENTIFICALLY ACCURATE Or: How we learned to stop worrying about realism and love the mayhem. HYPE-FILLED OBLITERATION OF YOUR CLOSE AND DISTANT FRIENDS Make your opponents scream with perfectly-timed attacks and defenses, and hope theyâ€™re still your friends the next day. Game Modes Online Multiplayer Split-Screen Multiplayer (gamepad required for each player!) Single Player Skirmish Single Player Campaign Custom Rules Match Languages Worbital is currently available in English, German, French, Spanish and Finnish.","['English', 'French', 'Spanish - Spain', 'Finnish', 'German']","[]","","https://cdn.akamai.steamstatic.com/steam/apps/761910/header.jpg?t=1617111303","https://www.worbital.com/","https://www.worbital.com/","info@teamjollyroger.fi",True,True,False,76,"https://www.metacritic.com/game/pc/worbital?ftag=MCD-06-10aaa1f",0,332,33,"",43,317,"",205,0,205,0,"Team Jolly Roger","Team Jolly Roger,Advanced Interactive Gaming","Single-player,Multi-player,PvP,Online PvP,Shared/Split Screen PvP,Co-op,Online Co-op,Shared/Split Screen Co-op,Shared/Split Screen,Steam Achievements,Full controller support,Steam Trading Cards,Steam Cloud,Remote Play Together","Action,Indie,Strategy","Action RTS,PvP,Multiplayer,Singleplayer,Local Multiplayer,Co-op,2D,Local Co-Op,Space,Online Co-Op,RTS,Sci-fi,Indie,Action,Destruction,Strategy,Family Friendly,Physics,Tactical,Funny","https://cdn.akamai.steamstatic.com/steam/apps/761910/ss_9c15995f136069bb6b33f5b9a0b0a058eb24c34b.1920x1080.jpg?t=1617111303,https://cdn.akamai.steamstatic.com/steam/apps/761910/ss_003d8012e16f5027280bf03e6372dc42bfac4e78.1920x1080.jpg?t=1617111303,https://cdn.akamai.steamstatic.com/steam/apps/761910/ss_de99b6dcc1a82fd3825316075b666a265b27e080.1920x1080.jpg?t=1617111303,https://cdn.akamai.steamstatic.com/steam/apps/761910/ss_515494b721bad5384c127fd44f31ab3d26da363e.1920x1080.jpg?t=1617111303,https://cdn.akamai.steamstatic.com/steam/apps/761910/ss_3a1e66383bedf4162e0a2315d562111f63b54917.1920x1080.jpg?t=1617111303,https://cdn.akamai.steamstatic.com/steam/apps/761910/ss_2cbcccfa445a4bd09d653d0609f9d843104c93cd.1920x1080.jpg?t=1617111303,https://cdn.akamai.steamstatic.com/steam/apps/761910/ss_bcab9059b65ee395e64360e7515249a0ee2a798b.1920x1080.jpg?t=1617111303,https://cdn.akamai.steamstatic.com/steam/apps/761910/ss_2e4c9acfe35d5a094597033379a5f0d16734173f.1920x1080.jpg?t=1617111303,https://cdn.akamai.steamstatic.com/steam/apps/761910/ss_eb4896685370d61b20250f58a5822cda601e9514.1920x1080.jpg?t=1617111303,https://cdn.akamai.steamstatic.com/steam/apps/761910/ss_943e5819abc0a211bf45fc631d03721bca44c845.1920x1080.jpg?t=1617111303,https://cdn.akamai.steamstatic.com/steam/apps/761910/ss_286d37e676ef85010c5aef8f40c1cce6559a560e.1920x1080.jpg?t=1617111303,https://cdn.akamai.steamstatic.com/steam/apps/761910/ss_d114d461d21a4d821f074717678404ccbf4df7d5.1920x1080.jpg?t=1617111303","http://cdn.akamai.steamstatic.com/steam/apps/256743320/movie_max.mp4?t=1550496262,http://cdn.akamai.steamstatic.com/steam/apps/256741894/movie_max.mp4?t=1548954292,http://cdn.akamai.steamstatic.com/steam/apps/256740587/movie_max.mp4?t=1547660537"</text:p>
          </table:table-cell>
          <table:table-cell table:number-columns-repeated="16383" table:style-name="ce1"/>
        </table:table-row>
        <table:table-row table:style-name="ro1">
          <table:table-cell office:value-type="string" table:style-name="ce1">
            <text:p>975470,"Silver Chains","Aug 6, 2019","20000 - 50000",2,0,24.99,0,"After his car hit a tree in a stormy night, Peter wakes up in an old abandoned mansion, somewhere in England. He canÂ´t remember why and how he got here, but soon he realizes that the house is not as abandoned as it seems. While trying to find a way out of the house, Peter has to uncover the dark secrets of what has happened in this place. As he tries to find his way out, Peter discovers hints which indicate that he has already been here before. But by the time heâ€™s starting to put the pieces of the puzzle together, something evil has picked up his trailâ€¦ Solve puzzles to find out how you are connected to the mysteries of this place. But be careful: Something evil lurks in the cold, dark masonry and it has already started hunting youâ€¦ FEATURES: An atmospheric horror experience: photo-realistic and detailed graphics bring the interior of an old abandoned mansion to life. Dark passages, a brawly thunderstorm, paranormal activities and a thrilling story will provide you with complete immersion into the game, accompanied by an eerie soundtrack and English voice overs. Story-Exploration-Game with puzzle- and action elements: find out the mysteries of a huge mansion and the history of its inhabitants. Solve puzzles to gain entry into locked areas but... ...beware the dangers lurking in the dark. This evil you cannot fight - run for your life or find a place to hide: Experience an intense feeling of horror as you try to escape from the monster chasing you down. Spooky games that inspired us: Layers of Fear &amp;amp</text:p>
          </table:table-cell>
          <table:table-cell office:value-type="string" table:style-name="ce1">
            <text:p><text:s/>Layers of Fear 2 Resident Evil Series Dead by Daylight Outlast &amp;amp</text:p>
          </table:table-cell>
          <table:table-cell office:value-type="string" table:style-name="ce1">
            <text:p><text:s/>Outlast 2 Slender &amp;amp</text:p>
          </table:table-cell>
          <table:table-cell office:value-type="string" table:style-name="ce1">
            <text:p><text:s/>Slender: The Arrival Silent Hill Series Thanks for such good and inspiring games &amp;lt</text:p>
          </table:table-cell>
          <table:table-cell office:value-type="string" table:style-name="ce1">
            <text:p>3!","['English', 'French', 'German', 'Spanish - Spain', 'Russian', 'Simplified Chinese', 'Portuguese - Brazil', 'Japanese', 'Korean', 'Polish', 'Turkish']","['English', 'Turkish']","","https://cdn.akamai.steamstatic.com/steam/apps/975470/header.jpg?t=1655382203","https://www.headupgames.com/game/silver-chains","http://www.headupgames.com/","support@headupgames.com",True,False,False,51,"https://www.metacritic.com/game/pc/silver-chains?ftag=MCD-06-10aaa1f",0,420,147,"",16,377,"This game contains content that might not be suitable for all ages. (violent references, blood &amp; gore)",54,0,54,0,"Cracked Heads Games","Headup","Single-player,Steam Achievements,Steam Trading Cards,Partial Controller Support,Steam Cloud","Adventure,Indie","Horror,Adventure,Indie,Psychological Horror,First-Person,Survival,Gore,Exploration,Demons,Puzzle,Singleplayer,Story Rich,Mystery,Mature,Atmospheric,Psychological,Surreal,Narration,Walking Simulator,Great Soundtrack","https://cdn.akamai.steamstatic.com/steam/apps/975470/ss_499d689c6978af24a9d85e0d708b0fb1263f6234.1920x1080.jpg?t=1655382203,https://cdn.akamai.steamstatic.com/steam/apps/975470/ss_0f73085814482e47f0355cca2f703c182398dcf1.1920x1080.jpg?t=1655382203,https://cdn.akamai.steamstatic.com/steam/apps/975470/ss_cf71a068be2f09b675e12fc45e1b505caa644907.1920x1080.jpg?t=1655382203,https://cdn.akamai.steamstatic.com/steam/apps/975470/ss_6ced90e6a2079b5c9a276051ec4c0eb8f6670d2a.1920x1080.jpg?t=1655382203,https://cdn.akamai.steamstatic.com/steam/apps/975470/ss_d7443791a8bd345761b2654ae03ba7592ba4e63c.1920x1080.jpg?t=1655382203,https://cdn.akamai.steamstatic.com/steam/apps/975470/ss_ee8f956a0e5620a4dc9cf058f848bb338a19786d.1920x1080.jpg?t=1655382203","http://cdn.akamai.steamstatic.com/steam/apps/256757814/movie_max.mp4?t=1565085991,http://cdn.akamai.steamstatic.com/steam/apps/256754265/movie_max.mp4?t=1561381294,http://cdn.akamai.steamstatic.com/steam/apps/256740929/movie_max.mp4?t=1557482745"</text:p>
          </table:table-cell>
          <table:table-cell table:number-columns-repeated="16379" table:style-name="ce1"/>
        </table:table-row>
        <table:table-row table:style-name="ro1">
          <table:table-cell office:value-type="string" table:style-name="ce1">
            <text:p>990900,"Neon Noodles - Cyberpunk Kitchen Automation","Nov 29, 2019","0 - 20000",1,0,14.99,0,"Set in a dark and mysterious cyberpunk world, you are in charge of the futuristic food factory known as Neon Noodles. Inspired by the open-ended machine-building puzzle games of Zachtronics such as Opus Magnum and Infinifactory, you design and build your own fully automated kitchen to prepare meals using robot chefs. Guacamole, bibimbap, ramen, spaetzle, paella and many more recipes are waiting for you to be optimized. Features Automate your robot chefs through an intuitive record-and-replay system where you control the robot that creates the program, then edit it later if needed. Customize your cooking loops to be as simple, elaborate or streamlined as you want and compare your wits with other players around the world on the global leaderboards. Solve endlessly replayable open-ended puzzles with over 100 recipes from around the world consisting of 200 unique ingredients. Travel the world and master the art of cooking through technological advancement in a cyberpunk setting with plenty of brainwrecking levels.","['English']","[]","â€œLike Opus Magnum, the only thing stopping you from having the recipe being as wonky as a dropped omelette is your own sense of aesthetics.â€ Rock Paper Shotgun â€œDo you like Overcooked? Do you hate playing with other people? Do you wish you could replace them with little robots and code them to do the cooking for you?â€ Today I Played â€œThe controls and design are intuitive, and also immensely satisfying. Programming a robot to cook might not sound like thrilling gameplay, but trust meâ€”get that little guy making sushi for you and youâ€™ll be singing its praises, too.â€ Forbes","https://cdn.akamai.steamstatic.com/steam/apps/990900/header.jpg?t=1633128519","http://neonnoodles.com","http://vividhelix.com/support/","",True,False,True,0,"",0,33,1,"",0,0,"",0,0,0,0,"Vivid Helix","Vivid Helix","Single-player,Full controller support,Steam Cloud","Indie,Simulation,Early Access","Automation,Cooking,Cyberpunk,Robots,Programming,Simulation,Logic,Puzzle,Singleplayer,Casual,Controller,Difficult,Strategy,Futuristic,Sci-fi,Building,Sandbox,Indie,Replay Value,Early Access","https://cdn.akamai.steamstatic.com/steam/apps/990900/ss_a79c72f4081d6d14e9ef98d71defbd651e6c9483.1920x1080.jpg?t=1633128519,https://cdn.akamai.steamstatic.com/steam/apps/990900/ss_44d1fcddf03fca771653b79c97e01224af0bf2ec.1920x1080.jpg?t=1633128519,https://cdn.akamai.steamstatic.com/steam/apps/990900/ss_bbdb6a416511195271c0f315d09601ac05985dce.1920x1080.jpg?t=1633128519,https://cdn.akamai.steamstatic.com/steam/apps/990900/ss_1790fd2e02e99dda58ec25d81977efa3bf838e0e.1920x1080.jpg?t=1633128519,https://cdn.akamai.steamstatic.com/steam/apps/990900/ss_46b09fbfa1d6e782d1f9b4db7b92082c720f23a1.1920x1080.jpg?t=1633128519,https://cdn.akamai.steamstatic.com/steam/apps/990900/ss_7c409ec9b24c296c46b3ffa62cd7616a849aef26.1920x1080.jpg?t=1633128519","http://cdn.akamai.steamstatic.com/steam/apps/256758684/movie_max.mp4?t=1565370996"</text:p>
          </table:table-cell>
          <table:table-cell table:number-columns-repeated="16383" table:style-name="ce1"/>
        </table:table-row>
        <table:table-row table:style-name="ro1">
          <table:table-cell office:value-type="string" table:style-name="ce1">
            <text:p>372770,"Floors of Discomfort","May 26, 2015","0 - 20000",0,0,1.99,0,"Floors of Discomfort is a fast paced, extremely difficult, rogue-lite, platformer. Choose from one of five unlockable characters, each with their own back stories, and reasons for being in the lair of Nexrolis. Each character offers a different style of gameplay. Play as the Pumpkin and absorb damage with the Thorn Shield, or choose the Skeleton Wizard and keep your distance while dealing damage from afar. Collect coins to spend in the shop, or kill Elites and collect rare items to assist you along the way. Battle through six increasingly difficult levels, and destroy Nexrolis to avenge the life that he took away from you. Floors of Discomfort combines the best of three different worlds to give one awesome experience. We have drawn from the roguelike idea of procedural generation and permadeath, making Floors of Discomfort feel different every time it is played. We have taken from platformers by adding simple platforming like gameplay, giving a different feel to what might be expected from a game like FoD. We have drawn from action games, making Floors of Discomfort a very fast paced, challenging, experience that will keep you on your toes the entire run. These three aspects come together to create a game that offers a unique experience that is both rewarding, and satisfying.","['English']","['English']","6.5/10 â€“ Co-Op Couple","https://cdn.akamai.steamstatic.com/steam/apps/372770/header.jpg?t=1447374965","http://threeprongproductions.com","http://threeprongproductions.com","threeprongproductionsgames@gmail.com",True,False,True,0,"",0,5,2,"",0,0,"",0,0,0,0,"Three Prong Productions","Three Prong Productions","Single-player","Action,Indie,RPG","Action,RPG,Indie","https://cdn.akamai.steamstatic.com/steam/apps/372770/ss_4f420cc0b695474101d498a1548432a024e91454.1920x1080.jpg?t=1447374965,https://cdn.akamai.steamstatic.com/steam/apps/372770/ss_d7dea9e2e860e5106ec7cc426debeb052621dcb7.1920x1080.jpg?t=1447374965,https://cdn.akamai.steamstatic.com/steam/apps/372770/ss_4fadedf78c2febc4570bc0161e06b7e330c6c4c0.1920x1080.jpg?t=1447374965,https://cdn.akamai.steamstatic.com/steam/apps/372770/ss_4db382f9078eee4c570d73572e1eba3bf261348a.1920x1080.jpg?t=1447374965,https://cdn.akamai.steamstatic.com/steam/apps/372770/ss_cf197c5bfdc433b55afdbb4d0f26f99081ceac7c.1920x1080.jpg?t=1447374965,https://cdn.akamai.steamstatic.com/steam/apps/372770/ss_915a05cd832938cec1bbce4f386b4d5fa0f01852.1920x1080.jpg?t=1447374965","http://cdn.akamai.steamstatic.com/steam/apps/2039451/movie_max.mp4?t=1447374977"</text:p>
          </table:table-cell>
          <table:table-cell table:number-columns-repeated="16383" table:style-name="ce1"/>
        </table:table-row>
        <table:table-row table:style-name="ro1">
          <table:table-cell office:value-type="string" table:style-name="ce1">
            <text:p>462580,"New Yankee in Santa's Service","May 12, 2016","0 - 20000",0,0,0.74,0,"Find Santa's missing reindeer to avoid a Yuletide cancellation! When Mary cast the spell that was supposed to take her and Johnny home at the end of New Yankee in King Arthur's Court 2, she goofed and scattered St. Nick's reindeer with a loud KABOOM! Now the bearded one is demanding Mary and Johnny collect his sleigh pullers before Christmas Eve. As you guide the hapless heroes and a band of merry elves through a winter wonderland, you'll need to carefully manage your time and resources. Plan well, and you'll be ready to defend your ground when evil Snowmen, cackling Ice Witches, and deadly Yeti attack! Don't miss this instant holiday classic! Key Features: Complete over four dozen levels! Battle snowmen, witches, Yeti and more! Assemble and repair a variety of buildings! Cast powerful spells to complete tasks! Search for Santa's missing reindeer!","['English', 'French', 'Italian', 'German', 'Spanish - Spain', 'Polish', 'Portuguese - Brazil', 'Russian', 'Japanese']","[]","","https://cdn.akamai.steamstatic.com/steam/apps/462580/header.jpg?t=1658421331","","http://www.buka.ru/cgi-bin/tech_support.pl?option=first_page","help@buka.ru",True,False,False,0,"",0,12,5,"",0,0,"",0,0,0,0,"Rionix","Buka Entertainment","Single-player,Steam Trading Cards","Casual,Simulation,Strategy","Strategy,Casual,Simulation","https://cdn.akamai.steamstatic.com/steam/apps/462580/ss_d991ebc7ae08ee42779826d71a6c1bcdd7fbf076.1920x1080.jpg?t=1658421331,https://cdn.akamai.steamstatic.com/steam/apps/462580/ss_62d25f5a824c3f298cbbf268ec4e591983ff549c.1920x1080.jpg?t=1658421331,https://cdn.akamai.steamstatic.com/steam/apps/462580/ss_31ac56e9055910da860b3ef6611b98047b24a988.1920x1080.jpg?t=1658421331,https://cdn.akamai.steamstatic.com/steam/apps/462580/ss_159db209bf6a08bf33b79da88abac1299bf9faed.1920x1080.jpg?t=1658421331,https://cdn.akamai.steamstatic.com/steam/apps/462580/ss_f7ae205e0b6bf89d29e0fdaf76df05d773f9ceca.1920x1080.jpg?t=1658421331","http://cdn.akamai.steamstatic.com/steam/apps/256663153/movie_max.mp4?t=1463067165"</text:p>
          </table:table-cell>
          <table:table-cell table:number-columns-repeated="16383" table:style-name="ce1"/>
        </table:table-row>
        <table:table-row table:style-name="ro1">
          <table:table-cell office:value-type="string" table:style-name="ce1">
            <text:p>926870,"Twin Synth","Oct 15, 2018","0 - 20000",0,0,9.99,0,"Shoot to move. Shoot to make music. This retro twin-stick shooter brings back the feel of a classic arcade game with thumping synth beats and sound generated by your actions . Master the unique 1-1 control mechanics to unlock the perfect build, all while racking up style points by laying down sweet bass lines. Twin Synth is part game , part groovebox . It's part twin-stick shooter , part synthesizer . Feel the beat in this action-packed &amp;amp</text:p>
          </table:table-cell>
          <table:table-cell office:value-type="string" table:style-name="ce1">
            <text:p><text:s/>rhythmic twin-stick shooter where two guns are better than one . Use the unique momentum-based movement to synthesize a symphony of sound while you play or delve deep into the custom 'synth section' at any time to craft your own soundtrack . The only game that let's you literally create the soundtrack while you play - no audio samples are used in the game at all ( all sounds are generated at runtime ) and so the player has full control over what they hear. No thrusters, no engines, just Twin blasters. Shooting pushes you in the opposite direction , so shoot carefully! Shoot both guns at once for some high-level techniques. A fully featured 16 channel mixer &amp;amp</text:p>
          </table:table-cell>
          <table:table-cell office:value-type="string" table:style-name="ce1">
            <text:p><text:s/>synth control section gives you complete control of the sound at any time. Actions made here are carried through into gameplay and vice-versa. This means you can tweak the synths to make new unique sounds or just grab a ready-to-go preset and perform for your friends . Unique control mechanics: shoot two guns at once . More guns, more fun. Unique movement mechanics: move only through your recoil - be careful where you shoot. Unique music-based gameplay - you make the music while you play . Endlessly addictive arcade gameplay - master your technique &amp;amp</text:p>
          </table:table-cell>
          <table:table-cell office:value-type="string" table:style-name="ce1">
            <text:p><text:s/>show off for style points. The unique 'Synth Section', accessible at any time, allows you to change any of the game's sounds on-the-fly . Unlock game-changing upgrades to choose how you play and craft your favourite build. Unlock new visual skins &amp;amp</text:p>
          </table:table-cell>
          <table:table-cell office:value-type="string" table:style-name="ce1">
            <text:p><text:s/>sets of sounds to tinker with in the synth section. Test your skills against the final boss in Challenge Mode . Aim for the high score in the classic arcade-inspired Endless Mode . Experiment with unlocked sets or make your own sounds to perform with in Freeplay Mode . Local Co-Op - play with a friend in any game mode - each player controls 1 gun. Infinite replayability , high scores, achievements, challenges &amp;amp</text:p>
          </table:table-cell>
          <table:table-cell office:value-type="string" table:style-name="ce1">
            <text:p><text:s/>all the good stuff. 16 synth channels with dedicated sequencers, volume sliders, and mute &amp;amp</text:p>
          </table:table-cell>
          <table:table-cell office:value-type="string" table:style-name="ce1">
            <text:p><text:s/>solo buttons. Cross modulation. Waveform selection. Oscillator transposition. Master FX (Reverb, Delay, Distortion, Stutter).","['English']","[]","","https://cdn.akamai.steamstatic.com/steam/apps/926870/header.jpg?t=1601488651","","https://steamcommunity.com/app/926870/discussions/","joechatfield@me.com",True,False,False,0,"",0,1,0,"",0,0,"",0,0,0,0,"Joe Chatfield","Joe Chatfield","Single-player,Multi-player,Co-op,Shared/Split Screen Co-op,Partial Controller Support,Remote Play Together","Action,Indie,Early Access","Action,Indie,Early Access,Music,Twin Stick Shooter,Great Soundtrack,Arcade,Local Co-Op,2D,Pixel Graphics,Retro,Difficult,Minimalist,Stylized,Beautiful,Controller","https://cdn.akamai.steamstatic.com/steam/apps/926870/ss_ee32a7417adc0dc0cedab79880f53b88ab1cb1ad.1920x1080.jpg?t=1601488651,https://cdn.akamai.steamstatic.com/steam/apps/926870/ss_38922ba2405d23dca5305bf76724c5e739f064e3.1920x1080.jpg?t=1601488651,https://cdn.akamai.steamstatic.com/steam/apps/926870/ss_85b021eaac6859d1fc0cb9b482818ed2c0c36810.1920x1080.jpg?t=1601488651,https://cdn.akamai.steamstatic.com/steam/apps/926870/ss_32c9ecbd8a5cc3b025c39f90ae24e100c6f2f683.1920x1080.jpg?t=1601488651,https://cdn.akamai.steamstatic.com/steam/apps/926870/ss_a21ff0407ad5f1c8719c5083238a5c177b50bf84.1920x1080.jpg?t=1601488651,https://cdn.akamai.steamstatic.com/steam/apps/926870/ss_f3333cef4c3b2f41da766db615c5f41ae3ea51d9.1920x1080.jpg?t=1601488651,https://cdn.akamai.steamstatic.com/steam/apps/926870/ss_3eafc8416384c4b4c633bb38d0932e03c0d61a62.1920x1080.jpg?t=1601488651","http://cdn.akamai.steamstatic.com/steam/apps/256727649/movie_max.mp4?t=1536620869"</text:p>
          </table:table-cell>
          <table:table-cell table:number-columns-repeated="16377"/>
        </table:table-row>
        <table:table-row table:style-name="ro1">
          <table:table-cell office:value-type="string" table:style-name="ce1">
            <text:p>1966960,"Burial Stone Playtest","Apr 13, 2022","0 - 0",0,0,0.0,0,"","[]","[]","","https://cdn.akamai.steamstatic.com/steam/apps/1966960/header.jpg?t=1649915692","","","",True,False,False,0,"",0,0,0,"",0,0,"",0,0,0,0,"","","","","","https://cdn.akamai.steamstatic.com/steam/apps/1966960/ss_d10986106fc6fd4c01aae3a57b31e0e89f09ccca.1920x1080.jpg?t=1649915692",""</text:p>
          </table:table-cell>
          <table:table-cell table:number-columns-repeated="16383" table:style-name="ce1"/>
        </table:table-row>
        <table:table-row table:style-name="ro1">
          <table:table-cell office:value-type="string" table:style-name="ce1">
            <text:p>848720,"Z.W!","May 15, 2018","0 - 20000",0,0,0.99,0,"Commandersâ€™ orders are not discussed. Having received an order, take your weapon and go to fulfill the will of the command. Facing the enemy hordes, use all the power of your weapon and the experience of previous battles. The number and size of opponents does not matter if you are sure of your victory. Command order will be fulfilled! Z.W! is an tense shooter where you battle against massive enemy battalions. You're alone against tanks, helicopters and submarines. Current key features: Forty levels of varying difficulty. Five types of real weapons. Seventeen types of enemies. Eight types of bosses. Original soundtrack. Current game modes: Quests - clean all forty of the levels from the enemies step by step. How far can you go? Survival â€“ the enemies are coming and you're making your last stand! How long can you survive?","['English']","[]","","https://cdn.akamai.steamstatic.com/steam/apps/848720/header.jpg?t=1526414306","","","inhibitor1@yandex.ru",True,False,False,0,"",0,3,1,"",7,0,"",0,0,0,0,"S. Khasanov","S. Khasanov","Single-player","Action,Indie","Action,Indie","https://cdn.akamai.steamstatic.com/steam/apps/848720/ss_24a10fa73604033f3b622e4baa461e40691c717a.1920x1080.jpg?t=1526414306,https://cdn.akamai.steamstatic.com/steam/apps/848720/ss_d4a2f3ba0a87c01d2907d34b0c520a36c8c8502d.1920x1080.jpg?t=1526414306,https://cdn.akamai.steamstatic.com/steam/apps/848720/ss_8a8b748324b3f6946eb7a517d395459aaec7eb9a.1920x1080.jpg?t=1526414306,https://cdn.akamai.steamstatic.com/steam/apps/848720/ss_eb818fa2c68d32981b5ccc829ada950e88efe27c.1920x1080.jpg?t=1526414306,https://cdn.akamai.steamstatic.com/steam/apps/848720/ss_c907b44fc58ac8d5d86c74c5f25e3b33cc26ea7b.1920x1080.jpg?t=1526414306,https://cdn.akamai.steamstatic.com/steam/apps/848720/ss_36bdaead4a98f3e2f3b02a111916cdb4e41c0b98.1920x1080.jpg?t=1526414306,https://cdn.akamai.steamstatic.com/steam/apps/848720/ss_4af4df27d0ed3e2783fd7636669dab5c9dea5616.1920x1080.jpg?t=1526414306,https://cdn.akamai.steamstatic.com/steam/apps/848720/ss_187027bfa6959f29a4faf64f7b5ef3d7fcb8b85d.1920x1080.jpg?t=1526414306","http://cdn.akamai.steamstatic.com/steam/apps/256714650/movie_max.mp4?t=1524928670"</text:p>
          </table:table-cell>
          <table:table-cell table:number-columns-repeated="16383" table:style-name="ce1"/>
        </table:table-row>
        <table:table-row table:style-name="ro1">
          <table:table-cell office:value-type="string" table:style-name="ce1">
            <text:p>1343040,"Blocky Ball","Mar 26, 2021","20000 - 50000",2,0,0.0,0,"Blocky Ball is a brand new take on a classic concept! Take on your friends in a 1v1 or 2v2 to fly through the sky and and score points against each other! This soccer style online multiplayer game provides quick effortless matches from random opponents or your friends! Features Compete in public or private matches. Maintain your friends list. Create parties for public and private matches. Complete challenges. Build your skill level to advance in world standing and against your friends. Equip your character in cool cosmetics.","['English']","['English']","","https://cdn.akamai.steamstatic.com/steam/apps/1343040/header.jpg?t=1620651284","https://www.langestudios.com/blocky-ball","https://www.langestudios.com/contact-us","",True,False,True,0,"",0,58,13,"",0,0,"",0,0,0,0,"Lange Studios LLC","Lange Studios LLC","Single-player,Multi-player,PvP,Online PvP,In-App Purchases,Partial Controller Support","Casual,Free to Play,Sports,Strategy","Casual,Sports,PvP,2.5D,Strategy,Multiplayer,Online Co-Op,Fantasy,Arcade,Free to Play,2D Fighter,2D Platformer,Atmospheric,Funny,Flight","https://cdn.akamai.steamstatic.com/steam/apps/1343040/ss_6c5427270cfffbb2365e95989a5171a841f31c4f.1920x1080.jpg?t=1620651284,https://cdn.akamai.steamstatic.com/steam/apps/1343040/ss_b331356e33d86de3bd83d02aea32c9b52c4ef823.1920x1080.jpg?t=1620651284,https://cdn.akamai.steamstatic.com/steam/apps/1343040/ss_fbae6dfa9e1f254f9451a6e695edb99d1e9bd995.1920x1080.jpg?t=1620651284,https://cdn.akamai.steamstatic.com/steam/apps/1343040/ss_bb4157d122a8cac8d186054c5665da0deedcb885.1920x1080.jpg?t=1620651284,https://cdn.akamai.steamstatic.com/steam/apps/1343040/ss_accb2afa12f892517f2ad9390252e59a16aaa73f.1920x1080.jpg?t=1620651284,https://cdn.akamai.steamstatic.com/steam/apps/1343040/ss_586b690f6ff0afb0a2148d8adf2c74d125f38d1b.1920x1080.jpg?t=1620651284,https://cdn.akamai.steamstatic.com/steam/apps/1343040/ss_9a49162524bb87bc1a528af0f4f8df7a6ad4b84a.1920x1080.jpg?t=1620651284","http://cdn.akamai.steamstatic.com/steam/apps/256823302/movie_max.mp4?t=1613954680"</text:p>
          </table:table-cell>
          <table:table-cell table:number-columns-repeated="16383" table:style-name="ce1"/>
        </table:table-row>
        <table:table-row table:style-name="ro1">
          <table:table-cell office:value-type="string" table:style-name="ce1">
            <text:p>519140,"Minds Eyes","Aug 31, 2016","200000 - 500000",4,0,0.0,0,"Please read description before playing (In short - Minds Eyes is an experimental title published in 2016 as a survey to gain an understanding of what scares players, what does not, and how to create a proper horror environment. As such, Minds Eyes uses many elements that should not normally be combined in a proper horror game. None the less, through all of your feedback, videos and discussions, I was able to transform all of the successes and failures into my subsequent titles: A Girls Fabric Face and Suit 776. To that, I thank you all! :)) Minds Eyes brings you to a world of dreams. You wake up from your slumber to constantly discover you are still asleep. You venture throughout your own home as well as some pieces of your imagination to discover who or what is keeping you at sleep. Will you ever wake up? will you ever finish the journey? Venture through tense full moments of a chilling and nerve wrecking atmosphere that will keep you wondering 'When will something happen!'. Interact with the game and collect game objects which will overall affect your score in the end. Can you locate all game items?, can you make it without a single death? Check what the mind has in store. NOTE: This game is to be played with a single sitting. The estimated game time is 30-45min. This game also includes flashing lights. If flashing lights affect any of your medical conditions, please avoid the game. **SO! what is Minds Eyes really? think of it as an experiment. I have developed Minds Eyes to experiment with new mechanics, features, animations, interactions, and more. Ultimately, I am using this game to gather information in order to build my ultimate horror experience. Think of it as research and development!. I will be watching a large portion of videos that you all send out to me, and note what was good and bad. With that said, If possible, please give me a full on review of the game. Tell me what you likes, disliked and/or would change. This will ultimately let me know what to, and what not to include in future projects.","['English']","['English']","","https://cdn.akamai.steamstatic.com/steam/apps/519140/header.jpg?t=1569810949","","","Stash329@gmail.com",True,False,False,0,"",0,1078,440,"",0,0,"",30,0,31,0,"Stanislaw Truchowski","TurnVex","Single-player","Action,Adventure,Free to Play,Indie","Horror,Free to Play,Multiplayer,Action,Survival Horror,Adventure,Indie,Thriller,Psychological Horror,Singleplayer,First-Person,Co-op,Experimental,FPS,Online Co-Op,Anime,Atmospheric","https://cdn.akamai.steamstatic.com/steam/apps/519140/ss_4435487ee1186386e7f84e016dc7263feea0aa58.1920x1080.jpg?t=1569810949,https://cdn.akamai.steamstatic.com/steam/apps/519140/ss_6a433732398231d599984f5bb51441f33475e1c4.1920x1080.jpg?t=1569810949,https://cdn.akamai.steamstatic.com/steam/apps/519140/ss_db38c8e2b9c2570dc19f6313d338ec3bd8797f82.1920x1080.jpg?t=1569810949,https://cdn.akamai.steamstatic.com/steam/apps/519140/ss_fada7355c88bf4557d8ac895a8bd0682dcd2c899.1920x1080.jpg?t=1569810949,https://cdn.akamai.steamstatic.com/steam/apps/519140/ss_402dd626c12ff2d97a539f662c5b6a3b84109014.1920x1080.jpg?t=1569810949,https://cdn.akamai.steamstatic.com/steam/apps/519140/ss_4864ecf8491367c1b8dd73b419037c9ffd5feaa9.1920x1080.jpg?t=1569810949",""</text:p>
          </table:table-cell>
          <table:table-cell table:number-columns-repeated="16383" table:style-name="ce1"/>
        </table:table-row>
        <table:table-row table:style-name="ro1">
          <table:table-cell office:value-type="string" table:style-name="ce1">
            <text:p>1987030,"Heroes of Time","May 19, 2022","0 - 20000",1,0,3.99,0,"A classic RPG, mixing sci-fi + fantasy. Venture as Henzo and his friends to go after a scentist who wants to distort the timeline. Travel to the past and face some medieval creatures in your way as three young teens from the future! This is the most important game of the Trilogy of Time. Make sure to play this game in order to understand Heroes of Time 2 which is coming soon. This game takes place 1000 years after the events of Tales of Ãgaris, in the year of 2130. Long forgotten are days of strife and conflict. Robots have been manufactured to assist with the police to keep the peace and security of the lands. Yet, not all is quite tranquil. A scientist, named, Aizack, uses his own robots to fuel a machine that he build to go back in time. To make the world one of his own design, he aims to steal a certain magical necklace that has lost it's potency in the modern age. However, 1000 years ago, it had the capability of summoning extremely powerful demons. The era that Aizack needs to visit coincides with the emergence of Gorgos, which was a dark moment in history. Henzo, Willie, and Lenna discover the scientist's plans and decide that he needs to be stopped. Both to preserve the present that they know, and to protect the future that they don't know. Would the three teens be able to nullify Aizack? Are you ready to travel in the time and save the future? And what if we take some selfies on this travel? Take Henzo's cellphone and explore some amazing features, like taking selfies in the places where you are, to listen one of the songs of the game, see if you have achievements, see the current objectives, and much more.","['English', 'Portuguese - Brazil', 'Spanish - Latin America', 'Portuguese', 'Simplified Chinese', 'German', 'Russian', 'Japanese']","[]","","https://cdn.akamai.steamstatic.com/steam/apps/1987030/header.jpg?t=1658673662","","https://discord.gg/6VjcTCfh","tangerine.juice3@gmail.com",True,False,False,0,"",0,0,0,"",8,0,"",0,0,0,0,"Metthink","Metthink,Metthink Productions","Single-player,Steam Achievements,Steam Workshop","Adventure,Indie,RPG","","https://cdn.akamai.steamstatic.com/steam/apps/1987030/ss_1a9ca3b6937101ef55b29094804ff1317708b396.1920x1080.jpg?t=1658673662,https://cdn.akamai.steamstatic.com/steam/apps/1987030/ss_51a39b244e80aeed3d6ffb2daae271b8ca992ca1.1920x1080.jpg?t=1658673662,https://cdn.akamai.steamstatic.com/steam/apps/1987030/ss_ba1788a851561e5630f9f45826d4ad8771ceebe2.1920x1080.jpg?t=1658673662,https://cdn.akamai.steamstatic.com/steam/apps/1987030/ss_022f07dd160debc6d42a91365fc0b930e5ae686a.1920x1080.jpg?t=1658673662,https://cdn.akamai.steamstatic.com/steam/apps/1987030/ss_f6fc071b012b4a5717c0d5102d49d41e8e9992d1.1920x1080.jpg?t=1658673662,https://cdn.akamai.steamstatic.com/steam/apps/1987030/ss_ad6cd72cdf4fff5fc3993b90343829082425fecd.1920x1080.jpg?t=1658673662,https://cdn.akamai.steamstatic.com/steam/apps/1987030/ss_be33d5b616c4ba81c95839c24afb48925c0c2327.1920x1080.jpg?t=1658673662,https://cdn.akamai.steamstatic.com/steam/apps/1987030/ss_34e6673829de853e6d73bb27f3f0325b67f44ad0.1920x1080.jpg?t=1658673662,https://cdn.akamai.steamstatic.com/steam/apps/1987030/ss_670501eca250d274ee6420134c6de82ac6eb2e1a.1920x1080.jpg?t=1658673662,https://cdn.akamai.steamstatic.com/steam/apps/1987030/ss_01fefaff8fedc1d1aeff63078ab6ecbce46b86db.1920x1080.jpg?t=1658673662,https://cdn.akamai.steamstatic.com/steam/apps/1987030/ss_be3245ef94b988052fe591f4364785b209e30918.1920x1080.jpg?t=1658673662,https://cdn.akamai.steamstatic.com/steam/apps/1987030/ss_1d15bb095dd9b5c8cbb12c06e2ab81eeee51b18a.1920x1080.jpg?t=1658673662,https://cdn.akamai.steamstatic.com/steam/apps/1987030/ss_5c4dd02a0f8110d9b9c42103a093b0b2b20525ed.1920x1080.jpg?t=1658673662,https://cdn.akamai.steamstatic.com/steam/apps/1987030/ss_ecba12fbe03765f9d177038b502b4acbaa09116b.1920x1080.jpg?t=1658673662,https://cdn.akamai.steamstatic.com/steam/apps/1987030/ss_e1101cb1ce11d939b35b86512c9206ad6bad5fa4.1920x1080.jpg?t=1658673662,https://cdn.akamai.steamstatic.com/steam/apps/1987030/ss_5e3d620867dc80a2be2309ef3d69fd7977f19e89.1920x1080.jpg?t=1658673662,https://cdn.akamai.steamstatic.com/steam/apps/1987030/ss_2350a20c386b3cf4eafc2341abf0b75ae6b2d357.1920x1080.jpg?t=1658673662,https://cdn.akamai.steamstatic.com/steam/apps/1987030/ss_1c3df7c074620aee7522d24425160e49331b722e.1920x1080.jpg?t=1658673662,https://cdn.akamai.steamstatic.com/steam/apps/1987030/ss_60cb6b8a3ad687c651d6ba5e37f16de846ea60b7.1920x1080.jpg?t=1658673662,https://cdn.akamai.steamstatic.com/steam/apps/1987030/ss_74c23d03a08c50d28cc5a067b54c7faef97676ed.1920x1080.jpg?t=1658673662,https://cdn.akamai.steamstatic.com/steam/apps/1987030/ss_2ab4d82afd4edd5a95f6469deea157b2559638ab.1920x1080.jpg?t=1658673662","http://cdn.akamai.steamstatic.com/steam/apps/256896659/movie_max.mp4?t=1657999679,http://cdn.akamai.steamstatic.com/steam/apps/256884934/movie_max.mp4?t=1658102045"</text:p>
          </table:table-cell>
          <table:table-cell table:number-columns-repeated="16383" table:style-name="ce1"/>
        </table:table-row>
        <table:table-row table:style-name="ro1">
          <table:table-cell office:value-type="string" table:style-name="ce1">
            <text:p>821260,"LIGHT","Apr 5, 2018","0 - 20000",0,0,0.99,0,"Not known what year it is, and in which galaxy everything happens. But one thing is known-you must to clear the space of dirty pirates, and their technique. For this, you will have to open the nearest space systems, improve your ship, and of course to shoot a pirate ships. BÐµ careful and keep light . Dynamic levels 6 kinds of your ship Exciting battles with bosses Excellent soundtrack Juicy Art Improvement system","['English']","[]","","https://cdn.akamai.steamstatic.com/steam/apps/821260/header.jpg?t=1522955786","","","lightsteamsuppport@gmail.com",True,False,False,49,"https://www.metacritic.com/game/pc/light?ftag=MCD-06-10aaa1f",0,5,4,"",0,0,"",0,0,0,0,"Indie Light","Indie Light","Single-player","Action,Indie","Action,Indie,Shoot 'Em Up","https://cdn.akamai.steamstatic.com/steam/apps/821260/ss_0665f777281c9d21d1ca49adbb38e7949feb86d4.1920x1080.jpg?t=1522955786,https://cdn.akamai.steamstatic.com/steam/apps/821260/ss_54f508a711f0c056063065e672cb09bf2e0b137f.1920x1080.jpg?t=1522955786,https://cdn.akamai.steamstatic.com/steam/apps/821260/ss_4c0c174815870b2beed239c0c0ff78dc46727753.1920x1080.jpg?t=1522955786,https://cdn.akamai.steamstatic.com/steam/apps/821260/ss_93240314dfc28a7fbd415651d9b7a22ff802a2b6.1920x1080.jpg?t=1522955786,https://cdn.akamai.steamstatic.com/steam/apps/821260/ss_58c70beb9100c4d3dfbecb4ea8e5497501cf0420.1920x1080.jpg?t=1522955786","http://cdn.akamai.steamstatic.com/steam/apps/256710851/movie_max.mp4?t=1520940811"</text:p>
          </table:table-cell>
          <table:table-cell table:number-columns-repeated="16383" table:style-name="ce1"/>
        </table:table-row>
        <table:table-row table:style-name="ro1">
          <table:table-cell office:value-type="string" table:style-name="ce1">
            <text:p>1565720,"To Save Humanity From Virus","Apr 9, 2021","0 - 20000",0,0,3.99,0,"To Save humanity From Virus is a building game where you are on a different planet trying to get resources to create a vaccine. The virus hit the earth and the only way to save humanity is to gather resources from the different planet. As a main hero you are sent to a different planet with your crew to find the vaccine. You are leading the process. First you will need to explore the planet and advance in technology to be able to get what you need. Main resources that will help you to advance: Wood Stone Iron Energy Also once a year a new rocket ship with resources and humans from earth arrives. There are over 20+ buildable objects in the game. You can build and colonise planet as you wish. You have to gather resources faster to create a vaccine before human population dies. And you have to build a rocketship back to earth in TIME!!","['English']","['English']","","https://cdn.akamai.steamstatic.com/steam/apps/1565720/header.jpg?t=1617984977","","","businesscatstudio@gmail.com",True,False,False,0,"",0,5,0,"",13,0,"",0,0,0,0,"Tomas Daugela","Tomas Daugela","Single-player,Steam Achievements,Steam Leaderboards","Adventure,Indie,Simulation,Strategy","Adventure,Simulation,Strategy,City Builder,Colony Sim,God Game,RTS,Sandbox,3D Platformer,Exploration,Hidden Object,3D,Colorful,Cute,Minimalist,Third Person,Atmospheric,Building,Economy,Fantasy","https://cdn.akamai.steamstatic.com/steam/apps/1565720/ss_25c46c1a733a26b70a5a735a6c4ed223ba3ea024.1920x1080.jpg?t=1617984977,https://cdn.akamai.steamstatic.com/steam/apps/1565720/ss_122bdee7f7590cb05ee0c7ffa826bd0ff54dae72.1920x1080.jpg?t=1617984977,https://cdn.akamai.steamstatic.com/steam/apps/1565720/ss_04c5951824ce851fb3c72d28fa0e89ea48f43a3f.1920x1080.jpg?t=1617984977,https://cdn.akamai.steamstatic.com/steam/apps/1565720/ss_c0f420bba4acb7c3356f0efd359cc6531f5949fb.1920x1080.jpg?t=1617984977,https://cdn.akamai.steamstatic.com/steam/apps/1565720/ss_aaf021bb173397f5fa1657a552bb735592879ea0.1920x1080.jpg?t=1617984977,https://cdn.akamai.steamstatic.com/steam/apps/1565720/ss_a963ee42dd231117264935463de99fa265ccfe83.1920x1080.jpg?t=1617984977,https://cdn.akamai.steamstatic.com/steam/apps/1565720/ss_189847b5794d251ff74093a85012303ccdd1fbba.1920x1080.jpg?t=1617984977,https://cdn.akamai.steamstatic.com/steam/apps/1565720/ss_5cddbc952e8301bb91f2a620aa4a9854eb3d7533.1920x1080.jpg?t=1617984977,https://cdn.akamai.steamstatic.com/steam/apps/1565720/ss_c081e0b7dbdb4571bb06666c90cf0318c46ee10a.1920x1080.jpg?t=1617984977,https://cdn.akamai.steamstatic.com/steam/apps/1565720/ss_b895cbdf1d7f550a5d172b57e96f2883707a5f12.1920x1080.jpg?t=1617984977","http://cdn.akamai.steamstatic.com/steam/apps/256824799/movie_max.mp4?t=1615026043"</text:p>
          </table:table-cell>
          <table:table-cell table:number-columns-repeated="16383" table:style-name="ce1"/>
        </table:table-row>
        <table:table-row table:style-name="ro1">
          <table:table-cell office:value-type="string" table:style-name="ce1">
            <text:p>748490,"The Legend of Heroes: Trails of Cold Steel II","Feb 14, 2018","50000 - 100000",91,13,39.99,13,"Peace is but a memory. In the wake of the Noble Factionâ€™s occupation of Heimdallr, civil war has broken out across Erebonia. The provincial armies, loyal to the aristocracy and the Four Great Houses, have claimed many of the nationâ€™s great cities in the name of the Noble Alliance. The Imperial Army, called back from the four corners of the Empire, has only just begun its sweeping counterattack. After Rean managed to escape Trista with Celine and Valimar, he awakens in the mountains near his hometown uncertain what fate befell his friends, who bravely threw themselves in harmâ€™s way to buy him time to flee. Though the road will not be an easy one, Rean decides to take up his sword again, journeying across Erebonia with his Divine Knight, Valimar, in search of his friends from Class VII and a way to end the conflict before its price becomes far too dearâ€¦ ~~~~~~~~~~~~~~~~~~~~~~~~~~~~~~~~~~~~~~~~~~~~~~~~~~~~~~~~~~~~~~~~~~ Taking place on the same continent as the fan favorite Trails in the Sky offshoot of Nihon Falcomâ€™s storied The Legend of Heroes franchise, Trails of Cold Steel II (Sen no Kiseki II in Japanese) is a direct sequel to Trails of Cold Steel, picking up one month after the decisive collision that changed the fate of the entire nation of Erebonia. The speedy, tactical turn-based combat with the newly-developed â€œARCUSâ€ system returns with all the bells and whistles together with the new Overdrive mode, new means of transportation both across the land and sky, new allies, new dangers, and a renewed sense of hope as Rean tirelessly works to right the wrongs that have led the country to disarray. KEY FEATURES A Direct Sequel that Remembers the Past Clear data from Trails of Cold Steel carries over into Trails of Cold Steel II, granting players bonuses, and most importantly, remembering the many relationships cultivated during time spent at Thors Military Academy, allowing for more personalized conversations throughout the story. Take to the Land and Sky in New Modes of Transportation Fast travel isnâ€™t just for Trista anymore</text:p>
          </table:table-cell>
          <table:table-cell office:value-type="string" table:style-name="ce1">
            <text:p><text:s/>a personalized airship now allows players to swiftly choose and descend upon both familiar and foreign destinations alikeâ€”and on land, horseback riding not only returns, but players can now customize and utilize Angelicaâ€™s orbal bike for fast transportation across the map. The Link System Returns with a new Overdrive Mode Bonding with allies continues to pay off with the Combat Link System, netting a variety of combat benefits including healing, guarding, and more, and the new Overdrive mode allows linked characters to attack up to three turns in a row for new strategic battle options. Experience the Game as Never Before 50% more lines of English voice-overs have been added to the PC release, bringing a fresh experience to even those who have played it before on console. New features for this release include ultrawide aspect ratio support, turbo mode, and an instant resume feature that allows players to launch directly from Steam to their most recent save.","['English', 'Japanese']","['English', 'Japanese']","","https://cdn.akamai.steamstatic.com/steam/apps/748490/header.jpg?t=1624575761","http://www.trailsofcoldsteel.com/cs2/","","support@xseedgames.com",True,False,False,81,"https://www.metacritic.com/game/pc/the-legend-of-heroes-trails-of-cold-steel-ii?ftag=MCD-06-10aaa1f",0,2113,125,"",51,1992,"",4495,0,8126,0,"Nihon Falcom","XSEED Games,Marvelous USA, Inc.","Single-player,Steam Achievements,Steam Trading Cards,Partial Controller Support,Steam Cloud,Steam Leaderboards","RPG","JRPG,RPG,Anime,Story Rich,Great Soundtrack,Turn-Based,Singleplayer,Mechs,Fantasy,Romance,Turn-Based Combat,Adventure","https://cdn.akamai.steamstatic.com/steam/apps/748490/ss_6dea04af73ae5d627709d8c5f4e2915d853ab915.1920x1080.jpg?t=1624575761,https://cdn.akamai.steamstatic.com/steam/apps/748490/ss_19987af42f6d8291e4ca576a164d8889d95d4295.1920x1080.jpg?t=1624575761,https://cdn.akamai.steamstatic.com/steam/apps/748490/ss_9e5559f21b1cc1171a9380fe51f1179922d35ad2.1920x1080.jpg?t=1624575761,https://cdn.akamai.steamstatic.com/steam/apps/748490/ss_aee59e52d82c780e2fb858afbded2968f2d46057.1920x1080.jpg?t=1624575761,https://cdn.akamai.steamstatic.com/steam/apps/748490/ss_ae9eb7689f95e1040f02247f1ca53e037809a1af.1920x1080.jpg?t=1624575761,https://cdn.akamai.steamstatic.com/steam/apps/748490/ss_17cbcda4f4ab6d5e63682d612aa02b50e014f7a5.1920x1080.jpg?t=1624575761,https://cdn.akamai.steamstatic.com/steam/apps/748490/ss_35971c69aed991097bba64fb5db2f494851d3717.1920x1080.jpg?t=1624575761,https://cdn.akamai.steamstatic.com/steam/apps/748490/ss_f192cc7fc5f9d9bb44f7f98dc57024c3e3869d10.1920x1080.jpg?t=1624575761","http://cdn.akamai.steamstatic.com/steam/apps/256708880/movie_max.mp4?t=1551805118,http://cdn.akamai.steamstatic.com/steam/apps/256706454/movie_max.mp4?t=1551805134"</text:p>
          </table:table-cell>
          <table:table-cell table:number-columns-repeated="16382" table:style-name="ce1"/>
        </table:table-row>
        <table:table-row table:style-name="ro1">
          <table:table-cell office:value-type="string" table:style-name="ce1">
            <text:p>545000,"Aoki Ookami to Shiroki Mejika","Dec 13, 2016","20000 - 50000",0,0,12.99,0,"To commemorate Kou Shibusawa's 35th anniversary, the 'Kou Shibusawa Archives' will be opened in the Steam Store. Here we will revive popular previously released titles. Among the first released will be Aoki Ookami to Shiroki Mejika which was first released in 1985. Players become Temujin, who has just become 20, and fight to unify the Mongolian plains. After uniting the plains, you are renamed Genghis Khan and proceed to conquer Eurasia. Grow rich and conquer all you come across. ã€Regarding Online User Registrationã€‘ Online User Registration is a system for users to receive services through inputting their unique game serial number at the dedicated KOEI TECMO GAMES portal site, GAMECITY. Registration is free. Please register your game. For your convenience, Users' browsers can access the proper site through the Online User Registration menu in the Launcher. ã€Regarding the surveyã€‘ For taking the time to fill out our survey, users will receive a GC Coin, usable at the KOEI TECMO GAMES portal site, GAMECITY. Please see the Survey menu in the Launcher.","['Japanese']","[]","","https://cdn.akamai.steamstatic.com/steam/apps/545000/header.jpg?t=1650598187","","http://www.gamecity.ne.jp/support/","",True,False,False,0,"",0,2,1,"",0,0,"",0,0,0,0,"KOEI TECMO GAMES CO., LTD.","KOEI TECMO GAMES CO., LTD.","Single-player,Steam Cloud","Strategy","Strategy","https://cdn.akamai.steamstatic.com/steam/apps/545000/ss_c797d4084c7ecf833642d165d643139bee4f352e.1920x1080.jpg?t=1650598187,https://cdn.akamai.steamstatic.com/steam/apps/545000/ss_f9fe1e3e18ada6d0afea88feb12630b8d822c00f.1920x1080.jpg?t=1650598187,https://cdn.akamai.steamstatic.com/steam/apps/545000/ss_3a8efc4a95f85ac01e60393b86021bc86b976aa6.1920x1080.jpg?t=1650598187,https://cdn.akamai.steamstatic.com/steam/apps/545000/ss_a9f13e8fb1b2d641bd4f1de04bd7182233b2fba0.1920x1080.jpg?t=1650598187,https://cdn.akamai.steamstatic.com/steam/apps/545000/ss_bb5ee82e20f5ccaf14d24850b164db1c736bf2a2.1920x1080.jpg?t=1650598187","http://cdn.akamai.steamstatic.com/steam/apps/256675767/movie_max.mp4?t=1481676497"</text:p>
          </table:table-cell>
          <table:table-cell table:number-columns-repeated="16383" table:style-name="ce1"/>
        </table:table-row>
        <table:table-row table:style-name="ro1">
          <table:table-cell office:value-type="string" table:style-name="ce1">
            <text:p>1623720,"BrainTeaser","May 16, 2021","0 - 20000",0,0,0.99,0,"BrainTeaser is an arcade scoring puzzle. You need to rotate the circles so that the projectiles flying into them hit the desired color. The game provides several levels of difficulty, each with a new color compartment on each of the circles. Over time, the pace of the game accelerates and you will have to try not to lose.","['English']","['English']","","https://cdn.akamai.steamstatic.com/steam/apps/1623720/header.jpg?t=1623779652","","","orlovasteam@gmail.com",True,False,False,0,"",0,1,2,"",0,0,"",0,0,0,0,"INFINITE BRIDGE","INFINITE BRIDGE","Single-player","Casual,Indie","Casual,Arcade,Puzzle,Education,Clicker,2D,Minimalist,Colorful,Family Friendly,Indie,Relaxing,Score Attack,Singleplayer","https://cdn.akamai.steamstatic.com/steam/apps/1623720/ss_0052316f5207618bb0578a896787b1ef4f82efd1.1920x1080.jpg?t=1623779652,https://cdn.akamai.steamstatic.com/steam/apps/1623720/ss_912ad717469084c071a3e8a7d5f1982afb1c6131.1920x1080.jpg?t=1623779652,https://cdn.akamai.steamstatic.com/steam/apps/1623720/ss_2fc23e784a264ba0efef15fd72ebeaaf113157c4.1920x1080.jpg?t=1623779652,https://cdn.akamai.steamstatic.com/steam/apps/1623720/ss_3ecd5354b070f6a31800b29c339889ce10636b2d.1920x1080.jpg?t=1623779652,https://cdn.akamai.steamstatic.com/steam/apps/1623720/ss_b8908995aa9dfb2941d787ced3d147bb26796902.1920x1080.jpg?t=1623779652","http://cdn.akamai.steamstatic.com/steam/apps/256834526/movie_max.mp4?t=1621151527"</text:p>
          </table:table-cell>
          <table:table-cell table:number-columns-repeated="16383" table:style-name="ce1"/>
        </table:table-row>
        <table:table-row table:style-name="ro1">
          <table:table-cell office:value-type="string" table:style-name="ce1">
            <text:p>544220,"Damage: Sadistic Butchering of Humanity","Dec 11, 2016","0 - 20000",0,0,4.2,0,"THE GAME Damage is a violent but humorous 2D-adventure-shooter based on Amiga cult classic which was originally released in 1996. The idea of Damage is simple: kill as many people as possible! Damage is an adventure game where you can roam freely in a wide urban setting, loot money and goods, buy weapons and other equipment from the black market and kill thousands of enemies: harmless civilians, policemen, army troopers, organised criminals, bloodhounds and vehicles. DSBoH is humoristic and harmless outlet for our violent instincts. THE STORY In Damage you take control of a formerly exemplary man named Michael Modelcitizen, who had everything a man could possibly dream of. Because of that, he soon became deeply frustrated. Michael tried various methods in search of a new super human state, but during the process something went terribly wrong. The solution to regaining his previous status is ugly. Michael starts with a primitive baseball bat, taking out unaware passers-by. It's not long before Michael's actions begins to attract the members of authority - who all try to eliminate him. Of course, he has access to numerous appetising weapons, and he starts experimenting with dangerous drugs to keep himself alive. In Damage, you play as Michael and we guarantee you many, many delightful discoveries and a feeling of extreme freedom to venture and express yourself. LEGACY About Amiga version (1993-1997) The enormous project of making an ideal game of our own started back in 1993. We soon became overly ambitious, and we had no idea of what it took to carry out our plans. But we couldn't give in, just took new challenges to make Damage the best it could be. In 1996 the game was ready and players loved it!","['English']","[]","","https://cdn.akamai.steamstatic.com/steam/apps/544220/header.jpg?t=1481453954","http://sadisticbutchering.com","http://sadisticbutchering.com","info@suomi-peli.fi",True,False,False,0,"",0,5,13,"",0,0,"",0,0,0,0,"Suomi-Peli","Suomi-Peli","Single-player","Sexual Content,Nudity,Violent,Gore,Action,Adventure,Indie,Early Access","Gore,Nudity,Indie,Sexual Content,Action,Early Access,Violent,Adventure,Dark Humor","https://cdn.akamai.steamstatic.com/steam/apps/544220/ss_9db08480c2f425197319f0ca137d7911e5bc63e1.1920x1080.jpg?t=1481453954,https://cdn.akamai.steamstatic.com/steam/apps/544220/ss_9608f2a910b64755f6d759f51158238a3c4d5b2d.1920x1080.jpg?t=1481453954,https://cdn.akamai.steamstatic.com/steam/apps/544220/ss_e271dfa796de9756e345ab9f1b4fc200b1ce99a2.1920x1080.jpg?t=1481453954,https://cdn.akamai.steamstatic.com/steam/apps/544220/ss_145338cda9be97611bd17d03350ab56b20e694d0.1920x1080.jpg?t=1481453954,https://cdn.akamai.steamstatic.com/steam/apps/544220/ss_aaf604428ee8743fae6ad84d3ce202accd280efb.1920x1080.jpg?t=1481453954","http://cdn.akamai.steamstatic.com/steam/apps/256675884/movie_max.mp4?t=1481133083"</text:p>
          </table:table-cell>
          <table:table-cell table:number-columns-repeated="16383" table:style-name="ce1"/>
        </table:table-row>
        <table:table-row table:style-name="ro1">
          <table:table-cell office:value-type="string" table:style-name="ce1">
            <text:p>338190,"Just Get Through","Jan 30, 2015","20000 - 50000",0,0,4.99,0,"The procedurally generated platformer Just Get Through, a game by the german, one-man game studio Retrific, features various gamemodes, daily runs, steam leaderboards and trading cards, a sandbox, user-generated levels, explosions, traps, precise walljumping and more. Together with roguelike elements like permadeath, procedural generation, an endless amount of challenging levels and more this underrated game forms your next platformer challenge. You play as a dude trapped somewhere in a jungle-like environment. You try to escape but there is no exit - only those portals. And everytime you jump through one of them, you just land in another dungeon with even more traps. Use your skill and your explosives to get through an infinite amount of levels and to reach the first place in the global online highscore. Or play user-made custom levels, that were created in the powerful sandbox mode. Features: A slower platformer with long runs Various game modes Daily Runs Destructible Environment Endless fun in different randomly generated levels Weekly Runs Steam Cloud for Custom Levels and Progress Upgrades Beautiful particles and effects Gamepad Support Dozens of unlockable color themes Sandbox Mode User-generated levels Consistent Style Start a run within seconds Steam Trading Cards Smooth 60fps Detailed stats Create, play and publish custom levels ingame No microtransactions Throwable TNT to destroy walls and traps Steam Leaderboards Steam Achievements Permadeath and much more Try the demo for a glimpse of the game! This game was made by Retrific's founder Jonathan Mannshoven.","['English']","[]","","https://cdn.akamai.steamstatic.com/steam/apps/338190/header.jpg?t=1567625310","http://retrific.net/just-get-through-game.php","https://twitter.com/Retrific","help@retrific.net",True,False,False,0,"",0,185,28,"",38,156,"",359,0,359,0,"Retrific","Retrific","Single-player,Steam Achievements,Full controller support,Steam Trading Cards,Captions available,Steam Cloud,Stats,Steam Leaderboards,Includes level editor","Action,Adventure,Casual,Indie,Racing","Action Roguelike,Indie,Casual,Action,Adventure,Platformer,Procedural Generation,Rogue-lite,Pixel Graphics,Level Editor,Rogue-like,Difficult,Sandbox,2D,Puzzle,Singleplayer,Destruction,Racing","https://cdn.akamai.steamstatic.com/steam/apps/338190/ss_9080ab8085ca1be4296d4ad8ef3a47a99ce1b7e2.1920x1080.jpg?t=1567625310,https://cdn.akamai.steamstatic.com/steam/apps/338190/ss_baf7f9914be19a3a5ba78d95f532e75feb9103a3.1920x1080.jpg?t=1567625310,https://cdn.akamai.steamstatic.com/steam/apps/338190/ss_f93298b21cf995d0b00c052b0f15767746dd10af.1920x1080.jpg?t=1567625310,https://cdn.akamai.steamstatic.com/steam/apps/338190/ss_e5133b2d512e390337c24a0f0a5b11e5470746ba.1920x1080.jpg?t=1567625310,https://cdn.akamai.steamstatic.com/steam/apps/338190/ss_95e8568b8afc78cbef52119e0f8344cc8a1f5d6e.1920x1080.jpg?t=1567625310,https://cdn.akamai.steamstatic.com/steam/apps/338190/ss_d33c9e39648cff327b2816cdf0a7010b4d0fd2fd.1920x1080.jpg?t=1567625310,https://cdn.akamai.steamstatic.com/steam/apps/338190/ss_a16e033b818f9805690c3f86712025ba8df74c19.1920x1080.jpg?t=1567625310,https://cdn.akamai.steamstatic.com/steam/apps/338190/ss_803739d0ee7818aa64ae5b6d4b2dcc745740094e.1920x1080.jpg?t=1567625310,https://cdn.akamai.steamstatic.com/steam/apps/338190/ss_8bc4076e13fc0758e6f3b982c5455bf6d913a082.1920x1080.jpg?t=1567625310,https://cdn.akamai.steamstatic.com/steam/apps/338190/ss_ffdd17f79cf740444cd9f81680dd978dc118d3d6.1920x1080.jpg?t=1567625310,https://cdn.akamai.steamstatic.com/steam/apps/338190/ss_237a7311ea87295e2d507e84cfc0d6fa4ff8d426.1920x1080.jpg?t=1567625310,https://cdn.akamai.steamstatic.com/steam/apps/338190/ss_d4b82c76f1b26747bd8df6878115a9f6d74581ef.1920x1080.jpg?t=1567625310,https://cdn.akamai.steamstatic.com/steam/apps/338190/ss_d99a7f244d03553eca1097f0205473c387e94024.1920x1080.jpg?t=1567625310,https://cdn.akamai.steamstatic.com/steam/apps/338190/ss_98bef2f670ff42e71a579b4079ba0d6112618a85.1920x1080.jpg?t=1567625310,https://cdn.akamai.steamstatic.com/steam/apps/338190/ss_6c9c859c2d130c53591859b8c816b95f68ca382d.1920x1080.jpg?t=1567625310,https://cdn.akamai.steamstatic.com/steam/apps/338190/ss_05fc08a8c8ec0a4d42e3c672bb86fdd8840ff27d.1920x1080.jpg?t=1567625310,https://cdn.akamai.steamstatic.com/steam/apps/338190/ss_409d47e4c781ac6ea5f247e7bc5cee6389312594.1920x1080.jpg?t=1567625310","http://cdn.akamai.steamstatic.com/steam/apps/2039652/movie_max.mp4?t=1447375346,http://cdn.akamai.steamstatic.com/steam/apps/2037203/movie_max.mp4?t=1447369180,http://cdn.akamai.steamstatic.com/steam/apps/2036975/movie_max.mp4?t=1447368532"</text:p>
          </table:table-cell>
          <table:table-cell table:number-columns-repeated="16383" table:style-name="ce1"/>
        </table:table-row>
        <table:table-row table:style-name="ro1">
          <table:table-cell office:value-type="string" table:style-name="ce1">
            <text:p>1375270,"Shape","Sep 18, 2020","0 - 20000",0,0,3.99,0,"You are reborn from the void. As your Ego, explore the Maze and take Shape. Shape is an experimental game about perception and an invitation to introspection. The player must escape from a maze, with sole ally his shadow. Features Freedom to Explore At Your Pace Maze Filled With Puzzles and Tricks Conversations With Your Shadow Your Own Shape Puzzles Explore and interact with the maze. Shadow You are the shadow you cast.","['English']","[]","","https://cdn.akamai.steamstatic.com/steam/apps/1375270/header.jpg?t=1600599548","","","shapegame.contact@gmail.com",True,False,False,0,"",0,8,0,"",9,0,"",0,0,0,0,"Igor Neiman","Igor Neiman","Single-player,Steam Achievements,Partial Controller Support","Adventure,Indie","Puzzle,First-Person,Exploration,Atmospheric,Philosophical,Stylized,Surreal,Minimalist,Colorful,Indie,Singleplayer,Walking Simulator,Psychological,Relaxing,Character Customization,Narration,Conversation,3D Platformer,Adventure","https://cdn.akamai.steamstatic.com/steam/apps/1375270/ss_061631dcb6679fec9e69544840c59764db91e4d6.1920x1080.jpg?t=1600599548,https://cdn.akamai.steamstatic.com/steam/apps/1375270/ss_54ef93b71a00fc0045c1af227474995a68a01cda.1920x1080.jpg?t=1600599548,https://cdn.akamai.steamstatic.com/steam/apps/1375270/ss_8a45dd1ac7cb328fc34c5857eb940b357cea8013.1920x1080.jpg?t=1600599548,https://cdn.akamai.steamstatic.com/steam/apps/1375270/ss_948e5f2d40f0f4739e4c17ddce68c67dc102872a.1920x1080.jpg?t=1600599548,https://cdn.akamai.steamstatic.com/steam/apps/1375270/ss_bfd85c008968de94bfe841ae12aa16fdbff64e56.1920x1080.jpg?t=1600599548","http://cdn.akamai.steamstatic.com/steam/apps/256797323/movie_max.mp4?t=1598026833"</text:p>
          </table:table-cell>
          <table:table-cell table:number-columns-repeated="16383" table:style-name="ce1"/>
        </table:table-row>
        <table:table-row table:style-name="ro1">
          <table:table-cell office:value-type="string" table:style-name="ce1">
            <text:p>551680,"Bad birthday","Nov 11, 2016","0 - 20000",0,0,0.0,0,"You decided to explore the area outside the city to find a suitable place for a birthday picnic with your friends. Suddenly you discover a forsaken house. And here your adventure starts. Key features: maximum simulation of real-life conditions screamers atmosphere only few hints hardcore you will die very often checkpoints","['English', 'Simplified Chinese', 'Russian']","[]","","https://cdn.akamai.steamstatic.com/steam/apps/551680/header.jpg?t=1577126896","","","StrongCubeMail@gmail.com",True,False,False,0,"",0,14,17,"",0,0,"",242,0,267,0,"Strong Cube","Strong Cube","Single-player,Steam Trading Cards","Adventure,Indie","Adventure,Indie,Horror,Action,Zombies,Psychological Horror,Stealth","https://cdn.akamai.steamstatic.com/steam/apps/551680/ss_797897ff3c14257c42d30af1a9bcf18c142e737c.1920x1080.jpg?t=1577126896,https://cdn.akamai.steamstatic.com/steam/apps/551680/ss_ed359c712194acc0a09f37d03c2513d6bd9879a7.1920x1080.jpg?t=1577126896,https://cdn.akamai.steamstatic.com/steam/apps/551680/ss_2576a4714011613df474a49ae8e5a363c9c38d02.1920x1080.jpg?t=1577126896,https://cdn.akamai.steamstatic.com/steam/apps/551680/ss_62d9f7822aecae0b4d9cde61344f8a3baa229217.1920x1080.jpg?t=1577126896,https://cdn.akamai.steamstatic.com/steam/apps/551680/ss_1288cc25765be18c58ca495872da06716f169c55.1920x1080.jpg?t=1577126896,https://cdn.akamai.steamstatic.com/steam/apps/551680/ss_95b86942cf2abb4781866cb5711093b526f2dada.1920x1080.jpg?t=1577126896","http://cdn.akamai.steamstatic.com/steam/apps/256673743/movie_max.mp4?t=1478692706"</text:p>
          </table:table-cell>
          <table:table-cell table:number-columns-repeated="16383" table:style-name="ce1"/>
        </table:table-row>
        <table:table-row table:style-name="ro1">
          <table:table-cell office:value-type="string" table:style-name="ce1">
            <text:p>1874510,"Knightlife","Jul 14, 2022","0 - 20000",0,0,11.99,0,"Knightlife is an open world rpg with a great storyline and many side quests. There is a lot to explore and loot. Many different weapons are waiting for a worthy fighter. Story The main story procures with the four villages in Knightlife. The strongest village, Wintermoor, wants to conquer Goldspring, Maplehold and Belmount. You come along as a weak knight and get to know about the attack. You help the poor people and try to scare away the attackers. You make more and more allies who can teach you new skills. There are many treasures and many secrets waiting for you in the big world. Some allies remain loyal, others do not. Save the world in Knightlife and make a name for yourself as the strongest knight ever! Features Knightlife offers a varied open world with a lot of loot. Improve your weapons and your bows at the blacksmith's. From explosive arrows to simple daggers, there is a lot of variety. The villages have their very own system. If you help the inhabitants, your reputation will increase and you'll be rewarded with legendary equipment or exclusive quests. Besides, the villages evolve and expand their stores and houses. Many small side quests make the world look alive. Be wary of many different enemies, such as wizards, barbarians or even winter moor soldiers. There may even be boss fights waiting for you around some corners. Specialize your character using the character editor and skill trees.","['English']","['English']","","https://cdn.akamai.steamstatic.com/steam/apps/1874510/header.jpg?t=1657814818","","","leturslabs@gmail.com",True,False,False,0,"",0,0,0,"",0,0,"",0,0,0,0,"Leturs Labs","Leturs Labs","Single-player","Action,Adventure,Casual,Indie,RPG,Early Access","","https://cdn.akamai.steamstatic.com/steam/apps/1874510/ss_384648c4d928cb5070bbfa473183568c6d4ecbd8.1920x1080.jpg?t=1657814818,https://cdn.akamai.steamstatic.com/steam/apps/1874510/ss_188b2923c55c79a5b34f5a45e6becd67a809778e.1920x1080.jpg?t=1657814818,https://cdn.akamai.steamstatic.com/steam/apps/1874510/ss_e99edb3a6a0c9dee13797137906e0411b9b7dfdf.1920x1080.jpg?t=1657814818,https://cdn.akamai.steamstatic.com/steam/apps/1874510/ss_25d11c5eda21fcf5add2bb9f03dbe091157e1aa1.1920x1080.jpg?t=1657814818,https://cdn.akamai.steamstatic.com/steam/apps/1874510/ss_0703f28baefcb0b2199490216f3899ce4a78ca52.1920x1080.jpg?t=1657814818,https://cdn.akamai.steamstatic.com/steam/apps/1874510/ss_948ff4d873482264bb06551b2089cd6ca61cb936.1920x1080.jpg?t=1657814818,https://cdn.akamai.steamstatic.com/steam/apps/1874510/ss_27c71b542291e27edc08d5f8c271d0f3578c60a3.1920x1080.jpg?t=1657814818,https://cdn.akamai.steamstatic.com/steam/apps/1874510/ss_9128bc12822710466ff9e1e5bbf795fefb1ab41d.1920x1080.jpg?t=1657814818","http://cdn.akamai.steamstatic.com/steam/apps/256870262/movie_max.mp4?t=1643099399"</text:p>
          </table:table-cell>
          <table:table-cell table:number-columns-repeated="16383" table:style-name="ce1"/>
        </table:table-row>
        <table:table-row table:style-name="ro1">
          <table:table-cell office:value-type="string" table:style-name="ce1">
            <text:p>1693780,"Orbital Combat","May 14, 2022","0 - 20000",1,0,4.99,0,"Tired of arguing on the internet over which rocket is best? Orbital Combat is the game created to settle those disputes! With a large selection of characters and arenas, you'll be able to create any scenario you'd like when it comes to fighting spacecrafts! 8 Characters to Play as or Fight Against! From SpaceX's Starship to NASA's SLS, choose your favorite rocket and battle for orbital domination! 7 Arenas to Fight on! Fight on Launch Complexes, dodge the boosters falling on Droneships, and spill your enemy's oxidizer on the Martian Outskirts! Test your skills in Instant Action! Choose two fighters for a quick offline match against the AI!","['English']","['English']","","https://cdn.akamai.steamstatic.com/steam/apps/1693780/header.jpg?t=1653960769","","","dododigital07@gmail.com",True,False,False,0,"",0,7,9,"",0,0,"",0,0,0,0,"Dodo Digital","Dodo Digital","Single-player","Action,Casual,Indie,Strategy","Action,3D Fighter,Space,Combat,Cartoony,Strategy,Indie,Casual","https://cdn.akamai.steamstatic.com/steam/apps/1693780/ss_09ffb9980b6fa56c3266b71ea26cb0c7aeb024a4.1920x1080.jpg?t=1653960769,https://cdn.akamai.steamstatic.com/steam/apps/1693780/ss_6bb1c1e99c79b6c31e980d27c4300cedd85771f2.1920x1080.jpg?t=1653960769,https://cdn.akamai.steamstatic.com/steam/apps/1693780/ss_1eaaaac93d2d26805d909dd779a4090bb93f12b6.1920x1080.jpg?t=1653960769,https://cdn.akamai.steamstatic.com/steam/apps/1693780/ss_30f3524ee0be64fe19f52a4b27620e0104fa1e1a.1920x1080.jpg?t=1653960769,https://cdn.akamai.steamstatic.com/steam/apps/1693780/ss_297a7b190e99582f1a93c113bf9ca1c93bc0bcf8.1920x1080.jpg?t=1653960769","http://cdn.akamai.steamstatic.com/steam/apps/256880883/movie_max.mp4?t=1653960762"</text:p>
          </table:table-cell>
          <table:table-cell table:number-columns-repeated="16383" table:style-name="ce1"/>
        </table:table-row>
        <table:table-row table:style-name="ro1">
          <table:table-cell office:value-type="string" table:style-name="ce1">
            <text:p>1466930,"Survival Quiz CITY","Mar 4, 2022","0 - 20000",3,0,19.99,1,"Survival Quiz CITY is a multiplayer Survival Quiz Battle Royale game where only your smarts and skills will help you survive! Players answer questions and divide into two groups: the winners (correct answers) and the losers (incorrect answers). Fight as a team to win each round and survive to become the winner! How to Compete in Survival Quiz CITY Take a multiple choice quiz and race to be one of the first to the correct answer! For those that answer the quiz correctly, you'll have access to the finest in loser-stopping weaponry! Earn money by pelting players trying to make it to the goal. Knock them off, slow them down - anything to keep them away from the prize! If you answer incorrectly, make a mad dash through an obstacle course full of pits, pendulums, precarious platforms - all while being attacked by the other team! Reach the goal and you'll be rewarded with sweet, sweet cash to improve your avatar for the next round. Be the Last One Standing! Each round, the winners and losers in the quiz switch again and again, and as players are eliminated, try to be the last one standing! Game Modes There are two types of game modes: Survival and Bounty Hunters! In SURVIVAL the last player alive wins, and in BOUNTY HUNTER , the player with the most coins at the end of the last round wins! Power Up in the Shop At the end of each round coins will be awarded, which can be used to buy new weapons and abilities! Between rounds, shop at the store for powerups and cosmetics! Fancy some extra speed? Spend that hard-fought cash on the latest in Survival Sneaker Technology! Want to upgrade your guns so you have a better chance of blasting players off the stage? Get that shiny new grenade launcher! Or perhaps you just want to look fly as you sprint past the other contestants? Trick out your avatar with different gear and accessories! Use a variety of weapons to slow down the Losers! Attack the Losing team using equipped weapons as the Bomb, Machine Gun or Bazooka! Which options work for you? Other features Custom matchesï¼šCustom matches allows you to enjoy the game with your favorite game modes, stage level, official or original quizzes etc.! Original quiz Make your own quizzes and import them to your custom mathes! You cal also use the quizzes created by other players. Play the game and earn cosmetic items! Meet various conditions to get new emotes as rewards. You can visit Survival Quiz CITY with an 'Visitor's Pass' for free! Play for as long as youâ€™d like, but as a visitor there are a few restrictions. Visitor's Pass holders can join rooms hosted by their friends or other players with the full version of the game, but wonâ€™t be able to join Quick Matches. They also wonâ€™t be able to create their own rooms or original quizzes.","['Japanese', 'English']","[]","","https://cdn.akamai.steamstatic.com/steam/apps/1466930/header.jpg?t=1651600887","https://sqcgame.com/","https://phoenixx.ne.jp/contactus/","support@phoenixx.ne.jp",True,False,False,0,"",0,115,73,"",6,122,"",0,0,0,0,"Bandai Namco Studios Inc.","Phoenixx Inc.","Multi-player,PvP,Online PvP","Action,Casual,Massively Multiplayer","Action,Casual,Battle Royale,Third-Person Shooter,Massively Multiplayer,Cute,Colorful,Anime,Third Person,Survival,Funny,Atmospheric,PvP,Multiplayer,Indie","https://cdn.akamai.steamstatic.com/steam/apps/1466930/ss_7ab2c4ace9c9de595861e265a48c2a123af75b11.1920x1080.jpg?t=1651600887,https://cdn.akamai.steamstatic.com/steam/apps/1466930/ss_0961cce8d1956a1786ea68804b6708d24d2b083b.1920x1080.jpg?t=1651600887,https://cdn.akamai.steamstatic.com/steam/apps/1466930/ss_1b095d641000ca06e4fea44b9ea7d4222232c2f5.1920x1080.jpg?t=1651600887,https://cdn.akamai.steamstatic.com/steam/apps/1466930/ss_a5b23d36ec39e29fa0b0e1f99f54f9a5426fb5d7.1920x1080.jpg?t=1651600887,https://cdn.akamai.steamstatic.com/steam/apps/1466930/ss_c4c62e8150ba1a5ca05f2883405153162ca95429.1920x1080.jpg?t=1651600887,https://cdn.akamai.steamstatic.com/steam/apps/1466930/ss_e325e0e574eae5a0581130b7bf344fbae3d98da4.1920x1080.jpg?t=1651600887,https://cdn.akamai.steamstatic.com/steam/apps/1466930/ss_77f80fa4f1b9cb9d3eb86c4c370cccc630d350b3.1920x1080.jpg?t=1651600887,https://cdn.akamai.steamstatic.com/steam/apps/1466930/ss_7654e4808b9449ef4e00f60661b252db00dfe80d.1920x1080.jpg?t=1651600887,https://cdn.akamai.steamstatic.com/steam/apps/1466930/ss_28df6f687c7957011d64d7475c47b8c96272d056.1920x1080.jpg?t=1651600887,https://cdn.akamai.steamstatic.com/steam/apps/1466930/ss_f23cdf8eb9f5563ce48a8c9f233252908f1f636a.1920x1080.jpg?t=1651600887,https://cdn.akamai.steamstatic.com/steam/apps/1466930/ss_004b7eae8bfc43d449c3c2d400ff510ab1a4d062.1920x1080.jpg?t=1651600887,https://cdn.akamai.steamstatic.com/steam/apps/1466930/ss_1a6db97134bea60f92da263bafcadd3f1cf87794.1920x1080.jpg?t=1651600887,https://cdn.akamai.steamstatic.com/steam/apps/1466930/ss_04be3fb8cdba38e24175fe3737303ff34926675a.1920x1080.jpg?t=1651600887,https://cdn.akamai.steamstatic.com/steam/apps/1466930/ss_a5265640568e28c01795c46d6811387ac4a2d410.1920x1080.jpg?t=1651600887,https://cdn.akamai.steamstatic.com/steam/apps/1466930/ss_98e30f77c1f0a7fa0488f3f95aa0ee685b47dcbd.1920x1080.jpg?t=1651600887,https://cdn.akamai.steamstatic.com/steam/apps/1466930/ss_8646bdbb9c56819e8d5fff48a9322c0d89bf2be5.1920x1080.jpg?t=1651600887","http://cdn.akamai.steamstatic.com/steam/apps/256876461/movie_max.mp4?t=1646386519,http://cdn.akamai.steamstatic.com/steam/apps/256875566/movie_max.mp4?t=1646031714"</text:p>
          </table:table-cell>
          <table:table-cell table:number-columns-repeated="16383" table:style-name="ce1"/>
        </table:table-row>
        <table:table-row table:style-name="ro1">
          <table:table-cell office:value-type="string" table:style-name="ce1">
            <text:p>1748070,"Storage Chase","Sep 28, 2021","0 - 20000",0,0,0.99,0,"Something happened and the boxes began to collapse! Play as a furry creature, use the mouse keys to jump over the boxes. Your main task is to complete the level. And for this you need not to fall down, jump over boxes, do not step on spikes and saws. In case of death, the game will start over. Die, learn, train, and don't be afraid to try again. Features: Cute main character Good design Unique and challenging levels and obstacles","['English', 'Spanish - Spain', 'Korean', 'Russian', 'Simplified Chinese']","[]","","https://cdn.akamai.steamstatic.com/steam/apps/1748070/header.jpg?t=1632812989","","","help.nikigames@gmail.com",True,False,False,0,"",0,0,0,"",24,0,"",0,0,0,0,"NikiGames","NikiGames","Single-player,Steam Achievements","Casual,Indie","","https://cdn.akamai.steamstatic.com/steam/apps/1748070/ss_0f0df0499b517665103c2feef090b80bb8faaa1a.1920x1080.jpg?t=1632812989,https://cdn.akamai.steamstatic.com/steam/apps/1748070/ss_1ea59846465abdb6f95cd9c4e47ab7ae0f2ea361.1920x1080.jpg?t=1632812989,https://cdn.akamai.steamstatic.com/steam/apps/1748070/ss_b5606902cfd9cc4398ddebebd433e41820f8bd6f.1920x1080.jpg?t=1632812989,https://cdn.akamai.steamstatic.com/steam/apps/1748070/ss_994b8118ed43afe6ada2493bb1bd79a132cc4d2f.1920x1080.jpg?t=1632812989,https://cdn.akamai.steamstatic.com/steam/apps/1748070/ss_8c12642329e24e243032ee2fa6611484b2155b7b.1920x1080.jpg?t=1632812989,https://cdn.akamai.steamstatic.com/steam/apps/1748070/ss_5ad9bbaf07be5c0d7eebbc08edf662af9ae3197a.1920x1080.jpg?t=1632812989,https://cdn.akamai.steamstatic.com/steam/apps/1748070/ss_d209d091f2381ad53152a56195e0063d3da41bd2.1920x1080.jpg?t=1632812989","http://cdn.akamai.steamstatic.com/steam/apps/256850474/movie_max.mp4?t=1631649989"</text:p>
          </table:table-cell>
          <table:table-cell table:number-columns-repeated="16383" table:style-name="ce1"/>
        </table:table-row>
        <table:table-row table:style-name="ro1">
          <table:table-cell office:value-type="string" table:style-name="ce1">
            <text:p>1755120,"Ghosts of War: Battle Royale WW2 Shooting games","Oct 26, 2021","0 - 0",0,0,0.0,0,"Second World War shooter with Battle Royale mode. Choose your side. Prepare your weapons and hurry up to the battle - exciting online shooter with players all over the world and with beautiful well-designed graphics is waiting for you. You will get unforgettable experience of warfare in form of dynamic action! Shooter features: âœ¯6 unique maps Legendary breathtaking battlefields with tanks, ships and non-stop action. Each map is interesting in its own way, each map has its own features. âœ¯Different characters There are characters of such countries as: USA, Russia, Japan, Germany with different skins. Choose your character and go to battle! âœ¯Game cards collections Collect trading game cards to get even more unique and expensive weapons. Exchange cards with other players to build the best collection! âœ¯Huge arsenal of WW II weapons There are 23 types of different weapons: Mosin nagant, Mauser, Thompson submachine gun, various pistols, rapid fire machine guns and many other. âœ¯Weapon upgrade There is weapon development brunch - improve your favorite weapon, add characteristics and damage. âœ¯Battle-pass Complete tasks according quest list, you will get new weapons and camouflages with level rising. The higher your level is, the higher is award. Do your best, soldier! âœ¯Camouflages and trinkets Customize your weapon - there is a great variety of weapon skins in the game: from bright and colorful to serious metal skins with engravings. To stand out your weapon, you can hang your own trinket-talisman. At the moment two game modes are available: âœ¯Deathmatch Every man for himself, compete with other players on the map and take top places first. âœ¯Team battle Unite with fellows and destroy enemies in online shooter about Second World War. âœ¯New battle modes will be available in the future... DEAR PLAYERS! The game in on the active stage of development, and we will accept all your requests and suggestions with pleasure. Write your feedback and we will definitely read it. Good luck in the battles, comrades!","['English', 'French', 'Italian', 'German', 'Spanish - Spain', 'Arabic', 'Portuguese - Brazil', 'Vietnamese', 'Spanish - Latin America', 'Traditional Chinese', 'Simplified Chinese', 'Korean', 'Polish', 'Portuguese', 'Russian', 'Thai', 'Turkish', 'Japanese']","[]","","https://cdn.akamai.steamstatic.com/steam/apps/1755120/header.jpg?t=1657259176","","http://xdevs.ru/en","supxdevs@gmail.com",True,False,False,0,"",0,0,0,"",0,0,"",0,0,0,0,"XDEVS LTD","XDEVS LTD","Multi-player,PvP,Online PvP,Cross-Platform Multiplayer,In-App Purchases","Action,Adventure,Free to Play,Massively Multiplayer,RPG","","https://cdn.akamai.steamstatic.com/steam/apps/1755120/ss_c33973fd9c7198a2f84b84ad2fbe015d73703835.1920x1080.jpg?t=1657259176,https://cdn.akamai.steamstatic.com/steam/apps/1755120/ss_ec803f1e3d957782f19be0d7af9305cea17acbbe.1920x1080.jpg?t=1657259176,https://cdn.akamai.steamstatic.com/steam/apps/1755120/ss_b50ba159828f3641bef6863715f26192b5eff1e1.1920x1080.jpg?t=1657259176,https://cdn.akamai.steamstatic.com/steam/apps/1755120/ss_95a839f065253d732695b395b6a0c4a73dc5a9b5.1920x1080.jpg?t=1657259176,https://cdn.akamai.steamstatic.com/steam/apps/1755120/ss_0cf4c35dff757ff6f030ef834cb9cc1578ffc0d1.1920x1080.jpg?t=1657259176,https://cdn.akamai.steamstatic.com/steam/apps/1755120/ss_4db368a08a8c41372929fc0782931d11d64f3067.1920x1080.jpg?t=1657259176","http://cdn.akamai.steamstatic.com/steam/apps/256856785/movie_max.mp4?t=1635232113,http://cdn.akamai.steamstatic.com/steam/apps/256851816/movie_max.mp4?t=1635232121"</text:p>
          </table:table-cell>
          <table:table-cell table:number-columns-repeated="16383" table:style-name="ce1"/>
        </table:table-row>
        <table:table-row table:style-name="ro1">
          <table:table-cell office:value-type="string" table:style-name="ce1">
            <text:p>964920,"Space Tycoon | æ˜Ÿé™…å¤§äº¨","Jan 4, 2019","0 - 20000",0,0,16.99,0,"'Space Tycoon' features a casual strategy gameplay, a rich trading system, a modified system and an interesting planetary event to unify the challenging mission of the entire galaxy as a game goal, while you manage the space station, Recovering the planet, defeating the enemy, building good relationships with the merchants, various events, and difficult missions will provide you with a great reward for your Star Trek. Build your own family power, regain all the planets, win the emperor's trust</text:p>
          </table:table-cell>
          <table:table-cell office:value-type="string" table:style-name="ce1">
            <text:p><text:s/>issue orders every month, research technology, participate in activities, or be chased by the police, which will enrich your interstellar journey, during a limited term, how Effective use of time to achieve maximum benefits, this is what you have to think as a space stationmaster. main features Take dozens of different planets. Unlock each galaxy. A location facility with different functions. Time is tight and limited positions are available. Multi-layered depth of technology research and development. The main activities of the four major planets. Trade with hundreds of NPCs, negotiate, cultivate good sensibility, and accept tasks. Diverse and deep battleship configuration. Extremely rare high-end accessories, the best battleship","['English', 'Simplified Chinese']","[]","","https://cdn.akamai.steamstatic.com/steam/apps/964920/header.jpg?t=1546595397","","","fei@darknat.com",True,False,False,0,"",0,7,8,"",0,0,"",0,0,0,0,"Space Driver","Space Driver","Single-player","Adventure,Casual,Indie,Simulation,Strategy","Casual,Indie,Simulation,Strategy,Adventure,Space Sim","https://cdn.akamai.steamstatic.com/steam/apps/964920/ss_56705c2f2fae582f74b13ebcf2f5cf5fa4b72eb5.1920x1080.jpg?t=1546595397,https://cdn.akamai.steamstatic.com/steam/apps/964920/ss_4304290d981e3773384c6fb930a1cec4e7057d5f.1920x1080.jpg?t=1546595397,https://cdn.akamai.steamstatic.com/steam/apps/964920/ss_31fb9499b682cac162eaad53c8dc4a062db66167.1920x1080.jpg?t=1546595397,https://cdn.akamai.steamstatic.com/steam/apps/964920/ss_2b27efed0b79b723925299fa095473644132c79a.1920x1080.jpg?t=1546595397,https://cdn.akamai.steamstatic.com/steam/apps/964920/ss_08de3f32981ee15ed106e3ca81c1ab2c507cec6f.1920x1080.jpg?t=1546595397,https://cdn.akamai.steamstatic.com/steam/apps/964920/ss_5ad9ad8a355003d88ddd19341dd919986710f45e.1920x1080.jpg?t=1546595397,https://cdn.akamai.steamstatic.com/steam/apps/964920/ss_003ccc470aab64d4d32a7175baf66c5f07fbd3db.1920x1080.jpg?t=1546595397,https://cdn.akamai.steamstatic.com/steam/apps/964920/ss_b790586f51c034978e99ef7ba61678eb9830e9e6.1920x1080.jpg?t=1546595397,https://cdn.akamai.steamstatic.com/steam/apps/964920/ss_9b41fcef9b588e43b6f4b5a5cdefb26507919577.1920x1080.jpg?t=1546595397,https://cdn.akamai.steamstatic.com/steam/apps/964920/ss_04ade5232a43c94f170aaf60ac9560cb1f676111.1920x1080.jpg?t=1546595397","http://cdn.akamai.steamstatic.com/steam/apps/256736500/movie_max.mp4?t=1546505307"</text:p>
          </table:table-cell>
          <table:table-cell table:number-columns-repeated="16382"/>
        </table:table-row>
        <table:table-row table:style-name="ro1">
          <table:table-cell office:value-type="string" table:style-name="ce1">
            <text:p>1085570,"Fables of Talumos","Sep 1, 2019","0 - 20000",0,0,6.99,2,"TO SLEEP, PERCHANCE TO DREAM Fables of Talumos is a pixel-art adventure game set in the fantasy world of Talumos. You play as Oskar, a man troubled by horrid nightmares who wakes up to find that his nightmare hasn't ended and that his wife, Ava, has been kidnapped by a mysterious sorcerer. Embark on an adventure through an unfamiliar land filled with a rich history, curious inhabitants, and dangerous foes. Help Oskar rescue Ava while also uncovering the many secrets Talumos has to offer. FINDERS KEEPERS Spend silver coins to buy curious and useful items. Help out the local hunter and NPCs to earn new weapons and armour. Explore the handcrafted world of Talumos to find relics of ages past. Pay the ultimate price when shopping from the Mysterious Merchant. Find the four fabled Tombs of Autumn as well as other hidden areas, rich with goodies to collect. THE BIGGER THEY AREâ€¦ Face off against a variety of enemies including: monsters, bandits, undead, mages, and more. Take on the bosses of Fables of Talumos, including a number of challenging optional bosses. Prepare yourself for a tough final challenge as you chase down the Necroweaver whoâ€™s kidnapped your wife. THE DEVIL IS IN THE DETAIL Explore the thoughtfully crafted areas of Talumos, from the town bustling with NPCs, to the wilds chuck-full of baddies and secrets. Each area of Talumos was well thought-out, with each house, item, and object placed to tell the player something about the world or its inhabitants. The purpose is to create a world that feels lived-in and fully realized. YOUâ€™RE NOT FROM AROUND HERE, ARE YOU Dive into the world of Talumos and learn about its rich and detailed history. Meet a variety of NPCs from the different races of the land: THE HETONIANS are intelligent and cunning. They build extravagant cities and castles, and war for land with themselves and the other races, for their greed knows no bounds. THE SKOGEN are a reclusive nature-dwelling people. They worship the Shapers, creators of Talumos, as well as the five true gods of the Moonlight Realm. Their devotion to the preservation of nature often leads to warring with the other races when their land is threatened. THE FORLORN are cursed dragon-like humanoids who live far away in the Skyreach Peaks. Historically shunned and scattered, the Forlorn are resentful of the other races and wait for their warleaders to lead them to glory in battle. THE FALLEN are what happens when the Black Flame, a power from another realm, is used to transform an entire nation. The result is a corrupting and undying sinister legion, led by a mad king, attempting to bring ruin to every living thing in Talumos. STRENGTH IN NUMBERS Fables of Talumos was brought to life with the proud support of 55 Backers on Kickstarter.","['English']","[]","","https://cdn.akamai.steamstatic.com/steam/apps/1085570/header.jpg?t=1620242450","","","cheesemastergamesdev@gmail.com",True,False,False,0,"",0,8,0,"",16,0,"",0,0,0,0,"Cheesemaster Games","Cheesemaster Games","Single-player,Steam Achievements,Full controller support","Action,Adventure,Indie,RPG","Action,Indie,Adventure,Action-Adventure,Pixel Graphics,2D,Fantasy,Retro,Exploration,RPG,Hack and Slash,Souls-like,Top-Down,Dark Fantasy,Lore-Rich,Magic,Medieval,Swordplay,Character Customization,Combat","https://cdn.akamai.steamstatic.com/steam/apps/1085570/ss_236cc415f2a517771425ee797c77588375f22b28.1920x1080.jpg?t=1620242450,https://cdn.akamai.steamstatic.com/steam/apps/1085570/ss_fad3cac731b5fd6ff5195658b2461b0ba4c24ccf.1920x1080.jpg?t=1620242450,https://cdn.akamai.steamstatic.com/steam/apps/1085570/ss_f94383c8bcca7dc7f8ff3e4d5b1f94211bd8d4ef.1920x1080.jpg?t=1620242450,https://cdn.akamai.steamstatic.com/steam/apps/1085570/ss_78384c5836e1de208fb84006f31d807e96d13696.1920x1080.jpg?t=1620242450,https://cdn.akamai.steamstatic.com/steam/apps/1085570/ss_3f431683137a956c92e70a0fb6f4fb4f6fd3a4e9.1920x1080.jpg?t=1620242450,https://cdn.akamai.steamstatic.com/steam/apps/1085570/ss_a08689fc0ed40684303ee046d4496d8e8bfce09d.1920x1080.jpg?t=1620242450,https://cdn.akamai.steamstatic.com/steam/apps/1085570/ss_8e5122412135159a417ffa288eb10c7da37e9cbd.1920x1080.jpg?t=1620242450,https://cdn.akamai.steamstatic.com/steam/apps/1085570/ss_16cb47a7c288b7d3a4239be0998dbebf6d627624.1920x1080.jpg?t=1620242450,https://cdn.akamai.steamstatic.com/steam/apps/1085570/ss_a2da0cc7432f8dd6a241147df546fba83987c76c.1920x1080.jpg?t=1620242450,https://cdn.akamai.steamstatic.com/steam/apps/1085570/ss_e5158970b02ba90470e2a04c1333fd9b0bb1e63b.1920x1080.jpg?t=1620242450,https://cdn.akamai.steamstatic.com/steam/apps/1085570/ss_adf0b7aa3534cb16a7503b807f1380d8d7ab90aa.1920x1080.jpg?t=1620242450,https://cdn.akamai.steamstatic.com/steam/apps/1085570/ss_0fe4eb0be16d6bd8f85893f331e4902cc0bb5c7f.1920x1080.jpg?t=1620242450,https://cdn.akamai.steamstatic.com/steam/apps/1085570/ss_1d674c5996e62910233edc776146e8fdd1eeca37.1920x1080.jpg?t=1620242450,https://cdn.akamai.steamstatic.com/steam/apps/1085570/ss_3374c59c88fa4a430aeaa5afc299bb1e85548800.1920x1080.jpg?t=1620242450,https://cdn.akamai.steamstatic.com/steam/apps/1085570/ss_2431e37df4b118beff2cef3f2637a6592ed5f3b8.1920x1080.jpg?t=1620242450,https://cdn.akamai.steamstatic.com/steam/apps/1085570/ss_9cfc4d0359998e98d3f145912be659f5ae3247e3.1920x1080.jpg?t=1620242450,https://cdn.akamai.steamstatic.com/steam/apps/1085570/ss_de4499e74171bf58fa91d912d3135d0236aa8bbe.1920x1080.jpg?t=1620242450","http://cdn.akamai.steamstatic.com/steam/apps/256751180/movie_max.mp4?t=1558570490"</text:p>
          </table:table-cell>
          <table:table-cell table:number-columns-repeated="16383" table:style-name="ce1"/>
        </table:table-row>
        <table:table-row table:style-name="ro1">
          <table:table-cell office:value-type="string" table:style-name="ce1">
            <text:p>1528020,"Afterlife VR","May 13, 2022","0 - 20000",1,0,12.59,0,"Afterlife VR is a deeply immersive horror game that will let you experience the true essence of terror. Play as Adam Bernhard, a young rookie police officer on a routine night patrol, who receives a call that will change his life forever. What is really lurking behind the door of a well-known mental facility, where Adamâ€™s younger sister, Allison, was recently sent? Is there any connection between missing patients and hospital workers and the groundbreaking study about the Indigo Children phenomena? Uncover the secrets hidden deep within the Black Rose mental hospital walls, where most of the patients pose a threat to themselves and to others. Look into the eyes of pure madness intrinsically linked with this place and its history. Will you dare? â€“ Immersive first-person horror game built from the ground up for VR â€“ Blood chilling story that will make you question your own senses â€“ Innovative puzzle design, taking advantage of both the motion controllers and the protagonist's telekinetic abilitiesÂ  â€“ Enjoyable and scary encounters with enemies â€“ fight them with your firearm and/or your psychokinetic powers â€“ Explore the mysterious Black Rose hospital and immerse yourself in its twisted story","['English', 'German', 'Spanish - Spain', 'Polish', 'Russian', 'French', 'Italian', 'Traditional Chinese', 'Simplified Chinese']","['English', 'Simplified Chinese']","","https://cdn.akamai.steamstatic.com/steam/apps/1528020/header.jpg?t=1655198481","http://splitlightstudio.com/pages/movies_afterlife.html","http://splitlightstudio.com/","contact@splitlightstudio.com",True,False,False,0,"",0,71,9,"",21,0,"This Game may contain content not appropriate for all ages, or may not be appropriate for viewing: Frequent Violence or General Mature Content Afterlife VR contains scenes of violence and blood: - shooting at enemies, - appearing blood when shooting, - jumpscares, - dead people and embryos, - mutant animals, - bloody clothes of characters, - indoor blood, - ghosts and dark characters, - depictions of suicide (e.g. people hanging on ropes).",0,0,0,0,"Split Light Studio","Split Light Studio","Single-player","Action,Adventure,Early Access","Early Access,Horror,Adventure,VR,Zombies,Exploration,Psychological Horror,Fighting,Survival,FPS,Survival Horror,Action,First-Person,Realistic,Linear,Singleplayer,Atmospheric,Action-Adventure,Puzzle,Visual Novel,VR Only","https://cdn.akamai.steamstatic.com/steam/apps/1528020/ss_b8ec633cb28d09f950f73ba1eea6362c212d664d.1920x1080.jpg?t=1655198481,https://cdn.akamai.steamstatic.com/steam/apps/1528020/ss_dc2f2e7520cc5ad98963653e6f44a4ca558eafaf.1920x1080.jpg?t=1655198481,https://cdn.akamai.steamstatic.com/steam/apps/1528020/ss_62b0c5ab413962b8e20a2fcedb294d152ea0a0ca.1920x1080.jpg?t=1655198481,https://cdn.akamai.steamstatic.com/steam/apps/1528020/ss_a30b922357e0eb8ae2d64371d5bcaf9663960f8e.1920x1080.jpg?t=1655198481,https://cdn.akamai.steamstatic.com/steam/apps/1528020/ss_aab708d0f380c218c8a7cf18e1f614aeb06e3fdf.1920x1080.jpg?t=1655198481,https://cdn.akamai.steamstatic.com/steam/apps/1528020/ss_bc459d906f1636e6024e9696990a49a95d6bf0aa.1920x1080.jpg?t=1655198481,https://cdn.akamai.steamstatic.com/steam/apps/1528020/ss_55e56898746e81fc61dc213712bde81a7839fc8b.1920x1080.jpg?t=1655198481,https://cdn.akamai.steamstatic.com/steam/apps/1528020/ss_300ce1e5bbd344dd8303228f91ddf35c883b1a6e.1920x1080.jpg?t=1655198481,https://cdn.akamai.steamstatic.com/steam/apps/1528020/ss_8bb0733fae2028dfdf56bcdc3720388361aa63c5.1920x1080.jpg?t=1655198481,https://cdn.akamai.steamstatic.com/steam/apps/1528020/ss_7e3050b2f66cd3bbec13ecb91a79f32e4887aa71.1920x1080.jpg?t=1655198481,https://cdn.akamai.steamstatic.com/steam/apps/1528020/ss_9e823f20ed7af1c10cdbd0a57594e63ccf48525b.1920x1080.jpg?t=1655198481,https://cdn.akamai.steamstatic.com/steam/apps/1528020/ss_33549ac6ea050a39a534a77ae76e7947362cb8f9.1920x1080.jpg?t=1655198481,https://cdn.akamai.steamstatic.com/steam/apps/1528020/ss_adb5b8783dc69cf9aed096451731cee83e21d073.1920x1080.jpg?t=1655198481,https://cdn.akamai.steamstatic.com/steam/apps/1528020/ss_d449dc598337aebed61568f500cc890e449cb8e5.1920x1080.jpg?t=1655198481,https://cdn.akamai.steamstatic.com/steam/apps/1528020/ss_b4979c314f22e2a49f0f925ec835be5a1989b32d.1920x1080.jpg?t=1655198481,https://cdn.akamai.steamstatic.com/steam/apps/1528020/ss_2eb0d47c9d758f9ebbff9c5995939ec5d9c317fd.1920x1080.jpg?t=1655198481,https://cdn.akamai.steamstatic.com/steam/apps/1528020/ss_16d1e031b58a1a06fb9bc8eebd90d6e6a1523994.1920x1080.jpg?t=1655198481,https://cdn.akamai.steamstatic.com/steam/apps/1528020/ss_213d0e6cc8bcd36911ac17c198b57ad758beacb8.1920x1080.jpg?t=1655198481,https://cdn.akamai.steamstatic.com/steam/apps/1528020/ss_34df932533ba01436298c61380a55229c11096a3.1920x1080.jpg?t=1655198481","http://cdn.akamai.steamstatic.com/steam/apps/256881868/movie_max.mp4?t=1651676119,http://cdn.akamai.steamstatic.com/steam/apps/256881866/movie_max.mp4?t=1650359988,http://cdn.akamai.steamstatic.com/steam/apps/256877743/movie_max.mp4?t=1648411499,http://cdn.akamai.steamstatic.com/steam/apps/256841782/movie_max.mp4?t=1625568566"</text:p>
          </table:table-cell>
          <table:table-cell table:number-columns-repeated="16383" table:style-name="ce1"/>
        </table:table-row>
        <table:table-row table:style-name="ro1">
          <table:table-cell office:value-type="string" table:style-name="ce1">
            <text:p>1796350,"R.E.A.C.T","Mar 21, 2022","0 - 20000",0,0,5.99,0,"Compete in a super-dynamic hybrid of arcade soccer and first person shooter! Be active, attack, win. In the new sports game ! Hit the field by yourself or with friends in 1vs1, 2vs2 and 3vs3. Use many Special Perks combinations to make the match even more CRAZY . Create your dream team and become the best! As in classic soccer, you need to score more goals than your opponent during the match. Use a machine gun, rocket launcher or grenade launcher, depending on the situation. PERK SYSTEM You can choose 3 perks before the start of the match. Perks can be selected manually or randomly. Perks are divided into three types: - Weapon perks. - Map perks. - Ball perks. For example, you can turn on gravity, teleporters and moving columns. Each combination of perks creates a unique gaming experience. Find your favorite combination of perks.","['English']","['English']","","https://cdn.akamai.steamstatic.com/steam/apps/1796350/header.jpg?t=1647983794","","","adaptivegame.games@gmail.com",True,False,False,0,"",0,0,1,"",0,0,"",0,0,0,0,"Adaptive Game","Adaptive Game","Multi-player,PvP,Online PvP","Action,Massively Multiplayer,Sports,Early Access","Action,Multiplayer,Sports,Arena Shooter,e-sports,First-Person,Early Access,3D,Massively Multiplayer","https://cdn.akamai.steamstatic.com/steam/apps/1796350/ss_ea057e0b77ee1fb669544acf561873b087b3cbc0.1920x1080.jpg?t=1647983794,https://cdn.akamai.steamstatic.com/steam/apps/1796350/ss_d5c8e22b9991f591f2dee21324f22a5e4b14d647.1920x1080.jpg?t=1647983794,https://cdn.akamai.steamstatic.com/steam/apps/1796350/ss_28087957299597a9f68ef96995bffe1d67785c1a.1920x1080.jpg?t=1647983794,https://cdn.akamai.steamstatic.com/steam/apps/1796350/ss_900246dcf54148342cdaf5036fca34bf049ececc.1920x1080.jpg?t=1647983794,https://cdn.akamai.steamstatic.com/steam/apps/1796350/ss_1290c3e60247a06d87cb7cdffe5b0478d4a292d1.1920x1080.jpg?t=1647983794,https://cdn.akamai.steamstatic.com/steam/apps/1796350/ss_4f8df7048d407ee01f0309173037569ae5e4c290.1920x1080.jpg?t=1647983794","http://cdn.akamai.steamstatic.com/steam/apps/256879014/movie_max.mp4?t=1647978081"</text:p>
          </table:table-cell>
          <table:table-cell table:number-columns-repeated="16383" table:style-name="ce1"/>
        </table:table-row>
        <table:table-row table:style-name="ro1">
          <table:table-cell office:value-type="string" table:style-name="ce1">
            <text:p>1444320,"Cat Saves Halloween","Oct 26, 2020","0 - 20000",0,0,7.99,0,"You like cats? You like Halloween? No? Then, slowly back away and avoid eye contact and we'll all forget you were here... Still here? Purrfect! Here is your chance to be a cat. In this game you are the cat and the hero. It's Halloween and the monsters are taking over. Where did the monsters come from? How am I supposed to know? I'm just a cat! You'll get all the abilities that us normal cats have like sleeping, running, climbing, jumping, hairballs, controlling people and casting magic. Use your amazing cat powers to save the town, explore the dungeons and collect awesome treasures, or just... be a cat. It's all up to you. Have fun! Key Features explore a huge interactive open world Investigate the depths of crypts and the tunnels in the subways to unlock powers and fight off the monsters. Each character can access unique powerful artifacts that aligns with their elements Character progression and development to improve your strength, health and magic Plenty of interactive characters and quests","['English']","[]","","https://cdn.akamai.steamstatic.com/steam/apps/1444320/header.jpg?t=1636390218","http://letmeowt.com","http://letmeowt.com","letmeowtgames@outlook.com",True,False,False,0,"",0,20,1,"",0,0,"",0,0,0,0,"LetMeowt Games LLC","LetMeowt Games LLC","Single-player,Multi-player,Co-op,Online Co-op,LAN Co-op,Partial Controller Support","Action,Adventure,Simulation,Early Access","Early Access,Cats,Action,Adventure,Comedy,Open World,Family Friendly,Action-Adventure,Magic,Funny,Co-op,Parkour,Sandbox,3D,Cartoony,Cute,Stylized,Third Person,Simulation,Physics","https://cdn.akamai.steamstatic.com/steam/apps/1444320/ss_00bf178893cb47e9b72db7c75ee346343eb1533f.1920x1080.jpg?t=1636390218,https://cdn.akamai.steamstatic.com/steam/apps/1444320/ss_1301779eb37f61c12607baf44e03a90a0be72f16.1920x1080.jpg?t=1636390218,https://cdn.akamai.steamstatic.com/steam/apps/1444320/ss_1e5a809c252c3d7cb2787741f1407c653ae0e869.1920x1080.jpg?t=1636390218,https://cdn.akamai.steamstatic.com/steam/apps/1444320/ss_d175bbf38c7ec145b680edce13feffe2b35d8628.1920x1080.jpg?t=1636390218,https://cdn.akamai.steamstatic.com/steam/apps/1444320/ss_1eea34fbb92f2f3612b8d2a9edbc56059aaa7642.1920x1080.jpg?t=1636390218,https://cdn.akamai.steamstatic.com/steam/apps/1444320/ss_98ccfea4663fcc3ada3872aef438a92515aa4a07.1920x1080.jpg?t=1636390218,https://cdn.akamai.steamstatic.com/steam/apps/1444320/ss_2cc9fb94917447b5cb12b48757a49c5fd660b73d.1920x1080.jpg?t=1636390218","http://cdn.akamai.steamstatic.com/steam/apps/256803833/movie_max.mp4?t=1634098606"</text:p>
          </table:table-cell>
          <table:table-cell table:number-columns-repeated="16383" table:style-name="ce1"/>
        </table:table-row>
        <table:table-row table:style-name="ro1">
          <table:table-cell office:value-type="string" table:style-name="ce1">
            <text:p>906050,"Hentai Case Opening","Sep 27, 2018","0 - 20000",1,0,0.99,0,"Hentai Case Opening is a totally classic case opening simulator with a slight Japanese touch ... Your goal will be to collect all the items in the game! To do this you will have to open cases ... The case number 1 is free but the items inside have a low value. By reselling these items you will be able to open more expensive cases and get more rare items! Will you be able to collect all of them? Features : â–  4 cases! â–  More than 42 items! â–  Beautiful Artwork! â–  Inventory system! â–  Sales system! â–  Good music!","['English']","[]","","https://cdn.akamai.steamstatic.com/steam/apps/906050/header.jpg?t=1649427406","","","rewindappstudio@gmail.com",True,False,False,0,"",63,54,29,"98",0,205,"The pictures contained in this game show girls Japanese animations in undress or even completely naked. Sexual acts are also represented. Some of these images may also suggest a sexual act without consent. These pictures can be seen at any time in the game. It is therefore suitable only for an adult audience",0,0,0,0,"RewindApp","RewindApp","Single-player","Casual,Indie","Sexual Content,Nudity,Casual,Indie,Mature,Early Access,Anime,2D,Pixel Graphics,Singleplayer,Cute,Puzzle,Female Protagonist,Psychological Horror,Great Soundtrack,Arcade,Fantasy,Relaxing,Simulation,Story Rich","https://cdn.akamai.steamstatic.com/steam/apps/906050/ss_c6970e21e75a4ce8a73d1751e5652d5cd88fe77c.1920x1080.jpg?t=1649427406,https://cdn.akamai.steamstatic.com/steam/apps/906050/ss_74865f8c3785d2304fe814b356420a71e3cf5c29.1920x1080.jpg?t=1649427406,https://cdn.akamai.steamstatic.com/steam/apps/906050/ss_0b7b570d0e6f4a28a657f230f7f497c9b1e508d2.1920x1080.jpg?t=1649427406,https://cdn.akamai.steamstatic.com/steam/apps/906050/ss_421b2df4e259efb571562af7af334ff7e53a00d3.1920x1080.jpg?t=1649427406,https://cdn.akamai.steamstatic.com/steam/apps/906050/ss_a0aef715ab2cb7eda6f6ce087e68713aac36b95f.1920x1080.jpg?t=1649427406","http://cdn.akamai.steamstatic.com/steam/apps/256728446/movie_max.mp4?t=1536632881"</text:p>
          </table:table-cell>
          <table:table-cell table:number-columns-repeated="16383" table:style-name="ce1"/>
        </table:table-row>
        <table:table-row table:style-name="ro1">
          <table:table-cell office:value-type="string" table:style-name="ce1">
            <text:p>351910,"Valhalla Hills","Dec 2, 2015","200000 - 500000",3,0,0.69,3,"You spent your whole life in service to the gods of Asgard. You died an honorable death. You earned your place in the halls of Valhalla. But when you knocked on its gates to receive your final reward, none answered. Odin has turned his back on your people. He underestimates the Viking spirit. He underestimates you. Force their hand as you lead your people past the dangers waiting on Valhalla Hills and fight to prove your honor, your strength, your worthiness. Look after your Vikings, gathering food, chopping wood, and mastering the complex economics of wilderness survival. Reach the portal at the top of each mountain, and shout your battle cry loud enough for the gods to hear. If they will not give your people the reward you all deserve, then by your axe, you will take it from them. Be prepared for randomly generated levels with various challenges Look after your Vikings' needs Improve constantly, use your knowledge and achievements for the next map Earn your place in Valhalla, for your Vikings and yourself","['English', 'German', 'Russian', 'French', 'Italian', 'Spanish - Spain', 'Japanese', 'Korean', 'Polish', 'Portuguese - Brazil', 'Simplified Chinese', 'Traditional Chinese']","['English', 'German', 'Traditional Chinese']","â€œAs simulation games go few can match Valhalla Hills [â€¦]. It combines all the best parts of other simulation games into one great package.â€ 4/5 â€“ Nerd Age â€œI was right at home when playing Valhalla Hills. It carries the spirit of strategy simulations like Settlers and Cultures really well.â€ Gamestar â€œValhalla Hills is a fun game that any fan of The Settlers or any similar game would enjoy.â€ 8/10 â€“ Tenton Hammer","https://cdn.akamai.steamstatic.com/steam/apps/351910/header.jpg?t=1578501348","http://www.valhalla-hills.com/","http://forum.daedalic.de/","support@daedalic.de",True,True,True,69,"https://www.metacritic.com/game/pc/valhalla-hills?ftag=MCD-06-10aaa1f",0,646,544,"",26,604,"",283,0,211,0,"Funatics Software","Daedalic Entertainment","Single-player,Steam Achievements,Steam Trading Cards,Partial Controller Support,Steam Cloud","Indie,Simulation,Strategy","Strategy,Simulation,Indie,City Builder,Vikings,Mythology,Fantasy,Singleplayer,Management,Early Access","https://cdn.akamai.steamstatic.com/steam/apps/351910/ss_22e66122863b278d7a066b0997103dc17d481587.1920x1080.jpg?t=1578501348,https://cdn.akamai.steamstatic.com/steam/apps/351910/ss_3f5dcb44672ea077ec77c4d6d3d84d46bc54c1b7.1920x1080.jpg?t=1578501348,https://cdn.akamai.steamstatic.com/steam/apps/351910/ss_cd1defd96113383ed10133aa116a1d2053853e29.1920x1080.jpg?t=1578501348,https://cdn.akamai.steamstatic.com/steam/apps/351910/ss_924811584d3c92c0cb1b27cf449822fa3e1a6655.1920x1080.jpg?t=1578501348,https://cdn.akamai.steamstatic.com/steam/apps/351910/ss_b667a41bf9c5fa3067e520f83a2baff0015d0b07.1920x1080.jpg?t=1578501348,https://cdn.akamai.steamstatic.com/steam/apps/351910/ss_6ffaaf17abea2981e6d917814da4333d1e537dfc.1920x1080.jpg?t=1578501348,https://cdn.akamai.steamstatic.com/steam/apps/351910/ss_f29ac320adcf2a4778cd419dc12a4fb1d32b93af.1920x1080.jpg?t=1578501348,https://cdn.akamai.steamstatic.com/steam/apps/351910/ss_c4de579f4b5b9689b5a7ca2e9be6568cb7f84412.1920x1080.jpg?t=1578501348,https://cdn.akamai.steamstatic.com/steam/apps/351910/ss_9d6514180a2a0eaa7c14c2cd954080a4593bdcfc.1920x1080.jpg?t=1578501348,https://cdn.akamai.steamstatic.com/steam/apps/351910/ss_fd6aebb092cc2163407990b67f759037c812cab8.1920x1080.jpg?t=1578501348,https://cdn.akamai.steamstatic.com/steam/apps/351910/ss_822a455f4e48e7ff73c60fe74b05c7a6573344aa.1920x1080.jpg?t=1578501348,https://cdn.akamai.steamstatic.com/steam/apps/351910/ss_74a05bf12c67f324347b99e1dd929e04a0a7742b.1920x1080.jpg?t=1578501348","http://cdn.akamai.steamstatic.com/steam/apps/256656914/movie_max.mp4?t=1447378320,http://cdn.akamai.steamstatic.com/steam/apps/256658559/movie_max.mp4?t=1448466066"</text:p>
          </table:table-cell>
          <table:table-cell table:number-columns-repeated="16383" table:style-name="ce1"/>
        </table:table-row>
        <table:table-row table:style-name="ro1">
          <table:table-cell office:value-type="string" table:style-name="ce1">
            <text:p>513480,"Geo","Jan 31, 2017","20000 - 50000",1,0,8.99,1,"Geo is a game about building and expanding an intergalactic mining corporation. Explore uncharted space and discover comets, moons, Planets and gas giants before heading in and drilling the cash out of them! Expand your HQ, build new rooms and facilities to increase your drilling stats. Hire unique crew members to aid you in becoming the biggest and best intergalactic mining corporation in the cosmos. Collect hundreds of weird and wonderful items all used to research new facilities and crew members. Discover giant frozen planets, acid filled metallic moons, scorching sandy comets and more, all in the name of profits. Gather, Explore and Observe! â€”â€”â€”â€”â€”â€”â€”â€”â€”â€”â€”â€”â€”â€”â€”â€”â€”â€” **FEATURES** â€”â€”â€”â€”â€”â€”â€”â€”â€”â€”â€”â€”â€”â€”â€”â€”â€”â€” Discover comets, moons, planets, Gas giants and more, all with their own stats and information. Dynamic pressure and element system for each drill site requiring careful planning and drilling strategy. Exploring space is different every time. What will you find out there? Hundreds of items to find, fuse and research. Tons of crew members to unlock, hire and level up. Loads of rooms and facilities to research and build in your HQ. Weird and wonderful secret stuff to find when drilling. Full original chill out soundtrack. An almost endless amount of discoveries to be made. Record everything you observe, drilled tiles, items and every planet you find. Use that knowledge to progress. Offline corporate ranking system, climb all the way to the top.","['English']","['English']","","https://cdn.akamai.steamstatic.com/steam/apps/513480/header.jpg?t=1588169993","http://www.windybeard.com","www.windybeard.com","windybeardgames@gmail.com",True,False,False,0,"",0,138,22,"",64,0,"",341,0,341,0,"Windybeard","Windybeard","Single-player,Steam Achievements,Steam Trading Cards,Steam Cloud","Adventure,Indie,Simulation","Indie,Simulation,Adventure,Sci-fi,Replay Value,Mining,Space,Crafting,Base-Building,Management,Space Sim","https://cdn.akamai.steamstatic.com/steam/apps/513480/ss_263ef28f9dc41e4067dae83d533d555eaf7307a9.1920x1080.jpg?t=1588169993,https://cdn.akamai.steamstatic.com/steam/apps/513480/ss_66cbc119a840db737551f8b9d9c1ce00b6596dbf.1920x1080.jpg?t=1588169993,https://cdn.akamai.steamstatic.com/steam/apps/513480/ss_1e89a86961b776f6ec512f31bccea101c7c71113.1920x1080.jpg?t=1588169993,https://cdn.akamai.steamstatic.com/steam/apps/513480/ss_4e1f2966f19a2015654650494a478c8163ba4317.1920x1080.jpg?t=1588169993,https://cdn.akamai.steamstatic.com/steam/apps/513480/ss_b0884b2386fc35476527da30b897f9d288c2af44.1920x1080.jpg?t=1588169993,https://cdn.akamai.steamstatic.com/steam/apps/513480/ss_3199f209f6432aaff7c6dd69aece5bf4387afdfa.1920x1080.jpg?t=1588169993,https://cdn.akamai.steamstatic.com/steam/apps/513480/ss_7194b77a783b9a7c7be452ba5f2bf89cc33e3bb8.1920x1080.jpg?t=1588169993,https://cdn.akamai.steamstatic.com/steam/apps/513480/ss_a762701eb85d895e449939f8cd8c8a5520cecc7e.1920x1080.jpg?t=1588169993,https://cdn.akamai.steamstatic.com/steam/apps/513480/ss_f58e01a0d5316cafd41aa61d04eaf902c8746f41.1920x1080.jpg?t=1588169993,https://cdn.akamai.steamstatic.com/steam/apps/513480/ss_9f088dc951ec52e2c0a79892ac784f0610333288.1920x1080.jpg?t=1588169993,https://cdn.akamai.steamstatic.com/steam/apps/513480/ss_4e5b1d914ec34c4dee3f37efc690cf077cea51f0.1920x1080.jpg?t=1588169993,https://cdn.akamai.steamstatic.com/steam/apps/513480/ss_6223abae8fa150b4ed3d94450c14761e2f5f47d5.1920x1080.jpg?t=1588169993,https://cdn.akamai.steamstatic.com/steam/apps/513480/ss_fa82a8510cab1d245864cbd530864ca9d05e69d6.1920x1080.jpg?t=1588169993,https://cdn.akamai.steamstatic.com/steam/apps/513480/ss_33ffd2c213f833e66e83e3a71fe8029917d6b5b0.1920x1080.jpg?t=1588169993,https://cdn.akamai.steamstatic.com/steam/apps/513480/ss_981f13945d33426937c52ef5d7b50c6d3891b272.1920x1080.jpg?t=1588169993,https://cdn.akamai.steamstatic.com/steam/apps/513480/ss_c91008b98dd0ce307b0f13727566521056fa8997.1920x1080.jpg?t=1588169993","http://cdn.akamai.steamstatic.com/steam/apps/256672741/movie_max.mp4?t=1483479570"</text:p>
          </table:table-cell>
          <table:table-cell table:number-columns-repeated="16383" table:style-name="ce1"/>
        </table:table-row>
        <table:table-row table:style-name="ro1">
          <table:table-cell office:value-type="string" table:style-name="ce1">
            <text:p>2010700,"Hunter Survivors","Jul 21, 2022","0 - 0",0,0,2.39,0,"Hunter Survivors is a survival roguelite, where you collect large amounts of coins to buy your cards and go further and further in the battle against hundreds of demons. You start by choosing one of the 8+ hunters who already have a weapon equipped, after collecting enough coins you can buy 3 types of cards: Weapon Cards: Create a weapon that will help you kill more demons and can be progressively improved. Temporary Cards: Buff for a short period of time that can heal you, increase your damage, speed, etc. Upgrade Cards: These cards serve to improve your damage, speed, attack speed, etc. At the end of each game you can use special coins to buy more characters.","['English', 'Portuguese - Brazil']","[]","","https://cdn.akamai.steamstatic.com/steam/apps/2010700/header.jpg?t=1658447711","","","Lucapygames@outlook.com",True,False,False,0,"",0,0,0,"",27,0,"",0,0,0,0,"LuCapy Studio","LuCapy Studio","Single-player,Steam Achievements,Full controller support","Action,Adventure,Casual,Indie,RPG","","https://cdn.akamai.steamstatic.com/steam/apps/2010700/ss_eaef2a419f1b4314c87304a80a04fb020633cfc6.1920x1080.jpg?t=1658447711,https://cdn.akamai.steamstatic.com/steam/apps/2010700/ss_1f15b4b8b622b40dd649e83579f5990c522cab8b.1920x1080.jpg?t=1658447711,https://cdn.akamai.steamstatic.com/steam/apps/2010700/ss_0703c344d7c9ec68127a6fff12e9cb9a3da0525b.1920x1080.jpg?t=1658447711,https://cdn.akamai.steamstatic.com/steam/apps/2010700/ss_204494ab8f74be244f86c8cefdd73a0b9413e025.1920x1080.jpg?t=1658447711,https://cdn.akamai.steamstatic.com/steam/apps/2010700/ss_abc534e219c5aead7d25918c9fa5097a49ab995c.1920x1080.jpg?t=1658447711,https://cdn.akamai.steamstatic.com/steam/apps/2010700/ss_fe69da042e87ff4264c169f4e6f0391c0de3f574.1920x1080.jpg?t=1658447711,https://cdn.akamai.steamstatic.com/steam/apps/2010700/ss_249fcb2cd0b6eb64c8c12e1a34b7b72db526a216.1920x1080.jpg?t=1658447711","http://cdn.akamai.steamstatic.com/steam/apps/256891977/movie_max.mp4?t=1655259302"</text:p>
          </table:table-cell>
          <table:table-cell table:number-columns-repeated="16383" table:style-name="ce1"/>
        </table:table-row>
        <table:table-row table:style-name="ro1">
          <table:table-cell office:value-type="string" table:style-name="ce1">
            <text:p>1089830,"Monster Energy Supercross - The Official Videogame 3","Feb 4, 2020","20000 - 50000",17,0,29.99,9,"The only Official Monster Energy AMA Supercross Championship videogame is back! Everything is official, from real teams to the training compound, Monster Energy Supercross 3 is the exact replica of the Supercross world! OFFICIAL 2019 SEASON Relive the 2019 AMA Monster Energy Supercross season with 100 riders of both 450SX and 250SX categories, 15 official stadiums and tracks and - for the very first time - race with the official Supercross teams of the 2019 Championship in the career mode. CO-OP MODE IN THE NEW COMPOUND Get ready to enjoy an amazing Co-op experience with your friends in the brand new compound inspired by the Supercross test tracks used by the official teams, where you can train, race or roam freely in an even bigger area! DEDICATED SERVERS The addition of dedicated servers has made playing online more fun than ever! Challenge your friends in different modes: Race Director: choose the starting grid, give penalties and direct the race! Public Lobby: create a fully customisable lobby (race mode, race type, weather, etc.) or scroll through the list of lobbies available and pick the one you like the most. Private Lobby: create a custom event and challenge your friends. TRACK EDITOR Create, share and download an infinite number of tracks with the limitless track editor. Unleash your creativity to create the track of your dreams or vote and download the one you like the most. THE STRENGTH OF A WOMAN Show the world how strong a woman can be. Choose to play as a female rider to become the next Supercross champion! ENJOY AN IMPROVED GAMEPLAY New ground and in-air physics, new rider models and new animations will give you a more immersive experience to enjoy the Supercross world at its best!","['English', 'French', 'Italian', 'German', 'Spanish - Spain', 'Portuguese - Brazil', 'Spanish - Latin America']","['English', 'Spanish - Latin America']","","https://cdn.akamai.steamstatic.com/steam/apps/1089830/header.jpg?t=1601991074","https://supercrossthegame.com","http://milestone.it/supporto/?lang=en","",True,False,False,72,"https://www.metacritic.com/game/pc/monster-energy-supercross---the-official-videogame-3?ftag=MCD-06-10aaa1f",0,900,126,"",50,735,"",411,0,411,0,"Milestone S.r.l.","Milestone S.r.l.","Single-player,Multi-player,PvP,Online PvP,Steam Achievements,Full controller support,Steam Cloud,Includes level editor","Racing,Simulation,Sports","Sports,Racing,Simulation,Motocross,Motorbike","https://cdn.akamai.steamstatic.com/steam/apps/1089830/ss_7ddc66821b1960b9ba27998a7be88c27e2069021.1920x1080.jpg?t=1601991074,https://cdn.akamai.steamstatic.com/steam/apps/1089830/ss_e56bc03159549be096d7e31a53dab86d7b539a4d.1920x1080.jpg?t=1601991074,https://cdn.akamai.steamstatic.com/steam/apps/1089830/ss_74e1ed6a350263a56d1819635fb1f0fb1517abe8.1920x1080.jpg?t=1601991074,https://cdn.akamai.steamstatic.com/steam/apps/1089830/ss_fdfb063d23ed11b11fabea786f5a2bb91bc9c761.1920x1080.jpg?t=1601991074,https://cdn.akamai.steamstatic.com/steam/apps/1089830/ss_fe8994254469f54637adb386e8f3e5311b65044c.1920x1080.jpg?t=1601991074,https://cdn.akamai.steamstatic.com/steam/apps/1089830/ss_988d6ba277b259e513856e603a91c8658f81a3cd.1920x1080.jpg?t=1601991074,https://cdn.akamai.steamstatic.com/steam/apps/1089830/ss_7bc9385c5d3ce79af41dfc66b0d18f3a0ded0b95.1920x1080.jpg?t=1601991074,https://cdn.akamai.steamstatic.com/steam/apps/1089830/ss_e2cc9cef893d23eddf38e959033c780aeaf86422.1920x1080.jpg?t=1601991074,https://cdn.akamai.steamstatic.com/steam/apps/1089830/ss_4fd912a99cf519d3db9cd3984b7d9e67aaba4ec5.1920x1080.jpg?t=1601991074,https://cdn.akamai.steamstatic.com/steam/apps/1089830/ss_be584fb2c43decce3eec8db4aa5e751c34195fc7.1920x1080.jpg?t=1601991074","http://cdn.akamai.steamstatic.com/steam/apps/256774178/movie_max.mp4?t=1580831734,http://cdn.akamai.steamstatic.com/steam/apps/256764305/movie_max.mp4?t=1571444886"</text:p>
          </table:table-cell>
          <table:table-cell table:number-columns-repeated="16383" table:style-name="ce1"/>
        </table:table-row>
        <table:table-row table:style-name="ro1">
          <table:table-cell office:value-type="string" table:style-name="ce1">
            <text:p>403070,"Silver Creek Falls: Chapter 2","Sep 30, 2015","0 - 20000",0,0,4.99,1,"One week after the eerie events occurred in Silver Creek Falls, the sleepy town in North Carolina is hit with yet another tragedy. An FBI agent is brutally murdered in cold blood in his own bedroom. No one knows who did it or why. Only one thing is clear: something truly sinister is broiling in Silver Creek Falls. Play as Boston-born detective Sara Fitzgerald, as she continues her investigation of this creepy town as a plot far more convoluted and intricate than she could ever imagine unfurls! This is the 2nd installment in the â€œSilver Creek Fallsâ€ saga and much like its predecessor is a mystery/adventure game featuring: A deep, thrilling and immersive story Mysterious background stories Orchestral and Ambient Soundtrack Beautiful and unique art style Hidden and non-hidden items Eerie environment Explore the town of â€œSilver Creek Fallsâ€ and unlock its secrets Original and challenging puzzles for those who like to think","['English']","[]","","https://cdn.akamai.steamstatic.com/steam/apps/403070/header.jpg?t=1541992016","http://sapphiredragonproductions.com/silver-creek-falls-chapter-2/","http://sapphiredragonproductions.com/","admin@sapphiredragonproductions.com",True,False,False,0,"",0,41,8,"",11,0,"",0,0,0,0,"Sapphire Dragon Productions","Sapphire Dragon Productions","Single-player,Steam Achievements,Steam Trading Cards","Adventure,Indie","Adventure,Indie,RPGMaker,Female Protagonist,Story Rich,Great Soundtrack,Detective,Mystery,Hidden Object,Pixel Graphics","https://cdn.akamai.steamstatic.com/steam/apps/403070/ss_50291c94d70a221de114e022e879404de824acb1.1920x1080.jpg?t=1541992016,https://cdn.akamai.steamstatic.com/steam/apps/403070/ss_b770461396f69e0d66fdf4d652cdb97464f5a63f.1920x1080.jpg?t=1541992016,https://cdn.akamai.steamstatic.com/steam/apps/403070/ss_194c6b1d541148a6aeb1761eb824bd68e7f4f033.1920x1080.jpg?t=1541992016,https://cdn.akamai.steamstatic.com/steam/apps/403070/ss_3faaaa76f3b48bc24023f37099caae7075b81aba.1920x1080.jpg?t=1541992016,https://cdn.akamai.steamstatic.com/steam/apps/403070/ss_a9a9595d125c506859433addd99d32845ca9474b.1920x1080.jpg?t=1541992016","http://cdn.akamai.steamstatic.com/steam/apps/256656412/movie_max.mp4?t=1447378054"</text:p>
          </table:table-cell>
          <table:table-cell table:number-columns-repeated="16383" table:style-name="ce1"/>
        </table:table-row>
        <table:table-row table:style-name="ro1">
          <table:table-cell office:value-type="string" table:style-name="ce1">
            <text:p>811440,"Gripper's Adventure","Mar 21, 2018","0 - 20000",0,0,10.99,0,"Over 40 challenging puzzles. Can you get to the treasure that lies at the end. Puzzles include - Using blocks to block enemy line of site - Shooting enemies and using them to travel over water as a raft - Teleporting blocks, the player and other objects to solve puzzles - Collecting all the keys before you can get to the exit of each level Features Included - All new controller support - Touch screen controls along with keyboard and mouse controls supported - Inspired by a classic video game - 40+ puzzles to solve - Cute characters - Fun story - Solve puzzles with little hand holding - Free puzzle updates(more puzzles post launch) - Nicely scales to 4k screens - All new puzzles not in the original release with more to come","['English']","[]","","https://cdn.akamai.steamstatic.com/steam/apps/811440/header.jpg?t=1521642512","https://blazeultra.wixsite.com/myveryownprojectsab/gripper-s-adventure","https://blazeultra.wixsite.com/myveryownprojectsab","bokharij@gmail.com",True,True,False,0,"",0,1,0,"",0,0,"",0,0,0,0,"Albash Bokhari","Albash Bokhari","Single-player,Full controller support","Adventure,Indie,Strategy","Strategy,Adventure,Indie,Puzzle","https://cdn.akamai.steamstatic.com/steam/apps/811440/ss_f9d49f17fdc846026a83274244b8c29c6f8d16fd.1920x1080.jpg?t=1521642512,https://cdn.akamai.steamstatic.com/steam/apps/811440/ss_66fe8a27d557685124465fd65971641ebe22afa3.1920x1080.jpg?t=1521642512,https://cdn.akamai.steamstatic.com/steam/apps/811440/ss_4f3a187c079c8782f89fee70635b5e5f4095a795.1920x1080.jpg?t=1521642512,https://cdn.akamai.steamstatic.com/steam/apps/811440/ss_b59ea2f6971e80b2f4a3dbd9986d68137dafcff4.1920x1080.jpg?t=1521642512,https://cdn.akamai.steamstatic.com/steam/apps/811440/ss_51567e9b108bef7b86c448fbde81acc748d86c68.1920x1080.jpg?t=1521642512,https://cdn.akamai.steamstatic.com/steam/apps/811440/ss_3e5ce9e835196eb122038ff358befa256bfb7a08.1920x1080.jpg?t=1521642512,https://cdn.akamai.steamstatic.com/steam/apps/811440/ss_d199ebb7042fa3b9e2a27b537c78d29b4e25c1ed.1920x1080.jpg?t=1521642512","http://cdn.akamai.steamstatic.com/steam/apps/256709361/movie_max.mp4?t=1519174034"</text:p>
          </table:table-cell>
          <table:table-cell table:number-columns-repeated="16383" table:style-name="ce1"/>
        </table:table-row>
        <table:table-row table:style-name="ro1">
          <table:table-cell office:value-type="string" table:style-name="ce1">
            <text:p>491010,"IN-VERT: Definitive Edition","Mar 2, 2018","20000 - 50000",0,0,4.99,1,"This is a short exciting hardcore puzzle-platform game about a lonely robot , which tries to find his master. To go all the way you'll have to look for the master in two dimensions at the same time. Parallel world module will help to overcome any obstacles! unusual gameplay, travel through two worlds to reach the goal</text:p>
          </table:table-cell>
          <table:table-cell office:value-type="string" table:style-name="ce1">
            <text:p><text:s/>game possibilities increase as you progress through</text:p>
          </table:table-cell>
          <table:table-cell office:value-type="string" table:style-name="ce1">
            <text:p><text:s/>70 levels in five worlds</text:p>
          </table:table-cell>
          <table:table-cell office:value-type="string" table:style-name="ce1">
            <text:p><text:s/>a touching plot</text:p>
          </table:table-cell>
          <table:table-cell office:value-type="string" table:style-name="ce1">
            <text:p><text:s/>original soundtrack","['English', 'Russian', 'Ukrainian']","[]","","https://cdn.akamai.steamstatic.com/steam/apps/491010/header.jpg?t=1595371232","http://ternoxgames.com/","http://ternoxgames.com/","me@ternoxgamex.com",True,False,True,0,"",0,61,15,"",6,0,"",284,0,291,0,"TERNOX","TERNOX","Single-player,Steam Achievements,Steam Trading Cards,Partial Controller Support,Steam Cloud","Action,Adventure,Indie","Indie,Action,Adventure,Difficult,Platformer,2D Platformer,Pixel Graphics,Retro,Singleplayer,Great Soundtrack,Puzzle,Atmospheric,Arcade,Puzzle-Platformer,Level Editor,Minimalist,Casual,Third Person,2D,Side Scroller","https://cdn.akamai.steamstatic.com/steam/apps/491010/ss_ba57b57142bcb3c9e7ada6fb749f52bf02ab9e59.1920x1080.jpg?t=1595371232,https://cdn.akamai.steamstatic.com/steam/apps/491010/ss_71710aee39f7ce01c59736c8f360d255059defbe.1920x1080.jpg?t=1595371232,https://cdn.akamai.steamstatic.com/steam/apps/491010/ss_df89efceef2183723d759daaf25ef86cf160fc70.1920x1080.jpg?t=1595371232,https://cdn.akamai.steamstatic.com/steam/apps/491010/ss_ff24bb9628b57a5ab43c49a58f1fb7d339baae36.1920x1080.jpg?t=1595371232,https://cdn.akamai.steamstatic.com/steam/apps/491010/ss_768dc31eb9b05a2e99cdd1346c4eb9e5a9a3176a.1920x1080.jpg?t=1595371232,https://cdn.akamai.steamstatic.com/steam/apps/491010/ss_3138bae09df6ef44870cb764f4617b9c77b8eb36.1920x1080.jpg?t=1595371232,https://cdn.akamai.steamstatic.com/steam/apps/491010/ss_ad9490613a234d43f9cc90ca2abf1f05a792ea37.1920x1080.jpg?t=1595371232,https://cdn.akamai.steamstatic.com/steam/apps/491010/ss_f8bb4b3d584cd73a7fe363da0113c228b1c58d8f.1920x1080.jpg?t=1595371232,https://cdn.akamai.steamstatic.com/steam/apps/491010/ss_2121854566dcd76105981fec68796e1949a964f2.1920x1080.jpg?t=1595371232","http://cdn.akamai.steamstatic.com/steam/apps/256693804/movie_max.mp4?t=1504047657"</text:p>
          </table:table-cell>
          <table:table-cell table:number-columns-repeated="16379"/>
        </table:table-row>
        <table:table-row table:style-name="ro1">
          <table:table-cell office:value-type="string" table:style-name="ce1">
            <text:p>681290,"Hare","Sep 27, 2017","0 - 20000",0,0,0.99,0,"The year is 21XX and The Gang of The Paradox was exploring through another galaxy to find the pit of the paradox. After a battle, instead of finding it, it came to them. Play as Ivan, aka The Green Hare , the navigator of the gang in a Endless Runner! Features: 6 Stages 4 Bosses 3 Different Modes Completely forgettable story","['English', 'Portuguese - Brazil']","[]","","https://cdn.akamai.steamstatic.com/steam/apps/681290/header.jpg?t=1582153491","","https://twitter.com/ThomazDiniz","thomaz_diniz@hotmail.com",True,False,False,0,"",0,11,1,"",8,0,"",9,0,9,0,"zelun,tio_jolo","zelun","Single-player","Action,Casual,Indie,Racing","Action,Indie,Casual,Racing","https://cdn.akamai.steamstatic.com/steam/apps/681290/ss_29044054c30e0888a3fa5018c71d7f7f17ed7412.1920x1080.jpg?t=1582153491,https://cdn.akamai.steamstatic.com/steam/apps/681290/ss_d9793f7d04569cc09af9ebebc03d6920c1a15e53.1920x1080.jpg?t=1582153491,https://cdn.akamai.steamstatic.com/steam/apps/681290/ss_63660f993adfe5aee09a71eadf10ddecfd2a8730.1920x1080.jpg?t=1582153491,https://cdn.akamai.steamstatic.com/steam/apps/681290/ss_b248e16f89acc9bc56684fd97c16bd60bd322e58.1920x1080.jpg?t=1582153491,https://cdn.akamai.steamstatic.com/steam/apps/681290/ss_94401f1109410399c5de79337416eb5848a456be.1920x1080.jpg?t=1582153491","http://cdn.akamai.steamstatic.com/steam/apps/256694228/movie_max.mp4?t=1505133675"</text:p>
          </table:table-cell>
          <table:table-cell table:number-columns-repeated="16383" table:style-name="ce1"/>
        </table:table-row>
        <table:table-row table:style-name="ro1">
          <table:table-cell office:value-type="string" table:style-name="ce1">
            <text:p>1233460,"Star Escape","May 22, 2020","50000 - 100000",0,0,4.99,0,"Star Escape is an intense competitive infinite jumper in space! Catapult from planet to planet, and use gravity to slingshot your way past danger and across the universe. Continue onwards and upwards, but most importantly, move faster than everyone else! Race against friends to avoid falling off the shared screen Local Multiplayer with up to 10 Players Use your GravBoost or Jetpack to fly through space Pick up and use Tools like Freeze and Swap to beat your opponents Choose a Passive Item to equip from a big selection, such as the Magnet or Speed Increase Bring along a Drone Companion to help you out as you stay focused on staying alive Collect Power-ups like the Shield to become more powerful as you go Dodge deadly energy blasts, lasers, homing missiles, burning comets, and aliens all out to get you Collect Dark Matter and use it in the store to buy cool new items, interesting characters, and bots Get a higher score the further you climb Play as a number of different characters, including Ihp the dinosaur, and Flarb the alien","['English']","[]","","https://cdn.akamai.steamstatic.com/steam/apps/1233460/header.jpg?t=1590137659","https://www.ampersandgamestudios.com/starescape","https://www.ampersandgamestudios.com/contact","contact@ampersandgamestudios.com",True,True,False,0,"",0,1,1,"",0,0,"",0,0,0,0,"Ampersand Game Studios","Ampersand Game Studios","Single-player,Multi-player,PvP,Shared/Split Screen PvP,Shared/Split Screen,Full controller support,Remote Play Together","Action,Casual,Racing","Competitive,4 Player Local,Bullet Hell,Platformer,Difficult,2D,PvP,Side Scroller,Singleplayer,Space,Cartoon,Robots,Flight,Arcade,Racing,PvE,Local Multiplayer,Aliens,Sci-fi,Procedural Generation","https://cdn.akamai.steamstatic.com/steam/apps/1233460/ss_cce94f5abc606696e7b8c4c8f638d9f017360025.1920x1080.jpg?t=1590137659,https://cdn.akamai.steamstatic.com/steam/apps/1233460/ss_8191760e9f11511e7b862171aeaf2199c84dbb4a.1920x1080.jpg?t=1590137659,https://cdn.akamai.steamstatic.com/steam/apps/1233460/ss_328a44ea3ac0170eb7630ea9e293bf62438b6bf6.1920x1080.jpg?t=1590137659,https://cdn.akamai.steamstatic.com/steam/apps/1233460/ss_7deef6763c39b469a7c77ebf377de5a13b289aeb.1920x1080.jpg?t=1590137659,https://cdn.akamai.steamstatic.com/steam/apps/1233460/ss_4fbdea7f45d511933f485dcbf3610f4ae8852ed8.1920x1080.jpg?t=1590137659,https://cdn.akamai.steamstatic.com/steam/apps/1233460/ss_aac7a1435d6b2ef4e83fbeb0a6ef018bcf1f0313.1920x1080.jpg?t=1590137659,https://cdn.akamai.steamstatic.com/steam/apps/1233460/ss_f81ede5b087690671d7c916d3a22272b81e6e932.1920x1080.jpg?t=1590137659,https://cdn.akamai.steamstatic.com/steam/apps/1233460/ss_721eaa859b57fd4858cd572e9892ca9e20c5ed28.1920x1080.jpg?t=1590137659,https://cdn.akamai.steamstatic.com/steam/apps/1233460/ss_37c71fee68a291a28639cbfd504f3626dfc969e8.1920x1080.jpg?t=1590137659,https://cdn.akamai.steamstatic.com/steam/apps/1233460/ss_3ec3f6130e2bdcce265938d18c44c0e6b2025b55.1920x1080.jpg?t=1590137659,https://cdn.akamai.steamstatic.com/steam/apps/1233460/ss_215c2830146ee83d4912c68a44586c9c245dcb9c.1920x1080.jpg?t=1590137659,https://cdn.akamai.steamstatic.com/steam/apps/1233460/ss_9debc783c7830dea63977de7ddc7f43686c655f5.1920x1080.jpg?t=1590137659,https://cdn.akamai.steamstatic.com/steam/apps/1233460/ss_9c654eafa67e4d49bb9dbf832d86290f19564eb1.1920x1080.jpg?t=1590137659,https://cdn.akamai.steamstatic.com/steam/apps/1233460/ss_3bdf09b9533b749ba9a4c54c4fd115e186a96d41.1920x1080.jpg?t=1590137659,https://cdn.akamai.steamstatic.com/steam/apps/1233460/ss_088ac20e6f4f1844ecec8d341c42128102e62dea.1920x1080.jpg?t=1590137659,https://cdn.akamai.steamstatic.com/steam/apps/1233460/ss_9ad67b79c329dda987695d069c230aa786cbf916.1920x1080.jpg?t=1590137659","http://cdn.akamai.steamstatic.com/steam/apps/256785594/movie_max.mp4?t=1589561824"</text:p>
          </table:table-cell>
          <table:table-cell table:number-columns-repeated="16383" table:style-name="ce1"/>
        </table:table-row>
        <table:table-row table:style-name="ro1">
          <table:table-cell office:value-type="string" table:style-name="ce1">
            <text:p>1688630,"Emperial Knights Playtest","Nov 14, 2021","0 - 0",0,0,0.0,0,"","[]","[]","","https://cdn.akamai.steamstatic.com/steam/apps/1688630/header.jpg?t=1636889391","","","",True,False,False,0,"",0,0,0,"",0,0,"",0,0,0,0,"","","","","","https://cdn.akamai.steamstatic.com/steam/apps/1688630/ss_eb63004645b333cca26fafc582f4009194a060c4.1920x1080.jpg?t=1636889391,https://cdn.akamai.steamstatic.com/steam/apps/1688630/ss_ed0e1a076465133bf6f9425e5c6c790b4e16356c.1920x1080.jpg?t=1636889391",""</text:p>
          </table:table-cell>
          <table:table-cell table:number-columns-repeated="16383" table:style-name="ce1"/>
        </table:table-row>
        <table:table-row table:style-name="ro1">
          <table:table-cell office:value-type="string" table:style-name="ce1">
            <text:p>350530,"Airport Firefighters - The Simulation","May 13, 2015","0 - 20000",1,0,17.99,0,"Discover a passion for firefighting! Head out on duty with the entire fire department and take on exciting new missions in 'Airport Firefighters: The Simulation'. As a member of the busy airport fire department, you and your colleagues work to extinguish large airplane fires and fight through the blazing inferno of the passenger terminal. Drive true-to-life fire engines and tackle blazes with the water cannons. Fight local fires with the fire extinguisher and fog nozzle, squeeze your way through narrow ventilation shafts, and destroy obstacles with your ax to pave your way to freedom. In your missions you'll be confronted with fallen buildings, burning of-fice wings and gloomy basements flooded with water, as well as downed helicopters and flaming cargo planes too. For the first time in the series, you can control American firefighting vehicles and complete missions as an American firefighter. Would you rather use a gamepad than a keyboard and mouse? No problem! Objects such as crates and pallets now react to the water jet, letting you pick up, move and destroy them. Various difficulty levels will help you to survive even the diciest of crises. Experience dramatic situations that challenge the hero inside! Wheth-er it's burning engines, an explosion in the passenger terminal or a flaming inferno in the cabin of a jumbo jet â€“ your service counts! Features: Experience exciting and dramatic situations as a member of the airport fire department Head out on duty with the entire fire department, driving firefighting vehicles and using them to tame the flames Fight your way through the blazing inferno of the passenger terminal, collapsed sections of buildings, burning office wings and gloomy basements Play with either German or American firefighting vehicles and team members Drive the faithfully recreated Panther vehicles from Rosenbauer International AG Can also be controlled using a gamepad Various challenging difficulty levels Part 3 in the popular Airport Firefighters series","['English', 'French', 'Italian', 'German', 'Spanish - Spain', 'Russian']","['English', 'German', 'Russian']","","https://cdn.akamai.steamstatic.com/steam/apps/350530/header.jpg?t=1654100696","","http://www.rondomedia.de/support.html","support@rondomedia.de",True,False,False,0,"",0,94,107,"",44,101,"",292,0,292,0,"Visual Imagination Software GbR","rondomedia GmbH","Single-player,Steam Achievements,Partial Controller Support","Simulation","Simulation,Action,First-Person","https://cdn.akamai.steamstatic.com/steam/apps/350530/ss_112136c24c02f92419ec99f3856f661e257248f1.1920x1080.jpg?t=1654100696,https://cdn.akamai.steamstatic.com/steam/apps/350530/ss_2a16df34de92e705411504c4978b1b0b33b7d899.1920x1080.jpg?t=1654100696,https://cdn.akamai.steamstatic.com/steam/apps/350530/ss_b4fec304528fb7d8f26a515e34a599548a23cbcd.1920x1080.jpg?t=1654100696,https://cdn.akamai.steamstatic.com/steam/apps/350530/ss_a18abf3b1d5d2f7554877acf37215e1da7dc8121.1920x1080.jpg?t=1654100696,https://cdn.akamai.steamstatic.com/steam/apps/350530/ss_c688fec09e1ab706633417d5c008be3354c55f7d.1920x1080.jpg?t=1654100696,https://cdn.akamai.steamstatic.com/steam/apps/350530/ss_7acd44d7181df45bb0d869def331d335dc3ae9d9.1920x1080.jpg?t=1654100696,https://cdn.akamai.steamstatic.com/steam/apps/350530/ss_cefd7e2209d49f511c803d5cb5bb8d7f44875a83.1920x1080.jpg?t=1654100696,https://cdn.akamai.steamstatic.com/steam/apps/350530/ss_79ddc08ecf80423f104cb28dc2f424a0205066dc.1920x1080.jpg?t=1654100696,https://cdn.akamai.steamstatic.com/steam/apps/350530/ss_c2f08db408214c601043e475186030a77c9e8f9d.1920x1080.jpg?t=1654100696,https://cdn.akamai.steamstatic.com/steam/apps/350530/ss_30be6fd289f657de49411407fcfc4589db67432d.1920x1080.jpg?t=1654100696,https://cdn.akamai.steamstatic.com/steam/apps/350530/ss_61cfdbaf1babb0fa261d7be4c8d3b9bf69beb74e.1920x1080.jpg?t=1654100696","http://cdn.akamai.steamstatic.com/steam/apps/2038575/movie_max.mp4?t=1447372887"</text:p>
          </table:table-cell>
          <table:table-cell table:number-columns-repeated="16383" table:style-name="ce1"/>
        </table:table-row>
        <table:table-row table:style-name="ro1">
          <table:table-cell office:value-type="string" table:style-name="ce1">
            <text:p>2026860,"Maria Blanchard Virtual Gallery","Jul 1, 2022","0 - 0",0,0,0.0,0,"Maria Blanchard (1881-1932). She was a Franco-Spanish painter and a key figure in the pictorial revival that took place in Europe during the First World War. Her relentless artistic career, her impressive biography as a genius from the time she was a child with physical difficulties, and her extraordinary intelligence made her stand out, especially as a member and only woman of L'Ã©cole de Paris, a star and an essential figure of Cubism. She became one of the most important characters of the 20th century avant-garde art. This virtual gallery is intended to pay tribute to the great artist on the 90th anniversary of her death in Paris, and to introduce her work and language as a painter and theoretician to the interested public. Her new languages and the most advanced techniques are shown in 65 works never seen before. This museum has several rooms marked by key dates in its history, accompanied by a virtual character who, from a few monitors, explains her biography in a playful and didactic way, corresponding to the works exhibited in each space. It can be played either in PCVR mode or as a desktop application in first-person mode.","['Spanish - Spain']","['Spanish - Spain']","","https://cdn.akamai.steamstatic.com/steam/apps/2026860/header.jpg?t=1656711572","","","stkm@stkm.com",True,False,False,0,"",0,0,0,"",0,0,"",0,0,0,0,"Virtual Video","Virtual Video","","Design &amp; Illustration,Education","","https://cdn.akamai.steamstatic.com/steam/apps/2026860/ss_f777fea541f139a212919a2e223d1a91bc808b8e.1920x1080.jpg?t=1656711572,https://cdn.akamai.steamstatic.com/steam/apps/2026860/ss_0455e297b8e6ae2a1e522397c6a740155f367ef0.1920x1080.jpg?t=1656711572,https://cdn.akamai.steamstatic.com/steam/apps/2026860/ss_1b4b77419c47656208aa001a8c41347db8232fca.1920x1080.jpg?t=1656711572,https://cdn.akamai.steamstatic.com/steam/apps/2026860/ss_a74e68a314f1fb15f80404f2b44e3e0988c5a440.1920x1080.jpg?t=1656711572,https://cdn.akamai.steamstatic.com/steam/apps/2026860/ss_c48bf9e6c10c9fe3391c926fd6144a644fb5f4cf.1920x1080.jpg?t=1656711572,https://cdn.akamai.steamstatic.com/steam/apps/2026860/ss_96e296e01bd4c34bae9c1a9dfdf7244b3cf650f6.1920x1080.jpg?t=1656711572,https://cdn.akamai.steamstatic.com/steam/apps/2026860/ss_2b3fd65a32045f57e28a3e3e222853da039f7198.1920x1080.jpg?t=1656711572","http://cdn.akamai.steamstatic.com/steam/apps/256890559/movie_max.mp4?t=1655258019"</text:p>
          </table:table-cell>
          <table:table-cell table:number-columns-repeated="16383" table:style-name="ce1"/>
        </table:table-row>
        <table:table-row table:style-name="ro1">
          <table:table-cell office:value-type="string" table:style-name="ce1">
            <text:p>1481840,"Frisbros","Mar 18, 2022","0 - 20000",0,0,9.99,0,"Gameplay Frisbros is a couch coop match of Ultimate Frisbee played inside a labyrinth of challenges, puzzles, and monsters. Control both Frisbros at once or team up with a friend and pass your disc to victory through eighteen wild courses. Each course has it's own unique gameplay mechanic hellbent on challenging your duo to master your throw. Unlock characters, collect discs, and perhaps even uncover secrets as you compete for top score across the leaderboards. Single Player and Couch Coop Take control of both Frisbros or team up with friend to take on each course. Every course is designed to be challenging yet comfortable for both the lone wolf and the seasoned dynamic duo. Ranks are tracked individually between the two game modes. Unique Mechanics on Every Course Every Frisbro knows that each course has its own unique personality. From throwing challenges to puzzlers to arena battlers, every course will keep you guessing what's coming next. Unlockables Galore! Meet new Frisbros on the course eager to join your roster, collect discs snatched from prior bros by the wind, and play well to unlock emotes and celebrate masterful throws. Rating Systems, Leaderboards, and Game Modes Try to five star every level by not dropping the disc or compete across the leaderboards for the least strokes and fastest time. Play casually or go hardcore and prevent respawns if your bro takes damage or goes out of bounds.","['English']","['English']","","https://cdn.akamai.steamstatic.com/steam/apps/1481840/header.jpg?t=1647622240","","","runefindergamedev@gmail.com",True,True,False,0,"",0,7,0,"",17,0,"",0,0,0,0,"Nicholas Evelson","Nicholas Evelson","Single-player,Multi-player,Co-op,Shared/Split Screen Co-op,Shared/Split Screen,Steam Achievements,Full controller support,Remote Play Together","Action,Adventure,Casual,Indie,Sports","Sports,Multiplayer,Co-op,Adventure,Puzzle,Action,Casual,Flight,2D,Co-op Campaign,Local Co-Op,Family Friendly,Physics,Action-Adventure,Linear,Pixel Graphics,Fantasy,Top-Down,2D Platformer,Top-Down Shooter","https://cdn.akamai.steamstatic.com/steam/apps/1481840/ss_48328a2115502153500b421a87024d9215df54b4.1920x1080.jpg?t=1647622240,https://cdn.akamai.steamstatic.com/steam/apps/1481840/ss_610185d0801078699fd96e6f2c9ad928b57326a2.1920x1080.jpg?t=1647622240,https://cdn.akamai.steamstatic.com/steam/apps/1481840/ss_402770e3ec11286696eb235750f3744978de9103.1920x1080.jpg?t=1647622240,https://cdn.akamai.steamstatic.com/steam/apps/1481840/ss_a011855e07045cebef2fd401483df8ce60d9426a.1920x1080.jpg?t=1647622240,https://cdn.akamai.steamstatic.com/steam/apps/1481840/ss_bbd27010f0a2808e31f03dd3766274ed7c79b571.1920x1080.jpg?t=1647622240,https://cdn.akamai.steamstatic.com/steam/apps/1481840/ss_b26e3e0bfaff223aa30c72237d0ddd76f9a6efbf.1920x1080.jpg?t=1647622240,https://cdn.akamai.steamstatic.com/steam/apps/1481840/ss_741584b8ad34b99ef3b95f32c361dfe0851d48a8.1920x1080.jpg?t=1647622240","http://cdn.akamai.steamstatic.com/steam/apps/256868751/movie_max.mp4?t=1641947366"</text:p>
          </table:table-cell>
          <table:table-cell table:number-columns-repeated="16383" table:style-name="ce1"/>
        </table:table-row>
        <table:table-row table:style-name="ro1">
          <table:table-cell office:value-type="string" table:style-name="ce1">
            <text:p>1444890,"Crazy Mafioso","Nov 16, 2020","0 - 20000",0,0,1.99,0,"Crazy Mafioso is a addicting multi-level survival game. You must defend your position against formidable gangsters. Don`t let yourself be killed! Upgrade your barricades, weapons and gun power. Kill and earn game money. It will be more difficult with each passed level. Features: Total 40 levels. 13 characters (1 main character and 12 enemies) 5 different guns Upgrade gun power and the barricade in Shop system","['English']","[]","","https://cdn.akamai.steamstatic.com/steam/apps/1444890/header.jpg?t=1606675672","","","rabotiagi.games@gmail.com",True,False,False,0,"",0,13,2,"",0,0,"The game has violent scenes such as shooting and explosions.",0,0,0,0,"Rabotiagi games","Rabotiagi games","Single-player","Action,Casual,Indie","Casual,Action,Tower Defense,Shooter,Point &amp; Click,2D Fighter,Hero Shooter,Side Scroller,Wargame,Arena Shooter,2D,Hand-drawn,Stylized,Survival,Atmospheric,Gambling,War,Crime,Relaxing,Emotional","https://cdn.akamai.steamstatic.com/steam/apps/1444890/ss_e21a0129646a1517877af5cda547760955e36c30.1920x1080.jpg?t=1606675672,https://cdn.akamai.steamstatic.com/steam/apps/1444890/ss_7a8189e51821487c4c0d993e343ae7231447c593.1920x1080.jpg?t=1606675672,https://cdn.akamai.steamstatic.com/steam/apps/1444890/ss_f5bc4494f609b2004585dab9ca702b3d01fdb216.1920x1080.jpg?t=1606675672,https://cdn.akamai.steamstatic.com/steam/apps/1444890/ss_b5d2b3d8942b0559dfbe6e729f0a8587a3526ed1.1920x1080.jpg?t=1606675672,https://cdn.akamai.steamstatic.com/steam/apps/1444890/ss_0585cdf8ecfb0d6a963003679781d1636fdd1833.1920x1080.jpg?t=1606675672,https://cdn.akamai.steamstatic.com/steam/apps/1444890/ss_e3c3ae211add10099e848496c68c78dda37bf096.1920x1080.jpg?t=1606675672,https://cdn.akamai.steamstatic.com/steam/apps/1444890/ss_2bddb5ba997da48e3f3317877adc9525c78124c4.1920x1080.jpg?t=1606675672","http://cdn.akamai.steamstatic.com/steam/apps/256805378/movie_max.mp4?t=1603051213"</text:p>
          </table:table-cell>
          <table:table-cell table:number-columns-repeated="16383" table:style-name="ce1"/>
        </table:table-row>
        <table:table-row table:style-name="ro1">
          <table:table-cell office:value-type="string" table:style-name="ce1">
            <text:p>1217340,"Anime Studio Tycoon","Nov 12, 2020","0 - 20000",0,0,9.99,0,"Anime Studio Tycoon is a strategy and business management game. You can replay the history of anime industry by starting your own production studio in the 80s. Finish subcontracts get enough reputation and get a contract to create anime from the production committee. Create a legendary anime series and gain worldwide fans. Once youâ€™re big enough license manga or create own story and create anime without production committee. Become the leader of the market and create your movies and distribution service. A journey through anime history Start your adventure in the 80s as a small studio. Learn more about the economy of anime industry, and get sub-contracts to gain experience. Create anime your way! In Anime Studio Tycoon you micromanage anime development process. Take decision on different areas of production. Expand your company Purchase new offices to support more staff. Make Series, OVA, Movies With experience and great team, you can make your own animeâ€™s without forming a production committee. It brings new challenges like getting TV slots to merchandising your show. Economy Creating an anime series is no easy task. For each anime there is one production committee which handles a different aspect of the business. In Anime Studio Tycoon we emulated complex process of real-life anime creation, you deal with merchandising and TV producers to the foreign distributor and manga publishers. Features Start an anime production studio in the 80s Get a contract from the production committee to create anime. Create your own anime based on your story or licence existing manga series. Move into bigger offices. Forge a world-class development team.","['English', 'French', 'German']","[]","","https://cdn.akamai.steamstatic.com/steam/apps/1217340/header.jpg?t=1605540694","","","inquiry.trueseria@gmail.com",True,False,False,0,"",0,16,14,"",21,0,"",0,0,0,0,"True Seria","True Seria","Single-player,Steam Achievements","Casual,Indie,Simulation,Strategy","Strategy,Indie,Casual,Simulation,Anime,Sandbox,Economy,Management,Difficult,Funny,Singleplayer,Addictive,3D,Isometric","https://cdn.akamai.steamstatic.com/steam/apps/1217340/ss_d1533f1651a47430cab1c6f1703c3af9dd99972a.1920x1080.jpg?t=1605540694,https://cdn.akamai.steamstatic.com/steam/apps/1217340/ss_f81e9b38bc421a444b9d0bd3c1faebe49dc2c758.1920x1080.jpg?t=1605540694,https://cdn.akamai.steamstatic.com/steam/apps/1217340/ss_e44615a8338102f35ed761168365a3724c91197e.1920x1080.jpg?t=1605540694,https://cdn.akamai.steamstatic.com/steam/apps/1217340/ss_964dd0211b38203b63ce6d2a262c98af9fa48766.1920x1080.jpg?t=1605540694,https://cdn.akamai.steamstatic.com/steam/apps/1217340/ss_4f014ddd3a072a2f889603bc6f1869d32d9670c5.1920x1080.jpg?t=1605540694,https://cdn.akamai.steamstatic.com/steam/apps/1217340/ss_9b63dcb70dcccb6e872088a48fd4416b19796d21.1920x1080.jpg?t=1605540694,https://cdn.akamai.steamstatic.com/steam/apps/1217340/ss_cbe4658392264b3106348b113f64480885e7f666.1920x1080.jpg?t=1605540694,https://cdn.akamai.steamstatic.com/steam/apps/1217340/ss_08f37b013a6a4e41ec5328b67b76ac365d08188b.1920x1080.jpg?t=1605540694,https://cdn.akamai.steamstatic.com/steam/apps/1217340/ss_0f40ae8753bc532762d3737bec9edd39e0db5fb1.1920x1080.jpg?t=1605540694,https://cdn.akamai.steamstatic.com/steam/apps/1217340/ss_1f61de62d301bcdcecebedbfbff380d5accdc2f3.1920x1080.jpg?t=1605540694,https://cdn.akamai.steamstatic.com/steam/apps/1217340/ss_d9e7ef151d14e90ef0d4a68abe051c0bc6e3e56c.1920x1080.jpg?t=1605540694","http://cdn.akamai.steamstatic.com/steam/apps/256808991/movie_max.mp4?t=1605089038"</text:p>
          </table:table-cell>
          <table:table-cell table:number-columns-repeated="16383" table:style-name="ce1"/>
        </table:table-row>
        <table:table-row table:style-name="ro1">
          <table:table-cell office:value-type="string" table:style-name="ce1">
            <text:p>1478660,"Slotracers VR Playtest","Dec 17, 2020","0 - 0",0,0,0.0,0,"","[]","[]","","https://cdn.akamai.steamstatic.com/steam/apps/1478660/header.jpg?t=1608226854","","","",True,False,False,0,"",0,0,0,"",0,0,"",0,0,0,0,"","","","","","",""</text:p>
          </table:table-cell>
          <table:table-cell table:number-columns-repeated="16383" table:style-name="ce1"/>
        </table:table-row>
        <table:table-row table:style-name="ro1">
          <table:table-cell office:value-type="string" table:style-name="ce1">
            <text:p>872340,"Bunny Battle Arena","Sep 12, 2018","0 - 20000",0,0,2.99,0,"How about, anger management treatment through stabbing humanoid bunnies with a possessed princess in love with Death? WHILE WEARING TACTICAL CLOTHING! WITH BUNCH OF SUPERPOWERS! REALISTICALLY REPRESENTED BY A HOT CHICK! Use your creativity to perform different attacks combinations Character Evolution Unlock new Weapons Unlock Super Powers Survivor mode Rougue Like Dynamic fighting system Humanoid Bunnies App Store Arcade - Review Bunny Battle Arena is oozing with style. Well â€œOozing with styleâ€ might not be completely accurateâ€”perhaps drowning in style? Thereâ€™s so much artistic creativeness packed in here that itâ€™s insane. Clorivak from Canada Uniquely Cool, freaky &amp;amp</text:p>
          </table:table-cell>
          <table:table-cell office:value-type="string" table:style-name="ce1">
            <text:p><text:s/>action-packed fun! This game is crazy in the best possible way! Super insane and freaky and Fun! The battles are just wild. The bunnies are so cool &amp;amp</text:p>
          </table:table-cell>
          <table:table-cell office:value-type="string" table:style-name="ce1">
            <text:p><text:s/>grotesque. Love it!! JoaoMaluco from BrasÃ­lia Excellent !!! Violent rabbits, blood and death !! Surely a most original and well done game.'","['English']","['English']","","https://cdn.akamai.steamstatic.com/steam/apps/872340/header.jpg?t=1550178088","http://www.bunnybattlearena.com/","http://www.studiosdcf.com/","contact@studiosdcf.com",True,False,False,0,"",0,5,2,"",20,0,"",0,0,0,0,"DCF Studios","DCF STUDIOS","Single-player,Steam Achievements,Full controller support","Sexual Content,Violent,Action,Adventure,Indie","Action,Indie,Adventure,Violent,Sexual Content,Gore,Horror,Fantasy,Arcade,Action-Adventure,Funny,Addictive,Dark Fantasy,2D Fighter,Blood,Mature","https://cdn.akamai.steamstatic.com/steam/apps/872340/ss_44184e6265bf6594a9935f2e243c6b2aad645b0a.1920x1080.jpg?t=1550178088,https://cdn.akamai.steamstatic.com/steam/apps/872340/ss_935d41edf98d258ce9a9f253a0774372a88dbfc4.1920x1080.jpg?t=1550178088,https://cdn.akamai.steamstatic.com/steam/apps/872340/ss_3eb7704e54a4a1512b0f90091ca0ce830cb9b84f.1920x1080.jpg?t=1550178088,https://cdn.akamai.steamstatic.com/steam/apps/872340/ss_205604ebb6cc2002fd7db6feec5fbddb4b9edd59.1920x1080.jpg?t=1550178088,https://cdn.akamai.steamstatic.com/steam/apps/872340/ss_5c65be43c96fffe9cea794dc3fcf12703a15e2b6.1920x1080.jpg?t=1550178088,https://cdn.akamai.steamstatic.com/steam/apps/872340/ss_f6564e08dc10651f9d3fa28818612c8d02e5a0fb.1920x1080.jpg?t=1550178088,https://cdn.akamai.steamstatic.com/steam/apps/872340/ss_2a914ea39885ff351fb167422fa34ef76afcb5b7.1920x1080.jpg?t=1550178088,https://cdn.akamai.steamstatic.com/steam/apps/872340/ss_eb423834b0ca2d66649e9ca50a1a73daf2a59516.1920x1080.jpg?t=1550178088,https://cdn.akamai.steamstatic.com/steam/apps/872340/ss_184caecb959d06b0a8cbef753c04be240a9c1a07.1920x1080.jpg?t=1550178088,https://cdn.akamai.steamstatic.com/steam/apps/872340/ss_66d96498a14105bc49820c0cfc809ae1c2b82d3e.1920x1080.jpg?t=1550178088,https://cdn.akamai.steamstatic.com/steam/apps/872340/ss_77cfaa653dcf18ab89bd2e5788483c6c6dca5729.1920x1080.jpg?t=1550178088,https://cdn.akamai.steamstatic.com/steam/apps/872340/ss_9bd2a1fea0182a5ef8c22078ddf5ae8ed6668e5d.1920x1080.jpg?t=1550178088,https://cdn.akamai.steamstatic.com/steam/apps/872340/ss_989b02a3afc04525b81d96d6db8415637bb3d864.1920x1080.jpg?t=1550178088","http://cdn.akamai.steamstatic.com/steam/apps/256719609/movie_max.mp4?t=1528895533,http://cdn.akamai.steamstatic.com/steam/apps/256719591/movie_max.mp4?t=1528895544,http://cdn.akamai.steamstatic.com/steam/apps/256719592/movie_max.mp4?t=1528895555"</text:p>
          </table:table-cell>
          <table:table-cell table:number-columns-repeated="16381" table:style-name="ce1"/>
        </table:table-row>
        <table:table-row table:style-name="ro1">
          <table:table-cell office:value-type="string" table:style-name="ce1">
            <text:p>523680,"Honey Rose: Underdog Fighter Extraordinaire","Sep 29, 2016","20000 - 50000",0,0,0.0,8,"IMPORTANT NOTE: For all information regarding DLC and the 'Pay-what-you-like' remuneration model, please read the information below! What the game is about: Honey Rose: UFE tells the story of Red, a young university student with dreams of making it big at the masked fighting tournament . She looks up to Big Blue , the current champion, and aims to meet her idol in the ring ! However, she has a history of poor class attendance , and has repeatedly failed her latest classes. This year, she made a deal with her parents : sheâ€™d either graduate, or theyâ€™d change towns. Unfortunately, the masked fighting tournament also takes place for the first time in the very town Red lives in... making it her one and only chance to make her dream come true! Thankfully, thatâ€™s where you come in ! With your guidance, she needs to balance her studies with her training so she can bring home both the champion's belt, and her graduation. The game is a life-management simulation , presented as a visual novel , with beat'em-up elements . In short: some reading, a little fighting... and lots of planning! Features: A visual novel based around choice and reactivity! See how events unfold based on your decisions... or lack of commitment! A sizeable cast of characters to encounter in dynamic events, with individual subplots to pursue! Fight for your dreams in the ring, or to get back your suit from dastardly thugs in the street! Plan ahead to make the most of the 6 months you have left until graduation! Bring home the champion's belt if you can, but make sure to ace your tests as well! Can you really do both? Pricing The game uses a 'pay-what-you-liked' remuneration model. 'Pay-what-you-liked' is a system designed after 'pay-what-you-want', except you choose to support the game *after* having played it for yourself , and determined its personal value based on your own experience. It is designed to offer each player the most choice possible in how, when and why when considering whether to support the game or not . Since Steam doesn't support 'pay-what-you-liked' or 'pay-what-you-want' remuneration systems, the DLC acts as a stand-in to offer multiple suggested tiers of support . IMPORTANT NOTE : buying DLC stands in for supporting the game at the value of the suggested tier. It will NOT enhance or change your ingame experience, you will not be getting additional content other players can't access , as the aim for this system is for the game to be the same for everyone: ie, its most complete state right off the bat! That also means the game is NOT F2P/P2W: there is NO in-game economy that allows you to pay for additional content. The game is fully available for free from the minute you start playing it!","['English']","[]","","https://cdn.akamai.steamstatic.com/steam/apps/523680/header.jpg?t=1478020022","http://pehesse.fr/honey/","","honeyUFE@gmail.com",True,False,False,0,"",0,32,9,"",37,0,"",0,0,0,0,"Pehesse","Self","Single-player,Steam Achievements,Steam Trading Cards,Partial Controller Support","Action,Adventure,Indie,Strategy","Action,Adventure,Indie,Strategy,Visual Novel,Female Protagonist,Beat 'em up,Free to Play","https://cdn.akamai.steamstatic.com/steam/apps/523680/ss_09e82a595abc068ad4a27e8fad05576f46411d33.1920x1080.jpg?t=1478020022,https://cdn.akamai.steamstatic.com/steam/apps/523680/ss_787917ee9afb79fd2bf5d442d46a0b43c43d8bfc.1920x1080.jpg?t=1478020022,https://cdn.akamai.steamstatic.com/steam/apps/523680/ss_0a67f4a7c2031187b0460de021e0d569f6875983.1920x1080.jpg?t=1478020022,https://cdn.akamai.steamstatic.com/steam/apps/523680/ss_a6a1bd8104824fad0b9b398ee7fd70242672bd72.1920x1080.jpg?t=1478020022,https://cdn.akamai.steamstatic.com/steam/apps/523680/ss_702b0c1e792a0b4f3c7dd43a1bad9193a41a725b.1920x1080.jpg?t=1478020022,https://cdn.akamai.steamstatic.com/steam/apps/523680/ss_6b04fc096767209ed2a15412b29b0fef97e0117f.1920x1080.jpg?t=1478020022,https://cdn.akamai.steamstatic.com/steam/apps/523680/ss_687a63ca117854407dfc96811f4171dd3e87bad0.1920x1080.jpg?t=1478020022,https://cdn.akamai.steamstatic.com/steam/apps/523680/ss_f4b67258f40fb937e28389c2db1a3032a65ffaa8.1920x1080.jpg?t=1478020022,https://cdn.akamai.steamstatic.com/steam/apps/523680/ss_bdb4e00f3971ba91b1bde9ba5f56d3db79654e79.1920x1080.jpg?t=1478020022,https://cdn.akamai.steamstatic.com/steam/apps/523680/ss_9064fd49444f8e84e60e1aaf04bd9021b3faa733.1920x1080.jpg?t=1478020022,https://cdn.akamai.steamstatic.com/steam/apps/523680/ss_e87d876362f4f00f5d6e7d117040144e89d3081c.1920x1080.jpg?t=1478020022,https://cdn.akamai.steamstatic.com/steam/apps/523680/ss_94dc8365b330b6edb957e7ebbcb4d59145349848.1920x1080.jpg?t=1478020022,https://cdn.akamai.steamstatic.com/steam/apps/523680/ss_a143f73252403c449a1dcee8566351ea3c2621cf.1920x1080.jpg?t=1478020022,https://cdn.akamai.steamstatic.com/steam/apps/523680/ss_d4421cf7267c3a916f693241d2f80e193427cf9f.1920x1080.jpg?t=1478020022","http://cdn.akamai.steamstatic.com/steam/apps/256670193/movie_max.mp4?t=1473458904,http://cdn.akamai.steamstatic.com/steam/apps/256670194/movie_max.mp4?t=1473458916"</text:p>
          </table:table-cell>
          <table:table-cell table:number-columns-repeated="16383" table:style-name="ce1"/>
        </table:table-row>
        <table:table-row table:style-name="ro1">
          <table:table-cell office:value-type="string" table:style-name="ce1">
            <text:p>439460,"Ships 2017","Oct 19, 2016","20000 - 50000",0,0,14.99,0,"Take control over 3 special purpose naval vessels. Complete various missions on dangerous waters of Baltic Sea. Take part in recovery of objects from the bottom of the sea. Transport heavy cargo to its final destination, also including rescue and transport missions. Assemble massive naval installations on open waters. Take control over the ship crew and their accessories (such as fire extinguishers, fire hoses, water cannons, inflatables and searchlights) in order to defend your ship against pirate attack, to extinguish fire on board or to pick survivors in a special game mode. Earn money and use it to buy and repair ships such as: - the world's biggest container ship - deepwater construction vessel - semi-submersible transport vessels Game features: - 3 special purpose vessels - 24 interesting missions - ship renovation system - crew management mode - realistic water thanks to the advanced graphics and physics engine CHECK OUT UPDATES AND NEWS: www.facebook.com/PlayWayGames www.twitter.com/Play_Way www.playway.com","['English', 'Polish', 'French', 'Italian', 'German', 'Spanish - Spain', 'Russian']","[]","","https://cdn.akamai.steamstatic.com/steam/apps/439460/header.jpg?t=1654068477","","","help@gmsbox.pl",True,False,False,0,"",0,63,114,"",0,148,"",0,0,0,0,"FragOut","Games Box,SIG Publishing","Single-player","Indie,Simulation","Simulation,Indie,Free to Play,Adventure,Strategy,Building,Exploration,Management,Life Sim,3D,Cinematic,Realistic,Naval,Destruction,Tactical,Open World,Driving,Physics,Sailing,Singleplayer","https://cdn.akamai.steamstatic.com/steam/apps/439460/ss_c0f2856faaf87a23bba20af6cdc300036bb1fade.1920x1080.jpg?t=1654068477,https://cdn.akamai.steamstatic.com/steam/apps/439460/ss_df4833338414d97e7fbd25ad60598749f1551027.1920x1080.jpg?t=1654068477,https://cdn.akamai.steamstatic.com/steam/apps/439460/ss_f8df984a5a740bcf735722fc6ed257d697ed5510.1920x1080.jpg?t=1654068477,https://cdn.akamai.steamstatic.com/steam/apps/439460/ss_9a0b8c78b3315d758f228b4fe61f44618e9ce312.1920x1080.jpg?t=1654068477,https://cdn.akamai.steamstatic.com/steam/apps/439460/ss_72e09a8b3605be4b75b9913cc93bb1af288cfc0b.1920x1080.jpg?t=1654068477,https://cdn.akamai.steamstatic.com/steam/apps/439460/ss_77474226b57722dac69d93b66b2b78ff706fb5ef.1920x1080.jpg?t=1654068477,https://cdn.akamai.steamstatic.com/steam/apps/439460/ss_2a2b7a7a9fafdd080a3775a9841b211389987318.1920x1080.jpg?t=1654068477,https://cdn.akamai.steamstatic.com/steam/apps/439460/ss_a43442c76d73b17cd634dd5b8a226a20b91419b3.1920x1080.jpg?t=1654068477,https://cdn.akamai.steamstatic.com/steam/apps/439460/ss_f1cd3dcd1a0a14d9e23581bb99dfebe41b7e57d6.1920x1080.jpg?t=1654068477,https://cdn.akamai.steamstatic.com/steam/apps/439460/ss_5d07902972f0481a87bd09f2352e2d6123c63997.1920x1080.jpg?t=1654068477,https://cdn.akamai.steamstatic.com/steam/apps/439460/ss_54ebc9755e06a807d1009eb91c0c28dc11761444.1920x1080.jpg?t=1654068477,https://cdn.akamai.steamstatic.com/steam/apps/439460/ss_51166576e14da4676d569812225651ac803428f4.1920x1080.jpg?t=1654068477,https://cdn.akamai.steamstatic.com/steam/apps/439460/ss_462dc54a0c7a3990518b802c2a27446d585ddbac.1920x1080.jpg?t=1654068477,https://cdn.akamai.steamstatic.com/steam/apps/439460/ss_f1d357318a9ea6fd6a0ebce4232f98c449eb1be7.1920x1080.jpg?t=1654068477,https://cdn.akamai.steamstatic.com/steam/apps/439460/ss_57e89b1e9c1015fb3b03ca8597db56acc19a8ce3.1920x1080.jpg?t=1654068477,https://cdn.akamai.steamstatic.com/steam/apps/439460/ss_1a1f58c2256f2e8ad1247a36ddec873d6d064a05.1920x1080.jpg?t=1654068477,https://cdn.akamai.steamstatic.com/steam/apps/439460/ss_7fab4570d9bee9f750306372b9bf5ab69d30ad9d.1920x1080.jpg?t=1654068477,https://cdn.akamai.steamstatic.com/steam/apps/439460/ss_b9b7e28d60adce82712322510c5e648b2378f47d.1920x1080.jpg?t=1654068477,https://cdn.akamai.steamstatic.com/steam/apps/439460/ss_b334c25dd6fa6b5156779113d98de76e90a3adc5.1920x1080.jpg?t=1654068477,https://cdn.akamai.steamstatic.com/steam/apps/439460/ss_a7b7e6663ec2ee2a9d6c65574916fe86a5c9b237.1920x1080.jpg?t=1654068477,https://cdn.akamai.steamstatic.com/steam/apps/439460/ss_2aeb9c204681b3458fab274b9c0c6ddd95a202b4.1920x1080.jpg?t=1654068477","http://cdn.akamai.steamstatic.com/steam/apps/256672529/movie_max.mp4?t=1476381102,http://cdn.akamai.steamstatic.com/steam/apps/256670375/movie_max.mp4?t=1474285521,http://cdn.akamai.steamstatic.com/steam/apps/256672388/movie_max.mp4?t=1476215772"</text:p>
          </table:table-cell>
          <table:table-cell table:number-columns-repeated="16383"/>
        </table:table-row>
        <table:table-row table:style-name="ro1">
          <table:table-cell office:value-type="string" table:style-name="ce1">
            <text:p>1308880,"FORECLOSED","Aug 12, 2021","0 - 20000",0,0,16.99,0,"FORECLOSED is a narrative-driven action-adventure set in a Cyberpunk world filled with action, suspense, and experimental augmentations. Follow the story of Evan Kapnos, his identity recently Foreclosed, stripped of his job, his brain implants and his access to the city Block-chain, he must now escape before his identity and implants are auctioned off. An Interactive Graphic Novel and Immersive Narrative FORECLOSED combines the playability of video games with the sleek visual aesthetic of comic books. Everything from game-play to cinematics are experienced within the stylistic framework of a graphic novel. Full screen and comic panel perspectives are seamlessly blended as you move throughout FORECLOSED's Cyberpunk city, uncovering a gripping conspiracy story. Cutscenes are also interactive and transition smoothly between alternative game-play styles. Hi-Tech Combat Discover and unlock new abilities with an RPG-like skill system. Upgrade your weapon's potential with futuristic modifications like the Explosive or Machine-Gun Rounds mods, enhance your brain with experimental augmentations and fight back against your enemies. Learn to control your new abilities, fight opponents, and manipulate your surroundings. Acquire superhero-like abilities such as telekinesis to launch your enemies into the air or hurl huge objects at groups. Hack into different systems to create traps or even overheat the implants in your enemiesâ€™ heads. Features Overview Slick Cyberpunk Action â€“ FORECLOSED is a narrative-driven action-adventure set in a Cyberpunk world filled with action, suspense, and experimental augmentations. Interactive Comic Book - Everything from gameplay to cinematics are experienced within the stylistic framework of a graphic novel to make you truly feel like a comic book hero. Immersive Narrative - Follow the story of Evan Kapnos, his identity recently Foreclosed, stripped of his job, brain implants and access to the city Blockchain. He must now escape the city before his identity and implants are auctioned offâ€¦ Hi-tech Combat - Modify your Symbiotic Pistol with an assortment of customisations that can be swapped out or even combined. Augmentation Upgrades - Discover and unlock brain implant abilities with an RPG-like skill system If you like these games, FORECLOSED is for you: Max Payne Liberated Deus Ex series (Human Revolution, Mankind Divided, Invisible War) Cloudpunk","['English', 'French', 'German', 'Spanish - Spain', 'Italian', 'Japanese', 'Portuguese - Brazil', 'Russian', 'Traditional Chinese']","['English', 'Traditional Chinese']","","https://cdn.akamai.steamstatic.com/steam/apps/1308880/header.jpg?t=1643625473","https://www.mergegames.com/foreclosed","https://www.mergegames.com/contact/","techsupport@mergegames.com",True,False,False,0,"",0,46,25,"",24,0,"This product features frequent violence and bad language.",0,0,0,0,"Antab Studio","Merge Games","Single-player,Steam Achievements,Full controller support,Steam Cloud","Action,Adventure,Indie","Futuristic,Atmospheric,Sci-fi,Story Rich,Singleplayer,Mature,Comic Book,Violent,Interactive Fiction,Noir,Exploration,Adventure,Third Person,Dystopian,Hand-drawn,Action,Narration,Indie,Action-Adventure,Visual Novel","https://cdn.akamai.steamstatic.com/steam/apps/1308880/ss_1fbba0d920cf69c6aa79f4b37057180d3593ad94.1920x1080.jpg?t=1643625473,https://cdn.akamai.steamstatic.com/steam/apps/1308880/ss_17517fd3a6c947e75022a857bc2af5e5129b2482.1920x1080.jpg?t=1643625473,https://cdn.akamai.steamstatic.com/steam/apps/1308880/ss_f4e3bf56d9d86bf446b7da2cbe65053121b75971.1920x1080.jpg?t=1643625473,https://cdn.akamai.steamstatic.com/steam/apps/1308880/ss_f19ef5002e4c5aa13450528e7ae976f5f0f62ea6.1920x1080.jpg?t=1643625473,https://cdn.akamai.steamstatic.com/steam/apps/1308880/ss_622cba2e20c267c475ae89d8a5489c70aa8b209b.1920x1080.jpg?t=1643625473,https://cdn.akamai.steamstatic.com/steam/apps/1308880/ss_fc5b39daef2e24a6bd283c1473a04d2934afe692.1920x1080.jpg?t=1643625473,https://cdn.akamai.steamstatic.com/steam/apps/1308880/ss_eebef4f6b13a22fd662642674aa9fef482db6276.1920x1080.jpg?t=1643625473,https://cdn.akamai.steamstatic.com/steam/apps/1308880/ss_9f1ee2298e4cf31aeb5e2acb81ff95d01b2ef519.1920x1080.jpg?t=1643625473,https://cdn.akamai.steamstatic.com/steam/apps/1308880/ss_b64936e9d5ff4f18cb63a9021ffef0dc038f3428.1920x1080.jpg?t=1643625473,https://cdn.akamai.steamstatic.com/steam/apps/1308880/ss_0b4d03c3c212dd3808fa993890e59bcbfdc370a3.1920x1080.jpg?t=1643625473,https://cdn.akamai.steamstatic.com/steam/apps/1308880/ss_0d71a6fbbfe116d09f91e76132aa787e74d2b2c4.1920x1080.jpg?t=1643625473,https://cdn.akamai.steamstatic.com/steam/apps/1308880/ss_9b9b28b8c116f926d6c85d09147b4f58b5203c76.1920x1080.jpg?t=1643625473","http://cdn.akamai.steamstatic.com/steam/apps/256846069/movie_max.mp4?t=1628773969,http://cdn.akamai.steamstatic.com/steam/apps/256834969/movie_max.mp4?t=1621582207,http://cdn.akamai.steamstatic.com/steam/apps/256810878/movie_max.mp4?t=1615219117,http://cdn.akamai.steamstatic.com/steam/apps/256788728/movie_max.mp4?t=1607990151"</text:p>
          </table:table-cell>
          <table:table-cell table:number-columns-repeated="16383"/>
        </table:table-row>
        <table:table-row table:number-rows-repeated="104835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628</meta:generator>
    <meta:initial-creator>Kristaps Ciguzis</meta:initial-creator>
    <dc:creator>Kristaps Ciguzis</dc:creator>
    <meta:creation-date>2024-06-10T15:18:16Z</meta:creation-date>
    <dc:date>2024-06-10T15:18:40Z</dc:date>
  </office:meta>
</office:document-meta>
</file>